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Times New Roman" svg:font-family="'Times New Roman'" style:font-family-generic="roman" style:font-pitch="variable"/>
    <style:font-face style:name="Arial2" svg:font-family="Arial" style:font-family-generic="swiss"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cm"/>
    </style:style>
    <style:style style:name="co3" style:family="table-column">
      <style:table-column-properties fo:break-before="auto" style:column-width="5.246cm"/>
    </style:style>
    <style:style style:name="co4" style:family="table-column">
      <style:table-column-properties fo:break-before="auto" style:column-width="2.267cm"/>
    </style:style>
    <style:style style:name="co5" style:family="table-column">
      <style:table-column-properties fo:break-before="auto" style:column-width="3.226cm"/>
    </style:style>
    <style:style style:name="co6" style:family="table-column">
      <style:table-column-properties fo:break-before="auto" style:column-width="2.589cm"/>
    </style:style>
    <style:style style:name="co7" style:family="table-column">
      <style:table-column-properties fo:break-before="auto" style:column-width="8.274cm"/>
    </style:style>
    <style:style style:name="co8" style:family="table-column">
      <style:table-column-properties fo:break-before="auto" style:column-width="2.852cm"/>
    </style:style>
    <style:style style:name="co9" style:family="table-column">
      <style:table-column-properties fo:break-before="auto" style:column-width="1.558cm"/>
    </style:style>
    <style:style style:name="co10" style:family="table-column">
      <style:table-column-properties fo:break-before="auto" style:column-width="11.751cm"/>
    </style:style>
    <style:style style:name="co11" style:family="table-column">
      <style:table-column-properties fo:break-before="auto" style:column-width="4.06cm"/>
    </style:style>
    <style:style style:name="co12" style:family="table-column">
      <style:table-column-properties fo:break-before="auto" style:column-width="1.864cm"/>
    </style:style>
    <style:style style:name="co13" style:family="table-column">
      <style:table-column-properties fo:break-before="auto" style:column-width="3.073cm"/>
    </style:style>
    <style:style style:name="co14" style:family="table-column">
      <style:table-column-properties fo:break-before="auto" style:column-width="3.247cm"/>
    </style:style>
    <style:style style:name="co15" style:family="table-column">
      <style:table-column-properties fo:break-before="auto" style:column-width="3.161cm"/>
    </style:style>
    <style:style style:name="co16" style:family="table-column">
      <style:table-column-properties fo:break-before="auto" style:column-width="8.976cm"/>
    </style:style>
    <style:style style:name="co17" style:family="table-column">
      <style:table-column-properties fo:break-before="auto" style:column-width="3.468cm"/>
    </style:style>
    <style:style style:name="co18" style:family="table-column">
      <style:table-column-properties fo:break-before="auto" style:column-width="2.633cm"/>
    </style:style>
    <style:style style:name="co19" style:family="table-column">
      <style:table-column-properties fo:break-before="auto" style:column-width="2.085cm"/>
    </style:style>
    <style:style style:name="co20" style:family="table-column">
      <style:table-column-properties fo:break-before="auto" style:column-width="2.625cm"/>
    </style:style>
    <style:style style:name="ro1" style:family="table-row">
      <style:table-row-properties style:row-height="0.478cm" fo:break-before="auto" style:use-optimal-row-height="true"/>
    </style:style>
    <style:style style:name="ro2" style:family="table-row">
      <style:table-row-properties style:row-height="0.901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63cm" fo:break-before="auto" style:use-optimal-row-height="true"/>
    </style:style>
    <style:style style:name="ro5" style:family="table-row">
      <style:table-row-properties style:row-height="3.678cm" fo:break-before="auto" style:use-optimal-row-height="false"/>
    </style:style>
    <style:style style:name="ro6" style:family="table-row">
      <style:table-row-properties style:row-height="0.85cm" fo:break-before="auto" style:use-optimal-row-height="true"/>
    </style:style>
    <style:style style:name="ro7" style:family="table-row">
      <style:table-row-properties style:row-height="0.476cm" fo:break-before="auto" style:use-optimal-row-height="false"/>
    </style:style>
    <style:style style:name="ro8" style:family="table-row">
      <style:table-row-properties style:row-height="0.817cm" fo:break-before="auto" style:use-optimal-row-height="true"/>
    </style:style>
    <style:style style:name="ro9" style:family="table-row">
      <style:table-row-properties style:row-height="0.485cm" fo:break-before="auto" style:use-optimal-row-height="true"/>
    </style:style>
    <style:style style:name="ro10" style:family="table-row">
      <style:table-row-properties style:row-height="0.425cm" fo:break-before="auto" style:use-optimal-row-height="false"/>
    </style:style>
    <style:style style:name="ro11" style:family="table-row">
      <style:table-row-properties style:row-height="0.427cm" fo:break-before="auto" style:use-optimal-row-height="false"/>
    </style:style>
    <style:style style:name="ro12" style:family="table-row">
      <style:table-row-properties style:row-height="0.404cm" fo:break-before="auto" style:use-optimal-row-height="false"/>
    </style:style>
    <style:style style:name="ro13" style:family="table-row">
      <style:table-row-properties style:row-height="1.275cm" fo:break-before="auto" style:use-optimal-row-height="true"/>
    </style:style>
    <style:style style:name="ro14" style:family="table-row">
      <style:table-row-properties style:row-height="0.45cm" fo:break-before="auto" style:use-optimal-row-height="false"/>
    </style:style>
    <style:style style:name="ro15" style:family="table-row">
      <style:table-row-properties style:row-height="1.66cm" fo:break-before="auto" style:use-optimal-row-height="true"/>
    </style:style>
    <style:style style:name="ro16" style:family="table-row">
      <style:table-row-properties style:row-height="2.531cm" fo:break-before="auto" style:use-optimal-row-height="false"/>
    </style:style>
    <style:style style:name="ro17" style:family="table-row">
      <style:table-row-properties style:row-height="0.473cm" fo:break-before="auto" style:use-optimal-row-height="false"/>
    </style:style>
    <style:style style:name="ro18" style:family="table-row">
      <style:table-row-properties style:row-height="0.485cm" fo:break-before="auto" style:use-optimal-row-height="false"/>
    </style:style>
    <style:style style:name="ro19" style:family="table-row">
      <style:table-row-properties style:row-height="0.891cm" fo:break-before="auto" style:use-optimal-row-height="false"/>
    </style:style>
    <style:style style:name="ro20" style:family="table-row">
      <style:table-row-properties style:row-height="9.962cm" fo:break-before="auto" style:use-optimal-row-height="true"/>
    </style:style>
    <style:style style:name="ro21" style:family="table-row">
      <style:table-row-properties style:row-height="0.506cm" fo:break-before="auto" style:use-optimal-row-height="true"/>
    </style:style>
    <style:style style:name="ro22" style:family="table-row">
      <style:table-row-properties style:row-height="0.931cm" fo:break-before="auto" style:use-optimal-row-height="true"/>
    </style:style>
    <style:style style:name="ro23" style:family="table-row">
      <style:table-row-properties style:row-height="1.173cm" fo:break-before="auto" style:use-optimal-row-height="false"/>
    </style:style>
    <style:style style:name="ro24" style:family="table-row">
      <style:table-row-properties style:row-height="0.841cm"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style:style style:name="ta4" style:family="table" style:master-page-name="PageStyle_5f_Functionality_20_Rating">
      <style:table-properties table:display="true" style:writing-mode="lr-tb"/>
    </style:style>
    <style:style style:name="ta5"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use-window-font-color="true" style:text-outline="false" style:text-line-through-styl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 style:family="table-cell" style:parent-style-name="Default">
      <style:table-cell-properties fo:border="none"/>
    </style:style>
    <style:style style:name="ce11" style:family="table-cell" style:parent-style-name="Category_20_Summary_20_Headings" style:data-style-name="N0">
      <style:table-cell-properties style:cell-protect="protected" style:print-content="true" style:diagonal-bl-tr="none" style:diagonal-tl-br="none" fo:border="none"/>
    </style:style>
    <style:style style:name="ce12" style:family="table-cell" style:parent-style-name="Editable_20_Cell" style:data-style-name="N0">
      <style:table-cell-properties style:cell-protect="protected" style:print-content="true" style:diagonal-bl-tr="none" style:diagonal-tl-br="none" fo:border="none"/>
    </style:style>
    <style:style style:name="ce13" style:family="table-cell" style:parent-style-name="Total_20_Summary_20_Headings" style:data-style-name="N0">
      <style:table-cell-properties style:cell-protect="protected" style:print-content="true" style:diagonal-bl-tr="none" style:diagonal-tl-br="none" fo:border="none"/>
    </style:style>
    <style:style style:name="ce14" style:family="table-cell" style:parent-style-name="Page_20_Summary_20_Content" style:data-style-name="N0">
      <style:table-cell-properties style:cell-protect="protected" style:print-content="true" style:diagonal-bl-tr="none" style:diagonal-tl-br="none" fo:border="none"/>
    </style:style>
    <style:style style:name="ce15" style:family="table-cell" style:parent-style-name="Default">
      <style:text-properties style:font-name="Arial" fo:font-size="9pt" fo:font-weight="normal" style:font-name-asian="Bitstream Vera Sans1" style:font-size-asian="9pt" style:font-weight-asian="normal" style:font-name-complex="Tahoma" style:font-size-complex="9pt" style:font-weight-complex="normal"/>
    </style:style>
    <style:style style:name="ce16" style:family="table-cell" style:parent-style-name="Default">
      <style:text-properties style:font-name="Arial" fo:font-size="9pt" style:font-name-asian="Bitstream Vera Sans1" style:font-size-asian="9pt" style:font-name-complex="Tahoma" style:font-size-complex="9pt"/>
    </style:style>
    <style:style style:name="ce17" style:family="table-cell" style:parent-style-name="Editable_20_Cell" style:data-style-name="N11">
      <style:table-cell-properties style:cell-protect="protected" style:print-content="true" style:diagonal-bl-tr="none" style:diagonal-tl-br="none" fo:border="none"/>
    </style:style>
    <style:style style:name="ce18" style:family="table-cell" style:parent-style-name="Total_20_Summary_20_Values" style:data-style-name="N11">
      <style:table-cell-properties style:cell-protect="protected" style:print-content="true" style:diagonal-bl-tr="none" style:diagonal-tl-br="none" fo:border="none"/>
    </style:style>
    <style:style style:name="ce19"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2"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3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Sub-Category_20_Test_20_Headings" style:data-style-name="N0">
      <style:table-cell-properties style:cell-protect="protected" style:print-content="true" style:diagonal-bl-tr="none" style:diagonal-tl-br="none" fo:border="none"/>
    </style:style>
    <style:style style:name="ce3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35"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36"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fo:color="#ff3333"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fo:color="#ff3333"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353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46" style:family="table-cell" style:parent-style-name="Editable_20_Cell">
      <style:text-properties fo:language="en" fo:country="US" style:text-underline-mode="continuous" style:text-overline-mode="continuous" style:text-line-through-mode="continuous" style:font-name-asian="Arial Unicode MS" style:language-asian="zxx" style:country-asian="none" style:font-name-complex="Tahoma1" style:language-complex="zxx" style:country-complex="none" style:text-emphasize="none" style:font-relief="none" style:text-overline-style="none" style:text-overline-color="font-color"/>
    </style:style>
    <style:style style:name="ce4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Editable_20_Cell" style:data-style-name="N0">
      <style:table-cell-properties style:cell-protect="protected" style:print-content="true" style:diagonal-bl-tr="none" style:diagonal-tl-br="none" fo:border="none"/>
      <style:text-properties style:font-name="Arial1" fo:font-size="10pt" style:font-name-asian="Bitstream Vera Sans1" style:font-size-asian="10pt" style:font-name-complex="Tahoma" style:font-size-complex="10pt"/>
    </style:style>
    <style:style style:name="ce49" style:family="table-cell" style:parent-style-name="Sub-Category_20_Summary_20_Headings" style:data-style-name="N0">
      <style:table-cell-properties style:cell-protect="protected" style:print-content="true" style:diagonal-bl-tr="none" style:diagonal-tl-br="none" fo:border="none"/>
    </style:style>
    <style:style style:name="ce50"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cm" style:writing-mode="page"/>
    </style:style>
    <style:style style:name="ce53"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54" style:family="table-cell" style:parent-style-name="Editable_20_Cell" style:data-style-name="N11">
      <style:table-cell-properties style:cell-protect="protected" style:print-content="true" style:diagonal-bl-tr="none" style:diagonal-tl-br="none" fo:border="none"/>
      <style:text-properties style:font-name="Arial" style:font-name-asian="Bitstream Vera Sans1" style:font-name-complex="Tahoma"/>
    </style:style>
    <style:style style:name="ce5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57" style:family="table-cell" style:parent-style-name="Default">
      <style:text-properties style:font-name="Arial1" fo:font-size="9pt" style:font-name-asian="Bitstream Vera Sans1" style:font-size-asian="9pt" style:font-name-complex="Tahoma" style:font-size-complex="9pt"/>
    </style:style>
    <style:style style:name="ce5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9" style:family="table-cell" style:parent-style-name="Default">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60" style:family="table-cell" style:parent-style-name="Default">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61"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2"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3" style:family="table-cell" style:parent-style-name="Category_20_Summary_20_Content" style:data-style-name="N0">
      <style:table-cell-properties style:cell-protect="protected" style:print-content="true" style:diagonal-bl-tr="none" style:diagonal-tl-br="none" fo:border="none"/>
    </style:style>
    <style:style style:name="ce64"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7"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8"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69"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0"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1"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2"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3"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 style:family="table-cell" style:parent-style-name="Default" style:data-style-name="N10"/>
    <style:style style:name="ce75"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style>
    <style:style style:name="ce77"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9"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80" style:family="table-cell" style:parent-style-name="Default" style:data-style-name="N37"/>
    <style:style style:name="ce81" style:family="table-cell" style:parent-style-name="Default" style:data-style-name="N11"/>
    <style:style style:name="ce82" style:family="table-cell" style:parent-style-name="Default" style:data-style-name="N1"/>
    <style:style style:name="ce83"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84" style:family="table-cell" style:parent-style-name="Default">
      <style:text-properties fo:font-weight="bold" style:font-weight-asian="bold" style:font-weight-complex="bold"/>
    </style:style>
    <style:style style:name="ce85" style:family="table-cell" style:parent-style-name="Default">
      <style:table-cell-properties style:text-align-source="fix" style:repeat-content="false"/>
      <style:paragraph-properties fo:text-align="center" fo:margin-left="0cm"/>
    </style:style>
    <style:style style:name="gr1" style:family="graphic">
      <style:graphic-properties draw:marker-start="Fin_20_de_20_línea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3"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4" style:family="text">
      <style:text-properties style:use-window-font-color="true"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tracked-changes>
        <table:cell-content-change table:id="ct1">
          <table:cell-address table:column="3" table:row="20" table:table="1"/>
          <office:change-info>
            <dc:creator>Rex Bennett</dc:creator>
            <dc:date>2006-02-06T18:44:02</dc:date>
          </office:change-info>
          <table:previous>
            <table:change-track-table-cell table:cell-address="'Category Ranking'.D21" table:formula="of:=SUM([.D13:.D18])" office:value-type="float" office:value="0.87"/>
          </table:previous>
        </table:cell-content-change>
        <table:cell-content-change table:id="ct2">
          <table:cell-address table:column="5" table:row="103" table:table="2"/>
          <office:change-info>
            <dc:creator>Rex Bennett</dc:creator>
            <dc:date>2006-02-06T18:44:02</dc:date>
          </office:change-info>
          <table:previous>
            <table:change-track-table-cell table:cell-address="'Category Rating and Metrics'.F104" table:formula="of:=SUM([.F123:.F146])" office:value-type="float" office:value="11.175"/>
          </table:previous>
        </table:cell-content-change>
        <table:cell-content-change table:id="ct3">
          <table:cell-address table:column="5" table:row="128" table:table="2"/>
          <office:change-info>
            <dc:creator>Rex Bennett</dc:creator>
            <dc:date>2006-02-06T18:44:02</dc:date>
          </office:change-info>
          <table:previous>
            <table:change-track-table-cell table:cell-address="'Category Rating and Metrics'.F129" table:formula="of:=SUM([.F132:.F146])" office:value-type="float" office:value="6.82"/>
          </table:previous>
        </table:cell-content-change>
        <table:cell-content-change table:id="ct4">
          <table:cell-address table:column="1" table:row="171" table:table="2"/>
          <office:change-info>
            <dc:creator>Rex Bennett</dc:creator>
            <dc:date>2006-02-06T18:44:02</dc:date>
          </office:change-info>
          <table:previous>
            <table:change-track-table-cell office:value-type="string">
              <text:p>The general mailing list is the place where the community help themselves. </text:p>
            </table:change-track-table-cell>
          </table:previous>
        </table:cell-content-change>
        <table:cell-content-change table:id="ct5">
          <table:cell-address table:column="1" table:row="189" table:table="2"/>
          <office:change-info>
            <dc:creator>Rex Bennett</dc:creator>
            <dc:date>2006-02-06T18:44:02</dc:date>
          </office:change-info>
          <table:previous>
            <table:change-track-table-cell office:value-type="string">
              <text:p>Number of unique code contributor in the last 6 month</text:p>
            </table:change-track-table-cell>
          </table:previous>
        </table:cell-content-change>
        <table:cell-content-change table:id="ct6">
          <table:cell-address table:column="1" table:row="128" table:table="2"/>
          <office:change-info>
            <dc:creator>Rex Bennett</dc:creator>
            <dc:date>2006-02-06T18:44:02</dc:date>
          </office:change-info>
          <table:previous>
            <table:change-track-table-cell office:value-type="string">
              <text:p>Best guides often come from user inputs / samples. These are feedbacks from people who have used the products.</text:p>
            </table:change-track-table-cell>
          </table:previous>
        </table:cell-content-change>
        <table:cell-content-change table:id="ct7">
          <table:cell-address table:column="1" table:row="128" table:table="2"/>
          <office:change-info>
            <dc:creator>Rex Bennett</dc:creator>
            <dc:date>2006-02-06T18:44:02</dc:date>
          </office:change-info>
          <table:previous>
            <table:change-track-table-cell office:value-type="string">
              <text:p>Existence of various documentations.</text:p>
            </table:change-track-table-cell>
          </table:previous>
        </table:cell-content-change>
        <table:cell-content-change table:id="ct8">
          <table:cell-address table:column="1" table:row="128" table:table="2"/>
          <office:change-info>
            <dc:creator>Rex Bennett</dc:creator>
            <dc:date>2006-02-06T18:44:02</dc:date>
          </office:change-info>
          <table:previous>
            <table:change-track-table-cell office:value-type="string">
              <text:p>Professional support that helps fine tune for the local deployment and troubleshooting is always wanted in <text:s/></text:p>
            </table:change-track-table-cell>
          </table:previous>
        </table:cell-content-change>
        <table:cell-content-change table:id="ct9">
          <table:cell-address table:column="1" table:row="64" table:table="2"/>
          <office:change-info>
            <dc:creator>Rex Bennett</dc:creator>
            <dc:date>2006-02-06T18:44:02</dc:date>
          </office:change-info>
          <table:previous>
            <table:change-track-table-cell office:value-type="string">
              <text:p>Time it takes to get instant gratification, shows whether project is thinking about getting users up and running quickly as possible. </text:p>
            </table:change-track-table-cell>
          </table:previous>
        </table:cell-content-change>
        <table:cell-content-change table:id="ct10">
          <table:cell-address table:column="3" table:row="12" table:table="1"/>
          <office:change-info>
            <dc:creator>Isabel Lafuente</dc:creator>
            <dc:date>2009-02-21T17:20:43</dc:date>
          </office:change-info>
          <table:previous>
            <table:change-track-table-cell office:value-type="float" office:value="0"/>
          </table:previous>
        </table:cell-content-change>
        <table:cell-content-change table:id="ct11">
          <table:cell-address table:column="4" table:row="12" table:table="1"/>
          <office:change-info>
            <dc:creator>Isabel Lafuente</dc:creator>
            <dc:date>2009-02-21T17:24:03</dc:date>
          </office:change-info>
          <table:previous>
            <table:change-track-table-cell/>
          </table:previous>
        </table:cell-content-change>
        <table:cell-content-change table:id="ct12">
          <table:cell-address table:column="3" table:row="13" table:table="1"/>
          <office:change-info>
            <dc:creator>Isabel Lafuente</dc:creator>
            <dc:date>2009-02-21T17:24:40</dc:date>
          </office:change-info>
          <table:previous>
            <table:change-track-table-cell office:value-type="float" office:value="0"/>
          </table:previous>
        </table:cell-content-change>
        <table:cell-content-change table:id="ct13">
          <table:cell-address table:column="3" table:row="12" table:table="1"/>
          <office:change-info>
            <dc:creator>Isabel Lafuente</dc:creator>
            <dc:date>2009-02-21T17:24:43</dc:date>
          </office:change-info>
          <table:previous table:id="ct10">
            <table:change-track-table-cell office:value-type="string">
              <text:p>1.00%</text:p>
            </table:change-track-table-cell>
          </table:previous>
        </table:cell-content-change>
        <table:cell-content-change table:id="ct14">
          <table:cell-address table:column="3" table:row="12" table:table="1"/>
          <office:change-info>
            <dc:creator>Isabel Lafuente</dc:creator>
            <dc:date>2009-02-21T17:30:22</dc:date>
          </office:change-info>
          <table:previous table:id="ct13">
            <table:change-track-table-cell/>
          </table:previous>
        </table:cell-content-change>
        <table:cell-content-change table:id="ct15">
          <table:cell-address table:column="4" table:row="13" table:table="1"/>
          <office:change-info>
            <dc:creator>Isabel Lafuente</dc:creator>
            <dc:date>2009-02-21T17:33:49</dc:date>
          </office:change-info>
          <table:previous>
            <table:change-track-table-cell/>
          </table:previous>
        </table:cell-content-change>
        <table:cell-content-change table:id="ct16">
          <table:cell-address table:column="4" table:row="13" table:table="1"/>
          <office:change-info>
            <dc:creator>Isabel Lafuente</dc:creator>
            <dc:date>2009-02-21T17:35:41</dc:date>
          </office:change-info>
          <table:previous table:id="ct15">
            <table:change-track-table-cell office:value-type="string">
              <text:p>The</text:p>
            </table:change-track-table-cell>
          </table:previous>
        </table:cell-content-change>
        <table:cell-content-change table:id="ct17">
          <table:cell-address table:column="3" table:row="14" table:table="1"/>
          <office:change-info>
            <dc:creator>Isabel Lafuente</dc:creator>
            <dc:date>2009-02-21T17:36:17</dc:date>
          </office:change-info>
          <table:previous>
            <table:change-track-table-cell office:value-type="float" office:value="0"/>
          </table:previous>
        </table:cell-content-change>
        <table:cell-content-change table:id="ct18">
          <table:cell-address table:column="3" table:row="14" table:table="1"/>
          <office:change-info>
            <dc:creator>Isabel Lafuente</dc:creator>
            <dc:date>2009-02-21T17:37:41</dc:date>
          </office:change-info>
          <table:previous table:id="ct17">
            <table:change-track-table-cell office:value-type="float" office:value="0.01"/>
          </table:previous>
        </table:cell-content-change>
        <table:cell-content-change table:id="ct19">
          <table:cell-address table:column="4" table:row="14" table:table="1"/>
          <office:change-info>
            <dc:creator>Isabel Lafuente</dc:creator>
            <dc:date>2009-02-21T17:38:48</dc:date>
          </office:change-info>
          <table:previous>
            <table:change-track-table-cell/>
          </table:previous>
        </table:cell-content-change>
        <table:cell-content-change table:id="ct20">
          <table:cell-address table:column="3" table:row="14" table:table="1"/>
          <office:change-info>
            <dc:creator>Isabel Lafuente</dc:creator>
            <dc:date>2009-02-21T17:38:58</dc:date>
          </office:change-info>
          <table:previous table:id="ct18">
            <table:change-track-table-cell office:value-type="float" office:value="0.1"/>
          </table:previous>
        </table:cell-content-change>
        <table:cell-content-change table:id="ct21">
          <table:cell-address table:column="3" table:row="15" table:table="1"/>
          <office:change-info>
            <dc:creator>Isabel Lafuente</dc:creator>
            <dc:date>2009-02-21T17:39:14</dc:date>
          </office:change-info>
          <table:previous>
            <table:change-track-table-cell office:value-type="float" office:value="0"/>
          </table:previous>
        </table:cell-content-change>
        <table:cell-content-change table:id="ct22">
          <table:cell-address table:column="4" table:row="15" table:table="1"/>
          <office:change-info>
            <dc:creator>Isabel Lafuente</dc:creator>
            <dc:date>2009-02-21T17:41:06</dc:date>
          </office:change-info>
          <table:previous>
            <table:change-track-table-cell/>
          </table:previous>
        </table:cell-content-change>
        <table:cell-content-change table:id="ct23">
          <table:cell-address table:column="3" table:row="16" table:table="1"/>
          <office:change-info>
            <dc:creator>Isabel Lafuente</dc:creator>
            <dc:date>2009-02-21T17:41:21</dc:date>
          </office:change-info>
          <table:previous>
            <table:change-track-table-cell office:value-type="float" office:value="0"/>
          </table:previous>
        </table:cell-content-change>
        <table:cell-content-change table:id="ct24">
          <table:cell-address table:column="4" table:row="16" table:table="1"/>
          <office:change-info>
            <dc:creator>Isabel Lafuente</dc:creator>
            <dc:date>2009-02-21T17:42:18</dc:date>
          </office:change-info>
          <table:previous>
            <table:change-track-table-cell/>
          </table:previous>
        </table:cell-content-change>
        <table:cell-content-change table:id="ct25">
          <table:cell-address table:column="3" table:row="17" table:table="1"/>
          <office:change-info>
            <dc:creator>Isabel Lafuente</dc:creator>
            <dc:date>2009-02-21T17:42:34</dc:date>
          </office:change-info>
          <table:previous>
            <table:change-track-table-cell office:value-type="float" office:value="0"/>
          </table:previous>
        </table:cell-content-change>
        <table:cell-content-change table:id="ct26">
          <table:cell-address table:column="4" table:row="17" table:table="1"/>
          <office:change-info>
            <dc:creator>Isabel Lafuente</dc:creator>
            <dc:date>2009-02-21T17:43:06</dc:date>
          </office:change-info>
          <table:previous>
            <table:change-track-table-cell/>
          </table:previous>
        </table:cell-content-change>
        <table:cell-content-change table:id="ct27">
          <table:cell-address table:column="4" table:row="17" table:table="1"/>
          <office:change-info>
            <dc:creator>Isabel Lafuente</dc:creator>
            <dc:date>2009-02-21T17:43:14</dc:date>
          </office:change-info>
          <table:previous table:id="ct26">
            <table:change-track-table-cell office:value-type="string">
              <text:p>I think this is quite important for any free software project</text:p>
            </table:change-track-table-cell>
          </table:previous>
        </table:cell-content-change>
        <table:cell-content-change table:id="ct28">
          <table:cell-address table:column="3" table:row="17" table:table="1"/>
          <office:change-info>
            <dc:creator>Isabel Lafuente</dc:creator>
            <dc:date>2009-02-21T17:44:32</dc:date>
          </office:change-info>
          <table:previous table:id="ct25">
            <table:change-track-table-cell office:value-type="float" office:value="0.15"/>
          </table:previous>
        </table:cell-content-change>
        <table:cell-content-change table:id="ct29">
          <table:cell-address table:column="3" table:row="17" table:table="1"/>
          <office:change-info>
            <dc:creator>Isabel Lafuente</dc:creator>
            <dc:date>2009-02-21T17:44:38</dc:date>
          </office:change-info>
          <table:previous table:id="ct28">
            <table:change-track-table-cell/>
          </table:previous>
        </table:cell-content-change>
        <table:cell-content-change table:id="ct30">
          <table:cell-address table:column="4" table:row="17" table:table="1"/>
          <office:change-info>
            <dc:creator>Isabel Lafuente</dc:creator>
            <dc:date>2009-02-21T17:45:04</dc:date>
          </office:change-info>
          <table:previous table:id="ct27">
            <table:change-track-table-cell/>
          </table:previous>
        </table:cell-content-change>
        <table:cell-content-change table:id="ct31">
          <table:cell-address table:column="4" table:row="17" table:table="1"/>
          <office:change-info>
            <dc:creator>Isabel Lafuente</dc:creator>
            <dc:date>2009-02-21T17:45:31</dc:date>
          </office:change-info>
          <table:previous table:id="ct30">
            <table:change-track-table-cell office:value-type="string">
              <text:p>In </text:p>
            </table:change-track-table-cell>
          </table:previous>
        </table:cell-content-change>
        <table:cell-content-change table:id="ct32">
          <table:cell-address table:column="4" table:row="17" table:table="1"/>
          <office:change-info>
            <dc:creator>Isabel Lafuente</dc:creator>
            <dc:date>2009-02-21T17:47:18</dc:date>
          </office:change-info>
          <table:previous table:id="ct31">
            <table:change-track-table-cell/>
          </table:previous>
        </table:cell-content-change>
        <table:cell-content-change table:id="ct33">
          <table:cell-address table:column="3" table:row="18" table:table="1"/>
          <office:change-info>
            <dc:creator>Isabel Lafuente</dc:creator>
            <dc:date>2009-02-21T17:47:32</dc:date>
          </office:change-info>
          <table:previous>
            <table:change-track-table-cell office:value-type="float" office:value="0"/>
          </table:previous>
        </table:cell-content-change>
        <table:cell-content-change table:id="ct34">
          <table:cell-address table:column="4" table:row="18" table:table="1"/>
          <office:change-info>
            <dc:creator>Isabel Lafuente</dc:creator>
            <dc:date>2009-02-21T17:47:56</dc:date>
          </office:change-info>
          <table:previous>
            <table:change-track-table-cell/>
          </table:previous>
        </table:cell-content-change>
        <table:cell-content-change table:id="ct35">
          <table:cell-address table:column="4" table:row="16" table:table="1"/>
          <office:change-info>
            <dc:creator>Isabel Lafuente</dc:creator>
            <dc:date>2009-02-21T17:49:43</dc:date>
          </office:change-info>
          <table:previous table:id="ct24">
            <table:change-track-table-cell office:value-type="string">
              <text:p>It does not need to scale to a large environment</text:p>
            </table:change-track-table-cell>
          </table:previous>
        </table:cell-content-change>
        <table:cell-content-change table:id="ct36">
          <table:cell-address table:column="3" table:row="16" table:table="1"/>
          <office:change-info>
            <dc:creator>Isabel Lafuente</dc:creator>
            <dc:date>2009-02-21T17:50:15</dc:date>
          </office:change-info>
          <table:previous table:id="ct23">
            <table:change-track-table-cell office:value-type="float" office:value="0.01"/>
          </table:previous>
        </table:cell-content-change>
        <table:cell-content-change table:id="ct37">
          <table:cell-address table:column="3" table:row="18" table:table="1"/>
          <office:change-info>
            <dc:creator>Isabel Lafuente</dc:creator>
            <dc:date>2009-02-21T17:50:22</dc:date>
          </office:change-info>
          <table:previous>
            <table:change-track-table-cell office:value-type="float" office:value="0"/>
          </table:previous>
        </table:cell-content-change>
        <table:cell-content-change table:id="ct38">
          <table:cell-address table:column="3" table:row="18" table:table="1"/>
          <office:change-info>
            <dc:creator>Isabel Lafuente</dc:creator>
            <dc:date>2009-02-21T17:50:25</dc:date>
          </office:change-info>
          <table:previous>
            <table:change-track-table-cell office:value-type="float" office:value="0"/>
          </table:previous>
        </table:cell-content-change>
        <table:cell-content-change table:id="ct39">
          <table:cell-address table:column="3" table:row="18" table:table="1"/>
          <office:change-info>
            <dc:creator>Isabel Lafuente</dc:creator>
            <dc:date>2009-02-21T17:50:30</dc:date>
          </office:change-info>
          <table:previous>
            <table:change-track-table-cell office:value-type="float" office:value="0"/>
          </table:previous>
        </table:cell-content-change>
        <table:cell-content-change table:id="ct40">
          <table:cell-address table:column="3" table:row="18" table:table="1"/>
          <office:change-info>
            <dc:creator>Isabel Lafuente</dc:creator>
            <dc:date>2009-02-21T17:50:50</dc:date>
          </office:change-info>
          <table:previous>
            <table:change-track-table-cell office:value-type="float" office:value="0"/>
          </table:previous>
        </table:cell-content-change>
        <table:cell-content-change table:id="ct41">
          <table:cell-address table:column="3" table:row="17" table:table="1"/>
          <office:change-info>
            <dc:creator>Isabel Lafuente</dc:creator>
            <dc:date>2009-02-21T17:51:07</dc:date>
          </office:change-info>
          <table:previous table:id="ct29">
            <table:change-track-table-cell office:value-type="float" office:value="0.01"/>
          </table:previous>
        </table:cell-content-change>
        <table:cell-content-change table:id="ct42">
          <table:cell-address table:column="4" table:row="18" table:table="1"/>
          <office:change-info>
            <dc:creator>Isabel Lafuente</dc:creator>
            <dc:date>2009-02-21T17:52:34</dc:date>
          </office:change-info>
          <table:previous>
            <table:change-track-table-cell/>
          </table:previous>
        </table:cell-content-change>
        <table:cell-content-change table:id="ct43">
          <table:cell-address table:column="4" table:row="18" table:table="1"/>
          <office:change-info>
            <dc:creator>Isabel Lafuente</dc:creator>
            <dc:date>2009-02-21T17:53:17</dc:date>
          </office:change-info>
          <table:previous>
            <table:change-track-table-cell/>
          </table:previous>
        </table:cell-content-change>
        <table:cell-content-change table:id="ct44">
          <table:cell-address table:column="4" table:row="18" table:table="1"/>
          <office:change-info>
            <dc:creator>Isabel Lafuente</dc:creator>
            <dc:date>2009-02-21T17:53:48</dc:date>
          </office:change-info>
          <table:previous>
            <table:change-track-table-cell/>
          </table:previous>
        </table:cell-content-change>
        <table:cell-content-change table:id="ct45">
          <table:cell-address table:column="4" table:row="18" table:table="1"/>
          <office:change-info>
            <dc:creator>Isabel Lafuente</dc:creator>
            <dc:date>2009-02-21T17:54:48</dc:date>
          </office:change-info>
          <table:previous>
            <table:change-track-table-cell/>
          </table:previous>
        </table:cell-content-change>
        <table:cell-content-change table:id="ct46">
          <table:cell-address table:column="3" table:row="12" table:table="1"/>
          <office:change-info>
            <dc:creator>Isabel Lafuente</dc:creator>
            <dc:date>2009-02-21T17:55:12</dc:date>
          </office:change-info>
          <table:previous table:id="ct14">
            <table:change-track-table-cell office:value-type="float" office:value="0.01"/>
          </table:previous>
        </table:cell-content-change>
        <table:cell-content-change table:id="ct47">
          <table:cell-address table:column="3" table:row="11" table:table="1"/>
          <office:change-info>
            <dc:creator>Isabel Lafuente</dc:creator>
            <dc:date>2009-02-21T17:55:15</dc:date>
          </office:change-info>
          <table:previous>
            <table:change-track-table-cell office:value-type="float" office:value="0"/>
          </table:previous>
        </table:cell-content-change>
        <table:cell-content-change table:id="ct48">
          <table:cell-address table:column="3" table:row="14" table:table="1"/>
          <office:change-info>
            <dc:creator>Isabel Lafuente</dc:creator>
            <dc:date>2009-02-21T17:55:33</dc:date>
          </office:change-info>
          <table:previous table:id="ct20">
            <table:change-track-table-cell office:value-type="float" office:value="0.01"/>
          </table:previous>
        </table:cell-content-change>
        <table:cell-content-change table:id="ct49">
          <table:cell-address table:column="4" table:row="11" table:table="1"/>
          <office:change-info>
            <dc:creator>Isabel Lafuente</dc:creator>
            <dc:date>2009-02-21T17:56:05</dc:date>
          </office:change-info>
          <table:previous>
            <table:change-track-table-cell/>
          </table:previous>
        </table:cell-content-change>
        <table:cell-content-change table:id="ct50">
          <table:cell-address table:column="4" table:row="11" table:table="1"/>
          <office:change-info>
            <dc:creator>Isabel Lafuente</dc:creator>
            <dc:date>2009-02-21T17:56:19</dc:date>
          </office:change-info>
          <table:previous table:id="ct49">
            <table:change-track-table-cell office:value-type="string">
              <text:p>It is unlikely to b eused by the average user</text:p>
            </table:change-track-table-cell>
          </table:previous>
        </table:cell-content-change>
        <table:cell-content-change table:id="ct51">
          <table:cell-address table:column="2" table:row="11" table:table="2"/>
          <office:change-info>
            <dc:creator>Isabel Lafuente</dc:creator>
            <dc:date>2009-03-23T15:05:48</dc:date>
          </office:change-info>
          <table:previous>
            <table:change-track-table-cell/>
          </table:previous>
        </table:cell-content-change>
        <table:cell-content-change table:id="ct52">
          <table:cell-address table:column="2" table:row="11" table:table="2"/>
          <office:change-info>
            <dc:creator>Isabel Lafuente</dc:creator>
            <dc:date>2009-03-23T15:05:59</dc:date>
          </office:change-info>
          <table:previous table:id="ct51">
            <table:change-track-table-cell office:value-type="string">
              <text:p>5 minutes</text:p>
            </table:change-track-table-cell>
          </table:previous>
        </table:cell-content-change>
        <table:cell-content-change table:id="ct53">
          <table:cell-address table:column="2" table:row="37" table:table="2"/>
          <office:change-info>
            <dc:creator>Isabel Lafuente</dc:creator>
            <dc:date>2009-03-23T15:06:35</dc:date>
          </office:change-info>
          <table:previous>
            <table:change-track-table-cell/>
          </table:previous>
        </table:cell-content-change>
        <table:cell-content-change table:id="ct54">
          <table:cell-address table:column="3" table:row="37" table:table="2"/>
          <office:change-info>
            <dc:creator>Isabel Lafuente</dc:creator>
            <dc:date>2009-03-23T15:07:39</dc:date>
          </office:change-info>
          <table:previous>
            <table:change-track-table-cell office:value-type="float" office:value="0"/>
          </table:previous>
        </table:cell-content-change>
        <table:cell-content-change table:id="ct55">
          <table:cell-address table:column="3" table:row="11" table:table="2"/>
          <office:change-info>
            <dc:creator>Isabel Lafuente</dc:creator>
            <dc:date>2009-03-23T15:07:42</dc:date>
          </office:change-info>
          <table:previous>
            <table:change-track-table-cell office:value-type="float" office:value="0"/>
          </table:previous>
        </table:cell-content-change>
        <table:cell-content-change table:id="ct56">
          <table:cell-address table:column="3" table:row="54" table:table="2"/>
          <office:change-info>
            <dc:creator>Isabel Lafuente</dc:creator>
            <dc:date>2009-03-23T15:07:45</dc:date>
          </office:change-info>
          <table:previous>
            <table:change-track-table-cell office:value-type="float" office:value="0"/>
          </table:previous>
        </table:cell-content-change>
        <table:cell-content-change table:id="ct57">
          <table:cell-address table:column="2" table:row="54" table:table="2"/>
          <office:change-info>
            <dc:creator>Isabel Lafuente</dc:creator>
            <dc:date>2009-03-23T15:07:55</dc:date>
          </office:change-info>
          <table:previous>
            <table:change-track-table-cell/>
          </table:previous>
        </table:cell-content-change>
        <table:cell-content-change table:id="ct58">
          <table:cell-address table:column="4" table:row="37" table:table="2"/>
          <office:change-info>
            <dc:creator>Isabel Lafuente</dc:creator>
            <dc:date>2009-03-23T15:07:57</dc:date>
          </office:change-info>
          <table:previous>
            <table:change-track-table-cell office:value-type="float" office:value="0"/>
          </table:previous>
        </table:cell-content-change>
        <table:cell-content-change table:id="ct59">
          <table:cell-address table:column="4" table:row="11" table:table="2"/>
          <office:change-info>
            <dc:creator>Isabel Lafuente</dc:creator>
            <dc:date>2009-03-23T15:07:58</dc:date>
          </office:change-info>
          <table:previous>
            <table:change-track-table-cell office:value-type="float" office:value="0"/>
          </table:previous>
        </table:cell-content-change>
        <table:cell-content-change table:id="ct60">
          <table:cell-address table:column="4" table:row="54" table:table="2"/>
          <office:change-info>
            <dc:creator>Isabel Lafuente</dc:creator>
            <dc:date>2009-03-23T15:08:03</dc:date>
          </office:change-info>
          <table:previous>
            <table:change-track-table-cell office:value-type="float" office:value="0"/>
          </table:previous>
        </table:cell-content-change>
        <table:cell-content-change table:id="ct61">
          <table:cell-address table:column="2" table:row="78" table:table="2"/>
          <office:change-info>
            <dc:creator>Isabel Lafuente</dc:creator>
            <dc:date>2009-03-23T15:24:22</dc:date>
          </office:change-info>
          <table:previous>
            <table:change-track-table-cell/>
          </table:previous>
        </table:cell-content-change>
        <table:cell-content-change table:id="ct62">
          <table:cell-address table:column="3" table:row="78" table:table="2"/>
          <office:change-info>
            <dc:creator>Isabel Lafuente</dc:creator>
            <dc:date>2009-03-23T15:24:34</dc:date>
          </office:change-info>
          <table:previous>
            <table:change-track-table-cell office:value-type="float" office:value="0"/>
          </table:previous>
        </table:cell-content-change>
        <table:cell-content-change table:id="ct63">
          <table:cell-address table:column="4" table:row="78" table:table="2"/>
          <office:change-info>
            <dc:creator>Isabel Lafuente</dc:creator>
            <dc:date>2009-03-23T15:24:53</dc:date>
          </office:change-info>
          <table:previous>
            <table:change-track-table-cell office:value-type="float" office:value="0"/>
          </table:previous>
        </table:cell-content-change>
        <table:cell-content-change table:id="ct64">
          <table:cell-address table:column="2" table:row="103" table:table="2"/>
          <office:change-info>
            <dc:creator>Isabel Lafuente</dc:creator>
            <dc:date>2009-03-23T15:28:32</dc:date>
          </office:change-info>
          <table:previous>
            <table:change-track-table-cell/>
          </table:previous>
        </table:cell-content-change>
        <table:cell-content-change table:id="ct65">
          <table:cell-address table:column="3" table:row="103" table:table="2"/>
          <office:change-info>
            <dc:creator>Isabel Lafuente</dc:creator>
            <dc:date>2009-03-23T15:28:39</dc:date>
          </office:change-info>
          <table:previous>
            <table:change-track-table-cell office:value-type="float" office:value="0"/>
          </table:previous>
        </table:cell-content-change>
        <table:cell-content-change table:id="ct66">
          <table:cell-address table:column="2" table:row="103" table:table="2"/>
          <office:change-info>
            <dc:creator>Isabel Lafuente</dc:creator>
            <dc:date>2009-03-23T15:30:20</dc:date>
          </office:change-info>
          <table:previous table:id="ct64">
            <table:change-track-table-cell office:value-type="float" office:value="36"/>
          </table:previous>
        </table:cell-content-change>
        <table:cell-content-change table:id="ct67">
          <table:cell-address table:column="3" table:row="103" table:table="2"/>
          <office:change-info>
            <dc:creator>Isabel Lafuente</dc:creator>
            <dc:date>2009-03-23T15:30:23</dc:date>
          </office:change-info>
          <table:previous table:id="ct65">
            <table:change-track-table-cell office:value-type="float" office:value="0.4"/>
          </table:previous>
        </table:cell-content-change>
        <table:cell-content-change table:id="ct68">
          <table:cell-address table:column="3" table:row="103" table:table="2"/>
          <office:change-info>
            <dc:creator>Isabel Lafuente</dc:creator>
            <dc:date>2009-03-23T15:30:26</dc:date>
          </office:change-info>
          <table:previous table:id="ct67">
            <table:change-track-table-cell/>
          </table:previous>
        </table:cell-content-change>
        <table:cell-content-change table:id="ct69">
          <table:cell-address table:column="2" table:row="103" table:table="2"/>
          <office:change-info>
            <dc:creator>Isabel Lafuente</dc:creator>
            <dc:date>2009-03-23T15:32:33</dc:date>
          </office:change-info>
          <table:previous>
            <table:change-track-table-cell/>
          </table:previous>
        </table:cell-content-change>
        <table:cell-content-change table:id="ct70">
          <table:cell-address table:column="3" table:row="103" table:table="2"/>
          <office:change-info>
            <dc:creator>Isabel Lafuente</dc:creator>
            <dc:date>2009-03-23T15:32:38</dc:date>
          </office:change-info>
          <table:previous>
            <table:change-track-table-cell office:value-type="float" office:value="0"/>
          </table:previous>
        </table:cell-content-change>
        <table:cell-content-change table:id="ct71">
          <table:cell-address table:column="4" table:row="103" table:table="2"/>
          <office:change-info>
            <dc:creator>Isabel Lafuente</dc:creator>
            <dc:date>2009-03-23T15:32:40</dc:date>
          </office:change-info>
          <table:previous>
            <table:change-track-table-cell office:value-type="float" office:value="0"/>
          </table:previous>
        </table:cell-content-change>
        <table:cell-content-change table:id="ct72">
          <table:cell-address table:column="2" table:row="107" table:table="2"/>
          <office:change-info>
            <dc:creator>Isabel Lafuente</dc:creator>
            <dc:date>2009-03-23T15:35:31</dc:date>
          </office:change-info>
          <table:previous>
            <table:change-track-table-cell/>
          </table:previous>
        </table:cell-content-change>
        <table:cell-content-change table:id="ct73">
          <table:cell-address table:column="3" table:row="107" table:table="2"/>
          <office:change-info>
            <dc:creator>Isabel Lafuente</dc:creator>
            <dc:date>2009-03-23T15:35:37</dc:date>
          </office:change-info>
          <table:previous>
            <table:change-track-table-cell office:value-type="float" office:value="0"/>
          </table:previous>
        </table:cell-content-change>
        <table:cell-content-change table:id="ct74">
          <table:cell-address table:column="4" table:row="107" table:table="2"/>
          <office:change-info>
            <dc:creator>Isabel Lafuente</dc:creator>
            <dc:date>2009-03-23T15:35:39</dc:date>
          </office:change-info>
          <table:previous>
            <table:change-track-table-cell office:value-type="float" office:value="0"/>
          </table:previous>
        </table:cell-content-change>
        <table:cell-content-change table:id="ct75">
          <table:cell-address table:column="2" table:row="128" table:table="2"/>
          <office:change-info>
            <dc:creator>Isabel Lafuente</dc:creator>
            <dc:date>2009-03-23T15:36:39</dc:date>
          </office:change-info>
          <table:previous>
            <table:change-track-table-cell/>
          </table:previous>
        </table:cell-content-change>
        <table:cell-content-change table:id="ct76">
          <table:cell-address table:column="3" table:row="128" table:table="2"/>
          <office:change-info>
            <dc:creator>Isabel Lafuente</dc:creator>
            <dc:date>2009-03-23T15:36:45</dc:date>
          </office:change-info>
          <table:previous>
            <table:change-track-table-cell office:value-type="float" office:value="0"/>
          </table:previous>
        </table:cell-content-change>
        <table:cell-content-change table:id="ct77">
          <table:cell-address table:column="4" table:row="128" table:table="2"/>
          <office:change-info>
            <dc:creator>Isabel Lafuente</dc:creator>
            <dc:date>2009-03-23T15:36:48</dc:date>
          </office:change-info>
          <table:previous>
            <table:change-track-table-cell office:value-type="float" office:value="0"/>
          </table:previous>
        </table:cell-content-change>
        <table:cell-content-change table:id="ct78">
          <table:cell-address table:column="2" table:row="128" table:table="2"/>
          <office:change-info>
            <dc:creator>Isabel Lafuente</dc:creator>
            <dc:date>2009-03-23T15:38:28</dc:date>
          </office:change-info>
          <table:previous>
            <table:change-track-table-cell/>
          </table:previous>
        </table:cell-content-change>
        <table:cell-content-change table:id="ct79">
          <table:cell-address table:column="3" table:row="128" table:table="2"/>
          <office:change-info>
            <dc:creator>Isabel Lafuente</dc:creator>
            <dc:date>2009-03-23T15:38:32</dc:date>
          </office:change-info>
          <table:previous>
            <table:change-track-table-cell office:value-type="float" office:value="0"/>
          </table:previous>
        </table:cell-content-change>
        <table:cell-content-change table:id="ct80">
          <table:cell-address table:column="4" table:row="128" table:table="2"/>
          <office:change-info>
            <dc:creator>Isabel Lafuente</dc:creator>
            <dc:date>2009-03-23T15:38:34</dc:date>
          </office:change-info>
          <table:previous>
            <table:change-track-table-cell office:value-type="float" office:value="0"/>
          </table:previous>
        </table:cell-content-change>
        <table:cell-content-change table:id="ct81">
          <table:cell-address table:column="2" table:row="128" table:table="2"/>
          <office:change-info>
            <dc:creator>Isabel Lafuente</dc:creator>
            <dc:date>2009-03-23T15:43:49</dc:date>
          </office:change-info>
          <table:previous>
            <table:change-track-table-cell/>
          </table:previous>
        </table:cell-content-change>
        <table:cell-content-change table:id="ct82">
          <table:cell-address table:column="3" table:row="128" table:table="2"/>
          <office:change-info>
            <dc:creator>Isabel Lafuente</dc:creator>
            <dc:date>2009-03-23T15:43:54</dc:date>
          </office:change-info>
          <table:previous>
            <table:change-track-table-cell office:value-type="float" office:value="0"/>
          </table:previous>
        </table:cell-content-change>
        <table:cell-content-change table:id="ct83">
          <table:cell-address table:column="4" table:row="128" table:table="2"/>
          <office:change-info>
            <dc:creator>Isabel Lafuente</dc:creator>
            <dc:date>2009-03-23T15:43:56</dc:date>
          </office:change-info>
          <table:previous>
            <table:change-track-table-cell office:value-type="float" office:value="0"/>
          </table:previous>
        </table:cell-content-change>
        <table:cell-content-change table:id="ct84">
          <table:cell-address table:column="2" table:row="128" table:table="2"/>
          <office:change-info>
            <dc:creator>Isabel Lafuente</dc:creator>
            <dc:date>2009-03-23T15:44:29</dc:date>
          </office:change-info>
          <table:previous>
            <table:change-track-table-cell/>
          </table:previous>
        </table:cell-content-change>
        <table:cell-content-change table:id="ct85">
          <table:cell-address table:column="3" table:row="128" table:table="2"/>
          <office:change-info>
            <dc:creator>Isabel Lafuente</dc:creator>
            <dc:date>2009-03-23T15:44:44</dc:date>
          </office:change-info>
          <table:previous>
            <table:change-track-table-cell office:value-type="float" office:value="0"/>
          </table:previous>
        </table:cell-content-change>
        <table:cell-content-change table:id="ct86">
          <table:cell-address table:column="4" table:row="128" table:table="2"/>
          <office:change-info>
            <dc:creator>Isabel Lafuente</dc:creator>
            <dc:date>2009-03-23T15:44:46</dc:date>
          </office:change-info>
          <table:previous>
            <table:change-track-table-cell office:value-type="float" office:value="0"/>
          </table:previous>
        </table:cell-content-change>
        <table:cell-content-change table:id="ct87">
          <table:cell-address table:column="7" table:row="37" table:table="2"/>
          <office:change-info>
            <dc:creator>Isabel Lafuente</dc:creator>
            <dc:date>2009-03-23T16:07:10</dc:date>
          </office:change-info>
          <table:previous>
            <table:change-track-table-cell/>
          </table:previous>
        </table:cell-content-change>
        <table:cell-content-change table:id="ct88">
          <table:cell-address table:column="7" table:row="78" table:table="2"/>
          <office:change-info>
            <dc:creator>Isabel Lafuente</dc:creator>
            <dc:date>2009-03-23T16:08:14</dc:date>
          </office:change-info>
          <table:previous>
            <table:change-track-table-cell/>
          </table:previous>
        </table:cell-content-change>
        <table:cell-content-change table:id="ct89">
          <table:cell-address table:column="7" table:row="78" table:table="2"/>
          <office:change-info>
            <dc:creator>Isabel Lafuente</dc:creator>
            <dc:date>2009-03-23T16:22:09</dc:date>
          </office:change-info>
          <table:previous table:id="ct88">
            <table:change-track-table-cell office:value-type="string">
              <text:p>Last release in 2006</text:p>
            </table:change-track-table-cell>
          </table:previous>
        </table:cell-content-change>
        <table:cell-content-change table:id="ct90">
          <table:cell-address table:column="7" table:row="78" table:table="2"/>
          <office:change-info>
            <dc:creator>Isabel Lafuente</dc:creator>
            <dc:date>2009-03-23T16:43:40</dc:date>
          </office:change-info>
          <table:previous table:id="ct89">
            <table:change-track-table-cell office:value-type="string">
              <text:p>Last release in 2006. Frequent releases show a great <text:s/></text:p>
            </table:change-track-table-cell>
          </table:previous>
        </table:cell-content-change>
        <table:cell-content-change table:id="ct91">
          <table:cell-address table:column="7" table:row="78" table:table="2"/>
          <office:change-info>
            <dc:creator>Isabel Lafuente</dc:creator>
            <dc:date>2009-03-23T16:44:57</dc:date>
          </office:change-info>
          <table:previous table:id="ct90">
            <table:change-track-table-cell office:value-type="string">
              <text:p>Last release in 2006. <text:s text:c="2"/></text:p>
            </table:change-track-table-cell>
          </table:previous>
        </table:cell-content-change>
        <table:cell-content-change table:id="ct92">
          <table:cell-address table:column="7" table:row="128" table:table="2"/>
          <office:change-info>
            <dc:creator>Isabel Lafuente</dc:creator>
            <dc:date>2009-03-23T16:47:54</dc:date>
          </office:change-info>
          <table:previous>
            <table:change-track-table-cell/>
          </table:previous>
        </table:cell-content-change>
        <table:cell-content-change table:id="ct93">
          <table:cell-address table:column="7" table:row="128" table:table="2"/>
          <office:change-info>
            <dc:creator>Isabel Lafuente</dc:creator>
            <dc:date>2009-03-23T16:48:28</dc:date>
          </office:change-info>
          <table:previous>
            <table:change-track-table-cell/>
          </table:previous>
        </table:cell-content-change>
        <table:cell-content-change table:id="ct94">
          <table:cell-address table:column="7" table:row="128" table:table="2"/>
          <office:change-info>
            <dc:creator>Isabel Lafuente</dc:creator>
            <dc:date>2009-03-23T16:49:26</dc:date>
          </office:change-info>
          <table:previous>
            <table:change-track-table-cell/>
          </table:previous>
        </table:cell-content-change>
        <table:cell-content-change table:id="ct95">
          <table:cell-address table:column="8" table:row="128" table:table="2"/>
          <office:change-info>
            <dc:creator>Isabel Lafuente</dc:creator>
            <dc:date>2009-03-23T16:50:39</dc:date>
          </office:change-info>
          <table:previous>
            <table:change-track-table-cell/>
          </table:previous>
        </table:cell-content-change>
        <table:cell-content-change table:id="ct96">
          <table:cell-address table:column="7" table:row="11" table:table="2"/>
          <office:change-info>
            <dc:creator>Isabel Lafuente</dc:creator>
            <dc:date>2009-03-23T16:53:57</dc:date>
          </office:change-info>
          <table:previous>
            <table:change-track-table-cell/>
          </table:previous>
        </table:cell-content-change>
        <table:cell-content-change table:id="ct97">
          <table:cell-address table:column="4" table:row="11" table:table="1"/>
          <office:change-info>
            <dc:creator>Daniel Izquierdo</dc:creator>
            <dc:date>2010-10-19T11:12:09</dc:date>
          </office:change-info>
          <table:previous table:id="ct50">
            <table:change-track-table-cell office:value-type="string">
              <text:p>It is unlikely to be used by the average user</text:p>
            </table:change-track-table-cell>
          </table:previous>
        </table:cell-content-change>
        <table:cell-content-change table:id="ct98">
          <table:cell-address table:column="4" table:row="12" table:table="1"/>
          <office:change-info>
            <dc:creator>Daniel Izquierdo</dc:creator>
            <dc:date>2010-10-19T11:12:09</dc:date>
          </office:change-info>
          <table:previous table:id="ct11">
            <table:change-track-table-cell office:value-type="string">
              <text:p>Because it is not focused to the end-user</text:p>
            </table:change-track-table-cell>
          </table:previous>
        </table:cell-content-change>
        <table:cell-content-change table:id="ct99">
          <table:cell-address table:column="4" table:row="13" table:table="1"/>
          <office:change-info>
            <dc:creator>Daniel Izquierdo</dc:creator>
            <dc:date>2010-10-19T11:12:09</dc:date>
          </office:change-info>
          <table:previous table:id="ct16">
            <table:change-track-table-cell office:value-type="string">
              <text:p><text:s/>The quality of the design and the code should be sufficiently good to be used in a real setting</text:p>
            </table:change-track-table-cell>
          </table:previous>
        </table:cell-content-change>
        <table:cell-content-change table:id="ct100">
          <table:cell-address table:column="4" table:row="14" table:table="1"/>
          <office:change-info>
            <dc:creator>Daniel Izquierdo</dc:creator>
            <dc:date>2010-10-19T11:12:09</dc:date>
          </office:change-info>
          <table:previous table:id="ct19">
            <table:change-track-table-cell office:value-type="string">
              <text:p>As a bug detector, the tool itself does not need to be secure</text:p>
            </table:change-track-table-cell>
          </table:previous>
        </table:cell-content-change>
        <table:cell-content-change table:id="ct101">
          <table:cell-address table:column="4" table:row="15" table:table="1"/>
          <office:change-info>
            <dc:creator>Daniel Izquierdo</dc:creator>
            <dc:date>2010-10-19T11:12:09</dc:date>
          </office:change-info>
          <table:previous table:id="ct22">
            <table:change-track-table-cell office:value-type="string">
              <text:p>It is important that the tool performs correctly to detect bugs that may affect important aspects of the program</text:p>
            </table:change-track-table-cell>
          </table:previous>
        </table:cell-content-change>
        <table:cell-content-change table:id="ct102">
          <table:cell-address table:column="4" table:row="16" table:table="1"/>
          <office:change-info>
            <dc:creator>Daniel Izquierdo</dc:creator>
            <dc:date>2010-10-19T11:12:09</dc:date>
          </office:change-info>
          <table:previous table:id="ct35">
            <table:change-track-table-cell office:value-type="string">
              <text:p>It might be interesting that it scales to a large environment</text:p>
            </table:change-track-table-cell>
          </table:previous>
        </table:cell-content-change>
        <table:cell-content-change table:id="ct103">
          <table:cell-address table:column="4" table:row="17" table:table="1"/>
          <office:change-info>
            <dc:creator>Daniel Izquierdo</dc:creator>
            <dc:date>2010-10-19T11:12:09</dc:date>
          </office:change-info>
          <table:previous table:id="ct32">
            <table:change-track-table-cell office:value-type="string">
              <text:p>The project only focuses on bugs in Java code</text:p>
            </table:change-track-table-cell>
          </table:previous>
        </table:cell-content-change>
        <table:cell-content-change table:id="ct104">
          <table:cell-address table:column="4" table:row="18" table:table="1"/>
          <office:change-info>
            <dc:creator>Daniel Izquierdo</dc:creator>
            <dc:date>2010-10-19T11:12:09</dc:date>
          </office:change-info>
          <table:previous table:id="ct34">
            <table:change-track-table-cell office:value-type="string">
              <text:p>Support for any free software project is important</text:p>
            </table:change-track-table-cell>
          </table:previous>
        </table:cell-content-change>
        <table:cell-content-change table:id="ct105">
          <table:cell-address table:column="4" table:row="18" table:table="1"/>
          <office:change-info>
            <dc:creator>Daniel Izquierdo</dc:creator>
            <dc:date>2010-10-19T11:12:09</dc:date>
          </office:change-info>
          <table:previous table:id="ct42">
            <table:change-track-table-cell office:value-type="string">
              <text:p>Documentation is important for a good integration into software processes at different organizations</text:p>
            </table:change-track-table-cell>
          </table:previous>
        </table:cell-content-change>
        <table:cell-content-change table:id="ct106">
          <table:cell-address table:column="4" table:row="18" table:table="1"/>
          <office:change-info>
            <dc:creator>Daniel Izquierdo</dc:creator>
            <dc:date>2010-10-19T11:12:09</dc:date>
          </office:change-info>
          <table:previous table:id="ct43">
            <table:change-track-table-cell office:value-type="string">
              <text:p>It shoul be adopted by community, market and insutry</text:p>
            </table:change-track-table-cell>
          </table:previous>
        </table:cell-content-change>
        <table:cell-content-change table:id="ct107">
          <table:cell-address table:column="4" table:row="18" table:table="1"/>
          <office:change-info>
            <dc:creator>Daniel Izquierdo</dc:creator>
            <dc:date>2010-10-19T11:12:09</dc:date>
          </office:change-info>
          <table:previous table:id="ct44">
            <table:change-track-table-cell office:value-type="string">
              <text:p>This is very related to the quality of the software.</text:p>
            </table:change-track-table-cell>
          </table:previous>
        </table:cell-content-change>
        <table:cell-content-change table:id="ct108">
          <table:cell-address table:column="4" table:row="18" table:table="1"/>
          <office:change-info>
            <dc:creator>Daniel Izquierdo</dc:creator>
            <dc:date>2010-10-19T11:12:09</dc:date>
          </office:change-info>
          <table:previous table:id="ct45">
            <table:change-track-table-cell office:value-type="string">
              <text:p>This is important as it <text:s/>is going to be used by professional organizations.</text:p>
            </table:change-track-table-cell>
          </table:previous>
        </table:cell-content-change>
        <table:cell-content-change table:id="ct109">
          <table:cell-address table:column="3" table:row="11" table:table="1"/>
          <office:change-info>
            <dc:creator>Daniel Izquierdo</dc:creator>
            <dc:date>2010-10-19T11:12:15</dc:date>
          </office:change-info>
          <table:previous table:id="ct47">
            <table:change-track-table-cell office:value-type="float" office:value="0.02"/>
          </table:previous>
        </table:cell-content-change>
        <table:cell-content-change table:id="ct110">
          <table:cell-address table:column="3" table:row="12" table:table="1"/>
          <office:change-info>
            <dc:creator>Daniel Izquierdo</dc:creator>
            <dc:date>2010-10-19T11:12:15</dc:date>
          </office:change-info>
          <table:previous table:id="ct46">
            <table:change-track-table-cell office:value-type="float" office:value="0.02"/>
          </table:previous>
        </table:cell-content-change>
        <table:cell-content-change table:id="ct111">
          <table:cell-address table:column="3" table:row="13" table:table="1"/>
          <office:change-info>
            <dc:creator>Daniel Izquierdo</dc:creator>
            <dc:date>2010-10-19T11:12:16</dc:date>
          </office:change-info>
          <table:previous table:id="ct12">
            <table:change-track-table-cell office:value-type="float" office:value="0.15"/>
          </table:previous>
        </table:cell-content-change>
        <table:cell-content-change table:id="ct112">
          <table:cell-address table:column="3" table:row="14" table:table="1"/>
          <office:change-info>
            <dc:creator>Daniel Izquierdo</dc:creator>
            <dc:date>2010-10-19T11:12:16</dc:date>
          </office:change-info>
          <table:previous table:id="ct48">
            <table:change-track-table-cell office:value-type="float" office:value="0.03"/>
          </table:previous>
        </table:cell-content-change>
        <table:cell-content-change table:id="ct113">
          <table:cell-address table:column="3" table:row="15" table:table="1"/>
          <office:change-info>
            <dc:creator>Daniel Izquierdo</dc:creator>
            <dc:date>2010-10-19T11:12:17</dc:date>
          </office:change-info>
          <table:previous table:id="ct21">
            <table:change-track-table-cell office:value-type="float" office:value="0.15"/>
          </table:previous>
        </table:cell-content-change>
        <table:cell-content-change table:id="ct114">
          <table:cell-address table:column="3" table:row="16" table:table="1"/>
          <office:change-info>
            <dc:creator>Daniel Izquierdo</dc:creator>
            <dc:date>2010-10-19T11:12:17</dc:date>
          </office:change-info>
          <table:previous table:id="ct36">
            <table:change-track-table-cell office:value-type="float" office:value="0.1"/>
          </table:previous>
        </table:cell-content-change>
        <table:cell-content-change table:id="ct115">
          <table:cell-address table:column="3" table:row="17" table:table="1"/>
          <office:change-info>
            <dc:creator>Daniel Izquierdo</dc:creator>
            <dc:date>2010-10-19T11:12:18</dc:date>
          </office:change-info>
          <table:previous table:id="ct41">
            <table:change-track-table-cell office:value-type="float" office:value="0.03"/>
          </table:previous>
        </table:cell-content-change>
        <table:cell-content-change table:id="ct116">
          <table:cell-address table:column="3" table:row="18" table:table="1"/>
          <office:change-info>
            <dc:creator>Daniel Izquierdo</dc:creator>
            <dc:date>2010-10-19T11:12:18</dc:date>
          </office:change-info>
          <table:previous table:id="ct33">
            <table:change-track-table-cell office:value-type="float" office:value="0.1"/>
          </table:previous>
        </table:cell-content-change>
        <table:cell-content-change table:id="ct117">
          <table:cell-address table:column="3" table:row="18" table:table="1"/>
          <office:change-info>
            <dc:creator>Daniel Izquierdo</dc:creator>
            <dc:date>2010-10-19T11:12:19</dc:date>
          </office:change-info>
          <table:previous table:id="ct37">
            <table:change-track-table-cell office:value-type="float" office:value="0.1"/>
          </table:previous>
        </table:cell-content-change>
        <table:cell-content-change table:id="ct118">
          <table:cell-address table:column="3" table:row="18" table:table="1"/>
          <office:change-info>
            <dc:creator>Daniel Izquierdo</dc:creator>
            <dc:date>2010-10-19T11:12:19</dc:date>
          </office:change-info>
          <table:previous table:id="ct38">
            <table:change-track-table-cell office:value-type="float" office:value="0.1"/>
          </table:previous>
        </table:cell-content-change>
        <table:cell-content-change table:id="ct119">
          <table:cell-address table:column="3" table:row="18" table:table="1"/>
          <office:change-info>
            <dc:creator>Daniel Izquierdo</dc:creator>
            <dc:date>2010-10-19T11:12:20</dc:date>
          </office:change-info>
          <table:previous table:id="ct39">
            <table:change-track-table-cell office:value-type="float" office:value="0.1"/>
          </table:previous>
        </table:cell-content-change>
        <table:cell-content-change table:id="ct120">
          <table:cell-address table:column="3" table:row="18" table:table="1"/>
          <office:change-info>
            <dc:creator>Daniel Izquierdo</dc:creator>
            <dc:date>2010-10-19T11:12:21</dc:date>
          </office:change-info>
          <table:previous table:id="ct40">
            <table:change-track-table-cell office:value-type="float" office:value="0.1"/>
          </table:previous>
        </table:cell-content-change>
        <table:cell-content-change table:id="ct121">
          <table:cell-address table:column="3" table:row="37" table:table="2"/>
          <office:change-info>
            <dc:creator>Daniel Izquierdo</dc:creator>
            <dc:date>2010-10-19T11:12:35</dc:date>
          </office:change-info>
          <table:previous table:id="ct54">
            <table:change-track-table-cell office:value-type="float" office:value="0.3"/>
          </table:previous>
        </table:cell-content-change>
        <table:cell-content-change table:id="ct122">
          <table:cell-address table:column="3" table:row="11" table:table="2"/>
          <office:change-info>
            <dc:creator>Daniel Izquierdo</dc:creator>
            <dc:date>2010-10-19T11:12:36</dc:date>
          </office:change-info>
          <table:previous table:id="ct55">
            <table:change-track-table-cell office:value-type="float" office:value="0.3"/>
          </table:previous>
        </table:cell-content-change>
        <table:cell-content-change table:id="ct123">
          <table:cell-address table:column="3" table:row="54" table:table="2"/>
          <office:change-info>
            <dc:creator>Daniel Izquierdo</dc:creator>
            <dc:date>2010-10-19T11:12:38</dc:date>
          </office:change-info>
          <table:previous table:id="ct56">
            <table:change-track-table-cell office:value-type="float" office:value="0.4"/>
          </table:previous>
        </table:cell-content-change>
        <table:cell-content-change table:id="ct124">
          <table:cell-address table:column="3" table:row="78" table:table="2"/>
          <office:change-info>
            <dc:creator>Daniel Izquierdo</dc:creator>
            <dc:date>2010-10-19T11:12:41</dc:date>
          </office:change-info>
          <table:previous table:id="ct62">
            <table:change-track-table-cell office:value-type="float" office:value="0.3"/>
          </table:previous>
        </table:cell-content-change>
        <table:cell-content-change table:id="ct125">
          <table:cell-address table:column="3" table:row="107" table:table="2"/>
          <office:change-info>
            <dc:creator>Daniel Izquierdo</dc:creator>
            <dc:date>2010-10-19T11:12:42</dc:date>
          </office:change-info>
          <table:previous table:id="ct73">
            <table:change-track-table-cell office:value-type="float" office:value="0.4"/>
          </table:previous>
        </table:cell-content-change>
        <table:cell-content-change table:id="ct126">
          <table:cell-address table:column="3" table:row="128" table:table="2"/>
          <office:change-info>
            <dc:creator>Daniel Izquierdo</dc:creator>
            <dc:date>2010-10-19T11:12:47</dc:date>
          </office:change-info>
          <table:previous table:id="ct76">
            <table:change-track-table-cell office:value-type="float" office:value="0.3"/>
          </table:previous>
        </table:cell-content-change>
        <table:cell-content-change table:id="ct127">
          <table:cell-address table:column="3" table:row="128" table:table="2"/>
          <office:change-info>
            <dc:creator>Daniel Izquierdo</dc:creator>
            <dc:date>2010-10-19T11:12:49</dc:date>
          </office:change-info>
          <table:previous table:id="ct79">
            <table:change-track-table-cell office:value-type="float" office:value="0.3"/>
          </table:previous>
        </table:cell-content-change>
        <table:cell-content-change table:id="ct128">
          <table:cell-address table:column="3" table:row="128" table:table="2"/>
          <office:change-info>
            <dc:creator>Daniel Izquierdo</dc:creator>
            <dc:date>2010-10-19T11:12:50</dc:date>
          </office:change-info>
          <table:previous table:id="ct82">
            <table:change-track-table-cell office:value-type="float" office:value="0.4"/>
          </table:previous>
        </table:cell-content-change>
        <table:cell-content-change table:id="ct129">
          <table:cell-address table:column="3" table:row="128" table:table="2"/>
          <office:change-info>
            <dc:creator>Daniel Izquierdo</dc:creator>
            <dc:date>2010-10-19T11:13:01</dc:date>
          </office:change-info>
          <table:previous table:id="ct85">
            <table:change-track-table-cell office:value-type="float" office:value="0.5"/>
          </table:previous>
        </table:cell-content-change>
        <table:cell-content-change table:id="ct130">
          <table:cell-address table:column="7" table:row="128" table:table="2"/>
          <office:change-info>
            <dc:creator>Daniel Izquierdo</dc:creator>
            <dc:date>2010-10-19T11:13:03</dc:date>
          </office:change-info>
          <table:previous table:id="ct94">
            <table:change-track-table-cell office:value-type="string">
              <text:p>Again for the usability of a product it is of the utmost importance that good and comprenhensive documentation is available.</text:p>
            </table:change-track-table-cell>
          </table:previous>
        </table:cell-content-change>
        <table:cell-content-change table:id="ct131">
          <table:cell-address table:column="8" table:row="128" table:table="2"/>
          <office:change-info>
            <dc:creator>Daniel Izquierdo</dc:creator>
            <dc:date>2010-10-19T11:13:06</dc:date>
          </office:change-info>
          <table:previous table:id="ct95">
            <table:change-track-table-cell office:value-type="string">
              <text:p>This <text:s/>might be a relevant data because the lack of professional support probably would reduce the scope of a given product.</text:p>
            </table:change-track-table-cell>
          </table:previous>
        </table:cell-content-change>
        <table:cell-content-change table:id="ct132">
          <table:cell-address table:column="7" table:row="128" table:table="2"/>
          <office:change-info>
            <dc:creator>Daniel Izquierdo</dc:creator>
            <dc:date>2010-10-19T11:13:08</dc:date>
          </office:change-info>
          <table:previous table:id="ct93">
            <table:change-track-table-cell office:value-type="string">
              <text:p>This metric is important because it makes the software more or less usable</text:p>
            </table:change-track-table-cell>
          </table:previous>
        </table:cell-content-change>
        <table:cell-content-change table:id="ct133">
          <table:cell-address table:column="7" table:row="128" table:table="2"/>
          <office:change-info>
            <dc:creator>Daniel Izquierdo</dc:creator>
            <dc:date>2010-10-19T11:13:12</dc:date>
          </office:change-info>
          <table:previous table:id="ct92">
            <table:change-track-table-cell office:value-type="string">
              <text:p>The problems faced by a software in rela use cases are more complex and variable than the ones that take place in another context.</text:p>
            </table:change-track-table-cell>
          </table:previous>
        </table:cell-content-change>
        <table:cell-content-change table:id="ct134">
          <table:cell-address table:column="7" table:row="78" table:table="2"/>
          <office:change-info>
            <dc:creator>Daniel Izquierdo</dc:creator>
            <dc:date>2010-10-19T11:13:16</dc:date>
          </office:change-info>
          <table:previous table:id="ct91">
            <table:change-track-table-cell office:value-type="string">
              <text:p>Last release in 2006. <text:s/>I think that this metric is important because frequent releases are a sympton of the health of a project.</text:p>
            </table:change-track-table-cell>
          </table:previous>
        </table:cell-content-change>
        <table:cell-content-change table:id="ct135">
          <table:cell-address table:column="4" table:row="78" table:table="2"/>
          <office:change-info>
            <dc:creator>Daniel Izquierdo</dc:creator>
            <dc:date>2010-10-19T11:13:21</dc:date>
          </office:change-info>
          <table:previous table:id="ct63">
            <table:change-track-table-cell office:value-type="float" office:value="1"/>
          </table:previous>
        </table:cell-content-change>
        <table:cell-content-change table:id="ct136">
          <table:cell-address table:column="4" table:row="107" table:table="2"/>
          <office:change-info>
            <dc:creator>Daniel Izquierdo</dc:creator>
            <dc:date>2010-10-19T11:13:26</dc:date>
          </office:change-info>
          <table:previous table:id="ct74">
            <table:change-track-table-cell office:value-type="float" office:value="3"/>
          </table:previous>
        </table:cell-content-change>
        <table:cell-content-change table:id="ct137">
          <table:cell-address table:column="4" table:row="128" table:table="2"/>
          <office:change-info>
            <dc:creator>Daniel Izquierdo</dc:creator>
            <dc:date>2010-10-19T11:13:32</dc:date>
          </office:change-info>
          <table:previous table:id="ct77">
            <table:change-track-table-cell office:value-type="float" office:value="5"/>
          </table:previous>
        </table:cell-content-change>
        <table:cell-content-change table:id="ct138">
          <table:cell-address table:column="4" table:row="128" table:table="2"/>
          <office:change-info>
            <dc:creator>Daniel Izquierdo</dc:creator>
            <dc:date>2010-10-19T11:13:36</dc:date>
          </office:change-info>
          <table:previous table:id="ct80">
            <table:change-track-table-cell office:value-type="float" office:value="5"/>
          </table:previous>
        </table:cell-content-change>
        <table:cell-content-change table:id="ct139">
          <table:cell-address table:column="4" table:row="128" table:table="2"/>
          <office:change-info>
            <dc:creator>Daniel Izquierdo</dc:creator>
            <dc:date>2010-10-19T11:13:37</dc:date>
          </office:change-info>
          <table:previous table:id="ct83">
            <table:change-track-table-cell office:value-type="float" office:value="1"/>
          </table:previous>
        </table:cell-content-change>
        <table:cell-content-change table:id="ct140">
          <table:cell-address table:column="4" table:row="128" table:table="2"/>
          <office:change-info>
            <dc:creator>Daniel Izquierdo</dc:creator>
            <dc:date>2010-10-19T11:13:38</dc:date>
          </office:change-info>
          <table:previous table:id="ct86">
            <table:change-track-table-cell office:value-type="float" office:value="5"/>
          </table:previous>
        </table:cell-content-change>
        <table:cell-content-change table:id="ct141">
          <table:cell-address table:column="7" table:row="37" table:table="2"/>
          <office:change-info>
            <dc:creator>pcoca </dc:creator>
            <dc:date>2010-11-25T11:00:12</dc:date>
          </office:change-info>
          <table:previous table:id="ct87">
            <table:change-track-table-cell office:value-type="string">
              <text:p>I was not able to run the program</text:p>
            </table:change-track-table-cell>
          </table:previous>
        </table:cell-content-change>
        <table:cell-content-change table:id="ct142">
          <table:cell-address table:column="7" table:row="11" table:table="2"/>
          <office:change-info>
            <dc:creator>pcoca </dc:creator>
            <dc:date>2010-11-25T11:00:14</dc:date>
          </office:change-info>
          <table:previous table:id="ct96">
            <table:change-track-table-cell office:value-type="string">
              <text:p>The installation process is very important because it is the first approach of a user to a product and might be crucial when deciding between different software with similar funcationality.</text:p>
            </table:change-track-table-cell>
          </table:previous>
        </table:cell-content-change>
        <table:cell-content-change table:id="ct143">
          <table:cell-address table:column="4" table:row="103" table:table="2"/>
          <office:change-info>
            <dc:creator>pcoca </dc:creator>
            <dc:date>2012-12-13T12:13:10</dc:date>
          </office:change-info>
          <table:previous>
            <table:change-track-table-cell office:value-type="float" office:value="0"/>
          </table:previous>
        </table:cell-content-change>
        <table:cell-content-change table:id="ct144">
          <table:cell-address table:column="4" table:row="103" table:table="2"/>
          <office:change-info>
            <dc:creator>pcoca </dc:creator>
            <dc:date>2012-12-13T12:13:15</dc:date>
          </office:change-info>
          <table:previous table:id="ct71">
            <table:change-track-table-cell office:value-type="float" office:value="1"/>
          </table:previous>
        </table:cell-content-change>
        <table:cell-content-change table:id="ct145">
          <table:cell-address table:column="1" table:row="54" table:table="2"/>
          <office:change-info>
            <dc:creator>ricardo </dc:creator>
            <dc:date>2012-12-22T10:40:18</dc:date>
          </office:change-info>
          <table:previous>
            <table:change-track-table-cell office:value-type="string">
              <text:p>Time for vanilla installation/configuration</text:p>
            </table:change-track-table-cell>
          </table:previous>
        </table:cell-content-change>
        <table:cell-content-change table:id="ct146">
          <table:cell-address table:column="1" table:row="34" table:table="2"/>
          <office:change-info>
            <dc:creator>ricardo </dc:creator>
            <dc:date>2012-12-22T10:40:54</dc:date>
          </office:change-info>
          <table:previous>
            <table:change-track-table-cell office:value-type="string">
              <text:p>Usability</text:p>
            </table:change-track-table-cell>
          </table:previous>
        </table:cell-content-change>
        <table:insertion table:id="ct147" table:type="row" table:position="10" table:table="2">
          <office:change-info>
            <dc:creator>ricardo </dc:creator>
            <dc:date>2012-12-22T10:41:44</dc:date>
          </office:change-info>
          <table:dependencies>
            <table:dependence table:id="ct149"/>
          </table:dependencies>
        </table:insertion>
        <table:insertion table:id="ct148" table:type="row" table:position="9" table:table="2">
          <office:change-info>
            <dc:creator>ricardo </dc:creator>
            <dc:date>2012-12-22T10:41:47</dc:date>
          </office:change-info>
        </table:insertion>
        <table:movement table:id="ct149">
          <table:source-range-address table:start-column="0" table:start-row="52" table:start-table="2" table:end-column="1023" table:end-row="46" table:end-table="2"/>
          <table:target-range-address table:start-column="0" table:start-row="10" table:start-table="2" table:end-column="1023" table:end-row="11" table:end-table="2"/>
          <office:change-info>
            <dc:creator>ricardo </dc:creator>
            <dc:date>2012-12-22T10:42:22</dc:date>
          </office:change-info>
          <table:dependencies>
            <table:dependence table:id="ct1164"/>
            <table:dependence table:id="ct165"/>
            <table:dependence table:id="ct-26"/>
            <table:dependence table:id="ct-27"/>
            <table:dependence table:id="ct-28"/>
            <table:dependence table:id="ct-29"/>
            <table:dependence table:id="ct-30"/>
            <table:dependence table:id="ct-31"/>
            <table:dependence table:id="ct-32"/>
          </table:dependencies>
        </table:movement>
        <table:insertion table:id="ct150" table:type="row" table:position="21" table:table="2">
          <office:change-info>
            <dc:creator>ricardo </dc:creator>
            <dc:date>2012-12-22T10:42:56</dc:date>
          </office:change-info>
          <table:dependencies>
            <table:dependence table:id="ct1501"/>
            <table:dependence table:id="ct1500"/>
            <table:dependence table:id="ct935"/>
            <table:dependence table:id="ct934"/>
            <table:dependence table:id="ct905"/>
            <table:dependence table:id="ct799"/>
            <table:dependence table:id="ct792"/>
            <table:dependence table:id="ct788"/>
            <table:dependence table:id="ct787"/>
            <table:dependence table:id="ct786"/>
            <table:dependence table:id="ct784"/>
            <table:dependence table:id="ct783"/>
            <table:dependence table:id="ct575"/>
            <table:dependence table:id="ct162"/>
            <table:dependence table:id="ct160"/>
            <table:dependence table:id="ct158"/>
            <table:dependence table:id="ct156"/>
            <table:dependence table:id="ct154"/>
          </table:dependencies>
        </table:insertion>
        <table:insertion table:id="ct151" table:type="row" table:position="20" table:table="2">
          <office:change-info>
            <dc:creator>ricardo </dc:creator>
            <dc:date>2012-12-22T10:42:59</dc:date>
          </office:change-info>
          <table:dependencies>
            <table:dependence table:id="ct161"/>
            <table:dependence table:id="ct159"/>
            <table:dependence table:id="ct157"/>
            <table:dependence table:id="ct155"/>
            <table:dependence table:id="ct153"/>
          </table:dependencies>
        </table:insertion>
        <table:insertion table:id="ct152" table:type="row" table:position="18" table:table="2">
          <office:change-info>
            <dc:creator>ricardo </dc:creator>
            <dc:date>2012-12-22T10:43:01</dc:date>
          </office:change-info>
        </table:insertion>
        <table:cell-content-change table:id="ct153">
          <table:cell-address table:column="1" table:row="20" table:table="2"/>
          <office:change-info>
            <dc:creator>ricardo </dc:creator>
            <dc:date>2012-12-22T10:43:03</dc:date>
          </office:change-info>
          <table:previous>
            <table:change-track-table-cell/>
          </table:previous>
        </table:cell-content-change>
        <table:cell-content-change table:id="ct154">
          <table:cell-address table:column="1" table:row="21" table:table="2"/>
          <office:change-info>
            <dc:creator>ricardo </dc:creator>
            <dc:date>2012-12-22T10:43:03</dc:date>
          </office:change-info>
          <table:previous>
            <table:change-track-table-cell/>
          </table:previous>
        </table:cell-content-change>
        <table:cell-content-change table:id="ct155">
          <table:cell-address table:column="2" table:row="20" table:table="2"/>
          <office:change-info>
            <dc:creator>ricardo </dc:creator>
            <dc:date>2012-12-22T10:43:03</dc:date>
          </office:change-info>
          <table:previous>
            <table:change-track-table-cell/>
          </table:previous>
        </table:cell-content-change>
        <table:cell-content-change table:id="ct156">
          <table:cell-address table:column="2" table:row="21" table:table="2"/>
          <office:change-info>
            <dc:creator>ricardo </dc:creator>
            <dc:date>2012-12-22T10:43:03</dc:date>
          </office:change-info>
          <table:previous>
            <table:change-track-table-cell/>
          </table:previous>
        </table:cell-content-change>
        <table:cell-content-change table:id="ct157">
          <table:cell-address table:column="3" table:row="20" table:table="2"/>
          <office:change-info>
            <dc:creator>ricardo </dc:creator>
            <dc:date>2012-12-22T10:43:03</dc:date>
          </office:change-info>
          <table:previous>
            <table:change-track-table-cell/>
          </table:previous>
        </table:cell-content-change>
        <table:cell-content-change table:id="ct158">
          <table:cell-address table:column="3" table:row="21" table:table="2"/>
          <office:change-info>
            <dc:creator>ricardo </dc:creator>
            <dc:date>2012-12-22T10:43:03</dc:date>
          </office:change-info>
          <table:previous>
            <table:change-track-table-cell/>
          </table:previous>
        </table:cell-content-change>
        <table:cell-content-change table:id="ct159">
          <table:cell-address table:column="4" table:row="20" table:table="2"/>
          <office:change-info>
            <dc:creator>ricardo </dc:creator>
            <dc:date>2012-12-22T10:43:03</dc:date>
          </office:change-info>
          <table:previous>
            <table:change-track-table-cell/>
          </table:previous>
        </table:cell-content-change>
        <table:cell-content-change table:id="ct160">
          <table:cell-address table:column="4" table:row="21" table:table="2"/>
          <office:change-info>
            <dc:creator>ricardo </dc:creator>
            <dc:date>2012-12-22T10:43:03</dc:date>
          </office:change-info>
          <table:previous>
            <table:change-track-table-cell/>
          </table:previous>
        </table:cell-content-change>
        <table:cell-content-change table:id="ct161">
          <table:cell-address table:column="5" table:row="20" table:table="2"/>
          <office:change-info>
            <dc:creator>ricardo </dc:creator>
            <dc:date>2012-12-22T10:43:03</dc:date>
          </office:change-info>
          <table:previous>
            <table:change-track-table-cell/>
          </table:previous>
        </table:cell-content-change>
        <table:cell-content-change table:id="ct162">
          <table:cell-address table:column="5" table:row="21" table:table="2"/>
          <office:change-info>
            <dc:creator>ricardo </dc:creator>
            <dc:date>2012-12-22T10:43:03</dc:date>
          </office:change-info>
          <table:previous>
            <table:change-track-table-cell/>
          </table:previous>
        </table:cell-content-change>
        <table:cell-content-change table:id="ct163">
          <table:cell-address table:column="1" table:row="11" table:table="2"/>
          <office:change-info>
            <dc:creator>ricardo </dc:creator>
            <dc:date>2012-12-22T10:43:10</dc:date>
          </office:change-info>
          <table:previous>
            <table:change-track-table-cell office:value-type="string">
              <text:p>Time for setup pre-requisites for installing open source software</text:p>
            </table:change-track-table-cell>
          </table:previous>
        </table:cell-content-change>
        <table:cell-content-change table:id="ct164">
          <table:cell-address table:column="5" table:row="8" table:table="2"/>
          <office:change-info>
            <dc:creator>ricardo </dc:creator>
            <dc:date>2012-12-22T10:43:42</dc:date>
          </office:change-info>
          <table:previous>
            <table:change-track-table-cell table:cell-address="'Category Rating and Metrics'.F9" table:formula="of:=[$'Functionality Rating'.E13]" office:value-type="float" office:value="5"/>
          </table:previous>
        </table:cell-content-change>
        <table:deletion table:id="ct165" table:type="row" table:position="52" table:table="2">
          <office:change-info>
            <dc:creator>ricardo </dc:creator>
            <dc:date>2012-12-22T10:43:54</dc:date>
          </office:change-info>
          <table:deletions>
            <table:cell-content-deletion>
              <table:cell-address table:column="5" table:row="52" table:table="2"/>
              <table:change-track-table-cell office:value-type="string">
                <text:p>Weighted Score</text:p>
              </table:change-track-table-cell>
            </table:cell-content-deletion>
            <table:cell-content-deletion>
              <table:cell-address table:column="4" table:row="52" table:table="2"/>
              <table:change-track-table-cell office:value-type="string">
                <text:p>Unweighted Score</text:p>
              </table:change-track-table-cell>
            </table:cell-content-deletion>
            <table:cell-content-deletion>
              <table:cell-address table:column="3" table:row="52" table:table="2"/>
              <table:change-track-table-cell office:value-type="string">
                <text:p>Weight</text:p>
              </table:change-track-table-cell>
            </table:cell-content-deletion>
            <table:cell-content-deletion>
              <table:cell-address table:column="2" table:row="52" table:table="2"/>
              <table:change-track-table-cell office:value-type="string">
                <text:p>Raw Score</text:p>
              </table:change-track-table-cell>
            </table:cell-content-deletion>
            <table:cell-content-deletion>
              <table:cell-address table:column="1" table:row="52" table:table="2"/>
              <table:change-track-table-cell office:value-type="string">
                <text:p>Metric Name</text:p>
              </table:change-track-table-cell>
            </table:cell-content-deletion>
            <table:change-deletion table:id="ct1175"/>
            <table:change-deletion table:id="ct1163"/>
            <table:change-deletion table:id="ct166"/>
          </table:deletions>
          <table:cut-offs>
            <table:movement-cut-off table:id="ct149" table:start-position="1" table:end-position="0"/>
          </table:cut-offs>
        </table:deletion>
        <table:deletion table:id="ct166" table:type="row" table:position="52" table:table="2">
          <office:change-info>
            <dc:creator>ricardo </dc:creator>
            <dc:date>2012-12-22T10:43:56</dc:date>
          </office:change-info>
        </table:deletion>
        <table:insertion table:id="ct167" table:type="row" table:position="65" table:table="2">
          <office:change-info>
            <dc:creator>ricardo </dc:creator>
            <dc:date>2012-12-22T10:44:17</dc:date>
          </office:change-info>
          <table:dependencies>
            <table:dependence table:id="ct177"/>
            <table:dependence table:id="ct175"/>
            <table:dependence table:id="ct173"/>
            <table:dependence table:id="ct171"/>
            <table:dependence table:id="ct169"/>
          </table:dependencies>
        </table:insertion>
        <table:insertion table:id="ct168" table:type="row" table:position="66" table:table="2">
          <office:change-info>
            <dc:creator>ricardo </dc:creator>
            <dc:date>2012-12-22T10:44:19</dc:date>
          </office:change-info>
          <table:dependencies>
            <table:dependence table:id="ct1599"/>
            <table:dependence table:id="ct1598"/>
            <table:dependence table:id="ct1596"/>
            <table:dependence table:id="ct964"/>
            <table:dependence table:id="ct963"/>
            <table:dependence table:id="ct574"/>
            <table:dependence table:id="ct179"/>
            <table:dependence table:id="ct178"/>
            <table:dependence table:id="ct176"/>
            <table:dependence table:id="ct174"/>
            <table:dependence table:id="ct172"/>
            <table:dependence table:id="ct170"/>
          </table:dependencies>
        </table:insertion>
        <table:cell-content-change table:id="ct169">
          <table:cell-address table:column="1" table:row="65" table:table="2"/>
          <office:change-info>
            <dc:creator>ricardo </dc:creator>
            <dc:date>2012-12-22T10:44:22</dc:date>
          </office:change-info>
          <table:previous>
            <table:change-track-table-cell/>
          </table:previous>
        </table:cell-content-change>
        <table:cell-content-change table:id="ct170">
          <table:cell-address table:column="1" table:row="66" table:table="2"/>
          <office:change-info>
            <dc:creator>ricardo </dc:creator>
            <dc:date>2012-12-22T10:44:22</dc:date>
          </office:change-info>
          <table:previous>
            <table:change-track-table-cell/>
          </table:previous>
        </table:cell-content-change>
        <table:cell-content-change table:id="ct171">
          <table:cell-address table:column="2" table:row="65" table:table="2"/>
          <office:change-info>
            <dc:creator>ricardo </dc:creator>
            <dc:date>2012-12-22T10:44:22</dc:date>
          </office:change-info>
          <table:previous>
            <table:change-track-table-cell/>
          </table:previous>
        </table:cell-content-change>
        <table:cell-content-change table:id="ct172">
          <table:cell-address table:column="2" table:row="66" table:table="2"/>
          <office:change-info>
            <dc:creator>ricardo </dc:creator>
            <dc:date>2012-12-22T10:44:22</dc:date>
          </office:change-info>
          <table:previous>
            <table:change-track-table-cell/>
          </table:previous>
        </table:cell-content-change>
        <table:cell-content-change table:id="ct173">
          <table:cell-address table:column="3" table:row="65" table:table="2"/>
          <office:change-info>
            <dc:creator>ricardo </dc:creator>
            <dc:date>2012-12-22T10:44:22</dc:date>
          </office:change-info>
          <table:previous>
            <table:change-track-table-cell/>
          </table:previous>
        </table:cell-content-change>
        <table:cell-content-change table:id="ct174">
          <table:cell-address table:column="3" table:row="66" table:table="2"/>
          <office:change-info>
            <dc:creator>ricardo </dc:creator>
            <dc:date>2012-12-22T10:44:22</dc:date>
          </office:change-info>
          <table:previous>
            <table:change-track-table-cell/>
          </table:previous>
        </table:cell-content-change>
        <table:cell-content-change table:id="ct175">
          <table:cell-address table:column="4" table:row="65" table:table="2"/>
          <office:change-info>
            <dc:creator>ricardo </dc:creator>
            <dc:date>2012-12-22T10:44:22</dc:date>
          </office:change-info>
          <table:previous>
            <table:change-track-table-cell/>
          </table:previous>
        </table:cell-content-change>
        <table:cell-content-change table:id="ct176">
          <table:cell-address table:column="4" table:row="66" table:table="2"/>
          <office:change-info>
            <dc:creator>ricardo </dc:creator>
            <dc:date>2012-12-22T10:44:22</dc:date>
          </office:change-info>
          <table:previous>
            <table:change-track-table-cell/>
          </table:previous>
        </table:cell-content-change>
        <table:cell-content-change table:id="ct177">
          <table:cell-address table:column="5" table:row="65" table:table="2"/>
          <office:change-info>
            <dc:creator>ricardo </dc:creator>
            <dc:date>2012-12-22T10:44:22</dc:date>
          </office:change-info>
          <table:previous>
            <table:change-track-table-cell/>
          </table:previous>
        </table:cell-content-change>
        <table:cell-content-change table:id="ct178">
          <table:cell-address table:column="5" table:row="66" table:table="2"/>
          <office:change-info>
            <dc:creator>ricardo </dc:creator>
            <dc:date>2012-12-22T10:44:22</dc:date>
          </office:change-info>
          <table:previous>
            <table:change-track-table-cell/>
          </table:previous>
        </table:cell-content-change>
        <table:cell-content-change table:id="ct179">
          <table:cell-address table:column="1" table:row="66" table:table="2"/>
          <office:change-info>
            <dc:creator>ricardo </dc:creator>
            <dc:date>2012-12-22T10:44:31</dc:date>
          </office:change-info>
          <table:previous table:id="ct170">
            <table:change-track-table-cell office:value-type="string">
              <text:p>Backup and restore</text:p>
            </table:change-track-table-cell>
          </table:previous>
        </table:cell-content-change>
        <table:insertion table:id="ct180" table:type="row" table:position="22" table:table="2">
          <office:change-info>
            <dc:creator>ricardo </dc:creator>
            <dc:date>2012-12-22T10:45:05</dc:date>
          </office:change-info>
        </table:insertion>
        <table:cell-content-change table:id="ct181">
          <table:cell-address table:column="1" table:row="168" table:table="2"/>
          <office:change-info>
            <dc:creator>ricardo </dc:creator>
            <dc:date>2012-12-22T10:46:03</dc:date>
          </office:change-info>
          <table:previous>
            <table:change-track-table-cell office:value-type="string">
              <text:p>Average volume of general mailing list in the last 6 months</text:p>
            </table:change-track-table-cell>
          </table:previous>
        </table:cell-content-change>
        <table:insertion table:id="ct182" table:type="row" table:position="173" table:table="2">
          <office:change-info>
            <dc:creator>ricardo </dc:creator>
            <dc:date>2012-12-22T10:46:29</dc:date>
          </office:change-info>
        </table:insertion>
        <table:insertion table:id="ct183" table:type="row" table:position="175" table:table="2">
          <office:change-info>
            <dc:creator>ricardo </dc:creator>
            <dc:date>2012-12-22T10:46:31</dc:date>
          </office:change-info>
          <table:dependencies>
            <table:dependence table:id="ct1695"/>
            <table:dependence table:id="ct1629"/>
            <table:dependence table:id="ct1627"/>
            <table:dependence table:id="ct1306"/>
            <table:dependence table:id="ct1293"/>
            <table:dependence table:id="ct478"/>
            <table:dependence table:id="ct219"/>
            <table:dependence table:id="ct193"/>
            <table:dependence table:id="ct191"/>
            <table:dependence table:id="ct189"/>
            <table:dependence table:id="ct186"/>
          </table:dependencies>
        </table:insertion>
        <table:insertion table:id="ct184" table:type="row" table:position="174" table:table="2">
          <office:change-info>
            <dc:creator>ricardo </dc:creator>
            <dc:date>2012-12-22T10:46:33</dc:date>
          </office:change-info>
          <table:dependencies>
            <table:dependence table:id="ct192"/>
            <table:dependence table:id="ct190"/>
            <table:dependence table:id="ct188"/>
            <table:dependence table:id="ct187"/>
            <table:dependence table:id="ct185"/>
          </table:dependencies>
        </table:insertion>
        <table:cell-content-change table:id="ct185">
          <table:cell-address table:column="1" table:row="174" table:table="2"/>
          <office:change-info>
            <dc:creator>ricardo </dc:creator>
            <dc:date>2012-12-22T10:46:38</dc:date>
          </office:change-info>
          <table:previous>
            <table:change-track-table-cell/>
          </table:previous>
        </table:cell-content-change>
        <table:cell-content-change table:id="ct186">
          <table:cell-address table:column="1" table:row="175" table:table="2"/>
          <office:change-info>
            <dc:creator>ricardo </dc:creator>
            <dc:date>2012-12-22T10:46:38</dc:date>
          </office:change-info>
          <table:previous>
            <table:change-track-table-cell/>
          </table:previous>
        </table:cell-content-change>
        <table:cell-content-change table:id="ct187">
          <table:cell-address table:column="2" table:row="174" table:table="2"/>
          <office:change-info>
            <dc:creator>ricardo </dc:creator>
            <dc:date>2012-12-22T10:46:38</dc:date>
          </office:change-info>
          <table:previous>
            <table:change-track-table-cell/>
          </table:previous>
        </table:cell-content-change>
        <table:cell-content-change table:id="ct188">
          <table:cell-address table:column="3" table:row="174" table:table="2"/>
          <office:change-info>
            <dc:creator>ricardo </dc:creator>
            <dc:date>2012-12-22T10:46:38</dc:date>
          </office:change-info>
          <table:previous>
            <table:change-track-table-cell/>
          </table:previous>
        </table:cell-content-change>
        <table:cell-content-change table:id="ct189">
          <table:cell-address table:column="3" table:row="175" table:table="2"/>
          <office:change-info>
            <dc:creator>ricardo </dc:creator>
            <dc:date>2012-12-22T10:46:38</dc:date>
          </office:change-info>
          <table:previous>
            <table:change-track-table-cell/>
          </table:previous>
        </table:cell-content-change>
        <table:cell-content-change table:id="ct190">
          <table:cell-address table:column="4" table:row="174" table:table="2"/>
          <office:change-info>
            <dc:creator>ricardo </dc:creator>
            <dc:date>2012-12-22T10:46:38</dc:date>
          </office:change-info>
          <table:previous>
            <table:change-track-table-cell/>
          </table:previous>
        </table:cell-content-change>
        <table:cell-content-change table:id="ct191">
          <table:cell-address table:column="4" table:row="175" table:table="2"/>
          <office:change-info>
            <dc:creator>ricardo </dc:creator>
            <dc:date>2012-12-22T10:46:38</dc:date>
          </office:change-info>
          <table:previous>
            <table:change-track-table-cell/>
          </table:previous>
        </table:cell-content-change>
        <table:cell-content-change table:id="ct192">
          <table:cell-address table:column="5" table:row="174" table:table="2"/>
          <office:change-info>
            <dc:creator>ricardo </dc:creator>
            <dc:date>2012-12-22T10:46:38</dc:date>
          </office:change-info>
          <table:previous>
            <table:change-track-table-cell/>
          </table:previous>
        </table:cell-content-change>
        <table:cell-content-change table:id="ct193">
          <table:cell-address table:column="5" table:row="175" table:table="2"/>
          <office:change-info>
            <dc:creator>ricardo </dc:creator>
            <dc:date>2012-12-22T10:46:38</dc:date>
          </office:change-info>
          <table:previous>
            <table:change-track-table-cell/>
          </table:previous>
        </table:cell-content-change>
        <table:insertion table:id="ct194" table:type="row" table:position="184" table:table="2">
          <office:change-info>
            <dc:creator>ricardo </dc:creator>
            <dc:date>2012-12-22T10:46:48</dc:date>
          </office:change-info>
        </table:insertion>
        <table:insertion table:id="ct195" table:type="row" table:position="179" table:table="2">
          <office:change-info>
            <dc:creator>ricardo </dc:creator>
            <dc:date>2012-12-22T10:46:50</dc:date>
          </office:change-info>
        </table:insertion>
        <table:insertion table:id="ct196" table:type="row" table:position="180" table:table="2">
          <office:change-info>
            <dc:creator>ricardo </dc:creator>
            <dc:date>2012-12-22T10:46:51</dc:date>
          </office:change-info>
          <table:dependencies>
            <table:dependence table:id="ct205"/>
            <table:dependence table:id="ct203"/>
            <table:dependence table:id="ct201"/>
            <table:dependence table:id="ct200"/>
            <table:dependence table:id="ct198"/>
          </table:dependencies>
        </table:insertion>
        <table:insertion table:id="ct197" table:type="row" table:position="181" table:table="2">
          <office:change-info>
            <dc:creator>ricardo </dc:creator>
            <dc:date>2012-12-22T10:46:53</dc:date>
          </office:change-info>
          <table:dependencies>
            <table:dependence table:id="ct2225"/>
            <table:dependence table:id="ct1294"/>
            <table:dependence table:id="ct220"/>
            <table:dependence table:id="ct206"/>
            <table:dependence table:id="ct204"/>
            <table:dependence table:id="ct202"/>
            <table:dependence table:id="ct199"/>
          </table:dependencies>
        </table:insertion>
        <table:cell-content-change table:id="ct198">
          <table:cell-address table:column="1" table:row="180" table:table="2"/>
          <office:change-info>
            <dc:creator>ricardo </dc:creator>
            <dc:date>2012-12-22T10:46:56</dc:date>
          </office:change-info>
          <table:previous>
            <table:change-track-table-cell/>
          </table:previous>
        </table:cell-content-change>
        <table:cell-content-change table:id="ct199">
          <table:cell-address table:column="1" table:row="181" table:table="2"/>
          <office:change-info>
            <dc:creator>ricardo </dc:creator>
            <dc:date>2012-12-22T10:46:56</dc:date>
          </office:change-info>
          <table:previous>
            <table:change-track-table-cell/>
          </table:previous>
        </table:cell-content-change>
        <table:cell-content-change table:id="ct200">
          <table:cell-address table:column="2" table:row="180" table:table="2"/>
          <office:change-info>
            <dc:creator>ricardo </dc:creator>
            <dc:date>2012-12-22T10:46:56</dc:date>
          </office:change-info>
          <table:previous>
            <table:change-track-table-cell/>
          </table:previous>
        </table:cell-content-change>
        <table:cell-content-change table:id="ct201">
          <table:cell-address table:column="3" table:row="180" table:table="2"/>
          <office:change-info>
            <dc:creator>ricardo </dc:creator>
            <dc:date>2012-12-22T10:46:56</dc:date>
          </office:change-info>
          <table:previous>
            <table:change-track-table-cell/>
          </table:previous>
        </table:cell-content-change>
        <table:cell-content-change table:id="ct202">
          <table:cell-address table:column="3" table:row="181" table:table="2"/>
          <office:change-info>
            <dc:creator>ricardo </dc:creator>
            <dc:date>2012-12-22T10:46:56</dc:date>
          </office:change-info>
          <table:previous>
            <table:change-track-table-cell/>
          </table:previous>
        </table:cell-content-change>
        <table:cell-content-change table:id="ct203">
          <table:cell-address table:column="4" table:row="180" table:table="2"/>
          <office:change-info>
            <dc:creator>ricardo </dc:creator>
            <dc:date>2012-12-22T10:46:56</dc:date>
          </office:change-info>
          <table:previous>
            <table:change-track-table-cell/>
          </table:previous>
        </table:cell-content-change>
        <table:cell-content-change table:id="ct204">
          <table:cell-address table:column="4" table:row="181" table:table="2"/>
          <office:change-info>
            <dc:creator>ricardo </dc:creator>
            <dc:date>2012-12-22T10:46:56</dc:date>
          </office:change-info>
          <table:previous>
            <table:change-track-table-cell/>
          </table:previous>
        </table:cell-content-change>
        <table:cell-content-change table:id="ct205">
          <table:cell-address table:column="5" table:row="180" table:table="2"/>
          <office:change-info>
            <dc:creator>ricardo </dc:creator>
            <dc:date>2012-12-22T10:46:56</dc:date>
          </office:change-info>
          <table:previous>
            <table:change-track-table-cell/>
          </table:previous>
        </table:cell-content-change>
        <table:cell-content-change table:id="ct206">
          <table:cell-address table:column="5" table:row="181" table:table="2"/>
          <office:change-info>
            <dc:creator>ricardo </dc:creator>
            <dc:date>2012-12-22T10:46:56</dc:date>
          </office:change-info>
          <table:previous>
            <table:change-track-table-cell/>
          </table:previous>
        </table:cell-content-change>
        <table:insertion table:id="ct207" table:type="row" table:position="186" table:table="2">
          <office:change-info>
            <dc:creator>ricardo </dc:creator>
            <dc:date>2012-12-22T10:47:06</dc:date>
          </office:change-info>
          <table:dependencies>
            <table:dependence table:id="ct2238"/>
            <table:dependence table:id="ct2237"/>
            <table:dependence table:id="ct2236"/>
            <table:dependence table:id="ct2234"/>
            <table:dependence table:id="ct2233"/>
            <table:dependence table:id="ct2232"/>
            <table:dependence table:id="ct1295"/>
            <table:dependence table:id="ct221"/>
            <table:dependence table:id="ct217"/>
            <table:dependence table:id="ct215"/>
            <table:dependence table:id="ct213"/>
            <table:dependence table:id="ct210"/>
          </table:dependencies>
        </table:insertion>
        <table:insertion table:id="ct208" table:type="row" table:position="185" table:table="2">
          <office:change-info>
            <dc:creator>ricardo </dc:creator>
            <dc:date>2012-12-22T10:47:09</dc:date>
          </office:change-info>
          <table:dependencies>
            <table:dependence table:id="ct216"/>
            <table:dependence table:id="ct214"/>
            <table:dependence table:id="ct212"/>
            <table:dependence table:id="ct211"/>
            <table:dependence table:id="ct209"/>
          </table:dependencies>
        </table:insertion>
        <table:cell-content-change table:id="ct209">
          <table:cell-address table:column="1" table:row="185" table:table="2"/>
          <office:change-info>
            <dc:creator>ricardo </dc:creator>
            <dc:date>2012-12-22T10:47:18</dc:date>
          </office:change-info>
          <table:previous>
            <table:change-track-table-cell/>
          </table:previous>
        </table:cell-content-change>
        <table:cell-content-change table:id="ct210">
          <table:cell-address table:column="1" table:row="186" table:table="2"/>
          <office:change-info>
            <dc:creator>ricardo </dc:creator>
            <dc:date>2012-12-22T10:47:18</dc:date>
          </office:change-info>
          <table:previous>
            <table:change-track-table-cell/>
          </table:previous>
        </table:cell-content-change>
        <table:cell-content-change table:id="ct211">
          <table:cell-address table:column="2" table:row="185" table:table="2"/>
          <office:change-info>
            <dc:creator>ricardo </dc:creator>
            <dc:date>2012-12-22T10:47:18</dc:date>
          </office:change-info>
          <table:previous>
            <table:change-track-table-cell/>
          </table:previous>
        </table:cell-content-change>
        <table:cell-content-change table:id="ct212">
          <table:cell-address table:column="3" table:row="185" table:table="2"/>
          <office:change-info>
            <dc:creator>ricardo </dc:creator>
            <dc:date>2012-12-22T10:47:18</dc:date>
          </office:change-info>
          <table:previous>
            <table:change-track-table-cell/>
          </table:previous>
        </table:cell-content-change>
        <table:cell-content-change table:id="ct213">
          <table:cell-address table:column="3" table:row="186" table:table="2"/>
          <office:change-info>
            <dc:creator>ricardo </dc:creator>
            <dc:date>2012-12-22T10:47:18</dc:date>
          </office:change-info>
          <table:previous>
            <table:change-track-table-cell/>
          </table:previous>
        </table:cell-content-change>
        <table:cell-content-change table:id="ct214">
          <table:cell-address table:column="4" table:row="185" table:table="2"/>
          <office:change-info>
            <dc:creator>ricardo </dc:creator>
            <dc:date>2012-12-22T10:47:18</dc:date>
          </office:change-info>
          <table:previous>
            <table:change-track-table-cell/>
          </table:previous>
        </table:cell-content-change>
        <table:cell-content-change table:id="ct215">
          <table:cell-address table:column="4" table:row="186" table:table="2"/>
          <office:change-info>
            <dc:creator>ricardo </dc:creator>
            <dc:date>2012-12-22T10:47:18</dc:date>
          </office:change-info>
          <table:previous>
            <table:change-track-table-cell/>
          </table:previous>
        </table:cell-content-change>
        <table:cell-content-change table:id="ct216">
          <table:cell-address table:column="5" table:row="185" table:table="2"/>
          <office:change-info>
            <dc:creator>ricardo </dc:creator>
            <dc:date>2012-12-22T10:47:18</dc:date>
          </office:change-info>
          <table:previous>
            <table:change-track-table-cell/>
          </table:previous>
        </table:cell-content-change>
        <table:cell-content-change table:id="ct217">
          <table:cell-address table:column="5" table:row="186" table:table="2"/>
          <office:change-info>
            <dc:creator>ricardo </dc:creator>
            <dc:date>2012-12-22T10:47:18</dc:date>
          </office:change-info>
          <table:previous>
            <table:change-track-table-cell/>
          </table:previous>
        </table:cell-content-change>
        <table:deletion table:id="ct218" table:type="row" table:position="203" table:table="2">
          <office:change-info>
            <dc:creator>ricardo </dc:creator>
            <dc:date>2012-12-22T10:47:21</dc:date>
          </office:change-info>
          <table:deletions>
            <table:change-deletion table:id="ct1055"/>
          </table:deletions>
        </table:deletion>
        <table:cell-content-change table:id="ct219">
          <table:cell-address table:column="1" table:row="175" table:table="2"/>
          <office:change-info>
            <dc:creator>ricardo </dc:creator>
            <dc:date>2012-12-22T10:47:33</dc:date>
          </office:change-info>
          <table:previous table:id="ct186">
            <table:change-track-table-cell office:value-type="string">
              <text:p>Avg commits per month, last six months</text:p>
            </table:change-track-table-cell>
          </table:previous>
        </table:cell-content-change>
        <table:cell-content-change table:id="ct220">
          <table:cell-address table:column="1" table:row="181" table:table="2"/>
          <office:change-info>
            <dc:creator>ricardo </dc:creator>
            <dc:date>2012-12-22T10:47:39</dc:date>
          </office:change-info>
          <table:previous table:id="ct199">
            <table:change-track-table-cell office:value-type="string">
              <text:p>Avg commits per month, last six months</text:p>
            </table:change-track-table-cell>
          </table:previous>
        </table:cell-content-change>
        <table:cell-content-change table:id="ct221">
          <table:cell-address table:column="1" table:row="186" table:table="2"/>
          <office:change-info>
            <dc:creator>ricardo </dc:creator>
            <dc:date>2012-12-22T10:47:48</dc:date>
          </office:change-info>
          <table:previous table:id="ct210">
            <table:change-track-table-cell office:value-type="string">
              <text:p>Avg commits per month, last six months</text:p>
            </table:change-track-table-cell>
          </table:previous>
        </table:cell-content-change>
        <table:cell-content-change table:id="ct222">
          <table:cell-address table:column="1" table:row="189" table:table="2"/>
          <office:change-info>
            <dc:creator>ricardo </dc:creator>
            <dc:date>2012-12-22T10:47:58</dc:date>
          </office:change-info>
          <table:previous table:id="ct5">
            <table:change-track-table-cell office:value-type="string">
              <text:p>Number of unique code contributor<text:span text:style-name="T3">s</text:span><text:span text:style-name="T4"> in the last 6 month</text:span></text:p>
            </table:change-track-table-cell>
          </table:previous>
        </table:cell-content-change>
        <table:cell-content-change table:id="ct223">
          <table:cell-address table:column="1" table:row="205" table:table="2"/>
          <office:change-info>
            <dc:creator>ricardo </dc:creator>
            <dc:date>2012-12-22T10:48:32</dc:date>
          </office:change-info>
          <table:previous>
            <table:change-track-table-cell office:value-type="string">
              <text:p>Professionalism</text:p>
            </table:change-track-table-cell>
          </table:previous>
        </table:cell-content-change>
        <table:cell-content-change table:id="ct224">
          <table:cell-address table:column="1" table:row="208" table:table="2"/>
          <office:change-info>
            <dc:creator>ricardo </dc:creator>
            <dc:date>2012-12-22T10:48:39</dc:date>
          </office:change-info>
          <table:previous>
            <table:change-track-table-cell office:value-type="string">
              <text:p>Project Driver</text:p>
            </table:change-track-table-cell>
          </table:previous>
        </table:cell-content-change>
        <table:cell-content-change table:id="ct225">
          <table:cell-address table:column="1" table:row="129" table:table="2"/>
          <office:change-info>
            <dc:creator>ricardo </dc:creator>
            <dc:date>2012-12-22T10:48:54</dc:date>
          </office:change-info>
          <table:previous>
            <table:change-track-table-cell office:value-type="string">
              <text:p>Adoption</text:p>
            </table:change-track-table-cell>
          </table:previous>
        </table:cell-content-change>
        <table:cell-content-change table:id="ct226">
          <table:cell-address table:column="1" table:row="132" table:table="2"/>
          <office:change-info>
            <dc:creator>ricardo </dc:creator>
            <dc:date>2012-12-22T10:49:05</dc:date>
          </office:change-info>
          <table:previous>
            <table:change-track-table-cell office:value-type="string">
              <text:p>How many books does amazon.com gives for Power Search query: <text:s/>“subject:computer and title:component name”</text:p>
            </table:change-track-table-cell>
          </table:previous>
        </table:cell-content-change>
        <table:cell-content-change table:id="ct227">
          <table:cell-address table:column="1" table:row="147" table:table="2"/>
          <office:change-info>
            <dc:creator>ricardo </dc:creator>
            <dc:date>2012-12-22T10:49:06</dc:date>
          </office:change-info>
          <table:previous>
            <table:change-track-table-cell office:value-type="string">
              <text:p>Reference deployment</text:p>
            </table:change-track-table-cell>
          </table:previous>
        </table:cell-content-change>
        <table:cell-content-change table:id="ct228">
          <table:cell-address table:column="1" table:row="220" table:table="2"/>
          <office:change-info>
            <dc:creator>ricardo </dc:creator>
            <dc:date>2012-12-22T10:49:56</dc:date>
          </office:change-info>
          <table:previous>
            <table:change-track-table-cell office:value-type="string">
              <text:p>Metric Name</text:p>
            </table:change-track-table-cell>
          </table:previous>
        </table:cell-content-change>
        <table:cell-content-change table:id="ct229">
          <table:cell-address table:column="1" table:row="220" table:table="2"/>
          <office:change-info>
            <dc:creator>ricardo </dc:creator>
            <dc:date>2012-12-22T10:49:56</dc:date>
          </office:change-info>
          <table:previous>
            <table:change-track-table-cell office:value-type="string">
              <text:p>Difficulty to enter the core developer team</text:p>
            </table:change-track-table-cell>
          </table:previous>
        </table:cell-content-change>
        <table:cell-content-change table:id="ct230">
          <table:cell-address table:column="2" table:row="220" table:table="2"/>
          <office:change-info>
            <dc:creator>ricardo </dc:creator>
            <dc:date>2012-12-22T10:49:56</dc:date>
          </office:change-info>
          <table:previous>
            <table:change-track-table-cell office:value-type="string">
              <text:p>Raw Score</text:p>
            </table:change-track-table-cell>
          </table:previous>
        </table:cell-content-change>
        <table:cell-content-change table:id="ct231">
          <table:cell-address table:column="3" table:row="220" table:table="2"/>
          <office:change-info>
            <dc:creator>ricardo </dc:creator>
            <dc:date>2012-12-22T10:49:56</dc:date>
          </office:change-info>
          <table:previous>
            <table:change-track-table-cell office:value-type="string">
              <text:p>Weight</text:p>
            </table:change-track-table-cell>
          </table:previous>
        </table:cell-content-change>
        <table:cell-content-change table:id="ct232">
          <table:cell-address table:column="3" table:row="220" table:table="2"/>
          <office:change-info>
            <dc:creator>ricardo </dc:creator>
            <dc:date>2012-12-22T10:49:56</dc:date>
          </office:change-info>
          <table:previous>
            <table:change-track-table-cell office:value-type="float" office:value="0"/>
          </table:previous>
        </table:cell-content-change>
        <table:cell-content-change table:id="ct233">
          <table:cell-address table:column="4" table:row="220" table:table="2"/>
          <office:change-info>
            <dc:creator>ricardo </dc:creator>
            <dc:date>2012-12-22T10:49:56</dc:date>
          </office:change-info>
          <table:previous>
            <table:change-track-table-cell office:value-type="string">
              <text:p>Unweighted Score</text:p>
            </table:change-track-table-cell>
          </table:previous>
        </table:cell-content-change>
        <table:cell-content-change table:id="ct234">
          <table:cell-address table:column="4" table:row="220" table:table="2"/>
          <office:change-info>
            <dc:creator>ricardo </dc:creator>
            <dc:date>2012-12-22T10:49:56</dc:date>
          </office:change-info>
          <table:previous>
            <table:change-track-table-cell office:value-type="float" office:value="0"/>
          </table:previous>
        </table:cell-content-change>
        <table:cell-content-change table:id="ct235">
          <table:cell-address table:column="5" table:row="220" table:table="2"/>
          <office:change-info>
            <dc:creator>ricardo </dc:creator>
            <dc:date>2012-12-22T10:49:56</dc:date>
          </office:change-info>
          <table:previous>
            <table:change-track-table-cell office:value-type="string">
              <text:p>Weighted Score</text:p>
            </table:change-track-table-cell>
          </table:previous>
        </table:cell-content-change>
        <table:cell-content-change table:id="ct236">
          <table:cell-address table:column="5" table:row="220" table:table="2"/>
          <office:change-info>
            <dc:creator>ricardo </dc:creator>
            <dc:date>2012-12-22T10:49:56</dc:date>
          </office:change-info>
          <table:previous>
            <table:change-track-table-cell table:cell-address="'Category Rating and Metrics'.F221" table:formula="of:=#ref!*#ref!" office:value-type="string"/>
          </table:previous>
        </table:cell-content-change>
        <table:deletion table:id="ct237" table:type="row" table:position="220" table:table="2" table:multi-deletion-spanned="2">
          <office:change-info>
            <dc:creator>ricardo </dc:creator>
            <dc:date>2012-12-22T10:49:58</dc:date>
          </office:change-info>
          <table:deletions>
            <table:cell-content-deletion table:id="ct235">
              <table:change-track-table-cell/>
            </table:cell-content-deletion>
            <table:cell-content-deletion table:id="ct233">
              <table:change-track-table-cell/>
            </table:cell-content-deletion>
            <table:cell-content-deletion table:id="ct231">
              <table:change-track-table-cell/>
            </table:cell-content-deletion>
            <table:cell-content-deletion table:id="ct230">
              <table:change-track-table-cell/>
            </table:cell-content-deletion>
            <table:cell-content-deletion table:id="ct228">
              <table:change-track-table-cell/>
            </table:cell-content-deletion>
          </table:deletions>
        </table:deletion>
        <table:deletion table:id="ct238" table:type="row" table:position="220" table:table="2">
          <office:change-info>
            <dc:creator>ricardo </dc:creator>
            <dc:date>2012-12-22T10:49:58</dc:date>
          </office:change-info>
          <table:deletions>
            <table:change-deletion table:id="ct237"/>
            <table:cell-content-deletion table:id="ct236">
              <table:change-track-table-cell/>
            </table:cell-content-deletion>
            <table:cell-content-deletion table:id="ct234">
              <table:change-track-table-cell/>
            </table:cell-content-deletion>
            <table:cell-content-deletion table:id="ct232">
              <table:change-track-table-cell/>
            </table:cell-content-deletion>
            <table:cell-content-deletion table:id="ct229">
              <table:change-track-table-cell/>
            </table:cell-content-deletion>
          </table:deletions>
        </table:deletion>
        <table:cell-content-change table:id="ct239">
          <table:cell-address table:column="1" table:row="208" table:table="2"/>
          <office:change-info>
            <dc:creator>ricardo </dc:creator>
            <dc:date>2012-12-22T10:50:02</dc:date>
          </office:change-info>
          <table:previous table:id="ct224">
            <table:change-track-table-cell office:value-type="string">
              <text:p>Several levels of documentation (user, development, translator, languages) </text:p>
            </table:change-track-table-cell>
          </table:previous>
        </table:cell-content-change>
        <table:cell-content-change table:id="ct240">
          <table:cell-address table:column="2" table:row="208" table:table="2"/>
          <office:change-info>
            <dc:creator>ricardo </dc:creator>
            <dc:date>2012-12-22T10:50:02</dc:date>
          </office:change-info>
          <table:previous>
            <table:change-track-table-cell/>
          </table:previous>
        </table:cell-content-change>
        <table:cell-content-change table:id="ct241">
          <table:cell-address table:column="1" table:row="208" table:table="2"/>
          <office:change-info>
            <dc:creator>ricardo </dc:creator>
            <dc:date>2012-12-22T10:50:11</dc:date>
          </office:change-info>
          <table:previous table:id="ct239">
            <table:change-track-table-cell office:value-type="string">
              <text:p>Existence of various documents.</text:p>
            </table:change-track-table-cell>
          </table:previous>
        </table:cell-content-change>
        <table:deletion table:id="ct242" table:type="row" table:position="128" table:table="2" table:multi-deletion-spanned="28">
          <office:change-info>
            <dc:creator>ricardo </dc:creator>
            <dc:date>2012-12-22T10:50:33</dc:date>
          </office:change-info>
          <table:deletions>
            <table:cell-content-deletion>
              <table:cell-address table:column="6" table:row="128" table:table="2"/>
              <table:change-track-table-cell office:value-type="string">
                <text:p>Weighted Rating</text:p>
              </table:change-track-table-cell>
            </table:cell-content-deletion>
            <table:cell-content-deletion>
              <table:cell-address table:column="5" table:row="128" table:table="2"/>
              <table:change-track-table-cell office:value-type="string">
                <text:p>Unweighted Rating</text:p>
              </table:change-track-table-cell>
            </table:cell-content-deletion>
            <table:cell-content-deletion>
              <table:cell-address table:column="4" table:row="128" table:table="2"/>
              <table:change-track-table-cell office:value-type="string">
                <text:p>Weight</text:p>
              </table:change-track-table-cell>
            </table:cell-content-deletion>
            <table:cell-content-deletion>
              <table:cell-address table:column="1" table:row="128" table:table="2"/>
              <table:change-track-table-cell office:value-type="string">
                <text:p>Category Title</text:p>
              </table:change-track-table-cell>
            </table:cell-content-deletion>
            <table:cell-content-deletion>
              <table:cell-address table:column="0" table:row="128" table:table="2"/>
              <table:change-track-table-cell office:value-type="string">
                <text:p>Rank</text:p>
              </table:change-track-table-cell>
            </table:cell-content-deletion>
            <table:change-deletion table:id="ct375"/>
          </table:deletions>
        </table:deletion>
        <table:deletion table:id="ct243" table:type="row" table:position="128" table:table="2">
          <office:change-info>
            <dc:creator>ricardo </dc:creator>
            <dc:date>2012-12-22T10:50:33</dc:date>
          </office:change-info>
          <table:deletions>
            <table:cell-content-deletion>
              <table:cell-address table:column="6" table:row="128" table:table="2"/>
              <table:change-track-table-cell table:cell-address="'Category Rating and Metrics'.G129" table:formula="of:=[.F129]*[.E129]" office:value-type="float" office:value="0"/>
            </table:cell-content-deletion>
            <table:cell-content-deletion>
              <table:cell-address table:column="5" table:row="128" table:table="2"/>
              <table:change-track-table-cell table:cell-address="'Category Rating and Metrics'.F129" table:formula="of:=SUM([.F132:.F146])" office:value-type="float" office:value="6.82"/>
            </table:cell-content-deletion>
            <table:cell-content-deletion>
              <table:cell-address table:column="4" table:row="128" table:table="2"/>
              <table:change-track-table-cell table:cell-address="'Category Rating and Metrics'.E129" table:formula="of:=#ref!" office:value-type="string"/>
            </table:cell-content-deletion>
            <table:cell-content-deletion>
              <table:cell-address table:column="1" table:row="128" table:table="2"/>
              <table:change-track-table-cell office:value-type="string">
                <text:p>Documentation</text:p>
              </table:change-track-table-cell>
            </table:cell-content-deletion>
            <table:cell-content-deletion>
              <table:cell-address table:column="0" table:row="128" table:table="2"/>
              <table:change-track-table-cell table:cell-address="'Category Rating and Metrics'.A129" table:formula="of:=#ref!" office:value-type="string"/>
            </table:cell-content-deletion>
            <table:change-deletion table:id="ct242"/>
          </table:deletions>
        </table:deletion>
        <table:deletion table:id="ct244" table:type="row" table:position="128" table:table="2">
          <office:change-info>
            <dc:creator>ricardo </dc:creator>
            <dc:date>2012-12-22T10:50:33</dc:date>
          </office:change-info>
          <table:deletions>
            <table:change-deletion table:id="ct243"/>
          </table:deletions>
        </table:deletion>
        <table:deletion table:id="ct245" table:type="row" table:position="128" table:table="2">
          <office:change-info>
            <dc:creator>ricardo </dc:creator>
            <dc:date>2012-12-22T10:50:33</dc:date>
          </office:change-info>
          <table:deletions>
            <table:cell-content-deletion>
              <table:cell-address table:column="5" table:row="128" table:table="2"/>
              <table:change-track-table-cell office:value-type="string">
                <text:p>Weighted Score</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1" table:row="128" table:table="2"/>
              <table:change-track-table-cell office:value-type="string">
                <text:p>Metric Name</text:p>
              </table:change-track-table-cell>
            </table:cell-content-deletion>
            <table:change-deletion table:id="ct244"/>
          </table:deletions>
        </table:deletion>
        <table:deletion table:id="ct246" table:type="row" table:position="128" table:table="2">
          <office:change-info>
            <dc:creator>ricardo </dc:creator>
            <dc:date>2012-12-22T10:50:33</dc:date>
          </office:change-info>
          <table:deletions>
            <table:cell-content-deletion>
              <table:cell-address table:column="5" table:row="128" table:table="2"/>
              <table:change-track-table-cell table:cell-address="'Category Rating and Metrics'.F129" table:formula="of:=[.D129]*[.E129]" office:value-type="float" office:value="0"/>
            </table:cell-content-deletion>
            <table:change-deletion table:id="ct245"/>
            <table:cell-content-deletion table:id="ct130">
              <table:change-track-table-cell/>
            </table:cell-content-deletion>
            <table:cell-content-deletion table:id="ct140">
              <table:change-track-table-cell office:value-type="float" office:value="0"/>
            </table:cell-content-deletion>
            <table:cell-content-deletion table:id="ct129">
              <table:change-track-table-cell office:value-type="float" office:value="0"/>
            </table:cell-content-deletion>
            <table:cell-content-deletion table:id="ct84">
              <table:change-track-table-cell office:value-type="string">
                <text:p>Yes</text:p>
              </table:change-track-table-cell>
            </table:cell-content-deletion>
            <table:cell-content-deletion table:id="ct7">
              <table:change-track-table-cell office:value-type="string">
                <text:p>Existence of various documents.</text:p>
              </table:change-track-table-cell>
            </table:cell-content-deletion>
          </table:deletions>
        </table:deletion>
        <table:deletion table:id="ct247" table:type="row" table:position="128" table:table="2">
          <office:change-info>
            <dc:creator>ricardo </dc:creator>
            <dc:date>2012-12-22T10:50:33</dc:date>
          </office:change-info>
          <table:deletions>
            <table:change-deletion table:id="ct246"/>
          </table:deletions>
        </table:deletion>
        <table:deletion table:id="ct248" table:type="row" table:position="128" table:table="2">
          <office:change-info>
            <dc:creator>ricardo </dc:creator>
            <dc:date>2012-12-22T10:50:33</dc:date>
          </office:change-info>
          <table:deletions>
            <table:cell-content-deletion>
              <table:cell-address table:column="1" table:row="128" table:table="2"/>
              <table:change-track-table-cell office:value-type="string">
                <text:p>Test Description</text:p>
              </table:change-track-table-cell>
            </table:cell-content-deletion>
            <table:change-deletion table:id="ct247"/>
          </table:deletions>
        </table:deletion>
        <table:deletion table:id="ct249" table:type="row" table:position="128" table:table="2">
          <office:change-info>
            <dc:creator>ricardo </dc:creator>
            <dc:date>2012-12-22T10:50:33</dc:date>
          </office:change-info>
          <table:deletions>
            <table:cell-content-deletion>
              <table:cell-address table:column="1" table:row="128" table:table="2"/>
              <table:change-track-table-cell office:value-type="string">
                <text:p>A good documentation suite should include docs for several user groups</text:p>
              </table:change-track-table-cell>
            </table:cell-content-deletion>
            <table:change-deletion table:id="ct248"/>
          </table:deletions>
        </table:deletion>
        <table:deletion table:id="ct250" table:type="row" table:position="128" table:table="2">
          <office:change-info>
            <dc:creator>ricardo </dc:creator>
            <dc:date>2012-12-22T10:50:33</dc:date>
          </office:change-info>
          <table:deletions>
            <table:change-deletion table:id="ct249"/>
          </table:deletions>
        </table:deletion>
        <table:deletion table:id="ct251" table:type="row" table:position="128" table:table="2">
          <office:change-info>
            <dc:creator>ricardo </dc:creator>
            <dc:date>2012-12-22T10:50:33</dc:date>
          </office:change-info>
          <table:deletions>
            <table:cell-content-deletion>
              <table:cell-address table:column="4" table:row="128" table:table="2"/>
              <table:change-track-table-cell office:value-type="string">
                <text:p>Score</text:p>
              </table:change-track-table-cell>
            </table:cell-content-deletion>
            <table:cell-content-deletion>
              <table:cell-address table:column="1" table:row="128" table:table="2"/>
              <table:change-track-table-cell office:value-type="string">
                <text:p>Test Score Specification</text:p>
              </table:change-track-table-cell>
            </table:cell-content-deletion>
            <table:change-deletion table:id="ct250"/>
          </table:deletions>
        </table:deletion>
        <table:deletion table:id="ct252" table:type="row" table:position="128" table:table="2">
          <office:change-info>
            <dc:creator>ricardo </dc:creator>
            <dc:date>2012-12-22T10:50:33</dc:date>
          </office:change-info>
          <table:deletions>
            <table:cell-content-deletion>
              <table:cell-address table:column="4" table:row="128" table:table="2"/>
              <table:change-track-table-cell office:value-type="float" office:value="5"/>
            </table:cell-content-deletion>
            <table:cell-content-deletion>
              <table:cell-address table:column="1" table:row="128" table:table="2"/>
              <table:change-track-table-cell office:value-type="string">
                <text:p>Install/deploy, user, admin, optimization (tuning), upgrading, devel documentations available in multiple formats (single html, multifile html, pdf)</text:p>
              </table:change-track-table-cell>
            </table:cell-content-deletion>
            <table:change-deletion table:id="ct251"/>
          </table:deletions>
        </table:deletion>
        <table:deletion table:id="ct253" table:type="row" table:position="128" table:table="2">
          <office:change-info>
            <dc:creator>ricardo </dc:creator>
            <dc:date>2012-12-22T10:50:33</dc:date>
          </office:change-info>
          <table:deletions>
            <table:cell-content-deletion>
              <table:cell-address table:column="4" table:row="128" table:table="2"/>
              <table:change-track-table-cell office:value-type="float" office:value="4"/>
            </table:cell-content-deletion>
            <table:cell-content-deletion>
              <table:cell-address table:column="1" table:row="128" table:table="2"/>
              <table:change-track-table-cell office:value-type="string">
                <text:p>Install/deploy, user, admin, upgrading guides available in several formats</text:p>
              </table:change-track-table-cell>
            </table:cell-content-deletion>
            <table:change-deletion table:id="ct252"/>
          </table:deletions>
        </table:deletion>
        <table:deletion table:id="ct254" table:type="row" table:position="128" table:table="2">
          <office:change-info>
            <dc:creator>ricardo </dc:creator>
            <dc:date>2012-12-22T10:50:33</dc:date>
          </office:change-info>
          <table:deletions>
            <table:cell-content-deletion>
              <table:cell-address table:column="4" table:row="128" table:table="2"/>
              <table:change-track-table-cell office:value-type="float" office:value="3"/>
            </table:cell-content-deletion>
            <table:cell-content-deletion>
              <table:cell-address table:column="1" table:row="128" table:table="2"/>
              <table:change-track-table-cell office:value-type="string">
                <text:p>Install/deploy and user guide available</text:p>
              </table:change-track-table-cell>
            </table:cell-content-deletion>
            <table:change-deletion table:id="ct253"/>
          </table:deletions>
        </table:deletion>
        <table:deletion table:id="ct255" table:type="row" table:position="128" table:table="2">
          <office:change-info>
            <dc:creator>ricardo </dc:creator>
            <dc:date>2012-12-22T10:50:33</dc:date>
          </office:change-info>
          <table:deletions>
            <table:cell-content-deletion>
              <table:cell-address table:column="4" table:row="128" table:table="2"/>
              <table:change-track-table-cell office:value-type="float" office:value="2"/>
            </table:cell-content-deletion>
            <table:cell-content-deletion>
              <table:cell-address table:column="1" table:row="128" table:table="2"/>
              <table:change-track-table-cell office:value-type="string">
                <text:p>Only text based installation doc exist</text:p>
              </table:change-track-table-cell>
            </table:cell-content-deletion>
            <table:change-deletion table:id="ct254"/>
          </table:deletions>
        </table:deletion>
        <table:deletion table:id="ct256" table:type="row" table:position="128" table:table="2">
          <office:change-info>
            <dc:creator>ricardo </dc:creator>
            <dc:date>2012-12-22T10:50:33</dc:date>
          </office:change-info>
          <table:deletions>
            <table:cell-content-deletion>
              <table:cell-address table:column="4" table:row="128" table:table="2"/>
              <table:change-track-table-cell office:value-type="float" office:value="1"/>
            </table:cell-content-deletion>
            <table:cell-content-deletion>
              <table:cell-address table:column="1" table:row="128" table:table="2"/>
              <table:change-track-table-cell office:value-type="string">
                <text:p>No proper doc. A README file doesn't count.</text:p>
              </table:change-track-table-cell>
            </table:cell-content-deletion>
            <table:change-deletion table:id="ct255"/>
          </table:deletions>
        </table:deletion>
        <table:deletion table:id="ct257" table:type="row" table:position="128" table:table="2">
          <office:change-info>
            <dc:creator>ricardo </dc:creator>
            <dc:date>2012-12-22T10:50:33</dc:date>
          </office:change-info>
          <table:deletions>
            <table:change-deletion table:id="ct256"/>
          </table:deletions>
        </table:deletion>
        <table:deletion table:id="ct258" table:type="row" table:position="128" table:table="2">
          <office:change-info>
            <dc:creator>ricardo </dc:creator>
            <dc:date>2012-12-22T10:50:33</dc:date>
          </office:change-info>
          <table:deletions>
            <table:cell-content-deletion>
              <table:cell-address table:column="5" table:row="128" table:table="2"/>
              <table:change-track-table-cell office:value-type="string">
                <text:p>Weighted Score</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1" table:row="128" table:table="2"/>
              <table:change-track-table-cell office:value-type="string">
                <text:p>Metric Name</text:p>
              </table:change-track-table-cell>
            </table:cell-content-deletion>
            <table:change-deletion table:id="ct257"/>
          </table:deletions>
        </table:deletion>
        <table:deletion table:id="ct259" table:type="row" table:position="128" table:table="2">
          <office:change-info>
            <dc:creator>ricardo </dc:creator>
            <dc:date>2012-12-22T10:50:33</dc:date>
          </office:change-info>
          <table:deletions>
            <table:cell-content-deletion>
              <table:cell-address table:column="5" table:row="128" table:table="2"/>
              <table:change-track-table-cell table:cell-address="'Category Rating and Metrics'.F129" table:formula="of:=[.D129]*[.E129]" office:value-type="float" office:value="0"/>
            </table:cell-content-deletion>
            <table:cell-content-deletion>
              <table:cell-address table:column="4" table:row="128" table:table="2"/>
              <table:change-track-table-cell office:value-type="float" office:value="0"/>
            </table:cell-content-deletion>
            <table:cell-content-deletion>
              <table:cell-address table:column="3" table:row="128" table:table="2"/>
              <table:change-track-table-cell office:value-type="float" office:value="0"/>
            </table:cell-content-deletion>
            <table:cell-content-deletion>
              <table:cell-address table:column="1" table:row="128" table:table="2"/>
              <table:change-track-table-cell office:value-type="string">
                <text:p>User contribution framework</text:p>
              </table:change-track-table-cell>
            </table:cell-content-deletion>
            <table:change-deletion table:id="ct258"/>
          </table:deletions>
        </table:deletion>
        <table:deletion table:id="ct260" table:type="row" table:position="128" table:table="2">
          <office:change-info>
            <dc:creator>ricardo </dc:creator>
            <dc:date>2012-12-22T10:50:33</dc:date>
          </office:change-info>
          <table:deletions>
            <table:change-deletion table:id="ct259"/>
          </table:deletions>
        </table:deletion>
        <table:deletion table:id="ct261" table:type="row" table:position="128" table:table="2">
          <office:change-info>
            <dc:creator>ricardo </dc:creator>
            <dc:date>2012-12-22T10:50:33</dc:date>
          </office:change-info>
          <table:deletions>
            <table:cell-content-deletion>
              <table:cell-address table:column="1" table:row="128" table:table="2"/>
              <table:change-track-table-cell office:value-type="string">
                <text:p>Test Description</text:p>
              </table:change-track-table-cell>
            </table:cell-content-deletion>
            <table:change-deletion table:id="ct260"/>
          </table:deletions>
        </table:deletion>
        <table:deletion table:id="ct262" table:type="row" table:position="128" table:table="2">
          <office:change-info>
            <dc:creator>ricardo </dc:creator>
            <dc:date>2012-12-22T10:50:33</dc:date>
          </office:change-info>
          <table:deletions>
            <table:change-deletion table:id="ct261"/>
            <table:cell-content-deletion table:id="ct6">
              <table:change-track-table-cell office:value-type="string">
                <text:p>Best guides often come from user inputs / samples<text:span text:style-name="T3">, as feedback</text:span><text:span text:style-name="T2"> from people who have used the products.</text:span></text:p>
              </table:change-track-table-cell>
            </table:cell-content-deletion>
          </table:deletions>
        </table:deletion>
        <table:deletion table:id="ct263" table:type="row" table:position="128" table:table="2">
          <office:change-info>
            <dc:creator>ricardo </dc:creator>
            <dc:date>2012-12-22T10:50:33</dc:date>
          </office:change-info>
          <table:deletions>
            <table:change-deletion table:id="ct262"/>
          </table:deletions>
        </table:deletion>
        <table:deletion table:id="ct264" table:type="row" table:position="128" table:table="2">
          <office:change-info>
            <dc:creator>ricardo </dc:creator>
            <dc:date>2012-12-22T10:50:33</dc:date>
          </office:change-info>
          <table:deletions>
            <table:cell-content-deletion>
              <table:cell-address table:column="4" table:row="128" table:table="2"/>
              <table:change-track-table-cell office:value-type="string">
                <text:p>Score</text:p>
              </table:change-track-table-cell>
            </table:cell-content-deletion>
            <table:cell-content-deletion>
              <table:cell-address table:column="1" table:row="128" table:table="2"/>
              <table:change-track-table-cell office:value-type="string">
                <text:p>Test Score Specification</text:p>
              </table:change-track-table-cell>
            </table:cell-content-deletion>
            <table:change-deletion table:id="ct263"/>
          </table:deletions>
        </table:deletion>
        <table:deletion table:id="ct265" table:type="row" table:position="128" table:table="2">
          <office:change-info>
            <dc:creator>ricardo </dc:creator>
            <dc:date>2012-12-22T10:50:33</dc:date>
          </office:change-info>
          <table:deletions>
            <table:cell-content-deletion>
              <table:cell-address table:column="4" table:row="128" table:table="2"/>
              <table:change-track-table-cell office:value-type="float" office:value="5"/>
            </table:cell-content-deletion>
            <table:cell-content-deletion>
              <table:cell-address table:column="1" table:row="128" table:table="2"/>
              <table:change-track-table-cell office:value-type="string">
                <text:p>People are allowed to contribute, and it is edited / filtered by experts</text:p>
              </table:change-track-table-cell>
            </table:cell-content-deletion>
            <table:change-deletion table:id="ct264"/>
          </table:deletions>
        </table:deletion>
        <table:deletion table:id="ct266" table:type="row" table:position="128" table:table="2">
          <office:change-info>
            <dc:creator>ricardo </dc:creator>
            <dc:date>2012-12-22T10:50:33</dc:date>
          </office:change-info>
          <table:deletions>
            <table:cell-content-deletion>
              <table:cell-address table:column="4" table:row="128" table:table="2"/>
              <table:change-track-table-cell office:value-type="float" office:value="3"/>
            </table:cell-content-deletion>
            <table:cell-content-deletion>
              <table:cell-address table:column="1" table:row="128" table:table="2"/>
              <table:change-track-table-cell office:value-type="string">
                <text:p>People are allowed to contribute</text:p>
              </table:change-track-table-cell>
            </table:cell-content-deletion>
            <table:change-deletion table:id="ct265"/>
          </table:deletions>
        </table:deletion>
        <table:deletion table:id="ct267" table:type="row" table:position="128" table:table="2">
          <office:change-info>
            <dc:creator>ricardo </dc:creator>
            <dc:date>2012-12-22T10:50:33</dc:date>
          </office:change-info>
          <table:deletions>
            <table:cell-content-deletion>
              <table:cell-address table:column="4" table:row="128" table:table="2"/>
              <table:change-track-table-cell office:value-type="float" office:value="1"/>
            </table:cell-content-deletion>
            <table:cell-content-deletion>
              <table:cell-address table:column="1" table:row="128" table:table="2"/>
              <table:change-track-table-cell office:value-type="string">
                <text:p>Users cannot contribute</text:p>
              </table:change-track-table-cell>
            </table:cell-content-deletion>
            <table:change-deletion table:id="ct266"/>
          </table:deletions>
        </table:deletion>
        <table:deletion table:id="ct268" table:type="row" table:position="128" table:table="2">
          <office:change-info>
            <dc:creator>ricardo </dc:creator>
            <dc:date>2012-12-22T10:50:33</dc:date>
          </office:change-info>
          <table:deletions>
            <table:change-deletion table:id="ct267"/>
          </table:deletions>
        </table:deletion>
        <table:deletion table:id="ct269" table:type="row" table:position="128" table:table="2">
          <office:change-info>
            <dc:creator>ricardo </dc:creator>
            <dc:date>2012-12-22T10:50:33</dc:date>
          </office:change-info>
          <table:deletions>
            <table:change-deletion table:id="ct268"/>
          </table:deletions>
        </table:deletion>
        <table:cell-content-change table:id="ct270">
          <table:cell-address table:column="2" table:row="11" table:table="1"/>
          <office:change-info>
            <dc:creator>ricardo </dc:creator>
            <dc:date>2012-12-22T10:51:01</dc:date>
          </office:change-info>
          <table:previous>
            <table:change-track-table-cell office:value-type="string">
              <text:p>Functionality</text:p>
            </table:change-track-table-cell>
          </table:previous>
        </table:cell-content-change>
        <table:cell-content-change table:id="ct271">
          <table:cell-address table:column="2" table:row="12" table:table="1"/>
          <office:change-info>
            <dc:creator>ricardo </dc:creator>
            <dc:date>2012-12-22T10:51:06</dc:date>
          </office:change-info>
          <table:previous>
            <table:change-track-table-cell office:value-type="string">
              <text:p>Usability</text:p>
            </table:change-track-table-cell>
          </table:previous>
        </table:cell-content-change>
        <table:cell-content-change table:id="ct272">
          <table:cell-address table:column="2" table:row="13" table:table="1"/>
          <office:change-info>
            <dc:creator>ricardo </dc:creator>
            <dc:date>2012-12-22T10:51:13</dc:date>
          </office:change-info>
          <table:previous>
            <table:change-track-table-cell office:value-type="string">
              <text:p>Quality</text:p>
            </table:change-track-table-cell>
          </table:previous>
        </table:cell-content-change>
        <table:cell-content-change table:id="ct273">
          <table:cell-address table:column="2" table:row="15" table:table="1"/>
          <office:change-info>
            <dc:creator>ricardo </dc:creator>
            <dc:date>2012-12-22T10:51:23</dc:date>
          </office:change-info>
          <table:previous>
            <table:change-track-table-cell office:value-type="string">
              <text:p>Performance</text:p>
            </table:change-track-table-cell>
          </table:previous>
        </table:cell-content-change>
        <table:cell-content-change table:id="ct274">
          <table:cell-address table:column="2" table:row="16" table:table="1"/>
          <office:change-info>
            <dc:creator>ricardo </dc:creator>
            <dc:date>2012-12-22T10:51:27</dc:date>
          </office:change-info>
          <table:previous>
            <table:change-track-table-cell office:value-type="string">
              <text:p>Scalability</text:p>
            </table:change-track-table-cell>
          </table:previous>
        </table:cell-content-change>
        <table:cell-content-change table:id="ct275">
          <table:cell-address table:column="2" table:row="17" table:table="1"/>
          <office:change-info>
            <dc:creator>ricardo </dc:creator>
            <dc:date>2012-12-22T10:51:29</dc:date>
          </office:change-info>
          <table:previous>
            <table:change-track-table-cell office:value-type="string">
              <text:p>Architecture</text:p>
            </table:change-track-table-cell>
          </table:previous>
        </table:cell-content-change>
        <table:deletion table:id="ct276" table:type="row" table:position="18" table:table="1" table:multi-deletion-spanned="5">
          <office:change-info>
            <dc:creator>ricardo </dc:creator>
            <dc:date>2012-12-22T10:51:32</dc:date>
          </office:change-info>
          <table:deletions>
            <table:cell-content-deletion>
              <table:cell-address table:column="2" table:row="18" table:table="1"/>
              <table:change-track-table-cell office:value-type="string">
                <text:p>Support</text:p>
              </table:change-track-table-cell>
            </table:cell-content-deletion>
            <table:cell-content-deletion>
              <table:cell-address table:column="1" table:row="18" table:table="1"/>
              <table:change-track-table-cell office:value-type="float" office:value="8"/>
            </table:cell-content-deletion>
            <table:cell-content-deletion table:id="ct104">
              <table:change-track-table-cell/>
            </table:cell-content-deletion>
            <table:cell-content-deletion table:id="ct116">
              <table:change-track-table-cell office:value-type="float" office:value="0"/>
            </table:cell-content-deletion>
          </table:deletions>
        </table:deletion>
        <table:deletion table:id="ct277" table:type="row" table:position="18" table:table="1">
          <office:change-info>
            <dc:creator>ricardo </dc:creator>
            <dc:date>2012-12-22T10:51:32</dc:date>
          </office:change-info>
          <table:deletions>
            <table:cell-content-deletion>
              <table:cell-address table:column="2" table:row="18" table:table="1"/>
              <table:change-track-table-cell office:value-type="string">
                <text:p>Documentation</text:p>
              </table:change-track-table-cell>
            </table:cell-content-deletion>
            <table:cell-content-deletion>
              <table:cell-address table:column="1" table:row="18" table:table="1"/>
              <table:change-track-table-cell office:value-type="float" office:value="9"/>
            </table:cell-content-deletion>
            <table:change-deletion table:id="ct276"/>
            <table:cell-content-deletion table:id="ct105">
              <table:change-track-table-cell/>
            </table:cell-content-deletion>
            <table:cell-content-deletion table:id="ct117">
              <table:change-track-table-cell office:value-type="float" office:value="0"/>
            </table:cell-content-deletion>
          </table:deletions>
        </table:deletion>
        <table:deletion table:id="ct278" table:type="row" table:position="18" table:table="1">
          <office:change-info>
            <dc:creator>ricardo </dc:creator>
            <dc:date>2012-12-22T10:51:32</dc:date>
          </office:change-info>
          <table:deletions>
            <table:cell-content-deletion>
              <table:cell-address table:column="2" table:row="18" table:table="1"/>
              <table:change-track-table-cell office:value-type="string">
                <text:p>Adoption</text:p>
              </table:change-track-table-cell>
            </table:cell-content-deletion>
            <table:cell-content-deletion>
              <table:cell-address table:column="1" table:row="18" table:table="1"/>
              <table:change-track-table-cell office:value-type="float" office:value="10"/>
            </table:cell-content-deletion>
            <table:change-deletion table:id="ct277"/>
            <table:cell-content-deletion table:id="ct106">
              <table:change-track-table-cell/>
            </table:cell-content-deletion>
            <table:cell-content-deletion table:id="ct118">
              <table:change-track-table-cell office:value-type="float" office:value="0"/>
            </table:cell-content-deletion>
          </table:deletions>
        </table:deletion>
        <table:deletion table:id="ct279" table:type="row" table:position="18" table:table="1">
          <office:change-info>
            <dc:creator>ricardo </dc:creator>
            <dc:date>2012-12-22T10:51:32</dc:date>
          </office:change-info>
          <table:deletions>
            <table:cell-content-deletion>
              <table:cell-address table:column="2" table:row="18" table:table="1"/>
              <table:change-track-table-cell office:value-type="string">
                <text:p>Community</text:p>
              </table:change-track-table-cell>
            </table:cell-content-deletion>
            <table:cell-content-deletion>
              <table:cell-address table:column="1" table:row="18" table:table="1"/>
              <table:change-track-table-cell office:value-type="float" office:value="11"/>
            </table:cell-content-deletion>
            <table:change-deletion table:id="ct278"/>
            <table:cell-content-deletion table:id="ct107">
              <table:change-track-table-cell/>
            </table:cell-content-deletion>
            <table:cell-content-deletion table:id="ct119">
              <table:change-track-table-cell office:value-type="float" office:value="0"/>
            </table:cell-content-deletion>
          </table:deletions>
        </table:deletion>
        <table:deletion table:id="ct280" table:type="row" table:position="18" table:table="1">
          <office:change-info>
            <dc:creator>ricardo </dc:creator>
            <dc:date>2012-12-22T10:51:32</dc:date>
          </office:change-info>
          <table:deletions>
            <table:cell-content-deletion>
              <table:cell-address table:column="2" table:row="18" table:table="1"/>
              <table:change-track-table-cell office:value-type="string">
                <text:p>Professionalism</text:p>
              </table:change-track-table-cell>
            </table:cell-content-deletion>
            <table:cell-content-deletion>
              <table:cell-address table:column="1" table:row="18" table:table="1"/>
              <table:change-track-table-cell office:value-type="float" office:value="12"/>
            </table:cell-content-deletion>
            <table:change-deletion table:id="ct279"/>
            <table:cell-content-deletion table:id="ct108">
              <table:change-track-table-cell/>
            </table:cell-content-deletion>
            <table:cell-content-deletion table:id="ct120">
              <table:change-track-table-cell office:value-type="float" office:value="0"/>
            </table:cell-content-deletion>
          </table:deletions>
        </table:deletion>
        <table:cell-content-change table:id="ct281">
          <table:cell-address table:column="1" table:row="75" table:table="2"/>
          <office:change-info>
            <dc:creator>ricardo </dc:creator>
            <dc:date>2012-12-22T11:02:32</dc:date>
          </office:change-info>
          <table:previous>
            <table:change-track-table-cell office:value-type="string">
              <text:p>Quality</text:p>
            </table:change-track-table-cell>
          </table:previous>
        </table:cell-content-change>
        <table:cell-content-change table:id="ct282">
          <table:cell-address table:column="1" table:row="104" table:table="2"/>
          <office:change-info>
            <dc:creator>ricardo </dc:creator>
            <dc:date>2012-12-22T11:02:38</dc:date>
          </office:change-info>
          <table:previous>
            <table:change-track-table-cell office:value-type="string">
              <text:p>Performance</text:p>
            </table:change-track-table-cell>
          </table:previous>
        </table:cell-content-change>
        <table:deletion table:id="ct283" table:type="row" table:position="128" table:table="2" table:multi-deletion-spanned="93">
          <office:change-info>
            <dc:creator>ricardo </dc:creator>
            <dc:date>2012-12-22T11:02:45</dc:date>
          </office:change-info>
          <table:deletions>
            <table:cell-content-deletion>
              <table:cell-address table:column="6" table:row="128" table:table="2"/>
              <table:change-track-table-cell office:value-type="string">
                <text:p>Weighted Rating</text:p>
              </table:change-track-table-cell>
            </table:cell-content-deletion>
            <table:cell-content-deletion>
              <table:cell-address table:column="5" table:row="128" table:table="2"/>
              <table:change-track-table-cell office:value-type="string">
                <text:p>Unweighted Rating</text:p>
              </table:change-track-table-cell>
            </table:cell-content-deletion>
            <table:cell-content-deletion>
              <table:cell-address table:column="4" table:row="128" table:table="2"/>
              <table:change-track-table-cell office:value-type="string">
                <text:p>Weight</text:p>
              </table:change-track-table-cell>
            </table:cell-content-deletion>
            <table:cell-content-deletion>
              <table:cell-address table:column="1" table:row="128" table:table="2"/>
              <table:change-track-table-cell office:value-type="string">
                <text:p>Category Title</text:p>
              </table:change-track-table-cell>
            </table:cell-content-deletion>
            <table:cell-content-deletion>
              <table:cell-address table:column="0" table:row="128" table:table="2"/>
              <table:change-track-table-cell office:value-type="string">
                <text:p>Rank</text:p>
              </table:change-track-table-cell>
            </table:cell-content-deletion>
          </table:deletions>
        </table:deletion>
        <table:deletion table:id="ct284" table:type="row" table:position="128" table:table="2">
          <office:change-info>
            <dc:creator>ricardo </dc:creator>
            <dc:date>2012-12-22T11:02:45</dc:date>
          </office:change-info>
          <table:deletions>
            <table:cell-content-deletion>
              <table:cell-address table:column="6" table:row="128" table:table="2"/>
              <table:change-track-table-cell table:cell-address="'Category Rating and Metrics'.G129" table:formula="of:=[.F129]*[.E129]" office:value-type="float" office:value="0"/>
            </table:cell-content-deletion>
            <table:cell-content-deletion>
              <table:cell-address table:column="5" table:row="128" table:table="2"/>
              <table:change-track-table-cell table:cell-address="'Category Rating and Metrics'.F129" table:formula="of:=SUM([.F132:.F146])" office:value-type="float" office:value="6.82"/>
            </table:cell-content-deletion>
            <table:cell-content-deletion>
              <table:cell-address table:column="4" table:row="128" table:table="2"/>
              <table:change-track-table-cell table:cell-address="'Category Rating and Metrics'.E129" table:formula="of:=[$'Category Ranking'.D16]" office:value-type="float" office:value="0.15"/>
            </table:cell-content-deletion>
            <table:cell-content-deletion>
              <table:cell-address table:column="1" table:row="128" table:table="2"/>
              <table:change-track-table-cell office:value-type="string">
                <text:p>Scalability</text:p>
              </table:change-track-table-cell>
            </table:cell-content-deletion>
            <table:cell-content-deletion>
              <table:cell-address table:column="0" table:row="128" table:table="2"/>
              <table:change-track-table-cell table:cell-address="'Category Rating and Metrics'.A129" table:formula="of:=[$'Category Ranking'.B16]" office:value-type="float" office:value="5"/>
            </table:cell-content-deletion>
            <table:change-deletion table:id="ct283"/>
          </table:deletions>
        </table:deletion>
        <table:deletion table:id="ct285" table:type="row" table:position="128" table:table="2">
          <office:change-info>
            <dc:creator>ricardo </dc:creator>
            <dc:date>2012-12-22T11:02:45</dc:date>
          </office:change-info>
          <table:deletions>
            <table:change-deletion table:id="ct284"/>
          </table:deletions>
        </table:deletion>
        <table:deletion table:id="ct286" table:type="row" table:position="128" table:table="2">
          <office:change-info>
            <dc:creator>ricardo </dc:creator>
            <dc:date>2012-12-22T11:02:45</dc:date>
          </office:change-info>
          <table:deletions>
            <table:cell-content-deletion>
              <table:cell-address table:column="5" table:row="128" table:table="2"/>
              <table:change-track-table-cell office:value-type="string">
                <text:p>Weighted Score</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1" table:row="128" table:table="2"/>
              <table:change-track-table-cell office:value-type="string">
                <text:p>Metric Name</text:p>
              </table:change-track-table-cell>
            </table:cell-content-deletion>
            <table:change-deletion table:id="ct285"/>
          </table:deletions>
        </table:deletion>
        <table:deletion table:id="ct287" table:type="row" table:position="128" table:table="2">
          <office:change-info>
            <dc:creator>ricardo </dc:creator>
            <dc:date>2012-12-22T11:02:45</dc:date>
          </office:change-info>
          <table:deletions>
            <table:cell-content-deletion>
              <table:cell-address table:column="5" table:row="128" table:table="2"/>
              <table:change-track-table-cell table:cell-address="'Category Rating and Metrics'.F129" table:formula="of:=[.D129]*[.E129]" office:value-type="float" office:value="0"/>
            </table:cell-content-deletion>
            <table:cell-content-deletion>
              <table:cell-address table:column="1" table:row="128" table:table="2"/>
              <table:change-track-table-cell office:value-type="string">
                <text:p>Reference deployment</text:p>
              </table:change-track-table-cell>
            </table:cell-content-deletion>
            <table:change-deletion table:id="ct286"/>
            <table:cell-content-deletion table:id="ct133">
              <table:change-track-table-cell/>
            </table:cell-content-deletion>
            <table:cell-content-deletion table:id="ct137">
              <table:change-track-table-cell office:value-type="float" office:value="0"/>
            </table:cell-content-deletion>
            <table:cell-content-deletion table:id="ct126">
              <table:change-track-table-cell office:value-type="float" office:value="0"/>
            </table:cell-content-deletion>
            <table:cell-content-deletion table:id="ct75">
              <table:change-track-table-cell office:value-type="string">
                <text:p>Yes</text:p>
              </table:change-track-table-cell>
            </table:cell-content-deletion>
          </table:deletions>
        </table:deletion>
        <table:deletion table:id="ct288" table:type="row" table:position="128" table:table="2">
          <office:change-info>
            <dc:creator>ricardo </dc:creator>
            <dc:date>2012-12-22T11:02:45</dc:date>
          </office:change-info>
          <table:deletions>
            <table:change-deletion table:id="ct287"/>
          </table:deletions>
        </table:deletion>
        <table:deletion table:id="ct289"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288"/>
          </table:deletions>
        </table:deletion>
        <table:deletion table:id="ct290"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his measures whether the software is scalable and tested in real use through a real-world deployment.</text:p>
              </table:change-track-table-cell>
            </table:cell-content-deletion>
            <table:change-deletion table:id="ct289"/>
          </table:deletions>
        </table:deletion>
        <table:deletion table:id="ct291" table:type="row" table:position="128" table:table="2">
          <office:change-info>
            <dc:creator>ricardo </dc:creator>
            <dc:date>2012-12-22T11:02:45</dc:date>
          </office:change-info>
          <table:deletions>
            <table:change-deletion table:id="ct290"/>
          </table:deletions>
        </table:deletion>
        <table:deletion table:id="ct292" table:type="row" table:position="128" table:table="2">
          <office:change-info>
            <dc:creator>ricardo </dc:creator>
            <dc:date>2012-12-22T11:02:45</dc:date>
          </office:change-info>
          <table:deletions>
            <table:cell-content-deletion>
              <table:cell-address table:column="4" table:row="128" table:table="2"/>
              <table:change-track-table-cell office:value-type="string">
                <text:p>Score</text:p>
              </table:change-track-table-cell>
            </table:cell-content-deletion>
            <table:cell-content-deletion>
              <table:cell-address table:column="1" table:row="128" table:table="2"/>
              <table:change-track-table-cell office:value-type="string">
                <text:p>Test Score Specification</text:p>
              </table:change-track-table-cell>
            </table:cell-content-deletion>
            <table:change-deletion table:id="ct291"/>
          </table:deletions>
        </table:deletion>
        <table:deletion table:id="ct293"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5"/>
            </table:cell-content-deletion>
            <table:cell-content-deletion>
              <table:cell-address table:column="1" table:row="128" table:table="2"/>
              <table:change-track-table-cell office:value-type="string">
                <text:p>Yes, with publication of user’s size</text:p>
              </table:change-track-table-cell>
            </table:cell-content-deletion>
            <table:change-deletion table:id="ct292"/>
          </table:deletions>
        </table:deletion>
        <table:deletion table:id="ct294"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3"/>
            </table:cell-content-deletion>
            <table:cell-content-deletion>
              <table:cell-address table:column="1" table:row="128" table:table="2"/>
              <table:change-track-table-cell office:value-type="string">
                <text:p>Yes</text:p>
              </table:change-track-table-cell>
            </table:cell-content-deletion>
            <table:change-deletion table:id="ct293"/>
          </table:deletions>
        </table:deletion>
        <table:deletion table:id="ct295"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1"/>
            </table:cell-content-deletion>
            <table:cell-content-deletion>
              <table:cell-address table:column="1" table:row="128" table:table="2"/>
              <table:change-track-table-cell office:value-type="string">
                <text:p>No</text:p>
              </table:change-track-table-cell>
            </table:cell-content-deletion>
            <table:change-deletion table:id="ct294"/>
          </table:deletions>
        </table:deletion>
        <table:deletion table:id="ct296" table:type="row" table:position="128" table:table="2">
          <office:change-info>
            <dc:creator>ricardo </dc:creator>
            <dc:date>2012-12-22T11:02:45</dc:date>
          </office:change-info>
          <table:deletions>
            <table:change-deletion table:id="ct295"/>
          </table:deletions>
        </table:deletion>
        <table:deletion table:id="ct297" table:type="row" table:position="128" table:table="2">
          <office:change-info>
            <dc:creator>ricardo </dc:creator>
            <dc:date>2012-12-22T11:02:45</dc:date>
          </office:change-info>
          <table:deletions>
            <table:cell-content-deletion>
              <table:cell-address table:column="5" table:row="128" table:table="2"/>
              <table:change-track-table-cell office:value-type="string">
                <text:p>Weighted Score</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1" table:row="128" table:table="2"/>
              <table:change-track-table-cell office:value-type="string">
                <text:p>Metric Name</text:p>
              </table:change-track-table-cell>
            </table:cell-content-deletion>
            <table:change-deletion table:id="ct296"/>
          </table:deletions>
        </table:deletion>
        <table:deletion table:id="ct298" table:type="row" table:position="128" table:table="2">
          <office:change-info>
            <dc:creator>ricardo </dc:creator>
            <dc:date>2012-12-22T11:02:45</dc:date>
          </office:change-info>
          <table:deletions>
            <table:cell-content-deletion>
              <table:cell-address table:column="5" table:row="128" table:table="2"/>
              <table:change-track-table-cell table:cell-address="'Category Rating and Metrics'.F129" table:formula="of:=[.D129]*[.E129]" office:value-type="float" office:value="0"/>
            </table:cell-content-deletion>
            <table:cell-content-deletion>
              <table:cell-address table:column="4" table:row="128" table:table="2"/>
              <table:change-track-table-cell office:value-type="float" office:value="0"/>
            </table:cell-content-deletion>
            <table:cell-content-deletion>
              <table:cell-address table:column="3" table:row="128" table:table="2"/>
              <table:change-track-table-cell office:value-type="float" office:value="0"/>
            </table:cell-content-deletion>
            <table:cell-content-deletion>
              <table:cell-address table:column="1" table:row="128" table:table="2"/>
              <table:change-track-table-cell office:value-type="string">
                <text:p>Designed for scalability</text:p>
              </table:change-track-table-cell>
            </table:cell-content-deletion>
            <table:change-deletion table:id="ct297"/>
          </table:deletions>
        </table:deletion>
        <table:deletion table:id="ct299" table:type="row" table:position="128" table:table="2">
          <office:change-info>
            <dc:creator>ricardo </dc:creator>
            <dc:date>2012-12-22T11:02:45</dc:date>
          </office:change-info>
          <table:deletions>
            <table:change-deletion table:id="ct298"/>
          </table:deletions>
        </table:deletion>
        <table:deletion table:id="ct300"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299"/>
          </table:deletions>
        </table:deletion>
        <table:deletion table:id="ct301"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his measures whether component was designed with scalability in mind. Is it thread-safe? Does it run in a cluster environment? Can H/W solve performance problems?</text:p>
              </table:change-track-table-cell>
            </table:cell-content-deletion>
            <table:change-deletion table:id="ct300"/>
          </table:deletions>
        </table:deletion>
        <table:deletion table:id="ct302" table:type="row" table:position="128" table:table="2">
          <office:change-info>
            <dc:creator>ricardo </dc:creator>
            <dc:date>2012-12-22T11:02:45</dc:date>
          </office:change-info>
          <table:deletions>
            <table:change-deletion table:id="ct301"/>
          </table:deletions>
        </table:deletion>
        <table:deletion table:id="ct303" table:type="row" table:position="128" table:table="2">
          <office:change-info>
            <dc:creator>ricardo </dc:creator>
            <dc:date>2012-12-22T11:02:45</dc:date>
          </office:change-info>
          <table:deletions>
            <table:cell-content-deletion>
              <table:cell-address table:column="4" table:row="128" table:table="2"/>
              <table:change-track-table-cell office:value-type="string">
                <text:p>Score</text:p>
              </table:change-track-table-cell>
            </table:cell-content-deletion>
            <table:cell-content-deletion>
              <table:cell-address table:column="1" table:row="128" table:table="2"/>
              <table:change-track-table-cell office:value-type="string">
                <text:p>Test Score Specification</text:p>
              </table:change-track-table-cell>
            </table:cell-content-deletion>
            <table:change-deletion table:id="ct302"/>
          </table:deletions>
        </table:deletion>
        <table:deletion table:id="ct304"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5"/>
            </table:cell-content-deletion>
            <table:cell-content-deletion>
              <table:cell-address table:column="1" table:row="128" table:table="2"/>
              <table:change-track-table-cell office:value-type="string">
                <text:p>Yes, extensive</text:p>
              </table:change-track-table-cell>
            </table:cell-content-deletion>
            <table:change-deletion table:id="ct303"/>
          </table:deletions>
        </table:deletion>
        <table:deletion table:id="ct305"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3"/>
            </table:cell-content-deletion>
            <table:cell-content-deletion>
              <table:cell-address table:column="1" table:row="128" table:table="2"/>
              <table:change-track-table-cell office:value-type="string">
                <text:p>Yes, some</text:p>
              </table:change-track-table-cell>
            </table:cell-content-deletion>
            <table:change-deletion table:id="ct304"/>
          </table:deletions>
        </table:deletion>
        <table:deletion table:id="ct306"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1"/>
            </table:cell-content-deletion>
            <table:cell-content-deletion>
              <table:cell-address table:column="1" table:row="128" table:table="2"/>
              <table:change-track-table-cell office:value-type="string">
                <text:p>No</text:p>
              </table:change-track-table-cell>
            </table:cell-content-deletion>
            <table:change-deletion table:id="ct305"/>
          </table:deletions>
        </table:deletion>
        <table:deletion table:id="ct307" table:type="row" table:position="128" table:table="2">
          <office:change-info>
            <dc:creator>ricardo </dc:creator>
            <dc:date>2012-12-22T11:02:45</dc:date>
          </office:change-info>
          <table:deletions>
            <table:change-deletion table:id="ct306"/>
          </table:deletions>
        </table:deletion>
        <table:deletion table:id="ct308" table:type="row" table:position="128" table:table="2">
          <office:change-info>
            <dc:creator>ricardo </dc:creator>
            <dc:date>2012-12-22T11:02:45</dc:date>
          </office:change-info>
          <table:deletions>
            <table:change-deletion table:id="ct307"/>
          </table:deletions>
        </table:deletion>
        <table:deletion table:id="ct309" table:type="row" table:position="128" table:table="2">
          <office:change-info>
            <dc:creator>ricardo </dc:creator>
            <dc:date>2012-12-22T11:02:45</dc:date>
          </office:change-info>
          <table:deletions>
            <table:cell-content-deletion>
              <table:cell-address table:column="6" table:row="128" table:table="2"/>
              <table:change-track-table-cell office:value-type="string">
                <text:p>Weighted Rating</text:p>
              </table:change-track-table-cell>
            </table:cell-content-deletion>
            <table:cell-content-deletion>
              <table:cell-address table:column="5" table:row="128" table:table="2"/>
              <table:change-track-table-cell office:value-type="string">
                <text:p>Unweighted Rating</text:p>
              </table:change-track-table-cell>
            </table:cell-content-deletion>
            <table:cell-content-deletion>
              <table:cell-address table:column="4" table:row="128" table:table="2"/>
              <table:change-track-table-cell office:value-type="string">
                <text:p>Weight</text:p>
              </table:change-track-table-cell>
            </table:cell-content-deletion>
            <table:cell-content-deletion>
              <table:cell-address table:column="1" table:row="128" table:table="2"/>
              <table:change-track-table-cell office:value-type="string">
                <text:p>Category Title</text:p>
              </table:change-track-table-cell>
            </table:cell-content-deletion>
            <table:cell-content-deletion>
              <table:cell-address table:column="0" table:row="128" table:table="2"/>
              <table:change-track-table-cell office:value-type="string">
                <text:p>Rank</text:p>
              </table:change-track-table-cell>
            </table:cell-content-deletion>
            <table:change-deletion table:id="ct308"/>
          </table:deletions>
        </table:deletion>
        <table:deletion table:id="ct310" table:type="row" table:position="128" table:table="2">
          <office:change-info>
            <dc:creator>ricardo </dc:creator>
            <dc:date>2012-12-22T11:02:45</dc:date>
          </office:change-info>
          <table:deletions>
            <table:cell-content-deletion>
              <table:cell-address table:column="6" table:row="128" table:table="2"/>
              <table:change-track-table-cell table:cell-address="'Category Rating and Metrics'.G129" table:formula="of:=[.F129]*[.E129]" office:value-type="float" office:value="0"/>
            </table:cell-content-deletion>
            <table:cell-content-deletion>
              <table:cell-address table:column="4" table:row="128" table:table="2"/>
              <table:change-track-table-cell table:cell-address="'Category Rating and Metrics'.E129" table:formula="of:=#ref!" office:value-type="string"/>
            </table:cell-content-deletion>
            <table:cell-content-deletion>
              <table:cell-address table:column="1" table:row="128" table:table="2"/>
              <table:change-track-table-cell office:value-type="string">
                <text:p>Architecture</text:p>
              </table:change-track-table-cell>
            </table:cell-content-deletion>
            <table:cell-content-deletion>
              <table:cell-address table:column="0" table:row="128" table:table="2"/>
              <table:change-track-table-cell table:cell-address="'Category Rating and Metrics'.A129" table:formula="of:=#ref!" office:value-type="string"/>
            </table:cell-content-deletion>
            <table:change-deletion table:id="ct309"/>
            <table:cell-content-deletion table:id="ct3">
              <table:change-track-table-cell table:cell-address="'Category Rating and Metrics'.F129" table:formula="of:=SUM([.F132:.F173])" office:value-type="float" office:value="20.655"/>
            </table:cell-content-deletion>
          </table:deletions>
        </table:deletion>
        <table:deletion table:id="ct311" table:type="row" table:position="128" table:table="2">
          <office:change-info>
            <dc:creator>ricardo </dc:creator>
            <dc:date>2012-12-22T11:02:45</dc:date>
          </office:change-info>
          <table:deletions>
            <table:change-deletion table:id="ct310"/>
          </table:deletions>
        </table:deletion>
        <table:deletion table:id="ct312" table:type="row" table:position="128" table:table="2">
          <office:change-info>
            <dc:creator>ricardo </dc:creator>
            <dc:date>2012-12-22T11:02:45</dc:date>
          </office:change-info>
          <table:deletions>
            <table:cell-content-deletion>
              <table:cell-address table:column="5" table:row="128" table:table="2"/>
              <table:change-track-table-cell office:value-type="string">
                <text:p>Weighted Score</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1" table:row="128" table:table="2"/>
              <table:change-track-table-cell office:value-type="string">
                <text:p>Metric Name</text:p>
              </table:change-track-table-cell>
            </table:cell-content-deletion>
            <table:change-deletion table:id="ct311"/>
          </table:deletions>
        </table:deletion>
        <table:deletion table:id="ct313" table:type="row" table:position="128" table:table="2">
          <office:change-info>
            <dc:creator>ricardo </dc:creator>
            <dc:date>2012-12-22T11:02:45</dc:date>
          </office:change-info>
          <table:deletions>
            <table:cell-content-deletion>
              <table:cell-address table:column="5" table:row="128" table:table="2"/>
              <table:change-track-table-cell table:cell-address="'Category Rating and Metrics'.F129" table:formula="of:=[.D129]*[.E129]" office:value-type="float" office:value="0"/>
            </table:cell-content-deletion>
            <table:cell-content-deletion>
              <table:cell-address table:column="4" table:row="128" table:table="2"/>
              <table:change-track-table-cell office:value-type="float" office:value="0"/>
            </table:cell-content-deletion>
            <table:cell-content-deletion>
              <table:cell-address table:column="3" table:row="128" table:table="2"/>
              <table:change-track-table-cell office:value-type="float" office:value="0"/>
            </table:cell-content-deletion>
            <table:cell-content-deletion>
              <table:cell-address table:column="1" table:row="128" table:table="2"/>
              <table:change-track-table-cell office:value-type="string">
                <text:p>Are<text:span text:style-name="T4"> there any 3rd party Plug-ins</text:span></text:p>
              </table:change-track-table-cell>
            </table:cell-content-deletion>
            <table:change-deletion table:id="ct312"/>
          </table:deletions>
        </table:deletion>
        <table:deletion table:id="ct314" table:type="row" table:position="128" table:table="2">
          <office:change-info>
            <dc:creator>ricardo </dc:creator>
            <dc:date>2012-12-22T11:02:45</dc:date>
          </office:change-info>
          <table:deletions>
            <table:change-deletion table:id="ct313"/>
          </table:deletions>
        </table:deletion>
        <table:deletion table:id="ct315"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314"/>
          </table:deletions>
        </table:deletion>
        <table:deletion table:id="ct316"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his measures the design for extensibility through 3rd party plug-ins</text:p>
              </table:change-track-table-cell>
            </table:cell-content-deletion>
            <table:change-deletion table:id="ct315"/>
          </table:deletions>
        </table:deletion>
        <table:deletion table:id="ct317" table:type="row" table:position="128" table:table="2">
          <office:change-info>
            <dc:creator>ricardo </dc:creator>
            <dc:date>2012-12-22T11:02:45</dc:date>
          </office:change-info>
          <table:deletions>
            <table:change-deletion table:id="ct316"/>
          </table:deletions>
        </table:deletion>
        <table:deletion table:id="ct318" table:type="row" table:position="128" table:table="2">
          <office:change-info>
            <dc:creator>ricardo </dc:creator>
            <dc:date>2012-12-22T11:02:45</dc:date>
          </office:change-info>
          <table:deletions>
            <table:cell-content-deletion>
              <table:cell-address table:column="4" table:row="128" table:table="2"/>
              <table:change-track-table-cell office:value-type="string">
                <text:p>Score</text:p>
              </table:change-track-table-cell>
            </table:cell-content-deletion>
            <table:cell-content-deletion>
              <table:cell-address table:column="1" table:row="128" table:table="2"/>
              <table:change-track-table-cell office:value-type="string">
                <text:p>Test Score Specification</text:p>
              </table:change-track-table-cell>
            </table:cell-content-deletion>
            <table:change-deletion table:id="ct317"/>
          </table:deletions>
        </table:deletion>
        <table:deletion table:id="ct319"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5"/>
            </table:cell-content-deletion>
            <table:cell-content-deletion>
              <table:cell-address table:column="1" table:row="128" table:table="2"/>
              <table:change-track-table-cell office:value-type="string">
                <text:p>&gt;10</text:p>
              </table:change-track-table-cell>
            </table:cell-content-deletion>
            <table:change-deletion table:id="ct318"/>
          </table:deletions>
        </table:deletion>
        <table:deletion table:id="ct320"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4"/>
            </table:cell-content-deletion>
            <table:cell-content-deletion>
              <table:cell-address table:column="1" table:row="128" table:table="2"/>
              <table:change-track-table-cell office:value-type="string">
                <text:p>6 to 10</text:p>
              </table:change-track-table-cell>
            </table:cell-content-deletion>
            <table:change-deletion table:id="ct319"/>
          </table:deletions>
        </table:deletion>
        <table:deletion table:id="ct321"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3"/>
            </table:cell-content-deletion>
            <table:cell-content-deletion>
              <table:cell-address table:column="1" table:row="128" table:table="2"/>
              <table:change-track-table-cell office:value-type="string">
                <text:p>2 to 5</text:p>
              </table:change-track-table-cell>
            </table:cell-content-deletion>
            <table:change-deletion table:id="ct320"/>
          </table:deletions>
        </table:deletion>
        <table:deletion table:id="ct322"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2"/>
            </table:cell-content-deletion>
            <table:cell-content-deletion>
              <table:cell-address table:column="1" table:row="128" table:table="2"/>
              <table:change-track-table-cell office:value-type="float" office:value="1"/>
            </table:cell-content-deletion>
            <table:change-deletion table:id="ct321"/>
          </table:deletions>
        </table:deletion>
        <table:deletion table:id="ct323"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1"/>
            </table:cell-content-deletion>
            <table:cell-content-deletion>
              <table:cell-address table:column="1" table:row="128" table:table="2"/>
              <table:change-track-table-cell office:value-type="float" office:value="0"/>
            </table:cell-content-deletion>
            <table:change-deletion table:id="ct322"/>
          </table:deletions>
        </table:deletion>
        <table:deletion table:id="ct324" table:type="row" table:position="128" table:table="2">
          <office:change-info>
            <dc:creator>ricardo </dc:creator>
            <dc:date>2012-12-22T11:02:45</dc:date>
          </office:change-info>
          <table:deletions>
            <table:change-deletion table:id="ct323"/>
          </table:deletions>
        </table:deletion>
        <table:deletion table:id="ct325" table:type="row" table:position="128" table:table="2">
          <office:change-info>
            <dc:creator>ricardo </dc:creator>
            <dc:date>2012-12-22T11:02:45</dc:date>
          </office:change-info>
          <table:deletions>
            <table:cell-content-deletion>
              <table:cell-address table:column="5" table:row="128" table:table="2"/>
              <table:change-track-table-cell office:value-type="string">
                <text:p>Weighted Score</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1" table:row="128" table:table="2"/>
              <table:change-track-table-cell office:value-type="string">
                <text:p>Metric Name</text:p>
              </table:change-track-table-cell>
            </table:cell-content-deletion>
            <table:change-deletion table:id="ct324"/>
          </table:deletions>
        </table:deletion>
        <table:deletion table:id="ct326" table:type="row" table:position="128" table:table="2">
          <office:change-info>
            <dc:creator>ricardo </dc:creator>
            <dc:date>2012-12-22T11:02:45</dc:date>
          </office:change-info>
          <table:deletions>
            <table:cell-content-deletion>
              <table:cell-address table:column="5" table:row="128" table:table="2"/>
              <table:change-track-table-cell table:cell-address="'Category Rating and Metrics'.F129" table:formula="of:=[.D129]*[.E129]" office:value-type="float" office:value="0"/>
            </table:cell-content-deletion>
            <table:cell-content-deletion>
              <table:cell-address table:column="4" table:row="128" table:table="2"/>
              <table:change-track-table-cell office:value-type="float" office:value="0"/>
            </table:cell-content-deletion>
            <table:cell-content-deletion>
              <table:cell-address table:column="3" table:row="128" table:table="2"/>
              <table:change-track-table-cell office:value-type="float" office:value="0"/>
            </table:cell-content-deletion>
            <table:cell-content-deletion>
              <table:cell-address table:column="1" table:row="128" table:table="2"/>
              <table:change-track-table-cell office:value-type="string">
                <text:p>Public API / External Service </text:p>
              </table:change-track-table-cell>
            </table:cell-content-deletion>
            <table:change-deletion table:id="ct325"/>
          </table:deletions>
        </table:deletion>
        <table:deletion table:id="ct327" table:type="row" table:position="128" table:table="2">
          <office:change-info>
            <dc:creator>ricardo </dc:creator>
            <dc:date>2012-12-22T11:02:45</dc:date>
          </office:change-info>
          <table:deletions>
            <table:change-deletion table:id="ct326"/>
          </table:deletions>
        </table:deletion>
        <table:deletion table:id="ct328"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327"/>
          </table:deletions>
        </table:deletion>
        <table:deletion table:id="ct329" table:type="row" table:position="128" table:table="2">
          <office:change-info>
            <dc:creator>ricardo </dc:creator>
            <dc:date>2012-12-22T11:02:45</dc:date>
          </office:change-info>
          <table:deletions>
            <table:cell-content-deletion>
              <table:cell-address table:column="1" table:row="128" table:table="2"/>
              <table:change-track-table-cell office:value-type="string">
                <text:p>Allows for extensions via a public API, also shows design for customization</text:p>
              </table:change-track-table-cell>
            </table:cell-content-deletion>
            <table:change-deletion table:id="ct328"/>
          </table:deletions>
        </table:deletion>
        <table:deletion table:id="ct330" table:type="row" table:position="128" table:table="2">
          <office:change-info>
            <dc:creator>ricardo </dc:creator>
            <dc:date>2012-12-22T11:02:45</dc:date>
          </office:change-info>
          <table:deletions>
            <table:change-deletion table:id="ct329"/>
          </table:deletions>
        </table:deletion>
        <table:deletion table:id="ct331" table:type="row" table:position="128" table:table="2">
          <office:change-info>
            <dc:creator>ricardo </dc:creator>
            <dc:date>2012-12-22T11:02:45</dc:date>
          </office:change-info>
          <table:deletions>
            <table:cell-content-deletion>
              <table:cell-address table:column="4" table:row="128" table:table="2"/>
              <table:change-track-table-cell office:value-type="string">
                <text:p>Score</text:p>
              </table:change-track-table-cell>
            </table:cell-content-deletion>
            <table:cell-content-deletion>
              <table:cell-address table:column="1" table:row="128" table:table="2"/>
              <table:change-track-table-cell office:value-type="string">
                <text:p>Test Score Specification</text:p>
              </table:change-track-table-cell>
            </table:cell-content-deletion>
            <table:change-deletion table:id="ct330"/>
          </table:deletions>
        </table:deletion>
        <table:deletion table:id="ct332"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5"/>
            </table:cell-content-deletion>
            <table:cell-content-deletion>
              <table:cell-address table:column="1" table:row="128" table:table="2"/>
              <table:change-track-table-cell office:value-type="string">
                <text:p>Yes, extensive</text:p>
              </table:change-track-table-cell>
            </table:cell-content-deletion>
            <table:change-deletion table:id="ct331"/>
          </table:deletions>
        </table:deletion>
        <table:deletion table:id="ct333"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3"/>
            </table:cell-content-deletion>
            <table:cell-content-deletion>
              <table:cell-address table:column="1" table:row="128" table:table="2"/>
              <table:change-track-table-cell office:value-type="string">
                <text:p>Yes</text:p>
              </table:change-track-table-cell>
            </table:cell-content-deletion>
            <table:change-deletion table:id="ct332"/>
          </table:deletions>
        </table:deletion>
        <table:deletion table:id="ct334"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1"/>
            </table:cell-content-deletion>
            <table:cell-content-deletion>
              <table:cell-address table:column="1" table:row="128" table:table="2"/>
              <table:change-track-table-cell office:value-type="string">
                <text:p>No</text:p>
              </table:change-track-table-cell>
            </table:cell-content-deletion>
            <table:change-deletion table:id="ct333"/>
          </table:deletions>
        </table:deletion>
        <table:deletion table:id="ct335" table:type="row" table:position="128" table:table="2">
          <office:change-info>
            <dc:creator>ricardo </dc:creator>
            <dc:date>2012-12-22T11:02:45</dc:date>
          </office:change-info>
          <table:deletions>
            <table:change-deletion table:id="ct334"/>
          </table:deletions>
        </table:deletion>
        <table:deletion table:id="ct336" table:type="row" table:position="128" table:table="2">
          <office:change-info>
            <dc:creator>ricardo </dc:creator>
            <dc:date>2012-12-22T11:02:45</dc:date>
          </office:change-info>
          <table:deletions>
            <table:cell-content-deletion>
              <table:cell-address table:column="5" table:row="128" table:table="2"/>
              <table:change-track-table-cell office:value-type="string">
                <text:p>Weighted Score</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1" table:row="128" table:table="2"/>
              <table:change-track-table-cell office:value-type="string">
                <text:p>Metric Name</text:p>
              </table:change-track-table-cell>
            </table:cell-content-deletion>
            <table:change-deletion table:id="ct335"/>
          </table:deletions>
        </table:deletion>
        <table:deletion table:id="ct337" table:type="row" table:position="128" table:table="2">
          <office:change-info>
            <dc:creator>ricardo </dc:creator>
            <dc:date>2012-12-22T11:02:45</dc:date>
          </office:change-info>
          <table:deletions>
            <table:cell-content-deletion>
              <table:cell-address table:column="5" table:row="128" table:table="2"/>
              <table:change-track-table-cell table:cell-address="'Category Rating and Metrics'.F129" table:formula="of:=[.D129]*[.E129]" office:value-type="float" office:value="0"/>
            </table:cell-content-deletion>
            <table:cell-content-deletion>
              <table:cell-address table:column="1" table:row="128" table:table="2"/>
              <table:change-track-table-cell office:value-type="string">
                <text:p>Enable/disable features through configuration</text:p>
              </table:change-track-table-cell>
            </table:cell-content-deletion>
            <table:change-deletion table:id="ct336"/>
            <table:cell-content-deletion table:id="ct132">
              <table:change-track-table-cell/>
            </table:cell-content-deletion>
            <table:cell-content-deletion table:id="ct138">
              <table:change-track-table-cell office:value-type="float" office:value="0"/>
            </table:cell-content-deletion>
            <table:cell-content-deletion table:id="ct127">
              <table:change-track-table-cell office:value-type="float" office:value="0"/>
            </table:cell-content-deletion>
            <table:cell-content-deletion table:id="ct78">
              <table:change-track-table-cell office:value-type="string">
                <text:p>Yes</text:p>
              </table:change-track-table-cell>
            </table:cell-content-deletion>
          </table:deletions>
        </table:deletion>
        <table:deletion table:id="ct338" table:type="row" table:position="128" table:table="2">
          <office:change-info>
            <dc:creator>ricardo </dc:creator>
            <dc:date>2012-12-22T11:02:45</dc:date>
          </office:change-info>
          <table:deletions>
            <table:change-deletion table:id="ct337"/>
          </table:deletions>
        </table:deletion>
        <table:deletion table:id="ct339"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338"/>
          </table:deletions>
        </table:deletion>
        <table:deletion table:id="ct340" table:type="row" table:position="128" table:table="2">
          <office:change-info>
            <dc:creator>ricardo </dc:creator>
            <dc:date>2012-12-22T11:02:45</dc:date>
          </office:change-info>
          <table:deletions>
            <table:cell-content-deletion>
              <table:cell-address table:column="1" table:row="128" table:table="2"/>
              <table:change-track-table-cell office:value-type="string">
                <text:p>Whether user can enable/disable features through configuration</text:p>
              </table:change-track-table-cell>
            </table:cell-content-deletion>
            <table:change-deletion table:id="ct339"/>
          </table:deletions>
        </table:deletion>
        <table:deletion table:id="ct341" table:type="row" table:position="128" table:table="2">
          <office:change-info>
            <dc:creator>ricardo </dc:creator>
            <dc:date>2012-12-22T11:02:45</dc:date>
          </office:change-info>
          <table:deletions>
            <table:change-deletion table:id="ct340"/>
          </table:deletions>
        </table:deletion>
        <table:deletion table:id="ct342" table:type="row" table:position="128" table:table="2">
          <office:change-info>
            <dc:creator>ricardo </dc:creator>
            <dc:date>2012-12-22T11:02:45</dc:date>
          </office:change-info>
          <table:deletions>
            <table:cell-content-deletion>
              <table:cell-address table:column="4" table:row="128" table:table="2"/>
              <table:change-track-table-cell office:value-type="string">
                <text:p>Score</text:p>
              </table:change-track-table-cell>
            </table:cell-content-deletion>
            <table:cell-content-deletion>
              <table:cell-address table:column="1" table:row="128" table:table="2"/>
              <table:change-track-table-cell office:value-type="string">
                <text:p>Test Score Specification</text:p>
              </table:change-track-table-cell>
            </table:cell-content-deletion>
            <table:change-deletion table:id="ct341"/>
          </table:deletions>
        </table:deletion>
        <table:deletion table:id="ct343"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5"/>
            </table:cell-content-deletion>
            <table:cell-content-deletion>
              <table:cell-address table:column="1" table:row="128" table:table="2"/>
              <table:change-track-table-cell office:value-type="string">
                <text:p>Yes, during runtime</text:p>
              </table:change-track-table-cell>
            </table:cell-content-deletion>
            <table:change-deletion table:id="ct342"/>
          </table:deletions>
        </table:deletion>
        <table:deletion table:id="ct344"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3"/>
            </table:cell-content-deletion>
            <table:cell-content-deletion>
              <table:cell-address table:column="1" table:row="128" table:table="2"/>
              <table:change-track-table-cell office:value-type="string">
                <text:p>Yes, maybe compile time</text:p>
              </table:change-track-table-cell>
            </table:cell-content-deletion>
            <table:change-deletion table:id="ct343"/>
          </table:deletions>
        </table:deletion>
        <table:deletion table:id="ct345"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1"/>
            </table:cell-content-deletion>
            <table:cell-content-deletion>
              <table:cell-address table:column="1" table:row="128" table:table="2"/>
              <table:change-track-table-cell office:value-type="string">
                <text:p>No</text:p>
              </table:change-track-table-cell>
            </table:cell-content-deletion>
            <table:change-deletion table:id="ct344"/>
          </table:deletions>
        </table:deletion>
        <table:deletion table:id="ct346" table:type="row" table:position="128" table:table="2">
          <office:change-info>
            <dc:creator>ricardo </dc:creator>
            <dc:date>2012-12-22T11:02:45</dc:date>
          </office:change-info>
          <table:deletions>
            <table:change-deletion table:id="ct345"/>
          </table:deletions>
        </table:deletion>
        <table:deletion table:id="ct347" table:type="row" table:position="128" table:table="2">
          <office:change-info>
            <dc:creator>ricardo </dc:creator>
            <dc:date>2012-12-22T11:02:45</dc:date>
          </office:change-info>
          <table:deletions>
            <table:change-deletion table:id="ct346"/>
          </table:deletions>
        </table:deletion>
        <table:deletion table:id="ct348" table:type="row" table:position="128" table:table="2">
          <office:change-info>
            <dc:creator>ricardo </dc:creator>
            <dc:date>2012-12-22T11:02:45</dc:date>
          </office:change-info>
          <table:deletions>
            <table:cell-content-deletion>
              <table:cell-address table:column="6" table:row="128" table:table="2"/>
              <table:change-track-table-cell office:value-type="string">
                <text:p>Weighted Rating</text:p>
              </table:change-track-table-cell>
            </table:cell-content-deletion>
            <table:cell-content-deletion>
              <table:cell-address table:column="5" table:row="128" table:table="2"/>
              <table:change-track-table-cell office:value-type="string">
                <text:p>Unweighted Rating</text:p>
              </table:change-track-table-cell>
            </table:cell-content-deletion>
            <table:cell-content-deletion>
              <table:cell-address table:column="4" table:row="128" table:table="2"/>
              <table:change-track-table-cell office:value-type="string">
                <text:p>Weight</text:p>
              </table:change-track-table-cell>
            </table:cell-content-deletion>
            <table:cell-content-deletion>
              <table:cell-address table:column="1" table:row="128" table:table="2"/>
              <table:change-track-table-cell office:value-type="string">
                <text:p>Category Title</text:p>
              </table:change-track-table-cell>
            </table:cell-content-deletion>
            <table:cell-content-deletion>
              <table:cell-address table:column="0" table:row="128" table:table="2"/>
              <table:change-track-table-cell office:value-type="string">
                <text:p>Rank</text:p>
              </table:change-track-table-cell>
            </table:cell-content-deletion>
            <table:change-deletion table:id="ct347"/>
          </table:deletions>
        </table:deletion>
        <table:deletion table:id="ct349" table:type="row" table:position="128" table:table="2">
          <office:change-info>
            <dc:creator>ricardo </dc:creator>
            <dc:date>2012-12-22T11:02:45</dc:date>
          </office:change-info>
          <table:deletions>
            <table:cell-content-deletion>
              <table:cell-address table:column="6" table:row="128" table:table="2"/>
              <table:change-track-table-cell table:cell-address="'Category Rating and Metrics'.G129" table:formula="of:=[.F129]*[.E129]" office:value-type="float" office:value="0"/>
            </table:cell-content-deletion>
            <table:cell-content-deletion>
              <table:cell-address table:column="5" table:row="128" table:table="2"/>
              <table:change-track-table-cell table:cell-address="'Category Rating and Metrics'.F129" table:formula="of:=SUM([.F132:.F146])" office:value-type="float" office:value="6.82"/>
            </table:cell-content-deletion>
            <table:cell-content-deletion>
              <table:cell-address table:column="4" table:row="128" table:table="2"/>
              <table:change-track-table-cell table:cell-address="'Category Rating and Metrics'.E129" table:formula="of:=#ref!" office:value-type="string"/>
            </table:cell-content-deletion>
            <table:cell-content-deletion>
              <table:cell-address table:column="1" table:row="128" table:table="2"/>
              <table:change-track-table-cell office:value-type="string">
                <text:p>Support</text:p>
              </table:change-track-table-cell>
            </table:cell-content-deletion>
            <table:cell-content-deletion>
              <table:cell-address table:column="0" table:row="128" table:table="2"/>
              <table:change-track-table-cell table:cell-address="'Category Rating and Metrics'.A129" table:formula="of:=#ref!" office:value-type="string"/>
            </table:cell-content-deletion>
            <table:change-deletion table:id="ct348"/>
            <table:cell-content-deletion table:id="ct131">
              <table:change-track-table-cell/>
            </table:cell-content-deletion>
          </table:deletions>
        </table:deletion>
        <table:deletion table:id="ct350" table:type="row" table:position="128" table:table="2">
          <office:change-info>
            <dc:creator>ricardo </dc:creator>
            <dc:date>2012-12-22T11:02:45</dc:date>
          </office:change-info>
          <table:deletions>
            <table:change-deletion table:id="ct349"/>
          </table:deletions>
        </table:deletion>
        <table:deletion table:id="ct351" table:type="row" table:position="128" table:table="2">
          <office:change-info>
            <dc:creator>ricardo </dc:creator>
            <dc:date>2012-12-22T11:02:45</dc:date>
          </office:change-info>
          <table:deletions>
            <table:cell-content-deletion>
              <table:cell-address table:column="5" table:row="128" table:table="2"/>
              <table:change-track-table-cell office:value-type="string">
                <text:p>Weighted Score</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1" table:row="128" table:table="2"/>
              <table:change-track-table-cell office:value-type="string">
                <text:p>Metric Name</text:p>
              </table:change-track-table-cell>
            </table:cell-content-deletion>
            <table:change-deletion table:id="ct350"/>
          </table:deletions>
        </table:deletion>
        <table:deletion table:id="ct352" table:type="row" table:position="128" table:table="2">
          <office:change-info>
            <dc:creator>ricardo </dc:creator>
            <dc:date>2012-12-22T11:02:45</dc:date>
          </office:change-info>
          <table:deletions>
            <table:cell-content-deletion>
              <table:cell-address table:column="5" table:row="128" table:table="2"/>
              <table:change-track-table-cell table:cell-address="'Category Rating and Metrics'.F129" table:formula="of:=[.D129]*[.E129]" office:value-type="float" office:value="0"/>
            </table:cell-content-deletion>
            <table:cell-content-deletion>
              <table:cell-address table:column="4" table:row="128" table:table="2"/>
              <table:change-track-table-cell office:value-type="float" office:value="0"/>
            </table:cell-content-deletion>
            <table:cell-content-deletion>
              <table:cell-address table:column="3" table:row="128" table:table="2"/>
              <table:change-track-table-cell office:value-type="float" office:value="0"/>
            </table:cell-content-deletion>
            <table:cell-content-deletion>
              <table:cell-address table:column="1" table:row="128" table:table="2"/>
              <table:change-track-table-cell office:value-type="string">
                <text:p>Average volume of general mailing list in the last 6 months</text:p>
              </table:change-track-table-cell>
            </table:cell-content-deletion>
            <table:change-deletion table:id="ct351"/>
          </table:deletions>
        </table:deletion>
        <table:deletion table:id="ct353" table:type="row" table:position="128" table:table="2">
          <office:change-info>
            <dc:creator>ricardo </dc:creator>
            <dc:date>2012-12-22T11:02:45</dc:date>
          </office:change-info>
          <table:deletions>
            <table:change-deletion table:id="ct352"/>
          </table:deletions>
        </table:deletion>
        <table:deletion table:id="ct354"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353"/>
          </table:deletions>
        </table:deletion>
        <table:deletion table:id="ct355"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he general mailing list is the first place where people go for free help.</text:p>
              </table:change-track-table-cell>
            </table:cell-content-deletion>
            <table:change-deletion table:id="ct354"/>
          </table:deletions>
        </table:deletion>
        <table:deletion table:id="ct356" table:type="row" table:position="128" table:table="2">
          <office:change-info>
            <dc:creator>ricardo </dc:creator>
            <dc:date>2012-12-22T11:02:45</dc:date>
          </office:change-info>
          <table:deletions>
            <table:change-deletion table:id="ct355"/>
          </table:deletions>
        </table:deletion>
        <table:deletion table:id="ct357" table:type="row" table:position="128" table:table="2">
          <office:change-info>
            <dc:creator>ricardo </dc:creator>
            <dc:date>2012-12-22T11:02:45</dc:date>
          </office:change-info>
          <table:deletions>
            <table:cell-content-deletion>
              <table:cell-address table:column="4" table:row="128" table:table="2"/>
              <table:change-track-table-cell office:value-type="string">
                <text:p>Score</text:p>
              </table:change-track-table-cell>
            </table:cell-content-deletion>
            <table:cell-content-deletion>
              <table:cell-address table:column="1" table:row="128" table:table="2"/>
              <table:change-track-table-cell office:value-type="string">
                <text:p>Test Score Specification</text:p>
              </table:change-track-table-cell>
            </table:cell-content-deletion>
            <table:change-deletion table:id="ct356"/>
          </table:deletions>
        </table:deletion>
        <table:deletion table:id="ct358"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5"/>
            </table:cell-content-deletion>
            <table:cell-content-deletion>
              <table:cell-address table:column="1" table:row="128" table:table="2"/>
              <table:change-track-table-cell office:value-type="string">
                <text:p>&gt; 720 msg per month</text:p>
              </table:change-track-table-cell>
            </table:cell-content-deletion>
            <table:change-deletion table:id="ct357"/>
          </table:deletions>
        </table:deletion>
        <table:deletion table:id="ct359"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4"/>
            </table:cell-content-deletion>
            <table:cell-content-deletion>
              <table:cell-address table:column="1" table:row="128" table:table="2"/>
              <table:change-track-table-cell office:value-type="string">
                <text:p>[300 – 720) msg per month</text:p>
              </table:change-track-table-cell>
            </table:cell-content-deletion>
            <table:change-deletion table:id="ct358"/>
          </table:deletions>
        </table:deletion>
        <table:deletion table:id="ct360"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3"/>
            </table:cell-content-deletion>
            <table:cell-content-deletion>
              <table:cell-address table:column="1" table:row="128" table:table="2"/>
              <table:change-track-table-cell office:value-type="string">
                <text:p>[150 – 300) msg per month</text:p>
              </table:change-track-table-cell>
            </table:cell-content-deletion>
            <table:change-deletion table:id="ct359"/>
          </table:deletions>
        </table:deletion>
        <table:deletion table:id="ct361"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2"/>
            </table:cell-content-deletion>
            <table:cell-content-deletion>
              <table:cell-address table:column="1" table:row="128" table:table="2"/>
              <table:change-track-table-cell office:value-type="string">
                <text:p>[30 – 150) msg per month</text:p>
              </table:change-track-table-cell>
            </table:cell-content-deletion>
            <table:change-deletion table:id="ct360"/>
          </table:deletions>
        </table:deletion>
        <table:deletion table:id="ct362"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1"/>
            </table:cell-content-deletion>
            <table:cell-content-deletion>
              <table:cell-address table:column="1" table:row="128" table:table="2"/>
              <table:change-track-table-cell office:value-type="string">
                <text:p>&lt; 30 msg per month</text:p>
              </table:change-track-table-cell>
            </table:cell-content-deletion>
            <table:change-deletion table:id="ct361"/>
          </table:deletions>
        </table:deletion>
        <table:deletion table:id="ct363" table:type="row" table:position="128" table:table="2">
          <office:change-info>
            <dc:creator>ricardo </dc:creator>
            <dc:date>2012-12-22T11:02:45</dc:date>
          </office:change-info>
          <table:deletions>
            <table:change-deletion table:id="ct362"/>
          </table:deletions>
        </table:deletion>
        <table:deletion table:id="ct364" table:type="row" table:position="128" table:table="2">
          <office:change-info>
            <dc:creator>ricardo </dc:creator>
            <dc:date>2012-12-22T11:02:45</dc:date>
          </office:change-info>
          <table:deletions>
            <table:cell-content-deletion>
              <table:cell-address table:column="5" table:row="128" table:table="2"/>
              <table:change-track-table-cell office:value-type="string">
                <text:p>Weighted Score</text:p>
              </table:change-track-table-cell>
            </table:cell-content-deletion>
            <table:cell-content-deletion>
              <table:cell-address table:column="4" table:row="128" table:table="2"/>
              <table:change-track-table-cell office:value-type="string">
                <text:p>Unweighted Score</text:p>
              </table:change-track-table-cell>
            </table:cell-content-deletion>
            <table:cell-content-deletion>
              <table:cell-address table:column="3" table:row="128" table:table="2"/>
              <table:change-track-table-cell office:value-type="string">
                <text:p>Weight</text:p>
              </table:change-track-table-cell>
            </table:cell-content-deletion>
            <table:cell-content-deletion>
              <table:cell-address table:column="2" table:row="128" table:table="2"/>
              <table:change-track-table-cell office:value-type="string">
                <text:p>Raw Score</text:p>
              </table:change-track-table-cell>
            </table:cell-content-deletion>
            <table:cell-content-deletion>
              <table:cell-address table:column="1" table:row="128" table:table="2"/>
              <table:change-track-table-cell office:value-type="string">
                <text:p>Metric Name</text:p>
              </table:change-track-table-cell>
            </table:cell-content-deletion>
            <table:change-deletion table:id="ct363"/>
          </table:deletions>
        </table:deletion>
        <table:deletion table:id="ct365" table:type="row" table:position="128" table:table="2">
          <office:change-info>
            <dc:creator>ricardo </dc:creator>
            <dc:date>2012-12-22T11:02:45</dc:date>
          </office:change-info>
          <table:deletions>
            <table:cell-content-deletion>
              <table:cell-address table:column="5" table:row="128" table:table="2"/>
              <table:change-track-table-cell table:cell-address="'Category Rating and Metrics'.F129" table:formula="of:=[.D129]*[.E129]" office:value-type="float" office:value="0"/>
            </table:cell-content-deletion>
            <table:cell-content-deletion>
              <table:cell-address table:column="1" table:row="128" table:table="2"/>
              <table:change-track-table-cell office:value-type="string">
                <text:p>Quality of professional support</text:p>
              </table:change-track-table-cell>
            </table:cell-content-deletion>
            <table:change-deletion table:id="ct364"/>
            <table:cell-content-deletion table:id="ct139">
              <table:change-track-table-cell office:value-type="float" office:value="0"/>
            </table:cell-content-deletion>
            <table:cell-content-deletion table:id="ct128">
              <table:change-track-table-cell office:value-type="float" office:value="0"/>
            </table:cell-content-deletion>
            <table:cell-content-deletion table:id="ct81">
              <table:change-track-table-cell office:value-type="string">
                <text:p>No</text:p>
              </table:change-track-table-cell>
            </table:cell-content-deletion>
          </table:deletions>
        </table:deletion>
        <table:deletion table:id="ct366" table:type="row" table:position="128" table:table="2">
          <office:change-info>
            <dc:creator>ricardo </dc:creator>
            <dc:date>2012-12-22T11:02:45</dc:date>
          </office:change-info>
          <table:deletions>
            <table:change-deletion table:id="ct365"/>
          </table:deletions>
        </table:deletion>
        <table:deletion table:id="ct367" table:type="row" table:position="128" table:table="2">
          <office:change-info>
            <dc:creator>ricardo </dc:creator>
            <dc:date>2012-12-22T11:02:45</dc:date>
          </office:change-info>
          <table:deletions>
            <table:cell-content-deletion>
              <table:cell-address table:column="1" table:row="128" table:table="2"/>
              <table:change-track-table-cell office:value-type="string">
                <text:p>Test Description</text:p>
              </table:change-track-table-cell>
            </table:cell-content-deletion>
            <table:change-deletion table:id="ct366"/>
          </table:deletions>
        </table:deletion>
        <table:deletion table:id="ct368" table:type="row" table:position="128" table:table="2">
          <office:change-info>
            <dc:creator>ricardo </dc:creator>
            <dc:date>2012-12-22T11:02:45</dc:date>
          </office:change-info>
          <table:deletions>
            <table:change-deletion table:id="ct367"/>
            <table:cell-content-deletion table:id="ct8">
              <table:change-track-table-cell office:value-type="string">
                <text:p>Professional support that helps fine tune for the local deployment and troubleshooting</text:p>
              </table:change-track-table-cell>
            </table:cell-content-deletion>
          </table:deletions>
        </table:deletion>
        <table:deletion table:id="ct369" table:type="row" table:position="128" table:table="2">
          <office:change-info>
            <dc:creator>ricardo </dc:creator>
            <dc:date>2012-12-22T11:02:45</dc:date>
          </office:change-info>
          <table:deletions>
            <table:change-deletion table:id="ct368"/>
          </table:deletions>
        </table:deletion>
        <table:deletion table:id="ct370" table:type="row" table:position="128" table:table="2">
          <office:change-info>
            <dc:creator>ricardo </dc:creator>
            <dc:date>2012-12-22T11:02:45</dc:date>
          </office:change-info>
          <table:deletions>
            <table:cell-content-deletion>
              <table:cell-address table:column="4" table:row="128" table:table="2"/>
              <table:change-track-table-cell office:value-type="string">
                <text:p>Score</text:p>
              </table:change-track-table-cell>
            </table:cell-content-deletion>
            <table:cell-content-deletion>
              <table:cell-address table:column="1" table:row="128" table:table="2"/>
              <table:change-track-table-cell office:value-type="string">
                <text:p>Test Score Specification</text:p>
              </table:change-track-table-cell>
            </table:cell-content-deletion>
            <table:change-deletion table:id="ct369"/>
          </table:deletions>
        </table:deletion>
        <table:deletion table:id="ct371"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5"/>
            </table:cell-content-deletion>
            <table:cell-content-deletion>
              <table:cell-address table:column="1" table:row="128" table:table="2"/>
              <table:change-track-table-cell office:value-type="string">
                <text:p>Installation + troubleshooting + integration / customization support</text:p>
              </table:change-track-table-cell>
            </table:cell-content-deletion>
            <table:change-deletion table:id="ct370"/>
          </table:deletions>
        </table:deletion>
        <table:deletion table:id="ct372"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3"/>
            </table:cell-content-deletion>
            <table:cell-content-deletion>
              <table:cell-address table:column="1" table:row="128" table:table="2"/>
              <table:change-track-table-cell office:value-type="string">
                <text:p>Installation support only</text:p>
              </table:change-track-table-cell>
            </table:cell-content-deletion>
            <table:change-deletion table:id="ct371"/>
          </table:deletions>
        </table:deletion>
        <table:deletion table:id="ct373" table:type="row" table:position="128" table:table="2">
          <office:change-info>
            <dc:creator>ricardo </dc:creator>
            <dc:date>2012-12-22T11:02:45</dc:date>
          </office:change-info>
          <table:deletions>
            <table:cell-content-deletion>
              <table:cell-address table:column="4" table:row="128" table:table="2"/>
              <table:change-track-table-cell office:value-type="float" office:value="1"/>
            </table:cell-content-deletion>
            <table:cell-content-deletion>
              <table:cell-address table:column="1" table:row="128" table:table="2"/>
              <table:change-track-table-cell office:value-type="string">
                <text:p>No professional support</text:p>
              </table:change-track-table-cell>
            </table:cell-content-deletion>
            <table:change-deletion table:id="ct372"/>
          </table:deletions>
        </table:deletion>
        <table:deletion table:id="ct374" table:type="row" table:position="128" table:table="2">
          <office:change-info>
            <dc:creator>ricardo </dc:creator>
            <dc:date>2012-12-22T11:02:45</dc:date>
          </office:change-info>
          <table:deletions>
            <table:change-deletion table:id="ct373"/>
          </table:deletions>
        </table:deletion>
        <table:deletion table:id="ct375" table:type="row" table:position="128" table:table="2">
          <office:change-info>
            <dc:creator>ricardo </dc:creator>
            <dc:date>2012-12-22T11:02:45</dc:date>
          </office:change-info>
          <table:deletions>
            <table:change-deletion table:id="ct374"/>
          </table:deletions>
        </table:deletion>
        <table:cell-content-change table:id="ct376">
          <table:cell-address table:column="0" table:row="104" table:table="2"/>
          <office:change-info>
            <dc:creator>ricardo </dc:creator>
            <dc:date>2012-12-22T11:03:21</dc:date>
          </office:change-info>
          <table:previous>
            <table:change-track-table-cell table:cell-address="'Category Rating and Metrics'.A105" table:formula="of:=[$'Category Ranking'.B16]" office:value-type="float" office:value="5"/>
          </table:previous>
        </table:cell-content-change>
        <table:cell-content-change table:id="ct377">
          <table:cell-address table:column="0" table:row="129" table:table="2"/>
          <office:change-info>
            <dc:creator>ricardo </dc:creator>
            <dc:date>2012-12-22T11:03:28</dc:date>
          </office:change-info>
          <table:previous>
            <table:change-track-table-cell table:cell-address="'Category Rating and Metrics'.A130" table:formula="of:=#ref!" office:value-type="string"/>
          </table:previous>
        </table:cell-content-change>
        <table:cell-content-change table:id="ct378">
          <table:cell-address table:column="0" table:row="165" table:table="2"/>
          <office:change-info>
            <dc:creator>ricardo </dc:creator>
            <dc:date>2012-12-22T11:03:33</dc:date>
          </office:change-info>
          <table:previous>
            <table:change-track-table-cell table:cell-address="'Category Rating and Metrics'.A166" table:formula="of:=#ref!" office:value-type="string"/>
          </table:previous>
        </table:cell-content-change>
        <table:cell-content-change table:id="ct379">
          <table:cell-address table:column="0" table:row="205" table:table="2"/>
          <office:change-info>
            <dc:creator>ricardo </dc:creator>
            <dc:date>2012-12-22T11:03:40</dc:date>
          </office:change-info>
          <table:previous>
            <table:change-track-table-cell table:cell-address="'Category Rating and Metrics'.A206" table:formula="of:=#ref!" office:value-type="string"/>
          </table:previous>
        </table:cell-content-change>
        <table:cell-content-change table:id="ct380">
          <table:cell-address table:column="1" table:row="78" table:table="2"/>
          <office:change-info>
            <dc:creator>ricardo </dc:creator>
            <dc:date>2012-12-22T11:04:24</dc:date>
          </office:change-info>
          <table:previous>
            <table:change-track-table-cell office:value-type="string">
              <text:p>Number of minor releases in past 12 months</text:p>
            </table:change-track-table-cell>
          </table:previous>
        </table:cell-content-change>
        <table:cell-content-change table:id="ct381">
          <table:cell-address table:column="1" table:row="94" table:table="2"/>
          <office:change-info>
            <dc:creator>ricardo </dc:creator>
            <dc:date>2012-12-22T11:04:31</dc:date>
          </office:change-info>
          <table:previous>
            <table:change-track-table-cell office:value-type="string">
              <text:p>Number of point/patch releases in past 12 months</text:p>
            </table:change-track-table-cell>
          </table:previous>
        </table:cell-content-change>
        <table:deletion table:id="ct382" table:type="row" table:position="103" table:table="2" table:multi-deletion-spanned="94">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1376"/>
            <table:change-deletion table:id="ct1245"/>
          </table:deletions>
        </table:deletion>
        <table:deletion table:id="ct383"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4" table:row="103" table:table="2"/>
              <table:change-track-table-cell office:value-type="float" office:value="0"/>
            </table:cell-content-deletion>
            <table:cell-content-deletion>
              <table:cell-address table:column="3" table:row="103" table:table="2"/>
              <table:change-track-table-cell office:value-type="float" office:value="0"/>
            </table:cell-content-deletion>
            <table:cell-content-deletion>
              <table:cell-address table:column="1" table:row="103" table:table="2"/>
              <table:change-track-table-cell office:value-type="string">
                <text:p>Number of open bugs for the last 6 months</text:p>
              </table:change-track-table-cell>
            </table:cell-content-deletion>
            <table:change-deletion table:id="ct382"/>
          </table:deletions>
        </table:deletion>
        <table:deletion table:id="ct384" table:type="row" table:position="103" table:table="2">
          <office:change-info>
            <dc:creator>ricardo </dc:creator>
            <dc:date>2012-12-22T11:04:41</dc:date>
          </office:change-info>
          <table:deletions>
            <table:change-deletion table:id="ct383"/>
          </table:deletions>
        </table:deletion>
        <table:deletion table:id="ct38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384"/>
          </table:deletions>
        </table:deletion>
        <table:deletion table:id="ct38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quality of product usage.</text:p>
              </table:change-track-table-cell>
            </table:cell-content-deletion>
            <table:change-deletion table:id="ct385"/>
          </table:deletions>
        </table:deletion>
        <table:deletion table:id="ct387" table:type="row" table:position="103" table:table="2">
          <office:change-info>
            <dc:creator>ricardo </dc:creator>
            <dc:date>2012-12-22T11:04:41</dc:date>
          </office:change-info>
          <table:deletions>
            <table:change-deletion table:id="ct386"/>
          </table:deletions>
        </table:deletion>
        <table:deletion table:id="ct388"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387"/>
          </table:deletions>
        </table:deletion>
        <table:deletion table:id="ct389"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string">
                <text:p>&lt; 50</text:p>
              </table:change-track-table-cell>
            </table:cell-content-deletion>
            <table:change-deletion table:id="ct388"/>
          </table:deletions>
        </table:deletion>
        <table:deletion table:id="ct390"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4"/>
            </table:cell-content-deletion>
            <table:cell-content-deletion>
              <table:cell-address table:column="1" table:row="103" table:table="2"/>
              <table:change-track-table-cell office:value-type="string">
                <text:p>50 - 100 </text:p>
              </table:change-track-table-cell>
            </table:cell-content-deletion>
            <table:change-deletion table:id="ct389"/>
          </table:deletions>
        </table:deletion>
        <table:deletion table:id="ct391"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100 - 500</text:p>
              </table:change-track-table-cell>
            </table:cell-content-deletion>
            <table:change-deletion table:id="ct390"/>
          </table:deletions>
        </table:deletion>
        <table:deletion table:id="ct392"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2"/>
            </table:cell-content-deletion>
            <table:cell-content-deletion>
              <table:cell-address table:column="1" table:row="103" table:table="2"/>
              <table:change-track-table-cell office:value-type="string">
                <text:p>500 - 1000</text:p>
              </table:change-track-table-cell>
            </table:cell-content-deletion>
            <table:change-deletion table:id="ct391"/>
          </table:deletions>
        </table:deletion>
        <table:deletion table:id="ct393"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gt; 1000</text:p>
              </table:change-track-table-cell>
            </table:cell-content-deletion>
            <table:change-deletion table:id="ct392"/>
          </table:deletions>
        </table:deletion>
        <table:deletion table:id="ct394" table:type="row" table:position="103" table:table="2">
          <office:change-info>
            <dc:creator>ricardo </dc:creator>
            <dc:date>2012-12-22T11:04:41</dc:date>
          </office:change-info>
          <table:deletions>
            <table:change-deletion table:id="ct393"/>
          </table:deletions>
        </table:deletion>
        <table:deletion table:id="ct395" table:type="row" table:position="103" table:table="2">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394"/>
          </table:deletions>
        </table:deletion>
        <table:deletion table:id="ct396"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4" table:row="103" table:table="2"/>
              <table:change-track-table-cell office:value-type="float" office:value="0"/>
            </table:cell-content-deletion>
            <table:cell-content-deletion>
              <table:cell-address table:column="3" table:row="103" table:table="2"/>
              <table:change-track-table-cell office:value-type="float" office:value="0"/>
            </table:cell-content-deletion>
            <table:cell-content-deletion>
              <table:cell-address table:column="1" table:row="103" table:table="2"/>
              <table:change-track-table-cell office:value-type="string">
                <text:p>Number of bugs fixed in last 6 months (compared to # of bugs opened)</text:p>
              </table:change-track-table-cell>
            </table:cell-content-deletion>
            <table:change-deletion table:id="ct395"/>
          </table:deletions>
        </table:deletion>
        <table:deletion table:id="ct397" table:type="row" table:position="103" table:table="2">
          <office:change-info>
            <dc:creator>ricardo </dc:creator>
            <dc:date>2012-12-22T11:04:41</dc:date>
          </office:change-info>
          <table:deletions>
            <table:change-deletion table:id="ct396"/>
          </table:deletions>
        </table:deletion>
        <table:deletion table:id="ct39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397"/>
          </table:deletions>
        </table:deletion>
        <table:deletion table:id="ct39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how quickly bugs are fixed.</text:p>
              </table:change-track-table-cell>
            </table:cell-content-deletion>
            <table:change-deletion table:id="ct398"/>
          </table:deletions>
        </table:deletion>
        <table:deletion table:id="ct400" table:type="row" table:position="103" table:table="2">
          <office:change-info>
            <dc:creator>ricardo </dc:creator>
            <dc:date>2012-12-22T11:04:41</dc:date>
          </office:change-info>
          <table:deletions>
            <table:change-deletion table:id="ct399"/>
          </table:deletions>
        </table:deletion>
        <table:deletion table:id="ct401"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400"/>
          </table:deletions>
        </table:deletion>
        <table:deletion table:id="ct402"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string">
                <text:p>&gt; 75%</text:p>
              </table:change-track-table-cell>
            </table:cell-content-deletion>
            <table:change-deletion table:id="ct401"/>
          </table:deletions>
        </table:deletion>
        <table:deletion table:id="ct403"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4"/>
            </table:cell-content-deletion>
            <table:cell-content-deletion>
              <table:cell-address table:column="1" table:row="103" table:table="2"/>
              <table:change-track-table-cell office:value-type="string">
                <text:p>60% <text:s/>- 75%</text:p>
              </table:change-track-table-cell>
            </table:cell-content-deletion>
            <table:change-deletion table:id="ct402"/>
          </table:deletions>
        </table:deletion>
        <table:deletion table:id="ct404"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45% - 60%</text:p>
              </table:change-track-table-cell>
            </table:cell-content-deletion>
            <table:change-deletion table:id="ct403"/>
          </table:deletions>
        </table:deletion>
        <table:deletion table:id="ct405"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2"/>
            </table:cell-content-deletion>
            <table:cell-content-deletion>
              <table:cell-address table:column="1" table:row="103" table:table="2"/>
              <table:change-track-table-cell office:value-type="string">
                <text:p>25% - 45%</text:p>
              </table:change-track-table-cell>
            </table:cell-content-deletion>
            <table:change-deletion table:id="ct404"/>
          </table:deletions>
        </table:deletion>
        <table:deletion table:id="ct406"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lt; 25%</text:p>
              </table:change-track-table-cell>
            </table:cell-content-deletion>
            <table:change-deletion table:id="ct405"/>
          </table:deletions>
        </table:deletion>
        <table:deletion table:id="ct407" table:type="row" table:position="103" table:table="2">
          <office:change-info>
            <dc:creator>ricardo </dc:creator>
            <dc:date>2012-12-22T11:04:41</dc:date>
          </office:change-info>
          <table:deletions>
            <table:change-deletion table:id="ct406"/>
          </table:deletions>
        </table:deletion>
        <table:deletion table:id="ct408" table:type="row" table:position="103" table:table="2">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407"/>
          </table:deletions>
        </table:deletion>
        <table:deletion table:id="ct409"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4" table:row="103" table:table="2"/>
              <table:change-track-table-cell office:value-type="float" office:value="0"/>
            </table:cell-content-deletion>
            <table:cell-content-deletion>
              <table:cell-address table:column="3" table:row="103" table:table="2"/>
              <table:change-track-table-cell office:value-type="float" office:value="0"/>
            </table:cell-content-deletion>
            <table:cell-content-deletion>
              <table:cell-address table:column="1" table:row="103" table:table="2"/>
              <table:change-track-table-cell office:value-type="string">
                <text:p>Number of P1/critical bugs opened</text:p>
              </table:change-track-table-cell>
            </table:cell-content-deletion>
            <table:change-deletion table:id="ct408"/>
          </table:deletions>
        </table:deletion>
        <table:deletion table:id="ct410" table:type="row" table:position="103" table:table="2">
          <office:change-info>
            <dc:creator>ricardo </dc:creator>
            <dc:date>2012-12-22T11:04:41</dc:date>
          </office:change-info>
          <table:deletions>
            <table:change-deletion table:id="ct409"/>
          </table:deletions>
        </table:deletion>
        <table:deletion table:id="ct41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10"/>
          </table:deletions>
        </table:deletion>
        <table:deletion table:id="ct41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seriousness of quality issues found.</text:p>
              </table:change-track-table-cell>
            </table:cell-content-deletion>
            <table:change-deletion table:id="ct411"/>
          </table:deletions>
        </table:deletion>
        <table:deletion table:id="ct413" table:type="row" table:position="103" table:table="2">
          <office:change-info>
            <dc:creator>ricardo </dc:creator>
            <dc:date>2012-12-22T11:04:41</dc:date>
          </office:change-info>
          <table:deletions>
            <table:change-deletion table:id="ct412"/>
          </table:deletions>
        </table:deletion>
        <table:deletion table:id="ct414"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413"/>
          </table:deletions>
        </table:deletion>
        <table:deletion table:id="ct415"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float" office:value="0"/>
            </table:cell-content-deletion>
            <table:change-deletion table:id="ct414"/>
          </table:deletions>
        </table:deletion>
        <table:deletion table:id="ct416"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4"/>
            </table:cell-content-deletion>
            <table:cell-content-deletion>
              <table:cell-address table:column="1" table:row="103" table:table="2"/>
              <table:change-track-table-cell office:value-type="string">
                <text:p>1 - <text:s/>5</text:p>
              </table:change-track-table-cell>
            </table:cell-content-deletion>
            <table:change-deletion table:id="ct415"/>
          </table:deletions>
        </table:deletion>
        <table:deletion table:id="ct417"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5 - 10</text:p>
              </table:change-track-table-cell>
            </table:cell-content-deletion>
            <table:change-deletion table:id="ct416"/>
          </table:deletions>
        </table:deletion>
        <table:deletion table:id="ct418"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2"/>
            </table:cell-content-deletion>
            <table:cell-content-deletion>
              <table:cell-address table:column="1" table:row="103" table:table="2"/>
              <table:change-track-table-cell office:value-type="string">
                <text:p>10 - 20</text:p>
              </table:change-track-table-cell>
            </table:cell-content-deletion>
            <table:change-deletion table:id="ct417"/>
          </table:deletions>
        </table:deletion>
        <table:deletion table:id="ct419"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gt; 20</text:p>
              </table:change-track-table-cell>
            </table:cell-content-deletion>
            <table:change-deletion table:id="ct418"/>
          </table:deletions>
        </table:deletion>
        <table:deletion table:id="ct420" table:type="row" table:position="103" table:table="2">
          <office:change-info>
            <dc:creator>ricardo </dc:creator>
            <dc:date>2012-12-22T11:04:41</dc:date>
          </office:change-info>
          <table:deletions>
            <table:change-deletion table:id="ct419"/>
          </table:deletions>
        </table:deletion>
        <table:deletion table:id="ct421" table:type="row" table:position="103" table:table="2">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420"/>
          </table:deletions>
        </table:deletion>
        <table:deletion table:id="ct422"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4" table:row="103" table:table="2"/>
              <table:change-track-table-cell office:value-type="float" office:value="0"/>
            </table:cell-content-deletion>
            <table:cell-content-deletion>
              <table:cell-address table:column="3" table:row="103" table:table="2"/>
              <table:change-track-table-cell office:value-type="float" office:value="0"/>
            </table:cell-content-deletion>
            <table:cell-content-deletion>
              <table:cell-address table:column="1" table:row="103" table:table="2"/>
              <table:change-track-table-cell office:value-type="string">
                <text:p>Average bug age for P1 in last 6 months</text:p>
              </table:change-track-table-cell>
            </table:cell-content-deletion>
            <table:change-deletion table:id="ct421"/>
          </table:deletions>
        </table:deletion>
        <table:deletion table:id="ct423" table:type="row" table:position="103" table:table="2">
          <office:change-info>
            <dc:creator>ricardo </dc:creator>
            <dc:date>2012-12-22T11:04:41</dc:date>
          </office:change-info>
          <table:deletions>
            <table:change-deletion table:id="ct422"/>
          </table:deletions>
        </table:deletion>
        <table:deletion table:id="ct42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23"/>
          </table:deletions>
        </table:deletion>
        <table:deletion table:id="ct42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responsiveness to fixing critical issues.</text:p>
              </table:change-track-table-cell>
            </table:cell-content-deletion>
            <table:change-deletion table:id="ct424"/>
          </table:deletions>
        </table:deletion>
        <table:deletion table:id="ct426" table:type="row" table:position="103" table:table="2">
          <office:change-info>
            <dc:creator>ricardo </dc:creator>
            <dc:date>2012-12-22T11:04:41</dc:date>
          </office:change-info>
          <table:deletions>
            <table:change-deletion table:id="ct425"/>
          </table:deletions>
        </table:deletion>
        <table:deletion table:id="ct427"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426"/>
          </table:deletions>
        </table:deletion>
        <table:deletion table:id="ct428"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string">
                <text:p>&lt; 1 week</text:p>
              </table:change-track-table-cell>
            </table:cell-content-deletion>
            <table:change-deletion table:id="ct427"/>
          </table:deletions>
        </table:deletion>
        <table:deletion table:id="ct429"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4"/>
            </table:cell-content-deletion>
            <table:cell-content-deletion>
              <table:cell-address table:column="1" table:row="103" table:table="2"/>
              <table:change-track-table-cell office:value-type="string">
                <text:p>1 - 2 weeks</text:p>
              </table:change-track-table-cell>
            </table:cell-content-deletion>
            <table:change-deletion table:id="ct428"/>
          </table:deletions>
        </table:deletion>
        <table:deletion table:id="ct430"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2 - 3 weeks</text:p>
              </table:change-track-table-cell>
            </table:cell-content-deletion>
            <table:change-deletion table:id="ct429"/>
          </table:deletions>
        </table:deletion>
        <table:deletion table:id="ct431"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2"/>
            </table:cell-content-deletion>
            <table:cell-content-deletion>
              <table:cell-address table:column="1" table:row="103" table:table="2"/>
              <table:change-track-table-cell office:value-type="string">
                <text:p>3 - 4 weeks</text:p>
              </table:change-track-table-cell>
            </table:cell-content-deletion>
            <table:change-deletion table:id="ct430"/>
          </table:deletions>
        </table:deletion>
        <table:deletion table:id="ct432"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gt; 4 weeks</text:p>
              </table:change-track-table-cell>
            </table:cell-content-deletion>
            <table:change-deletion table:id="ct431"/>
          </table:deletions>
        </table:deletion>
        <table:deletion table:id="ct433" table:type="row" table:position="103" table:table="2">
          <office:change-info>
            <dc:creator>ricardo </dc:creator>
            <dc:date>2012-12-22T11:04:41</dc:date>
          </office:change-info>
          <table:deletions>
            <table:change-deletion table:id="ct432"/>
          </table:deletions>
        </table:deletion>
        <table:deletion table:id="ct434" table:type="row" table:position="103" table:table="2">
          <office:change-info>
            <dc:creator>ricardo </dc:creator>
            <dc:date>2012-12-22T11:04:41</dc:date>
          </office:change-info>
          <table:deletions>
            <table:change-deletion table:id="ct433"/>
          </table:deletions>
        </table:deletion>
        <table:deletion table:id="ct435" table:type="row" table:position="103" table:table="2">
          <office:change-info>
            <dc:creator>ricardo </dc:creator>
            <dc:date>2012-12-22T11:04:41</dc:date>
          </office:change-info>
          <table:deletions>
            <table:cell-content-deletion>
              <table:cell-address table:column="6" table:row="103" table:table="2"/>
              <table:change-track-table-cell office:value-type="string">
                <text:p>Weighted Rating</text:p>
              </table:change-track-table-cell>
            </table:cell-content-deletion>
            <table:cell-content-deletion>
              <table:cell-address table:column="5" table:row="103" table:table="2"/>
              <table:change-track-table-cell office:value-type="string">
                <text:p>Unweighted Rating</text:p>
              </table:change-track-table-cell>
            </table:cell-content-deletion>
            <table:cell-content-deletion>
              <table:cell-address table:column="4" table:row="103" table:table="2"/>
              <table:change-track-table-cell office:value-type="string">
                <text:p>Weight</text:p>
              </table:change-track-table-cell>
            </table:cell-content-deletion>
            <table:cell-content-deletion>
              <table:cell-address table:column="1" table:row="103" table:table="2"/>
              <table:change-track-table-cell office:value-type="string">
                <text:p>Category Title</text:p>
              </table:change-track-table-cell>
            </table:cell-content-deletion>
            <table:cell-content-deletion>
              <table:cell-address table:column="0" table:row="103" table:table="2"/>
              <table:change-track-table-cell office:value-type="string">
                <text:p>Rank</text:p>
              </table:change-track-table-cell>
            </table:cell-content-deletion>
            <table:change-deletion table:id="ct434"/>
          </table:deletions>
        </table:deletion>
        <table:deletion table:id="ct436" table:type="row" table:position="103" table:table="2">
          <office:change-info>
            <dc:creator>ricardo </dc:creator>
            <dc:date>2012-12-22T11:04:41</dc:date>
          </office:change-info>
          <table:deletions>
            <table:cell-content-deletion>
              <table:cell-address table:column="6" table:row="103" table:table="2"/>
              <table:change-track-table-cell table:cell-address="'Category Rating and Metrics'.G104" table:formula="of:=[.F104]*[.E104]" office:value-type="float" office:value="0"/>
            </table:cell-content-deletion>
            <table:cell-content-deletion>
              <table:cell-address table:column="4" table:row="103" table:table="2"/>
              <table:change-track-table-cell table:cell-address="'Category Rating and Metrics'.E104" table:formula="of:=#ref!" office:value-type="string"/>
            </table:cell-content-deletion>
            <table:cell-content-deletion>
              <table:cell-address table:column="1" table:row="103" table:table="2"/>
              <table:change-track-table-cell office:value-type="string">
                <text:p>Security</text:p>
              </table:change-track-table-cell>
            </table:cell-content-deletion>
            <table:cell-content-deletion>
              <table:cell-address table:column="0" table:row="103" table:table="2"/>
              <table:change-track-table-cell table:cell-address="'Category Rating and Metrics'.A104" table:formula="of:=#ref!" office:value-type="string"/>
            </table:cell-content-deletion>
            <table:change-deletion table:id="ct435"/>
            <table:cell-content-deletion table:id="ct2">
              <table:change-track-table-cell table:cell-address="'Category Rating and Metrics'.F104" table:formula="of:=SUM([.F106:.F146])" office:value-type="float" office:value="18.835"/>
            </table:cell-content-deletion>
          </table:deletions>
        </table:deletion>
        <table:deletion table:id="ct437" table:type="row" table:position="103" table:table="2">
          <office:change-info>
            <dc:creator>ricardo </dc:creator>
            <dc:date>2012-12-22T11:04:41</dc:date>
          </office:change-info>
          <table:deletions>
            <table:change-deletion table:id="ct436"/>
          </table:deletions>
        </table:deletion>
        <table:deletion table:id="ct438" table:type="row" table:position="103" table:table="2">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437"/>
          </table:deletions>
        </table:deletion>
        <table:deletion table:id="ct439"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3" table:row="103" table:table="2"/>
              <table:change-track-table-cell office:value-type="float" office:value="0"/>
            </table:cell-content-deletion>
            <table:cell-content-deletion>
              <table:cell-address table:column="1" table:row="103" table:table="2"/>
              <table:change-track-table-cell office:value-type="string">
                <text:p>Number of security vulnerabilities in the last 6 months that are moderately to extremely critical</text:p>
              </table:change-track-table-cell>
            </table:cell-content-deletion>
            <table:change-deletion table:id="ct438"/>
            <table:cell-content-deletion table:id="ct143">
              <table:change-track-table-cell office:value-type="float" office:value="5"/>
            </table:cell-content-deletion>
          </table:deletions>
        </table:deletion>
        <table:deletion table:id="ct440" table:type="row" table:position="103" table:table="2">
          <office:change-info>
            <dc:creator>ricardo </dc:creator>
            <dc:date>2012-12-22T11:04:41</dc:date>
          </office:change-info>
          <table:deletions>
            <table:change-deletion table:id="ct439"/>
          </table:deletions>
        </table:deletion>
        <table:deletion table:id="ct44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40"/>
          </table:deletions>
        </table:deletion>
        <table:deletion table:id="ct44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quality related to security vulnerabilities. <text:s/>How susceptible the is software to security vulnerabilities.</text:p>
              </table:change-track-table-cell>
            </table:cell-content-deletion>
            <table:change-deletion table:id="ct441"/>
          </table:deletions>
        </table:deletion>
        <table:deletion table:id="ct443" table:type="row" table:position="103" table:table="2">
          <office:change-info>
            <dc:creator>ricardo </dc:creator>
            <dc:date>2012-12-22T11:04:41</dc:date>
          </office:change-info>
          <table:deletions>
            <table:change-deletion table:id="ct442"/>
          </table:deletions>
        </table:deletion>
        <table:deletion table:id="ct444"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443"/>
          </table:deletions>
        </table:deletion>
        <table:deletion table:id="ct445"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float" office:value="0"/>
            </table:cell-content-deletion>
            <table:change-deletion table:id="ct444"/>
          </table:deletions>
        </table:deletion>
        <table:deletion table:id="ct446"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4"/>
            </table:cell-content-deletion>
            <table:cell-content-deletion>
              <table:cell-address table:column="1" table:row="103" table:table="2"/>
              <table:change-track-table-cell office:value-type="string">
                <text:p>1 - 2</text:p>
              </table:change-track-table-cell>
            </table:cell-content-deletion>
            <table:change-deletion table:id="ct445"/>
          </table:deletions>
        </table:deletion>
        <table:deletion table:id="ct447"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3 - 4</text:p>
              </table:change-track-table-cell>
            </table:cell-content-deletion>
            <table:change-deletion table:id="ct446"/>
          </table:deletions>
        </table:deletion>
        <table:deletion table:id="ct448"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2"/>
            </table:cell-content-deletion>
            <table:cell-content-deletion>
              <table:cell-address table:column="1" table:row="103" table:table="2"/>
              <table:change-track-table-cell office:value-type="string">
                <text:p>5 - 6</text:p>
              </table:change-track-table-cell>
            </table:cell-content-deletion>
            <table:change-deletion table:id="ct447"/>
          </table:deletions>
        </table:deletion>
        <table:deletion table:id="ct449"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gt; 6</text:p>
              </table:change-track-table-cell>
            </table:cell-content-deletion>
            <table:change-deletion table:id="ct448"/>
          </table:deletions>
        </table:deletion>
        <table:deletion table:id="ct450" table:type="row" table:position="103" table:table="2">
          <office:change-info>
            <dc:creator>ricardo </dc:creator>
            <dc:date>2012-12-22T11:04:41</dc:date>
          </office:change-info>
          <table:deletions>
            <table:change-deletion table:id="ct449"/>
          </table:deletions>
        </table:deletion>
        <table:deletion table:id="ct451" table:type="row" table:position="103" table:table="2">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450"/>
          </table:deletions>
        </table:deletion>
        <table:deletion table:id="ct452"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4" table:row="103" table:table="2"/>
              <table:change-track-table-cell office:value-type="float" office:value="0"/>
            </table:cell-content-deletion>
            <table:cell-content-deletion>
              <table:cell-address table:column="1" table:row="103" table:table="2"/>
              <table:change-track-table-cell office:value-type="string">
                <text:p>Number <text:s/>of security vulnerabilities still open (unpatched)</text:p>
              </table:change-track-table-cell>
            </table:cell-content-deletion>
            <table:change-deletion table:id="ct451"/>
            <table:cell-content-deletion table:id="ct68">
              <table:change-track-table-cell office:value-type="float" office:value="0"/>
            </table:cell-content-deletion>
            <table:cell-content-deletion table:id="ct66">
              <table:change-track-table-cell/>
            </table:cell-content-deletion>
          </table:deletions>
        </table:deletion>
        <table:deletion table:id="ct453" table:type="row" table:position="103" table:table="2">
          <office:change-info>
            <dc:creator>ricardo </dc:creator>
            <dc:date>2012-12-22T11:04:41</dc:date>
          </office:change-info>
          <table:deletions>
            <table:change-deletion table:id="ct452"/>
          </table:deletions>
        </table:deletion>
        <table:deletion table:id="ct45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53"/>
          </table:deletions>
        </table:deletion>
        <table:deletion table:id="ct45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whether the project is capable of resolving all security issues.</text:p>
              </table:change-track-table-cell>
            </table:cell-content-deletion>
            <table:change-deletion table:id="ct454"/>
          </table:deletions>
        </table:deletion>
        <table:deletion table:id="ct456" table:type="row" table:position="103" table:table="2">
          <office:change-info>
            <dc:creator>ricardo </dc:creator>
            <dc:date>2012-12-22T11:04:41</dc:date>
          </office:change-info>
          <table:deletions>
            <table:change-deletion table:id="ct455"/>
          </table:deletions>
        </table:deletion>
        <table:deletion table:id="ct457"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456"/>
          </table:deletions>
        </table:deletion>
        <table:deletion table:id="ct458"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float" office:value="0"/>
            </table:cell-content-deletion>
            <table:change-deletion table:id="ct457"/>
          </table:deletions>
        </table:deletion>
        <table:deletion table:id="ct459"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4"/>
            </table:cell-content-deletion>
            <table:cell-content-deletion>
              <table:cell-address table:column="1" table:row="103" table:table="2"/>
              <table:change-track-table-cell office:value-type="float" office:value="1"/>
            </table:cell-content-deletion>
            <table:change-deletion table:id="ct458"/>
          </table:deletions>
        </table:deletion>
        <table:deletion table:id="ct460"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float" office:value="2"/>
            </table:cell-content-deletion>
            <table:change-deletion table:id="ct459"/>
          </table:deletions>
        </table:deletion>
        <table:deletion table:id="ct461"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2"/>
            </table:cell-content-deletion>
            <table:cell-content-deletion>
              <table:cell-address table:column="1" table:row="103" table:table="2"/>
              <table:change-track-table-cell office:value-type="string">
                <text:p>3 - 5</text:p>
              </table:change-track-table-cell>
            </table:cell-content-deletion>
            <table:change-deletion table:id="ct460"/>
          </table:deletions>
        </table:deletion>
        <table:deletion table:id="ct462"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gt; 5</text:p>
              </table:change-track-table-cell>
            </table:cell-content-deletion>
            <table:change-deletion table:id="ct461"/>
          </table:deletions>
        </table:deletion>
        <table:deletion table:id="ct463" table:type="row" table:position="103" table:table="2">
          <office:change-info>
            <dc:creator>ricardo </dc:creator>
            <dc:date>2012-12-22T11:04:41</dc:date>
          </office:change-info>
          <table:deletions>
            <table:change-deletion table:id="ct462"/>
          </table:deletions>
        </table:deletion>
        <table:deletion table:id="ct464" table:type="row" table:position="103" table:table="2">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463"/>
          </table:deletions>
        </table:deletion>
        <table:deletion table:id="ct465"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1" table:row="103" table:table="2"/>
              <table:change-track-table-cell office:value-type="string">
                <text:p>NumbIs there a dedicated information (web page, wiki, etc) for security?</text:p>
              </table:change-track-table-cell>
            </table:cell-content-deletion>
            <table:change-deletion table:id="ct464"/>
            <table:cell-content-deletion table:id="ct144">
              <table:change-track-table-cell office:value-type="float" office:value="5"/>
            </table:cell-content-deletion>
            <table:cell-content-deletion table:id="ct70">
              <table:change-track-table-cell office:value-type="float" office:value="0.2"/>
            </table:cell-content-deletion>
            <table:cell-content-deletion table:id="ct69">
              <table:change-track-table-cell office:value-type="string">
                <text:p>No</text:p>
              </table:change-track-table-cell>
            </table:cell-content-deletion>
          </table:deletions>
        </table:deletion>
        <table:deletion table:id="ct466" table:type="row" table:position="103" table:table="2">
          <office:change-info>
            <dc:creator>ricardo </dc:creator>
            <dc:date>2012-12-22T11:04:41</dc:date>
          </office:change-info>
          <table:deletions>
            <table:change-deletion table:id="ct465"/>
          </table:deletions>
        </table:deletion>
        <table:deletion table:id="ct46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66"/>
          </table:deletions>
        </table:deletion>
        <table:deletion table:id="ct46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how aware of and seriously the project takes security issues.</text:p>
              </table:change-track-table-cell>
            </table:cell-content-deletion>
            <table:change-deletion table:id="ct467"/>
          </table:deletions>
        </table:deletion>
        <table:deletion table:id="ct469" table:type="row" table:position="103" table:table="2">
          <office:change-info>
            <dc:creator>ricardo </dc:creator>
            <dc:date>2012-12-22T11:04:41</dc:date>
          </office:change-info>
          <table:deletions>
            <table:change-deletion table:id="ct468"/>
          </table:deletions>
        </table:deletion>
        <table:deletion table:id="ct470"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469"/>
          </table:deletions>
        </table:deletion>
        <table:deletion table:id="ct471"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string">
                <text:p>Yes, well maintained</text:p>
              </table:change-track-table-cell>
            </table:cell-content-deletion>
            <table:change-deletion table:id="ct470"/>
          </table:deletions>
        </table:deletion>
        <table:deletion table:id="ct472"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Yes</text:p>
              </table:change-track-table-cell>
            </table:cell-content-deletion>
            <table:change-deletion table:id="ct471"/>
          </table:deletions>
        </table:deletion>
        <table:deletion table:id="ct473"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No</text:p>
              </table:change-track-table-cell>
            </table:cell-content-deletion>
            <table:change-deletion table:id="ct472"/>
          </table:deletions>
        </table:deletion>
        <table:deletion table:id="ct474" table:type="row" table:position="103" table:table="2">
          <office:change-info>
            <dc:creator>ricardo </dc:creator>
            <dc:date>2012-12-22T11:04:41</dc:date>
          </office:change-info>
          <table:deletions>
            <table:change-deletion table:id="ct473"/>
          </table:deletions>
        </table:deletion>
        <table:deletion table:id="ct475" table:type="row" table:position="103" table:table="2">
          <office:change-info>
            <dc:creator>ricardo </dc:creator>
            <dc:date>2012-12-22T11:04:41</dc:date>
          </office:change-info>
          <table:deletions>
            <table:change-deletion table:id="ct474"/>
          </table:deletions>
        </table:deletion>
        <table:insertion table:id="ct476" table:type="row" table:position="18" table:table="2">
          <office:change-info>
            <dc:creator>ricardo </dc:creator>
            <dc:date>2012-12-22T11:36:16</dc:date>
          </office:change-info>
        </table:insertion>
        <table:insertion table:id="ct477" table:type="row" table:position="18" table:table="2">
          <office:change-info>
            <dc:creator>ricardo </dc:creator>
            <dc:date>2012-12-22T11:36:18</dc:date>
          </office:change-info>
        </table:insertion>
        <table:cell-content-change table:id="ct478">
          <table:cell-address table:column="1" table:row="175" table:table="2"/>
          <office:change-info>
            <dc:creator>ricardo </dc:creator>
            <dc:date>2012-12-22T11:44:00</dc:date>
          </office:change-info>
          <table:previous table:id="ct219">
            <table:change-track-table-cell office:value-type="string">
              <text:p>Avg monthly volumen of general mailing lists during the last six months</text:p>
            </table:change-track-table-cell>
          </table:previous>
        </table:cell-content-change>
        <table:cell-content-change table:id="ct479">
          <table:cell-address table:column="1" table:row="64" table:table="2"/>
          <office:change-info>
            <dc:creator>ricardo </dc:creator>
            <dc:date>2012-12-22T11:51:55</dc:date>
          </office:change-info>
          <table:previous>
            <table:change-track-table-cell office:value-type="string">
              <text:p>Test Description</text:p>
            </table:change-track-table-cell>
          </table:previous>
        </table:cell-content-change>
        <table:cell-content-change table:id="ct480">
          <table:cell-address table:column="1" table:row="64" table:table="2"/>
          <office:change-info>
            <dc:creator>ricardo </dc:creator>
            <dc:date>2012-12-22T11:51:55</dc:date>
          </office:change-info>
          <table:previous table:id="ct9">
            <table:change-track-table-cell office:value-type="string">
              <text:p>Time it takes to get instant gratification, shows whether project is thinking about getting users up and running <text:span text:style-name="T3">as</text:span><text:span text:style-name="T2"> quickly as possible. </text:span></text:p>
            </table:change-track-table-cell>
          </table:previous>
        </table:cell-content-change>
        <table:cell-content-change table:id="ct481">
          <table:cell-address table:column="1" table:row="64" table:table="2"/>
          <office:change-info>
            <dc:creator>ricardo </dc:creator>
            <dc:date>2012-12-22T11:51:55</dc:date>
          </office:change-info>
          <table:previous>
            <table:change-track-table-cell office:value-type="string">
              <text:p>Test Score Specification</text:p>
            </table:change-track-table-cell>
          </table:previous>
        </table:cell-content-change>
        <table:cell-content-change table:id="ct482">
          <table:cell-address table:column="1" table:row="64" table:table="2"/>
          <office:change-info>
            <dc:creator>ricardo </dc:creator>
            <dc:date>2012-12-22T11:51:55</dc:date>
          </office:change-info>
          <table:previous>
            <table:change-track-table-cell office:value-type="string">
              <text:p>&lt; 10 minutes</text:p>
            </table:change-track-table-cell>
          </table:previous>
        </table:cell-content-change>
        <table:cell-content-change table:id="ct483">
          <table:cell-address table:column="1" table:row="64" table:table="2"/>
          <office:change-info>
            <dc:creator>ricardo </dc:creator>
            <dc:date>2012-12-22T11:51:55</dc:date>
          </office:change-info>
          <table:previous>
            <table:change-track-table-cell office:value-type="string">
              <text:p>10 - 30 <text:s/>minutes</text:p>
            </table:change-track-table-cell>
          </table:previous>
        </table:cell-content-change>
        <table:cell-content-change table:id="ct484">
          <table:cell-address table:column="1" table:row="64" table:table="2"/>
          <office:change-info>
            <dc:creator>ricardo </dc:creator>
            <dc:date>2012-12-22T11:51:55</dc:date>
          </office:change-info>
          <table:previous>
            <table:change-track-table-cell office:value-type="string">
              <text:p>30 min - 1 <text:s/>hour</text:p>
            </table:change-track-table-cell>
          </table:previous>
        </table:cell-content-change>
        <table:cell-content-change table:id="ct485">
          <table:cell-address table:column="1" table:row="64" table:table="2"/>
          <office:change-info>
            <dc:creator>ricardo </dc:creator>
            <dc:date>2012-12-22T11:51:55</dc:date>
          </office:change-info>
          <table:previous>
            <table:change-track-table-cell office:value-type="string">
              <text:p>1 - 4 hours</text:p>
            </table:change-track-table-cell>
          </table:previous>
        </table:cell-content-change>
        <table:cell-content-change table:id="ct486">
          <table:cell-address table:column="1" table:row="64" table:table="2"/>
          <office:change-info>
            <dc:creator>ricardo </dc:creator>
            <dc:date>2012-12-22T11:51:55</dc:date>
          </office:change-info>
          <table:previous>
            <table:change-track-table-cell office:value-type="string">
              <text:p>&gt; 4 hours</text:p>
            </table:change-track-table-cell>
          </table:previous>
        </table:cell-content-change>
        <table:cell-content-change table:id="ct487">
          <table:cell-address table:column="4" table:row="64" table:table="2"/>
          <office:change-info>
            <dc:creator>ricardo </dc:creator>
            <dc:date>2012-12-22T11:51:55</dc:date>
          </office:change-info>
          <table:previous>
            <table:change-track-table-cell office:value-type="string">
              <text:p>Score</text:p>
            </table:change-track-table-cell>
          </table:previous>
        </table:cell-content-change>
        <table:cell-content-change table:id="ct488">
          <table:cell-address table:column="4" table:row="64" table:table="2"/>
          <office:change-info>
            <dc:creator>ricardo </dc:creator>
            <dc:date>2012-12-22T11:51:55</dc:date>
          </office:change-info>
          <table:previous>
            <table:change-track-table-cell office:value-type="float" office:value="5"/>
          </table:previous>
        </table:cell-content-change>
        <table:cell-content-change table:id="ct489">
          <table:cell-address table:column="4" table:row="64" table:table="2"/>
          <office:change-info>
            <dc:creator>ricardo </dc:creator>
            <dc:date>2012-12-22T11:51:55</dc:date>
          </office:change-info>
          <table:previous>
            <table:change-track-table-cell office:value-type="float" office:value="4"/>
          </table:previous>
        </table:cell-content-change>
        <table:cell-content-change table:id="ct490">
          <table:cell-address table:column="4" table:row="64" table:table="2"/>
          <office:change-info>
            <dc:creator>ricardo </dc:creator>
            <dc:date>2012-12-22T11:51:55</dc:date>
          </office:change-info>
          <table:previous>
            <table:change-track-table-cell office:value-type="float" office:value="3"/>
          </table:previous>
        </table:cell-content-change>
        <table:cell-content-change table:id="ct491">
          <table:cell-address table:column="4" table:row="64" table:table="2"/>
          <office:change-info>
            <dc:creator>ricardo </dc:creator>
            <dc:date>2012-12-22T11:51:55</dc:date>
          </office:change-info>
          <table:previous>
            <table:change-track-table-cell office:value-type="float" office:value="2"/>
          </table:previous>
        </table:cell-content-change>
        <table:cell-content-change table:id="ct492">
          <table:cell-address table:column="4" table:row="64" table:table="2"/>
          <office:change-info>
            <dc:creator>ricardo </dc:creator>
            <dc:date>2012-12-22T11:51:55</dc:date>
          </office:change-info>
          <table:previous>
            <table:change-track-table-cell office:value-type="float" office:value="1"/>
          </table:previous>
        </table:cell-content-change>
        <table:insertion table:id="ct493" table:type="row" table:position="33" table:table="2">
          <office:change-info>
            <dc:creator>ricardo </dc:creator>
            <dc:date>2012-12-22T11:52:03</dc:date>
          </office:change-info>
        </table:insertion>
        <table:insertion table:id="ct494" table:type="row" table:position="33" table:table="2">
          <office:change-info>
            <dc:creator>ricardo </dc:creator>
            <dc:date>2012-12-22T11:52:06</dc:date>
          </office:change-info>
        </table:insertion>
        <table:insertion table:id="ct495" table:type="row" table:position="33" table:table="2">
          <office:change-info>
            <dc:creator>ricardo </dc:creator>
            <dc:date>2012-12-22T11:52:07</dc:date>
          </office:change-info>
          <table:dependencies>
            <table:dependence table:id="ct562"/>
            <table:dependence table:id="ct561"/>
            <table:dependence table:id="ct560"/>
          </table:dependencies>
        </table:insertion>
        <table:insertion table:id="ct496" table:type="row" table:position="32" table:table="2">
          <office:change-info>
            <dc:creator>ricardo </dc:creator>
            <dc:date>2012-12-22T11:52:07</dc:date>
          </office:change-info>
        </table:insertion>
        <table:insertion table:id="ct497" table:type="row" table:position="32" table:table="2">
          <office:change-info>
            <dc:creator>ricardo </dc:creator>
            <dc:date>2012-12-22T11:52:07</dc:date>
          </office:change-info>
        </table:insertion>
        <table:insertion table:id="ct498" table:type="row" table:position="32" table:table="2">
          <office:change-info>
            <dc:creator>ricardo </dc:creator>
            <dc:date>2012-12-22T11:52:07</dc:date>
          </office:change-info>
        </table:insertion>
        <table:insertion table:id="ct499" table:type="row" table:position="32" table:table="2">
          <office:change-info>
            <dc:creator>ricardo </dc:creator>
            <dc:date>2012-12-22T11:52:07</dc:date>
          </office:change-info>
          <table:dependencies>
            <table:dependence table:id="ct559"/>
            <table:dependence table:id="ct558"/>
            <table:dependence table:id="ct557"/>
          </table:dependencies>
        </table:insertion>
        <table:insertion table:id="ct500" table:type="row" table:position="31" table:table="2">
          <office:change-info>
            <dc:creator>ricardo </dc:creator>
            <dc:date>2012-12-22T11:52:07</dc:date>
          </office:change-info>
          <table:dependencies>
            <table:dependence table:id="ct522"/>
            <table:dependence table:id="ct516"/>
          </table:dependencies>
        </table:insertion>
        <table:insertion table:id="ct501" table:type="row" table:position="30" table:table="2">
          <office:change-info>
            <dc:creator>ricardo </dc:creator>
            <dc:date>2012-12-22T11:52:07</dc:date>
          </office:change-info>
          <table:dependencies>
            <table:dependence table:id="ct521"/>
            <table:dependence table:id="ct515"/>
          </table:dependencies>
        </table:insertion>
        <table:insertion table:id="ct502" table:type="row" table:position="29" table:table="2">
          <office:change-info>
            <dc:creator>ricardo </dc:creator>
            <dc:date>2012-12-22T11:52:08</dc:date>
          </office:change-info>
          <table:dependencies>
            <table:dependence table:id="ct520"/>
            <table:dependence table:id="ct514"/>
          </table:dependencies>
        </table:insertion>
        <table:insertion table:id="ct503" table:type="row" table:position="28" table:table="2">
          <office:change-info>
            <dc:creator>ricardo </dc:creator>
            <dc:date>2012-12-22T11:52:08</dc:date>
          </office:change-info>
          <table:dependencies>
            <table:dependence table:id="ct519"/>
            <table:dependence table:id="ct513"/>
          </table:dependencies>
        </table:insertion>
        <table:insertion table:id="ct504" table:type="row" table:position="27" table:table="2">
          <office:change-info>
            <dc:creator>ricardo </dc:creator>
            <dc:date>2012-12-22T11:52:08</dc:date>
          </office:change-info>
          <table:dependencies>
            <table:dependence table:id="ct518"/>
            <table:dependence table:id="ct512"/>
          </table:dependencies>
        </table:insertion>
        <table:insertion table:id="ct505" table:type="row" table:position="26" table:table="2">
          <office:change-info>
            <dc:creator>ricardo </dc:creator>
            <dc:date>2012-12-22T11:52:08</dc:date>
          </office:change-info>
          <table:dependencies>
            <table:dependence table:id="ct517"/>
            <table:dependence table:id="ct511"/>
          </table:dependencies>
        </table:insertion>
        <table:insertion table:id="ct506" table:type="row" table:position="25" table:table="2">
          <office:change-info>
            <dc:creator>ricardo </dc:creator>
            <dc:date>2012-12-22T11:52:08</dc:date>
          </office:change-info>
        </table:insertion>
        <table:insertion table:id="ct507" table:type="row" table:position="24" table:table="2">
          <office:change-info>
            <dc:creator>ricardo </dc:creator>
            <dc:date>2012-12-22T11:52:08</dc:date>
          </office:change-info>
          <table:dependencies>
            <table:dependence table:id="ct1502"/>
            <table:dependence table:id="ct510"/>
          </table:dependencies>
        </table:insertion>
        <table:insertion table:id="ct508" table:type="row" table:position="23" table:table="2">
          <office:change-info>
            <dc:creator>ricardo </dc:creator>
            <dc:date>2012-12-22T11:52:08</dc:date>
          </office:change-info>
          <table:dependencies>
            <table:dependence table:id="ct509"/>
          </table:dependencies>
        </table:insertion>
        <table:cell-content-change table:id="ct509">
          <table:cell-address table:column="1" table:row="23" table:table="2"/>
          <office:change-info>
            <dc:creator>ricardo </dc:creator>
            <dc:date>2012-12-22T11:52:09</dc:date>
          </office:change-info>
          <table:previous>
            <table:change-track-table-cell/>
          </table:previous>
        </table:cell-content-change>
        <table:cell-content-change table:id="ct510">
          <table:cell-address table:column="1" table:row="24" table:table="2"/>
          <office:change-info>
            <dc:creator>ricardo </dc:creator>
            <dc:date>2012-12-22T11:52:09</dc:date>
          </office:change-info>
          <table:previous>
            <table:change-track-table-cell/>
          </table:previous>
        </table:cell-content-change>
        <table:cell-content-change table:id="ct511">
          <table:cell-address table:column="1" table:row="26" table:table="2"/>
          <office:change-info>
            <dc:creator>ricardo </dc:creator>
            <dc:date>2012-12-22T11:52:09</dc:date>
          </office:change-info>
          <table:previous>
            <table:change-track-table-cell/>
          </table:previous>
        </table:cell-content-change>
        <table:cell-content-change table:id="ct512">
          <table:cell-address table:column="1" table:row="27" table:table="2"/>
          <office:change-info>
            <dc:creator>ricardo </dc:creator>
            <dc:date>2012-12-22T11:52:09</dc:date>
          </office:change-info>
          <table:previous>
            <table:change-track-table-cell/>
          </table:previous>
        </table:cell-content-change>
        <table:cell-content-change table:id="ct513">
          <table:cell-address table:column="1" table:row="28" table:table="2"/>
          <office:change-info>
            <dc:creator>ricardo </dc:creator>
            <dc:date>2012-12-22T11:52:09</dc:date>
          </office:change-info>
          <table:previous>
            <table:change-track-table-cell/>
          </table:previous>
        </table:cell-content-change>
        <table:cell-content-change table:id="ct514">
          <table:cell-address table:column="1" table:row="29" table:table="2"/>
          <office:change-info>
            <dc:creator>ricardo </dc:creator>
            <dc:date>2012-12-22T11:52:09</dc:date>
          </office:change-info>
          <table:previous>
            <table:change-track-table-cell/>
          </table:previous>
        </table:cell-content-change>
        <table:cell-content-change table:id="ct515">
          <table:cell-address table:column="1" table:row="30" table:table="2"/>
          <office:change-info>
            <dc:creator>ricardo </dc:creator>
            <dc:date>2012-12-22T11:52:09</dc:date>
          </office:change-info>
          <table:previous>
            <table:change-track-table-cell/>
          </table:previous>
        </table:cell-content-change>
        <table:cell-content-change table:id="ct516">
          <table:cell-address table:column="1" table:row="31" table:table="2"/>
          <office:change-info>
            <dc:creator>ricardo </dc:creator>
            <dc:date>2012-12-22T11:52:09</dc:date>
          </office:change-info>
          <table:previous>
            <table:change-track-table-cell/>
          </table:previous>
        </table:cell-content-change>
        <table:cell-content-change table:id="ct517">
          <table:cell-address table:column="4" table:row="26" table:table="2"/>
          <office:change-info>
            <dc:creator>ricardo </dc:creator>
            <dc:date>2012-12-22T11:52:09</dc:date>
          </office:change-info>
          <table:previous>
            <table:change-track-table-cell/>
          </table:previous>
        </table:cell-content-change>
        <table:cell-content-change table:id="ct518">
          <table:cell-address table:column="4" table:row="27" table:table="2"/>
          <office:change-info>
            <dc:creator>ricardo </dc:creator>
            <dc:date>2012-12-22T11:52:09</dc:date>
          </office:change-info>
          <table:previous>
            <table:change-track-table-cell/>
          </table:previous>
        </table:cell-content-change>
        <table:cell-content-change table:id="ct519">
          <table:cell-address table:column="4" table:row="28" table:table="2"/>
          <office:change-info>
            <dc:creator>ricardo </dc:creator>
            <dc:date>2012-12-22T11:52:09</dc:date>
          </office:change-info>
          <table:previous>
            <table:change-track-table-cell/>
          </table:previous>
        </table:cell-content-change>
        <table:cell-content-change table:id="ct520">
          <table:cell-address table:column="4" table:row="29" table:table="2"/>
          <office:change-info>
            <dc:creator>ricardo </dc:creator>
            <dc:date>2012-12-22T11:52:09</dc:date>
          </office:change-info>
          <table:previous>
            <table:change-track-table-cell/>
          </table:previous>
        </table:cell-content-change>
        <table:cell-content-change table:id="ct521">
          <table:cell-address table:column="4" table:row="30" table:table="2"/>
          <office:change-info>
            <dc:creator>ricardo </dc:creator>
            <dc:date>2012-12-22T11:52:09</dc:date>
          </office:change-info>
          <table:previous>
            <table:change-track-table-cell/>
          </table:previous>
        </table:cell-content-change>
        <table:cell-content-change table:id="ct522">
          <table:cell-address table:column="4" table:row="31" table:table="2"/>
          <office:change-info>
            <dc:creator>ricardo </dc:creator>
            <dc:date>2012-12-22T11:52:09</dc:date>
          </office:change-info>
          <table:previous>
            <table:change-track-table-cell/>
          </table:previous>
        </table:cell-content-change>
        <table:insertion table:id="ct523" table:type="row" table:position="18" table:table="2">
          <office:change-info>
            <dc:creator>ricardo </dc:creator>
            <dc:date>2012-12-22T11:52:16</dc:date>
          </office:change-info>
          <table:dependencies>
            <table:dependence table:id="ct545"/>
            <table:dependence table:id="ct539"/>
          </table:dependencies>
        </table:insertion>
        <table:insertion table:id="ct524" table:type="row" table:position="18" table:table="2">
          <office:change-info>
            <dc:creator>ricardo </dc:creator>
            <dc:date>2012-12-22T11:52:17</dc:date>
          </office:change-info>
          <table:dependencies>
            <table:dependence table:id="ct544"/>
            <table:dependence table:id="ct538"/>
          </table:dependencies>
        </table:insertion>
        <table:insertion table:id="ct525" table:type="row" table:position="18" table:table="2">
          <office:change-info>
            <dc:creator>ricardo </dc:creator>
            <dc:date>2012-12-22T11:52:17</dc:date>
          </office:change-info>
          <table:dependencies>
            <table:dependence table:id="ct543"/>
            <table:dependence table:id="ct537"/>
          </table:dependencies>
        </table:insertion>
        <table:insertion table:id="ct526" table:type="row" table:position="18" table:table="2">
          <office:change-info>
            <dc:creator>ricardo </dc:creator>
            <dc:date>2012-12-22T11:52:17</dc:date>
          </office:change-info>
          <table:dependencies>
            <table:dependence table:id="ct542"/>
            <table:dependence table:id="ct536"/>
          </table:dependencies>
        </table:insertion>
        <table:insertion table:id="ct527" table:type="row" table:position="18" table:table="2">
          <office:change-info>
            <dc:creator>ricardo </dc:creator>
            <dc:date>2012-12-22T11:52:17</dc:date>
          </office:change-info>
          <table:dependencies>
            <table:dependence table:id="ct541"/>
            <table:dependence table:id="ct535"/>
          </table:dependencies>
        </table:insertion>
        <table:insertion table:id="ct528" table:type="row" table:position="18" table:table="2">
          <office:change-info>
            <dc:creator>ricardo </dc:creator>
            <dc:date>2012-12-22T11:52:17</dc:date>
          </office:change-info>
          <table:dependencies>
            <table:dependence table:id="ct555"/>
            <table:dependence table:id="ct554"/>
            <table:dependence table:id="ct553"/>
            <table:dependence table:id="ct552"/>
            <table:dependence table:id="ct551"/>
            <table:dependence table:id="ct550"/>
            <table:dependence table:id="ct549"/>
            <table:dependence table:id="ct548"/>
            <table:dependence table:id="ct540"/>
            <table:dependence table:id="ct534"/>
          </table:dependencies>
        </table:insertion>
        <table:insertion table:id="ct529" table:type="row" table:position="18" table:table="2">
          <office:change-info>
            <dc:creator>ricardo </dc:creator>
            <dc:date>2012-12-22T11:52:17</dc:date>
          </office:change-info>
          <table:dependencies>
            <table:dependence table:id="ct584"/>
            <table:dependence table:id="ct556"/>
          </table:dependencies>
        </table:insertion>
        <table:insertion table:id="ct530" table:type="row" table:position="14" table:table="2">
          <office:change-info>
            <dc:creator>ricardo </dc:creator>
            <dc:date>2012-12-22T11:52:18</dc:date>
          </office:change-info>
          <table:dependencies>
            <table:dependence table:id="ct931"/>
            <table:dependence table:id="ct546"/>
            <table:dependence table:id="ct533"/>
          </table:dependencies>
        </table:insertion>
        <table:insertion table:id="ct531" table:type="row" table:position="13" table:table="2">
          <office:change-info>
            <dc:creator>ricardo </dc:creator>
            <dc:date>2012-12-22T11:52:18</dc:date>
          </office:change-info>
          <table:dependencies>
            <table:dependence table:id="ct532"/>
          </table:dependencies>
        </table:insertion>
        <table:cell-content-change table:id="ct532">
          <table:cell-address table:column="1" table:row="13" table:table="2"/>
          <office:change-info>
            <dc:creator>ricardo </dc:creator>
            <dc:date>2012-12-22T11:52:18</dc:date>
          </office:change-info>
          <table:previous>
            <table:change-track-table-cell/>
          </table:previous>
        </table:cell-content-change>
        <table:cell-content-change table:id="ct533">
          <table:cell-address table:column="1" table:row="14" table:table="2"/>
          <office:change-info>
            <dc:creator>ricardo </dc:creator>
            <dc:date>2012-12-22T11:52:18</dc:date>
          </office:change-info>
          <table:previous>
            <table:change-track-table-cell/>
          </table:previous>
        </table:cell-content-change>
        <table:cell-content-change table:id="ct534">
          <table:cell-address table:column="1" table:row="18" table:table="2"/>
          <office:change-info>
            <dc:creator>ricardo </dc:creator>
            <dc:date>2012-12-22T11:52:18</dc:date>
          </office:change-info>
          <table:previous>
            <table:change-track-table-cell/>
          </table:previous>
        </table:cell-content-change>
        <table:cell-content-change table:id="ct535">
          <table:cell-address table:column="1" table:row="18" table:table="2"/>
          <office:change-info>
            <dc:creator>ricardo </dc:creator>
            <dc:date>2012-12-22T11:52:18</dc:date>
          </office:change-info>
          <table:previous>
            <table:change-track-table-cell/>
          </table:previous>
        </table:cell-content-change>
        <table:cell-content-change table:id="ct536">
          <table:cell-address table:column="1" table:row="18" table:table="2"/>
          <office:change-info>
            <dc:creator>ricardo </dc:creator>
            <dc:date>2012-12-22T11:52:18</dc:date>
          </office:change-info>
          <table:previous>
            <table:change-track-table-cell/>
          </table:previous>
        </table:cell-content-change>
        <table:cell-content-change table:id="ct537">
          <table:cell-address table:column="1" table:row="18" table:table="2"/>
          <office:change-info>
            <dc:creator>ricardo </dc:creator>
            <dc:date>2012-12-22T11:52:18</dc:date>
          </office:change-info>
          <table:previous>
            <table:change-track-table-cell/>
          </table:previous>
        </table:cell-content-change>
        <table:cell-content-change table:id="ct538">
          <table:cell-address table:column="1" table:row="18" table:table="2"/>
          <office:change-info>
            <dc:creator>ricardo </dc:creator>
            <dc:date>2012-12-22T11:52:18</dc:date>
          </office:change-info>
          <table:previous>
            <table:change-track-table-cell/>
          </table:previous>
        </table:cell-content-change>
        <table:cell-content-change table:id="ct539">
          <table:cell-address table:column="1" table:row="18" table:table="2"/>
          <office:change-info>
            <dc:creator>ricardo </dc:creator>
            <dc:date>2012-12-22T11:52:18</dc:date>
          </office:change-info>
          <table:previous>
            <table:change-track-table-cell/>
          </table:previous>
        </table:cell-content-change>
        <table:cell-content-change table:id="ct540">
          <table:cell-address table:column="4" table:row="18" table:table="2"/>
          <office:change-info>
            <dc:creator>ricardo </dc:creator>
            <dc:date>2012-12-22T11:52:18</dc:date>
          </office:change-info>
          <table:previous>
            <table:change-track-table-cell/>
          </table:previous>
        </table:cell-content-change>
        <table:cell-content-change table:id="ct541">
          <table:cell-address table:column="4" table:row="18" table:table="2"/>
          <office:change-info>
            <dc:creator>ricardo </dc:creator>
            <dc:date>2012-12-22T11:52:18</dc:date>
          </office:change-info>
          <table:previous>
            <table:change-track-table-cell/>
          </table:previous>
        </table:cell-content-change>
        <table:cell-content-change table:id="ct542">
          <table:cell-address table:column="4" table:row="18" table:table="2"/>
          <office:change-info>
            <dc:creator>ricardo </dc:creator>
            <dc:date>2012-12-22T11:52:18</dc:date>
          </office:change-info>
          <table:previous>
            <table:change-track-table-cell/>
          </table:previous>
        </table:cell-content-change>
        <table:cell-content-change table:id="ct543">
          <table:cell-address table:column="4" table:row="18" table:table="2"/>
          <office:change-info>
            <dc:creator>ricardo </dc:creator>
            <dc:date>2012-12-22T11:52:18</dc:date>
          </office:change-info>
          <table:previous>
            <table:change-track-table-cell/>
          </table:previous>
        </table:cell-content-change>
        <table:cell-content-change table:id="ct544">
          <table:cell-address table:column="4" table:row="18" table:table="2"/>
          <office:change-info>
            <dc:creator>ricardo </dc:creator>
            <dc:date>2012-12-22T11:52:18</dc:date>
          </office:change-info>
          <table:previous>
            <table:change-track-table-cell/>
          </table:previous>
        </table:cell-content-change>
        <table:cell-content-change table:id="ct545">
          <table:cell-address table:column="4" table:row="18" table:table="2"/>
          <office:change-info>
            <dc:creator>ricardo </dc:creator>
            <dc:date>2012-12-22T11:52:18</dc:date>
          </office:change-info>
          <table:previous>
            <table:change-track-table-cell/>
          </table:previous>
        </table:cell-content-change>
        <table:cell-content-change table:id="ct546">
          <table:cell-address table:column="1" table:row="14" table:table="2"/>
          <office:change-info>
            <dc:creator>ricardo </dc:creator>
            <dc:date>2012-12-22T11:52:41</dc:date>
          </office:change-info>
          <table:previous table:id="ct533">
            <table:change-track-table-cell office:value-type="string">
              <text:p>Time it takes to get instant gratification, shows whether project is thinking about getting users up and running <text:span text:style-name="T3">as</text:span><text:span text:style-name="T2"> quickly as possible. </text:span></text:p>
            </table:change-track-table-cell>
          </table:previous>
        </table:cell-content-change>
        <table:cell-content-change table:id="ct547">
          <table:cell-address table:column="2" table:row="11" table:table="2"/>
          <office:change-info>
            <dc:creator>ricardo </dc:creator>
            <dc:date>2012-12-22T11:53:02</dc:date>
          </office:change-info>
          <table:previous table:id="ct52">
            <table:change-track-table-cell office:value-type="string">
              <text:p>15 minutes</text:p>
            </table:change-track-table-cell>
          </table:previous>
        </table:cell-content-change>
        <table:deletion table:id="ct548" table:type="row" table:position="18" table:table="2" table:multi-deletion-spanned="8">
          <office:change-info>
            <dc:creator>ricardo </dc:creator>
            <dc:date>2012-12-22T11:53:06</dc:date>
          </office:change-info>
          <table:deletions>
            <table:change-deletion table:id="ct590"/>
            <table:change-deletion table:id="ct556"/>
            <table:cell-content-deletion table:id="ct540">
              <table:change-track-table-cell office:value-type="string">
                <text:p>Score</text:p>
              </table:change-track-table-cell>
            </table:cell-content-deletion>
            <table:cell-content-deletion table:id="ct534">
              <table:change-track-table-cell office:value-type="string">
                <text:p>Test Score Specification</text:p>
              </table:change-track-table-cell>
            </table:cell-content-deletion>
            <table:change-deletion table:id="ct528"/>
          </table:deletions>
        </table:deletion>
        <table:deletion table:id="ct549" table:type="row" table:position="18" table:table="2">
          <office:change-info>
            <dc:creator>ricardo </dc:creator>
            <dc:date>2012-12-22T11:53:06</dc:date>
          </office:change-info>
          <table:deletions>
            <table:change-deletion table:id="ct548"/>
            <table:cell-content-deletion table:id="ct541">
              <table:change-track-table-cell office:value-type="float" office:value="5"/>
            </table:cell-content-deletion>
            <table:cell-content-deletion table:id="ct535">
              <table:change-track-table-cell office:value-type="string">
                <text:p>&lt; 10 minutes</text:p>
              </table:change-track-table-cell>
            </table:cell-content-deletion>
            <table:change-deletion table:id="ct527"/>
          </table:deletions>
        </table:deletion>
        <table:deletion table:id="ct550" table:type="row" table:position="18" table:table="2">
          <office:change-info>
            <dc:creator>ricardo </dc:creator>
            <dc:date>2012-12-22T11:53:06</dc:date>
          </office:change-info>
          <table:deletions>
            <table:change-deletion table:id="ct549"/>
            <table:cell-content-deletion table:id="ct542">
              <table:change-track-table-cell office:value-type="float" office:value="4"/>
            </table:cell-content-deletion>
            <table:cell-content-deletion table:id="ct536">
              <table:change-track-table-cell office:value-type="string">
                <text:p>10 - 30 <text:s/>minutes</text:p>
              </table:change-track-table-cell>
            </table:cell-content-deletion>
            <table:change-deletion table:id="ct526"/>
          </table:deletions>
        </table:deletion>
        <table:deletion table:id="ct551" table:type="row" table:position="18" table:table="2">
          <office:change-info>
            <dc:creator>ricardo </dc:creator>
            <dc:date>2012-12-22T11:53:06</dc:date>
          </office:change-info>
          <table:deletions>
            <table:change-deletion table:id="ct550"/>
            <table:cell-content-deletion table:id="ct543">
              <table:change-track-table-cell office:value-type="float" office:value="3"/>
            </table:cell-content-deletion>
            <table:cell-content-deletion table:id="ct537">
              <table:change-track-table-cell office:value-type="string">
                <text:p>30 min - 1 <text:s/>hour</text:p>
              </table:change-track-table-cell>
            </table:cell-content-deletion>
            <table:change-deletion table:id="ct525"/>
          </table:deletions>
        </table:deletion>
        <table:deletion table:id="ct552" table:type="row" table:position="18" table:table="2">
          <office:change-info>
            <dc:creator>ricardo </dc:creator>
            <dc:date>2012-12-22T11:53:06</dc:date>
          </office:change-info>
          <table:deletions>
            <table:change-deletion table:id="ct551"/>
            <table:cell-content-deletion table:id="ct544">
              <table:change-track-table-cell office:value-type="float" office:value="2"/>
            </table:cell-content-deletion>
            <table:cell-content-deletion table:id="ct538">
              <table:change-track-table-cell office:value-type="string">
                <text:p>1 - 4 hours</text:p>
              </table:change-track-table-cell>
            </table:cell-content-deletion>
            <table:change-deletion table:id="ct524"/>
          </table:deletions>
        </table:deletion>
        <table:deletion table:id="ct553" table:type="row" table:position="18" table:table="2">
          <office:change-info>
            <dc:creator>ricardo </dc:creator>
            <dc:date>2012-12-22T11:53:06</dc:date>
          </office:change-info>
          <table:deletions>
            <table:change-deletion table:id="ct552"/>
            <table:cell-content-deletion table:id="ct545">
              <table:change-track-table-cell office:value-type="float" office:value="1"/>
            </table:cell-content-deletion>
            <table:cell-content-deletion table:id="ct539">
              <table:change-track-table-cell office:value-type="string">
                <text:p>&gt; 4 hours</text:p>
              </table:change-track-table-cell>
            </table:cell-content-deletion>
            <table:change-deletion table:id="ct523"/>
          </table:deletions>
        </table:deletion>
        <table:deletion table:id="ct554" table:type="row" table:position="18" table:table="2">
          <office:change-info>
            <dc:creator>ricardo </dc:creator>
            <dc:date>2012-12-22T11:53:06</dc:date>
          </office:change-info>
          <table:deletions>
            <table:change-deletion table:id="ct553"/>
            <table:change-deletion table:id="ct477"/>
          </table:deletions>
        </table:deletion>
        <table:deletion table:id="ct555" table:type="row" table:position="18" table:table="2">
          <office:change-info>
            <dc:creator>ricardo </dc:creator>
            <dc:date>2012-12-22T11:53:06</dc:date>
          </office:change-info>
          <table:deletions>
            <table:change-deletion table:id="ct554"/>
            <table:change-deletion table:id="ct476"/>
          </table:deletions>
        </table:deletion>
        <table:deletion table:id="ct556" table:type="row" table:position="18" table:table="2">
          <office:change-info>
            <dc:creator>ricardo </dc:creator>
            <dc:date>2012-12-22T11:53:09</dc:date>
          </office:change-info>
          <table:deletions>
            <table:change-deletion table:id="ct529"/>
          </table:deletions>
        </table:deletion>
        <table:deletion table:id="ct557" table:type="row" table:position="32" table:table="2">
          <office:change-info>
            <dc:creator>ricardo </dc:creator>
            <dc:date>2012-12-22T11:53:13</dc:date>
          </office:change-info>
          <table:deletions>
            <table:change-deletion table:id="ct499"/>
          </table:deletions>
        </table:deletion>
        <table:deletion table:id="ct558" table:type="row" table:position="32" table:table="2">
          <office:change-info>
            <dc:creator>ricardo </dc:creator>
            <dc:date>2012-12-22T11:53:15</dc:date>
          </office:change-info>
          <table:deletions>
            <table:change-deletion table:id="ct557"/>
            <table:change-deletion table:id="ct498"/>
          </table:deletions>
        </table:deletion>
        <table:deletion table:id="ct559" table:type="row" table:position="32" table:table="2">
          <office:change-info>
            <dc:creator>ricardo </dc:creator>
            <dc:date>2012-12-22T11:53:16</dc:date>
          </office:change-info>
          <table:deletions>
            <table:change-deletion table:id="ct558"/>
            <table:change-deletion table:id="ct497"/>
          </table:deletions>
        </table:deletion>
        <table:deletion table:id="ct560" table:type="row" table:position="33" table:table="2">
          <office:change-info>
            <dc:creator>ricardo </dc:creator>
            <dc:date>2012-12-22T11:53:19</dc:date>
          </office:change-info>
          <table:deletions>
            <table:change-deletion table:id="ct495"/>
          </table:deletions>
        </table:deletion>
        <table:deletion table:id="ct561" table:type="row" table:position="33" table:table="2">
          <office:change-info>
            <dc:creator>ricardo </dc:creator>
            <dc:date>2012-12-22T11:53:20</dc:date>
          </office:change-info>
          <table:deletions>
            <table:change-deletion table:id="ct560"/>
            <table:change-deletion table:id="ct494"/>
          </table:deletions>
        </table:deletion>
        <table:deletion table:id="ct562" table:type="row" table:position="33" table:table="2">
          <office:change-info>
            <dc:creator>ricardo </dc:creator>
            <dc:date>2012-12-22T11:53:21</dc:date>
          </office:change-info>
          <table:deletions>
            <table:change-deletion table:id="ct561"/>
            <table:change-deletion table:id="ct493"/>
          </table:deletions>
        </table:deletion>
        <table:deletion table:id="ct563" table:type="row" table:position="64" table:table="2">
          <office:change-info>
            <dc:creator>ricardo </dc:creator>
            <dc:date>2012-12-22T11:53:37</dc:date>
          </office:change-info>
        </table:deletion>
        <table:deletion table:id="ct564" table:type="row" table:position="64" table:table="2">
          <office:change-info>
            <dc:creator>ricardo </dc:creator>
            <dc:date>2012-12-22T11:53:39</dc:date>
          </office:change-info>
          <table:deletions>
            <table:cell-content-deletion>
              <table:cell-address table:column="1" table:row="64" table:table="2"/>
              <table:change-track-table-cell office:value-type="string">
                <text:p>Test Description</text:p>
              </table:change-track-table-cell>
            </table:cell-content-deletion>
            <table:cell-content-deletion>
              <table:cell-address table:column="1" table:row="64" table:table="2"/>
              <table:change-track-table-cell office:value-type="string">
                <text:p>Test Description</text:p>
              </table:change-track-table-cell>
            </table:cell-content-deletion>
            <table:cell-content-deletion>
              <table:cell-address table:column="1" table:row="64" table:table="2"/>
              <table:change-track-table-cell office:value-type="string">
                <text:p>Test Description</text:p>
              </table:change-track-table-cell>
            </table:cell-content-deletion>
            <table:change-deletion table:id="ct563"/>
            <table:cell-content-deletion table:id="ct479">
              <table:change-track-table-cell/>
            </table:cell-content-deletion>
          </table:deletions>
        </table:deletion>
        <table:deletion table:id="ct565" table:type="row" table:position="64" table:table="2">
          <office:change-info>
            <dc:creator>ricardo </dc:creator>
            <dc:date>2012-12-22T11:53:41</dc:date>
          </office:change-info>
          <table:deletions>
            <table:change-deletion table:id="ct564"/>
            <table:cell-content-deletion table:id="ct480">
              <table:change-track-table-cell/>
            </table:cell-content-deletion>
          </table:deletions>
        </table:deletion>
        <table:deletion table:id="ct566" table:type="row" table:position="64" table:table="2">
          <office:change-info>
            <dc:creator>ricardo </dc:creator>
            <dc:date>2012-12-22T11:53:41</dc:date>
          </office:change-info>
          <table:deletions>
            <table:change-deletion table:id="ct565"/>
          </table:deletions>
        </table:deletion>
        <table:deletion table:id="ct567" table:type="row" table:position="64" table:table="2">
          <office:change-info>
            <dc:creator>ricardo </dc:creator>
            <dc:date>2012-12-22T11:53:44</dc:date>
          </office:change-info>
          <table:deletions>
            <table:cell-content-deletion>
              <table:cell-address table:column="4" table:row="64" table:table="2"/>
              <table:change-track-table-cell office:value-type="string">
                <text:p>Score</text:p>
              </table:change-track-table-cell>
            </table:cell-content-deletion>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ell-content-deletion>
              <table:cell-address table:column="1" table:row="64" table:table="2"/>
              <table:change-track-table-cell office:value-type="string">
                <text:p>Test Score Specification</text:p>
              </table:change-track-table-cell>
            </table:cell-content-deletion>
            <table:change-deletion table:id="ct566"/>
            <table:cell-content-deletion table:id="ct487">
              <table:change-track-table-cell/>
            </table:cell-content-deletion>
            <table:cell-content-deletion table:id="ct481">
              <table:change-track-table-cell/>
            </table:cell-content-deletion>
          </table:deletions>
        </table:deletion>
        <table:deletion table:id="ct568" table:type="row" table:position="64" table:table="2">
          <office:change-info>
            <dc:creator>ricardo </dc:creator>
            <dc:date>2012-12-22T11:53:44</dc:date>
          </office:change-info>
          <table:deletions>
            <table:cell-content-deletion>
              <table:cell-address table:column="4" table:row="64" table:table="2"/>
              <table:change-track-table-cell office:value-type="float" office:value="5"/>
            </table:cell-content-deletion>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ell-content-deletion>
              <table:cell-address table:column="1" table:row="64" table:table="2"/>
              <table:change-track-table-cell office:value-type="string">
                <text:p>&lt; 10 minutes</text:p>
              </table:change-track-table-cell>
            </table:cell-content-deletion>
            <table:change-deletion table:id="ct567"/>
            <table:cell-content-deletion table:id="ct488">
              <table:change-track-table-cell/>
            </table:cell-content-deletion>
            <table:cell-content-deletion table:id="ct482">
              <table:change-track-table-cell/>
            </table:cell-content-deletion>
          </table:deletions>
        </table:deletion>
        <table:deletion table:id="ct569" table:type="row" table:position="64" table:table="2">
          <office:change-info>
            <dc:creator>ricardo </dc:creator>
            <dc:date>2012-12-22T11:53:45</dc:date>
          </office:change-info>
          <table:deletions>
            <table:cell-content-deletion>
              <table:cell-address table:column="4" table:row="64" table:table="2"/>
              <table:change-track-table-cell office:value-type="float" office:value="4"/>
            </table:cell-content-deletion>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ell-content-deletion>
              <table:cell-address table:column="1" table:row="64" table:table="2"/>
              <table:change-track-table-cell office:value-type="string">
                <text:p>10 - 30 <text:s/>minutes</text:p>
              </table:change-track-table-cell>
            </table:cell-content-deletion>
            <table:change-deletion table:id="ct568"/>
            <table:cell-content-deletion table:id="ct489">
              <table:change-track-table-cell/>
            </table:cell-content-deletion>
            <table:cell-content-deletion table:id="ct483">
              <table:change-track-table-cell/>
            </table:cell-content-deletion>
          </table:deletions>
        </table:deletion>
        <table:deletion table:id="ct570" table:type="row" table:position="64" table:table="2">
          <office:change-info>
            <dc:creator>ricardo </dc:creator>
            <dc:date>2012-12-22T11:53:45</dc:date>
          </office:change-info>
          <table:deletions>
            <table:cell-content-deletion>
              <table:cell-address table:column="4" table:row="64" table:table="2"/>
              <table:change-track-table-cell office:value-type="float" office:value="3"/>
            </table:cell-content-deletion>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ell-content-deletion>
              <table:cell-address table:column="1" table:row="64" table:table="2"/>
              <table:change-track-table-cell office:value-type="string">
                <text:p>30 min - 1 <text:s/>hour</text:p>
              </table:change-track-table-cell>
            </table:cell-content-deletion>
            <table:change-deletion table:id="ct569"/>
            <table:cell-content-deletion table:id="ct490">
              <table:change-track-table-cell/>
            </table:cell-content-deletion>
            <table:cell-content-deletion table:id="ct484">
              <table:change-track-table-cell/>
            </table:cell-content-deletion>
          </table:deletions>
        </table:deletion>
        <table:deletion table:id="ct571" table:type="row" table:position="64" table:table="2">
          <office:change-info>
            <dc:creator>ricardo </dc:creator>
            <dc:date>2012-12-22T11:53:46</dc:date>
          </office:change-info>
          <table:deletions>
            <table:cell-content-deletion>
              <table:cell-address table:column="4" table:row="64" table:table="2"/>
              <table:change-track-table-cell office:value-type="float" office:value="2"/>
            </table:cell-content-deletion>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ell-content-deletion>
              <table:cell-address table:column="1" table:row="64" table:table="2"/>
              <table:change-track-table-cell office:value-type="string">
                <text:p>1 - 4 hours</text:p>
              </table:change-track-table-cell>
            </table:cell-content-deletion>
            <table:change-deletion table:id="ct570"/>
            <table:cell-content-deletion table:id="ct491">
              <table:change-track-table-cell/>
            </table:cell-content-deletion>
            <table:cell-content-deletion table:id="ct485">
              <table:change-track-table-cell/>
            </table:cell-content-deletion>
          </table:deletions>
        </table:deletion>
        <table:deletion table:id="ct572" table:type="row" table:position="64" table:table="2">
          <office:change-info>
            <dc:creator>ricardo </dc:creator>
            <dc:date>2012-12-22T11:53:46</dc:date>
          </office:change-info>
          <table:deletions>
            <table:cell-content-deletion>
              <table:cell-address table:column="4" table:row="64" table:table="2"/>
              <table:change-track-table-cell office:value-type="float" office:value="1"/>
            </table:cell-content-deletion>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ell-content-deletion>
              <table:cell-address table:column="1" table:row="64" table:table="2"/>
              <table:change-track-table-cell office:value-type="string">
                <text:p>&gt; 4 hours</text:p>
              </table:change-track-table-cell>
            </table:cell-content-deletion>
            <table:change-deletion table:id="ct571"/>
            <table:cell-content-deletion table:id="ct492">
              <table:change-track-table-cell/>
            </table:cell-content-deletion>
            <table:cell-content-deletion table:id="ct486">
              <table:change-track-table-cell/>
            </table:cell-content-deletion>
          </table:deletions>
        </table:deletion>
        <table:cell-content-change table:id="ct573">
          <table:cell-address table:column="2" table:row="54" table:table="2"/>
          <office:change-info>
            <dc:creator>ricardo </dc:creator>
            <dc:date>2012-12-22T11:59:23</dc:date>
          </office:change-info>
          <table:previous table:id="ct57">
            <table:change-track-table-cell office:value-type="string">
              <text:p>15 <text:s/>minutes</text:p>
            </table:change-track-table-cell>
          </table:previous>
        </table:cell-content-change>
        <table:cell-content-change table:id="ct574">
          <table:cell-address table:column="2" table:row="66" table:table="2"/>
          <office:change-info>
            <dc:creator>ricardo </dc:creator>
            <dc:date>2012-12-22T11:59:26</dc:date>
          </office:change-info>
          <table:previous table:id="ct172">
            <table:change-track-table-cell office:value-type="string">
              <text:p>15 <text:s/>minutes</text:p>
            </table:change-track-table-cell>
          </table:previous>
        </table:cell-content-change>
        <table:cell-content-change table:id="ct575">
          <table:cell-address table:column="2" table:row="21" table:table="2"/>
          <office:change-info>
            <dc:creator>ricardo </dc:creator>
            <dc:date>2012-12-22T11:59:37</dc:date>
          </office:change-info>
          <table:previous table:id="ct156">
            <table:change-track-table-cell office:value-type="string">
              <text:p>15 minutes</text:p>
            </table:change-track-table-cell>
          </table:previous>
        </table:cell-content-change>
        <table:insertion table:id="ct576" table:type="row" table:position="14" table:table="2">
          <office:change-info>
            <dc:creator>Ilias R.</dc:creator>
            <dc:date>2013-01-03T16:30:28</dc:date>
          </office:change-info>
          <table:dependencies>
            <table:dependence table:id="ct1494"/>
            <table:dependence table:id="ct1491"/>
            <table:dependence table:id="ct939"/>
            <table:dependence table:id="ct908"/>
            <table:dependence table:id="ct867"/>
            <table:dependence table:id="ct803"/>
            <table:dependence table:id="ct796"/>
            <table:dependence table:id="ct791"/>
            <table:dependence table:id="ct586"/>
            <table:dependence table:id="ct580"/>
          </table:dependencies>
        </table:insertion>
        <table:insertion table:id="ct577" table:type="row" table:position="15" table:table="2">
          <office:change-info>
            <dc:creator>Ilias R.</dc:creator>
            <dc:date>2013-01-03T16:30:31</dc:date>
          </office:change-info>
          <table:dependencies>
            <table:dependence table:id="ct1509"/>
            <table:dependence table:id="ct1495"/>
            <table:dependence table:id="ct1492"/>
            <table:dependence table:id="ct940"/>
            <table:dependence table:id="ct914"/>
            <table:dependence table:id="ct909"/>
            <table:dependence table:id="ct868"/>
            <table:dependence table:id="ct804"/>
            <table:dependence table:id="ct798"/>
            <table:dependence table:id="ct587"/>
            <table:dependence table:id="ct581"/>
          </table:dependencies>
        </table:insertion>
        <table:insertion table:id="ct578" table:type="row" table:position="16" table:table="2">
          <office:change-info>
            <dc:creator>Ilias R.</dc:creator>
            <dc:date>2013-01-03T16:30:34</dc:date>
          </office:change-info>
          <table:dependencies>
            <table:dependence table:id="ct1574"/>
            <table:dependence table:id="ct1573"/>
            <table:dependence table:id="ct1508"/>
            <table:dependence table:id="ct944"/>
            <table:dependence table:id="ct941"/>
            <table:dependence table:id="ct937"/>
            <table:dependence table:id="ct913"/>
            <table:dependence table:id="ct910"/>
            <table:dependence table:id="ct805"/>
            <table:dependence table:id="ct802"/>
            <table:dependence table:id="ct801"/>
            <table:dependence table:id="ct800"/>
            <table:dependence table:id="ct797"/>
            <table:dependence table:id="ct588"/>
            <table:dependence table:id="ct582"/>
          </table:dependencies>
        </table:insertion>
        <table:insertion table:id="ct579" table:type="row" table:position="17" table:table="2">
          <office:change-info>
            <dc:creator>Ilias R.</dc:creator>
            <dc:date>2013-01-03T16:30:39</dc:date>
          </office:change-info>
          <table:dependencies>
            <table:dependence table:id="ct1496"/>
            <table:dependence table:id="ct1493"/>
            <table:dependence table:id="ct1489"/>
            <table:dependence table:id="ct1487"/>
            <table:dependence table:id="ct946"/>
            <table:dependence table:id="ct942"/>
            <table:dependence table:id="ct938"/>
            <table:dependence table:id="ct911"/>
            <table:dependence table:id="ct866"/>
            <table:dependence table:id="ct806"/>
            <table:dependence table:id="ct790"/>
            <table:dependence table:id="ct589"/>
            <table:dependence table:id="ct583"/>
          </table:dependencies>
        </table:insertion>
        <table:cell-content-change table:id="ct580">
          <table:cell-address table:column="1" table:row="14" table:table="2"/>
          <office:change-info>
            <dc:creator>Ilias R.</dc:creator>
            <dc:date>2013-01-03T16:31:27</dc:date>
          </office:change-info>
          <table:previous>
            <table:change-track-table-cell/>
          </table:previous>
        </table:cell-content-change>
        <table:cell-content-change table:id="ct581">
          <table:cell-address table:column="1" table:row="15" table:table="2"/>
          <office:change-info>
            <dc:creator>Ilias R.</dc:creator>
            <dc:date>2013-01-03T16:31:36</dc:date>
          </office:change-info>
          <table:previous>
            <table:change-track-table-cell/>
          </table:previous>
        </table:cell-content-change>
        <table:cell-content-change table:id="ct582">
          <table:cell-address table:column="1" table:row="16" table:table="2"/>
          <office:change-info>
            <dc:creator>Ilias R.</dc:creator>
            <dc:date>2013-01-03T16:31:48</dc:date>
          </office:change-info>
          <table:previous>
            <table:change-track-table-cell/>
          </table:previous>
        </table:cell-content-change>
        <table:cell-content-change table:id="ct583">
          <table:cell-address table:column="1" table:row="17" table:table="2"/>
          <office:change-info>
            <dc:creator>Ilias R.</dc:creator>
            <dc:date>2013-01-03T16:32:07</dc:date>
          </office:change-info>
          <table:previous>
            <table:change-track-table-cell/>
          </table:previous>
        </table:cell-content-change>
        <table:cell-content-change table:id="ct584">
          <table:cell-address table:column="1" table:row="18" table:table="2"/>
          <office:change-info>
            <dc:creator>Ilias R.</dc:creator>
            <dc:date>2013-01-03T16:32:17</dc:date>
          </office:change-info>
          <table:previous>
            <table:change-track-table-cell/>
          </table:previous>
        </table:cell-content-change>
        <table:insertion table:id="ct585" table:type="row" table:position="18" table:table="2">
          <office:change-info>
            <dc:creator>Ilias R.</dc:creator>
            <dc:date>2013-01-03T16:32:19</dc:date>
          </office:change-info>
          <table:dependencies>
            <table:dependence table:id="ct1572"/>
            <table:dependence table:id="ct1571"/>
            <table:dependence table:id="ct1490"/>
            <table:dependence table:id="ct1488"/>
            <table:dependence table:id="ct1486"/>
            <table:dependence table:id="ct945"/>
            <table:dependence table:id="ct943"/>
            <table:dependence table:id="ct936"/>
            <table:dependence table:id="ct915"/>
            <table:dependence table:id="ct912"/>
            <table:dependence table:id="ct865"/>
            <table:dependence table:id="ct807"/>
            <table:dependence table:id="ct793"/>
            <table:dependence table:id="ct789"/>
            <table:dependence table:id="ct591"/>
            <table:dependence table:id="ct590"/>
          </table:dependencies>
        </table:insertion>
        <table:cell-content-change table:id="ct586">
          <table:cell-address table:column="3" table:row="14" table:table="2"/>
          <office:change-info>
            <dc:creator>Ilias R.</dc:creator>
            <dc:date>2013-01-03T16:32:42</dc:date>
          </office:change-info>
          <table:previous>
            <table:change-track-table-cell/>
          </table:previous>
        </table:cell-content-change>
        <table:cell-content-change table:id="ct587">
          <table:cell-address table:column="3" table:row="15" table:table="2"/>
          <office:change-info>
            <dc:creator>Ilias R.</dc:creator>
            <dc:date>2013-01-03T16:32:42</dc:date>
          </office:change-info>
          <table:previous>
            <table:change-track-table-cell/>
          </table:previous>
        </table:cell-content-change>
        <table:cell-content-change table:id="ct588">
          <table:cell-address table:column="3" table:row="16" table:table="2"/>
          <office:change-info>
            <dc:creator>Ilias R.</dc:creator>
            <dc:date>2013-01-03T16:32:42</dc:date>
          </office:change-info>
          <table:previous>
            <table:change-track-table-cell/>
          </table:previous>
        </table:cell-content-change>
        <table:cell-content-change table:id="ct589">
          <table:cell-address table:column="3" table:row="17" table:table="2"/>
          <office:change-info>
            <dc:creator>Ilias R.</dc:creator>
            <dc:date>2013-01-03T16:32:42</dc:date>
          </office:change-info>
          <table:previous>
            <table:change-track-table-cell/>
          </table:previous>
        </table:cell-content-change>
        <table:deletion table:id="ct590" table:type="row" table:position="18" table:table="2">
          <office:change-info>
            <dc:creator>Ilias R.</dc:creator>
            <dc:date>2013-01-03T16:33:31</dc:date>
          </office:change-info>
          <table:deletions>
            <table:change-deletion table:id="ct585"/>
          </table:deletions>
        </table:deletion>
        <table:cell-content-change table:id="ct591">
          <table:cell-address table:column="3" table:row="18" table:table="2"/>
          <office:change-info>
            <dc:creator>Ilias R.</dc:creator>
            <dc:date>2013-01-03T16:33:34</dc:date>
          </office:change-info>
          <table:previous>
            <table:change-track-table-cell/>
          </table:previous>
        </table:cell-content-change>
        <table:insertion table:id="ct592" table:type="row" table:position="19" table:table="2">
          <office:change-info>
            <dc:creator>Ilias R.</dc:creator>
            <dc:date>2013-01-03T16:33:40</dc:date>
          </office:change-info>
        </table:insertion>
        <table:insertion table:id="ct593" table:type="row" table:position="39" table:table="2">
          <office:change-info>
            <dc:creator>Ilias R.</dc:creator>
            <dc:date>2013-01-03T19:49:02</dc:date>
          </office:change-info>
          <table:dependencies>
            <table:dependence table:id="ct1504"/>
            <table:dependence table:id="ct616"/>
            <table:dependence table:id="ct598"/>
          </table:dependencies>
        </table:insertion>
        <table:insertion table:id="ct594" table:type="row" table:position="39" table:table="2">
          <office:change-info>
            <dc:creator>Ilias R.</dc:creator>
            <dc:date>2013-01-03T19:49:05</dc:date>
          </office:change-info>
          <table:dependencies>
            <table:dependence table:id="ct1580"/>
            <table:dependence table:id="ct1575"/>
            <table:dependence table:id="ct1326"/>
            <table:dependence table:id="ct972"/>
            <table:dependence table:id="ct967"/>
            <table:dependence table:id="ct916"/>
            <table:dependence table:id="ct878"/>
            <table:dependence table:id="ct808"/>
            <table:dependence table:id="ct615"/>
            <table:dependence table:id="ct611"/>
            <table:dependence table:id="ct606"/>
            <table:dependence table:id="ct599"/>
          </table:dependencies>
        </table:insertion>
        <table:insertion table:id="ct595" table:type="row" table:position="40" table:table="2">
          <office:change-info>
            <dc:creator>Ilias R.</dc:creator>
            <dc:date>2013-01-03T19:49:07</dc:date>
          </office:change-info>
          <table:dependencies>
            <table:dependence table:id="ct1581"/>
            <table:dependence table:id="ct1576"/>
            <table:dependence table:id="ct1327"/>
            <table:dependence table:id="ct973"/>
            <table:dependence table:id="ct968"/>
            <table:dependence table:id="ct917"/>
            <table:dependence table:id="ct881"/>
            <table:dependence table:id="ct880"/>
            <table:dependence table:id="ct875"/>
            <table:dependence table:id="ct809"/>
            <table:dependence table:id="ct617"/>
            <table:dependence table:id="ct612"/>
            <table:dependence table:id="ct607"/>
            <table:dependence table:id="ct603"/>
            <table:dependence table:id="ct600"/>
          </table:dependencies>
        </table:insertion>
        <table:insertion table:id="ct596" table:type="row" table:position="41" table:table="2">
          <office:change-info>
            <dc:creator>Ilias R.</dc:creator>
            <dc:date>2013-01-03T19:49:10</dc:date>
          </office:change-info>
          <table:dependencies>
            <table:dependence table:id="ct1582"/>
            <table:dependence table:id="ct1577"/>
            <table:dependence table:id="ct1328"/>
            <table:dependence table:id="ct974"/>
            <table:dependence table:id="ct970"/>
            <table:dependence table:id="ct918"/>
            <table:dependence table:id="ct876"/>
            <table:dependence table:id="ct811"/>
            <table:dependence table:id="ct810"/>
            <table:dependence table:id="ct628"/>
            <table:dependence table:id="ct618"/>
            <table:dependence table:id="ct613"/>
            <table:dependence table:id="ct608"/>
            <table:dependence table:id="ct604"/>
            <table:dependence table:id="ct601"/>
          </table:dependencies>
        </table:insertion>
        <table:insertion table:id="ct597" table:type="row" table:position="42" table:table="2">
          <office:change-info>
            <dc:creator>Ilias R.</dc:creator>
            <dc:date>2013-01-03T19:49:12</dc:date>
          </office:change-info>
          <table:dependencies>
            <table:dependence table:id="ct1583"/>
            <table:dependence table:id="ct1578"/>
            <table:dependence table:id="ct1530"/>
            <table:dependence table:id="ct1329"/>
            <table:dependence table:id="ct975"/>
            <table:dependence table:id="ct969"/>
            <table:dependence table:id="ct919"/>
            <table:dependence table:id="ct877"/>
            <table:dependence table:id="ct812"/>
            <table:dependence table:id="ct627"/>
            <table:dependence table:id="ct619"/>
            <table:dependence table:id="ct614"/>
            <table:dependence table:id="ct609"/>
            <table:dependence table:id="ct605"/>
            <table:dependence table:id="ct602"/>
          </table:dependencies>
        </table:insertion>
        <table:cell-content-change table:id="ct598">
          <table:cell-address table:column="1" table:row="39" table:table="2"/>
          <office:change-info>
            <dc:creator>Ilias R.</dc:creator>
            <dc:date>2013-01-03T19:49:38</dc:date>
          </office:change-info>
          <table:previous>
            <table:change-track-table-cell/>
          </table:previous>
        </table:cell-content-change>
        <table:cell-content-change table:id="ct599">
          <table:cell-address table:column="1" table:row="39" table:table="2"/>
          <office:change-info>
            <dc:creator>Ilias R.</dc:creator>
            <dc:date>2013-01-03T19:49:51</dc:date>
          </office:change-info>
          <table:previous>
            <table:change-track-table-cell/>
          </table:previous>
        </table:cell-content-change>
        <table:cell-content-change table:id="ct600">
          <table:cell-address table:column="1" table:row="40" table:table="2"/>
          <office:change-info>
            <dc:creator>Ilias R.</dc:creator>
            <dc:date>2013-01-03T19:49:51</dc:date>
          </office:change-info>
          <table:previous>
            <table:change-track-table-cell/>
          </table:previous>
        </table:cell-content-change>
        <table:cell-content-change table:id="ct601">
          <table:cell-address table:column="1" table:row="41" table:table="2"/>
          <office:change-info>
            <dc:creator>Ilias R.</dc:creator>
            <dc:date>2013-01-03T19:49:51</dc:date>
          </office:change-info>
          <table:previous>
            <table:change-track-table-cell/>
          </table:previous>
        </table:cell-content-change>
        <table:cell-content-change table:id="ct602">
          <table:cell-address table:column="1" table:row="42" table:table="2"/>
          <office:change-info>
            <dc:creator>Ilias R.</dc:creator>
            <dc:date>2013-01-03T19:49:51</dc:date>
          </office:change-info>
          <table:previous>
            <table:change-track-table-cell/>
          </table:previous>
        </table:cell-content-change>
        <table:cell-content-change table:id="ct603">
          <table:cell-address table:column="1" table:row="40" table:table="2"/>
          <office:change-info>
            <dc:creator>Ilias R.</dc:creator>
            <dc:date>2013-01-03T19:49:58</dc:date>
          </office:change-info>
          <table:previous table:id="ct600">
            <table:change-track-table-cell office:value-type="string">
              <text:p><text:s text:c="8"/>Graphic client</text:p>
            </table:change-track-table-cell>
          </table:previous>
        </table:cell-content-change>
        <table:cell-content-change table:id="ct604">
          <table:cell-address table:column="1" table:row="41" table:table="2"/>
          <office:change-info>
            <dc:creator>Ilias R.</dc:creator>
            <dc:date>2013-01-03T19:50:04</dc:date>
          </office:change-info>
          <table:previous table:id="ct601">
            <table:change-track-table-cell office:value-type="string">
              <text:p><text:s text:c="8"/>Specific plugin for tools</text:p>
            </table:change-track-table-cell>
          </table:previous>
        </table:cell-content-change>
        <table:cell-content-change table:id="ct605">
          <table:cell-address table:column="1" table:row="42" table:table="2"/>
          <office:change-info>
            <dc:creator>Ilias R.</dc:creator>
            <dc:date>2013-01-03T19:50:09</dc:date>
          </office:change-info>
          <table:previous table:id="ct602">
            <table:change-track-table-cell office:value-type="string">
              <text:p><text:s text:c="8"/>Solution from the same company</text:p>
            </table:change-track-table-cell>
          </table:previous>
        </table:cell-content-change>
        <table:cell-content-change table:id="ct606">
          <table:cell-address table:column="3" table:row="39" table:table="2"/>
          <office:change-info>
            <dc:creator>Ilias R.</dc:creator>
            <dc:date>2013-01-03T19:51:08</dc:date>
          </office:change-info>
          <table:previous>
            <table:change-track-table-cell/>
          </table:previous>
        </table:cell-content-change>
        <table:cell-content-change table:id="ct607">
          <table:cell-address table:column="3" table:row="40" table:table="2"/>
          <office:change-info>
            <dc:creator>Ilias R.</dc:creator>
            <dc:date>2013-01-03T19:51:08</dc:date>
          </office:change-info>
          <table:previous>
            <table:change-track-table-cell/>
          </table:previous>
        </table:cell-content-change>
        <table:cell-content-change table:id="ct608">
          <table:cell-address table:column="3" table:row="41" table:table="2"/>
          <office:change-info>
            <dc:creator>Ilias R.</dc:creator>
            <dc:date>2013-01-03T19:51:08</dc:date>
          </office:change-info>
          <table:previous>
            <table:change-track-table-cell/>
          </table:previous>
        </table:cell-content-change>
        <table:cell-content-change table:id="ct609">
          <table:cell-address table:column="3" table:row="42" table:table="2"/>
          <office:change-info>
            <dc:creator>Ilias R.</dc:creator>
            <dc:date>2013-01-03T19:51:08</dc:date>
          </office:change-info>
          <table:previous>
            <table:change-track-table-cell/>
          </table:previous>
        </table:cell-content-change>
        <table:insertion table:id="ct610" table:type="row" table:position="38" table:table="2">
          <office:change-info>
            <dc:creator>Ilias R.</dc:creator>
            <dc:date>2013-01-03T19:51:12</dc:date>
          </office:change-info>
        </table:insertion>
        <table:cell-content-change table:id="ct611">
          <table:cell-address table:column="1" table:row="39" table:table="2"/>
          <office:change-info>
            <dc:creator>Ilias R.</dc:creator>
            <dc:date>2013-01-03T19:51:22</dc:date>
          </office:change-info>
          <table:previous table:id="ct599">
            <table:change-track-table-cell office:value-type="string">
              <text:p>OS file explorer integration</text:p>
            </table:change-track-table-cell>
          </table:previous>
        </table:cell-content-change>
        <table:cell-content-change table:id="ct612">
          <table:cell-address table:column="1" table:row="40" table:table="2"/>
          <office:change-info>
            <dc:creator>Ilias R.</dc:creator>
            <dc:date>2013-01-03T19:51:22</dc:date>
          </office:change-info>
          <table:previous table:id="ct603">
            <table:change-track-table-cell office:value-type="string">
              <text:p>Graphic client</text:p>
            </table:change-track-table-cell>
          </table:previous>
        </table:cell-content-change>
        <table:cell-content-change table:id="ct613">
          <table:cell-address table:column="1" table:row="41" table:table="2"/>
          <office:change-info>
            <dc:creator>Ilias R.</dc:creator>
            <dc:date>2013-01-03T19:51:22</dc:date>
          </office:change-info>
          <table:previous table:id="ct604">
            <table:change-track-table-cell office:value-type="string">
              <text:p>Specific plugin for tools</text:p>
            </table:change-track-table-cell>
          </table:previous>
        </table:cell-content-change>
        <table:cell-content-change table:id="ct614">
          <table:cell-address table:column="1" table:row="42" table:table="2"/>
          <office:change-info>
            <dc:creator>Ilias R.</dc:creator>
            <dc:date>2013-01-03T19:51:22</dc:date>
          </office:change-info>
          <table:previous table:id="ct605">
            <table:change-track-table-cell office:value-type="string">
              <text:p>Solution from the same company</text:p>
            </table:change-track-table-cell>
          </table:previous>
        </table:cell-content-change>
        <table:cell-content-change table:id="ct615">
          <table:cell-address table:column="1" table:row="39" table:table="2"/>
          <office:change-info>
            <dc:creator>Ilias R.</dc:creator>
            <dc:date>2013-01-03T19:51:26</dc:date>
          </office:change-info>
          <table:previous table:id="ct611">
            <table:change-track-table-cell/>
          </table:previous>
        </table:cell-content-change>
        <table:cell-content-change table:id="ct616">
          <table:cell-address table:column="1" table:row="39" table:table="2"/>
          <office:change-info>
            <dc:creator>Ilias R.</dc:creator>
            <dc:date>2013-01-03T19:51:28</dc:date>
          </office:change-info>
          <table:previous table:id="ct598">
            <table:change-track-table-cell office:value-type="string">
              <text:p>Console Client</text:p>
            </table:change-track-table-cell>
          </table:previous>
        </table:cell-content-change>
        <table:cell-content-change table:id="ct617">
          <table:cell-address table:column="1" table:row="40" table:table="2"/>
          <office:change-info>
            <dc:creator>Ilias R.</dc:creator>
            <dc:date>2013-01-03T19:51:37</dc:date>
          </office:change-info>
          <table:previous table:id="ct612">
            <table:change-track-table-cell/>
          </table:previous>
        </table:cell-content-change>
        <table:cell-content-change table:id="ct618">
          <table:cell-address table:column="1" table:row="41" table:table="2"/>
          <office:change-info>
            <dc:creator>Ilias R.</dc:creator>
            <dc:date>2013-01-03T19:51:37</dc:date>
          </office:change-info>
          <table:previous table:id="ct613">
            <table:change-track-table-cell/>
          </table:previous>
        </table:cell-content-change>
        <table:cell-content-change table:id="ct619">
          <table:cell-address table:column="1" table:row="42" table:table="2"/>
          <office:change-info>
            <dc:creator>Ilias R.</dc:creator>
            <dc:date>2013-01-03T19:51:37</dc:date>
          </office:change-info>
          <table:previous table:id="ct614">
            <table:change-track-table-cell/>
          </table:previous>
        </table:cell-content-change>
        <table:cell-content-change table:id="ct620">
          <table:cell-address table:column="1" table:row="45" table:table="2"/>
          <office:change-info>
            <dc:creator>Ilias R.</dc:creator>
            <dc:date>2013-01-03T19:51:37</dc:date>
          </office:change-info>
          <table:previous>
            <table:change-track-table-cell/>
          </table:previous>
        </table:cell-content-change>
        <table:insertion table:id="ct621" table:type="row" table:position="43" table:table="2">
          <office:change-info>
            <dc:creator>Ilias R.</dc:creator>
            <dc:date>2013-01-03T19:51:41</dc:date>
          </office:change-info>
          <table:dependencies>
            <table:dependence table:id="ct1584"/>
            <table:dependence table:id="ct1579"/>
            <table:dependence table:id="ct1330"/>
            <table:dependence table:id="ct976"/>
            <table:dependence table:id="ct971"/>
            <table:dependence table:id="ct920"/>
            <table:dependence table:id="ct879"/>
            <table:dependence table:id="ct813"/>
            <table:dependence table:id="ct629"/>
            <table:dependence table:id="ct626"/>
          </table:dependencies>
        </table:insertion>
        <table:insertion table:id="ct622" table:type="row" table:position="44" table:table="2">
          <office:change-info>
            <dc:creator>Ilias R.</dc:creator>
            <dc:date>2013-01-03T19:51:44</dc:date>
          </office:change-info>
        </table:insertion>
        <table:insertion table:id="ct623" table:type="row" table:position="45" table:table="2">
          <office:change-info>
            <dc:creator>Ilias R.</dc:creator>
            <dc:date>2013-01-03T19:51:47</dc:date>
          </office:change-info>
          <table:dependencies>
            <table:dependence table:id="ct631"/>
          </table:dependencies>
        </table:insertion>
        <table:insertion table:id="ct624" table:type="row" table:position="45" table:table="2">
          <office:change-info>
            <dc:creator>Ilias R.</dc:creator>
            <dc:date>2013-01-03T19:51:50</dc:date>
          </office:change-info>
          <table:dependencies>
            <table:dependence table:id="ct632"/>
            <table:dependence table:id="ct630"/>
          </table:dependencies>
        </table:insertion>
        <table:cell-content-change table:id="ct625">
          <table:cell-address table:column="1" table:row="45" table:table="2"/>
          <office:change-info>
            <dc:creator>Ilias R.</dc:creator>
            <dc:date>2013-01-03T19:51:53</dc:date>
          </office:change-info>
          <table:previous table:id="ct620">
            <table:change-track-table-cell office:value-type="string">
              <text:p><text:s text:c="8"/>Solution from the same company</text:p>
            </table:change-track-table-cell>
          </table:previous>
        </table:cell-content-change>
        <table:cell-content-change table:id="ct626">
          <table:cell-address table:column="1" table:row="43" table:table="2"/>
          <office:change-info>
            <dc:creator>Ilias R.</dc:creator>
            <dc:date>2013-01-03T19:52:15</dc:date>
          </office:change-info>
          <table:previous>
            <table:change-track-table-cell/>
          </table:previous>
        </table:cell-content-change>
        <table:cell-content-change table:id="ct627">
          <table:cell-address table:column="1" table:row="42" table:table="2"/>
          <office:change-info>
            <dc:creator>Ilias R.</dc:creator>
            <dc:date>2013-01-03T19:52:22</dc:date>
          </office:change-info>
          <table:previous table:id="ct619">
            <table:change-track-table-cell office:value-type="string">
              <text:p><text:s text:c="8"/>Specific plugin for tools</text:p>
            </table:change-track-table-cell>
          </table:previous>
        </table:cell-content-change>
        <table:cell-content-change table:id="ct628">
          <table:cell-address table:column="1" table:row="41" table:table="2"/>
          <office:change-info>
            <dc:creator>Ilias R.</dc:creator>
            <dc:date>2013-01-03T19:52:28</dc:date>
          </office:change-info>
          <table:previous table:id="ct618">
            <table:change-track-table-cell office:value-type="string">
              <text:p><text:s text:c="8"/>Graphic client</text:p>
            </table:change-track-table-cell>
          </table:previous>
        </table:cell-content-change>
        <table:cell-content-change table:id="ct629">
          <table:cell-address table:column="3" table:row="43" table:table="2"/>
          <office:change-info>
            <dc:creator>Ilias R.</dc:creator>
            <dc:date>2013-01-03T19:52:39</dc:date>
          </office:change-info>
          <table:previous>
            <table:change-track-table-cell/>
          </table:previous>
        </table:cell-content-change>
        <table:deletion table:id="ct630" table:type="row" table:position="45" table:table="2">
          <office:change-info>
            <dc:creator>Ilias R.</dc:creator>
            <dc:date>2013-01-03T19:53:53</dc:date>
          </office:change-info>
          <table:deletions>
            <table:change-deletion table:id="ct631"/>
            <table:change-deletion table:id="ct624"/>
          </table:deletions>
        </table:deletion>
        <table:deletion table:id="ct631" table:type="row" table:position="45" table:table="2">
          <office:change-info>
            <dc:creator>Ilias R.</dc:creator>
            <dc:date>2013-01-03T19:53:55</dc:date>
          </office:change-info>
          <table:deletions>
            <table:change-deletion table:id="ct623"/>
          </table:deletions>
        </table:deletion>
        <table:deletion table:id="ct632" table:type="row" table:position="45" table:table="2">
          <office:change-info>
            <dc:creator>Ilias R.</dc:creator>
            <dc:date>2013-01-03T19:53:58</dc:date>
          </office:change-info>
          <table:deletions>
            <table:change-deletion table:id="ct630"/>
            <table:cell-content-deletion table:id="ct625">
              <table:change-track-table-cell/>
            </table:cell-content-deletion>
          </table:deletions>
        </table:deletion>
        <table:insertion table:id="ct633" table:type="row" table:position="55" table:table="2">
          <office:change-info>
            <dc:creator>Ilias R.</dc:creator>
            <dc:date>2013-01-03T19:54:15</dc:date>
          </office:change-info>
          <table:dependencies>
            <table:dependence table:id="ct896"/>
            <table:dependence table:id="ct895"/>
            <table:dependence table:id="ct890"/>
            <table:dependence table:id="ct814"/>
            <table:dependence table:id="ct647"/>
            <table:dependence table:id="ct638"/>
          </table:dependencies>
        </table:insertion>
        <table:insertion table:id="ct634" table:type="row" table:position="57" table:table="2">
          <office:change-info>
            <dc:creator>Ilias R.</dc:creator>
            <dc:date>2013-01-03T19:54:18</dc:date>
          </office:change-info>
          <table:dependencies>
            <table:dependence table:id="ct1536"/>
            <table:dependence table:id="ct1532"/>
            <table:dependence table:id="ct983"/>
            <table:dependence table:id="ct981"/>
            <table:dependence table:id="ct977"/>
            <table:dependence table:id="ct961"/>
            <table:dependence table:id="ct921"/>
            <table:dependence table:id="ct897"/>
            <table:dependence table:id="ct816"/>
            <table:dependence table:id="ct815"/>
            <table:dependence table:id="ct648"/>
            <table:dependence table:id="ct643"/>
            <table:dependence table:id="ct639"/>
          </table:dependencies>
        </table:insertion>
        <table:insertion table:id="ct635" table:type="row" table:position="58" table:table="2">
          <office:change-info>
            <dc:creator>Ilias R.</dc:creator>
            <dc:date>2013-01-03T19:54:20</dc:date>
          </office:change-info>
          <table:dependencies>
            <table:dependence table:id="ct1537"/>
            <table:dependence table:id="ct1533"/>
            <table:dependence table:id="ct1531"/>
            <table:dependence table:id="ct984"/>
            <table:dependence table:id="ct982"/>
            <table:dependence table:id="ct980"/>
            <table:dependence table:id="ct922"/>
            <table:dependence table:id="ct898"/>
            <table:dependence table:id="ct893"/>
            <table:dependence table:id="ct817"/>
            <table:dependence table:id="ct649"/>
            <table:dependence table:id="ct644"/>
            <table:dependence table:id="ct640"/>
          </table:dependencies>
        </table:insertion>
        <table:insertion table:id="ct636" table:type="row" table:position="59" table:table="2">
          <office:change-info>
            <dc:creator>Ilias R.</dc:creator>
            <dc:date>2013-01-03T19:54:23</dc:date>
          </office:change-info>
          <table:dependencies>
            <table:dependence table:id="ct1538"/>
            <table:dependence table:id="ct1534"/>
            <table:dependence table:id="ct985"/>
            <table:dependence table:id="ct978"/>
            <table:dependence table:id="ct959"/>
            <table:dependence table:id="ct958"/>
            <table:dependence table:id="ct957"/>
            <table:dependence table:id="ct956"/>
            <table:dependence table:id="ct894"/>
            <table:dependence table:id="ct892"/>
            <table:dependence table:id="ct891"/>
            <table:dependence table:id="ct818"/>
            <table:dependence table:id="ct650"/>
            <table:dependence table:id="ct645"/>
            <table:dependence table:id="ct641"/>
          </table:dependencies>
        </table:insertion>
        <table:insertion table:id="ct637" table:type="row" table:position="60" table:table="2">
          <office:change-info>
            <dc:creator>Ilias R.</dc:creator>
            <dc:date>2013-01-03T19:54:35</dc:date>
          </office:change-info>
          <table:dependencies>
            <table:dependence table:id="ct1539"/>
            <table:dependence table:id="ct1535"/>
            <table:dependence table:id="ct986"/>
            <table:dependence table:id="ct979"/>
            <table:dependence table:id="ct923"/>
            <table:dependence table:id="ct904"/>
            <table:dependence table:id="ct820"/>
            <table:dependence table:id="ct819"/>
            <table:dependence table:id="ct651"/>
            <table:dependence table:id="ct646"/>
            <table:dependence table:id="ct642"/>
          </table:dependencies>
        </table:insertion>
        <table:cell-content-change table:id="ct638">
          <table:cell-address table:column="1" table:row="55" table:table="2"/>
          <office:change-info>
            <dc:creator>Ilias R.</dc:creator>
            <dc:date>2013-01-03T19:54:56</dc:date>
          </office:change-info>
          <table:previous>
            <table:change-track-table-cell/>
          </table:previous>
        </table:cell-content-change>
        <table:cell-content-change table:id="ct639">
          <table:cell-address table:column="1" table:row="57" table:table="2"/>
          <office:change-info>
            <dc:creator>Ilias R.</dc:creator>
            <dc:date>2013-01-03T19:54:56</dc:date>
          </office:change-info>
          <table:previous>
            <table:change-track-table-cell/>
          </table:previous>
        </table:cell-content-change>
        <table:cell-content-change table:id="ct640">
          <table:cell-address table:column="1" table:row="58" table:table="2"/>
          <office:change-info>
            <dc:creator>Ilias R.</dc:creator>
            <dc:date>2013-01-03T19:54:56</dc:date>
          </office:change-info>
          <table:previous>
            <table:change-track-table-cell/>
          </table:previous>
        </table:cell-content-change>
        <table:cell-content-change table:id="ct641">
          <table:cell-address table:column="1" table:row="59" table:table="2"/>
          <office:change-info>
            <dc:creator>Ilias R.</dc:creator>
            <dc:date>2013-01-03T19:54:56</dc:date>
          </office:change-info>
          <table:previous>
            <table:change-track-table-cell/>
          </table:previous>
        </table:cell-content-change>
        <table:cell-content-change table:id="ct642">
          <table:cell-address table:column="1" table:row="60" table:table="2"/>
          <office:change-info>
            <dc:creator>Ilias R.</dc:creator>
            <dc:date>2013-01-03T19:54:56</dc:date>
          </office:change-info>
          <table:previous>
            <table:change-track-table-cell/>
          </table:previous>
        </table:cell-content-change>
        <table:cell-content-change table:id="ct643">
          <table:cell-address table:column="1" table:row="57" table:table="2"/>
          <office:change-info>
            <dc:creator>Ilias R.</dc:creator>
            <dc:date>2013-01-03T19:55:01</dc:date>
          </office:change-info>
          <table:previous table:id="ct639">
            <table:change-track-table-cell office:value-type="string">
              <text:p><text:s text:c="8"/>Workaround solution</text:p>
            </table:change-track-table-cell>
          </table:previous>
        </table:cell-content-change>
        <table:cell-content-change table:id="ct644">
          <table:cell-address table:column="1" table:row="58" table:table="2"/>
          <office:change-info>
            <dc:creator>Ilias R.</dc:creator>
            <dc:date>2013-01-03T19:55:08</dc:date>
          </office:change-info>
          <table:previous table:id="ct640">
            <table:change-track-table-cell office:value-type="string">
              <text:p><text:s text:c="8"/>Extra plugin</text:p>
            </table:change-track-table-cell>
          </table:previous>
        </table:cell-content-change>
        <table:cell-content-change table:id="ct645">
          <table:cell-address table:column="1" table:row="59" table:table="2"/>
          <office:change-info>
            <dc:creator>Ilias R.</dc:creator>
            <dc:date>2013-01-03T19:55:13</dc:date>
          </office:change-info>
          <table:previous table:id="ct641">
            <table:change-track-table-cell office:value-type="string">
              <text:p><text:s text:c="8"/>Included</text:p>
            </table:change-track-table-cell>
          </table:previous>
        </table:cell-content-change>
        <table:cell-content-change table:id="ct646">
          <table:cell-address table:column="1" table:row="60" table:table="2"/>
          <office:change-info>
            <dc:creator>Ilias R.</dc:creator>
            <dc:date>2013-01-03T19:55:19</dc:date>
          </office:change-info>
          <table:previous table:id="ct642">
            <table:change-track-table-cell office:value-type="string">
              <text:p><text:s text:c="8"/>Easily Configurable </text:p>
            </table:change-track-table-cell>
          </table:previous>
        </table:cell-content-change>
        <table:cell-content-change table:id="ct647">
          <table:cell-address table:column="3" table:row="55" table:table="2"/>
          <office:change-info>
            <dc:creator>Ilias R.</dc:creator>
            <dc:date>2013-01-03T19:55:44</dc:date>
          </office:change-info>
          <table:previous>
            <table:change-track-table-cell/>
          </table:previous>
        </table:cell-content-change>
        <table:cell-content-change table:id="ct648">
          <table:cell-address table:column="3" table:row="57" table:table="2"/>
          <office:change-info>
            <dc:creator>Ilias R.</dc:creator>
            <dc:date>2013-01-03T19:55:44</dc:date>
          </office:change-info>
          <table:previous>
            <table:change-track-table-cell/>
          </table:previous>
        </table:cell-content-change>
        <table:cell-content-change table:id="ct649">
          <table:cell-address table:column="3" table:row="58" table:table="2"/>
          <office:change-info>
            <dc:creator>Ilias R.</dc:creator>
            <dc:date>2013-01-03T19:55:44</dc:date>
          </office:change-info>
          <table:previous>
            <table:change-track-table-cell/>
          </table:previous>
        </table:cell-content-change>
        <table:cell-content-change table:id="ct650">
          <table:cell-address table:column="3" table:row="59" table:table="2"/>
          <office:change-info>
            <dc:creator>Ilias R.</dc:creator>
            <dc:date>2013-01-03T19:55:44</dc:date>
          </office:change-info>
          <table:previous>
            <table:change-track-table-cell/>
          </table:previous>
        </table:cell-content-change>
        <table:cell-content-change table:id="ct651">
          <table:cell-address table:column="3" table:row="60" table:table="2"/>
          <office:change-info>
            <dc:creator>Ilias R.</dc:creator>
            <dc:date>2013-01-03T19:55:44</dc:date>
          </office:change-info>
          <table:previous>
            <table:change-track-table-cell/>
          </table:previous>
        </table:cell-content-change>
        <table:insertion table:id="ct652" table:type="row" table:position="68" table:table="2">
          <office:change-info>
            <dc:creator>Ilias R.</dc:creator>
            <dc:date>2013-01-03T19:56:00</dc:date>
          </office:change-info>
          <table:dependencies>
            <table:dependence table:id="ct1601"/>
            <table:dependence table:id="ct1600"/>
            <table:dependence table:id="ct1597"/>
            <table:dependence table:id="ct1595"/>
            <table:dependence table:id="ct1594"/>
            <table:dependence table:id="ct998"/>
            <table:dependence table:id="ct996"/>
            <table:dependence table:id="ct988"/>
            <table:dependence table:id="ct925"/>
            <table:dependence table:id="ct899"/>
            <table:dependence table:id="ct821"/>
            <table:dependence table:id="ct666"/>
            <table:dependence table:id="ct657"/>
          </table:dependencies>
        </table:insertion>
        <table:insertion table:id="ct653" table:type="row" table:position="69" table:table="2">
          <office:change-info>
            <dc:creator>Ilias R.</dc:creator>
            <dc:date>2013-01-03T19:56:02</dc:date>
          </office:change-info>
          <table:dependencies>
            <table:dependence table:id="ct1602"/>
            <table:dependence table:id="ct1593"/>
            <table:dependence table:id="ct1592"/>
            <table:dependence table:id="ct997"/>
            <table:dependence table:id="ct989"/>
            <table:dependence table:id="ct926"/>
            <table:dependence table:id="ct900"/>
            <table:dependence table:id="ct823"/>
            <table:dependence table:id="ct822"/>
            <table:dependence table:id="ct667"/>
            <table:dependence table:id="ct662"/>
            <table:dependence table:id="ct658"/>
          </table:dependencies>
        </table:insertion>
        <table:insertion table:id="ct654" table:type="row" table:position="70" table:table="2">
          <office:change-info>
            <dc:creator>Ilias R.</dc:creator>
            <dc:date>2013-01-03T19:56:04</dc:date>
          </office:change-info>
          <table:dependencies>
            <table:dependence table:id="ct1701"/>
            <table:dependence table:id="ct1591"/>
            <table:dependence table:id="ct1001"/>
            <table:dependence table:id="ct999"/>
            <table:dependence table:id="ct993"/>
            <table:dependence table:id="ct927"/>
            <table:dependence table:id="ct901"/>
            <table:dependence table:id="ct825"/>
            <table:dependence table:id="ct824"/>
            <table:dependence table:id="ct668"/>
            <table:dependence table:id="ct663"/>
            <table:dependence table:id="ct659"/>
          </table:dependencies>
        </table:insertion>
        <table:insertion table:id="ct655" table:type="row" table:position="71" table:table="2">
          <office:change-info>
            <dc:creator>Ilias R.</dc:creator>
            <dc:date>2013-01-03T19:56:08</dc:date>
          </office:change-info>
          <table:dependencies>
            <table:dependence table:id="ct1700"/>
            <table:dependence table:id="ct1590"/>
            <table:dependence table:id="ct1588"/>
            <table:dependence table:id="ct1002"/>
            <table:dependence table:id="ct1000"/>
            <table:dependence table:id="ct994"/>
            <table:dependence table:id="ct992"/>
            <table:dependence table:id="ct990"/>
            <table:dependence table:id="ct928"/>
            <table:dependence table:id="ct902"/>
            <table:dependence table:id="ct826"/>
            <table:dependence table:id="ct669"/>
            <table:dependence table:id="ct664"/>
            <table:dependence table:id="ct660"/>
          </table:dependencies>
        </table:insertion>
        <table:insertion table:id="ct656" table:type="row" table:position="72" table:table="2">
          <office:change-info>
            <dc:creator>Ilias R.</dc:creator>
            <dc:date>2013-01-03T19:56:10</dc:date>
          </office:change-info>
          <table:dependencies>
            <table:dependence table:id="ct1589"/>
            <table:dependence table:id="ct1587"/>
            <table:dependence table:id="ct1507"/>
            <table:dependence table:id="ct1506"/>
            <table:dependence table:id="ct1003"/>
            <table:dependence table:id="ct995"/>
            <table:dependence table:id="ct991"/>
            <table:dependence table:id="ct929"/>
            <table:dependence table:id="ct903"/>
            <table:dependence table:id="ct827"/>
            <table:dependence table:id="ct670"/>
            <table:dependence table:id="ct665"/>
            <table:dependence table:id="ct661"/>
          </table:dependencies>
        </table:insertion>
        <table:cell-content-change table:id="ct657">
          <table:cell-address table:column="1" table:row="68" table:table="2"/>
          <office:change-info>
            <dc:creator>Ilias R.</dc:creator>
            <dc:date>2013-01-03T19:56:33</dc:date>
          </office:change-info>
          <table:previous>
            <table:change-track-table-cell/>
          </table:previous>
        </table:cell-content-change>
        <table:cell-content-change table:id="ct658">
          <table:cell-address table:column="1" table:row="69" table:table="2"/>
          <office:change-info>
            <dc:creator>Ilias R.</dc:creator>
            <dc:date>2013-01-03T19:56:33</dc:date>
          </office:change-info>
          <table:previous>
            <table:change-track-table-cell/>
          </table:previous>
        </table:cell-content-change>
        <table:cell-content-change table:id="ct659">
          <table:cell-address table:column="1" table:row="70" table:table="2"/>
          <office:change-info>
            <dc:creator>Ilias R.</dc:creator>
            <dc:date>2013-01-03T19:56:33</dc:date>
          </office:change-info>
          <table:previous>
            <table:change-track-table-cell/>
          </table:previous>
        </table:cell-content-change>
        <table:cell-content-change table:id="ct660">
          <table:cell-address table:column="1" table:row="71" table:table="2"/>
          <office:change-info>
            <dc:creator>Ilias R.</dc:creator>
            <dc:date>2013-01-03T19:56:33</dc:date>
          </office:change-info>
          <table:previous>
            <table:change-track-table-cell/>
          </table:previous>
        </table:cell-content-change>
        <table:cell-content-change table:id="ct661">
          <table:cell-address table:column="1" table:row="72" table:table="2"/>
          <office:change-info>
            <dc:creator>Ilias R.</dc:creator>
            <dc:date>2013-01-03T19:56:33</dc:date>
          </office:change-info>
          <table:previous>
            <table:change-track-table-cell/>
          </table:previous>
        </table:cell-content-change>
        <table:cell-content-change table:id="ct662">
          <table:cell-address table:column="1" table:row="69" table:table="2"/>
          <office:change-info>
            <dc:creator>Ilias R.</dc:creator>
            <dc:date>2013-01-03T19:56:48</dc:date>
          </office:change-info>
          <table:previous table:id="ct658">
            <table:change-track-table-cell office:value-type="string">
              <text:p><text:s text:c="8"/>Integrated profile management</text:p>
            </table:change-track-table-cell>
          </table:previous>
        </table:cell-content-change>
        <table:cell-content-change table:id="ct663">
          <table:cell-address table:column="1" table:row="70" table:table="2"/>
          <office:change-info>
            <dc:creator>Ilias R.</dc:creator>
            <dc:date>2013-01-03T19:56:53</dc:date>
          </office:change-info>
          <table:previous table:id="ct659">
            <table:change-track-table-cell office:value-type="string">
              <text:p><text:s text:c="8"/>Directories</text:p>
            </table:change-track-table-cell>
          </table:previous>
        </table:cell-content-change>
        <table:cell-content-change table:id="ct664">
          <table:cell-address table:column="1" table:row="71" table:table="2"/>
          <office:change-info>
            <dc:creator>Ilias R.</dc:creator>
            <dc:date>2013-01-03T19:56:57</dc:date>
          </office:change-info>
          <table:previous table:id="ct660">
            <table:change-track-table-cell office:value-type="string">
              <text:p><text:s text:c="8"/>Groups/users/directories</text:p>
            </table:change-track-table-cell>
          </table:previous>
        </table:cell-content-change>
        <table:cell-content-change table:id="ct665">
          <table:cell-address table:column="1" table:row="72" table:table="2"/>
          <office:change-info>
            <dc:creator>Ilias R.</dc:creator>
            <dc:date>2013-01-03T19:57:02</dc:date>
          </office:change-info>
          <table:previous table:id="ct661">
            <table:change-track-table-cell office:value-type="string">
              <text:p><text:s text:c="8"/>Graphic Inteface tool</text:p>
            </table:change-track-table-cell>
          </table:previous>
        </table:cell-content-change>
        <table:cell-content-change table:id="ct666">
          <table:cell-address table:column="3" table:row="68" table:table="2"/>
          <office:change-info>
            <dc:creator>Ilias R.</dc:creator>
            <dc:date>2013-01-03T19:57:12</dc:date>
          </office:change-info>
          <table:previous>
            <table:change-track-table-cell/>
          </table:previous>
        </table:cell-content-change>
        <table:cell-content-change table:id="ct667">
          <table:cell-address table:column="3" table:row="69" table:table="2"/>
          <office:change-info>
            <dc:creator>Ilias R.</dc:creator>
            <dc:date>2013-01-03T19:57:12</dc:date>
          </office:change-info>
          <table:previous>
            <table:change-track-table-cell/>
          </table:previous>
        </table:cell-content-change>
        <table:cell-content-change table:id="ct668">
          <table:cell-address table:column="3" table:row="70" table:table="2"/>
          <office:change-info>
            <dc:creator>Ilias R.</dc:creator>
            <dc:date>2013-01-03T19:57:12</dc:date>
          </office:change-info>
          <table:previous>
            <table:change-track-table-cell/>
          </table:previous>
        </table:cell-content-change>
        <table:cell-content-change table:id="ct669">
          <table:cell-address table:column="3" table:row="71" table:table="2"/>
          <office:change-info>
            <dc:creator>Ilias R.</dc:creator>
            <dc:date>2013-01-03T19:57:12</dc:date>
          </office:change-info>
          <table:previous>
            <table:change-track-table-cell/>
          </table:previous>
        </table:cell-content-change>
        <table:cell-content-change table:id="ct670">
          <table:cell-address table:column="3" table:row="72" table:table="2"/>
          <office:change-info>
            <dc:creator>Ilias R.</dc:creator>
            <dc:date>2013-01-03T19:57:12</dc:date>
          </office:change-info>
          <table:previous>
            <table:change-track-table-cell/>
          </table:previous>
        </table:cell-content-change>
        <table:insertion table:id="ct671" table:type="row" table:position="80" table:table="2">
          <office:change-info>
            <dc:creator>Ilias R.</dc:creator>
            <dc:date>2013-01-03T19:58:20</dc:date>
          </office:change-info>
          <table:dependencies>
            <table:dependence table:id="ct1614"/>
            <table:dependence table:id="ct1612"/>
            <table:dependence table:id="ct1610"/>
            <table:dependence table:id="ct1258"/>
            <table:dependence table:id="ct1007"/>
            <table:dependence table:id="ct828"/>
            <table:dependence table:id="ct683"/>
            <table:dependence table:id="ct676"/>
          </table:dependencies>
        </table:insertion>
        <table:insertion table:id="ct672" table:type="row" table:position="81" table:table="2">
          <office:change-info>
            <dc:creator>Ilias R.</dc:creator>
            <dc:date>2013-01-03T19:58:22</dc:date>
          </office:change-info>
          <table:dependencies>
            <table:dependence table:id="ct1613"/>
            <table:dependence table:id="ct1611"/>
            <table:dependence table:id="ct1609"/>
            <table:dependence table:id="ct1257"/>
            <table:dependence table:id="ct1011"/>
            <table:dependence table:id="ct1008"/>
            <table:dependence table:id="ct830"/>
            <table:dependence table:id="ct829"/>
            <table:dependence table:id="ct684"/>
            <table:dependence table:id="ct680"/>
            <table:dependence table:id="ct677"/>
          </table:dependencies>
        </table:insertion>
        <table:insertion table:id="ct673" table:type="row" table:position="82" table:table="2">
          <office:change-info>
            <dc:creator>Ilias R.</dc:creator>
            <dc:date>2013-01-03T19:58:25</dc:date>
          </office:change-info>
          <table:dependencies>
            <table:dependence table:id="ct1608"/>
            <table:dependence table:id="ct1605"/>
            <table:dependence table:id="ct1256"/>
            <table:dependence table:id="ct1009"/>
            <table:dependence table:id="ct831"/>
            <table:dependence table:id="ct685"/>
            <table:dependence table:id="ct681"/>
            <table:dependence table:id="ct678"/>
          </table:dependencies>
        </table:insertion>
        <table:insertion table:id="ct674" table:type="row" table:position="83" table:table="2">
          <office:change-info>
            <dc:creator>Ilias R.</dc:creator>
            <dc:date>2013-01-03T19:58:28</dc:date>
          </office:change-info>
          <table:dependencies>
            <table:dependence table:id="ct1607"/>
            <table:dependence table:id="ct1606"/>
            <table:dependence table:id="ct1524"/>
            <table:dependence table:id="ct1255"/>
            <table:dependence table:id="ct1010"/>
            <table:dependence table:id="ct832"/>
            <table:dependence table:id="ct686"/>
            <table:dependence table:id="ct682"/>
            <table:dependence table:id="ct679"/>
          </table:dependencies>
        </table:insertion>
        <table:insertion table:id="ct675" table:type="row" table:position="84" table:table="2">
          <office:change-info>
            <dc:creator>Ilias R.</dc:creator>
            <dc:date>2013-01-03T19:58:30</dc:date>
          </office:change-info>
          <table:dependencies>
            <table:dependence table:id="ct1248"/>
            <table:dependence table:id="ct835"/>
            <table:dependence table:id="ct834"/>
            <table:dependence table:id="ct833"/>
            <table:dependence table:id="ct687"/>
          </table:dependencies>
        </table:insertion>
        <table:cell-content-change table:id="ct676">
          <table:cell-address table:column="1" table:row="80" table:table="2"/>
          <office:change-info>
            <dc:creator>Ilias R.</dc:creator>
            <dc:date>2013-01-03T20:00:30</dc:date>
          </office:change-info>
          <table:previous>
            <table:change-track-table-cell/>
          </table:previous>
        </table:cell-content-change>
        <table:cell-content-change table:id="ct677">
          <table:cell-address table:column="1" table:row="81" table:table="2"/>
          <office:change-info>
            <dc:creator>Ilias R.</dc:creator>
            <dc:date>2013-01-03T20:00:30</dc:date>
          </office:change-info>
          <table:previous>
            <table:change-track-table-cell/>
          </table:previous>
        </table:cell-content-change>
        <table:cell-content-change table:id="ct678">
          <table:cell-address table:column="1" table:row="82" table:table="2"/>
          <office:change-info>
            <dc:creator>Ilias R.</dc:creator>
            <dc:date>2013-01-03T20:00:30</dc:date>
          </office:change-info>
          <table:previous>
            <table:change-track-table-cell/>
          </table:previous>
        </table:cell-content-change>
        <table:cell-content-change table:id="ct679">
          <table:cell-address table:column="1" table:row="83" table:table="2"/>
          <office:change-info>
            <dc:creator>Ilias R.</dc:creator>
            <dc:date>2013-01-03T20:00:30</dc:date>
          </office:change-info>
          <table:previous>
            <table:change-track-table-cell/>
          </table:previous>
        </table:cell-content-change>
        <table:cell-content-change table:id="ct680">
          <table:cell-address table:column="1" table:row="81" table:table="2"/>
          <office:change-info>
            <dc:creator>Ilias R.</dc:creator>
            <dc:date>2013-01-03T20:00:35</dc:date>
          </office:change-info>
          <table:previous table:id="ct677">
            <table:change-track-table-cell office:value-type="string">
              <text:p><text:s text:c="8"/>Included</text:p>
            </table:change-track-table-cell>
          </table:previous>
        </table:cell-content-change>
        <table:cell-content-change table:id="ct681">
          <table:cell-address table:column="1" table:row="82" table:table="2"/>
          <office:change-info>
            <dc:creator>Ilias R.</dc:creator>
            <dc:date>2013-01-03T20:00:41</dc:date>
          </office:change-info>
          <table:previous table:id="ct678">
            <table:change-track-table-cell office:value-type="string">
              <text:p><text:s text:c="8"/>Extra plugin (depends on other software)</text:p>
            </table:change-track-table-cell>
          </table:previous>
        </table:cell-content-change>
        <table:cell-content-change table:id="ct682">
          <table:cell-address table:column="1" table:row="83" table:table="2"/>
          <office:change-info>
            <dc:creator>Ilias R.</dc:creator>
            <dc:date>2013-01-03T20:00:47</dc:date>
          </office:change-info>
          <table:previous table:id="ct679">
            <table:change-track-table-cell office:value-type="string">
              <text:p><text:s text:c="8"/>Web client</text:p>
            </table:change-track-table-cell>
          </table:previous>
        </table:cell-content-change>
        <table:cell-content-change table:id="ct683">
          <table:cell-address table:column="3" table:row="80" table:table="2"/>
          <office:change-info>
            <dc:creator>Ilias R.</dc:creator>
            <dc:date>2013-01-03T20:01:01</dc:date>
          </office:change-info>
          <table:previous>
            <table:change-track-table-cell/>
          </table:previous>
        </table:cell-content-change>
        <table:cell-content-change table:id="ct684">
          <table:cell-address table:column="3" table:row="81" table:table="2"/>
          <office:change-info>
            <dc:creator>Ilias R.</dc:creator>
            <dc:date>2013-01-03T20:01:01</dc:date>
          </office:change-info>
          <table:previous>
            <table:change-track-table-cell/>
          </table:previous>
        </table:cell-content-change>
        <table:cell-content-change table:id="ct685">
          <table:cell-address table:column="3" table:row="82" table:table="2"/>
          <office:change-info>
            <dc:creator>Ilias R.</dc:creator>
            <dc:date>2013-01-03T20:01:01</dc:date>
          </office:change-info>
          <table:previous>
            <table:change-track-table-cell/>
          </table:previous>
        </table:cell-content-change>
        <table:cell-content-change table:id="ct686">
          <table:cell-address table:column="3" table:row="83" table:table="2"/>
          <office:change-info>
            <dc:creator>Ilias R.</dc:creator>
            <dc:date>2013-01-03T20:01:01</dc:date>
          </office:change-info>
          <table:previous>
            <table:change-track-table-cell/>
          </table:previous>
        </table:cell-content-change>
        <table:cell-content-change table:id="ct687">
          <table:cell-address table:column="3" table:row="84" table:table="2"/>
          <office:change-info>
            <dc:creator>Ilias R.</dc:creator>
            <dc:date>2013-01-03T20:01:01</dc:date>
          </office:change-info>
          <table:previous>
            <table:change-track-table-cell/>
          </table:previous>
        </table:cell-content-change>
        <table:insertion table:id="ct688" table:type="row" table:position="96" table:table="2">
          <office:change-info>
            <dc:creator>Ilias R.</dc:creator>
            <dc:date>2013-01-03T20:01:44</dc:date>
          </office:change-info>
          <table:dependencies>
            <table:dependence table:id="ct1702"/>
            <table:dependence table:id="ct1615"/>
            <table:dependence table:id="ct1518"/>
            <table:dependence table:id="ct1514"/>
            <table:dependence table:id="ct1512"/>
            <table:dependence table:id="ct1251"/>
            <table:dependence table:id="ct1012"/>
            <table:dependence table:id="ct836"/>
            <table:dependence table:id="ct697"/>
            <table:dependence table:id="ct692"/>
          </table:dependencies>
        </table:insertion>
        <table:insertion table:id="ct689" table:type="row" table:position="97" table:table="2">
          <office:change-info>
            <dc:creator>Ilias R.</dc:creator>
            <dc:date>2013-01-03T20:01:46</dc:date>
          </office:change-info>
          <table:dependencies>
            <table:dependence table:id="ct1521"/>
            <table:dependence table:id="ct1519"/>
            <table:dependence table:id="ct1516"/>
            <table:dependence table:id="ct1513"/>
            <table:dependence table:id="ct1250"/>
            <table:dependence table:id="ct1015"/>
            <table:dependence table:id="ct837"/>
            <table:dependence table:id="ct698"/>
            <table:dependence table:id="ct695"/>
            <table:dependence table:id="ct693"/>
          </table:dependencies>
        </table:insertion>
        <table:insertion table:id="ct690" table:type="row" table:position="98" table:table="2">
          <office:change-info>
            <dc:creator>Ilias R.</dc:creator>
            <dc:date>2013-01-03T20:01:49</dc:date>
          </office:change-info>
          <table:dependencies>
            <table:dependence table:id="ct1525"/>
            <table:dependence table:id="ct1522"/>
            <table:dependence table:id="ct1520"/>
            <table:dependence table:id="ct1517"/>
            <table:dependence table:id="ct1515"/>
            <table:dependence table:id="ct1511"/>
            <table:dependence table:id="ct1249"/>
            <table:dependence table:id="ct1014"/>
            <table:dependence table:id="ct838"/>
            <table:dependence table:id="ct699"/>
            <table:dependence table:id="ct696"/>
            <table:dependence table:id="ct694"/>
          </table:dependencies>
        </table:insertion>
        <table:insertion table:id="ct691" table:type="row" table:position="99" table:table="2">
          <office:change-info>
            <dc:creator>Ilias R.</dc:creator>
            <dc:date>2013-01-03T20:01:52</dc:date>
          </office:change-info>
          <table:dependencies>
            <table:dependence table:id="ct1247"/>
            <table:dependence table:id="ct1246"/>
            <table:dependence table:id="ct1013"/>
            <table:dependence table:id="ct839"/>
            <table:dependence table:id="ct700"/>
          </table:dependencies>
        </table:insertion>
        <table:cell-content-change table:id="ct692">
          <table:cell-address table:column="1" table:row="96" table:table="2"/>
          <office:change-info>
            <dc:creator>Ilias R.</dc:creator>
            <dc:date>2013-01-03T20:01:55</dc:date>
          </office:change-info>
          <table:previous>
            <table:change-track-table-cell/>
          </table:previous>
        </table:cell-content-change>
        <table:cell-content-change table:id="ct693">
          <table:cell-address table:column="1" table:row="97" table:table="2"/>
          <office:change-info>
            <dc:creator>Ilias R.</dc:creator>
            <dc:date>2013-01-03T20:01:55</dc:date>
          </office:change-info>
          <table:previous>
            <table:change-track-table-cell/>
          </table:previous>
        </table:cell-content-change>
        <table:cell-content-change table:id="ct694">
          <table:cell-address table:column="1" table:row="98" table:table="2"/>
          <office:change-info>
            <dc:creator>Ilias R.</dc:creator>
            <dc:date>2013-01-03T20:01:55</dc:date>
          </office:change-info>
          <table:previous>
            <table:change-track-table-cell/>
          </table:previous>
        </table:cell-content-change>
        <table:cell-content-change table:id="ct695">
          <table:cell-address table:column="1" table:row="97" table:table="2"/>
          <office:change-info>
            <dc:creator>Ilias R.</dc:creator>
            <dc:date>2013-01-03T20:02:00</dc:date>
          </office:change-info>
          <table:previous table:id="ct693">
            <table:change-track-table-cell office:value-type="string">
              <text:p><text:s text:c="8"/>Early adoption</text:p>
            </table:change-track-table-cell>
          </table:previous>
        </table:cell-content-change>
        <table:cell-content-change table:id="ct696">
          <table:cell-address table:column="1" table:row="98" table:table="2"/>
          <office:change-info>
            <dc:creator>Ilias R.</dc:creator>
            <dc:date>2013-01-03T20:02:05</dc:date>
          </office:change-info>
          <table:previous table:id="ct694">
            <table:change-track-table-cell office:value-type="string">
              <text:p><text:s text:c="8"/>High learning curve</text:p>
            </table:change-track-table-cell>
          </table:previous>
        </table:cell-content-change>
        <table:cell-content-change table:id="ct697">
          <table:cell-address table:column="3" table:row="96" table:table="2"/>
          <office:change-info>
            <dc:creator>Ilias R.</dc:creator>
            <dc:date>2013-01-03T20:02:17</dc:date>
          </office:change-info>
          <table:previous>
            <table:change-track-table-cell/>
          </table:previous>
        </table:cell-content-change>
        <table:cell-content-change table:id="ct698">
          <table:cell-address table:column="3" table:row="97" table:table="2"/>
          <office:change-info>
            <dc:creator>Ilias R.</dc:creator>
            <dc:date>2013-01-03T20:02:17</dc:date>
          </office:change-info>
          <table:previous>
            <table:change-track-table-cell/>
          </table:previous>
        </table:cell-content-change>
        <table:cell-content-change table:id="ct699">
          <table:cell-address table:column="3" table:row="98" table:table="2"/>
          <office:change-info>
            <dc:creator>Ilias R.</dc:creator>
            <dc:date>2013-01-03T20:02:17</dc:date>
          </office:change-info>
          <table:previous>
            <table:change-track-table-cell/>
          </table:previous>
        </table:cell-content-change>
        <table:cell-content-change table:id="ct700">
          <table:cell-address table:column="3" table:row="99" table:table="2"/>
          <office:change-info>
            <dc:creator>Ilias R.</dc:creator>
            <dc:date>2013-01-03T20:02:17</dc:date>
          </office:change-info>
          <table:previous>
            <table:change-track-table-cell/>
          </table:previous>
        </table:cell-content-change>
        <table:cell-content-change table:id="ct701">
          <table:cell-address table:column="1" table:row="107" table:table="2"/>
          <office:change-info>
            <dc:creator>Ilias R.</dc:creator>
            <dc:date>2013-01-03T20:06:12</dc:date>
          </office:change-info>
          <table:previous>
            <table:change-track-table-cell office:value-type="string">
              <text:p>Performance Testing and Benchmark Reports available</text:p>
            </table:change-track-table-cell>
          </table:previous>
        </table:cell-content-change>
        <table:insertion table:id="ct702" table:type="row" table:position="107" table:table="2">
          <office:change-info>
            <dc:creator>Ilias R.</dc:creator>
            <dc:date>2013-01-03T20:06:22</dc:date>
          </office:change-info>
          <table:dependencies>
            <table:dependence table:id="ct1389"/>
            <table:dependence table:id="ct1274"/>
            <table:dependence table:id="ct1273"/>
            <table:dependence table:id="ct714"/>
            <table:dependence table:id="ct703"/>
          </table:dependencies>
        </table:insertion>
        <table:deletion table:id="ct703" table:type="row" table:position="107" table:table="2">
          <office:change-info>
            <dc:creator>Ilias R.</dc:creator>
            <dc:date>2013-01-03T20:06:25</dc:date>
          </office:change-info>
          <table:deletions>
            <table:change-deletion table:id="ct702"/>
          </table:deletions>
        </table:deletion>
        <table:insertion table:id="ct704" table:type="row" table:position="108" table:table="2">
          <office:change-info>
            <dc:creator>Ilias R.</dc:creator>
            <dc:date>2013-01-03T20:06:27</dc:date>
          </office:change-info>
          <table:dependencies>
            <table:dependence table:id="ct1272"/>
            <table:dependence table:id="ct843"/>
            <table:dependence table:id="ct840"/>
            <table:dependence table:id="ct706"/>
            <table:dependence table:id="ct705"/>
          </table:dependencies>
        </table:insertion>
        <table:cell-content-change table:id="ct705">
          <table:cell-address table:column="1" table:row="108" table:table="2"/>
          <office:change-info>
            <dc:creator>Ilias R.</dc:creator>
            <dc:date>2013-01-03T20:06:30</dc:date>
          </office:change-info>
          <table:previous>
            <table:change-track-table-cell/>
          </table:previous>
        </table:cell-content-change>
        <table:cell-content-change table:id="ct706">
          <table:cell-address table:column="3" table:row="108" table:table="2"/>
          <office:change-info>
            <dc:creator>Ilias R.</dc:creator>
            <dc:date>2013-01-03T20:06:38</dc:date>
          </office:change-info>
          <table:previous>
            <table:change-track-table-cell/>
          </table:previous>
        </table:cell-content-change>
        <table:cell-content-change table:id="ct707">
          <table:cell-address table:column="1" table:row="118" table:table="2"/>
          <office:change-info>
            <dc:creator>Ilias R.</dc:creator>
            <dc:date>2013-01-03T20:07:41</dc:date>
          </office:change-info>
          <table:previous>
            <table:change-track-table-cell office:value-type="string">
              <text:p>Performance Tuning &amp; Configuration</text:p>
            </table:change-track-table-cell>
          </table:previous>
        </table:cell-content-change>
        <table:insertion table:id="ct708" table:type="row" table:position="120" table:table="2">
          <office:change-info>
            <dc:creator>Ilias R.</dc:creator>
            <dc:date>2013-01-03T20:07:51</dc:date>
          </office:change-info>
          <table:dependencies>
            <table:dependence table:id="ct2250"/>
            <table:dependence table:id="ct2243"/>
            <table:dependence table:id="ct2231"/>
            <table:dependence table:id="ct1280"/>
            <table:dependence table:id="ct1278"/>
            <table:dependence table:id="ct1277"/>
            <table:dependence table:id="ct845"/>
            <table:dependence table:id="ct841"/>
            <table:dependence table:id="ct710"/>
          </table:dependencies>
        </table:insertion>
        <table:insertion table:id="ct709" table:type="row" table:position="121" table:table="2">
          <office:change-info>
            <dc:creator>Ilias R.</dc:creator>
            <dc:date>2013-01-03T20:07:54</dc:date>
          </office:change-info>
          <table:dependencies>
            <table:dependence table:id="ct2251"/>
            <table:dependence table:id="ct2245"/>
            <table:dependence table:id="ct2244"/>
            <table:dependence table:id="ct1279"/>
            <table:dependence table:id="ct1276"/>
            <table:dependence table:id="ct844"/>
            <table:dependence table:id="ct842"/>
            <table:dependence table:id="ct712"/>
            <table:dependence table:id="ct711"/>
          </table:dependencies>
        </table:insertion>
        <table:cell-content-change table:id="ct710">
          <table:cell-address table:column="1" table:row="120" table:table="2"/>
          <office:change-info>
            <dc:creator>Ilias R.</dc:creator>
            <dc:date>2013-01-03T20:08:32</dc:date>
          </office:change-info>
          <table:previous>
            <table:change-track-table-cell/>
          </table:previous>
        </table:cell-content-change>
        <table:cell-content-change table:id="ct711">
          <table:cell-address table:column="1" table:row="121" table:table="2"/>
          <office:change-info>
            <dc:creator>Ilias R.</dc:creator>
            <dc:date>2013-01-03T20:08:32</dc:date>
          </office:change-info>
          <table:previous>
            <table:change-track-table-cell/>
          </table:previous>
        </table:cell-content-change>
        <table:cell-content-change table:id="ct712">
          <table:cell-address table:column="1" table:row="121" table:table="2"/>
          <office:change-info>
            <dc:creator>Ilias R.</dc:creator>
            <dc:date>2013-01-03T20:08:36</dc:date>
          </office:change-info>
          <table:previous table:id="ct711">
            <table:change-track-table-cell office:value-type="string">
              <text:p><text:s text:c="8"/>Patches in last year is constant ?</text:p>
            </table:change-track-table-cell>
          </table:previous>
        </table:cell-content-change>
        <table:cell-content-change table:id="ct713">
          <table:cell-address table:column="1" table:row="118" table:table="2"/>
          <office:change-info>
            <dc:creator>Ilias R.</dc:creator>
            <dc:date>2013-01-03T20:11:06</dc:date>
          </office:change-info>
          <table:previous table:id="ct707">
            <table:change-track-table-cell office:value-type="string">
              <text:p>Num. point/patch releases last year II</text:p>
            </table:change-track-table-cell>
          </table:previous>
        </table:cell-content-change>
        <table:cell-content-change table:id="ct714">
          <table:cell-address table:column="1" table:row="107" table:table="2"/>
          <office:change-info>
            <dc:creator>Ilias R.</dc:creator>
            <dc:date>2013-01-03T20:11:12</dc:date>
          </office:change-info>
          <table:previous table:id="ct701">
            <table:change-track-table-cell office:value-type="string">
              <text:p>Mature and stable version II</text:p>
            </table:change-track-table-cell>
          </table:previous>
        </table:cell-content-change>
        <table:cell-content-change table:id="ct715">
          <table:cell-address table:column="1" table:row="134" table:table="2"/>
          <office:change-info>
            <dc:creator>Ilias R.</dc:creator>
            <dc:date>2013-01-03T20:11:34</dc:date>
          </office:change-info>
          <table:previous>
            <table:change-track-table-cell/>
          </table:previous>
        </table:cell-content-change>
        <table:cell-content-change table:id="ct716">
          <table:cell-address table:column="3" table:row="134" table:table="2"/>
          <office:change-info>
            <dc:creator>Ilias R.</dc:creator>
            <dc:date>2013-01-03T20:11:42</dc:date>
          </office:change-info>
          <table:previous>
            <table:change-track-table-cell/>
          </table:previous>
        </table:cell-content-change>
        <table:insertion table:id="ct717" table:type="row" table:position="132" table:table="2">
          <office:change-info>
            <dc:creator>Ilias R.</dc:creator>
            <dc:date>2013-01-03T20:11:46</dc:date>
          </office:change-info>
          <table:dependencies>
            <table:dependence table:id="ct1405"/>
            <table:dependence table:id="ct1311"/>
            <table:dependence table:id="ct1271"/>
            <table:dependence table:id="ct1148"/>
            <table:dependence table:id="ct1147"/>
            <table:dependence table:id="ct718"/>
          </table:dependencies>
        </table:insertion>
        <table:deletion table:id="ct718" table:type="row" table:position="132" table:table="2">
          <office:change-info>
            <dc:creator>Ilias R.</dc:creator>
            <dc:date>2013-01-03T20:11:48</dc:date>
          </office:change-info>
          <table:deletions>
            <table:change-deletion table:id="ct717"/>
          </table:deletions>
        </table:deletion>
        <table:insertion table:id="ct719" table:type="row" table:position="134" table:table="2">
          <office:change-info>
            <dc:creator>Ilias R.</dc:creator>
            <dc:date>2013-01-03T20:11:50</dc:date>
          </office:change-info>
          <table:dependencies>
            <table:dependence table:id="ct721"/>
            <table:dependence table:id="ct720"/>
          </table:dependencies>
        </table:insertion>
        <table:movement table:id="ct720">
          <table:source-range-address table:start-column="1" table:start-row="138" table:start-table="2" table:end-column="1" table:end-row="136" table:end-table="2"/>
          <table:target-range-address table:column="1" table:row="134" table:table="2"/>
          <office:change-info>
            <dc:creator>Ilias R.</dc:creator>
            <dc:date>2013-01-03T20:11:53</dc:date>
          </office:change-info>
          <table:dependencies>
            <table:dependence table:id="ct731"/>
            <table:dependence table:id="ct724"/>
            <table:dependence table:id="ct722"/>
          </table:dependencies>
        </table:movement>
        <table:movement table:id="ct721">
          <table:source-range-address table:start-column="3" table:start-row="138" table:start-table="2" table:end-column="3" table:end-row="136" table:end-table="2"/>
          <table:target-range-address table:column="3" table:row="134" table:table="2"/>
          <office:change-info>
            <dc:creator>Ilias R.</dc:creator>
            <dc:date>2013-01-03T20:12:01</dc:date>
          </office:change-info>
          <table:dependencies>
            <table:dependence table:id="ct731"/>
          </table:dependencies>
        </table:movement>
        <table:cell-content-change table:id="ct722">
          <table:cell-address table:column="1" table:row="138" table:table="2"/>
          <office:change-info>
            <dc:creator>Ilias R.</dc:creator>
            <dc:date>2013-01-03T20:12:53</dc:date>
          </office:change-info>
          <table:previous>
            <table:change-track-table-cell/>
          </table:previous>
        </table:cell-content-change>
        <table:cell-content-change table:id="ct723">
          <table:cell-address table:column="1" table:row="138" table:table="2"/>
          <office:change-info>
            <dc:creator>Ilias R.</dc:creator>
            <dc:date>2013-01-03T20:12:53</dc:date>
          </office:change-info>
          <table:previous>
            <table:change-track-table-cell office:value-type="string">
              <text:p>Test Description</text:p>
            </table:change-track-table-cell>
          </table:previous>
        </table:cell-content-change>
        <table:cell-content-change table:id="ct724">
          <table:cell-address table:column="1" table:row="138" table:table="2"/>
          <office:change-info>
            <dc:creator>Ilias R.</dc:creator>
            <dc:date>2013-01-03T20:12:58</dc:date>
          </office:change-info>
          <table:previous table:id="ct722">
            <table:change-track-table-cell office:value-type="string">
              <text:p>Easy understanding</text:p>
            </table:change-track-table-cell>
          </table:previous>
        </table:cell-content-change>
        <table:cell-content-change table:id="ct725">
          <table:cell-address table:column="1" table:row="138" table:table="2"/>
          <office:change-info>
            <dc:creator>Ilias R.</dc:creator>
            <dc:date>2013-01-03T20:13:00</dc:date>
          </office:change-info>
          <table:previous table:id="ct723">
            <table:change-track-table-cell office:value-type="string">
              <text:p><text:s text:c="8"/>Is it used in other projects not directly related?</text:p>
            </table:change-track-table-cell>
          </table:previous>
        </table:cell-content-change>
        <table:insertion table:id="ct726" table:type="row" table:position="134" table:table="2">
          <office:change-info>
            <dc:creator>Ilias R.</dc:creator>
            <dc:date>2013-01-03T20:13:03</dc:date>
          </office:change-info>
          <table:dependencies>
            <table:dependence table:id="ct1570"/>
            <table:dependence table:id="ct1568"/>
            <table:dependence table:id="ct1406"/>
            <table:dependence table:id="ct1268"/>
            <table:dependence table:id="ct1267"/>
            <table:dependence table:id="ct848"/>
            <table:dependence table:id="ct727"/>
          </table:dependencies>
        </table:insertion>
        <table:deletion table:id="ct727" table:type="row" table:position="134" table:table="2">
          <office:change-info>
            <dc:creator>Ilias R.</dc:creator>
            <dc:date>2013-01-03T20:13:06</dc:date>
          </office:change-info>
          <table:deletions>
            <table:change-deletion table:id="ct726"/>
          </table:deletions>
        </table:deletion>
        <table:insertion table:id="ct728" table:type="row" table:position="138" table:table="2">
          <office:change-info>
            <dc:creator>Ilias R.</dc:creator>
            <dc:date>2013-01-03T20:13:08</dc:date>
          </office:change-info>
          <table:dependencies>
            <table:dependence table:id="ct1503"/>
            <table:dependence table:id="ct734"/>
          </table:dependencies>
        </table:insertion>
        <table:insertion table:id="ct729" table:type="row" table:position="136" table:table="2">
          <office:change-info>
            <dc:creator>Ilias R.</dc:creator>
            <dc:date>2013-01-03T20:13:14</dc:date>
          </office:change-info>
          <table:dependencies>
            <table:dependence table:id="ct1566"/>
            <table:dependence table:id="ct1565"/>
            <table:dependence table:id="ct1410"/>
            <table:dependence table:id="ct1407"/>
            <table:dependence table:id="ct1270"/>
            <table:dependence table:id="ct1265"/>
            <table:dependence table:id="ct850"/>
            <table:dependence table:id="ct847"/>
            <table:dependence table:id="ct733"/>
          </table:dependencies>
        </table:insertion>
        <table:insertion table:id="ct730" table:type="row" table:position="135" table:table="2">
          <office:change-info>
            <dc:creator>Ilias R.</dc:creator>
            <dc:date>2013-01-03T20:13:17</dc:date>
          </office:change-info>
          <table:dependencies>
            <table:dependence table:id="ct1569"/>
            <table:dependence table:id="ct1567"/>
            <table:dependence table:id="ct1413"/>
            <table:dependence table:id="ct1412"/>
            <table:dependence table:id="ct1269"/>
            <table:dependence table:id="ct1266"/>
            <table:dependence table:id="ct849"/>
            <table:dependence table:id="ct846"/>
            <table:dependence table:id="ct732"/>
          </table:dependencies>
        </table:insertion>
        <table:deletion table:id="ct731" table:type="row" table:position="138" table:table="2">
          <office:change-info>
            <dc:creator>Ilias R.</dc:creator>
            <dc:date>2013-01-03T20:13:21</dc:date>
          </office:change-info>
          <table:deletions>
            <table:change-deletion table:id="ct734"/>
            <table:cell-content-deletion table:id="ct724">
              <table:change-track-table-cell/>
            </table:cell-content-deletion>
          </table:deletions>
          <table:cut-offs>
            <table:movement-cut-off table:id="ct721" table:start-position="1" table:end-position="0"/>
            <table:movement-cut-off table:id="ct720" table:start-position="1" table:end-position="0"/>
          </table:cut-offs>
        </table:deletion>
        <table:cell-content-change table:id="ct732">
          <table:cell-address table:column="1" table:row="135" table:table="2"/>
          <office:change-info>
            <dc:creator>Ilias R.</dc:creator>
            <dc:date>2013-01-03T20:13:37</dc:date>
          </office:change-info>
          <table:previous>
            <table:change-track-table-cell/>
          </table:previous>
        </table:cell-content-change>
        <table:cell-content-change table:id="ct733">
          <table:cell-address table:column="1" table:row="136" table:table="2"/>
          <office:change-info>
            <dc:creator>Ilias R.</dc:creator>
            <dc:date>2013-01-03T20:13:49</dc:date>
          </office:change-info>
          <table:previous>
            <table:change-track-table-cell/>
          </table:previous>
        </table:cell-content-change>
        <table:deletion table:id="ct734" table:type="row" table:position="138" table:table="2">
          <office:change-info>
            <dc:creator>Ilias R.</dc:creator>
            <dc:date>2013-01-03T20:13:54</dc:date>
          </office:change-info>
          <table:deletions>
            <table:change-deletion table:id="ct728"/>
          </table:deletions>
          <table:cut-offs>
            <table:movement-cut-off table:id="ct721" table:start-position="-1" table:end-position="0"/>
            <table:movement-cut-off table:id="ct720" table:start-position="-1" table:end-position="0"/>
          </table:cut-offs>
        </table:deletion>
        <table:insertion table:id="ct735" table:type="row" table:position="148" table:table="2">
          <office:change-info>
            <dc:creator>Ilias R.</dc:creator>
            <dc:date>2013-01-03T20:14:35</dc:date>
          </office:change-info>
          <table:dependencies>
            <table:dependence table:id="ct1106"/>
            <table:dependence table:id="ct1093"/>
            <table:dependence table:id="ct1079"/>
            <table:dependence table:id="ct851"/>
            <table:dependence table:id="ct745"/>
            <table:dependence table:id="ct740"/>
          </table:dependencies>
        </table:insertion>
        <table:insertion table:id="ct736" table:type="row" table:position="149" table:table="2">
          <office:change-info>
            <dc:creator>Ilias R.</dc:creator>
            <dc:date>2013-01-03T20:14:37</dc:date>
          </office:change-info>
          <table:dependencies>
            <table:dependence table:id="ct1560"/>
            <table:dependence table:id="ct1555"/>
            <table:dependence table:id="ct1551"/>
            <table:dependence table:id="ct1435"/>
            <table:dependence table:id="ct1138"/>
            <table:dependence table:id="ct1131"/>
            <table:dependence table:id="ct1124"/>
            <table:dependence table:id="ct1113"/>
            <table:dependence table:id="ct1107"/>
            <table:dependence table:id="ct1094"/>
            <table:dependence table:id="ct1080"/>
            <table:dependence table:id="ct852"/>
            <table:dependence table:id="ct746"/>
            <table:dependence table:id="ct741"/>
          </table:dependencies>
        </table:insertion>
        <table:insertion table:id="ct737" table:type="row" table:position="150" table:table="2">
          <office:change-info>
            <dc:creator>Ilias R.</dc:creator>
            <dc:date>2013-01-03T20:14:40</dc:date>
          </office:change-info>
          <table:dependencies>
            <table:dependence table:id="ct1561"/>
            <table:dependence table:id="ct1556"/>
            <table:dependence table:id="ct1553"/>
            <table:dependence table:id="ct1552"/>
            <table:dependence table:id="ct1434"/>
            <table:dependence table:id="ct1139"/>
            <table:dependence table:id="ct1132"/>
            <table:dependence table:id="ct1125"/>
            <table:dependence table:id="ct1114"/>
            <table:dependence table:id="ct1108"/>
            <table:dependence table:id="ct1095"/>
            <table:dependence table:id="ct1081"/>
            <table:dependence table:id="ct853"/>
            <table:dependence table:id="ct747"/>
            <table:dependence table:id="ct742"/>
          </table:dependencies>
        </table:insertion>
        <table:insertion table:id="ct738" table:type="row" table:position="152" table:table="2">
          <office:change-info>
            <dc:creator>Ilias R.</dc:creator>
            <dc:date>2013-01-03T20:14:42</dc:date>
          </office:change-info>
          <table:dependencies>
            <table:dependence table:id="ct1563"/>
            <table:dependence table:id="ct1558"/>
            <table:dependence table:id="ct1439"/>
            <table:dependence table:id="ct1438"/>
            <table:dependence table:id="ct1141"/>
            <table:dependence table:id="ct1134"/>
            <table:dependence table:id="ct1127"/>
            <table:dependence table:id="ct1116"/>
            <table:dependence table:id="ct1110"/>
            <table:dependence table:id="ct1097"/>
            <table:dependence table:id="ct1083"/>
            <table:dependence table:id="ct855"/>
            <table:dependence table:id="ct749"/>
            <table:dependence table:id="ct744"/>
          </table:dependencies>
        </table:insertion>
        <table:insertion table:id="ct739" table:type="row" table:position="151" table:table="2">
          <office:change-info>
            <dc:creator>Ilias R.</dc:creator>
            <dc:date>2013-01-03T20:14:50</dc:date>
          </office:change-info>
          <table:dependencies>
            <table:dependence table:id="ct1562"/>
            <table:dependence table:id="ct1557"/>
            <table:dependence table:id="ct1437"/>
            <table:dependence table:id="ct1140"/>
            <table:dependence table:id="ct1133"/>
            <table:dependence table:id="ct1126"/>
            <table:dependence table:id="ct1115"/>
            <table:dependence table:id="ct1109"/>
            <table:dependence table:id="ct1096"/>
            <table:dependence table:id="ct1082"/>
            <table:dependence table:id="ct854"/>
            <table:dependence table:id="ct748"/>
            <table:dependence table:id="ct743"/>
          </table:dependencies>
        </table:insertion>
        <table:cell-content-change table:id="ct740">
          <table:cell-address table:column="1" table:row="148" table:table="2"/>
          <office:change-info>
            <dc:creator>Ilias R.</dc:creator>
            <dc:date>2013-01-03T20:14:59</dc:date>
          </office:change-info>
          <table:previous>
            <table:change-track-table-cell/>
          </table:previous>
        </table:cell-content-change>
        <table:cell-content-change table:id="ct741">
          <table:cell-address table:column="1" table:row="149" table:table="2"/>
          <office:change-info>
            <dc:creator>Ilias R.</dc:creator>
            <dc:date>2013-01-03T20:15:08</dc:date>
          </office:change-info>
          <table:previous>
            <table:change-track-table-cell/>
          </table:previous>
        </table:cell-content-change>
        <table:cell-content-change table:id="ct742">
          <table:cell-address table:column="1" table:row="150" table:table="2"/>
          <office:change-info>
            <dc:creator>Ilias R.</dc:creator>
            <dc:date>2013-01-03T20:15:18</dc:date>
          </office:change-info>
          <table:previous>
            <table:change-track-table-cell/>
          </table:previous>
        </table:cell-content-change>
        <table:cell-content-change table:id="ct743">
          <table:cell-address table:column="1" table:row="151" table:table="2"/>
          <office:change-info>
            <dc:creator>Ilias R.</dc:creator>
            <dc:date>2013-01-03T20:15:28</dc:date>
          </office:change-info>
          <table:previous>
            <table:change-track-table-cell/>
          </table:previous>
        </table:cell-content-change>
        <table:cell-content-change table:id="ct744">
          <table:cell-address table:column="1" table:row="152" table:table="2"/>
          <office:change-info>
            <dc:creator>Ilias R.</dc:creator>
            <dc:date>2013-01-03T20:15:35</dc:date>
          </office:change-info>
          <table:previous>
            <table:change-track-table-cell/>
          </table:previous>
        </table:cell-content-change>
        <table:cell-content-change table:id="ct745">
          <table:cell-address table:column="3" table:row="148" table:table="2"/>
          <office:change-info>
            <dc:creator>Ilias R.</dc:creator>
            <dc:date>2013-01-03T20:15:49</dc:date>
          </office:change-info>
          <table:previous>
            <table:change-track-table-cell/>
          </table:previous>
        </table:cell-content-change>
        <table:cell-content-change table:id="ct746">
          <table:cell-address table:column="3" table:row="149" table:table="2"/>
          <office:change-info>
            <dc:creator>Ilias R.</dc:creator>
            <dc:date>2013-01-03T20:15:54</dc:date>
          </office:change-info>
          <table:previous>
            <table:change-track-table-cell/>
          </table:previous>
        </table:cell-content-change>
        <table:cell-content-change table:id="ct747">
          <table:cell-address table:column="3" table:row="150" table:table="2"/>
          <office:change-info>
            <dc:creator>Ilias R.</dc:creator>
            <dc:date>2013-01-03T20:15:54</dc:date>
          </office:change-info>
          <table:previous>
            <table:change-track-table-cell/>
          </table:previous>
        </table:cell-content-change>
        <table:cell-content-change table:id="ct748">
          <table:cell-address table:column="3" table:row="151" table:table="2"/>
          <office:change-info>
            <dc:creator>Ilias R.</dc:creator>
            <dc:date>2013-01-03T20:15:54</dc:date>
          </office:change-info>
          <table:previous>
            <table:change-track-table-cell/>
          </table:previous>
        </table:cell-content-change>
        <table:cell-content-change table:id="ct749">
          <table:cell-address table:column="3" table:row="152" table:table="2"/>
          <office:change-info>
            <dc:creator>Ilias R.</dc:creator>
            <dc:date>2013-01-03T20:15:54</dc:date>
          </office:change-info>
          <table:previous>
            <table:change-track-table-cell/>
          </table:previous>
        </table:cell-content-change>
        <table:insertion table:id="ct750" table:type="row" table:position="169" table:table="2">
          <office:change-info>
            <dc:creator>Ilias R.</dc:creator>
            <dc:date>2013-01-03T20:16:35</dc:date>
          </office:change-info>
          <table:dependencies>
            <table:dependence table:id="ct1063"/>
            <table:dependence table:id="ct857"/>
            <table:dependence table:id="ct763"/>
            <table:dependence table:id="ct752"/>
          </table:dependencies>
        </table:insertion>
        <table:insertion table:id="ct751" table:type="row" table:position="169" table:table="2">
          <office:change-info>
            <dc:creator>Ilias R.</dc:creator>
            <dc:date>2013-01-03T20:16:38</dc:date>
          </office:change-info>
          <table:dependencies>
            <table:dependence table:id="ct1064"/>
            <table:dependence table:id="ct856"/>
            <table:dependence table:id="ct764"/>
          </table:dependencies>
        </table:insertion>
        <table:cell-content-change table:id="ct752">
          <table:cell-address table:column="1" table:row="169" table:table="2"/>
          <office:change-info>
            <dc:creator>Ilias R.</dc:creator>
            <dc:date>2013-01-03T20:16:40</dc:date>
          </office:change-info>
          <table:previous>
            <table:change-track-table-cell/>
          </table:previous>
        </table:cell-content-change>
        <table:insertion table:id="ct753" table:type="row" table:position="176" table:table="2">
          <office:change-info>
            <dc:creator>Ilias R.</dc:creator>
            <dc:date>2013-01-03T20:17:12</dc:date>
          </office:change-info>
          <table:dependencies>
            <table:dependence table:id="ct1159"/>
            <table:dependence table:id="ct1073"/>
            <table:dependence table:id="ct1072"/>
            <table:dependence table:id="ct1071"/>
            <table:dependence table:id="ct858"/>
            <table:dependence table:id="ct762"/>
            <table:dependence table:id="ct754"/>
          </table:dependencies>
        </table:insertion>
        <table:cell-content-change table:id="ct754">
          <table:cell-address table:column="1" table:row="176" table:table="2"/>
          <office:change-info>
            <dc:creator>Ilias R.</dc:creator>
            <dc:date>2013-01-03T20:17:34</dc:date>
          </office:change-info>
          <table:previous>
            <table:change-track-table-cell/>
          </table:previous>
        </table:cell-content-change>
        <table:insertion table:id="ct755" table:type="row" table:position="192" table:table="2">
          <office:change-info>
            <dc:creator>Ilias R.</dc:creator>
            <dc:date>2013-01-03T20:18:21</dc:date>
          </office:change-info>
          <table:dependencies>
            <table:dependence table:id="ct2241"/>
            <table:dependence table:id="ct2240"/>
            <table:dependence table:id="ct2239"/>
            <table:dependence table:id="ct2230"/>
            <table:dependence table:id="ct2229"/>
            <table:dependence table:id="ct1299"/>
            <table:dependence table:id="ct1298"/>
            <table:dependence table:id="ct859"/>
            <table:dependence table:id="ct761"/>
            <table:dependence table:id="ct756"/>
          </table:dependencies>
        </table:insertion>
        <table:cell-content-change table:id="ct756">
          <table:cell-address table:column="1" table:row="192" table:table="2"/>
          <office:change-info>
            <dc:creator>Ilias R.</dc:creator>
            <dc:date>2013-01-03T20:18:24</dc:date>
          </office:change-info>
          <table:previous>
            <table:change-track-table-cell/>
          </table:previous>
        </table:cell-content-change>
        <table:cell-content-change table:id="ct757">
          <table:cell-address table:column="1" table:row="208" table:table="2"/>
          <office:change-info>
            <dc:creator>Ilias R.</dc:creator>
            <dc:date>2013-01-03T20:30:34</dc:date>
          </office:change-info>
          <table:previous table:id="ct241">
            <table:change-track-table-cell office:value-type="string">
              <text:p><text:s/>levels of documentation (user, development, translator, languages)</text:p>
            </table:change-track-table-cell>
          </table:previous>
        </table:cell-content-change>
        <table:insertion table:id="ct758" table:type="row" table:position="210" table:table="2">
          <office:change-info>
            <dc:creator>Ilias R.</dc:creator>
            <dc:date>2013-01-03T20:30:54</dc:date>
          </office:change-info>
          <table:dependencies>
            <table:dependence table:id="ct1550"/>
            <table:dependence table:id="ct1542"/>
            <table:dependence table:id="ct1541"/>
            <table:dependence table:id="ct1028"/>
            <table:dependence table:id="ct1020"/>
            <table:dependence table:id="ct860"/>
            <table:dependence table:id="ct778"/>
            <table:dependence table:id="ct769"/>
          </table:dependencies>
        </table:insertion>
        <table:insertion table:id="ct759" table:type="row" table:position="211" table:table="2">
          <office:change-info>
            <dc:creator>Ilias R.</dc:creator>
            <dc:date>2013-01-03T20:30:58</dc:date>
          </office:change-info>
          <table:dependencies>
            <table:dependence table:id="ct1540"/>
            <table:dependence table:id="ct1035"/>
            <table:dependence table:id="ct1029"/>
            <table:dependence table:id="ct1027"/>
            <table:dependence table:id="ct1021"/>
            <table:dependence table:id="ct861"/>
            <table:dependence table:id="ct779"/>
            <table:dependence table:id="ct774"/>
            <table:dependence table:id="ct770"/>
          </table:dependencies>
        </table:insertion>
        <table:insertion table:id="ct760" table:type="row" table:position="212" table:table="2">
          <office:change-info>
            <dc:creator>Ilias R.</dc:creator>
            <dc:date>2013-01-03T20:31:02</dc:date>
          </office:change-info>
          <table:dependencies>
            <table:dependence table:id="ct1546"/>
            <table:dependence table:id="ct1544"/>
            <table:dependence table:id="ct1030"/>
            <table:dependence table:id="ct1026"/>
            <table:dependence table:id="ct1022"/>
            <table:dependence table:id="ct862"/>
            <table:dependence table:id="ct780"/>
            <table:dependence table:id="ct775"/>
            <table:dependence table:id="ct771"/>
          </table:dependencies>
        </table:insertion>
        <table:cell-content-change table:id="ct761">
          <table:cell-address table:column="3" table:row="192" table:table="2"/>
          <office:change-info>
            <dc:creator>Ilias R.</dc:creator>
            <dc:date>2013-01-03T20:31:18</dc:date>
          </office:change-info>
          <table:previous>
            <table:change-track-table-cell/>
          </table:previous>
        </table:cell-content-change>
        <table:cell-content-change table:id="ct762">
          <table:cell-address table:column="3" table:row="176" table:table="2"/>
          <office:change-info>
            <dc:creator>Ilias R.</dc:creator>
            <dc:date>2013-01-03T20:31:30</dc:date>
          </office:change-info>
          <table:previous>
            <table:change-track-table-cell/>
          </table:previous>
        </table:cell-content-change>
        <table:cell-content-change table:id="ct763">
          <table:cell-address table:column="3" table:row="169" table:table="2"/>
          <office:change-info>
            <dc:creator>Ilias R.</dc:creator>
            <dc:date>2013-01-03T20:31:38</dc:date>
          </office:change-info>
          <table:previous>
            <table:change-track-table-cell/>
          </table:previous>
        </table:cell-content-change>
        <table:cell-content-change table:id="ct764">
          <table:cell-address table:column="3" table:row="169" table:table="2"/>
          <office:change-info>
            <dc:creator>Ilias R.</dc:creator>
            <dc:date>2013-01-03T20:31:40</dc:date>
          </office:change-info>
          <table:previous>
            <table:change-track-table-cell/>
          </table:previous>
        </table:cell-content-change>
        <table:insertion table:id="ct765" table:type="row" table:position="215" table:table="2">
          <office:change-info>
            <dc:creator>Ilias R.</dc:creator>
            <dc:date>2013-01-03T23:09:12</dc:date>
          </office:change-info>
        </table:insertion>
        <table:deletion table:id="ct766" table:type="row" table:position="216" table:table="2">
          <office:change-info>
            <dc:creator>Ilias R.</dc:creator>
            <dc:date>2013-01-03T23:09:15</dc:date>
          </office:change-info>
        </table:deletion>
        <table:insertion table:id="ct767" table:type="row" table:position="213" table:table="2">
          <office:change-info>
            <dc:creator>Ilias R.</dc:creator>
            <dc:date>2013-01-03T23:09:19</dc:date>
          </office:change-info>
          <table:dependencies>
            <table:dependence table:id="ct1545"/>
            <table:dependence table:id="ct1543"/>
            <table:dependence table:id="ct1526"/>
            <table:dependence table:id="ct1031"/>
            <table:dependence table:id="ct1025"/>
            <table:dependence table:id="ct1023"/>
            <table:dependence table:id="ct863"/>
            <table:dependence table:id="ct781"/>
            <table:dependence table:id="ct776"/>
            <table:dependence table:id="ct772"/>
          </table:dependencies>
        </table:insertion>
        <table:insertion table:id="ct768" table:type="row" table:position="214" table:table="2">
          <office:change-info>
            <dc:creator>Ilias R.</dc:creator>
            <dc:date>2013-01-03T23:09:21</dc:date>
          </office:change-info>
          <table:dependencies>
            <table:dependence table:id="ct1548"/>
            <table:dependence table:id="ct1547"/>
            <table:dependence table:id="ct1032"/>
            <table:dependence table:id="ct1024"/>
            <table:dependence table:id="ct864"/>
            <table:dependence table:id="ct782"/>
            <table:dependence table:id="ct777"/>
            <table:dependence table:id="ct773"/>
          </table:dependencies>
        </table:insertion>
        <table:cell-content-change table:id="ct769">
          <table:cell-address table:column="1" table:row="210" table:table="2"/>
          <office:change-info>
            <dc:creator>Ilias R.</dc:creator>
            <dc:date>2013-01-03T23:09:25</dc:date>
          </office:change-info>
          <table:previous>
            <table:change-track-table-cell/>
          </table:previous>
        </table:cell-content-change>
        <table:cell-content-change table:id="ct770">
          <table:cell-address table:column="1" table:row="211" table:table="2"/>
          <office:change-info>
            <dc:creator>Ilias R.</dc:creator>
            <dc:date>2013-01-03T23:09:25</dc:date>
          </office:change-info>
          <table:previous>
            <table:change-track-table-cell/>
          </table:previous>
        </table:cell-content-change>
        <table:cell-content-change table:id="ct771">
          <table:cell-address table:column="1" table:row="212" table:table="2"/>
          <office:change-info>
            <dc:creator>Ilias R.</dc:creator>
            <dc:date>2013-01-03T23:09:25</dc:date>
          </office:change-info>
          <table:previous>
            <table:change-track-table-cell/>
          </table:previous>
        </table:cell-content-change>
        <table:cell-content-change table:id="ct772">
          <table:cell-address table:column="1" table:row="213" table:table="2"/>
          <office:change-info>
            <dc:creator>Ilias R.</dc:creator>
            <dc:date>2013-01-03T23:09:25</dc:date>
          </office:change-info>
          <table:previous>
            <table:change-track-table-cell/>
          </table:previous>
        </table:cell-content-change>
        <table:cell-content-change table:id="ct773">
          <table:cell-address table:column="1" table:row="214" table:table="2"/>
          <office:change-info>
            <dc:creator>Ilias R.</dc:creator>
            <dc:date>2013-01-03T23:09:25</dc:date>
          </office:change-info>
          <table:previous>
            <table:change-track-table-cell/>
          </table:previous>
        </table:cell-content-change>
        <table:cell-content-change table:id="ct774">
          <table:cell-address table:column="1" table:row="211" table:table="2"/>
          <office:change-info>
            <dc:creator>Ilias R.</dc:creator>
            <dc:date>2013-01-03T23:09:29</dc:date>
          </office:change-info>
          <table:previous table:id="ct770">
            <table:change-track-table-cell office:value-type="string">
              <text:p><text:s text:c="8"/>Offline tutorials</text:p>
            </table:change-track-table-cell>
          </table:previous>
        </table:cell-content-change>
        <table:cell-content-change table:id="ct775">
          <table:cell-address table:column="1" table:row="212" table:table="2"/>
          <office:change-info>
            <dc:creator>Ilias R.</dc:creator>
            <dc:date>2013-01-03T23:09:34</dc:date>
          </office:change-info>
          <table:previous table:id="ct771">
            <table:change-track-table-cell office:value-type="string">
              <text:p><text:s text:c="8"/>Hello World</text:p>
            </table:change-track-table-cell>
          </table:previous>
        </table:cell-content-change>
        <table:cell-content-change table:id="ct776">
          <table:cell-address table:column="1" table:row="213" table:table="2"/>
          <office:change-info>
            <dc:creator>Ilias R.</dc:creator>
            <dc:date>2013-01-03T23:09:39</dc:date>
          </office:change-info>
          <table:previous table:id="ct772">
            <table:change-track-table-cell office:value-type="string">
              <text:p><text:s text:c="8"/>Books from the author, authors or company.</text:p>
            </table:change-track-table-cell>
          </table:previous>
        </table:cell-content-change>
        <table:cell-content-change table:id="ct777">
          <table:cell-address table:column="1" table:row="214" table:table="2"/>
          <office:change-info>
            <dc:creator>Ilias R.</dc:creator>
            <dc:date>2013-01-03T23:09:43</dc:date>
          </office:change-info>
          <table:previous table:id="ct773">
            <table:change-track-table-cell office:value-type="string">
              <text:p><text:s text:c="8"/>Languages</text:p>
            </table:change-track-table-cell>
          </table:previous>
        </table:cell-content-change>
        <table:cell-content-change table:id="ct778">
          <table:cell-address table:column="3" table:row="210" table:table="2"/>
          <office:change-info>
            <dc:creator>Ilias R.</dc:creator>
            <dc:date>2013-01-03T23:09:57</dc:date>
          </office:change-info>
          <table:previous>
            <table:change-track-table-cell/>
          </table:previous>
        </table:cell-content-change>
        <table:cell-content-change table:id="ct779">
          <table:cell-address table:column="3" table:row="211" table:table="2"/>
          <office:change-info>
            <dc:creator>Ilias R.</dc:creator>
            <dc:date>2013-01-03T23:09:57</dc:date>
          </office:change-info>
          <table:previous>
            <table:change-track-table-cell/>
          </table:previous>
        </table:cell-content-change>
        <table:cell-content-change table:id="ct780">
          <table:cell-address table:column="3" table:row="212" table:table="2"/>
          <office:change-info>
            <dc:creator>Ilias R.</dc:creator>
            <dc:date>2013-01-03T23:09:57</dc:date>
          </office:change-info>
          <table:previous>
            <table:change-track-table-cell/>
          </table:previous>
        </table:cell-content-change>
        <table:cell-content-change table:id="ct781">
          <table:cell-address table:column="3" table:row="213" table:table="2"/>
          <office:change-info>
            <dc:creator>Ilias R.</dc:creator>
            <dc:date>2013-01-03T23:09:57</dc:date>
          </office:change-info>
          <table:previous>
            <table:change-track-table-cell/>
          </table:previous>
        </table:cell-content-change>
        <table:cell-content-change table:id="ct782">
          <table:cell-address table:column="3" table:row="214" table:table="2"/>
          <office:change-info>
            <dc:creator>Ilias R.</dc:creator>
            <dc:date>2013-01-03T23:09:57</dc:date>
          </office:change-info>
          <table:previous>
            <table:change-track-table-cell/>
          </table:previous>
        </table:cell-content-change>
        <table:cell-content-change table:id="ct783">
          <table:cell-address table:column="2" table:row="21" table:table="2"/>
          <office:change-info>
            <dc:creator>Ilias R.</dc:creator>
            <dc:date>2013-01-03T23:18:38</dc:date>
          </office:change-info>
          <table:previous table:id="ct575">
            <table:change-track-table-cell/>
          </table:previous>
        </table:cell-content-change>
        <table:cell-content-change table:id="ct784">
          <table:cell-address table:column="2" table:row="21" table:table="2"/>
          <office:change-info>
            <dc:creator>Ilias R.</dc:creator>
            <dc:date>2013-01-03T23:18:52</dc:date>
          </office:change-info>
          <table:previous table:id="ct783">
            <table:change-track-table-cell office:value-type="float" office:value="4"/>
          </table:previous>
        </table:cell-content-change>
        <table:cell-content-change table:id="ct785">
          <table:cell-address table:column="3" table:row="11" table:table="2"/>
          <office:change-info>
            <dc:creator>Ilias R.</dc:creator>
            <dc:date>2013-01-03T23:19:13</dc:date>
          </office:change-info>
          <table:previous table:id="ct122">
            <table:change-track-table-cell office:value-type="float" office:value="0"/>
          </table:previous>
        </table:cell-content-change>
        <table:cell-content-change table:id="ct786">
          <table:cell-address table:column="3" table:row="21" table:table="2"/>
          <office:change-info>
            <dc:creator>Ilias R.</dc:creator>
            <dc:date>2013-01-03T23:19:21</dc:date>
          </office:change-info>
          <table:previous table:id="ct158">
            <table:change-track-table-cell office:value-type="float" office:value="0"/>
          </table:previous>
        </table:cell-content-change>
        <table:cell-content-change table:id="ct787">
          <table:cell-address table:column="2" table:row="21" table:table="2"/>
          <office:change-info>
            <dc:creator>Ilias R.</dc:creator>
            <dc:date>2013-01-03T23:19:26</dc:date>
          </office:change-info>
          <table:previous table:id="ct784">
            <table:change-track-table-cell office:value-type="float" office:value="5"/>
          </table:previous>
        </table:cell-content-change>
        <table:cell-content-change table:id="ct788">
          <table:cell-address table:column="3" table:row="21" table:table="2"/>
          <office:change-info>
            <dc:creator>Ilias R.</dc:creator>
            <dc:date>2013-01-03T23:57:46</dc:date>
          </office:change-info>
          <table:previous table:id="ct786">
            <table:change-track-table-cell office:value-type="float" office:value="0.05"/>
          </table:previous>
        </table:cell-content-change>
        <table:cell-content-change table:id="ct789">
          <table:cell-address table:column="3" table:row="18" table:table="2"/>
          <office:change-info>
            <dc:creator>Ilias R.</dc:creator>
            <dc:date>2013-01-03T23:57:58</dc:date>
          </office:change-info>
          <table:previous table:id="ct591">
            <table:change-track-table-cell office:value-type="float" office:value="0"/>
          </table:previous>
        </table:cell-content-change>
        <table:cell-content-change table:id="ct790">
          <table:cell-address table:column="3" table:row="17" table:table="2"/>
          <office:change-info>
            <dc:creator>Ilias R.</dc:creator>
            <dc:date>2013-01-03T23:58:04</dc:date>
          </office:change-info>
          <table:previous table:id="ct589">
            <table:change-track-table-cell office:value-type="float" office:value="0"/>
          </table:previous>
        </table:cell-content-change>
        <table:cell-content-change table:id="ct791">
          <table:cell-address table:column="3" table:row="14" table:table="2"/>
          <office:change-info>
            <dc:creator>Ilias R.</dc:creator>
            <dc:date>2013-01-03T23:58:10</dc:date>
          </office:change-info>
          <table:previous table:id="ct586">
            <table:change-track-table-cell office:value-type="float" office:value="0"/>
          </table:previous>
        </table:cell-content-change>
        <table:cell-content-change table:id="ct792">
          <table:cell-address table:column="3" table:row="21" table:table="2"/>
          <office:change-info>
            <dc:creator>Ilias R.</dc:creator>
            <dc:date>2013-01-03T23:58:19</dc:date>
          </office:change-info>
          <table:previous table:id="ct788">
            <table:change-track-table-cell office:value-type="float" office:value="0.15"/>
          </table:previous>
        </table:cell-content-change>
        <table:cell-content-change table:id="ct793">
          <table:cell-address table:column="3" table:row="18" table:table="2"/>
          <office:change-info>
            <dc:creator>Ilias R.</dc:creator>
            <dc:date>2013-01-03T23:58:29</dc:date>
          </office:change-info>
          <table:previous table:id="ct789">
            <table:change-track-table-cell office:value-type="float" office:value="0.1"/>
          </table:previous>
        </table:cell-content-change>
        <table:cell-content-change table:id="ct794">
          <table:cell-address table:column="3" table:row="11" table:table="2"/>
          <office:change-info>
            <dc:creator>Ilias R.</dc:creator>
            <dc:date>2013-01-04T00:00:39</dc:date>
          </office:change-info>
          <table:previous table:id="ct785">
            <table:change-track-table-cell office:value-type="float" office:value="0.05"/>
          </table:previous>
        </table:cell-content-change>
        <table:cell-content-change table:id="ct795">
          <table:cell-address table:column="3" table:row="11" table:table="2"/>
          <office:change-info>
            <dc:creator>Ilias R.</dc:creator>
            <dc:date>2013-01-04T00:00:52</dc:date>
          </office:change-info>
          <table:previous table:id="ct794">
            <table:change-track-table-cell office:value-type="float" office:value="0.2"/>
          </table:previous>
        </table:cell-content-change>
        <table:cell-content-change table:id="ct796">
          <table:cell-address table:column="3" table:row="14" table:table="2"/>
          <office:change-info>
            <dc:creator>Ilias R.</dc:creator>
            <dc:date>2013-01-04T00:00:57</dc:date>
          </office:change-info>
          <table:previous table:id="ct791">
            <table:change-track-table-cell office:value-type="float" office:value="0.05"/>
          </table:previous>
        </table:cell-content-change>
        <table:cell-content-change table:id="ct797">
          <table:cell-address table:column="3" table:row="16" table:table="2"/>
          <office:change-info>
            <dc:creator>Ilias R.</dc:creator>
            <dc:date>2013-01-04T00:01:23</dc:date>
          </office:change-info>
          <table:previous table:id="ct588">
            <table:change-track-table-cell office:value-type="float" office:value="0"/>
          </table:previous>
        </table:cell-content-change>
        <table:cell-content-change table:id="ct798">
          <table:cell-address table:column="3" table:row="15" table:table="2"/>
          <office:change-info>
            <dc:creator>Ilias R.</dc:creator>
            <dc:date>2013-01-04T00:01:26</dc:date>
          </office:change-info>
          <table:previous table:id="ct587">
            <table:change-track-table-cell office:value-type="float" office:value="0"/>
          </table:previous>
        </table:cell-content-change>
        <table:cell-content-change table:id="ct799">
          <table:cell-address table:column="4" table:row="21" table:table="2"/>
          <office:change-info>
            <dc:creator>Ilias R.</dc:creator>
            <dc:date>2013-01-04T00:08:02</dc:date>
          </office:change-info>
          <table:previous table:id="ct160">
            <table:change-track-table-cell office:value-type="float" office:value="4"/>
          </table:previous>
        </table:cell-content-change>
        <table:cell-content-change table:id="ct800">
          <table:cell-address table:column="4" table:row="16" table:table="2"/>
          <office:change-info>
            <dc:creator>Ilias R.</dc:creator>
            <dc:date>2013-01-04T00:10:57</dc:date>
          </office:change-info>
          <table:previous>
            <table:change-track-table-cell/>
          </table:previous>
        </table:cell-content-change>
        <table:cell-content-change table:id="ct801">
          <table:cell-address table:column="4" table:row="16" table:table="2"/>
          <office:change-info>
            <dc:creator>Ilias R.</dc:creator>
            <dc:date>2013-01-04T00:11:03</dc:date>
          </office:change-info>
          <table:previous table:id="ct800">
            <table:change-track-table-cell office:value-type="float" office:value="5"/>
          </table:previous>
        </table:cell-content-change>
        <table:cell-content-change table:id="ct802">
          <table:cell-address table:column="4" table:row="16" table:table="2"/>
          <office:change-info>
            <dc:creator>Ilias R.</dc:creator>
            <dc:date>2013-01-04T00:11:06</dc:date>
          </office:change-info>
          <table:previous table:id="ct801">
            <table:change-track-table-cell/>
          </table:previous>
        </table:cell-content-change>
        <table:cell-content-change table:id="ct803">
          <table:cell-address table:column="5" table:row="14" table:table="2"/>
          <office:change-info>
            <dc:creator>Ilias R.</dc:creator>
            <dc:date>2013-01-04T00:13:51</dc:date>
          </office:change-info>
          <table:previous>
            <table:change-track-table-cell/>
          </table:previous>
        </table:cell-content-change>
        <table:cell-content-change table:id="ct804">
          <table:cell-address table:column="5" table:row="15" table:table="2"/>
          <office:change-info>
            <dc:creator>Ilias R.</dc:creator>
            <dc:date>2013-01-04T00:14:11</dc:date>
          </office:change-info>
          <table:previous>
            <table:change-track-table-cell/>
          </table:previous>
        </table:cell-content-change>
        <table:cell-content-change table:id="ct805">
          <table:cell-address table:column="5" table:row="16" table:table="2"/>
          <office:change-info>
            <dc:creator>Ilias R.</dc:creator>
            <dc:date>2013-01-04T00:14:20</dc:date>
          </office:change-info>
          <table:previous>
            <table:change-track-table-cell/>
          </table:previous>
        </table:cell-content-change>
        <table:cell-content-change table:id="ct806">
          <table:cell-address table:column="5" table:row="17" table:table="2"/>
          <office:change-info>
            <dc:creator>Ilias R.</dc:creator>
            <dc:date>2013-01-04T00:14:28</dc:date>
          </office:change-info>
          <table:previous>
            <table:change-track-table-cell/>
          </table:previous>
        </table:cell-content-change>
        <table:cell-content-change table:id="ct807">
          <table:cell-address table:column="5" table:row="18" table:table="2"/>
          <office:change-info>
            <dc:creator>Ilias R.</dc:creator>
            <dc:date>2013-01-04T00:14:33</dc:date>
          </office:change-info>
          <table:previous>
            <table:change-track-table-cell/>
          </table:previous>
        </table:cell-content-change>
        <table:cell-content-change table:id="ct808">
          <table:cell-address table:column="5" table:row="39" table:table="2"/>
          <office:change-info>
            <dc:creator>Ilias R.</dc:creator>
            <dc:date>2013-01-04T00:16:05</dc:date>
          </office:change-info>
          <table:previous>
            <table:change-track-table-cell/>
          </table:previous>
        </table:cell-content-change>
        <table:cell-content-change table:id="ct809">
          <table:cell-address table:column="5" table:row="40" table:table="2"/>
          <office:change-info>
            <dc:creator>Ilias R.</dc:creator>
            <dc:date>2013-01-04T00:16:12</dc:date>
          </office:change-info>
          <table:previous>
            <table:change-track-table-cell/>
          </table:previous>
        </table:cell-content-change>
        <table:cell-content-change table:id="ct810">
          <table:cell-address table:column="5" table:row="41" table:table="2"/>
          <office:change-info>
            <dc:creator>Ilias R.</dc:creator>
            <dc:date>2013-01-04T00:16:18</dc:date>
          </office:change-info>
          <table:previous>
            <table:change-track-table-cell/>
          </table:previous>
        </table:cell-content-change>
        <table:cell-content-change table:id="ct811">
          <table:cell-address table:column="5" table:row="41" table:table="2"/>
          <office:change-info>
            <dc:creator>Ilias R.</dc:creator>
            <dc:date>2013-01-04T00:16:23</dc:date>
          </office:change-info>
          <table:previous table:id="ct810">
            <table:change-track-table-cell table:cell-address="'Category Rating and Metrics'.F42" table:formula="of:=[.D15]*[.E42]" office:value-type="float" office:value="0"/>
          </table:previous>
        </table:cell-content-change>
        <table:cell-content-change table:id="ct812">
          <table:cell-address table:column="5" table:row="42" table:table="2"/>
          <office:change-info>
            <dc:creator>Ilias R.</dc:creator>
            <dc:date>2013-01-04T00:16:35</dc:date>
          </office:change-info>
          <table:previous>
            <table:change-track-table-cell/>
          </table:previous>
        </table:cell-content-change>
        <table:cell-content-change table:id="ct813">
          <table:cell-address table:column="5" table:row="43" table:table="2"/>
          <office:change-info>
            <dc:creator>Ilias R.</dc:creator>
            <dc:date>2013-01-04T00:16:40</dc:date>
          </office:change-info>
          <table:previous>
            <table:change-track-table-cell/>
          </table:previous>
        </table:cell-content-change>
        <table:cell-content-change table:id="ct814">
          <table:cell-address table:column="5" table:row="55" table:table="2"/>
          <office:change-info>
            <dc:creator>Ilias R.</dc:creator>
            <dc:date>2013-01-04T00:19:33</dc:date>
          </office:change-info>
          <table:previous>
            <table:change-track-table-cell/>
          </table:previous>
        </table:cell-content-change>
        <table:cell-content-change table:id="ct815">
          <table:cell-address table:column="5" table:row="57" table:table="2"/>
          <office:change-info>
            <dc:creator>Ilias R.</dc:creator>
            <dc:date>2013-01-04T00:19:35</dc:date>
          </office:change-info>
          <table:previous>
            <table:change-track-table-cell/>
          </table:previous>
        </table:cell-content-change>
        <table:cell-content-change table:id="ct816">
          <table:cell-address table:column="5" table:row="57" table:table="2"/>
          <office:change-info>
            <dc:creator>Ilias R.</dc:creator>
            <dc:date>2013-01-04T00:19:42</dc:date>
          </office:change-info>
          <table:previous table:id="ct815">
            <table:change-track-table-cell table:cell-address="'Category Rating and Metrics'.F58" table:formula="of:=[.D42]*[.E42]" office:value-type="float" office:value="0.75"/>
          </table:previous>
        </table:cell-content-change>
        <table:cell-content-change table:id="ct817">
          <table:cell-address table:column="5" table:row="58" table:table="2"/>
          <office:change-info>
            <dc:creator>Ilias R.</dc:creator>
            <dc:date>2013-01-04T00:20:08</dc:date>
          </office:change-info>
          <table:previous>
            <table:change-track-table-cell/>
          </table:previous>
        </table:cell-content-change>
        <table:cell-content-change table:id="ct818">
          <table:cell-address table:column="5" table:row="59" table:table="2"/>
          <office:change-info>
            <dc:creator>Ilias R.</dc:creator>
            <dc:date>2013-01-04T00:20:15</dc:date>
          </office:change-info>
          <table:previous>
            <table:change-track-table-cell/>
          </table:previous>
        </table:cell-content-change>
        <table:cell-content-change table:id="ct819">
          <table:cell-address table:column="5" table:row="60" table:table="2"/>
          <office:change-info>
            <dc:creator>Ilias R.</dc:creator>
            <dc:date>2013-01-04T00:20:18</dc:date>
          </office:change-info>
          <table:previous>
            <table:change-track-table-cell/>
          </table:previous>
        </table:cell-content-change>
        <table:cell-content-change table:id="ct820">
          <table:cell-address table:column="5" table:row="60" table:table="2"/>
          <office:change-info>
            <dc:creator>Ilias R.</dc:creator>
            <dc:date>2013-01-04T00:20:46</dc:date>
          </office:change-info>
          <table:previous table:id="ct819">
            <table:change-track-table-cell table:cell-address="'Category Rating and Metrics'.F61" table:formula="of:=[.D58]*[.E58]" office:value-type="float" office:value="2.5"/>
          </table:previous>
        </table:cell-content-change>
        <table:cell-content-change table:id="ct821">
          <table:cell-address table:column="5" table:row="68" table:table="2"/>
          <office:change-info>
            <dc:creator>Ilias R.</dc:creator>
            <dc:date>2013-01-04T00:21:29</dc:date>
          </office:change-info>
          <table:previous>
            <table:change-track-table-cell/>
          </table:previous>
        </table:cell-content-change>
        <table:cell-content-change table:id="ct822">
          <table:cell-address table:column="5" table:row="69" table:table="2"/>
          <office:change-info>
            <dc:creator>Ilias R.</dc:creator>
            <dc:date>2013-01-04T00:21:31</dc:date>
          </office:change-info>
          <table:previous>
            <table:change-track-table-cell/>
          </table:previous>
        </table:cell-content-change>
        <table:cell-content-change table:id="ct823">
          <table:cell-address table:column="5" table:row="69" table:table="2"/>
          <office:change-info>
            <dc:creator>Ilias R.</dc:creator>
            <dc:date>2013-01-04T00:21:38</dc:date>
          </office:change-info>
          <table:previous table:id="ct822">
            <table:change-track-table-cell table:cell-address="'Category Rating and Metrics'.F70" table:formula="of:=[.D61]*[.E61]" office:value-type="float" office:value="1"/>
          </table:previous>
        </table:cell-content-change>
        <table:cell-content-change table:id="ct824">
          <table:cell-address table:column="5" table:row="70" table:table="2"/>
          <office:change-info>
            <dc:creator>Ilias R.</dc:creator>
            <dc:date>2013-01-04T00:21:40</dc:date>
          </office:change-info>
          <table:previous>
            <table:change-track-table-cell/>
          </table:previous>
        </table:cell-content-change>
        <table:cell-content-change table:id="ct825">
          <table:cell-address table:column="5" table:row="70" table:table="2"/>
          <office:change-info>
            <dc:creator>Ilias R.</dc:creator>
            <dc:date>2013-01-04T00:21:45</dc:date>
          </office:change-info>
          <table:previous table:id="ct824">
            <table:change-track-table-cell table:cell-address="'Category Rating and Metrics'.F71" table:formula="of:=[.D70]*[.E70]" office:value-type="float" office:value="0.3"/>
          </table:previous>
        </table:cell-content-change>
        <table:cell-content-change table:id="ct826">
          <table:cell-address table:column="5" table:row="71" table:table="2"/>
          <office:change-info>
            <dc:creator>Ilias R.</dc:creator>
            <dc:date>2013-01-04T00:21:52</dc:date>
          </office:change-info>
          <table:previous>
            <table:change-track-table-cell/>
          </table:previous>
        </table:cell-content-change>
        <table:cell-content-change table:id="ct827">
          <table:cell-address table:column="5" table:row="72" table:table="2"/>
          <office:change-info>
            <dc:creator>Ilias R.</dc:creator>
            <dc:date>2013-01-04T00:22:03</dc:date>
          </office:change-info>
          <table:previous>
            <table:change-track-table-cell/>
          </table:previous>
        </table:cell-content-change>
        <table:cell-content-change table:id="ct828">
          <table:cell-address table:column="5" table:row="80" table:table="2"/>
          <office:change-info>
            <dc:creator>Ilias R.</dc:creator>
            <dc:date>2013-01-04T00:24:04</dc:date>
          </office:change-info>
          <table:previous>
            <table:change-track-table-cell/>
          </table:previous>
        </table:cell-content-change>
        <table:cell-content-change table:id="ct829">
          <table:cell-address table:column="5" table:row="81" table:table="2"/>
          <office:change-info>
            <dc:creator>Ilias R.</dc:creator>
            <dc:date>2013-01-04T00:24:06</dc:date>
          </office:change-info>
          <table:previous>
            <table:change-track-table-cell/>
          </table:previous>
        </table:cell-content-change>
        <table:cell-content-change table:id="ct830">
          <table:cell-address table:column="5" table:row="81" table:table="2"/>
          <office:change-info>
            <dc:creator>Ilias R.</dc:creator>
            <dc:date>2013-01-04T00:24:16</dc:date>
          </office:change-info>
          <table:previous table:id="ct829">
            <table:change-track-table-cell table:cell-address="'Category Rating and Metrics'.F82" table:formula="of:=[.D70]*[.E70]" office:value-type="float" office:value="0.3"/>
          </table:previous>
        </table:cell-content-change>
        <table:cell-content-change table:id="ct831">
          <table:cell-address table:column="5" table:row="82" table:table="2"/>
          <office:change-info>
            <dc:creator>Ilias R.</dc:creator>
            <dc:date>2013-01-04T00:24:25</dc:date>
          </office:change-info>
          <table:previous>
            <table:change-track-table-cell/>
          </table:previous>
        </table:cell-content-change>
        <table:cell-content-change table:id="ct832">
          <table:cell-address table:column="5" table:row="83" table:table="2"/>
          <office:change-info>
            <dc:creator>Ilias R.</dc:creator>
            <dc:date>2013-01-04T00:24:32</dc:date>
          </office:change-info>
          <table:previous>
            <table:change-track-table-cell/>
          </table:previous>
        </table:cell-content-change>
        <table:cell-content-change table:id="ct833">
          <table:cell-address table:column="5" table:row="84" table:table="2"/>
          <office:change-info>
            <dc:creator>Ilias R.</dc:creator>
            <dc:date>2013-01-04T00:24:38</dc:date>
          </office:change-info>
          <table:previous>
            <table:change-track-table-cell/>
          </table:previous>
        </table:cell-content-change>
        <table:cell-content-change table:id="ct834">
          <table:cell-address table:column="3" table:row="84" table:table="2"/>
          <office:change-info>
            <dc:creator>Ilias R.</dc:creator>
            <dc:date>2013-01-04T00:25:09</dc:date>
          </office:change-info>
          <table:previous table:id="ct687">
            <table:change-track-table-cell office:value-type="float" office:value="0"/>
          </table:previous>
        </table:cell-content-change>
        <table:cell-content-change table:id="ct835">
          <table:cell-address table:column="5" table:row="84" table:table="2"/>
          <office:change-info>
            <dc:creator>Ilias R.</dc:creator>
            <dc:date>2013-01-04T00:25:12</dc:date>
          </office:change-info>
          <table:previous table:id="ct833">
            <table:change-track-table-cell table:cell-address="'Category Rating and Metrics'.F85" table:formula="of:=[.D85]*[.E85]" office:value-type="float" office:value="0"/>
          </table:previous>
        </table:cell-content-change>
        <table:cell-content-change table:id="ct836">
          <table:cell-address table:column="5" table:row="96" table:table="2"/>
          <office:change-info>
            <dc:creator>Ilias R.</dc:creator>
            <dc:date>2013-01-04T00:25:55</dc:date>
          </office:change-info>
          <table:previous>
            <table:change-track-table-cell/>
          </table:previous>
        </table:cell-content-change>
        <table:cell-content-change table:id="ct837">
          <table:cell-address table:column="5" table:row="97" table:table="2"/>
          <office:change-info>
            <dc:creator>Ilias R.</dc:creator>
            <dc:date>2013-01-04T00:26:02</dc:date>
          </office:change-info>
          <table:previous>
            <table:change-track-table-cell/>
          </table:previous>
        </table:cell-content-change>
        <table:cell-content-change table:id="ct838">
          <table:cell-address table:column="5" table:row="98" table:table="2"/>
          <office:change-info>
            <dc:creator>Ilias R.</dc:creator>
            <dc:date>2013-01-04T00:26:13</dc:date>
          </office:change-info>
          <table:previous>
            <table:change-track-table-cell/>
          </table:previous>
        </table:cell-content-change>
        <table:cell-content-change table:id="ct839">
          <table:cell-address table:column="5" table:row="99" table:table="2"/>
          <office:change-info>
            <dc:creator>Ilias R.</dc:creator>
            <dc:date>2013-01-04T00:26:19</dc:date>
          </office:change-info>
          <table:previous>
            <table:change-track-table-cell/>
          </table:previous>
        </table:cell-content-change>
        <table:cell-content-change table:id="ct840">
          <table:cell-address table:column="5" table:row="108" table:table="2"/>
          <office:change-info>
            <dc:creator>Ilias R.</dc:creator>
            <dc:date>2013-01-04T00:30:35</dc:date>
          </office:change-info>
          <table:previous>
            <table:change-track-table-cell/>
          </table:previous>
        </table:cell-content-change>
        <table:cell-content-change table:id="ct841">
          <table:cell-address table:column="3" table:row="120" table:table="2"/>
          <office:change-info>
            <dc:creator>Ilias R.</dc:creator>
            <dc:date>2013-01-04T00:30:43</dc:date>
          </office:change-info>
          <table:previous>
            <table:change-track-table-cell/>
          </table:previous>
        </table:cell-content-change>
        <table:cell-content-change table:id="ct842">
          <table:cell-address table:column="3" table:row="121" table:table="2"/>
          <office:change-info>
            <dc:creator>Ilias R.</dc:creator>
            <dc:date>2013-01-04T00:30:47</dc:date>
          </office:change-info>
          <table:previous>
            <table:change-track-table-cell/>
          </table:previous>
        </table:cell-content-change>
        <table:cell-content-change table:id="ct843">
          <table:cell-address table:column="5" table:row="108" table:table="2"/>
          <office:change-info>
            <dc:creator>Ilias R.</dc:creator>
            <dc:date>2013-01-04T00:31:24</dc:date>
          </office:change-info>
          <table:previous table:id="ct840">
            <table:change-track-table-cell table:cell-address="'Category Rating and Metrics'.F109" table:formula="of:=[.D109]*[.E109]" office:value-type="float" office:value="0"/>
          </table:previous>
        </table:cell-content-change>
        <table:cell-content-change table:id="ct844">
          <table:cell-address table:column="5" table:row="121" table:table="2"/>
          <office:change-info>
            <dc:creator>Ilias R.</dc:creator>
            <dc:date>2013-01-04T00:31:35</dc:date>
          </office:change-info>
          <table:previous>
            <table:change-track-table-cell/>
          </table:previous>
        </table:cell-content-change>
        <table:cell-content-change table:id="ct845">
          <table:cell-address table:column="5" table:row="120" table:table="2"/>
          <office:change-info>
            <dc:creator>Ilias R.</dc:creator>
            <dc:date>2013-01-04T00:32:02</dc:date>
          </office:change-info>
          <table:previous>
            <table:change-track-table-cell/>
          </table:previous>
        </table:cell-content-change>
        <table:cell-content-change table:id="ct846">
          <table:cell-address table:column="3" table:row="135" table:table="2"/>
          <office:change-info>
            <dc:creator>Ilias R.</dc:creator>
            <dc:date>2013-01-04T00:32:37</dc:date>
          </office:change-info>
          <table:previous>
            <table:change-track-table-cell/>
          </table:previous>
        </table:cell-content-change>
        <table:cell-content-change table:id="ct847">
          <table:cell-address table:column="3" table:row="136" table:table="2"/>
          <office:change-info>
            <dc:creator>Ilias R.</dc:creator>
            <dc:date>2013-01-04T00:32:39</dc:date>
          </office:change-info>
          <table:previous>
            <table:change-track-table-cell/>
          </table:previous>
        </table:cell-content-change>
        <table:cell-content-change table:id="ct848">
          <table:cell-address table:column="5" table:row="134" table:table="2"/>
          <office:change-info>
            <dc:creator>Ilias R.</dc:creator>
            <dc:date>2013-01-04T00:34:06</dc:date>
          </office:change-info>
          <table:previous>
            <table:change-track-table-cell/>
          </table:previous>
        </table:cell-content-change>
        <table:cell-content-change table:id="ct849">
          <table:cell-address table:column="5" table:row="135" table:table="2"/>
          <office:change-info>
            <dc:creator>Ilias R.</dc:creator>
            <dc:date>2013-01-04T00:34:13</dc:date>
          </office:change-info>
          <table:previous>
            <table:change-track-table-cell/>
          </table:previous>
        </table:cell-content-change>
        <table:cell-content-change table:id="ct850">
          <table:cell-address table:column="5" table:row="136" table:table="2"/>
          <office:change-info>
            <dc:creator>Ilias R.</dc:creator>
            <dc:date>2013-01-04T00:34:21</dc:date>
          </office:change-info>
          <table:previous>
            <table:change-track-table-cell/>
          </table:previous>
        </table:cell-content-change>
        <table:cell-content-change table:id="ct851">
          <table:cell-address table:column="5" table:row="148" table:table="2"/>
          <office:change-info>
            <dc:creator>Ilias R.</dc:creator>
            <dc:date>2013-01-04T00:35:32</dc:date>
          </office:change-info>
          <table:previous>
            <table:change-track-table-cell/>
          </table:previous>
        </table:cell-content-change>
        <table:cell-content-change table:id="ct852">
          <table:cell-address table:column="5" table:row="149" table:table="2"/>
          <office:change-info>
            <dc:creator>Ilias R.</dc:creator>
            <dc:date>2013-01-04T00:35:41</dc:date>
          </office:change-info>
          <table:previous>
            <table:change-track-table-cell/>
          </table:previous>
        </table:cell-content-change>
        <table:cell-content-change table:id="ct853">
          <table:cell-address table:column="5" table:row="150" table:table="2"/>
          <office:change-info>
            <dc:creator>Ilias R.</dc:creator>
            <dc:date>2013-01-04T00:35:51</dc:date>
          </office:change-info>
          <table:previous>
            <table:change-track-table-cell/>
          </table:previous>
        </table:cell-content-change>
        <table:cell-content-change table:id="ct854">
          <table:cell-address table:column="5" table:row="151" table:table="2"/>
          <office:change-info>
            <dc:creator>Ilias R.</dc:creator>
            <dc:date>2013-01-04T00:36:00</dc:date>
          </office:change-info>
          <table:previous>
            <table:change-track-table-cell/>
          </table:previous>
        </table:cell-content-change>
        <table:cell-content-change table:id="ct855">
          <table:cell-address table:column="5" table:row="152" table:table="2"/>
          <office:change-info>
            <dc:creator>Ilias R.</dc:creator>
            <dc:date>2013-01-04T00:36:09</dc:date>
          </office:change-info>
          <table:previous>
            <table:change-track-table-cell/>
          </table:previous>
        </table:cell-content-change>
        <table:cell-content-change table:id="ct856">
          <table:cell-address table:column="3" table:row="169" table:table="2"/>
          <office:change-info>
            <dc:creator>Ilias R.</dc:creator>
            <dc:date>2013-01-04T00:38:57</dc:date>
          </office:change-info>
          <table:previous table:id="ct764">
            <table:change-track-table-cell office:value-type="float" office:value="0"/>
          </table:previous>
        </table:cell-content-change>
        <table:cell-content-change table:id="ct857">
          <table:cell-address table:column="5" table:row="169" table:table="2"/>
          <office:change-info>
            <dc:creator>Ilias R.</dc:creator>
            <dc:date>2013-01-04T00:40:40</dc:date>
          </office:change-info>
          <table:previous>
            <table:change-track-table-cell/>
          </table:previous>
        </table:cell-content-change>
        <table:cell-content-change table:id="ct858">
          <table:cell-address table:column="5" table:row="176" table:table="2"/>
          <office:change-info>
            <dc:creator>Ilias R.</dc:creator>
            <dc:date>2013-01-04T00:41:21</dc:date>
          </office:change-info>
          <table:previous>
            <table:change-track-table-cell/>
          </table:previous>
        </table:cell-content-change>
        <table:cell-content-change table:id="ct859">
          <table:cell-address table:column="5" table:row="192" table:table="2"/>
          <office:change-info>
            <dc:creator>Ilias R.</dc:creator>
            <dc:date>2013-01-04T00:41:40</dc:date>
          </office:change-info>
          <table:previous>
            <table:change-track-table-cell/>
          </table:previous>
        </table:cell-content-change>
        <table:cell-content-change table:id="ct860">
          <table:cell-address table:column="5" table:row="210" table:table="2"/>
          <office:change-info>
            <dc:creator>Ilias R.</dc:creator>
            <dc:date>2013-01-04T00:42:05</dc:date>
          </office:change-info>
          <table:previous>
            <table:change-track-table-cell/>
          </table:previous>
        </table:cell-content-change>
        <table:cell-content-change table:id="ct861">
          <table:cell-address table:column="5" table:row="211" table:table="2"/>
          <office:change-info>
            <dc:creator>Ilias R.</dc:creator>
            <dc:date>2013-01-04T00:42:13</dc:date>
          </office:change-info>
          <table:previous>
            <table:change-track-table-cell/>
          </table:previous>
        </table:cell-content-change>
        <table:cell-content-change table:id="ct862">
          <table:cell-address table:column="5" table:row="212" table:table="2"/>
          <office:change-info>
            <dc:creator>Ilias R.</dc:creator>
            <dc:date>2013-01-04T00:42:21</dc:date>
          </office:change-info>
          <table:previous>
            <table:change-track-table-cell/>
          </table:previous>
        </table:cell-content-change>
        <table:cell-content-change table:id="ct863">
          <table:cell-address table:column="5" table:row="213" table:table="2"/>
          <office:change-info>
            <dc:creator>Ilias R.</dc:creator>
            <dc:date>2013-01-04T00:42:28</dc:date>
          </office:change-info>
          <table:previous>
            <table:change-track-table-cell/>
          </table:previous>
        </table:cell-content-change>
        <table:cell-content-change table:id="ct864">
          <table:cell-address table:column="5" table:row="214" table:table="2"/>
          <office:change-info>
            <dc:creator>Ilias R.</dc:creator>
            <dc:date>2013-01-04T00:42:35</dc:date>
          </office:change-info>
          <table:previous>
            <table:change-track-table-cell/>
          </table:previous>
        </table:cell-content-change>
        <table:cell-content-change table:id="ct865">
          <table:cell-address table:column="4" table:row="18" table:table="2"/>
          <office:change-info>
            <dc:creator>Ilias R.</dc:creator>
            <dc:date>2013-01-04T00:51:49</dc:date>
          </office:change-info>
          <table:previous>
            <table:change-track-table-cell/>
          </table:previous>
        </table:cell-content-change>
        <table:cell-content-change table:id="ct866">
          <table:cell-address table:column="4" table:row="17" table:table="2"/>
          <office:change-info>
            <dc:creator>Ilias R.</dc:creator>
            <dc:date>2013-01-04T00:51:51</dc:date>
          </office:change-info>
          <table:previous>
            <table:change-track-table-cell/>
          </table:previous>
        </table:cell-content-change>
        <table:cell-content-change table:id="ct867">
          <table:cell-address table:column="4" table:row="14" table:table="2"/>
          <office:change-info>
            <dc:creator>Ilias R.</dc:creator>
            <dc:date>2013-01-04T00:52:00</dc:date>
          </office:change-info>
          <table:previous>
            <table:change-track-table-cell/>
          </table:previous>
        </table:cell-content-change>
        <table:cell-content-change table:id="ct868">
          <table:cell-address table:column="4" table:row="15" table:table="2"/>
          <office:change-info>
            <dc:creator>Ilias R.</dc:creator>
            <dc:date>2013-01-04T00:52:01</dc:date>
          </office:change-info>
          <table:previous>
            <table:change-track-table-cell/>
          </table:previous>
        </table:cell-content-change>
        <table:cell-content-change table:id="ct869">
          <table:cell-address table:column="5" table:row="8" table:table="2"/>
          <office:change-info>
            <dc:creator>Ilias R.</dc:creator>
            <dc:date>2013-01-04T01:20:33</dc:date>
          </office:change-info>
          <table:previous table:id="ct164">
            <table:change-track-table-cell/>
          </table:previous>
        </table:cell-content-change>
        <table:cell-content-change table:id="ct870">
          <table:cell-address table:column="5" table:row="34" table:table="2"/>
          <office:change-info>
            <dc:creator>Ilias R.</dc:creator>
            <dc:date>2013-01-04T01:21:26</dc:date>
          </office:change-info>
          <table:previous>
            <table:change-track-table-cell table:cell-address="'Category Rating and Metrics'.F35" table:formula="of:=SUM([.F38:.F65])" office:value-type="float" office:value="13.5"/>
          </table:previous>
        </table:cell-content-change>
        <table:cell-content-change table:id="ct871">
          <table:cell-address table:column="5" table:row="8" table:table="2"/>
          <office:change-info>
            <dc:creator>Ilias R.</dc:creator>
            <dc:date>2013-01-04T01:21:41</dc:date>
          </office:change-info>
          <table:previous table:id="ct869">
            <table:change-track-table-cell office:value-type="float" office:value="3.05"/>
          </table:previous>
        </table:cell-content-change>
        <table:cell-content-change table:id="ct872">
          <table:cell-address table:column="5" table:row="8" table:table="2"/>
          <office:change-info>
            <dc:creator>Ilias R.</dc:creator>
            <dc:date>2013-01-04T01:22:54</dc:date>
          </office:change-info>
          <table:previous table:id="ct871">
            <table:change-track-table-cell/>
          </table:previous>
        </table:cell-content-change>
        <table:cell-content-change table:id="ct873">
          <table:cell-address table:column="5" table:row="75" table:table="2"/>
          <office:change-info>
            <dc:creator>Ilias R.</dc:creator>
            <dc:date>2013-01-04T01:24:50</dc:date>
          </office:change-info>
          <table:previous>
            <table:change-track-table-cell table:cell-address="'Category Rating and Metrics'.F76" table:formula="of:=SUM([.F79:.F103])" office:value-type="float" office:value="13.97"/>
          </table:previous>
        </table:cell-content-change>
        <table:cell-content-change table:id="ct874">
          <table:cell-address table:column="5" table:row="104" table:table="2"/>
          <office:change-info>
            <dc:creator>Ilias R.</dc:creator>
            <dc:date>2013-01-04T01:25:15</dc:date>
          </office:change-info>
          <table:previous>
            <table:change-track-table-cell table:cell-address="'Category Rating and Metrics'.F105" table:formula="of:=SUM([.F108:.F127])" office:value-type="float" office:value="7.66"/>
          </table:previous>
        </table:cell-content-change>
        <table:cell-content-change table:id="ct875">
          <table:cell-address table:column="4" table:row="40" table:table="2"/>
          <office:change-info>
            <dc:creator>Ilias R.</dc:creator>
            <dc:date>2013-01-04T12:47:13</dc:date>
          </office:change-info>
          <table:previous>
            <table:change-track-table-cell/>
          </table:previous>
        </table:cell-content-change>
        <table:cell-content-change table:id="ct876">
          <table:cell-address table:column="4" table:row="41" table:table="2"/>
          <office:change-info>
            <dc:creator>Ilias R.</dc:creator>
            <dc:date>2013-01-04T12:53:48</dc:date>
          </office:change-info>
          <table:previous>
            <table:change-track-table-cell/>
          </table:previous>
        </table:cell-content-change>
        <table:cell-content-change table:id="ct877">
          <table:cell-address table:column="4" table:row="42" table:table="2"/>
          <office:change-info>
            <dc:creator>Ilias R.</dc:creator>
            <dc:date>2013-01-04T12:55:51</dc:date>
          </office:change-info>
          <table:previous>
            <table:change-track-table-cell/>
          </table:previous>
        </table:cell-content-change>
        <table:cell-content-change table:id="ct878">
          <table:cell-address table:column="4" table:row="39" table:table="2"/>
          <office:change-info>
            <dc:creator>Ilias R.</dc:creator>
            <dc:date>2013-01-04T12:57:01</dc:date>
          </office:change-info>
          <table:previous>
            <table:change-track-table-cell/>
          </table:previous>
        </table:cell-content-change>
        <table:cell-content-change table:id="ct879">
          <table:cell-address table:column="4" table:row="43" table:table="2"/>
          <office:change-info>
            <dc:creator>Ilias R.</dc:creator>
            <dc:date>2013-01-04T13:00:28</dc:date>
          </office:change-info>
          <table:previous>
            <table:change-track-table-cell/>
          </table:previous>
        </table:cell-content-change>
        <table:cell-content-change table:id="ct880">
          <table:cell-address table:column="4" table:row="40" table:table="2"/>
          <office:change-info>
            <dc:creator>Ilias R.</dc:creator>
            <dc:date>2013-01-04T13:00:34</dc:date>
          </office:change-info>
          <table:previous table:id="ct875">
            <table:change-track-table-cell office:value-type="float" office:value="3"/>
          </table:previous>
        </table:cell-content-change>
        <table:cell-content-change table:id="ct881">
          <table:cell-address table:column="4" table:row="40" table:table="2"/>
          <office:change-info>
            <dc:creator>Ilias R.</dc:creator>
            <dc:date>2013-01-04T13:00:35</dc:date>
          </office:change-info>
          <table:previous table:id="ct880">
            <table:change-track-table-cell/>
          </table:previous>
        </table:cell-content-change>
        <table:cell-content-change table:id="ct882">
          <table:cell-address table:column="4" table:row="37" table:table="2"/>
          <office:change-info>
            <dc:creator>Ilias R.</dc:creator>
            <dc:date>2013-01-04T13:00:50</dc:date>
          </office:change-info>
          <table:previous table:id="ct58">
            <table:change-track-table-cell office:value-type="float" office:value="4"/>
          </table:previous>
        </table:cell-content-change>
        <table:insertion table:id="ct883" table:type="row" table:position="73" table:table="2">
          <office:change-info>
            <dc:creator>Ilias R.</dc:creator>
            <dc:date>2013-01-04T13:04:15</dc:date>
          </office:change-info>
        </table:insertion>
        <table:insertion table:id="ct884" table:type="row" table:position="74" table:table="2">
          <office:change-info>
            <dc:creator>Ilias R.</dc:creator>
            <dc:date>2013-01-04T13:04:17</dc:date>
          </office:change-info>
          <table:dependencies>
            <table:dependence table:id="ct1176"/>
          </table:dependencies>
        </table:insertion>
        <table:insertion table:id="ct885" table:type="row" table:position="74" table:table="2">
          <office:change-info>
            <dc:creator>Ilias R.</dc:creator>
            <dc:date>2013-01-04T13:04:19</dc:date>
          </office:change-info>
          <table:dependencies>
            <table:dependence table:id="ct1177"/>
          </table:dependencies>
        </table:insertion>
        <table:insertion table:id="ct886" table:type="row" table:position="74" table:table="2">
          <office:change-info>
            <dc:creator>Ilias R.</dc:creator>
            <dc:date>2013-01-04T13:04:22</dc:date>
          </office:change-info>
          <table:dependencies>
            <table:dependence table:id="ct1178"/>
          </table:dependencies>
        </table:insertion>
        <table:insertion table:id="ct887" table:type="row" table:position="74" table:table="2">
          <office:change-info>
            <dc:creator>Ilias R.</dc:creator>
            <dc:date>2013-01-04T13:04:25</dc:date>
          </office:change-info>
          <table:dependencies>
            <table:dependence table:id="ct1179"/>
          </table:dependencies>
        </table:insertion>
        <table:insertion table:id="ct888" table:type="row" table:position="74" table:table="2">
          <office:change-info>
            <dc:creator>Ilias R.</dc:creator>
            <dc:date>2013-01-04T13:04:27</dc:date>
          </office:change-info>
          <table:dependencies>
            <table:dependence table:id="ct1180"/>
          </table:dependencies>
        </table:insertion>
        <table:insertion table:id="ct889" table:type="row" table:position="74" table:table="2">
          <office:change-info>
            <dc:creator>Ilias R.</dc:creator>
            <dc:date>2013-01-04T13:04:29</dc:date>
          </office:change-info>
          <table:dependencies>
            <table:dependence table:id="ct1182"/>
            <table:dependence table:id="ct1181"/>
          </table:dependencies>
        </table:insertion>
        <table:cell-content-change table:id="ct890">
          <table:cell-address table:column="3" table:row="55" table:table="2"/>
          <office:change-info>
            <dc:creator>Ilias R.</dc:creator>
            <dc:date>2013-01-04T13:21:17</dc:date>
          </office:change-info>
          <table:previous table:id="ct647">
            <table:change-track-table-cell office:value-type="float" office:value="0"/>
          </table:previous>
        </table:cell-content-change>
        <table:cell-content-change table:id="ct891">
          <table:cell-address table:column="3" table:row="59" table:table="2"/>
          <office:change-info>
            <dc:creator>Ilias R.</dc:creator>
            <dc:date>2013-01-04T13:23:12</dc:date>
          </office:change-info>
          <table:previous table:id="ct650">
            <table:change-track-table-cell office:value-type="float" office:value="0"/>
          </table:previous>
        </table:cell-content-change>
        <table:cell-content-change table:id="ct892">
          <table:cell-address table:column="5" table:row="59" table:table="2"/>
          <office:change-info>
            <dc:creator>Ilias R.</dc:creator>
            <dc:date>2013-01-04T13:23:14</dc:date>
          </office:change-info>
          <table:previous table:id="ct818">
            <table:change-track-table-cell table:cell-address="'Category Rating and Metrics'.F60" table:formula="of:=[.D60]*[.E60]" office:value-type="float" office:value="0.5"/>
          </table:previous>
        </table:cell-content-change>
        <table:cell-content-change table:id="ct893">
          <table:cell-address table:column="1" table:row="58" table:table="2"/>
          <office:change-info>
            <dc:creator>Ilias R.</dc:creator>
            <dc:date>2013-01-04T13:23:19</dc:date>
          </office:change-info>
          <table:previous table:id="ct644">
            <table:change-track-table-cell office:value-type="string">
              <text:p>Extra plugin</text:p>
            </table:change-track-table-cell>
          </table:previous>
        </table:cell-content-change>
        <table:cell-content-change table:id="ct894">
          <table:cell-address table:column="1" table:row="59" table:table="2"/>
          <office:change-info>
            <dc:creator>Ilias R.</dc:creator>
            <dc:date>2013-01-04T13:23:21</dc:date>
          </office:change-info>
          <table:previous table:id="ct645">
            <table:change-track-table-cell office:value-type="string">
              <text:p>Included</text:p>
            </table:change-track-table-cell>
          </table:previous>
        </table:cell-content-change>
        <table:cell-content-change table:id="ct895">
          <table:cell-address table:column="1" table:row="55" table:table="2"/>
          <office:change-info>
            <dc:creator>Ilias R.</dc:creator>
            <dc:date>2013-01-04T13:23:36</dc:date>
          </office:change-info>
          <table:previous table:id="ct638">
            <table:change-track-table-cell office:value-type="string">
              <text:p>Nothing</text:p>
            </table:change-track-table-cell>
          </table:previous>
        </table:cell-content-change>
        <table:cell-content-change table:id="ct896">
          <table:cell-address table:column="5" table:row="55" table:table="2"/>
          <office:change-info>
            <dc:creator>Ilias R.</dc:creator>
            <dc:date>2013-01-04T13:23:38</dc:date>
          </office:change-info>
          <table:previous table:id="ct814">
            <table:change-track-table-cell table:cell-address="'Category Rating and Metrics'.F56" table:formula="of:=[.D56]*[.E56]" office:value-type="float" office:value="0"/>
          </table:previous>
        </table:cell-content-change>
        <table:cell-content-change table:id="ct897">
          <table:cell-address table:column="4" table:row="57" table:table="2"/>
          <office:change-info>
            <dc:creator>Ilias R.</dc:creator>
            <dc:date>2013-01-04T13:24:16</dc:date>
          </office:change-info>
          <table:previous>
            <table:change-track-table-cell/>
          </table:previous>
        </table:cell-content-change>
        <table:cell-content-change table:id="ct898">
          <table:cell-address table:column="4" table:row="58" table:table="2"/>
          <office:change-info>
            <dc:creator>Ilias R.</dc:creator>
            <dc:date>2013-01-04T13:24:24</dc:date>
          </office:change-info>
          <table:previous>
            <table:change-track-table-cell/>
          </table:previous>
        </table:cell-content-change>
        <table:cell-content-change table:id="ct899">
          <table:cell-address table:column="4" table:row="68" table:table="2"/>
          <office:change-info>
            <dc:creator>Ilias R.</dc:creator>
            <dc:date>2013-01-04T13:26:41</dc:date>
          </office:change-info>
          <table:previous>
            <table:change-track-table-cell/>
          </table:previous>
        </table:cell-content-change>
        <table:cell-content-change table:id="ct900">
          <table:cell-address table:column="4" table:row="69" table:table="2"/>
          <office:change-info>
            <dc:creator>Ilias R.</dc:creator>
            <dc:date>2013-01-04T13:26:43</dc:date>
          </office:change-info>
          <table:previous>
            <table:change-track-table-cell/>
          </table:previous>
        </table:cell-content-change>
        <table:cell-content-change table:id="ct901">
          <table:cell-address table:column="4" table:row="70" table:table="2"/>
          <office:change-info>
            <dc:creator>Ilias R.</dc:creator>
            <dc:date>2013-01-04T13:26:46</dc:date>
          </office:change-info>
          <table:previous>
            <table:change-track-table-cell/>
          </table:previous>
        </table:cell-content-change>
        <table:cell-content-change table:id="ct902">
          <table:cell-address table:column="4" table:row="71" table:table="2"/>
          <office:change-info>
            <dc:creator>Ilias R.</dc:creator>
            <dc:date>2013-01-04T13:26:50</dc:date>
          </office:change-info>
          <table:previous>
            <table:change-track-table-cell/>
          </table:previous>
        </table:cell-content-change>
        <table:cell-content-change table:id="ct903">
          <table:cell-address table:column="4" table:row="72" table:table="2"/>
          <office:change-info>
            <dc:creator>Ilias R.</dc:creator>
            <dc:date>2013-01-04T13:26:56</dc:date>
          </office:change-info>
          <table:previous>
            <table:change-track-table-cell/>
          </table:previous>
        </table:cell-content-change>
        <table:cell-content-change table:id="ct904">
          <table:cell-address table:column="4" table:row="60" table:table="2"/>
          <office:change-info>
            <dc:creator>Ilias R.</dc:creator>
            <dc:date>2013-01-04T13:27:04</dc:date>
          </office:change-info>
          <table:previous>
            <table:change-track-table-cell/>
          </table:previous>
        </table:cell-content-change>
        <table:cell-content-change table:id="ct905">
          <table:cell-address table:column="3" table:row="21" table:table="2"/>
          <office:change-info>
            <dc:creator>Ilias R.</dc:creator>
            <dc:date>2013-01-04T13:27:54</dc:date>
          </office:change-info>
          <table:previous table:id="ct792">
            <table:change-track-table-cell office:value-type="float" office:value="0.25"/>
          </table:previous>
        </table:cell-content-change>
        <table:cell-content-change table:id="ct906">
          <table:cell-address table:column="3" table:row="54" table:table="2"/>
          <office:change-info>
            <dc:creator>Ilias R.</dc:creator>
            <dc:date>2013-01-04T13:28:26</dc:date>
          </office:change-info>
          <table:previous table:id="ct123">
            <table:change-track-table-cell office:value-type="float" office:value="0"/>
          </table:previous>
        </table:cell-content-change>
        <table:cell-content-change table:id="ct907">
          <table:cell-address table:column="3" table:row="11" table:table="2"/>
          <office:change-info>
            <dc:creator>Ilias R.</dc:creator>
            <dc:date>2013-01-04T13:37:21</dc:date>
          </office:change-info>
          <table:previous table:id="ct795">
            <table:change-track-table-cell office:value-type="float" office:value="0.15"/>
          </table:previous>
        </table:cell-content-change>
        <table:cell-content-change table:id="ct908">
          <table:cell-address table:column="3" table:row="14" table:table="2"/>
          <office:change-info>
            <dc:creator>Ilias R.</dc:creator>
            <dc:date>2013-01-04T13:37:24</dc:date>
          </office:change-info>
          <table:previous table:id="ct796">
            <table:change-track-table-cell office:value-type="float" office:value="0.2"/>
          </table:previous>
        </table:cell-content-change>
        <table:cell-content-change table:id="ct909">
          <table:cell-address table:column="3" table:row="15" table:table="2"/>
          <office:change-info>
            <dc:creator>Ilias R.</dc:creator>
            <dc:date>2013-01-04T13:37:25</dc:date>
          </office:change-info>
          <table:previous table:id="ct798">
            <table:change-track-table-cell office:value-type="float" office:value="0.05"/>
          </table:previous>
        </table:cell-content-change>
        <table:cell-content-change table:id="ct910">
          <table:cell-address table:column="3" table:row="16" table:table="2"/>
          <office:change-info>
            <dc:creator>Ilias R.</dc:creator>
            <dc:date>2013-01-04T13:37:26</dc:date>
          </office:change-info>
          <table:previous table:id="ct797">
            <table:change-track-table-cell office:value-type="float" office:value="0.1"/>
          </table:previous>
        </table:cell-content-change>
        <table:cell-content-change table:id="ct911">
          <table:cell-address table:column="3" table:row="17" table:table="2"/>
          <office:change-info>
            <dc:creator>Ilias R.</dc:creator>
            <dc:date>2013-01-04T13:37:26</dc:date>
          </office:change-info>
          <table:previous table:id="ct790">
            <table:change-track-table-cell office:value-type="float" office:value="0.1"/>
          </table:previous>
        </table:cell-content-change>
        <table:cell-content-change table:id="ct912">
          <table:cell-address table:column="3" table:row="18" table:table="2"/>
          <office:change-info>
            <dc:creator>Ilias R.</dc:creator>
            <dc:date>2013-01-04T13:37:28</dc:date>
          </office:change-info>
          <table:previous table:id="ct793">
            <table:change-track-table-cell office:value-type="float" office:value="0.15"/>
          </table:previous>
        </table:cell-content-change>
        <table:cell-content-change table:id="ct913">
          <table:cell-address table:column="4" table:row="16" table:table="2"/>
          <office:change-info>
            <dc:creator>Ilias R.</dc:creator>
            <dc:date>2013-01-04T13:37:33</dc:date>
          </office:change-info>
          <table:previous table:id="ct802">
            <table:change-track-table-cell office:value-type="float" office:value="5"/>
          </table:previous>
        </table:cell-content-change>
        <table:cell-content-change table:id="ct914">
          <table:cell-address table:column="4" table:row="15" table:table="2"/>
          <office:change-info>
            <dc:creator>Ilias R.</dc:creator>
            <dc:date>2013-01-04T13:37:35</dc:date>
          </office:change-info>
          <table:previous table:id="ct868">
            <table:change-track-table-cell office:value-type="float" office:value="2"/>
          </table:previous>
        </table:cell-content-change>
        <table:cell-content-change table:id="ct915">
          <table:cell-address table:column="4" table:row="18" table:table="2"/>
          <office:change-info>
            <dc:creator>Ilias R.</dc:creator>
            <dc:date>2013-01-04T13:37:37</dc:date>
          </office:change-info>
          <table:previous table:id="ct865">
            <table:change-track-table-cell office:value-type="float" office:value="4"/>
          </table:previous>
        </table:cell-content-change>
        <table:cell-content-change table:id="ct916">
          <table:cell-address table:column="4" table:row="39" table:table="2"/>
          <office:change-info>
            <dc:creator>Ilias R.</dc:creator>
            <dc:date>2013-01-04T13:37:45</dc:date>
          </office:change-info>
          <table:previous table:id="ct878">
            <table:change-track-table-cell office:value-type="float" office:value="3"/>
          </table:previous>
        </table:cell-content-change>
        <table:cell-content-change table:id="ct917">
          <table:cell-address table:column="4" table:row="40" table:table="2"/>
          <office:change-info>
            <dc:creator>Ilias R.</dc:creator>
            <dc:date>2013-01-04T13:37:46</dc:date>
          </office:change-info>
          <table:previous table:id="ct881">
            <table:change-track-table-cell office:value-type="float" office:value="5"/>
          </table:previous>
        </table:cell-content-change>
        <table:cell-content-change table:id="ct918">
          <table:cell-address table:column="4" table:row="41" table:table="2"/>
          <office:change-info>
            <dc:creator>Ilias R.</dc:creator>
            <dc:date>2013-01-04T13:37:48</dc:date>
          </office:change-info>
          <table:previous table:id="ct876">
            <table:change-track-table-cell office:value-type="float" office:value="3"/>
          </table:previous>
        </table:cell-content-change>
        <table:cell-content-change table:id="ct919">
          <table:cell-address table:column="4" table:row="42" table:table="2"/>
          <office:change-info>
            <dc:creator>Ilias R.</dc:creator>
            <dc:date>2013-01-04T13:37:49</dc:date>
          </office:change-info>
          <table:previous table:id="ct877">
            <table:change-track-table-cell office:value-type="float" office:value="3"/>
          </table:previous>
        </table:cell-content-change>
        <table:cell-content-change table:id="ct920">
          <table:cell-address table:column="4" table:row="43" table:table="2"/>
          <office:change-info>
            <dc:creator>Ilias R.</dc:creator>
            <dc:date>2013-01-04T13:37:49</dc:date>
          </office:change-info>
          <table:previous table:id="ct879">
            <table:change-track-table-cell office:value-type="float" office:value="3"/>
          </table:previous>
        </table:cell-content-change>
        <table:cell-content-change table:id="ct921">
          <table:cell-address table:column="4" table:row="57" table:table="2"/>
          <office:change-info>
            <dc:creator>Ilias R.</dc:creator>
            <dc:date>2013-01-04T13:37:58</dc:date>
          </office:change-info>
          <table:previous table:id="ct897">
            <table:change-track-table-cell office:value-type="float" office:value="3"/>
          </table:previous>
        </table:cell-content-change>
        <table:cell-content-change table:id="ct922">
          <table:cell-address table:column="4" table:row="58" table:table="2"/>
          <office:change-info>
            <dc:creator>Ilias R.</dc:creator>
            <dc:date>2013-01-04T13:37:59</dc:date>
          </office:change-info>
          <table:previous table:id="ct898">
            <table:change-track-table-cell office:value-type="float" office:value="4"/>
          </table:previous>
        </table:cell-content-change>
        <table:cell-content-change table:id="ct923">
          <table:cell-address table:column="4" table:row="60" table:table="2"/>
          <office:change-info>
            <dc:creator>Ilias R.</dc:creator>
            <dc:date>2013-01-04T13:38:01</dc:date>
          </office:change-info>
          <table:previous table:id="ct904">
            <table:change-track-table-cell office:value-type="float" office:value="5"/>
          </table:previous>
        </table:cell-content-change>
        <table:cell-content-change table:id="ct924">
          <table:cell-address table:column="3" table:row="54" table:table="2"/>
          <office:change-info>
            <dc:creator>Ilias R.</dc:creator>
            <dc:date>2013-01-04T13:38:05</dc:date>
          </office:change-info>
          <table:previous table:id="ct906">
            <table:change-track-table-cell office:value-type="float" office:value="0.3"/>
          </table:previous>
        </table:cell-content-change>
        <table:cell-content-change table:id="ct925">
          <table:cell-address table:column="4" table:row="68" table:table="2"/>
          <office:change-info>
            <dc:creator>Ilias R.</dc:creator>
            <dc:date>2013-01-04T13:38:10</dc:date>
          </office:change-info>
          <table:previous table:id="ct899">
            <table:change-track-table-cell office:value-type="float" office:value="3"/>
          </table:previous>
        </table:cell-content-change>
        <table:cell-content-change table:id="ct926">
          <table:cell-address table:column="4" table:row="69" table:table="2"/>
          <office:change-info>
            <dc:creator>Ilias R.</dc:creator>
            <dc:date>2013-01-04T13:38:11</dc:date>
          </office:change-info>
          <table:previous table:id="ct900">
            <table:change-track-table-cell office:value-type="float" office:value="3"/>
          </table:previous>
        </table:cell-content-change>
        <table:cell-content-change table:id="ct927">
          <table:cell-address table:column="4" table:row="70" table:table="2"/>
          <office:change-info>
            <dc:creator>Ilias R.</dc:creator>
            <dc:date>2013-01-04T13:38:11</dc:date>
          </office:change-info>
          <table:previous table:id="ct901">
            <table:change-track-table-cell office:value-type="float" office:value="4"/>
          </table:previous>
        </table:cell-content-change>
        <table:cell-content-change table:id="ct928">
          <table:cell-address table:column="4" table:row="71" table:table="2"/>
          <office:change-info>
            <dc:creator>Ilias R.</dc:creator>
            <dc:date>2013-01-04T13:38:12</dc:date>
          </office:change-info>
          <table:previous table:id="ct902">
            <table:change-track-table-cell office:value-type="float" office:value="2"/>
          </table:previous>
        </table:cell-content-change>
        <table:cell-content-change table:id="ct929">
          <table:cell-address table:column="4" table:row="72" table:table="2"/>
          <office:change-info>
            <dc:creator>Ilias R.</dc:creator>
            <dc:date>2013-01-04T13:38:12</dc:date>
          </office:change-info>
          <table:previous table:id="ct903">
            <table:change-track-table-cell office:value-type="float" office:value="3"/>
          </table:previous>
        </table:cell-content-change>
        <table:cell-content-change table:id="ct930">
          <table:cell-address table:column="5" table:row="8" table:table="2"/>
          <office:change-info>
            <dc:creator>Ilias R.</dc:creator>
            <dc:date>2013-01-04T13:38:32</dc:date>
          </office:change-info>
          <table:previous table:id="ct872">
            <table:change-track-table-cell table:cell-address="'Category Rating and Metrics'.F9" table:formula="of:=SUM([.F12:.F22])" office:value-type="float" office:value="8.34"/>
          </table:previous>
        </table:cell-content-change>
        <table:deletion table:id="ct931" table:type="row" table:position="14" table:table="2">
          <office:change-info>
            <dc:creator>ricardo </dc:creator>
            <dc:date>2013-01-04T16:42:35</dc:date>
          </office:change-info>
          <table:deletions>
            <table:cell-content-deletion table:id="ct546">
              <table:change-track-table-cell office:value-type="string">
                <text:p>Which FLOSS license has the product</text:p>
              </table:change-track-table-cell>
            </table:cell-content-deletion>
            <table:change-deletion table:id="ct530"/>
          </table:deletions>
        </table:deletion>
        <table:cell-content-change table:id="ct932">
          <table:cell-address table:column="5" table:row="8" table:table="2"/>
          <office:change-info>
            <dc:creator>ricardo </dc:creator>
            <dc:date>2013-01-04T16:44:42</dc:date>
          </office:change-info>
          <table:previous table:id="ct930">
            <table:change-track-table-cell office:value-type="float" office:value="0"/>
          </table:previous>
        </table:cell-content-change>
        <table:cell-content-change table:id="ct933">
          <table:cell-address table:column="3" table:row="11" table:table="2"/>
          <office:change-info>
            <dc:creator>ricardo </dc:creator>
            <dc:date>2013-01-04T16:45:13</dc:date>
          </office:change-info>
          <table:previous table:id="ct907">
            <table:change-track-table-cell office:value-type="float" office:value="0"/>
          </table:previous>
        </table:cell-content-change>
        <table:cell-content-change table:id="ct934">
          <table:cell-address table:column="3" table:row="21" table:table="2"/>
          <office:change-info>
            <dc:creator>ricardo </dc:creator>
            <dc:date>2013-01-04T16:45:19</dc:date>
          </office:change-info>
          <table:previous table:id="ct905">
            <table:change-track-table-cell office:value-type="float" office:value="0.6"/>
          </table:previous>
        </table:cell-content-change>
        <table:cell-content-change table:id="ct935">
          <table:cell-address table:column="4" table:row="21" table:table="2"/>
          <office:change-info>
            <dc:creator>ricardo </dc:creator>
            <dc:date>2013-01-04T16:46:33</dc:date>
          </office:change-info>
          <table:previous table:id="ct799">
            <table:change-track-table-cell office:value-type="float" office:value="5"/>
          </table:previous>
        </table:cell-content-change>
        <table:cell-content-change table:id="ct936">
          <table:cell-address table:column="3" table:row="18" table:table="2"/>
          <office:change-info>
            <dc:creator>ricardo </dc:creator>
            <dc:date>2013-01-04T16:47:32</dc:date>
          </office:change-info>
          <table:previous table:id="ct912">
            <table:change-track-table-cell office:value-type="float" office:value="0"/>
          </table:previous>
        </table:cell-content-change>
        <table:cell-content-change table:id="ct937">
          <table:cell-address table:column="3" table:row="16" table:table="2"/>
          <office:change-info>
            <dc:creator>ricardo </dc:creator>
            <dc:date>2013-01-04T16:47:38</dc:date>
          </office:change-info>
          <table:previous table:id="ct910">
            <table:change-track-table-cell office:value-type="float" office:value="0"/>
          </table:previous>
        </table:cell-content-change>
        <table:cell-content-change table:id="ct938">
          <table:cell-address table:column="3" table:row="17" table:table="2"/>
          <office:change-info>
            <dc:creator>ricardo </dc:creator>
            <dc:date>2013-01-04T16:47:43</dc:date>
          </office:change-info>
          <table:previous table:id="ct911">
            <table:change-track-table-cell office:value-type="float" office:value="0"/>
          </table:previous>
        </table:cell-content-change>
        <table:cell-content-change table:id="ct939">
          <table:cell-address table:column="4" table:row="14" table:table="2"/>
          <office:change-info>
            <dc:creator>ricardo </dc:creator>
            <dc:date>2013-01-04T16:49:00</dc:date>
          </office:change-info>
          <table:previous table:id="ct867">
            <table:change-track-table-cell office:value-type="float" office:value="0"/>
          </table:previous>
        </table:cell-content-change>
        <table:cell-content-change table:id="ct940">
          <table:cell-address table:column="4" table:row="15" table:table="2"/>
          <office:change-info>
            <dc:creator>ricardo </dc:creator>
            <dc:date>2013-01-04T16:49:03</dc:date>
          </office:change-info>
          <table:previous table:id="ct914">
            <table:change-track-table-cell office:value-type="float" office:value="0"/>
          </table:previous>
        </table:cell-content-change>
        <table:cell-content-change table:id="ct941">
          <table:cell-address table:column="3" table:row="16" table:table="2"/>
          <office:change-info>
            <dc:creator>ricardo </dc:creator>
            <dc:date>2013-01-04T16:49:16</dc:date>
          </office:change-info>
          <table:previous table:id="ct937">
            <table:change-track-table-cell office:value-type="float" office:value="0.2"/>
          </table:previous>
        </table:cell-content-change>
        <table:cell-content-change table:id="ct942">
          <table:cell-address table:column="3" table:row="17" table:table="2"/>
          <office:change-info>
            <dc:creator>ricardo </dc:creator>
            <dc:date>2013-01-04T16:49:19</dc:date>
          </office:change-info>
          <table:previous table:id="ct938">
            <table:change-track-table-cell office:value-type="float" office:value="0.1"/>
          </table:previous>
        </table:cell-content-change>
        <table:cell-content-change table:id="ct943">
          <table:cell-address table:column="3" table:row="18" table:table="2"/>
          <office:change-info>
            <dc:creator>ricardo </dc:creator>
            <dc:date>2013-01-04T16:49:26</dc:date>
          </office:change-info>
          <table:previous table:id="ct936">
            <table:change-track-table-cell office:value-type="float" office:value="0.6"/>
          </table:previous>
        </table:cell-content-change>
        <table:cell-content-change table:id="ct944">
          <table:cell-address table:column="4" table:row="16" table:table="2"/>
          <office:change-info>
            <dc:creator>ricardo </dc:creator>
            <dc:date>2013-01-04T16:49:32</dc:date>
          </office:change-info>
          <table:previous table:id="ct913">
            <table:change-track-table-cell office:value-type="float" office:value="0"/>
          </table:previous>
        </table:cell-content-change>
        <table:cell-content-change table:id="ct945">
          <table:cell-address table:column="4" table:row="18" table:table="2"/>
          <office:change-info>
            <dc:creator>ricardo </dc:creator>
            <dc:date>2013-01-04T16:49:36</dc:date>
          </office:change-info>
          <table:previous table:id="ct915">
            <table:change-track-table-cell office:value-type="float" office:value="0"/>
          </table:previous>
        </table:cell-content-change>
        <table:cell-content-change table:id="ct946">
          <table:cell-address table:column="4" table:row="17" table:table="2"/>
          <office:change-info>
            <dc:creator>ricardo </dc:creator>
            <dc:date>2013-01-04T16:49:40</dc:date>
          </office:change-info>
          <table:previous table:id="ct866">
            <table:change-track-table-cell office:value-type="float" office:value="0"/>
          </table:previous>
        </table:cell-content-change>
        <table:cell-content-change table:id="ct947">
          <table:cell-address table:column="4" table:row="11" table:table="2"/>
          <office:change-info>
            <dc:creator>ricardo </dc:creator>
            <dc:date>2013-01-04T16:50:10</dc:date>
          </office:change-info>
          <table:previous table:id="ct59">
            <table:change-track-table-cell office:value-type="float" office:value="4"/>
          </table:previous>
        </table:cell-content-change>
        <table:cell-content-change table:id="ct948">
          <table:cell-address table:column="4" table:row="37" table:table="2"/>
          <office:change-info>
            <dc:creator>ricardo </dc:creator>
            <dc:date>2013-01-04T16:50:58</dc:date>
          </office:change-info>
          <table:previous table:id="ct882">
            <table:change-track-table-cell office:value-type="float" office:value="3"/>
          </table:previous>
        </table:cell-content-change>
        <table:cell-content-change table:id="ct949">
          <table:cell-address table:column="5" table:row="34" table:table="2"/>
          <office:change-info>
            <dc:creator>ricardo </dc:creator>
            <dc:date>2013-01-04T16:52:08</dc:date>
          </office:change-info>
          <table:previous table:id="ct870">
            <table:change-track-table-cell table:cell-address="'Category Rating and Metrics'.F35" table:formula="of:=SUM([.F38:.F73])" office:value-type="float" office:value="17.27"/>
          </table:previous>
        </table:cell-content-change>
        <table:insertion table:id="ct950" table:type="row" table:position="67" table:table="2">
          <office:change-info>
            <dc:creator>ricardo </dc:creator>
            <dc:date>2013-01-04T16:52:42</dc:date>
          </office:change-info>
        </table:insertion>
        <table:insertion table:id="ct951" table:type="row" table:position="56" table:table="2">
          <office:change-info>
            <dc:creator>ricardo </dc:creator>
            <dc:date>2013-01-04T16:53:33</dc:date>
          </office:change-info>
          <table:dependencies>
            <table:dependence table:id="ct1586"/>
            <table:dependence table:id="ct1585"/>
            <table:dependence table:id="ct987"/>
            <table:dependence table:id="ct960"/>
            <table:dependence table:id="ct955"/>
            <table:dependence table:id="ct954"/>
            <table:dependence table:id="ct953"/>
            <table:dependence table:id="ct952"/>
          </table:dependencies>
        </table:insertion>
        <table:cell-content-change table:id="ct952">
          <table:cell-address table:column="1" table:row="56" table:table="2"/>
          <office:change-info>
            <dc:creator>ricardo </dc:creator>
            <dc:date>2013-01-04T16:53:34</dc:date>
          </office:change-info>
          <table:previous>
            <table:change-track-table-cell/>
          </table:previous>
        </table:cell-content-change>
        <table:cell-content-change table:id="ct953">
          <table:cell-address table:column="3" table:row="56" table:table="2"/>
          <office:change-info>
            <dc:creator>ricardo </dc:creator>
            <dc:date>2013-01-04T16:53:34</dc:date>
          </office:change-info>
          <table:previous>
            <table:change-track-table-cell/>
          </table:previous>
        </table:cell-content-change>
        <table:cell-content-change table:id="ct954">
          <table:cell-address table:column="4" table:row="56" table:table="2"/>
          <office:change-info>
            <dc:creator>ricardo </dc:creator>
            <dc:date>2013-01-04T16:53:34</dc:date>
          </office:change-info>
          <table:previous>
            <table:change-track-table-cell/>
          </table:previous>
        </table:cell-content-change>
        <table:cell-content-change table:id="ct955">
          <table:cell-address table:column="5" table:row="56" table:table="2"/>
          <office:change-info>
            <dc:creator>ricardo </dc:creator>
            <dc:date>2013-01-04T16:53:34</dc:date>
          </office:change-info>
          <table:previous>
            <table:change-track-table-cell/>
          </table:previous>
        </table:cell-content-change>
        <table:cell-content-change table:id="ct956">
          <table:cell-address table:column="1" table:row="59" table:table="2"/>
          <office:change-info>
            <dc:creator>ricardo </dc:creator>
            <dc:date>2013-01-04T16:53:46</dc:date>
          </office:change-info>
          <table:previous table:id="ct894">
            <table:change-track-table-cell/>
          </table:previous>
        </table:cell-content-change>
        <table:cell-content-change table:id="ct957">
          <table:cell-address table:column="3" table:row="59" table:table="2"/>
          <office:change-info>
            <dc:creator>ricardo </dc:creator>
            <dc:date>2013-01-04T16:53:46</dc:date>
          </office:change-info>
          <table:previous table:id="ct891">
            <table:change-track-table-cell/>
          </table:previous>
        </table:cell-content-change>
        <table:cell-content-change table:id="ct958">
          <table:cell-address table:column="4" table:row="59" table:table="2"/>
          <office:change-info>
            <dc:creator>ricardo </dc:creator>
            <dc:date>2013-01-04T16:53:46</dc:date>
          </office:change-info>
          <table:previous>
            <table:change-track-table-cell/>
          </table:previous>
        </table:cell-content-change>
        <table:cell-content-change table:id="ct959">
          <table:cell-address table:column="5" table:row="59" table:table="2"/>
          <office:change-info>
            <dc:creator>ricardo </dc:creator>
            <dc:date>2013-01-04T16:53:46</dc:date>
          </office:change-info>
          <table:previous table:id="ct892">
            <table:change-track-table-cell/>
          </table:previous>
        </table:cell-content-change>
        <table:cell-content-change table:id="ct960">
          <table:cell-address table:column="1" table:row="56" table:table="2"/>
          <office:change-info>
            <dc:creator>ricardo </dc:creator>
            <dc:date>2013-01-04T16:54:20</dc:date>
          </office:change-info>
          <table:previous table:id="ct952">
            <table:change-track-table-cell office:value-type="string">
              <text:p>Workaround solution</text:p>
            </table:change-track-table-cell>
          </table:previous>
        </table:cell-content-change>
        <table:cell-content-change table:id="ct961">
          <table:cell-address table:column="1" table:row="57" table:table="2"/>
          <office:change-info>
            <dc:creator>ricardo </dc:creator>
            <dc:date>2013-01-04T16:54:29</dc:date>
          </office:change-info>
          <table:previous table:id="ct643">
            <table:change-track-table-cell office:value-type="string">
              <text:p>Workaround solution</text:p>
            </table:change-track-table-cell>
          </table:previous>
        </table:cell-content-change>
        <table:cell-content-change table:id="ct962">
          <table:cell-address table:column="4" table:row="54" table:table="2"/>
          <office:change-info>
            <dc:creator>ricardo </dc:creator>
            <dc:date>2013-01-04T16:55:08</dc:date>
          </office:change-info>
          <table:previous table:id="ct60">
            <table:change-track-table-cell office:value-type="float" office:value="4"/>
          </table:previous>
        </table:cell-content-change>
        <table:cell-content-change table:id="ct963">
          <table:cell-address table:column="4" table:row="66" table:table="2"/>
          <office:change-info>
            <dc:creator>ricardo </dc:creator>
            <dc:date>2013-01-04T16:55:25</dc:date>
          </office:change-info>
          <table:previous table:id="ct176">
            <table:change-track-table-cell office:value-type="float" office:value="4"/>
          </table:previous>
        </table:cell-content-change>
        <table:cell-content-change table:id="ct964">
          <table:cell-address table:column="3" table:row="66" table:table="2"/>
          <office:change-info>
            <dc:creator>ricardo </dc:creator>
            <dc:date>2013-01-04T16:57:02</dc:date>
          </office:change-info>
          <table:previous table:id="ct174">
            <table:change-track-table-cell office:value-type="float" office:value="0"/>
          </table:previous>
        </table:cell-content-change>
        <table:cell-content-change table:id="ct965">
          <table:cell-address table:column="3" table:row="54" table:table="2"/>
          <office:change-info>
            <dc:creator>ricardo </dc:creator>
            <dc:date>2013-01-04T16:57:08</dc:date>
          </office:change-info>
          <table:previous table:id="ct924">
            <table:change-track-table-cell office:value-type="float" office:value="0"/>
          </table:previous>
        </table:cell-content-change>
        <table:cell-content-change table:id="ct966">
          <table:cell-address table:column="3" table:row="37" table:table="2"/>
          <office:change-info>
            <dc:creator>ricardo </dc:creator>
            <dc:date>2013-01-04T16:57:14</dc:date>
          </office:change-info>
          <table:previous table:id="ct121">
            <table:change-track-table-cell office:value-type="float" office:value="0"/>
          </table:previous>
        </table:cell-content-change>
        <table:cell-content-change table:id="ct967">
          <table:cell-address table:column="3" table:row="39" table:table="2"/>
          <office:change-info>
            <dc:creator>ricardo </dc:creator>
            <dc:date>2013-01-04T16:57:22</dc:date>
          </office:change-info>
          <table:previous table:id="ct606">
            <table:change-track-table-cell office:value-type="float" office:value="0"/>
          </table:previous>
        </table:cell-content-change>
        <table:cell-content-change table:id="ct968">
          <table:cell-address table:column="3" table:row="40" table:table="2"/>
          <office:change-info>
            <dc:creator>ricardo </dc:creator>
            <dc:date>2013-01-04T16:57:30</dc:date>
          </office:change-info>
          <table:previous table:id="ct607">
            <table:change-track-table-cell office:value-type="float" office:value="0"/>
          </table:previous>
        </table:cell-content-change>
        <table:cell-content-change table:id="ct969">
          <table:cell-address table:column="3" table:row="42" table:table="2"/>
          <office:change-info>
            <dc:creator>ricardo </dc:creator>
            <dc:date>2013-01-04T16:57:37</dc:date>
          </office:change-info>
          <table:previous table:id="ct609">
            <table:change-track-table-cell office:value-type="float" office:value="0"/>
          </table:previous>
        </table:cell-content-change>
        <table:cell-content-change table:id="ct970">
          <table:cell-address table:column="3" table:row="41" table:table="2"/>
          <office:change-info>
            <dc:creator>ricardo </dc:creator>
            <dc:date>2013-01-04T16:57:40</dc:date>
          </office:change-info>
          <table:previous table:id="ct608">
            <table:change-track-table-cell office:value-type="float" office:value="0"/>
          </table:previous>
        </table:cell-content-change>
        <table:cell-content-change table:id="ct971">
          <table:cell-address table:column="3" table:row="43" table:table="2"/>
          <office:change-info>
            <dc:creator>ricardo </dc:creator>
            <dc:date>2013-01-04T16:57:45</dc:date>
          </office:change-info>
          <table:previous table:id="ct629">
            <table:change-track-table-cell office:value-type="float" office:value="0"/>
          </table:previous>
        </table:cell-content-change>
        <table:cell-content-change table:id="ct972">
          <table:cell-address table:column="4" table:row="39" table:table="2"/>
          <office:change-info>
            <dc:creator>ricardo </dc:creator>
            <dc:date>2013-01-04T16:58:00</dc:date>
          </office:change-info>
          <table:previous table:id="ct916">
            <table:change-track-table-cell office:value-type="float" office:value="0"/>
          </table:previous>
        </table:cell-content-change>
        <table:cell-content-change table:id="ct973">
          <table:cell-address table:column="4" table:row="40" table:table="2"/>
          <office:change-info>
            <dc:creator>ricardo </dc:creator>
            <dc:date>2013-01-04T16:58:01</dc:date>
          </office:change-info>
          <table:previous table:id="ct917">
            <table:change-track-table-cell office:value-type="float" office:value="0"/>
          </table:previous>
        </table:cell-content-change>
        <table:cell-content-change table:id="ct974">
          <table:cell-address table:column="4" table:row="41" table:table="2"/>
          <office:change-info>
            <dc:creator>ricardo </dc:creator>
            <dc:date>2013-01-04T16:58:02</dc:date>
          </office:change-info>
          <table:previous table:id="ct918">
            <table:change-track-table-cell office:value-type="float" office:value="0"/>
          </table:previous>
        </table:cell-content-change>
        <table:cell-content-change table:id="ct975">
          <table:cell-address table:column="4" table:row="42" table:table="2"/>
          <office:change-info>
            <dc:creator>ricardo </dc:creator>
            <dc:date>2013-01-04T16:58:03</dc:date>
          </office:change-info>
          <table:previous table:id="ct919">
            <table:change-track-table-cell office:value-type="float" office:value="0"/>
          </table:previous>
        </table:cell-content-change>
        <table:cell-content-change table:id="ct976">
          <table:cell-address table:column="4" table:row="43" table:table="2"/>
          <office:change-info>
            <dc:creator>ricardo </dc:creator>
            <dc:date>2013-01-04T16:58:06</dc:date>
          </office:change-info>
          <table:previous table:id="ct920">
            <table:change-track-table-cell office:value-type="float" office:value="0"/>
          </table:previous>
        </table:cell-content-change>
        <table:cell-content-change table:id="ct977">
          <table:cell-address table:column="3" table:row="57" table:table="2"/>
          <office:change-info>
            <dc:creator>ricardo </dc:creator>
            <dc:date>2013-01-04T16:58:30</dc:date>
          </office:change-info>
          <table:previous table:id="ct648">
            <table:change-track-table-cell office:value-type="float" office:value="0"/>
          </table:previous>
        </table:cell-content-change>
        <table:cell-content-change table:id="ct978">
          <table:cell-address table:column="3" table:row="59" table:table="2"/>
          <office:change-info>
            <dc:creator>ricardo </dc:creator>
            <dc:date>2013-01-04T16:58:39</dc:date>
          </office:change-info>
          <table:previous table:id="ct957">
            <table:change-track-table-cell office:value-type="float" office:value="0"/>
          </table:previous>
        </table:cell-content-change>
        <table:cell-content-change table:id="ct979">
          <table:cell-address table:column="3" table:row="60" table:table="2"/>
          <office:change-info>
            <dc:creator>ricardo </dc:creator>
            <dc:date>2013-01-04T16:58:43</dc:date>
          </office:change-info>
          <table:previous table:id="ct651">
            <table:change-track-table-cell office:value-type="float" office:value="0"/>
          </table:previous>
        </table:cell-content-change>
        <table:cell-content-change table:id="ct980">
          <table:cell-address table:column="3" table:row="58" table:table="2"/>
          <office:change-info>
            <dc:creator>ricardo </dc:creator>
            <dc:date>2013-01-04T16:58:47</dc:date>
          </office:change-info>
          <table:previous table:id="ct649">
            <table:change-track-table-cell office:value-type="float" office:value="0"/>
          </table:previous>
        </table:cell-content-change>
        <table:cell-content-change table:id="ct981">
          <table:cell-address table:column="3" table:row="57" table:table="2"/>
          <office:change-info>
            <dc:creator>ricardo </dc:creator>
            <dc:date>2013-01-04T16:58:51</dc:date>
          </office:change-info>
          <table:previous table:id="ct977">
            <table:change-track-table-cell office:value-type="float" office:value="0.4"/>
          </table:previous>
        </table:cell-content-change>
        <table:cell-content-change table:id="ct982">
          <table:cell-address table:column="3" table:row="58" table:table="2"/>
          <office:change-info>
            <dc:creator>ricardo </dc:creator>
            <dc:date>2013-01-04T16:58:58</dc:date>
          </office:change-info>
          <table:previous table:id="ct980">
            <table:change-track-table-cell office:value-type="float" office:value="0.1"/>
          </table:previous>
        </table:cell-content-change>
        <table:cell-content-change table:id="ct983">
          <table:cell-address table:column="4" table:row="57" table:table="2"/>
          <office:change-info>
            <dc:creator>ricardo </dc:creator>
            <dc:date>2013-01-04T16:59:04</dc:date>
          </office:change-info>
          <table:previous table:id="ct921">
            <table:change-track-table-cell office:value-type="float" office:value="0"/>
          </table:previous>
        </table:cell-content-change>
        <table:cell-content-change table:id="ct984">
          <table:cell-address table:column="4" table:row="58" table:table="2"/>
          <office:change-info>
            <dc:creator>ricardo </dc:creator>
            <dc:date>2013-01-04T16:59:14</dc:date>
          </office:change-info>
          <table:previous table:id="ct922">
            <table:change-track-table-cell office:value-type="float" office:value="0"/>
          </table:previous>
        </table:cell-content-change>
        <table:cell-content-change table:id="ct985">
          <table:cell-address table:column="4" table:row="59" table:table="2"/>
          <office:change-info>
            <dc:creator>ricardo </dc:creator>
            <dc:date>2013-01-04T16:59:15</dc:date>
          </office:change-info>
          <table:previous table:id="ct958">
            <table:change-track-table-cell office:value-type="float" office:value="0"/>
          </table:previous>
        </table:cell-content-change>
        <table:cell-content-change table:id="ct986">
          <table:cell-address table:column="4" table:row="60" table:table="2"/>
          <office:change-info>
            <dc:creator>ricardo </dc:creator>
            <dc:date>2013-01-04T16:59:16</dc:date>
          </office:change-info>
          <table:previous table:id="ct923">
            <table:change-track-table-cell office:value-type="float" office:value="0"/>
          </table:previous>
        </table:cell-content-change>
        <table:cell-content-change table:id="ct987">
          <table:cell-address table:column="4" table:row="56" table:table="2"/>
          <office:change-info>
            <dc:creator>ricardo </dc:creator>
            <dc:date>2013-01-04T16:59:36</dc:date>
          </office:change-info>
          <table:previous table:id="ct954">
            <table:change-track-table-cell office:value-type="float" office:value="0"/>
          </table:previous>
        </table:cell-content-change>
        <table:cell-content-change table:id="ct988">
          <table:cell-address table:column="3" table:row="68" table:table="2"/>
          <office:change-info>
            <dc:creator>ricardo </dc:creator>
            <dc:date>2013-01-04T17:00:58</dc:date>
          </office:change-info>
          <table:previous table:id="ct666">
            <table:change-track-table-cell office:value-type="float" office:value="0"/>
          </table:previous>
        </table:cell-content-change>
        <table:cell-content-change table:id="ct989">
          <table:cell-address table:column="3" table:row="69" table:table="2"/>
          <office:change-info>
            <dc:creator>ricardo </dc:creator>
            <dc:date>2013-01-04T17:01:04</dc:date>
          </office:change-info>
          <table:previous table:id="ct667">
            <table:change-track-table-cell office:value-type="float" office:value="0"/>
          </table:previous>
        </table:cell-content-change>
        <table:cell-content-change table:id="ct990">
          <table:cell-address table:column="3" table:row="71" table:table="2"/>
          <office:change-info>
            <dc:creator>ricardo </dc:creator>
            <dc:date>2013-01-04T17:01:09</dc:date>
          </office:change-info>
          <table:previous table:id="ct669">
            <table:change-track-table-cell office:value-type="float" office:value="0"/>
          </table:previous>
        </table:cell-content-change>
        <table:cell-content-change table:id="ct991">
          <table:cell-address table:column="3" table:row="72" table:table="2"/>
          <office:change-info>
            <dc:creator>ricardo </dc:creator>
            <dc:date>2013-01-04T17:01:14</dc:date>
          </office:change-info>
          <table:previous table:id="ct670">
            <table:change-track-table-cell office:value-type="float" office:value="0"/>
          </table:previous>
        </table:cell-content-change>
        <table:cell-content-change table:id="ct992">
          <table:cell-address table:column="3" table:row="71" table:table="2"/>
          <office:change-info>
            <dc:creator>ricardo </dc:creator>
            <dc:date>2013-01-04T17:01:16</dc:date>
          </office:change-info>
          <table:previous table:id="ct990">
            <table:change-track-table-cell office:value-type="float" office:value="0.3"/>
          </table:previous>
        </table:cell-content-change>
        <table:cell-content-change table:id="ct993">
          <table:cell-address table:column="3" table:row="70" table:table="2"/>
          <office:change-info>
            <dc:creator>ricardo </dc:creator>
            <dc:date>2013-01-04T17:01:18</dc:date>
          </office:change-info>
          <table:previous table:id="ct668">
            <table:change-track-table-cell office:value-type="float" office:value="0"/>
          </table:previous>
        </table:cell-content-change>
        <table:cell-content-change table:id="ct994">
          <table:cell-address table:column="3" table:row="71" table:table="2"/>
          <office:change-info>
            <dc:creator>ricardo </dc:creator>
            <dc:date>2013-01-04T17:01:29</dc:date>
          </office:change-info>
          <table:previous table:id="ct992">
            <table:change-track-table-cell office:value-type="float" office:value="0.25"/>
          </table:previous>
        </table:cell-content-change>
        <table:cell-content-change table:id="ct995">
          <table:cell-address table:column="3" table:row="72" table:table="2"/>
          <office:change-info>
            <dc:creator>ricardo </dc:creator>
            <dc:date>2013-01-04T17:01:42</dc:date>
          </office:change-info>
          <table:previous table:id="ct991">
            <table:change-track-table-cell office:value-type="float" office:value="0.3"/>
          </table:previous>
        </table:cell-content-change>
        <table:cell-content-change table:id="ct996">
          <table:cell-address table:column="4" table:row="68" table:table="2"/>
          <office:change-info>
            <dc:creator>ricardo </dc:creator>
            <dc:date>2013-01-04T17:01:56</dc:date>
          </office:change-info>
          <table:previous table:id="ct925">
            <table:change-track-table-cell office:value-type="float" office:value="0"/>
          </table:previous>
        </table:cell-content-change>
        <table:cell-content-change table:id="ct997">
          <table:cell-address table:column="4" table:row="69" table:table="2"/>
          <office:change-info>
            <dc:creator>ricardo </dc:creator>
            <dc:date>2013-01-04T17:02:03</dc:date>
          </office:change-info>
          <table:previous table:id="ct926">
            <table:change-track-table-cell office:value-type="float" office:value="0"/>
          </table:previous>
        </table:cell-content-change>
        <table:cell-content-change table:id="ct998">
          <table:cell-address table:column="4" table:row="68" table:table="2"/>
          <office:change-info>
            <dc:creator>ricardo </dc:creator>
            <dc:date>2013-01-04T17:02:06</dc:date>
          </office:change-info>
          <table:previous table:id="ct996">
            <table:change-track-table-cell office:value-type="float" office:value="3"/>
          </table:previous>
        </table:cell-content-change>
        <table:cell-content-change table:id="ct999">
          <table:cell-address table:column="3" table:row="70" table:table="2"/>
          <office:change-info>
            <dc:creator>ricardo </dc:creator>
            <dc:date>2013-01-04T17:02:20</dc:date>
          </office:change-info>
          <table:previous table:id="ct993">
            <table:change-track-table-cell office:value-type="float" office:value="0.25"/>
          </table:previous>
        </table:cell-content-change>
        <table:cell-content-change table:id="ct1000">
          <table:cell-address table:column="3" table:row="71" table:table="2"/>
          <office:change-info>
            <dc:creator>ricardo </dc:creator>
            <dc:date>2013-01-04T17:02:22</dc:date>
          </office:change-info>
          <table:previous table:id="ct994">
            <table:change-track-table-cell office:value-type="float" office:value="0.2"/>
          </table:previous>
        </table:cell-content-change>
        <table:cell-content-change table:id="ct1001">
          <table:cell-address table:column="4" table:row="70" table:table="2"/>
          <office:change-info>
            <dc:creator>ricardo </dc:creator>
            <dc:date>2013-01-04T17:02:24</dc:date>
          </office:change-info>
          <table:previous table:id="ct927">
            <table:change-track-table-cell office:value-type="float" office:value="0"/>
          </table:previous>
        </table:cell-content-change>
        <table:cell-content-change table:id="ct1002">
          <table:cell-address table:column="4" table:row="71" table:table="2"/>
          <office:change-info>
            <dc:creator>ricardo </dc:creator>
            <dc:date>2013-01-04T17:02:27</dc:date>
          </office:change-info>
          <table:previous table:id="ct928">
            <table:change-track-table-cell office:value-type="float" office:value="0"/>
          </table:previous>
        </table:cell-content-change>
        <table:cell-content-change table:id="ct1003">
          <table:cell-address table:column="4" table:row="72" table:table="2"/>
          <office:change-info>
            <dc:creator>ricardo </dc:creator>
            <dc:date>2013-01-04T17:02:33</dc:date>
          </office:change-info>
          <table:previous table:id="ct929">
            <table:change-track-table-cell office:value-type="float" office:value="0"/>
          </table:previous>
        </table:cell-content-change>
        <table:cell-content-change table:id="ct1004">
          <table:cell-address table:column="5" table:row="75" table:table="2"/>
          <office:change-info>
            <dc:creator>ricardo </dc:creator>
            <dc:date>2013-01-04T17:03:32</dc:date>
          </office:change-info>
          <table:previous table:id="ct873">
            <table:change-track-table-cell table:cell-address="'Category Rating and Metrics'.F76" table:formula="of:=SUM([.F79:.F99])" office:value-type="float" office:value="13.97"/>
          </table:previous>
        </table:cell-content-change>
        <table:insertion table:id="ct1005" table:type="row" table:position="79" table:table="2">
          <office:change-info>
            <dc:creator>ricardo </dc:creator>
            <dc:date>2013-01-04T17:03:35</dc:date>
          </office:change-info>
        </table:insertion>
        <table:insertion table:id="ct1006" table:type="row" table:position="95" table:table="2">
          <office:change-info>
            <dc:creator>ricardo </dc:creator>
            <dc:date>2013-01-04T17:03:52</dc:date>
          </office:change-info>
        </table:insertion>
        <table:cell-content-change table:id="ct1007">
          <table:cell-address table:column="3" table:row="80" table:table="2"/>
          <office:change-info>
            <dc:creator>ricardo </dc:creator>
            <dc:date>2013-01-04T17:04:21</dc:date>
          </office:change-info>
          <table:previous table:id="ct683">
            <table:change-track-table-cell office:value-type="float" office:value="0"/>
          </table:previous>
        </table:cell-content-change>
        <table:cell-content-change table:id="ct1008">
          <table:cell-address table:column="3" table:row="81" table:table="2"/>
          <office:change-info>
            <dc:creator>ricardo </dc:creator>
            <dc:date>2013-01-04T17:04:28</dc:date>
          </office:change-info>
          <table:previous table:id="ct684">
            <table:change-track-table-cell office:value-type="float" office:value="0"/>
          </table:previous>
        </table:cell-content-change>
        <table:cell-content-change table:id="ct1009">
          <table:cell-address table:column="3" table:row="82" table:table="2"/>
          <office:change-info>
            <dc:creator>ricardo </dc:creator>
            <dc:date>2013-01-04T17:04:30</dc:date>
          </office:change-info>
          <table:previous table:id="ct685">
            <table:change-track-table-cell office:value-type="float" office:value="0"/>
          </table:previous>
        </table:cell-content-change>
        <table:cell-content-change table:id="ct1010">
          <table:cell-address table:column="3" table:row="83" table:table="2"/>
          <office:change-info>
            <dc:creator>ricardo </dc:creator>
            <dc:date>2013-01-04T17:04:49</dc:date>
          </office:change-info>
          <table:previous table:id="ct686">
            <table:change-track-table-cell office:value-type="float" office:value="0"/>
          </table:previous>
        </table:cell-content-change>
        <table:cell-content-change table:id="ct1011">
          <table:cell-address table:column="3" table:row="81" table:table="2"/>
          <office:change-info>
            <dc:creator>ricardo </dc:creator>
            <dc:date>2013-01-04T17:04:52</dc:date>
          </office:change-info>
          <table:previous table:id="ct1008">
            <table:change-track-table-cell office:value-type="float" office:value="0.1"/>
          </table:previous>
        </table:cell-content-change>
        <table:cell-content-change table:id="ct1012">
          <table:cell-address table:column="3" table:row="96" table:table="2"/>
          <office:change-info>
            <dc:creator>ricardo </dc:creator>
            <dc:date>2013-01-04T17:04:59</dc:date>
          </office:change-info>
          <table:previous table:id="ct697">
            <table:change-track-table-cell office:value-type="float" office:value="0"/>
          </table:previous>
        </table:cell-content-change>
        <table:cell-content-change table:id="ct1013">
          <table:cell-address table:column="3" table:row="99" table:table="2"/>
          <office:change-info>
            <dc:creator>ricardo </dc:creator>
            <dc:date>2013-01-04T17:05:03</dc:date>
          </office:change-info>
          <table:previous table:id="ct700">
            <table:change-track-table-cell office:value-type="float" office:value="0"/>
          </table:previous>
        </table:cell-content-change>
        <table:cell-content-change table:id="ct1014">
          <table:cell-address table:column="3" table:row="98" table:table="2"/>
          <office:change-info>
            <dc:creator>ricardo </dc:creator>
            <dc:date>2013-01-04T17:05:06</dc:date>
          </office:change-info>
          <table:previous table:id="ct699">
            <table:change-track-table-cell office:value-type="float" office:value="0"/>
          </table:previous>
        </table:cell-content-change>
        <table:cell-content-change table:id="ct1015">
          <table:cell-address table:column="3" table:row="97" table:table="2"/>
          <office:change-info>
            <dc:creator>ricardo </dc:creator>
            <dc:date>2013-01-04T17:05:09</dc:date>
          </office:change-info>
          <table:previous table:id="ct698">
            <table:change-track-table-cell office:value-type="float" office:value="0"/>
          </table:previous>
        </table:cell-content-change>
        <table:cell-content-change table:id="ct1016">
          <table:cell-address table:column="4" table:row="94" table:table="2"/>
          <office:change-info>
            <dc:creator>ricardo </dc:creator>
            <dc:date>2013-01-04T17:05:35</dc:date>
          </office:change-info>
          <table:previous>
            <table:change-track-table-cell office:value-type="float" office:value="0"/>
          </table:previous>
        </table:cell-content-change>
        <table:insertion table:id="ct1017" table:type="row" table:position="209" table:table="2">
          <office:change-info>
            <dc:creator>ricardo </dc:creator>
            <dc:date>2013-01-04T17:07:47</dc:date>
          </office:change-info>
        </table:insertion>
        <table:cell-content-change table:id="ct1018">
          <table:cell-address table:column="4" table:row="208" table:table="2"/>
          <office:change-info>
            <dc:creator>ricardo </dc:creator>
            <dc:date>2013-01-04T17:08:31</dc:date>
          </office:change-info>
          <table:previous>
            <table:change-track-table-cell office:value-type="float" office:value="0"/>
          </table:previous>
        </table:cell-content-change>
        <table:cell-content-change table:id="ct1019">
          <table:cell-address table:column="3" table:row="208" table:table="2"/>
          <office:change-info>
            <dc:creator>ricardo </dc:creator>
            <dc:date>2013-01-04T17:08:40</dc:date>
          </office:change-info>
          <table:previous>
            <table:change-track-table-cell office:value-type="float" office:value="0"/>
          </table:previous>
        </table:cell-content-change>
        <table:cell-content-change table:id="ct1020">
          <table:cell-address table:column="3" table:row="210" table:table="2"/>
          <office:change-info>
            <dc:creator>ricardo </dc:creator>
            <dc:date>2013-01-04T17:08:46</dc:date>
          </office:change-info>
          <table:previous table:id="ct778">
            <table:change-track-table-cell office:value-type="float" office:value="0"/>
          </table:previous>
        </table:cell-content-change>
        <table:cell-content-change table:id="ct1021">
          <table:cell-address table:column="3" table:row="211" table:table="2"/>
          <office:change-info>
            <dc:creator>ricardo </dc:creator>
            <dc:date>2013-01-04T17:08:49</dc:date>
          </office:change-info>
          <table:previous table:id="ct779">
            <table:change-track-table-cell office:value-type="float" office:value="0"/>
          </table:previous>
        </table:cell-content-change>
        <table:cell-content-change table:id="ct1022">
          <table:cell-address table:column="3" table:row="212" table:table="2"/>
          <office:change-info>
            <dc:creator>ricardo </dc:creator>
            <dc:date>2013-01-04T17:08:51</dc:date>
          </office:change-info>
          <table:previous table:id="ct780">
            <table:change-track-table-cell office:value-type="float" office:value="0"/>
          </table:previous>
        </table:cell-content-change>
        <table:cell-content-change table:id="ct1023">
          <table:cell-address table:column="3" table:row="213" table:table="2"/>
          <office:change-info>
            <dc:creator>ricardo </dc:creator>
            <dc:date>2013-01-04T17:08:56</dc:date>
          </office:change-info>
          <table:previous table:id="ct781">
            <table:change-track-table-cell office:value-type="float" office:value="0"/>
          </table:previous>
        </table:cell-content-change>
        <table:cell-content-change table:id="ct1024">
          <table:cell-address table:column="3" table:row="214" table:table="2"/>
          <office:change-info>
            <dc:creator>ricardo </dc:creator>
            <dc:date>2013-01-04T17:08:58</dc:date>
          </office:change-info>
          <table:previous table:id="ct782">
            <table:change-track-table-cell office:value-type="float" office:value="0"/>
          </table:previous>
        </table:cell-content-change>
        <table:cell-content-change table:id="ct1025">
          <table:cell-address table:column="3" table:row="213" table:table="2"/>
          <office:change-info>
            <dc:creator>ricardo </dc:creator>
            <dc:date>2013-01-04T17:09:03</dc:date>
          </office:change-info>
          <table:previous table:id="ct1023">
            <table:change-track-table-cell office:value-type="float" office:value="0.2"/>
          </table:previous>
        </table:cell-content-change>
        <table:cell-content-change table:id="ct1026">
          <table:cell-address table:column="3" table:row="212" table:table="2"/>
          <office:change-info>
            <dc:creator>ricardo </dc:creator>
            <dc:date>2013-01-04T17:09:06</dc:date>
          </office:change-info>
          <table:previous table:id="ct1022">
            <table:change-track-table-cell office:value-type="float" office:value="0.3"/>
          </table:previous>
        </table:cell-content-change>
        <table:cell-content-change table:id="ct1027">
          <table:cell-address table:column="3" table:row="211" table:table="2"/>
          <office:change-info>
            <dc:creator>ricardo </dc:creator>
            <dc:date>2013-01-04T17:09:12</dc:date>
          </office:change-info>
          <table:previous table:id="ct1021">
            <table:change-track-table-cell office:value-type="float" office:value="0.3"/>
          </table:previous>
        </table:cell-content-change>
        <table:cell-content-change table:id="ct1028">
          <table:cell-address table:column="4" table:row="210" table:table="2"/>
          <office:change-info>
            <dc:creator>ricardo </dc:creator>
            <dc:date>2013-01-04T17:09:24</dc:date>
          </office:change-info>
          <table:previous>
            <table:change-track-table-cell/>
          </table:previous>
        </table:cell-content-change>
        <table:cell-content-change table:id="ct1029">
          <table:cell-address table:column="4" table:row="211" table:table="2"/>
          <office:change-info>
            <dc:creator>ricardo </dc:creator>
            <dc:date>2013-01-04T17:09:29</dc:date>
          </office:change-info>
          <table:previous>
            <table:change-track-table-cell/>
          </table:previous>
        </table:cell-content-change>
        <table:cell-content-change table:id="ct1030">
          <table:cell-address table:column="4" table:row="212" table:table="2"/>
          <office:change-info>
            <dc:creator>ricardo </dc:creator>
            <dc:date>2013-01-04T17:09:31</dc:date>
          </office:change-info>
          <table:previous>
            <table:change-track-table-cell/>
          </table:previous>
        </table:cell-content-change>
        <table:cell-content-change table:id="ct1031">
          <table:cell-address table:column="4" table:row="213" table:table="2"/>
          <office:change-info>
            <dc:creator>ricardo </dc:creator>
            <dc:date>2013-01-04T17:09:41</dc:date>
          </office:change-info>
          <table:previous>
            <table:change-track-table-cell/>
          </table:previous>
        </table:cell-content-change>
        <table:cell-content-change table:id="ct1032">
          <table:cell-address table:column="4" table:row="214" table:table="2"/>
          <office:change-info>
            <dc:creator>ricardo </dc:creator>
            <dc:date>2013-01-04T17:09:42</dc:date>
          </office:change-info>
          <table:previous>
            <table:change-track-table-cell/>
          </table:previous>
        </table:cell-content-change>
        <table:cell-content-change table:id="ct1033">
          <table:cell-address table:column="4" table:row="205" table:table="2"/>
          <office:change-info>
            <dc:creator>ricardo </dc:creator>
            <dc:date>2013-01-04T17:09:54</dc:date>
          </office:change-info>
          <table:previous>
            <table:change-track-table-cell table:cell-address="'Category Rating and Metrics'.E206" table:formula="of:=#ref!" office:value-type="string"/>
          </table:previous>
        </table:cell-content-change>
        <table:cell-content-change table:id="ct1034">
          <table:cell-address table:column="5" table:row="205" table:table="2"/>
          <office:change-info>
            <dc:creator>ricardo </dc:creator>
            <dc:date>2013-01-04T17:19:49</dc:date>
          </office:change-info>
          <table:previous>
            <table:change-track-table-cell table:cell-address="'Category Rating and Metrics'.F206" table:formula="of:=SUM([.F209:.F216])" office:value-type="float" office:value="8.3"/>
          </table:previous>
        </table:cell-content-change>
        <table:cell-content-change table:id="ct1035">
          <table:cell-address table:column="4" table:row="211" table:table="2"/>
          <office:change-info>
            <dc:creator>ricardo </dc:creator>
            <dc:date>2013-01-04T17:19:50</dc:date>
          </office:change-info>
          <table:previous table:id="ct1029">
            <table:change-track-table-cell office:value-type="float" office:value="3"/>
          </table:previous>
        </table:cell-content-change>
        <table:deletion table:id="ct1036" table:type="row" table:position="220" table:table="2" table:multi-deletion-spanned="9">
          <office:change-info>
            <dc:creator>ricardo </dc:creator>
            <dc:date>2013-01-04T17:20:06</dc:date>
          </office:change-info>
          <table:deletions>
            <table:change-deletion table:id="ct238"/>
          </table:deletions>
        </table:deletion>
        <table:deletion table:id="ct1037" table:type="row" table:position="220" table:table="2">
          <office:change-info>
            <dc:creator>ricardo </dc:creator>
            <dc:date>2013-01-04T17:20:06</dc:date>
          </office:change-info>
          <table:deletions>
            <table:cell-content-deletion>
              <table:cell-address table:column="1" table:row="220" table:table="2"/>
              <table:change-track-table-cell office:value-type="string">
                <text:p>Test Description</text:p>
              </table:change-track-table-cell>
            </table:cell-content-deletion>
            <table:change-deletion table:id="ct1036"/>
          </table:deletions>
        </table:deletion>
        <table:deletion table:id="ct1038" table:type="row" table:position="220" table:table="2">
          <office:change-info>
            <dc:creator>ricardo </dc:creator>
            <dc:date>2013-01-04T17:20:06</dc:date>
          </office:change-info>
          <table:deletions>
            <table:cell-content-deletion>
              <table:cell-address table:column="1" table:row="220" table:table="2"/>
              <table:change-track-table-cell office:value-type="string">
                <text:p>To ensure software quality, mature projects must be selective in accepting committers. New projects often has no choice </text:p>
              </table:change-track-table-cell>
            </table:cell-content-deletion>
            <table:change-deletion table:id="ct1037"/>
          </table:deletions>
        </table:deletion>
        <table:deletion table:id="ct1039" table:type="row" table:position="220" table:table="2">
          <office:change-info>
            <dc:creator>ricardo </dc:creator>
            <dc:date>2013-01-04T17:20:06</dc:date>
          </office:change-info>
          <table:deletions>
            <table:change-deletion table:id="ct1038"/>
          </table:deletions>
        </table:deletion>
        <table:deletion table:id="ct1040" table:type="row" table:position="220" table:table="2">
          <office:change-info>
            <dc:creator>ricardo </dc:creator>
            <dc:date>2013-01-04T17:20:06</dc:date>
          </office:change-info>
          <table:deletions>
            <table:cell-content-deletion>
              <table:cell-address table:column="1" table:row="220" table:table="2"/>
              <table:change-track-table-cell office:value-type="string">
                <text:p>Test Score Specification</text:p>
              </table:change-track-table-cell>
            </table:cell-content-deletion>
            <table:cell-content-deletion>
              <table:cell-address table:column="4" table:row="220" table:table="2"/>
              <table:change-track-table-cell office:value-type="string">
                <text:p>Score</text:p>
              </table:change-track-table-cell>
            </table:cell-content-deletion>
            <table:change-deletion table:id="ct1039"/>
          </table:deletions>
        </table:deletion>
        <table:deletion table:id="ct1041" table:type="row" table:position="220" table:table="2">
          <office:change-info>
            <dc:creator>ricardo </dc:creator>
            <dc:date>2013-01-04T17:20:06</dc:date>
          </office:change-info>
          <table:deletions>
            <table:cell-content-deletion>
              <table:cell-address table:column="1" table:row="220" table:table="2"/>
              <table:change-track-table-cell office:value-type="string">
                <text:p>Only after being active outside committer for a while</text:p>
              </table:change-track-table-cell>
            </table:cell-content-deletion>
            <table:cell-content-deletion>
              <table:cell-address table:column="4" table:row="220" table:table="2"/>
              <table:change-track-table-cell office:value-type="float" office:value="5"/>
            </table:cell-content-deletion>
            <table:change-deletion table:id="ct1040"/>
          </table:deletions>
        </table:deletion>
        <table:deletion table:id="ct1042" table:type="row" table:position="220" table:table="2">
          <office:change-info>
            <dc:creator>ricardo </dc:creator>
            <dc:date>2013-01-04T17:20:06</dc:date>
          </office:change-info>
          <table:deletions>
            <table:cell-content-deletion>
              <table:cell-address table:column="1" table:row="220" table:table="2"/>
              <table:change-track-table-cell office:value-type="string">
                <text:p>Rather difficult, must contribute accepted patches for some time</text:p>
              </table:change-track-table-cell>
            </table:cell-content-deletion>
            <table:cell-content-deletion>
              <table:cell-address table:column="4" table:row="220" table:table="2"/>
              <table:change-track-table-cell office:value-type="float" office:value="3"/>
            </table:cell-content-deletion>
            <table:change-deletion table:id="ct1041"/>
          </table:deletions>
        </table:deletion>
        <table:deletion table:id="ct1043" table:type="row" table:position="220" table:table="2">
          <office:change-info>
            <dc:creator>ricardo </dc:creator>
            <dc:date>2013-01-04T17:20:06</dc:date>
          </office:change-info>
          <table:deletions>
            <table:cell-content-deletion>
              <table:cell-address table:column="1" table:row="220" table:table="2"/>
              <table:change-track-table-cell office:value-type="string">
                <text:p>Anyone can enter</text:p>
              </table:change-track-table-cell>
            </table:cell-content-deletion>
            <table:cell-content-deletion>
              <table:cell-address table:column="4" table:row="220" table:table="2"/>
              <table:change-track-table-cell office:value-type="float" office:value="1"/>
            </table:cell-content-deletion>
            <table:change-deletion table:id="ct1042"/>
          </table:deletions>
        </table:deletion>
        <table:deletion table:id="ct1044" table:type="row" table:position="220" table:table="2">
          <office:change-info>
            <dc:creator>ricardo </dc:creator>
            <dc:date>2013-01-04T17:20:06</dc:date>
          </office:change-info>
          <table:deletions>
            <table:change-deletion table:id="ct1043"/>
          </table:deletions>
        </table:deletion>
        <table:deletion table:id="ct1045" table:type="row" table:position="219" table:table="2" table:multi-deletion-spanned="5">
          <office:change-info>
            <dc:creator>ricardo </dc:creator>
            <dc:date>2013-01-04T17:20:34</dc:date>
          </office:change-info>
          <table:deletions>
            <table:cell-content-deletion>
              <table:cell-address table:column="1" table:row="219" table:table="2"/>
              <table:change-track-table-cell office:value-type="string">
                <text:p>Test Score Specification</text:p>
              </table:change-track-table-cell>
            </table:cell-content-deletion>
            <table:cell-content-deletion>
              <table:cell-address table:column="4" table:row="219" table:table="2"/>
              <table:change-track-table-cell office:value-type="string">
                <text:p>Score</text:p>
              </table:change-track-table-cell>
            </table:cell-content-deletion>
          </table:deletions>
        </table:deletion>
        <table:deletion table:id="ct1046" table:type="row" table:position="219" table:table="2">
          <office:change-info>
            <dc:creator>ricardo </dc:creator>
            <dc:date>2013-01-04T17:20:34</dc:date>
          </office:change-info>
          <table:deletions>
            <table:cell-content-deletion>
              <table:cell-address table:column="1" table:row="219" table:table="2"/>
              <table:change-track-table-cell office:value-type="string">
                <text:p>Independent foundation supported by corporations (apache / OSDL style)</text:p>
              </table:change-track-table-cell>
            </table:cell-content-deletion>
            <table:cell-content-deletion>
              <table:cell-address table:column="4" table:row="219" table:table="2"/>
              <table:change-track-table-cell office:value-type="float" office:value="5"/>
            </table:cell-content-deletion>
            <table:change-deletion table:id="ct1045"/>
          </table:deletions>
        </table:deletion>
        <table:deletion table:id="ct1047" table:type="row" table:position="219" table:table="2">
          <office:change-info>
            <dc:creator>ricardo </dc:creator>
            <dc:date>2013-01-04T17:20:34</dc:date>
          </office:change-info>
          <table:deletions>
            <table:cell-content-deletion>
              <table:cell-address table:column="1" table:row="219" table:table="2"/>
              <table:change-track-table-cell office:value-type="string">
                <text:p>Corporation (mysql style)</text:p>
              </table:change-track-table-cell>
            </table:cell-content-deletion>
            <table:cell-content-deletion>
              <table:cell-address table:column="4" table:row="219" table:table="2"/>
              <table:change-track-table-cell office:value-type="float" office:value="4"/>
            </table:cell-content-deletion>
            <table:change-deletion table:id="ct1046"/>
          </table:deletions>
        </table:deletion>
        <table:deletion table:id="ct1048" table:type="row" table:position="219" table:table="2">
          <office:change-info>
            <dc:creator>ricardo </dc:creator>
            <dc:date>2013-01-04T17:20:34</dc:date>
          </office:change-info>
          <table:deletions>
            <table:cell-content-deletion>
              <table:cell-address table:column="1" table:row="219" table:table="2"/>
              <table:change-track-table-cell office:value-type="string">
                <text:p>Groups</text:p>
              </table:change-track-table-cell>
            </table:cell-content-deletion>
            <table:cell-content-deletion>
              <table:cell-address table:column="4" table:row="219" table:table="2"/>
              <table:change-track-table-cell office:value-type="float" office:value="2"/>
            </table:cell-content-deletion>
            <table:change-deletion table:id="ct1047"/>
          </table:deletions>
        </table:deletion>
        <table:deletion table:id="ct1049" table:type="row" table:position="219" table:table="2">
          <office:change-info>
            <dc:creator>ricardo </dc:creator>
            <dc:date>2013-01-04T17:20:34</dc:date>
          </office:change-info>
          <table:deletions>
            <table:cell-content-deletion>
              <table:cell-address table:column="1" table:row="219" table:table="2"/>
              <table:change-track-table-cell office:value-type="string">
                <text:p>Individuals</text:p>
              </table:change-track-table-cell>
            </table:cell-content-deletion>
            <table:cell-content-deletion>
              <table:cell-address table:column="4" table:row="219" table:table="2"/>
              <table:change-track-table-cell office:value-type="float" office:value="1"/>
            </table:cell-content-deletion>
            <table:change-deletion table:id="ct1048"/>
          </table:deletions>
        </table:deletion>
        <table:deletion table:id="ct1050" table:type="row" table:position="203" table:table="2" table:multi-deletion-spanned="6">
          <office:change-info>
            <dc:creator>ricardo </dc:creator>
            <dc:date>2013-01-04T17:31:34</dc:date>
          </office:change-info>
          <table:deletions>
            <table:cell-content-deletion>
              <table:cell-address table:column="1" table:row="203" table:table="2"/>
              <table:change-track-table-cell office:value-type="string">
                <text:p>Test Score Specification</text:p>
              </table:change-track-table-cell>
            </table:cell-content-deletion>
            <table:cell-content-deletion>
              <table:cell-address table:column="4" table:row="203" table:table="2"/>
              <table:change-track-table-cell office:value-type="string">
                <text:p>Score</text:p>
              </table:change-track-table-cell>
            </table:cell-content-deletion>
          </table:deletions>
        </table:deletion>
        <table:deletion table:id="ct1051" table:type="row" table:position="203" table:table="2">
          <office:change-info>
            <dc:creator>ricardo </dc:creator>
            <dc:date>2013-01-04T17:31:34</dc:date>
          </office:change-info>
          <table:deletions>
            <table:cell-content-deletion>
              <table:cell-address table:column="1" table:row="203" table:table="2"/>
              <table:change-track-table-cell office:value-type="string">
                <text:p>&gt;= 50</text:p>
              </table:change-track-table-cell>
            </table:cell-content-deletion>
            <table:cell-content-deletion>
              <table:cell-address table:column="4" table:row="203" table:table="2"/>
              <table:change-track-table-cell office:value-type="float" office:value="5"/>
            </table:cell-content-deletion>
            <table:change-deletion table:id="ct1050"/>
          </table:deletions>
        </table:deletion>
        <table:deletion table:id="ct1052" table:type="row" table:position="203" table:table="2">
          <office:change-info>
            <dc:creator>ricardo </dc:creator>
            <dc:date>2013-01-04T17:31:34</dc:date>
          </office:change-info>
          <table:deletions>
            <table:cell-content-deletion>
              <table:cell-address table:column="1" table:row="203" table:table="2"/>
              <table:change-track-table-cell office:value-type="string">
                <text:p>[20 – 50)</text:p>
              </table:change-track-table-cell>
            </table:cell-content-deletion>
            <table:cell-content-deletion>
              <table:cell-address table:column="4" table:row="203" table:table="2"/>
              <table:change-track-table-cell office:value-type="float" office:value="4"/>
            </table:cell-content-deletion>
            <table:change-deletion table:id="ct1051"/>
          </table:deletions>
        </table:deletion>
        <table:deletion table:id="ct1053" table:type="row" table:position="203" table:table="2">
          <office:change-info>
            <dc:creator>ricardo </dc:creator>
            <dc:date>2013-01-04T17:31:34</dc:date>
          </office:change-info>
          <table:deletions>
            <table:cell-content-deletion>
              <table:cell-address table:column="1" table:row="203" table:table="2"/>
              <table:change-track-table-cell office:value-type="string">
                <text:p>[10 – 20)</text:p>
              </table:change-track-table-cell>
            </table:cell-content-deletion>
            <table:cell-content-deletion>
              <table:cell-address table:column="4" table:row="203" table:table="2"/>
              <table:change-track-table-cell office:value-type="float" office:value="3"/>
            </table:cell-content-deletion>
            <table:change-deletion table:id="ct1052"/>
          </table:deletions>
        </table:deletion>
        <table:deletion table:id="ct1054" table:type="row" table:position="203" table:table="2">
          <office:change-info>
            <dc:creator>ricardo </dc:creator>
            <dc:date>2013-01-04T17:31:34</dc:date>
          </office:change-info>
          <table:deletions>
            <table:cell-content-deletion>
              <table:cell-address table:column="1" table:row="203" table:table="2"/>
              <table:change-track-table-cell office:value-type="string">
                <text:p>[5 – 10)</text:p>
              </table:change-track-table-cell>
            </table:cell-content-deletion>
            <table:cell-content-deletion>
              <table:cell-address table:column="4" table:row="203" table:table="2"/>
              <table:change-track-table-cell office:value-type="float" office:value="2"/>
            </table:cell-content-deletion>
            <table:change-deletion table:id="ct1053"/>
          </table:deletions>
        </table:deletion>
        <table:deletion table:id="ct1055" table:type="row" table:position="203" table:table="2">
          <office:change-info>
            <dc:creator>ricardo </dc:creator>
            <dc:date>2013-01-04T17:31:34</dc:date>
          </office:change-info>
          <table:deletions>
            <table:cell-content-deletion>
              <table:cell-address table:column="1" table:row="203" table:table="2"/>
              <table:change-track-table-cell office:value-type="string">
                <text:p>&lt;5</text:p>
              </table:change-track-table-cell>
            </table:cell-content-deletion>
            <table:cell-content-deletion>
              <table:cell-address table:column="4" table:row="203" table:table="2"/>
              <table:change-track-table-cell office:value-type="float" office:value="1"/>
            </table:cell-content-deletion>
            <table:change-deletion table:id="ct1054"/>
          </table:deletions>
        </table:deletion>
        <table:cell-content-change table:id="ct1056">
          <table:cell-address table:column="1" table:row="171" table:table="2"/>
          <office:change-info>
            <dc:creator>ricardo </dc:creator>
            <dc:date>2013-01-04T17:32:39</dc:date>
          </office:change-info>
          <table:previous table:id="ct4">
            <table:change-track-table-cell office:value-type="string">
              <text:p>The general mailing list is the place where the community<text:span text:style-name="T3"> members</text:span><text:span text:style-name="T2"> help themselves. </text:span></text:p>
            </table:change-track-table-cell>
          </table:previous>
        </table:cell-content-change>
        <table:deletion table:id="ct1057" table:type="row" table:position="173" table:table="2" table:multi-deletion-spanned="6">
          <office:change-info>
            <dc:creator>ricardo </dc:creator>
            <dc:date>2013-01-04T17:32:44</dc:date>
          </office:change-info>
          <table:deletions>
            <table:cell-content-deletion>
              <table:cell-address table:column="1" table:row="173" table:table="2"/>
              <table:change-track-table-cell office:value-type="string">
                <text:p>Test Score Specification</text:p>
              </table:change-track-table-cell>
            </table:cell-content-deletion>
            <table:cell-content-deletion>
              <table:cell-address table:column="4" table:row="173" table:table="2"/>
              <table:change-track-table-cell office:value-type="string">
                <text:p>Score</text:p>
              </table:change-track-table-cell>
            </table:cell-content-deletion>
          </table:deletions>
        </table:deletion>
        <table:deletion table:id="ct1058" table:type="row" table:position="173" table:table="2">
          <office:change-info>
            <dc:creator>ricardo </dc:creator>
            <dc:date>2013-01-04T17:32:44</dc:date>
          </office:change-info>
          <table:deletions>
            <table:cell-content-deletion>
              <table:cell-address table:column="1" table:row="173" table:table="2"/>
              <table:change-track-table-cell office:value-type="string">
                <text:p>&gt; 720 msg per month</text:p>
              </table:change-track-table-cell>
            </table:cell-content-deletion>
            <table:cell-content-deletion>
              <table:cell-address table:column="4" table:row="173" table:table="2"/>
              <table:change-track-table-cell office:value-type="float" office:value="5"/>
            </table:cell-content-deletion>
            <table:change-deletion table:id="ct1057"/>
          </table:deletions>
        </table:deletion>
        <table:deletion table:id="ct1059" table:type="row" table:position="173" table:table="2">
          <office:change-info>
            <dc:creator>ricardo </dc:creator>
            <dc:date>2013-01-04T17:32:44</dc:date>
          </office:change-info>
          <table:deletions>
            <table:cell-content-deletion>
              <table:cell-address table:column="1" table:row="173" table:table="2"/>
              <table:change-track-table-cell office:value-type="string">
                <text:p>[300 – 720) msg per month</text:p>
              </table:change-track-table-cell>
            </table:cell-content-deletion>
            <table:cell-content-deletion>
              <table:cell-address table:column="4" table:row="173" table:table="2"/>
              <table:change-track-table-cell office:value-type="float" office:value="4"/>
            </table:cell-content-deletion>
            <table:change-deletion table:id="ct1058"/>
          </table:deletions>
        </table:deletion>
        <table:deletion table:id="ct1060" table:type="row" table:position="173" table:table="2">
          <office:change-info>
            <dc:creator>ricardo </dc:creator>
            <dc:date>2013-01-04T17:32:44</dc:date>
          </office:change-info>
          <table:deletions>
            <table:cell-content-deletion>
              <table:cell-address table:column="1" table:row="173" table:table="2"/>
              <table:change-track-table-cell office:value-type="string">
                <text:p>[150 – 300) msg per month</text:p>
              </table:change-track-table-cell>
            </table:cell-content-deletion>
            <table:cell-content-deletion>
              <table:cell-address table:column="4" table:row="173" table:table="2"/>
              <table:change-track-table-cell office:value-type="float" office:value="3"/>
            </table:cell-content-deletion>
            <table:change-deletion table:id="ct1059"/>
          </table:deletions>
        </table:deletion>
        <table:deletion table:id="ct1061" table:type="row" table:position="173" table:table="2">
          <office:change-info>
            <dc:creator>ricardo </dc:creator>
            <dc:date>2013-01-04T17:32:44</dc:date>
          </office:change-info>
          <table:deletions>
            <table:cell-content-deletion>
              <table:cell-address table:column="1" table:row="173" table:table="2"/>
              <table:change-track-table-cell office:value-type="string">
                <text:p>[30 – 150) msg per month</text:p>
              </table:change-track-table-cell>
            </table:cell-content-deletion>
            <table:cell-content-deletion>
              <table:cell-address table:column="4" table:row="173" table:table="2"/>
              <table:change-track-table-cell office:value-type="float" office:value="2"/>
            </table:cell-content-deletion>
            <table:change-deletion table:id="ct1060"/>
          </table:deletions>
        </table:deletion>
        <table:deletion table:id="ct1062" table:type="row" table:position="173" table:table="2">
          <office:change-info>
            <dc:creator>ricardo </dc:creator>
            <dc:date>2013-01-04T17:32:44</dc:date>
          </office:change-info>
          <table:deletions>
            <table:cell-content-deletion>
              <table:cell-address table:column="1" table:row="173" table:table="2"/>
              <table:change-track-table-cell office:value-type="string">
                <text:p>&lt; 30 msg per month</text:p>
              </table:change-track-table-cell>
            </table:cell-content-deletion>
            <table:cell-content-deletion>
              <table:cell-address table:column="4" table:row="173" table:table="2"/>
              <table:change-track-table-cell office:value-type="float" office:value="1"/>
            </table:cell-content-deletion>
            <table:change-deletion table:id="ct1061"/>
          </table:deletions>
        </table:deletion>
        <table:deletion table:id="ct1063" table:type="row" table:position="169" table:table="2">
          <office:change-info>
            <dc:creator>ricardo </dc:creator>
            <dc:date>2013-01-04T17:33:33</dc:date>
          </office:change-info>
          <table:deletions>
            <table:cell-content-deletion table:id="ct857">
              <table:change-track-table-cell table:cell-address="'Category Rating and Metrics'.F170" table:formula="of:=[.D170]*[.E170]" office:value-type="float" office:value="0"/>
            </table:cell-content-deletion>
            <table:cell-content-deletion table:id="ct763">
              <table:change-track-table-cell office:value-type="float" office:value="0"/>
            </table:cell-content-deletion>
            <table:cell-content-deletion table:id="ct752">
              <table:change-track-table-cell office:value-type="string">
                <text:p>Compare with other projects or itself with other year results.</text:p>
              </table:change-track-table-cell>
            </table:cell-content-deletion>
            <table:change-deletion table:id="ct750"/>
          </table:deletions>
        </table:deletion>
        <table:deletion table:id="ct1064" table:type="row" table:position="169" table:table="2">
          <office:change-info>
            <dc:creator>ricardo </dc:creator>
            <dc:date>2013-01-04T17:33:36</dc:date>
          </office:change-info>
          <table:deletions>
            <table:change-deletion table:id="ct1063"/>
            <table:cell-content-deletion table:id="ct856">
              <table:change-track-table-cell/>
            </table:cell-content-deletion>
            <table:change-deletion table:id="ct751"/>
          </table:deletions>
        </table:deletion>
        <table:insertion table:id="ct1065" table:type="row" table:position="178" table:table="2">
          <office:change-info>
            <dc:creator>ricardo </dc:creator>
            <dc:date>2013-01-04T17:33:47</dc:date>
          </office:change-info>
          <table:dependencies>
            <table:dependence table:id="ct1696"/>
            <table:dependence table:id="ct1694"/>
            <table:dependence table:id="ct1693"/>
            <table:dependence table:id="ct1692"/>
            <table:dependence table:id="ct1691"/>
            <table:dependence table:id="ct1628"/>
            <table:dependence table:id="ct1626"/>
            <table:dependence table:id="ct1305"/>
            <table:dependence table:id="ct1069"/>
          </table:dependencies>
        </table:insertion>
        <table:insertion table:id="ct1066" table:type="row" table:position="177" table:table="2">
          <office:change-info>
            <dc:creator>ricardo </dc:creator>
            <dc:date>2013-01-04T17:33:49</dc:date>
          </office:change-info>
          <table:dependencies>
            <table:dependence table:id="ct1068"/>
          </table:dependencies>
        </table:insertion>
        <table:insertion table:id="ct1067" table:type="row" table:position="176" table:table="2">
          <office:change-info>
            <dc:creator>ricardo </dc:creator>
            <dc:date>2013-01-04T17:33:50</dc:date>
          </office:change-info>
        </table:insertion>
        <table:cell-content-change table:id="ct1068">
          <table:cell-address table:column="1" table:row="177" table:table="2"/>
          <office:change-info>
            <dc:creator>ricardo </dc:creator>
            <dc:date>2013-01-04T17:33:52</dc:date>
          </office:change-info>
          <table:previous>
            <table:change-track-table-cell/>
          </table:previous>
        </table:cell-content-change>
        <table:cell-content-change table:id="ct1069">
          <table:cell-address table:column="1" table:row="178" table:table="2"/>
          <office:change-info>
            <dc:creator>ricardo </dc:creator>
            <dc:date>2013-01-04T17:33:52</dc:date>
          </office:change-info>
          <table:previous>
            <table:change-track-table-cell/>
          </table:previous>
        </table:cell-content-change>
        <table:cell-content-change table:id="ct1070">
          <table:cell-address table:column="1" table:row="171" table:table="2"/>
          <office:change-info>
            <dc:creator>ricardo </dc:creator>
            <dc:date>2013-01-04T17:34:23</dc:date>
          </office:change-info>
          <table:previous table:id="ct1056">
            <table:change-track-table-cell office:value-type="string">
              <text:p>The general mailing list is the place where the community<text:span text:style-name="T3"> members</text:span><text:span text:style-name="T2"> help themselves. Its a comparison with six months before.</text:span></text:p>
            </table:change-track-table-cell>
          </table:previous>
        </table:cell-content-change>
        <table:cell-content-change table:id="ct1071">
          <table:cell-address table:column="1" table:row="176" table:table="2"/>
          <office:change-info>
            <dc:creator>ricardo </dc:creator>
            <dc:date>2013-01-04T17:34:37</dc:date>
          </office:change-info>
          <table:previous table:id="ct754">
            <table:change-track-table-cell office:value-type="string">
              <text:p>Compare with other projects or itself with other year results.</text:p>
            </table:change-track-table-cell>
          </table:previous>
        </table:cell-content-change>
        <table:cell-content-change table:id="ct1072">
          <table:cell-address table:column="3" table:row="176" table:table="2"/>
          <office:change-info>
            <dc:creator>ricardo </dc:creator>
            <dc:date>2013-01-04T17:34:37</dc:date>
          </office:change-info>
          <table:previous table:id="ct762">
            <table:change-track-table-cell office:value-type="float" office:value="0"/>
          </table:previous>
        </table:cell-content-change>
        <table:cell-content-change table:id="ct1073">
          <table:cell-address table:column="5" table:row="176" table:table="2"/>
          <office:change-info>
            <dc:creator>ricardo </dc:creator>
            <dc:date>2013-01-04T17:34:37</dc:date>
          </office:change-info>
          <table:previous table:id="ct858">
            <table:change-track-table-cell table:cell-address="'Category Rating and Metrics'.F177" table:formula="of:=[.D177]*[.E177]" office:value-type="float" office:value="0"/>
          </table:previous>
        </table:cell-content-change>
        <table:cell-content-change table:id="ct1074">
          <table:cell-address table:column="1" table:row="217" table:table="2"/>
          <office:change-info>
            <dc:creator>ricardo </dc:creator>
            <dc:date>2013-01-04T17:35:28</dc:date>
          </office:change-info>
          <table:previous>
            <table:change-track-table-cell office:value-type="string">
              <text:p>The project driver performs project management, resource (money) gathering, etc</text:p>
            </table:change-track-table-cell>
          </table:previous>
        </table:cell-content-change>
        <table:cell-content-change table:id="ct1075">
          <table:cell-address table:column="1" table:row="208" table:table="2"/>
          <office:change-info>
            <dc:creator>ricardo </dc:creator>
            <dc:date>2013-01-04T17:35:40</dc:date>
          </office:change-info>
          <table:previous table:id="ct757">
            <table:change-track-table-cell office:value-type="string">
              <text:p>Several levels of documentation (user, development, translator, languages)</text:p>
            </table:change-track-table-cell>
          </table:previous>
        </table:cell-content-change>
        <table:cell-content-change table:id="ct1076">
          <table:cell-address table:column="1" table:row="217" table:table="2"/>
          <office:change-info>
            <dc:creator>ricardo </dc:creator>
            <dc:date>2013-01-04T17:35:53</dc:date>
          </office:change-info>
          <table:previous table:id="ct1074">
            <table:change-track-table-cell/>
          </table:previous>
        </table:cell-content-change>
        <table:cell-content-change table:id="ct1077">
          <table:cell-address table:column="1" table:row="146" table:table="2"/>
          <office:change-info>
            <dc:creator>ricardo </dc:creator>
            <dc:date>2013-01-04T17:36:38</dc:date>
          </office:change-info>
          <table:previous>
            <table:change-track-table-cell office:value-type="string">
              <text:p>Metric Name</text:p>
            </table:change-track-table-cell>
          </table:previous>
        </table:cell-content-change>
        <table:cell-content-change table:id="ct1078">
          <table:cell-address table:column="1" table:row="147" table:table="2"/>
          <office:change-info>
            <dc:creator>ricardo </dc:creator>
            <dc:date>2013-01-04T17:36:38</dc:date>
          </office:change-info>
          <table:previous table:id="ct227">
            <table:change-track-table-cell office:value-type="string">
              <text:p>Documentation</text:p>
            </table:change-track-table-cell>
          </table:previous>
        </table:cell-content-change>
        <table:cell-content-change table:id="ct1079">
          <table:cell-address table:column="1" table:row="148" table:table="2"/>
          <office:change-info>
            <dc:creator>ricardo </dc:creator>
            <dc:date>2013-01-04T17:36:38</dc:date>
          </office:change-info>
          <table:previous table:id="ct740">
            <table:change-track-table-cell office:value-type="string">
              <text:p>Online tutorials</text:p>
            </table:change-track-table-cell>
          </table:previous>
        </table:cell-content-change>
        <table:cell-content-change table:id="ct1080">
          <table:cell-address table:column="1" table:row="149" table:table="2"/>
          <office:change-info>
            <dc:creator>ricardo </dc:creator>
            <dc:date>2013-01-04T17:36:38</dc:date>
          </office:change-info>
          <table:previous table:id="ct741">
            <table:change-track-table-cell office:value-type="string">
              <text:p>Offline tutorials</text:p>
            </table:change-track-table-cell>
          </table:previous>
        </table:cell-content-change>
        <table:cell-content-change table:id="ct1081">
          <table:cell-address table:column="1" table:row="150" table:table="2"/>
          <office:change-info>
            <dc:creator>ricardo </dc:creator>
            <dc:date>2013-01-04T17:36:38</dc:date>
          </office:change-info>
          <table:previous table:id="ct742">
            <table:change-track-table-cell office:value-type="string">
              <text:p>Hello World</text:p>
            </table:change-track-table-cell>
          </table:previous>
        </table:cell-content-change>
        <table:cell-content-change table:id="ct1082">
          <table:cell-address table:column="1" table:row="151" table:table="2"/>
          <office:change-info>
            <dc:creator>ricardo </dc:creator>
            <dc:date>2013-01-04T17:36:38</dc:date>
          </office:change-info>
          <table:previous table:id="ct743">
            <table:change-track-table-cell office:value-type="string">
              <text:p>Books from the author, authors or company.</text:p>
            </table:change-track-table-cell>
          </table:previous>
        </table:cell-content-change>
        <table:cell-content-change table:id="ct1083">
          <table:cell-address table:column="1" table:row="152" table:table="2"/>
          <office:change-info>
            <dc:creator>ricardo </dc:creator>
            <dc:date>2013-01-04T17:36:38</dc:date>
          </office:change-info>
          <table:previous table:id="ct744">
            <table:change-track-table-cell office:value-type="string">
              <text:p><text:s/>Languages</text:p>
            </table:change-track-table-cell>
          </table:previous>
        </table:cell-content-change>
        <table:cell-content-change table:id="ct1084">
          <table:cell-address table:column="1" table:row="154" table:table="2"/>
          <office:change-info>
            <dc:creator>ricardo </dc:creator>
            <dc:date>2013-01-04T17:36:38</dc:date>
          </office:change-info>
          <table:previous>
            <table:change-track-table-cell office:value-type="string">
              <text:p>Test Description</text:p>
            </table:change-track-table-cell>
          </table:previous>
        </table:cell-content-change>
        <table:cell-content-change table:id="ct1085">
          <table:cell-address table:column="1" table:row="155" table:table="2"/>
          <office:change-info>
            <dc:creator>ricardo </dc:creator>
            <dc:date>2013-01-04T17:36:38</dc:date>
          </office:change-info>
          <table:previous>
            <table:change-track-table-cell office:value-type="string">
              <text:p>This measures that through a real-world deployment, that the software is scalable and tested in real use.</text:p>
            </table:change-track-table-cell>
          </table:previous>
        </table:cell-content-change>
        <table:cell-content-change table:id="ct1086">
          <table:cell-address table:column="1" table:row="163" table:table="2"/>
          <office:change-info>
            <dc:creator>ricardo </dc:creator>
            <dc:date>2013-01-04T17:36:38</dc:date>
          </office:change-info>
          <table:previous>
            <table:change-track-table-cell office:value-type="string">
              <text:p>Test Score Specification</text:p>
            </table:change-track-table-cell>
          </table:previous>
        </table:cell-content-change>
        <table:cell-content-change table:id="ct1087">
          <table:cell-address table:column="1" table:row="163" table:table="2"/>
          <office:change-info>
            <dc:creator>ricardo </dc:creator>
            <dc:date>2013-01-04T17:36:38</dc:date>
          </office:change-info>
          <table:previous>
            <table:change-track-table-cell office:value-type="string">
              <text:p>Yes, with publish users size</text:p>
            </table:change-track-table-cell>
          </table:previous>
        </table:cell-content-change>
        <table:cell-content-change table:id="ct1088">
          <table:cell-address table:column="1" table:row="163" table:table="2"/>
          <office:change-info>
            <dc:creator>ricardo </dc:creator>
            <dc:date>2013-01-04T17:36:38</dc:date>
          </office:change-info>
          <table:previous>
            <table:change-track-table-cell office:value-type="string">
              <text:p>Yes</text:p>
            </table:change-track-table-cell>
          </table:previous>
        </table:cell-content-change>
        <table:cell-content-change table:id="ct1089">
          <table:cell-address table:column="1" table:row="163" table:table="2"/>
          <office:change-info>
            <dc:creator>ricardo </dc:creator>
            <dc:date>2013-01-04T17:36:38</dc:date>
          </office:change-info>
          <table:previous>
            <table:change-track-table-cell office:value-type="string">
              <text:p>No</text:p>
            </table:change-track-table-cell>
          </table:previous>
        </table:cell-content-change>
        <table:cell-content-change table:id="ct1090">
          <table:cell-address table:column="2" table:row="146" table:table="2"/>
          <office:change-info>
            <dc:creator>ricardo </dc:creator>
            <dc:date>2013-01-04T17:36:38</dc:date>
          </office:change-info>
          <table:previous>
            <table:change-track-table-cell office:value-type="string">
              <text:p>Raw Score</text:p>
            </table:change-track-table-cell>
          </table:previous>
        </table:cell-content-change>
        <table:cell-content-change table:id="ct1091">
          <table:cell-address table:column="3" table:row="146" table:table="2"/>
          <office:change-info>
            <dc:creator>ricardo </dc:creator>
            <dc:date>2013-01-04T17:36:38</dc:date>
          </office:change-info>
          <table:previous>
            <table:change-track-table-cell office:value-type="string">
              <text:p>Weight</text:p>
            </table:change-track-table-cell>
          </table:previous>
        </table:cell-content-change>
        <table:cell-content-change table:id="ct1092">
          <table:cell-address table:column="3" table:row="147" table:table="2"/>
          <office:change-info>
            <dc:creator>ricardo </dc:creator>
            <dc:date>2013-01-04T17:36:38</dc:date>
          </office:change-info>
          <table:previous>
            <table:change-track-table-cell office:value-type="float" office:value="0"/>
          </table:previous>
        </table:cell-content-change>
        <table:cell-content-change table:id="ct1093">
          <table:cell-address table:column="3" table:row="148" table:table="2"/>
          <office:change-info>
            <dc:creator>ricardo </dc:creator>
            <dc:date>2013-01-04T17:36:38</dc:date>
          </office:change-info>
          <table:previous table:id="ct745">
            <table:change-track-table-cell office:value-type="float" office:value="0"/>
          </table:previous>
        </table:cell-content-change>
        <table:cell-content-change table:id="ct1094">
          <table:cell-address table:column="3" table:row="149" table:table="2"/>
          <office:change-info>
            <dc:creator>ricardo </dc:creator>
            <dc:date>2013-01-04T17:36:38</dc:date>
          </office:change-info>
          <table:previous table:id="ct746">
            <table:change-track-table-cell office:value-type="float" office:value="0"/>
          </table:previous>
        </table:cell-content-change>
        <table:cell-content-change table:id="ct1095">
          <table:cell-address table:column="3" table:row="150" table:table="2"/>
          <office:change-info>
            <dc:creator>ricardo </dc:creator>
            <dc:date>2013-01-04T17:36:38</dc:date>
          </office:change-info>
          <table:previous table:id="ct747">
            <table:change-track-table-cell office:value-type="float" office:value="0"/>
          </table:previous>
        </table:cell-content-change>
        <table:cell-content-change table:id="ct1096">
          <table:cell-address table:column="3" table:row="151" table:table="2"/>
          <office:change-info>
            <dc:creator>ricardo </dc:creator>
            <dc:date>2013-01-04T17:36:38</dc:date>
          </office:change-info>
          <table:previous table:id="ct748">
            <table:change-track-table-cell office:value-type="float" office:value="0"/>
          </table:previous>
        </table:cell-content-change>
        <table:cell-content-change table:id="ct1097">
          <table:cell-address table:column="3" table:row="152" table:table="2"/>
          <office:change-info>
            <dc:creator>ricardo </dc:creator>
            <dc:date>2013-01-04T17:36:38</dc:date>
          </office:change-info>
          <table:previous table:id="ct749">
            <table:change-track-table-cell office:value-type="float" office:value="0"/>
          </table:previous>
        </table:cell-content-change>
        <table:cell-content-change table:id="ct1098">
          <table:cell-address table:column="4" table:row="146" table:table="2"/>
          <office:change-info>
            <dc:creator>ricardo </dc:creator>
            <dc:date>2013-01-04T17:36:38</dc:date>
          </office:change-info>
          <table:previous>
            <table:change-track-table-cell office:value-type="string">
              <text:p>Unweighted Score</text:p>
            </table:change-track-table-cell>
          </table:previous>
        </table:cell-content-change>
        <table:cell-content-change table:id="ct1099">
          <table:cell-address table:column="4" table:row="147" table:table="2"/>
          <office:change-info>
            <dc:creator>ricardo </dc:creator>
            <dc:date>2013-01-04T17:36:38</dc:date>
          </office:change-info>
          <table:previous>
            <table:change-track-table-cell office:value-type="float" office:value="0"/>
          </table:previous>
        </table:cell-content-change>
        <table:cell-content-change table:id="ct1100">
          <table:cell-address table:column="4" table:row="163" table:table="2"/>
          <office:change-info>
            <dc:creator>ricardo </dc:creator>
            <dc:date>2013-01-04T17:36:38</dc:date>
          </office:change-info>
          <table:previous>
            <table:change-track-table-cell office:value-type="string">
              <text:p>Score</text:p>
            </table:change-track-table-cell>
          </table:previous>
        </table:cell-content-change>
        <table:cell-content-change table:id="ct1101">
          <table:cell-address table:column="4" table:row="163" table:table="2"/>
          <office:change-info>
            <dc:creator>ricardo </dc:creator>
            <dc:date>2013-01-04T17:36:38</dc:date>
          </office:change-info>
          <table:previous>
            <table:change-track-table-cell office:value-type="float" office:value="5"/>
          </table:previous>
        </table:cell-content-change>
        <table:cell-content-change table:id="ct1102">
          <table:cell-address table:column="4" table:row="163" table:table="2"/>
          <office:change-info>
            <dc:creator>ricardo </dc:creator>
            <dc:date>2013-01-04T17:36:38</dc:date>
          </office:change-info>
          <table:previous>
            <table:change-track-table-cell office:value-type="float" office:value="3"/>
          </table:previous>
        </table:cell-content-change>
        <table:cell-content-change table:id="ct1103">
          <table:cell-address table:column="4" table:row="163" table:table="2"/>
          <office:change-info>
            <dc:creator>ricardo </dc:creator>
            <dc:date>2013-01-04T17:36:38</dc:date>
          </office:change-info>
          <table:previous>
            <table:change-track-table-cell office:value-type="float" office:value="1"/>
          </table:previous>
        </table:cell-content-change>
        <table:cell-content-change table:id="ct1104">
          <table:cell-address table:column="5" table:row="146" table:table="2"/>
          <office:change-info>
            <dc:creator>ricardo </dc:creator>
            <dc:date>2013-01-04T17:36:38</dc:date>
          </office:change-info>
          <table:previous>
            <table:change-track-table-cell office:value-type="string">
              <text:p>Weighted Score</text:p>
            </table:change-track-table-cell>
          </table:previous>
        </table:cell-content-change>
        <table:cell-content-change table:id="ct1105">
          <table:cell-address table:column="5" table:row="147" table:table="2"/>
          <office:change-info>
            <dc:creator>ricardo </dc:creator>
            <dc:date>2013-01-04T17:36:38</dc:date>
          </office:change-info>
          <table:previous>
            <table:change-track-table-cell table:cell-address="'Category Rating and Metrics'.F148" table:formula="of:=[.D148]*[.E148]" office:value-type="float" office:value="1.935"/>
          </table:previous>
        </table:cell-content-change>
        <table:cell-content-change table:id="ct1106">
          <table:cell-address table:column="5" table:row="148" table:table="2"/>
          <office:change-info>
            <dc:creator>ricardo </dc:creator>
            <dc:date>2013-01-04T17:36:38</dc:date>
          </office:change-info>
          <table:previous table:id="ct851">
            <table:change-track-table-cell table:cell-address="'Category Rating and Metrics'.F149" table:formula="of:=[.D149]*[.E149]" office:value-type="float" office:value="0"/>
          </table:previous>
        </table:cell-content-change>
        <table:cell-content-change table:id="ct1107">
          <table:cell-address table:column="5" table:row="149" table:table="2"/>
          <office:change-info>
            <dc:creator>ricardo </dc:creator>
            <dc:date>2013-01-04T17:36:38</dc:date>
          </office:change-info>
          <table:previous table:id="ct852">
            <table:change-track-table-cell table:cell-address="'Category Rating and Metrics'.F150" table:formula="of:=[.D150]*[.E150]" office:value-type="float" office:value="1.5"/>
          </table:previous>
        </table:cell-content-change>
        <table:cell-content-change table:id="ct1108">
          <table:cell-address table:column="5" table:row="150" table:table="2"/>
          <office:change-info>
            <dc:creator>ricardo </dc:creator>
            <dc:date>2013-01-04T17:36:38</dc:date>
          </office:change-info>
          <table:previous table:id="ct853">
            <table:change-track-table-cell table:cell-address="'Category Rating and Metrics'.F151" table:formula="of:=[.D151]*[.E151]" office:value-type="float" office:value="0.3"/>
          </table:previous>
        </table:cell-content-change>
        <table:cell-content-change table:id="ct1109">
          <table:cell-address table:column="5" table:row="151" table:table="2"/>
          <office:change-info>
            <dc:creator>ricardo </dc:creator>
            <dc:date>2013-01-04T17:36:38</dc:date>
          </office:change-info>
          <table:previous table:id="ct854">
            <table:change-track-table-cell table:cell-address="'Category Rating and Metrics'.F152" table:formula="of:=[.D152]*[.E152]" office:value-type="float" office:value="1.25"/>
          </table:previous>
        </table:cell-content-change>
        <table:cell-content-change table:id="ct1110">
          <table:cell-address table:column="5" table:row="152" table:table="2"/>
          <office:change-info>
            <dc:creator>ricardo </dc:creator>
            <dc:date>2013-01-04T17:36:38</dc:date>
          </office:change-info>
          <table:previous table:id="ct855">
            <table:change-track-table-cell table:cell-address="'Category Rating and Metrics'.F153" table:formula="of:=[.D153]*[.E153]" office:value-type="float" office:value="0.75"/>
          </table:previous>
        </table:cell-content-change>
        <table:cell-content-change table:id="ct1111">
          <table:cell-address table:column="1" table:row="146" table:table="2"/>
          <office:change-info>
            <dc:creator>ricardo </dc:creator>
            <dc:date>2013-01-04T17:36:51</dc:date>
          </office:change-info>
          <table:previous table:id="ct1077">
            <table:change-track-table-cell/>
          </table:previous>
        </table:cell-content-change>
        <table:cell-content-change table:id="ct1112">
          <table:cell-address table:column="1" table:row="147" table:table="2"/>
          <office:change-info>
            <dc:creator>ricardo </dc:creator>
            <dc:date>2013-01-04T17:36:51</dc:date>
          </office:change-info>
          <table:previous table:id="ct1078">
            <table:change-track-table-cell/>
          </table:previous>
        </table:cell-content-change>
        <table:cell-content-change table:id="ct1113">
          <table:cell-address table:column="1" table:row="149" table:table="2"/>
          <office:change-info>
            <dc:creator>ricardo </dc:creator>
            <dc:date>2013-01-04T17:36:51</dc:date>
          </office:change-info>
          <table:previous table:id="ct1080">
            <table:change-track-table-cell/>
          </table:previous>
        </table:cell-content-change>
        <table:cell-content-change table:id="ct1114">
          <table:cell-address table:column="1" table:row="150" table:table="2"/>
          <office:change-info>
            <dc:creator>ricardo </dc:creator>
            <dc:date>2013-01-04T17:36:51</dc:date>
          </office:change-info>
          <table:previous table:id="ct1081">
            <table:change-track-table-cell/>
          </table:previous>
        </table:cell-content-change>
        <table:cell-content-change table:id="ct1115">
          <table:cell-address table:column="1" table:row="151" table:table="2"/>
          <office:change-info>
            <dc:creator>ricardo </dc:creator>
            <dc:date>2013-01-04T17:36:51</dc:date>
          </office:change-info>
          <table:previous table:id="ct1082">
            <table:change-track-table-cell/>
          </table:previous>
        </table:cell-content-change>
        <table:cell-content-change table:id="ct1116">
          <table:cell-address table:column="1" table:row="152" table:table="2"/>
          <office:change-info>
            <dc:creator>ricardo </dc:creator>
            <dc:date>2013-01-04T17:36:51</dc:date>
          </office:change-info>
          <table:previous table:id="ct1083">
            <table:change-track-table-cell/>
          </table:previous>
        </table:cell-content-change>
        <table:cell-content-change table:id="ct1117">
          <table:cell-address table:column="1" table:row="153" table:table="2"/>
          <office:change-info>
            <dc:creator>ricardo </dc:creator>
            <dc:date>2013-01-04T17:36:51</dc:date>
          </office:change-info>
          <table:previous>
            <table:change-track-table-cell/>
          </table:previous>
        </table:cell-content-change>
        <table:cell-content-change table:id="ct1118">
          <table:cell-address table:column="1" table:row="155" table:table="2"/>
          <office:change-info>
            <dc:creator>ricardo </dc:creator>
            <dc:date>2013-01-04T17:36:51</dc:date>
          </office:change-info>
          <table:previous table:id="ct1085">
            <table:change-track-table-cell/>
          </table:previous>
        </table:cell-content-change>
        <table:cell-content-change table:id="ct1119">
          <table:cell-address table:column="1" table:row="156" table:table="2"/>
          <office:change-info>
            <dc:creator>ricardo </dc:creator>
            <dc:date>2013-01-04T17:36:51</dc:date>
          </office:change-info>
          <table:previous>
            <table:change-track-table-cell/>
          </table:previous>
        </table:cell-content-change>
        <table:cell-content-change table:id="ct1120">
          <table:cell-address table:column="2" table:row="146" table:table="2"/>
          <office:change-info>
            <dc:creator>ricardo </dc:creator>
            <dc:date>2013-01-04T17:36:51</dc:date>
          </office:change-info>
          <table:previous table:id="ct1090">
            <table:change-track-table-cell/>
          </table:previous>
        </table:cell-content-change>
        <table:cell-content-change table:id="ct1121">
          <table:cell-address table:column="2" table:row="147" table:table="2"/>
          <office:change-info>
            <dc:creator>ricardo </dc:creator>
            <dc:date>2013-01-04T17:36:51</dc:date>
          </office:change-info>
          <table:previous>
            <table:change-track-table-cell/>
          </table:previous>
        </table:cell-content-change>
        <table:cell-content-change table:id="ct1122">
          <table:cell-address table:column="3" table:row="146" table:table="2"/>
          <office:change-info>
            <dc:creator>ricardo </dc:creator>
            <dc:date>2013-01-04T17:36:51</dc:date>
          </office:change-info>
          <table:previous table:id="ct1091">
            <table:change-track-table-cell/>
          </table:previous>
        </table:cell-content-change>
        <table:cell-content-change table:id="ct1123">
          <table:cell-address table:column="3" table:row="147" table:table="2"/>
          <office:change-info>
            <dc:creator>ricardo </dc:creator>
            <dc:date>2013-01-04T17:36:51</dc:date>
          </office:change-info>
          <table:previous table:id="ct1092">
            <table:change-track-table-cell/>
          </table:previous>
        </table:cell-content-change>
        <table:cell-content-change table:id="ct1124">
          <table:cell-address table:column="3" table:row="149" table:table="2"/>
          <office:change-info>
            <dc:creator>ricardo </dc:creator>
            <dc:date>2013-01-04T17:36:51</dc:date>
          </office:change-info>
          <table:previous table:id="ct1094">
            <table:change-track-table-cell/>
          </table:previous>
        </table:cell-content-change>
        <table:cell-content-change table:id="ct1125">
          <table:cell-address table:column="3" table:row="150" table:table="2"/>
          <office:change-info>
            <dc:creator>ricardo </dc:creator>
            <dc:date>2013-01-04T17:36:51</dc:date>
          </office:change-info>
          <table:previous table:id="ct1095">
            <table:change-track-table-cell/>
          </table:previous>
        </table:cell-content-change>
        <table:cell-content-change table:id="ct1126">
          <table:cell-address table:column="3" table:row="151" table:table="2"/>
          <office:change-info>
            <dc:creator>ricardo </dc:creator>
            <dc:date>2013-01-04T17:36:51</dc:date>
          </office:change-info>
          <table:previous table:id="ct1096">
            <table:change-track-table-cell/>
          </table:previous>
        </table:cell-content-change>
        <table:cell-content-change table:id="ct1127">
          <table:cell-address table:column="3" table:row="152" table:table="2"/>
          <office:change-info>
            <dc:creator>ricardo </dc:creator>
            <dc:date>2013-01-04T17:36:51</dc:date>
          </office:change-info>
          <table:previous table:id="ct1097">
            <table:change-track-table-cell/>
          </table:previous>
        </table:cell-content-change>
        <table:cell-content-change table:id="ct1128">
          <table:cell-address table:column="3" table:row="153" table:table="2"/>
          <office:change-info>
            <dc:creator>ricardo </dc:creator>
            <dc:date>2013-01-04T17:36:51</dc:date>
          </office:change-info>
          <table:previous>
            <table:change-track-table-cell/>
          </table:previous>
        </table:cell-content-change>
        <table:cell-content-change table:id="ct1129">
          <table:cell-address table:column="4" table:row="146" table:table="2"/>
          <office:change-info>
            <dc:creator>ricardo </dc:creator>
            <dc:date>2013-01-04T17:36:51</dc:date>
          </office:change-info>
          <table:previous table:id="ct1098">
            <table:change-track-table-cell/>
          </table:previous>
        </table:cell-content-change>
        <table:cell-content-change table:id="ct1130">
          <table:cell-address table:column="4" table:row="147" table:table="2"/>
          <office:change-info>
            <dc:creator>ricardo </dc:creator>
            <dc:date>2013-01-04T17:36:51</dc:date>
          </office:change-info>
          <table:previous table:id="ct1099">
            <table:change-track-table-cell/>
          </table:previous>
        </table:cell-content-change>
        <table:cell-content-change table:id="ct1131">
          <table:cell-address table:column="4" table:row="149" table:table="2"/>
          <office:change-info>
            <dc:creator>ricardo </dc:creator>
            <dc:date>2013-01-04T17:36:51</dc:date>
          </office:change-info>
          <table:previous>
            <table:change-track-table-cell/>
          </table:previous>
        </table:cell-content-change>
        <table:cell-content-change table:id="ct1132">
          <table:cell-address table:column="4" table:row="150" table:table="2"/>
          <office:change-info>
            <dc:creator>ricardo </dc:creator>
            <dc:date>2013-01-04T17:36:51</dc:date>
          </office:change-info>
          <table:previous>
            <table:change-track-table-cell/>
          </table:previous>
        </table:cell-content-change>
        <table:cell-content-change table:id="ct1133">
          <table:cell-address table:column="4" table:row="151" table:table="2"/>
          <office:change-info>
            <dc:creator>ricardo </dc:creator>
            <dc:date>2013-01-04T17:36:51</dc:date>
          </office:change-info>
          <table:previous>
            <table:change-track-table-cell/>
          </table:previous>
        </table:cell-content-change>
        <table:cell-content-change table:id="ct1134">
          <table:cell-address table:column="4" table:row="152" table:table="2"/>
          <office:change-info>
            <dc:creator>ricardo </dc:creator>
            <dc:date>2013-01-04T17:36:51</dc:date>
          </office:change-info>
          <table:previous>
            <table:change-track-table-cell/>
          </table:previous>
        </table:cell-content-change>
        <table:cell-content-change table:id="ct1135">
          <table:cell-address table:column="4" table:row="153" table:table="2"/>
          <office:change-info>
            <dc:creator>ricardo </dc:creator>
            <dc:date>2013-01-04T17:36:51</dc:date>
          </office:change-info>
          <table:previous>
            <table:change-track-table-cell/>
          </table:previous>
        </table:cell-content-change>
        <table:cell-content-change table:id="ct1136">
          <table:cell-address table:column="5" table:row="146" table:table="2"/>
          <office:change-info>
            <dc:creator>ricardo </dc:creator>
            <dc:date>2013-01-04T17:36:51</dc:date>
          </office:change-info>
          <table:previous table:id="ct1104">
            <table:change-track-table-cell/>
          </table:previous>
        </table:cell-content-change>
        <table:cell-content-change table:id="ct1137">
          <table:cell-address table:column="5" table:row="147" table:table="2"/>
          <office:change-info>
            <dc:creator>ricardo </dc:creator>
            <dc:date>2013-01-04T17:36:51</dc:date>
          </office:change-info>
          <table:previous table:id="ct1105">
            <table:change-track-table-cell/>
          </table:previous>
        </table:cell-content-change>
        <table:cell-content-change table:id="ct1138">
          <table:cell-address table:column="5" table:row="149" table:table="2"/>
          <office:change-info>
            <dc:creator>ricardo </dc:creator>
            <dc:date>2013-01-04T17:36:51</dc:date>
          </office:change-info>
          <table:previous table:id="ct1107">
            <table:change-track-table-cell/>
          </table:previous>
        </table:cell-content-change>
        <table:cell-content-change table:id="ct1139">
          <table:cell-address table:column="5" table:row="150" table:table="2"/>
          <office:change-info>
            <dc:creator>ricardo </dc:creator>
            <dc:date>2013-01-04T17:36:51</dc:date>
          </office:change-info>
          <table:previous table:id="ct1108">
            <table:change-track-table-cell/>
          </table:previous>
        </table:cell-content-change>
        <table:cell-content-change table:id="ct1140">
          <table:cell-address table:column="5" table:row="151" table:table="2"/>
          <office:change-info>
            <dc:creator>ricardo </dc:creator>
            <dc:date>2013-01-04T17:36:51</dc:date>
          </office:change-info>
          <table:previous table:id="ct1109">
            <table:change-track-table-cell/>
          </table:previous>
        </table:cell-content-change>
        <table:cell-content-change table:id="ct1141">
          <table:cell-address table:column="5" table:row="152" table:table="2"/>
          <office:change-info>
            <dc:creator>ricardo </dc:creator>
            <dc:date>2013-01-04T17:36:51</dc:date>
          </office:change-info>
          <table:previous table:id="ct1110">
            <table:change-track-table-cell/>
          </table:previous>
        </table:cell-content-change>
        <table:cell-content-change table:id="ct1142">
          <table:cell-address table:column="5" table:row="153" table:table="2"/>
          <office:change-info>
            <dc:creator>ricardo </dc:creator>
            <dc:date>2013-01-04T17:36:51</dc:date>
          </office:change-info>
          <table:previous>
            <table:change-track-table-cell/>
          </table:previous>
        </table:cell-content-change>
        <table:cell-content-change table:id="ct1143">
          <table:cell-address table:column="5" table:row="129" table:table="2"/>
          <office:change-info>
            <dc:creator>ricardo </dc:creator>
            <dc:date>2013-01-04T17:37:19</dc:date>
          </office:change-info>
          <table:previous>
            <table:change-track-table-cell table:cell-address="'Category Rating and Metrics'.F130" table:formula="of:=SUM([.F133:.F157])" office:value-type="float" office:value="13.055"/>
          </table:previous>
        </table:cell-content-change>
        <table:cell-content-change table:id="ct1144">
          <table:cell-address table:column="4" table:row="129" table:table="2"/>
          <office:change-info>
            <dc:creator>ricardo </dc:creator>
            <dc:date>2013-01-04T17:37:28</dc:date>
          </office:change-info>
          <table:previous>
            <table:change-track-table-cell table:cell-address="'Category Rating and Metrics'.E130" table:formula="of:=#ref!" office:value-type="string"/>
          </table:previous>
        </table:cell-content-change>
        <table:cell-content-change table:id="ct1145">
          <table:cell-address table:column="3" table:row="147" table:table="2"/>
          <office:change-info>
            <dc:creator>ricardo </dc:creator>
            <dc:date>2013-01-04T17:37:44</dc:date>
          </office:change-info>
          <table:previous table:id="ct1123">
            <table:change-track-table-cell office:value-type="float" office:value="1"/>
          </table:previous>
        </table:cell-content-change>
        <table:cell-content-change table:id="ct1146">
          <table:cell-address table:column="3" table:row="147" table:table="2"/>
          <office:change-info>
            <dc:creator>ricardo </dc:creator>
            <dc:date>2013-01-04T17:37:49</dc:date>
          </office:change-info>
          <table:previous table:id="ct1145">
            <table:change-track-table-cell office:value-type="float" office:value="65"/>
          </table:previous>
        </table:cell-content-change>
        <table:cell-content-change table:id="ct1147">
          <table:cell-address table:column="3" table:row="132" table:table="2"/>
          <office:change-info>
            <dc:creator>ricardo </dc:creator>
            <dc:date>2013-01-04T17:37:58</dc:date>
          </office:change-info>
          <table:previous>
            <table:change-track-table-cell office:value-type="float" office:value="0"/>
          </table:previous>
        </table:cell-content-change>
        <table:cell-content-change table:id="ct1148">
          <table:cell-address table:column="3" table:row="132" table:table="2"/>
          <office:change-info>
            <dc:creator>ricardo </dc:creator>
            <dc:date>2013-01-04T17:38:11</dc:date>
          </office:change-info>
          <table:previous table:id="ct1147">
            <table:change-track-table-cell office:value-type="float" office:value="0.35"/>
          </table:previous>
        </table:cell-content-change>
        <table:cell-content-change table:id="ct1149">
          <table:cell-address table:column="3" table:row="147" table:table="2"/>
          <office:change-info>
            <dc:creator>ricardo </dc:creator>
            <dc:date>2013-01-04T17:38:15</dc:date>
          </office:change-info>
          <table:previous table:id="ct1146">
            <table:change-track-table-cell office:value-type="float" office:value="0.65"/>
          </table:previous>
        </table:cell-content-change>
        <table:insertion table:id="ct1150" table:type="row" table:position="133" table:table="2">
          <office:change-info>
            <dc:creator>ricardo </dc:creator>
            <dc:date>2013-01-04T17:38:20</dc:date>
          </office:change-info>
        </table:insertion>
        <table:cell-content-change table:id="ct1151">
          <table:cell-address table:column="1" table:row="195" table:table="2"/>
          <office:change-info>
            <dc:creator>ricardo </dc:creator>
            <dc:date>2013-01-04T17:40:14</dc:date>
          </office:change-info>
          <table:previous>
            <table:change-track-table-cell office:value-type="string">
              <text:p>Usually code contributors promote community building surrounding the project. The more code contributors, the better the community support.</text:p>
            </table:change-track-table-cell>
          </table:previous>
        </table:cell-content-change>
        <table:insertion table:id="ct1152" table:type="row" table:position="191" table:table="2">
          <office:change-info>
            <dc:creator>ricardo </dc:creator>
            <dc:date>2013-01-04T17:45:34</dc:date>
          </office:change-info>
          <table:dependencies>
            <table:dependence table:id="ct2242"/>
            <table:dependence table:id="ct2228"/>
            <table:dependence table:id="ct2226"/>
            <table:dependence table:id="ct1631"/>
            <table:dependence table:id="ct1630"/>
            <table:dependence table:id="ct1466"/>
            <table:dependence table:id="ct1465"/>
            <table:dependence table:id="ct1300"/>
            <table:dependence table:id="ct1297"/>
            <table:dependence table:id="ct1156"/>
            <table:dependence table:id="ct1155"/>
            <table:dependence table:id="ct1154"/>
            <table:dependence table:id="ct1153"/>
          </table:dependencies>
        </table:insertion>
        <table:cell-content-change table:id="ct1153">
          <table:cell-address table:column="1" table:row="191" table:table="2"/>
          <office:change-info>
            <dc:creator>ricardo </dc:creator>
            <dc:date>2013-01-04T17:45:37</dc:date>
          </office:change-info>
          <table:previous>
            <table:change-track-table-cell/>
          </table:previous>
        </table:cell-content-change>
        <table:cell-content-change table:id="ct1154">
          <table:cell-address table:column="3" table:row="191" table:table="2"/>
          <office:change-info>
            <dc:creator>ricardo </dc:creator>
            <dc:date>2013-01-04T17:45:37</dc:date>
          </office:change-info>
          <table:previous>
            <table:change-track-table-cell/>
          </table:previous>
        </table:cell-content-change>
        <table:cell-content-change table:id="ct1155">
          <table:cell-address table:column="4" table:row="191" table:table="2"/>
          <office:change-info>
            <dc:creator>ricardo </dc:creator>
            <dc:date>2013-01-04T17:45:37</dc:date>
          </office:change-info>
          <table:previous>
            <table:change-track-table-cell/>
          </table:previous>
        </table:cell-content-change>
        <table:cell-content-change table:id="ct1156">
          <table:cell-address table:column="5" table:row="191" table:table="2"/>
          <office:change-info>
            <dc:creator>ricardo </dc:creator>
            <dc:date>2013-01-04T17:45:37</dc:date>
          </office:change-info>
          <table:previous>
            <table:change-track-table-cell/>
          </table:previous>
        </table:cell-content-change>
        <table:cell-content-change table:id="ct1157">
          <table:cell-address table:column="1" table:row="189" table:table="2"/>
          <office:change-info>
            <dc:creator>ricardo </dc:creator>
            <dc:date>2013-01-04T17:45:48</dc:date>
          </office:change-info>
          <table:previous table:id="ct222">
            <table:change-track-table-cell office:value-type="string">
              <text:p>Is still the original developer/team active nowadays? </text:p>
            </table:change-track-table-cell>
          </table:previous>
        </table:cell-content-change>
        <table:insertion table:id="ct1158" table:type="row" table:position="190" table:table="2">
          <office:change-info>
            <dc:creator>ricardo </dc:creator>
            <dc:date>2013-01-04T17:45:51</dc:date>
          </office:change-info>
        </table:insertion>
        <table:deletion table:id="ct1159" table:type="row" table:position="176" table:table="2">
          <office:change-info>
            <dc:creator>ricardo </dc:creator>
            <dc:date>2013-01-04T17:46:49</dc:date>
          </office:change-info>
          <table:deletions>
            <table:cell-content-deletion table:id="ct1073">
              <table:change-track-table-cell/>
            </table:cell-content-deletion>
            <table:cell-content-deletion table:id="ct1072">
              <table:change-track-table-cell/>
            </table:cell-content-deletion>
            <table:cell-content-deletion table:id="ct1071">
              <table:change-track-table-cell/>
            </table:cell-content-deletion>
            <table:change-deletion table:id="ct753"/>
          </table:deletions>
        </table:deletion>
        <table:deletion table:id="ct1160" table:type="row" table:position="52" table:table="2" table:multi-deletion-spanned="4">
          <office:change-info>
            <dc:creator>ricardo </dc:creator>
            <dc:date>2013-01-04T17:49:06</dc:date>
          </office:change-info>
          <table:deletions>
            <table:cell-content-deletion>
              <table:cell-address table:column="1" table:row="52" table:table="2"/>
              <table:change-track-table-cell office:value-type="string">
                <text:p>Test Score Specification</text:p>
              </table:change-track-table-cell>
            </table:cell-content-deletion>
            <table:cell-content-deletion>
              <table:cell-address table:column="4" table:row="52" table:table="2"/>
              <table:change-track-table-cell office:value-type="string">
                <text:p>Score</text:p>
              </table:change-track-table-cell>
            </table:cell-content-deletion>
          </table:deletions>
        </table:deletion>
        <table:deletion table:id="ct1161" table:type="row" table:position="52" table:table="2">
          <office:change-info>
            <dc:creator>ricardo </dc:creator>
            <dc:date>2013-01-04T17:49:06</dc:date>
          </office:change-info>
          <table:deletions>
            <table:cell-content-deletion>
              <table:cell-address table:column="1" table:row="52" table:table="2"/>
              <table:change-track-table-cell office:value-type="string">
                <text:p>Simple &amp; Intuitive, information is well organized, no manual required</text:p>
              </table:change-track-table-cell>
            </table:cell-content-deletion>
            <table:cell-content-deletion>
              <table:cell-address table:column="4" table:row="52" table:table="2"/>
              <table:change-track-table-cell office:value-type="float" office:value="5"/>
            </table:cell-content-deletion>
            <table:change-deletion table:id="ct1160"/>
          </table:deletions>
        </table:deletion>
        <table:deletion table:id="ct1162" table:type="row" table:position="52" table:table="2">
          <office:change-info>
            <dc:creator>ricardo </dc:creator>
            <dc:date>2013-01-04T17:49:06</dc:date>
          </office:change-info>
          <table:deletions>
            <table:cell-content-deletion>
              <table:cell-address table:column="1" table:row="52" table:table="2"/>
              <table:change-track-table-cell office:value-type="string">
                <text:p>Takes little time to learn, information somewhat organized, some use of the manual</text:p>
              </table:change-track-table-cell>
            </table:cell-content-deletion>
            <table:cell-content-deletion>
              <table:cell-address table:column="4" table:row="52" table:table="2"/>
              <table:change-track-table-cell office:value-type="float" office:value="3"/>
            </table:cell-content-deletion>
            <table:change-deletion table:id="ct1161"/>
          </table:deletions>
        </table:deletion>
        <table:deletion table:id="ct1163" table:type="row" table:position="52" table:table="2">
          <office:change-info>
            <dc:creator>ricardo </dc:creator>
            <dc:date>2013-01-04T17:49:06</dc:date>
          </office:change-info>
          <table:deletions>
            <table:cell-content-deletion>
              <table:cell-address table:column="1" table:row="52" table:table="2"/>
              <table:change-track-table-cell office:value-type="string">
                <text:p>Complex, too much information, no obvious organization, cannot use without a manual</text:p>
              </table:change-track-table-cell>
            </table:cell-content-deletion>
            <table:cell-content-deletion>
              <table:cell-address table:column="4" table:row="52" table:table="2"/>
              <table:change-track-table-cell office:value-type="float" office:value="1"/>
            </table:cell-content-deletion>
            <table:change-deletion table:id="ct1162"/>
          </table:deletions>
        </table:deletion>
        <table:deletion table:id="ct1164" table:type="row" table:position="52" table:table="2" table:multi-deletion-spanned="11">
          <office:change-info>
            <dc:creator>ricardo </dc:creator>
            <dc:date>2013-01-04T17:49:12</dc:date>
          </office:change-info>
          <table:deletions>
            <table:change-deletion table:id="ct165"/>
          </table:deletions>
          <table:cut-offs>
            <table:movement-cut-off table:id="ct149" table:start-position="1" table:end-position="0"/>
          </table:cut-offs>
        </table:deletion>
        <table:deletion table:id="ct1165" table:type="row" table:position="52" table:table="2">
          <office:change-info>
            <dc:creator>ricardo </dc:creator>
            <dc:date>2013-01-04T17:49:12</dc:date>
          </office:change-info>
          <table:deletions>
            <table:change-deletion table:id="ct1164"/>
          </table:deletions>
          <table:cut-offs>
            <table:movement-cut-off table:id="ct149" table:start-position="1" table:end-position="0"/>
          </table:cut-offs>
        </table:deletion>
        <table:deletion table:id="ct1166" table:type="row" table:position="52" table:table="2">
          <office:change-info>
            <dc:creator>ricardo </dc:creator>
            <dc:date>2013-01-04T17:49:12</dc:date>
          </office:change-info>
          <table:deletions>
            <table:cell-content-deletion>
              <table:cell-address table:column="1" table:row="52" table:table="2"/>
              <table:change-track-table-cell office:value-type="string">
                <text:p>Test Description</text:p>
              </table:change-track-table-cell>
            </table:cell-content-deletion>
            <table:change-deletion table:id="ct1165"/>
          </table:deletions>
          <table:cut-offs>
            <table:movement-cut-off table:id="ct149" table:start-position="1" table:end-position="0"/>
          </table:cut-offs>
        </table:deletion>
        <table:deletion table:id="ct1167" table:type="row" table:position="52" table:table="2">
          <office:change-info>
            <dc:creator>ricardo </dc:creator>
            <dc:date>2013-01-04T17:49:12</dc:date>
          </office:change-info>
          <table:deletions>
            <table:cell-content-deletion>
              <table:cell-address table:column="1" table:row="52" table:table="2"/>
              <table:change-track-table-cell office:value-type="string">
                <text:p>The time/effort needed to set up a system, with all pre-requisites satisfied. <text:s/>This does not include OS.</text:p>
              </table:change-track-table-cell>
            </table:cell-content-deletion>
            <table:change-deletion table:id="ct1166"/>
          </table:deletions>
          <table:cut-offs>
            <table:movement-cut-off table:id="ct149" table:start-position="1" table:end-position="0"/>
          </table:cut-offs>
        </table:deletion>
        <table:deletion table:id="ct1168" table:type="row" table:position="52" table:table="2">
          <office:change-info>
            <dc:creator>ricardo </dc:creator>
            <dc:date>2013-01-04T17:49:12</dc:date>
          </office:change-info>
          <table:deletions>
            <table:change-deletion table:id="ct1167"/>
          </table:deletions>
          <table:cut-offs>
            <table:movement-cut-off table:id="ct149" table:start-position="1" table:end-position="0"/>
          </table:cut-offs>
        </table:deletion>
        <table:deletion table:id="ct1169" table:type="row" table:position="52" table:table="2">
          <office:change-info>
            <dc:creator>ricardo </dc:creator>
            <dc:date>2013-01-04T17:49:12</dc:date>
          </office:change-info>
          <table:deletions>
            <table:cell-content-deletion>
              <table:cell-address table:column="1" table:row="52" table:table="2"/>
              <table:change-track-table-cell office:value-type="string">
                <text:p>Test Score Specification</text:p>
              </table:change-track-table-cell>
            </table:cell-content-deletion>
            <table:cell-content-deletion>
              <table:cell-address table:column="4" table:row="52" table:table="2"/>
              <table:change-track-table-cell office:value-type="string">
                <text:p>Score</text:p>
              </table:change-track-table-cell>
            </table:cell-content-deletion>
            <table:change-deletion table:id="ct1168"/>
          </table:deletions>
          <table:cut-offs>
            <table:movement-cut-off table:id="ct149" table:start-position="1" table:end-position="0"/>
          </table:cut-offs>
        </table:deletion>
        <table:deletion table:id="ct1170" table:type="row" table:position="52" table:table="2">
          <office:change-info>
            <dc:creator>ricardo </dc:creator>
            <dc:date>2013-01-04T17:49:12</dc:date>
          </office:change-info>
          <table:deletions>
            <table:cell-content-deletion>
              <table:cell-address table:column="1" table:row="52" table:table="2"/>
              <table:change-track-table-cell office:value-type="string">
                <text:p>&lt; 10 minutes</text:p>
              </table:change-track-table-cell>
            </table:cell-content-deletion>
            <table:cell-content-deletion>
              <table:cell-address table:column="4" table:row="52" table:table="2"/>
              <table:change-track-table-cell office:value-type="float" office:value="5"/>
            </table:cell-content-deletion>
            <table:change-deletion table:id="ct1169"/>
          </table:deletions>
          <table:cut-offs>
            <table:movement-cut-off table:id="ct149" table:start-position="1" table:end-position="0"/>
          </table:cut-offs>
        </table:deletion>
        <table:deletion table:id="ct1171" table:type="row" table:position="52" table:table="2">
          <office:change-info>
            <dc:creator>ricardo </dc:creator>
            <dc:date>2013-01-04T17:49:12</dc:date>
          </office:change-info>
          <table:deletions>
            <table:cell-content-deletion>
              <table:cell-address table:column="1" table:row="52" table:table="2"/>
              <table:change-track-table-cell office:value-type="string">
                <text:p>10 - 30 <text:s/>minutes</text:p>
              </table:change-track-table-cell>
            </table:cell-content-deletion>
            <table:cell-content-deletion>
              <table:cell-address table:column="4" table:row="52" table:table="2"/>
              <table:change-track-table-cell office:value-type="float" office:value="4"/>
            </table:cell-content-deletion>
            <table:change-deletion table:id="ct1170"/>
          </table:deletions>
          <table:cut-offs>
            <table:movement-cut-off table:id="ct149" table:start-position="1" table:end-position="0"/>
          </table:cut-offs>
        </table:deletion>
        <table:deletion table:id="ct1172" table:type="row" table:position="52" table:table="2">
          <office:change-info>
            <dc:creator>ricardo </dc:creator>
            <dc:date>2013-01-04T17:49:12</dc:date>
          </office:change-info>
          <table:deletions>
            <table:cell-content-deletion>
              <table:cell-address table:column="1" table:row="52" table:table="2"/>
              <table:change-track-table-cell office:value-type="string">
                <text:p>30 min - 1 <text:s/>hour</text:p>
              </table:change-track-table-cell>
            </table:cell-content-deletion>
            <table:cell-content-deletion>
              <table:cell-address table:column="4" table:row="52" table:table="2"/>
              <table:change-track-table-cell office:value-type="float" office:value="3"/>
            </table:cell-content-deletion>
            <table:change-deletion table:id="ct1171"/>
          </table:deletions>
          <table:cut-offs>
            <table:movement-cut-off table:id="ct149" table:start-position="1" table:end-position="0"/>
          </table:cut-offs>
        </table:deletion>
        <table:deletion table:id="ct1173" table:type="row" table:position="52" table:table="2">
          <office:change-info>
            <dc:creator>ricardo </dc:creator>
            <dc:date>2013-01-04T17:49:12</dc:date>
          </office:change-info>
          <table:deletions>
            <table:cell-content-deletion>
              <table:cell-address table:column="1" table:row="52" table:table="2"/>
              <table:change-track-table-cell office:value-type="string">
                <text:p>1 - 4 hours</text:p>
              </table:change-track-table-cell>
            </table:cell-content-deletion>
            <table:cell-content-deletion>
              <table:cell-address table:column="4" table:row="52" table:table="2"/>
              <table:change-track-table-cell office:value-type="float" office:value="2"/>
            </table:cell-content-deletion>
            <table:change-deletion table:id="ct1172"/>
          </table:deletions>
          <table:cut-offs>
            <table:movement-cut-off table:id="ct149" table:start-position="1" table:end-position="0"/>
          </table:cut-offs>
        </table:deletion>
        <table:deletion table:id="ct1174" table:type="row" table:position="52" table:table="2">
          <office:change-info>
            <dc:creator>ricardo </dc:creator>
            <dc:date>2013-01-04T17:49:12</dc:date>
          </office:change-info>
          <table:deletions>
            <table:cell-content-deletion>
              <table:cell-address table:column="1" table:row="52" table:table="2"/>
              <table:change-track-table-cell office:value-type="string">
                <text:p>&gt; 4 hours</text:p>
              </table:change-track-table-cell>
            </table:cell-content-deletion>
            <table:cell-content-deletion>
              <table:cell-address table:column="4" table:row="52" table:table="2"/>
              <table:change-track-table-cell office:value-type="float" office:value="1"/>
            </table:cell-content-deletion>
            <table:change-deletion table:id="ct1173"/>
          </table:deletions>
          <table:cut-offs>
            <table:movement-cut-off table:id="ct149" table:start-position="1" table:end-position="0"/>
          </table:cut-offs>
        </table:deletion>
        <table:deletion table:id="ct1175" table:type="row" table:position="52" table:table="2">
          <office:change-info>
            <dc:creator>ricardo </dc:creator>
            <dc:date>2013-01-04T17:49:18</dc:date>
          </office:change-info>
          <table:cut-offs>
            <table:movement-cut-off table:id="ct149" table:start-position="-1" table:end-position="0"/>
          </table:cut-offs>
        </table:deletion>
        <table:deletion table:id="ct1176" table:type="row" table:position="74" table:table="2" table:multi-deletion-spanned="6">
          <office:change-info>
            <dc:creator>ricardo </dc:creator>
            <dc:date>2013-01-04T17:49:54</dc:date>
          </office:change-info>
          <table:deletions>
            <table:change-deletion table:id="ct884"/>
          </table:deletions>
        </table:deletion>
        <table:deletion table:id="ct1177" table:type="row" table:position="74" table:table="2">
          <office:change-info>
            <dc:creator>ricardo </dc:creator>
            <dc:date>2013-01-04T17:49:54</dc:date>
          </office:change-info>
          <table:deletions>
            <table:change-deletion table:id="ct1176"/>
            <table:change-deletion table:id="ct885"/>
          </table:deletions>
        </table:deletion>
        <table:deletion table:id="ct1178" table:type="row" table:position="74" table:table="2">
          <office:change-info>
            <dc:creator>ricardo </dc:creator>
            <dc:date>2013-01-04T17:49:54</dc:date>
          </office:change-info>
          <table:deletions>
            <table:change-deletion table:id="ct1177"/>
            <table:change-deletion table:id="ct886"/>
          </table:deletions>
        </table:deletion>
        <table:deletion table:id="ct1179" table:type="row" table:position="74" table:table="2">
          <office:change-info>
            <dc:creator>ricardo </dc:creator>
            <dc:date>2013-01-04T17:49:54</dc:date>
          </office:change-info>
          <table:deletions>
            <table:change-deletion table:id="ct1178"/>
            <table:change-deletion table:id="ct887"/>
          </table:deletions>
        </table:deletion>
        <table:deletion table:id="ct1180" table:type="row" table:position="74" table:table="2">
          <office:change-info>
            <dc:creator>ricardo </dc:creator>
            <dc:date>2013-01-04T17:49:54</dc:date>
          </office:change-info>
          <table:deletions>
            <table:change-deletion table:id="ct1179"/>
            <table:change-deletion table:id="ct888"/>
          </table:deletions>
        </table:deletion>
        <table:deletion table:id="ct1181" table:type="row" table:position="74" table:table="2">
          <office:change-info>
            <dc:creator>ricardo </dc:creator>
            <dc:date>2013-01-04T17:49:54</dc:date>
          </office:change-info>
          <table:deletions>
            <table:change-deletion table:id="ct1180"/>
            <table:change-deletion table:id="ct889"/>
          </table:deletions>
        </table:deletion>
        <table:deletion table:id="ct1182" table:type="row" table:position="74" table:table="2">
          <office:change-info>
            <dc:creator>ricardo </dc:creator>
            <dc:date>2013-01-04T17:49:58</dc:date>
          </office:change-info>
          <table:deletions>
            <table:change-deletion table:id="ct1181"/>
          </table:deletions>
        </table:deletion>
        <table:insertion table:id="ct1183" table:type="row" table:position="63" table:table="2">
          <office:change-info>
            <dc:creator>ricardo </dc:creator>
            <dc:date>2013-01-04T17:50:32</dc:date>
          </office:change-info>
          <table:dependencies>
            <table:dependence table:id="ct1188"/>
            <table:dependence table:id="ct1187"/>
          </table:dependencies>
        </table:insertion>
        <table:insertion table:id="ct1184" table:type="row" table:position="62" table:table="2">
          <office:change-info>
            <dc:creator>ricardo </dc:creator>
            <dc:date>2013-01-04T17:50:34</dc:date>
          </office:change-info>
          <table:dependencies>
            <table:dependence table:id="ct1186"/>
          </table:dependencies>
        </table:insertion>
        <table:insertion table:id="ct1185" table:type="row" table:position="61" table:table="2">
          <office:change-info>
            <dc:creator>ricardo </dc:creator>
            <dc:date>2013-01-04T17:50:36</dc:date>
          </office:change-info>
        </table:insertion>
        <table:cell-content-change table:id="ct1186">
          <table:cell-address table:column="1" table:row="62" table:table="2"/>
          <office:change-info>
            <dc:creator>ricardo </dc:creator>
            <dc:date>2013-01-04T17:50:39</dc:date>
          </office:change-info>
          <table:previous>
            <table:change-track-table-cell/>
          </table:previous>
        </table:cell-content-change>
        <table:cell-content-change table:id="ct1187">
          <table:cell-address table:column="1" table:row="63" table:table="2"/>
          <office:change-info>
            <dc:creator>ricardo </dc:creator>
            <dc:date>2013-01-04T17:50:39</dc:date>
          </office:change-info>
          <table:previous>
            <table:change-track-table-cell/>
          </table:previous>
        </table:cell-content-change>
        <table:cell-content-change table:id="ct1188">
          <table:cell-address table:column="1" table:row="63" table:table="2"/>
          <office:change-info>
            <dc:creator>ricardo </dc:creator>
            <dc:date>2013-01-04T17:55:01</dc:date>
          </office:change-info>
          <table:previous table:id="ct1187">
            <table:change-track-table-cell office:value-type="string">
              <text:p>This measures how well the UI is perceived by an end-user. <text:s/>(Intuitive interface/ navigation/control scheme) </text:p>
            </table:change-track-table-cell>
          </table:previous>
        </table:cell-content-change>
        <table:cell-content-change table:id="ct1189">
          <table:cell-address table:column="3" table:row="17" table:table="1"/>
          <office:change-info>
            <dc:creator>ricardo </dc:creator>
            <dc:date>2013-01-04T17:55:01</dc:date>
          </office:change-info>
          <table:previous table:id="ct115">
            <table:change-track-table-cell office:value-type="float" office:value="0"/>
          </table:previous>
        </table:cell-content-change>
        <table:cell-content-change table:id="ct1190">
          <table:cell-address table:column="3" table:row="11" table:table="1"/>
          <office:change-info>
            <dc:creator>ricardo </dc:creator>
            <dc:date>2013-01-04T17:55:11</dc:date>
          </office:change-info>
          <table:previous table:id="ct109">
            <table:change-track-table-cell office:value-type="float" office:value="0"/>
          </table:previous>
        </table:cell-content-change>
        <table:cell-content-change table:id="ct1191">
          <table:cell-address table:column="3" table:row="13" table:table="1"/>
          <office:change-info>
            <dc:creator>ricardo </dc:creator>
            <dc:date>2013-01-04T17:55:16</dc:date>
          </office:change-info>
          <table:previous table:id="ct111">
            <table:change-track-table-cell office:value-type="float" office:value="0"/>
          </table:previous>
        </table:cell-content-change>
        <table:cell-content-change table:id="ct1192">
          <table:cell-address table:column="2" table:row="13" table:table="1"/>
          <office:change-info>
            <dc:creator>ricardo </dc:creator>
            <dc:date>2013-01-04T17:55:35</dc:date>
          </office:change-info>
          <table:previous table:id="ct272">
            <table:change-track-table-cell office:value-type="string">
              <text:p>Robustness</text:p>
            </table:change-track-table-cell>
          </table:previous>
        </table:cell-content-change>
        <table:cell-content-change table:id="ct1193">
          <table:cell-address table:column="2" table:row="14" table:table="1"/>
          <office:change-info>
            <dc:creator>ricardo </dc:creator>
            <dc:date>2013-01-04T17:55:58</dc:date>
          </office:change-info>
          <table:previous>
            <table:change-track-table-cell office:value-type="string">
              <text:p>Security</text:p>
            </table:change-track-table-cell>
          </table:previous>
        </table:cell-content-change>
        <table:cell-content-change table:id="ct1194">
          <table:cell-address table:column="3" table:row="15" table:table="1"/>
          <office:change-info>
            <dc:creator>ricardo </dc:creator>
            <dc:date>2013-01-04T17:56:16</dc:date>
          </office:change-info>
          <table:previous table:id="ct113">
            <table:change-track-table-cell office:value-type="float" office:value="0"/>
          </table:previous>
        </table:cell-content-change>
        <table:cell-content-change table:id="ct1195">
          <table:cell-address table:column="3" table:row="16" table:table="1"/>
          <office:change-info>
            <dc:creator>ricardo </dc:creator>
            <dc:date>2013-01-04T17:56:24</dc:date>
          </office:change-info>
          <table:previous table:id="ct114">
            <table:change-track-table-cell office:value-type="float" office:value="0"/>
          </table:previous>
        </table:cell-content-change>
        <table:cell-content-change table:id="ct1196">
          <table:cell-address table:column="3" table:row="17" table:table="1"/>
          <office:change-info>
            <dc:creator>ricardo </dc:creator>
            <dc:date>2013-01-04T17:56:37</dc:date>
          </office:change-info>
          <table:previous table:id="ct1189">
            <table:change-track-table-cell office:value-type="float" office:value="0.17"/>
          </table:previous>
        </table:cell-content-change>
        <table:cell-content-change table:id="ct1197">
          <table:cell-address table:column="3" table:row="17" table:table="1"/>
          <office:change-info>
            <dc:creator>ricardo </dc:creator>
            <dc:date>2013-01-04T17:56:55</dc:date>
          </office:change-info>
          <table:previous table:id="ct1196">
            <table:change-track-table-cell office:value-type="float" office:value="13"/>
          </table:previous>
        </table:cell-content-change>
        <table:cell-content-change table:id="ct1198">
          <table:cell-address table:column="3" table:row="15" table:table="1"/>
          <office:change-info>
            <dc:creator>ricardo </dc:creator>
            <dc:date>2013-01-04T17:57:07</dc:date>
          </office:change-info>
          <table:previous table:id="ct1194">
            <table:change-track-table-cell office:value-type="float" office:value="0.1"/>
          </table:previous>
        </table:cell-content-change>
        <table:cell-content-change table:id="ct1199">
          <table:cell-address table:column="3" table:row="14" table:table="1"/>
          <office:change-info>
            <dc:creator>ricardo </dc:creator>
            <dc:date>2013-01-04T17:57:11</dc:date>
          </office:change-info>
          <table:previous table:id="ct112">
            <table:change-track-table-cell office:value-type="float" office:value="0"/>
          </table:previous>
        </table:cell-content-change>
        <table:cell-content-change table:id="ct1200">
          <table:cell-address table:column="3" table:row="12" table:table="1"/>
          <office:change-info>
            <dc:creator>ricardo </dc:creator>
            <dc:date>2013-01-04T17:57:16</dc:date>
          </office:change-info>
          <table:previous table:id="ct110">
            <table:change-track-table-cell office:value-type="float" office:value="0"/>
          </table:previous>
        </table:cell-content-change>
        <table:cell-content-change table:id="ct1201">
          <table:cell-address table:column="3" table:row="16" table:table="1"/>
          <office:change-info>
            <dc:creator>ricardo </dc:creator>
            <dc:date>2013-01-04T17:57:33</dc:date>
          </office:change-info>
          <table:previous table:id="ct1195">
            <table:change-track-table-cell office:value-type="float" office:value="0.3"/>
          </table:previous>
        </table:cell-content-change>
        <table:cell-content-change table:id="ct1202">
          <table:cell-address table:column="3" table:row="15" table:table="1"/>
          <office:change-info>
            <dc:creator>ricardo </dc:creator>
            <dc:date>2013-01-04T17:57:42</dc:date>
          </office:change-info>
          <table:previous table:id="ct1198">
            <table:change-track-table-cell office:value-type="float" office:value="0.2"/>
          </table:previous>
        </table:cell-content-change>
        <table:cell-content-change table:id="ct1203">
          <table:cell-address table:column="3" table:row="13" table:table="1"/>
          <office:change-info>
            <dc:creator>ricardo </dc:creator>
            <dc:date>2013-01-04T17:57:48</dc:date>
          </office:change-info>
          <table:previous table:id="ct1191">
            <table:change-track-table-cell office:value-type="float" office:value="0.2"/>
          </table:previous>
        </table:cell-content-change>
        <table:cell-content-change table:id="ct1204">
          <table:cell-address table:column="3" table:row="17" table:table="1"/>
          <office:change-info>
            <dc:creator>ricardo </dc:creator>
            <dc:date>2013-01-04T17:57:53</dc:date>
          </office:change-info>
          <table:previous table:id="ct1197">
            <table:change-track-table-cell office:value-type="float" office:value="0.13"/>
          </table:previous>
        </table:cell-content-change>
        <table:cell-content-change table:id="ct1205">
          <table:cell-address table:column="3" table:row="16" table:table="1"/>
          <office:change-info>
            <dc:creator>ricardo </dc:creator>
            <dc:date>2013-01-04T17:58:01</dc:date>
          </office:change-info>
          <table:previous table:id="ct1201">
            <table:change-track-table-cell office:value-type="float" office:value="0.25"/>
          </table:previous>
        </table:cell-content-change>
        <table:cell-content-change table:id="ct1206">
          <table:cell-address table:column="3" table:row="17" table:table="1"/>
          <office:change-info>
            <dc:creator>ricardo </dc:creator>
            <dc:date>2013-01-04T17:58:05</dc:date>
          </office:change-info>
          <table:previous table:id="ct1204">
            <table:change-track-table-cell office:value-type="float" office:value="0.08"/>
          </table:previous>
        </table:cell-content-change>
        <table:cell-content-change table:id="ct1207">
          <table:cell-address table:column="3" table:row="12" table:table="1"/>
          <office:change-info>
            <dc:creator>ricardo </dc:creator>
            <dc:date>2013-01-04T17:58:26</dc:date>
          </office:change-info>
          <table:previous table:id="ct1200">
            <table:change-track-table-cell office:value-type="float" office:value="0.15"/>
          </table:previous>
        </table:cell-content-change>
        <table:cell-content-change table:id="ct1208">
          <table:cell-address table:column="3" table:row="11" table:table="1"/>
          <office:change-info>
            <dc:creator>ricardo </dc:creator>
            <dc:date>2013-01-04T17:58:29</dc:date>
          </office:change-info>
          <table:previous table:id="ct1190">
            <table:change-track-table-cell office:value-type="float" office:value="0.15"/>
          </table:previous>
        </table:cell-content-change>
        <table:cell-content-change table:id="ct1209">
          <table:cell-address table:column="3" table:row="16" table:table="1"/>
          <office:change-info>
            <dc:creator>ricardo </dc:creator>
            <dc:date>2013-01-04T17:58:39</dc:date>
          </office:change-info>
          <table:previous table:id="ct1205">
            <table:change-track-table-cell office:value-type="float" office:value="0.21"/>
          </table:previous>
        </table:cell-content-change>
        <table:cell-content-change table:id="ct1210">
          <table:cell-address table:column="3" table:row="14" table:table="1"/>
          <office:change-info>
            <dc:creator>ricardo </dc:creator>
            <dc:date>2013-01-04T17:58:48</dc:date>
          </office:change-info>
          <table:previous table:id="ct1199">
            <table:change-track-table-cell office:value-type="float" office:value="0.15"/>
          </table:previous>
        </table:cell-content-change>
        <table:cell-content-change table:id="ct1211">
          <table:cell-address table:column="3" table:row="13" table:table="1"/>
          <office:change-info>
            <dc:creator>ricardo </dc:creator>
            <dc:date>2013-01-04T17:58:55</dc:date>
          </office:change-info>
          <table:previous table:id="ct1203">
            <table:change-track-table-cell office:value-type="float" office:value="0.1"/>
          </table:previous>
        </table:cell-content-change>
        <table:cell-content-change table:id="ct1212">
          <table:cell-address table:column="4" table:row="104" table:table="2"/>
          <office:change-info>
            <dc:creator>ricardo </dc:creator>
            <dc:date>2013-01-04T17:59:51</dc:date>
          </office:change-info>
          <table:previous>
            <table:change-track-table-cell table:cell-address="'Category Rating and Metrics'.E105" table:formula="of:=[$'Category Ranking'.D16]" office:value-type="float" office:value="0.15"/>
          </table:previous>
        </table:cell-content-change>
        <table:cell-content-change table:id="ct1213">
          <table:cell-address table:column="4" table:row="129" table:table="2"/>
          <office:change-info>
            <dc:creator>ricardo </dc:creator>
            <dc:date>2013-01-04T18:00:00</dc:date>
          </office:change-info>
          <table:previous table:id="ct1144">
            <table:change-track-table-cell office:value-type="float" office:value="0"/>
          </table:previous>
        </table:cell-content-change>
        <table:cell-content-change table:id="ct1214">
          <table:cell-address table:column="4" table:row="129" table:table="2"/>
          <office:change-info>
            <dc:creator>ricardo </dc:creator>
            <dc:date>2013-01-04T18:00:05</dc:date>
          </office:change-info>
          <table:previous table:id="ct1213">
            <table:change-track-table-cell table:cell-address="'Category Rating and Metrics'.E130" table:formula="of:=[$'Category Ranking'.D12]" office:value-type="float" office:value="0.13"/>
          </table:previous>
        </table:cell-content-change>
        <table:cell-content-change table:id="ct1215">
          <table:cell-address table:column="4" table:row="165" table:table="2"/>
          <office:change-info>
            <dc:creator>ricardo </dc:creator>
            <dc:date>2013-01-04T18:00:12</dc:date>
          </office:change-info>
          <table:previous>
            <table:change-track-table-cell table:cell-address="'Category Rating and Metrics'.E166" table:formula="of:=#ref!" office:value-type="string"/>
          </table:previous>
        </table:cell-content-change>
        <table:cell-content-change table:id="ct1216">
          <table:cell-address table:column="4" table:row="205" table:table="2"/>
          <office:change-info>
            <dc:creator>ricardo </dc:creator>
            <dc:date>2013-01-04T18:00:25</dc:date>
          </office:change-info>
          <table:previous table:id="ct1033">
            <table:change-track-table-cell office:value-type="float" office:value="1"/>
          </table:previous>
        </table:cell-content-change>
        <table:cell-content-change table:id="ct1217">
          <table:cell-address table:column="1" table:row="86" table:table="2"/>
          <office:change-info>
            <dc:creator>ricardo </dc:creator>
            <dc:date>2013-01-04T18:00:59</dc:date>
          </office:change-info>
          <table:previous>
            <table:change-track-table-cell office:value-type="string">
              <text:p>This measures planned updates and bug fixes. <text:s/>Typically, service packs in commercial products.</text:p>
            </table:change-track-table-cell>
          </table:previous>
        </table:cell-content-change>
        <table:deletion table:id="ct1218" table:type="row" table:position="93" table:table="2" table:multi-deletion-spanned="4">
          <office:change-info>
            <dc:creator>ricardo </dc:creator>
            <dc:date>2013-01-04T18:01:03</dc:date>
          </office:change-info>
          <table:deletions>
            <table:cell-content-deletion>
              <table:cell-address table:column="1" table:row="93" table:table="2"/>
              <table:change-track-table-cell office:value-type="string">
                <text:p>Test Score Specification</text:p>
              </table:change-track-table-cell>
            </table:cell-content-deletion>
            <table:cell-content-deletion>
              <table:cell-address table:column="4" table:row="93" table:table="2"/>
              <table:change-track-table-cell office:value-type="string">
                <text:p>Score</text:p>
              </table:change-track-table-cell>
            </table:cell-content-deletion>
          </table:deletions>
        </table:deletion>
        <table:deletion table:id="ct1219" table:type="row" table:position="93" table:table="2">
          <office:change-info>
            <dc:creator>ricardo </dc:creator>
            <dc:date>2013-01-04T18:01:03</dc:date>
          </office:change-info>
          <table:deletions>
            <table:cell-content-deletion>
              <table:cell-address table:column="1" table:row="93" table:table="2"/>
              <table:change-track-table-cell office:value-type="float" office:value="2"/>
            </table:cell-content-deletion>
            <table:cell-content-deletion>
              <table:cell-address table:column="4" table:row="93" table:table="2"/>
              <table:change-track-table-cell office:value-type="float" office:value="5"/>
            </table:cell-content-deletion>
            <table:change-deletion table:id="ct1218"/>
          </table:deletions>
        </table:deletion>
        <table:deletion table:id="ct1220" table:type="row" table:position="93" table:table="2">
          <office:change-info>
            <dc:creator>ricardo </dc:creator>
            <dc:date>2013-01-04T18:01:03</dc:date>
          </office:change-info>
          <table:deletions>
            <table:cell-content-deletion>
              <table:cell-address table:column="1" table:row="93" table:table="2"/>
              <table:change-track-table-cell office:value-type="string">
                <text:p>1 or 3</text:p>
              </table:change-track-table-cell>
            </table:cell-content-deletion>
            <table:cell-content-deletion>
              <table:cell-address table:column="4" table:row="93" table:table="2"/>
              <table:change-track-table-cell office:value-type="float" office:value="3"/>
            </table:cell-content-deletion>
            <table:change-deletion table:id="ct1219"/>
          </table:deletions>
        </table:deletion>
        <table:deletion table:id="ct1221" table:type="row" table:position="93" table:table="2">
          <office:change-info>
            <dc:creator>ricardo </dc:creator>
            <dc:date>2013-01-04T18:01:03</dc:date>
          </office:change-info>
          <table:deletions>
            <table:cell-content-deletion>
              <table:cell-address table:column="1" table:row="93" table:table="2"/>
              <table:change-track-table-cell office:value-type="string">
                <text:p>0 or &gt;3</text:p>
              </table:change-track-table-cell>
            </table:cell-content-deletion>
            <table:cell-content-deletion>
              <table:cell-address table:column="4" table:row="93" table:table="2"/>
              <table:change-track-table-cell office:value-type="float" office:value="1"/>
            </table:cell-content-deletion>
            <table:change-deletion table:id="ct1220"/>
          </table:deletions>
        </table:deletion>
        <table:deletion table:id="ct1222" table:type="row" table:position="93" table:table="2">
          <office:change-info>
            <dc:creator>ricardo </dc:creator>
            <dc:date>2013-01-04T18:01:06</dc:date>
          </office:change-info>
          <table:deletions>
            <table:change-deletion table:id="ct1221"/>
          </table:deletions>
        </table:deletion>
        <table:deletion table:id="ct1223" table:type="row" table:position="163" table:table="2" table:multi-deletion-spanned="5">
          <office:change-info>
            <dc:creator>ricardo </dc:creator>
            <dc:date>2013-01-04T18:01:51</dc:date>
          </office:change-info>
          <table:deletions>
            <table:cell-content-deletion table:id="ct1100">
              <table:change-track-table-cell/>
            </table:cell-content-deletion>
            <table:cell-content-deletion table:id="ct1086">
              <table:change-track-table-cell/>
            </table:cell-content-deletion>
          </table:deletions>
        </table:deletion>
        <table:deletion table:id="ct1224" table:type="row" table:position="163" table:table="2">
          <office:change-info>
            <dc:creator>ricardo </dc:creator>
            <dc:date>2013-01-04T18:01:51</dc:date>
          </office:change-info>
          <table:deletions>
            <table:change-deletion table:id="ct1223"/>
            <table:cell-content-deletion table:id="ct1101">
              <table:change-track-table-cell/>
            </table:cell-content-deletion>
            <table:cell-content-deletion table:id="ct1087">
              <table:change-track-table-cell/>
            </table:cell-content-deletion>
          </table:deletions>
        </table:deletion>
        <table:deletion table:id="ct1225" table:type="row" table:position="163" table:table="2">
          <office:change-info>
            <dc:creator>ricardo </dc:creator>
            <dc:date>2013-01-04T18:01:51</dc:date>
          </office:change-info>
          <table:deletions>
            <table:change-deletion table:id="ct1224"/>
            <table:cell-content-deletion table:id="ct1102">
              <table:change-track-table-cell/>
            </table:cell-content-deletion>
            <table:cell-content-deletion table:id="ct1088">
              <table:change-track-table-cell/>
            </table:cell-content-deletion>
          </table:deletions>
        </table:deletion>
        <table:deletion table:id="ct1226" table:type="row" table:position="163" table:table="2">
          <office:change-info>
            <dc:creator>ricardo </dc:creator>
            <dc:date>2013-01-04T18:01:51</dc:date>
          </office:change-info>
          <table:deletions>
            <table:change-deletion table:id="ct1225"/>
            <table:cell-content-deletion table:id="ct1103">
              <table:change-track-table-cell/>
            </table:cell-content-deletion>
            <table:cell-content-deletion table:id="ct1089">
              <table:change-track-table-cell/>
            </table:cell-content-deletion>
          </table:deletions>
        </table:deletion>
        <table:deletion table:id="ct1227" table:type="row" table:position="163" table:table="2">
          <office:change-info>
            <dc:creator>ricardo </dc:creator>
            <dc:date>2013-01-04T18:01:51</dc:date>
          </office:change-info>
          <table:deletions>
            <table:change-deletion table:id="ct1226"/>
          </table:deletions>
        </table:deletion>
        <table:deletion table:id="ct1228" table:type="row" table:position="146" table:table="2" table:multi-deletion-spanned="7">
          <office:change-info>
            <dc:creator>ricardo </dc:creator>
            <dc:date>2013-01-04T18:01:59</dc:date>
          </office:change-info>
          <table:deletions>
            <table:cell-content-deletion>
              <table:cell-address table:column="1" table:row="146" table:table="2"/>
              <table:change-track-table-cell office:value-type="string">
                <text:p>Test Score Specification</text:p>
              </table:change-track-table-cell>
            </table:cell-content-deletion>
            <table:cell-content-deletion>
              <table:cell-address table:column="4" table:row="146" table:table="2"/>
              <table:change-track-table-cell office:value-type="string">
                <text:p>Score</text:p>
              </table:change-track-table-cell>
            </table:cell-content-deletion>
          </table:deletions>
        </table:deletion>
        <table:deletion table:id="ct1229" table:type="row" table:position="146" table:table="2">
          <office:change-info>
            <dc:creator>ricardo </dc:creator>
            <dc:date>2013-01-04T18:01:59</dc:date>
          </office:change-info>
          <table:deletions>
            <table:cell-content-deletion>
              <table:cell-address table:column="1" table:row="146" table:table="2"/>
              <table:change-track-table-cell office:value-type="string">
                <text:p>&gt;=15</text:p>
              </table:change-track-table-cell>
            </table:cell-content-deletion>
            <table:cell-content-deletion>
              <table:cell-address table:column="4" table:row="146" table:table="2"/>
              <table:change-track-table-cell office:value-type="float" office:value="5"/>
            </table:cell-content-deletion>
            <table:change-deletion table:id="ct1228"/>
          </table:deletions>
        </table:deletion>
        <table:deletion table:id="ct1230" table:type="row" table:position="146" table:table="2">
          <office:change-info>
            <dc:creator>ricardo </dc:creator>
            <dc:date>2013-01-04T18:01:59</dc:date>
          </office:change-info>
          <table:deletions>
            <table:cell-content-deletion>
              <table:cell-address table:column="1" table:row="146" table:table="2"/>
              <table:change-track-table-cell office:value-type="string">
                <text:p>[6 – 15)</text:p>
              </table:change-track-table-cell>
            </table:cell-content-deletion>
            <table:cell-content-deletion>
              <table:cell-address table:column="4" table:row="146" table:table="2"/>
              <table:change-track-table-cell office:value-type="float" office:value="4"/>
            </table:cell-content-deletion>
            <table:change-deletion table:id="ct1229"/>
          </table:deletions>
        </table:deletion>
        <table:deletion table:id="ct1231" table:type="row" table:position="146" table:table="2">
          <office:change-info>
            <dc:creator>ricardo </dc:creator>
            <dc:date>2013-01-04T18:01:59</dc:date>
          </office:change-info>
          <table:deletions>
            <table:cell-content-deletion>
              <table:cell-address table:column="1" table:row="146" table:table="2"/>
              <table:change-track-table-cell office:value-type="string">
                <text:p>[3 – 6)</text:p>
              </table:change-track-table-cell>
            </table:cell-content-deletion>
            <table:cell-content-deletion>
              <table:cell-address table:column="4" table:row="146" table:table="2"/>
              <table:change-track-table-cell office:value-type="float" office:value="3"/>
            </table:cell-content-deletion>
            <table:change-deletion table:id="ct1230"/>
          </table:deletions>
        </table:deletion>
        <table:deletion table:id="ct1232" table:type="row" table:position="146" table:table="2">
          <office:change-info>
            <dc:creator>ricardo </dc:creator>
            <dc:date>2013-01-04T18:01:59</dc:date>
          </office:change-info>
          <table:deletions>
            <table:cell-content-deletion>
              <table:cell-address table:column="1" table:row="146" table:table="2"/>
              <table:change-track-table-cell office:value-type="string">
                <text:p>[1 – 3)</text:p>
              </table:change-track-table-cell>
            </table:cell-content-deletion>
            <table:cell-content-deletion>
              <table:cell-address table:column="4" table:row="146" table:table="2"/>
              <table:change-track-table-cell office:value-type="float" office:value="2"/>
            </table:cell-content-deletion>
            <table:change-deletion table:id="ct1231"/>
          </table:deletions>
        </table:deletion>
        <table:deletion table:id="ct1233" table:type="row" table:position="146" table:table="2">
          <office:change-info>
            <dc:creator>ricardo </dc:creator>
            <dc:date>2013-01-04T18:01:59</dc:date>
          </office:change-info>
          <table:deletions>
            <table:cell-content-deletion>
              <table:cell-address table:column="1" table:row="146" table:table="2"/>
              <table:change-track-table-cell office:value-type="float" office:value="0"/>
            </table:cell-content-deletion>
            <table:cell-content-deletion>
              <table:cell-address table:column="4" table:row="146" table:table="2"/>
              <table:change-track-table-cell office:value-type="float" office:value="1"/>
            </table:cell-content-deletion>
            <table:change-deletion table:id="ct1232"/>
          </table:deletions>
        </table:deletion>
        <table:deletion table:id="ct1234" table:type="row" table:position="146" table:table="2">
          <office:change-info>
            <dc:creator>ricardo </dc:creator>
            <dc:date>2013-01-04T18:01:59</dc:date>
          </office:change-info>
          <table:deletions>
            <table:change-deletion table:id="ct1233"/>
          </table:deletions>
        </table:deletion>
        <table:insertion table:id="ct1235" table:type="row" table:position="137" table:table="2">
          <office:change-info>
            <dc:creator>ricardo </dc:creator>
            <dc:date>2013-01-04T18:02:14</dc:date>
          </office:change-info>
        </table:insertion>
        <table:cell-content-change table:id="ct1236">
          <table:cell-address table:column="1" table:row="139" table:table="2"/>
          <office:change-info>
            <dc:creator>ricardo </dc:creator>
            <dc:date>2013-01-04T18:02:43</dc:date>
          </office:change-info>
          <table:previous>
            <table:change-track-table-cell office:value-type="string">
              <text:p>The availability of books reflects how well the project has been adopted. A standard way of counting available books is important.</text:p>
            </table:change-track-table-cell>
          </table:previous>
        </table:cell-content-change>
        <table:cell-content-change table:id="ct1237">
          <table:cell-address table:column="1" table:row="156" table:table="2"/>
          <office:change-info>
            <dc:creator>ricardo </dc:creator>
            <dc:date>2013-01-04T18:03:02</dc:date>
          </office:change-info>
          <table:previous table:id="ct1119">
            <table:change-track-table-cell office:value-type="string">
              <text:p>Search for user, development, translator, languages</text:p>
            </table:change-track-table-cell>
          </table:previous>
        </table:cell-content-change>
        <table:cell-content-change table:id="ct1238">
          <table:cell-address table:column="1" table:row="217" table:table="2"/>
          <office:change-info>
            <dc:creator>ricardo </dc:creator>
            <dc:date>2013-01-04T18:03:30</dc:date>
          </office:change-info>
          <table:previous table:id="ct1076">
            <table:change-track-table-cell office:value-type="string">
              <text:p>Search for user, development, translator, languages</text:p>
            </table:change-track-table-cell>
          </table:previous>
        </table:cell-content-change>
        <table:insertion table:id="ct1239" table:type="row" table:position="119" table:table="2">
          <office:change-info>
            <dc:creator>ricardo </dc:creator>
            <dc:date>2013-01-04T18:04:05</dc:date>
          </office:change-info>
        </table:insertion>
        <table:cell-content-change table:id="ct1240">
          <table:cell-address table:column="4" table:row="118" table:table="2"/>
          <office:change-info>
            <dc:creator>ricardo </dc:creator>
            <dc:date>2013-01-04T18:04:41</dc:date>
          </office:change-info>
          <table:previous>
            <table:change-track-table-cell office:value-type="float" office:value="0"/>
          </table:previous>
        </table:cell-content-change>
        <table:deletion table:id="ct1241" table:type="row" table:position="103" table:table="2" table:multi-deletion-spanned="4">
          <office:change-info>
            <dc:creator>ricardo </dc:creator>
            <dc:date>2013-01-04T18:04:58</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deletions>
        </table:deletion>
        <table:deletion table:id="ct1242" table:type="row" table:position="103" table:table="2">
          <office:change-info>
            <dc:creator>ricardo </dc:creator>
            <dc:date>2013-01-04T18:04:58</dc:date>
          </office:change-info>
          <table:deletions>
            <table:cell-content-deletion>
              <table:cell-address table:column="1" table:row="103" table:table="2"/>
              <table:change-track-table-cell office:value-type="string">
                <text:p>3 - 4</text:p>
              </table:change-track-table-cell>
            </table:cell-content-deletion>
            <table:cell-content-deletion>
              <table:cell-address table:column="4" table:row="103" table:table="2"/>
              <table:change-track-table-cell office:value-type="float" office:value="5"/>
            </table:cell-content-deletion>
            <table:change-deletion table:id="ct1241"/>
          </table:deletions>
        </table:deletion>
        <table:deletion table:id="ct1243" table:type="row" table:position="103" table:table="2">
          <office:change-info>
            <dc:creator>ricardo </dc:creator>
            <dc:date>2013-01-04T18:04:58</dc:date>
          </office:change-info>
          <table:deletions>
            <table:cell-content-deletion>
              <table:cell-address table:column="1" table:row="103" table:table="2"/>
              <table:change-track-table-cell office:value-type="string">
                <text:p>1 - 2, or 5 - 6</text:p>
              </table:change-track-table-cell>
            </table:cell-content-deletion>
            <table:cell-content-deletion>
              <table:cell-address table:column="4" table:row="103" table:table="2"/>
              <table:change-track-table-cell office:value-type="float" office:value="3"/>
            </table:cell-content-deletion>
            <table:change-deletion table:id="ct1242"/>
          </table:deletions>
        </table:deletion>
        <table:deletion table:id="ct1244" table:type="row" table:position="103" table:table="2">
          <office:change-info>
            <dc:creator>ricardo </dc:creator>
            <dc:date>2013-01-04T18:04:58</dc:date>
          </office:change-info>
          <table:deletions>
            <table:cell-content-deletion>
              <table:cell-address table:column="1" table:row="103" table:table="2"/>
              <table:change-track-table-cell office:value-type="string">
                <text:p>0 or &gt; 6</text:p>
              </table:change-track-table-cell>
            </table:cell-content-deletion>
            <table:cell-content-deletion>
              <table:cell-address table:column="4" table:row="103" table:table="2"/>
              <table:change-track-table-cell office:value-type="float" office:value="1"/>
            </table:cell-content-deletion>
            <table:change-deletion table:id="ct1243"/>
          </table:deletions>
        </table:deletion>
        <table:deletion table:id="ct1245" table:type="row" table:position="103" table:table="2">
          <office:change-info>
            <dc:creator>ricardo </dc:creator>
            <dc:date>2013-01-04T18:05:01</dc:date>
          </office:change-info>
          <table:deletions>
            <table:change-deletion table:id="ct1244"/>
          </table:deletions>
        </table:deletion>
        <table:cell-content-change table:id="ct1246">
          <table:cell-address table:column="5" table:row="99" table:table="2"/>
          <office:change-info>
            <dc:creator>ricardo </dc:creator>
            <dc:date>2013-01-04T18:05:06</dc:date>
          </office:change-info>
          <table:previous table:id="ct839">
            <table:change-track-table-cell table:cell-address="'Category Rating and Metrics'.F100" table:formula="of:=[.D100]*[.E100]" office:value-type="float" office:value="0"/>
          </table:previous>
        </table:cell-content-change>
        <table:deletion table:id="ct1247" table:type="row" table:position="99" table:table="2">
          <office:change-info>
            <dc:creator>ricardo </dc:creator>
            <dc:date>2013-01-04T18:05:09</dc:date>
          </office:change-info>
          <table:deletions>
            <table:cell-content-deletion table:id="ct1246">
              <table:change-track-table-cell/>
            </table:cell-content-deletion>
            <table:cell-content-deletion table:id="ct1013">
              <table:change-track-table-cell/>
            </table:cell-content-deletion>
            <table:change-deletion table:id="ct691"/>
          </table:deletions>
        </table:deletion>
        <table:deletion table:id="ct1248" table:type="row" table:position="84" table:table="2">
          <office:change-info>
            <dc:creator>ricardo </dc:creator>
            <dc:date>2013-01-04T18:05:15</dc:date>
          </office:change-info>
          <table:deletions>
            <table:cell-content-deletion table:id="ct835">
              <table:change-track-table-cell/>
            </table:cell-content-deletion>
            <table:cell-content-deletion table:id="ct834">
              <table:change-track-table-cell/>
            </table:cell-content-deletion>
            <table:change-deletion table:id="ct675"/>
          </table:deletions>
        </table:deletion>
        <table:cell-content-change table:id="ct1249">
          <table:cell-address table:column="4" table:row="98" table:table="2"/>
          <office:change-info>
            <dc:creator>ricardo </dc:creator>
            <dc:date>2013-01-04T18:05:28</dc:date>
          </office:change-info>
          <table:previous>
            <table:change-track-table-cell/>
          </table:previous>
        </table:cell-content-change>
        <table:cell-content-change table:id="ct1250">
          <table:cell-address table:column="4" table:row="97" table:table="2"/>
          <office:change-info>
            <dc:creator>ricardo </dc:creator>
            <dc:date>2013-01-04T18:05:31</dc:date>
          </office:change-info>
          <table:previous>
            <table:change-track-table-cell/>
          </table:previous>
        </table:cell-content-change>
        <table:cell-content-change table:id="ct1251">
          <table:cell-address table:column="4" table:row="96" table:table="2"/>
          <office:change-info>
            <dc:creator>ricardo </dc:creator>
            <dc:date>2013-01-04T18:05:37</dc:date>
          </office:change-info>
          <table:previous>
            <table:change-track-table-cell/>
          </table:previous>
        </table:cell-content-change>
        <table:cell-content-change table:id="ct1252">
          <table:cell-address table:column="3" table:row="94" table:table="2"/>
          <office:change-info>
            <dc:creator>ricardo </dc:creator>
            <dc:date>2013-01-04T18:05:52</dc:date>
          </office:change-info>
          <table:previous>
            <table:change-track-table-cell office:value-type="float" office:value="0"/>
          </table:previous>
        </table:cell-content-change>
        <table:cell-content-change table:id="ct1253">
          <table:cell-address table:column="3" table:row="78" table:table="2"/>
          <office:change-info>
            <dc:creator>ricardo </dc:creator>
            <dc:date>2013-01-04T18:05:55</dc:date>
          </office:change-info>
          <table:previous table:id="ct124">
            <table:change-track-table-cell office:value-type="float" office:value="0"/>
          </table:previous>
        </table:cell-content-change>
        <table:cell-content-change table:id="ct1254">
          <table:cell-address table:column="5" table:row="75" table:table="2"/>
          <office:change-info>
            <dc:creator>ricardo </dc:creator>
            <dc:date>2013-01-04T18:06:08</dc:date>
          </office:change-info>
          <table:previous table:id="ct1004">
            <table:change-track-table-cell table:cell-address="'Category Rating and Metrics'.F76" table:formula="of:=SUM(f94f113)" office:value-type="float" office:value="0"/>
          </table:previous>
        </table:cell-content-change>
        <table:cell-content-change table:id="ct1255">
          <table:cell-address table:column="4" table:row="83" table:table="2"/>
          <office:change-info>
            <dc:creator>ricardo </dc:creator>
            <dc:date>2013-01-04T18:06:39</dc:date>
          </office:change-info>
          <table:previous>
            <table:change-track-table-cell/>
          </table:previous>
        </table:cell-content-change>
        <table:cell-content-change table:id="ct1256">
          <table:cell-address table:column="4" table:row="82" table:table="2"/>
          <office:change-info>
            <dc:creator>ricardo </dc:creator>
            <dc:date>2013-01-04T18:06:45</dc:date>
          </office:change-info>
          <table:previous>
            <table:change-track-table-cell/>
          </table:previous>
        </table:cell-content-change>
        <table:cell-content-change table:id="ct1257">
          <table:cell-address table:column="4" table:row="81" table:table="2"/>
          <office:change-info>
            <dc:creator>ricardo </dc:creator>
            <dc:date>2013-01-04T18:06:47</dc:date>
          </office:change-info>
          <table:previous>
            <table:change-track-table-cell/>
          </table:previous>
        </table:cell-content-change>
        <table:cell-content-change table:id="ct1258">
          <table:cell-address table:column="4" table:row="80" table:table="2"/>
          <office:change-info>
            <dc:creator>ricardo </dc:creator>
            <dc:date>2013-01-04T18:06:51</dc:date>
          </office:change-info>
          <table:previous>
            <table:change-track-table-cell/>
          </table:previous>
        </table:cell-content-change>
        <table:cell-content-change table:id="ct1259">
          <table:cell-address table:column="4" table:row="78" table:table="2"/>
          <office:change-info>
            <dc:creator>ricardo </dc:creator>
            <dc:date>2013-01-04T18:07:03</dc:date>
          </office:change-info>
          <table:previous table:id="ct135">
            <table:change-track-table-cell office:value-type="float" office:value="0"/>
          </table:previous>
        </table:cell-content-change>
        <table:cell-content-change table:id="ct1260">
          <table:cell-address table:column="1" table:row="110" table:table="2"/>
          <office:change-info>
            <dc:creator>ricardo </dc:creator>
            <dc:date>2013-01-04T18:08:50</dc:date>
          </office:change-info>
          <table:previous>
            <table:change-track-table-cell office:value-type="string">
              <text:p>This measures if there was any performance testing done and benchmarks published — typically in comparison to other equivalent solutions.</text:p>
            </table:change-track-table-cell>
          </table:previous>
        </table:cell-content-change>
        <table:deletion table:id="ct1261" table:type="row" table:position="116" table:table="2" table:multi-deletion-spanned="4">
          <office:change-info>
            <dc:creator>ricardo </dc:creator>
            <dc:date>2013-01-04T18:32:45</dc:date>
          </office:change-info>
          <table:deletions>
            <table:cell-content-deletion>
              <table:cell-address table:column="1" table:row="116" table:table="2"/>
              <table:change-track-table-cell office:value-type="string">
                <text:p>Test Score Specification</text:p>
              </table:change-track-table-cell>
            </table:cell-content-deletion>
            <table:cell-content-deletion>
              <table:cell-address table:column="4" table:row="116" table:table="2"/>
              <table:change-track-table-cell office:value-type="string">
                <text:p>Score</text:p>
              </table:change-track-table-cell>
            </table:cell-content-deletion>
          </table:deletions>
        </table:deletion>
        <table:deletion table:id="ct1262" table:type="row" table:position="116" table:table="2">
          <office:change-info>
            <dc:creator>ricardo </dc:creator>
            <dc:date>2013-01-04T18:32:45</dc:date>
          </office:change-info>
          <table:deletions>
            <table:cell-content-deletion>
              <table:cell-address table:column="1" table:row="116" table:table="2"/>
              <table:change-track-table-cell office:value-type="string">
                <text:p>Yes, with good results</text:p>
              </table:change-track-table-cell>
            </table:cell-content-deletion>
            <table:cell-content-deletion>
              <table:cell-address table:column="4" table:row="116" table:table="2"/>
              <table:change-track-table-cell office:value-type="float" office:value="5"/>
            </table:cell-content-deletion>
            <table:change-deletion table:id="ct1261"/>
          </table:deletions>
        </table:deletion>
        <table:deletion table:id="ct1263" table:type="row" table:position="116" table:table="2">
          <office:change-info>
            <dc:creator>ricardo </dc:creator>
            <dc:date>2013-01-04T18:32:45</dc:date>
          </office:change-info>
          <table:deletions>
            <table:cell-content-deletion>
              <table:cell-address table:column="1" table:row="116" table:table="2"/>
              <table:change-track-table-cell office:value-type="string">
                <text:p>Yes</text:p>
              </table:change-track-table-cell>
            </table:cell-content-deletion>
            <table:cell-content-deletion>
              <table:cell-address table:column="4" table:row="116" table:table="2"/>
              <table:change-track-table-cell office:value-type="float" office:value="3"/>
            </table:cell-content-deletion>
            <table:change-deletion table:id="ct1262"/>
          </table:deletions>
        </table:deletion>
        <table:deletion table:id="ct1264" table:type="row" table:position="116" table:table="2">
          <office:change-info>
            <dc:creator>ricardo </dc:creator>
            <dc:date>2013-01-04T18:32:45</dc:date>
          </office:change-info>
          <table:deletions>
            <table:cell-content-deletion>
              <table:cell-address table:column="1" table:row="116" table:table="2"/>
              <table:change-track-table-cell office:value-type="string">
                <text:p>No</text:p>
              </table:change-track-table-cell>
            </table:cell-content-deletion>
            <table:cell-content-deletion>
              <table:cell-address table:column="4" table:row="116" table:table="2"/>
              <table:change-track-table-cell office:value-type="float" office:value="1"/>
            </table:cell-content-deletion>
            <table:change-deletion table:id="ct1263"/>
          </table:deletions>
        </table:deletion>
        <table:cell-content-change table:id="ct1265">
          <table:cell-address table:column="3" table:row="136" table:table="2"/>
          <office:change-info>
            <dc:creator>ricardo </dc:creator>
            <dc:date>2013-01-04T19:15:23</dc:date>
          </office:change-info>
          <table:previous table:id="ct847">
            <table:change-track-table-cell office:value-type="float" office:value="0"/>
          </table:previous>
        </table:cell-content-change>
        <table:cell-content-change table:id="ct1266">
          <table:cell-address table:column="3" table:row="135" table:table="2"/>
          <office:change-info>
            <dc:creator>ricardo </dc:creator>
            <dc:date>2013-01-04T19:15:28</dc:date>
          </office:change-info>
          <table:previous table:id="ct846">
            <table:change-track-table-cell office:value-type="float" office:value="0"/>
          </table:previous>
        </table:cell-content-change>
        <table:cell-content-change table:id="ct1267">
          <table:cell-address table:column="3" table:row="134" table:table="2"/>
          <office:change-info>
            <dc:creator>ricardo </dc:creator>
            <dc:date>2013-01-04T19:15:35</dc:date>
          </office:change-info>
          <table:previous table:id="ct716">
            <table:change-track-table-cell office:value-type="float" office:value="0"/>
          </table:previous>
        </table:cell-content-change>
        <table:cell-content-change table:id="ct1268">
          <table:cell-address table:column="4" table:row="134" table:table="2"/>
          <office:change-info>
            <dc:creator>ricardo </dc:creator>
            <dc:date>2013-01-04T19:15:38</dc:date>
          </office:change-info>
          <table:previous>
            <table:change-track-table-cell/>
          </table:previous>
        </table:cell-content-change>
        <table:cell-content-change table:id="ct1269">
          <table:cell-address table:column="4" table:row="135" table:table="2"/>
          <office:change-info>
            <dc:creator>ricardo </dc:creator>
            <dc:date>2013-01-04T19:15:40</dc:date>
          </office:change-info>
          <table:previous>
            <table:change-track-table-cell/>
          </table:previous>
        </table:cell-content-change>
        <table:cell-content-change table:id="ct1270">
          <table:cell-address table:column="4" table:row="136" table:table="2"/>
          <office:change-info>
            <dc:creator>ricardo </dc:creator>
            <dc:date>2013-01-04T19:15:46</dc:date>
          </office:change-info>
          <table:previous>
            <table:change-track-table-cell/>
          </table:previous>
        </table:cell-content-change>
        <table:cell-content-change table:id="ct1271">
          <table:cell-address table:column="4" table:row="132" table:table="2"/>
          <office:change-info>
            <dc:creator>ricardo </dc:creator>
            <dc:date>2013-01-04T19:16:10</dc:date>
          </office:change-info>
          <table:previous>
            <table:change-track-table-cell office:value-type="float" office:value="0"/>
          </table:previous>
        </table:cell-content-change>
        <table:deletion table:id="ct1272" table:type="row" table:position="108" table:table="2">
          <office:change-info>
            <dc:creator>ricardo </dc:creator>
            <dc:date>2013-01-04T19:17:21</dc:date>
          </office:change-info>
          <table:deletions>
            <table:cell-content-deletion table:id="ct843">
              <table:change-track-table-cell table:cell-address="'Category Rating and Metrics'.F109" table:formula="of:=[.D122]*[.E122]" office:value-type="float" office:value="2"/>
            </table:cell-content-deletion>
            <table:cell-content-deletion table:id="ct706">
              <table:change-track-table-cell office:value-type="float" office:value="0"/>
            </table:cell-content-deletion>
            <table:cell-content-deletion table:id="ct705">
              <table:change-track-table-cell office:value-type="string">
                <text:p>Version History and problems solved.</text:p>
              </table:change-track-table-cell>
            </table:cell-content-deletion>
            <table:change-deletion table:id="ct704"/>
          </table:deletions>
        </table:deletion>
        <table:cell-content-change table:id="ct1273">
          <table:cell-address table:column="3" table:row="107" table:table="2"/>
          <office:change-info>
            <dc:creator>ricardo </dc:creator>
            <dc:date>2013-01-04T19:17:42</dc:date>
          </office:change-info>
          <table:previous table:id="ct125">
            <table:change-track-table-cell office:value-type="float" office:value="0"/>
          </table:previous>
        </table:cell-content-change>
        <table:cell-content-change table:id="ct1274">
          <table:cell-address table:column="4" table:row="107" table:table="2"/>
          <office:change-info>
            <dc:creator>ricardo </dc:creator>
            <dc:date>2013-01-04T19:17:45</dc:date>
          </office:change-info>
          <table:previous table:id="ct136">
            <table:change-track-table-cell office:value-type="float" office:value="0"/>
          </table:previous>
        </table:cell-content-change>
        <table:cell-content-change table:id="ct1275">
          <table:cell-address table:column="3" table:row="118" table:table="2"/>
          <office:change-info>
            <dc:creator>ricardo </dc:creator>
            <dc:date>2013-01-04T19:17:50</dc:date>
          </office:change-info>
          <table:previous>
            <table:change-track-table-cell office:value-type="float" office:value="0"/>
          </table:previous>
        </table:cell-content-change>
        <table:cell-content-change table:id="ct1276">
          <table:cell-address table:column="3" table:row="121" table:table="2"/>
          <office:change-info>
            <dc:creator>ricardo </dc:creator>
            <dc:date>2013-01-04T19:17:58</dc:date>
          </office:change-info>
          <table:previous table:id="ct842">
            <table:change-track-table-cell office:value-type="float" office:value="0"/>
          </table:previous>
        </table:cell-content-change>
        <table:cell-content-change table:id="ct1277">
          <table:cell-address table:column="3" table:row="120" table:table="2"/>
          <office:change-info>
            <dc:creator>ricardo </dc:creator>
            <dc:date>2013-01-04T19:18:00</dc:date>
          </office:change-info>
          <table:previous table:id="ct841">
            <table:change-track-table-cell office:value-type="float" office:value="0"/>
          </table:previous>
        </table:cell-content-change>
        <table:cell-content-change table:id="ct1278">
          <table:cell-address table:column="4" table:row="120" table:table="2"/>
          <office:change-info>
            <dc:creator>ricardo </dc:creator>
            <dc:date>2013-01-04T19:18:10</dc:date>
          </office:change-info>
          <table:previous>
            <table:change-track-table-cell/>
          </table:previous>
        </table:cell-content-change>
        <table:cell-content-change table:id="ct1279">
          <table:cell-address table:column="4" table:row="121" table:table="2"/>
          <office:change-info>
            <dc:creator>ricardo </dc:creator>
            <dc:date>2013-01-04T19:18:15</dc:date>
          </office:change-info>
          <table:previous>
            <table:change-track-table-cell/>
          </table:previous>
        </table:cell-content-change>
        <table:cell-content-change table:id="ct1280">
          <table:cell-address table:column="4" table:row="120" table:table="2"/>
          <office:change-info>
            <dc:creator>ricardo </dc:creator>
            <dc:date>2013-01-04T19:18:24</dc:date>
          </office:change-info>
          <table:previous table:id="ct1278">
            <table:change-track-table-cell office:value-type="float" office:value="4"/>
          </table:previous>
        </table:cell-content-change>
        <table:cell-content-change table:id="ct1281">
          <table:cell-address table:column="1" table:row="125" table:table="2"/>
          <office:change-info>
            <dc:creator>ricardo </dc:creator>
            <dc:date>2013-01-04T19:19:02</dc:date>
          </office:change-info>
          <table:previous>
            <table:change-track-table-cell office:value-type="string">
              <text:p>This measures if there is any documentation or tool to help fine-tune the component for performance. <text:s/>(Information about CPU, Disk, Network).</text:p>
            </table:change-track-table-cell>
          </table:previous>
        </table:cell-content-change>
        <table:cell-content-change table:id="ct1282">
          <table:cell-address table:column="1" table:row="125" table:table="2"/>
          <office:change-info>
            <dc:creator>ricardo </dc:creator>
            <dc:date>2013-01-04T19:19:26</dc:date>
          </office:change-info>
          <table:previous table:id="ct1281">
            <table:change-track-table-cell office:value-type="string">
              <text:p><text:s text:c="12"/>* Has a public roadmap for next versions (http://subversion.apache.org/roadmap.html).</text:p>
              <text:p><text:s text:c="8"/>Patches in last year is constant ? Average: two months - (http://subversion.apache.org/docs/release-notes/release-history.html)</text:p>
              <text:p><text:s text:c="12"/>* Subversion 1.7.8 (Thursday, 20 December 2012): Bugfix release.</text:p>
              <text:p><text:s text:c="12"/>* Subversion 1.7.7 (Tuesday, 9 October 2012): Bugfix release.</text:p>
              <text:p><text:s text:c="12"/>* Subversion 1.7.6 (Wednesday, 15 August 2012): Bugfix release.</text:p>
              <text:p><text:s text:c="12"/>* Subversion 1.7.5 (Thursday, 17 May 2012): Bugfix/security release.</text:p>
              <text:p><text:s text:c="12"/>* Subversion 1.7.4 (Thursday, 8 March 2012): Bugfix release.</text:p>
              <text:p><text:s text:c="12"/>* Subversion 1.7.3 (Monday, 13 February 2012): Bugfix release.</text:p>
            </table:change-track-table-cell>
          </table:previous>
        </table:cell-content-change>
        <table:cell-content-change table:id="ct1283">
          <table:cell-address table:column="1" table:row="122" table:table="2"/>
          <office:change-info>
            <dc:creator>ricardo </dc:creator>
            <dc:date>2013-01-04T19:19:28</dc:date>
          </office:change-info>
          <table:previous>
            <table:change-track-table-cell office:value-type="string">
              <text:p>Yes, Extensive</text:p>
            </table:change-track-table-cell>
          </table:previous>
        </table:cell-content-change>
        <table:cell-content-change table:id="ct1284">
          <table:cell-address table:column="1" table:row="122" table:table="2"/>
          <office:change-info>
            <dc:creator>ricardo </dc:creator>
            <dc:date>2013-01-04T19:19:35</dc:date>
          </office:change-info>
          <table:previous table:id="ct1283">
            <table:change-track-table-cell office:value-type="string">
              <text:p><text:s text:c="12"/>* Has a public roadmap for next versions (http://subversion.apache.org/roadmap.html).</text:p>
            </table:change-track-table-cell>
          </table:previous>
        </table:cell-content-change>
        <table:movement table:id="ct1285">
          <table:source-range-address table:start-column="0" table:start-row="127" table:start-table="2" table:end-column="1023" table:end-row="126" table:end-table="2"/>
          <table:target-range-address table:start-column="0" table:start-row="126" table:start-table="2" table:end-column="1023" table:end-row="126" table:end-table="2"/>
          <office:change-info>
            <dc:creator>ricardo </dc:creator>
            <dc:date>2013-01-04T19:19:38</dc:date>
          </office:change-info>
          <table:dependencies>
            <table:dependence table:id="ct1616"/>
            <table:dependence table:id="ct1287"/>
          </table:dependencies>
        </table:movement>
        <table:deletion table:id="ct1286" table:type="row" table:position="127" table:table="2" table:multi-deletion-spanned="5">
          <office:change-info>
            <dc:creator>ricardo </dc:creator>
            <dc:date>2013-01-04T19:19: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deletions>
        </table:deletion>
        <table:deletion table:id="ct1287" table:type="row" table:position="127" table:table="2">
          <office:change-info>
            <dc:creator>ricardo </dc:creator>
            <dc:date>2013-01-04T19:19:45</dc:date>
          </office:change-info>
          <table:deletions>
            <table:cell-content-deletion>
              <table:cell-address table:column="4" table:row="127" table:table="2"/>
              <table:change-track-table-cell office:value-type="float" office:value="5"/>
            </table:cell-content-deletion>
            <table:change-deletion table:id="ct1286"/>
          </table:deletions>
          <table:cut-offs>
            <table:movement-cut-off table:id="ct1285" table:start-position="1" table:end-position="0"/>
          </table:cut-offs>
        </table:deletion>
        <table:deletion table:id="ct1288" table:type="row" table:position="127" table:table="2">
          <office:change-info>
            <dc:creator>ricardo </dc:creator>
            <dc:date>2013-01-04T19:19:45</dc:date>
          </office:change-info>
          <table:deletions>
            <table:cell-content-deletion>
              <table:cell-address table:column="1" table:row="127" table:table="2"/>
              <table:change-track-table-cell office:value-type="string">
                <text:p>Yes, Some</text:p>
              </table:change-track-table-cell>
            </table:cell-content-deletion>
            <table:cell-content-deletion>
              <table:cell-address table:column="4" table:row="127" table:table="2"/>
              <table:change-track-table-cell office:value-type="float" office:value="3"/>
            </table:cell-content-deletion>
            <table:change-deletion table:id="ct1287"/>
          </table:deletions>
          <table:cut-offs>
            <table:movement-cut-off table:id="ct1285" table:start-position="1" table:end-position="0"/>
          </table:cut-offs>
        </table:deletion>
        <table:deletion table:id="ct1289" table:type="row" table:position="127" table:table="2">
          <office:change-info>
            <dc:creator>ricardo </dc:creator>
            <dc:date>2013-01-04T19:19:45</dc:date>
          </office:change-info>
          <table:deletions>
            <table:cell-content-deletion>
              <table:cell-address table:column="1" table:row="127" table:table="2"/>
              <table:change-track-table-cell office:value-type="string">
                <text:p>No</text:p>
              </table:change-track-table-cell>
            </table:cell-content-deletion>
            <table:cell-content-deletion>
              <table:cell-address table:column="4" table:row="127" table:table="2"/>
              <table:change-track-table-cell office:value-type="float" office:value="1"/>
            </table:cell-content-deletion>
            <table:change-deletion table:id="ct1288"/>
          </table:deletions>
          <table:cut-offs>
            <table:movement-cut-off table:id="ct1285" table:start-position="1" table:end-position="0"/>
          </table:cut-offs>
        </table:deletion>
        <table:deletion table:id="ct1290" table:type="row" table:position="127" table:table="2">
          <office:change-info>
            <dc:creator>ricardo </dc:creator>
            <dc:date>2013-01-04T19:19:45</dc:date>
          </office:change-info>
          <table:deletions>
            <table:change-deletion table:id="ct1289"/>
          </table:deletions>
          <table:cut-offs>
            <table:movement-cut-off table:id="ct1285" table:start-position="1" table:end-position="0"/>
          </table:cut-offs>
        </table:deletion>
        <table:cell-content-change table:id="ct1291">
          <table:cell-address table:column="1" table:row="125" table:table="2"/>
          <office:change-info>
            <dc:creator>ricardo </dc:creator>
            <dc:date>2013-01-04T19:20:04</dc:date>
          </office:change-info>
          <table:previous table:id="ct1282">
            <table:change-track-table-cell office:value-type="string">
              <text:p><text:s text:c="8"/>Patches in last year is constant ? Average: two months - (http://subversion.apache.org/docs/release-notes/release-history.html)</text:p>
              <text:p><text:s text:c="12"/>* Subversion 1.7.8 (Thursday, 20 December 2012): Bugfix release.</text:p>
              <text:p><text:s text:c="12"/>* Subversion 1.7.7 (Tuesday, 9 October 2012): Bugfix release.</text:p>
              <text:p><text:s text:c="12"/>* Subversion 1.7.6 (Wednesday, 15 August 2012): Bugfix release.</text:p>
              <text:p><text:s text:c="12"/>* Subversion 1.7.5 (Thursday, 17 May 2012): Bugfix/security release.</text:p>
              <text:p><text:s text:c="12"/>* Subversion 1.7.4 (Thursday, 8 March 2012): Bugfix release.</text:p>
              <text:p><text:s text:c="12"/>* Subversion 1.7.3 (Monday, 13 February 2012): Bugfix release.</text:p>
            </table:change-track-table-cell>
          </table:previous>
        </table:cell-content-change>
        <table:cell-content-change table:id="ct1292">
          <table:cell-address table:column="5" table:row="104" table:table="2"/>
          <office:change-info>
            <dc:creator>ricardo </dc:creator>
            <dc:date>2013-01-04T19:21:50</dc:date>
          </office:change-info>
          <table:previous table:id="ct874">
            <table:change-track-table-cell table:cell-address="'Category Rating and Metrics'.F105" table:formula="of:=SUM([.F108:.F122])" office:value-type="float" office:value="7.66"/>
          </table:previous>
        </table:cell-content-change>
        <table:cell-content-change table:id="ct1293">
          <table:cell-address table:column="3" table:row="175" table:table="2"/>
          <office:change-info>
            <dc:creator>ricardo </dc:creator>
            <dc:date>2013-01-04T19:26:20</dc:date>
          </office:change-info>
          <table:previous table:id="ct189">
            <table:change-track-table-cell office:value-type="float" office:value="0"/>
          </table:previous>
        </table:cell-content-change>
        <table:cell-content-change table:id="ct1294">
          <table:cell-address table:column="3" table:row="181" table:table="2"/>
          <office:change-info>
            <dc:creator>ricardo </dc:creator>
            <dc:date>2013-01-04T19:26:27</dc:date>
          </office:change-info>
          <table:previous table:id="ct202">
            <table:change-track-table-cell office:value-type="float" office:value="0"/>
          </table:previous>
        </table:cell-content-change>
        <table:cell-content-change table:id="ct1295">
          <table:cell-address table:column="3" table:row="186" table:table="2"/>
          <office:change-info>
            <dc:creator>ricardo </dc:creator>
            <dc:date>2013-01-04T19:26:33</dc:date>
          </office:change-info>
          <table:previous table:id="ct213">
            <table:change-track-table-cell office:value-type="float" office:value="0"/>
          </table:previous>
        </table:cell-content-change>
        <table:cell-content-change table:id="ct1296">
          <table:cell-address table:column="3" table:row="189" table:table="2"/>
          <office:change-info>
            <dc:creator>ricardo </dc:creator>
            <dc:date>2013-01-04T19:26:42</dc:date>
          </office:change-info>
          <table:previous>
            <table:change-track-table-cell office:value-type="float" office:value="0"/>
          </table:previous>
        </table:cell-content-change>
        <table:cell-content-change table:id="ct1297">
          <table:cell-address table:column="3" table:row="191" table:table="2"/>
          <office:change-info>
            <dc:creator>ricardo </dc:creator>
            <dc:date>2013-01-04T19:26:51</dc:date>
          </office:change-info>
          <table:previous table:id="ct1154">
            <table:change-track-table-cell office:value-type="float" office:value="0"/>
          </table:previous>
        </table:cell-content-change>
        <table:cell-content-change table:id="ct1298">
          <table:cell-address table:column="3" table:row="192" table:table="2"/>
          <office:change-info>
            <dc:creator>ricardo </dc:creator>
            <dc:date>2013-01-04T19:26:54</dc:date>
          </office:change-info>
          <table:previous table:id="ct761">
            <table:change-track-table-cell office:value-type="float" office:value="0"/>
          </table:previous>
        </table:cell-content-change>
        <table:cell-content-change table:id="ct1299">
          <table:cell-address table:column="4" table:row="192" table:table="2"/>
          <office:change-info>
            <dc:creator>ricardo </dc:creator>
            <dc:date>2013-01-04T19:27:00</dc:date>
          </office:change-info>
          <table:previous>
            <table:change-track-table-cell/>
          </table:previous>
        </table:cell-content-change>
        <table:cell-content-change table:id="ct1300">
          <table:cell-address table:column="4" table:row="191" table:table="2"/>
          <office:change-info>
            <dc:creator>ricardo </dc:creator>
            <dc:date>2013-01-04T19:27:21</dc:date>
          </office:change-info>
          <table:previous table:id="ct1155">
            <table:change-track-table-cell office:value-type="float" office:value="0"/>
          </table:previous>
        </table:cell-content-change>
        <table:cell-content-change table:id="ct1301">
          <table:cell-address table:column="4" table:row="189" table:table="2"/>
          <office:change-info>
            <dc:creator>ricardo </dc:creator>
            <dc:date>2013-01-04T19:27:34</dc:date>
          </office:change-info>
          <table:previous>
            <table:change-track-table-cell office:value-type="float" office:value="0"/>
          </table:previous>
        </table:cell-content-change>
        <table:insertion table:id="ct1302" table:type="row" table:position="183" table:table="2">
          <office:change-info>
            <dc:creator>ricardo </dc:creator>
            <dc:date>2013-01-04T19:27:43</dc:date>
          </office:change-info>
          <table:dependencies>
            <table:dependence table:id="ct2224"/>
            <table:dependence table:id="ct2223"/>
            <table:dependence table:id="ct2204"/>
            <table:dependence table:id="ct1308"/>
            <table:dependence table:id="ct1307"/>
            <table:dependence table:id="ct1304"/>
          </table:dependencies>
        </table:insertion>
        <table:insertion table:id="ct1303" table:type="row" table:position="182" table:table="2">
          <office:change-info>
            <dc:creator>ricardo </dc:creator>
            <dc:date>2013-01-04T19:27:45</dc:date>
          </office:change-info>
        </table:insertion>
        <table:cell-content-change table:id="ct1304">
          <table:cell-address table:column="1" table:row="183" table:table="2"/>
          <office:change-info>
            <dc:creator>ricardo </dc:creator>
            <dc:date>2013-01-04T19:28:08</dc:date>
          </office:change-info>
          <table:previous>
            <table:change-track-table-cell/>
          </table:previous>
        </table:cell-content-change>
        <table:cell-content-change table:id="ct1305">
          <table:cell-address table:column="1" table:row="178" table:table="2"/>
          <office:change-info>
            <dc:creator>ricardo </dc:creator>
            <dc:date>2013-01-04T19:28:56</dc:date>
          </office:change-info>
          <table:previous table:id="ct1069">
            <table:change-track-table-cell office:value-type="string">
              <text:p>The general mailing list is the place where the community<text:span text:style-name="T3"> members</text:span><text:span text:style-name="T2"> help themselves. Its a comparison with six months before.</text:span></text:p>
            </table:change-track-table-cell>
          </table:previous>
        </table:cell-content-change>
        <table:cell-content-change table:id="ct1306">
          <table:cell-address table:column="4" table:row="175" table:table="2"/>
          <office:change-info>
            <dc:creator>ricardo </dc:creator>
            <dc:date>2013-01-04T19:29:07</dc:date>
          </office:change-info>
          <table:previous table:id="ct191">
            <table:change-track-table-cell office:value-type="float" office:value="0"/>
          </table:previous>
        </table:cell-content-change>
        <table:cell-content-change table:id="ct1307">
          <table:cell-address table:column="1" table:row="183" table:table="2"/>
          <office:change-info>
            <dc:creator>ricardo </dc:creator>
            <dc:date>2013-01-04T19:29:27</dc:date>
          </office:change-info>
          <table:previous table:id="ct1304">
            <table:change-track-table-cell office:value-type="string">
              <text:p>Languages</text:p>
            </table:change-track-table-cell>
          </table:previous>
        </table:cell-content-change>
        <table:cell-content-change table:id="ct1308">
          <table:cell-address table:column="1" table:row="183" table:table="2"/>
          <office:change-info>
            <dc:creator>ricardo </dc:creator>
            <dc:date>2013-01-04T19:30:35</dc:date>
          </office:change-info>
          <table:previous table:id="ct1307">
            <table:change-track-table-cell office:value-type="string">
              <text:p>Started to participate las year: 6</text:p>
            </table:change-track-table-cell>
          </table:previous>
        </table:cell-content-change>
        <table:cell-content-change table:id="ct1309">
          <table:cell-address table:column="1" table:row="195" table:table="2"/>
          <office:change-info>
            <dc:creator>ricardo </dc:creator>
            <dc:date>2013-01-04T19:32:39</dc:date>
          </office:change-info>
          <table:previous table:id="ct1151">
            <table:change-track-table-cell office:value-type="string">
              <text:p>Usually code contributors promote community building surrounding the project. The more code contributors, the better the community support. Thus if the original developer/team left: How did affect the project ? commits avg continued normal ?</text:p>
            </table:change-track-table-cell>
          </table:previous>
        </table:cell-content-change>
        <table:cell-content-change table:id="ct1310">
          <table:cell-address table:column="1" table:row="171" table:table="2"/>
          <office:change-info>
            <dc:creator>ricardo </dc:creator>
            <dc:date>2013-01-04T19:34:46</dc:date>
          </office:change-info>
          <table:previous table:id="ct1070">
            <table:change-track-table-cell office:value-type="string">
              <text:p>Commits per month as raw results. Its a comparison with six months before.</text:p>
            </table:change-track-table-cell>
          </table:previous>
        </table:cell-content-change>
        <table:cell-content-change table:id="ct1311">
          <table:cell-address table:column="2" table:row="132" table:table="2"/>
          <office:change-info>
            <dc:creator>ricardo </dc:creator>
            <dc:date>2013-01-07T11:18:32</dc:date>
          </office:change-info>
          <table:previous>
            <table:change-track-table-cell/>
          </table:previous>
        </table:cell-content-change>
        <table:cell-content-change table:id="ct1312">
          <table:cell-address table:column="2" table:row="11" table:table="2"/>
          <office:change-info>
            <dc:creator>ricardo </dc:creator>
            <dc:date>2013-01-07T11:19:39</dc:date>
          </office:change-info>
          <table:previous table:id="ct547">
            <table:change-track-table-cell/>
          </table:previous>
        </table:cell-content-change>
        <table:insertion table:id="ct1313" table:type="row" table:position="51" table:table="2">
          <office:change-info>
            <dc:creator>ricardo </dc:creator>
            <dc:date>2013-01-07T11:19:59</dc:date>
          </office:change-info>
          <table:dependencies>
            <table:dependence table:id="ct1325"/>
            <table:dependence table:id="ct1321"/>
          </table:dependencies>
        </table:insertion>
        <table:insertion table:id="ct1314" table:type="row" table:position="50" table:table="2">
          <office:change-info>
            <dc:creator>ricardo </dc:creator>
            <dc:date>2013-01-07T11:20:01</dc:date>
          </office:change-info>
          <table:dependencies>
            <table:dependence table:id="ct1324"/>
            <table:dependence table:id="ct1320"/>
          </table:dependencies>
        </table:insertion>
        <table:insertion table:id="ct1315" table:type="row" table:position="49" table:table="2">
          <office:change-info>
            <dc:creator>ricardo </dc:creator>
            <dc:date>2013-01-07T11:20:04</dc:date>
          </office:change-info>
          <table:dependencies>
            <table:dependence table:id="ct1323"/>
            <table:dependence table:id="ct1319"/>
          </table:dependencies>
        </table:insertion>
        <table:insertion table:id="ct1316" table:type="row" table:position="48" table:table="2">
          <office:change-info>
            <dc:creator>ricardo </dc:creator>
            <dc:date>2013-01-07T11:20:06</dc:date>
          </office:change-info>
          <table:dependencies>
            <table:dependence table:id="ct1322"/>
            <table:dependence table:id="ct1318"/>
          </table:dependencies>
        </table:insertion>
        <table:insertion table:id="ct1317" table:type="row" table:position="47" table:table="2">
          <office:change-info>
            <dc:creator>ricardo </dc:creator>
            <dc:date>2013-01-07T11:20:09</dc:date>
          </office:change-info>
        </table:insertion>
        <table:cell-content-change table:id="ct1318">
          <table:cell-address table:column="1" table:row="48" table:table="2"/>
          <office:change-info>
            <dc:creator>ricardo </dc:creator>
            <dc:date>2013-01-07T11:20:10</dc:date>
          </office:change-info>
          <table:previous>
            <table:change-track-table-cell/>
          </table:previous>
        </table:cell-content-change>
        <table:cell-content-change table:id="ct1319">
          <table:cell-address table:column="1" table:row="49" table:table="2"/>
          <office:change-info>
            <dc:creator>ricardo </dc:creator>
            <dc:date>2013-01-07T11:20:10</dc:date>
          </office:change-info>
          <table:previous>
            <table:change-track-table-cell/>
          </table:previous>
        </table:cell-content-change>
        <table:cell-content-change table:id="ct1320">
          <table:cell-address table:column="1" table:row="50" table:table="2"/>
          <office:change-info>
            <dc:creator>ricardo </dc:creator>
            <dc:date>2013-01-07T11:20:10</dc:date>
          </office:change-info>
          <table:previous>
            <table:change-track-table-cell/>
          </table:previous>
        </table:cell-content-change>
        <table:cell-content-change table:id="ct1321">
          <table:cell-address table:column="1" table:row="51" table:table="2"/>
          <office:change-info>
            <dc:creator>ricardo </dc:creator>
            <dc:date>2013-01-07T11:20:10</dc:date>
          </office:change-info>
          <table:previous>
            <table:change-track-table-cell/>
          </table:previous>
        </table:cell-content-change>
        <table:cell-content-change table:id="ct1322">
          <table:cell-address table:column="4" table:row="48" table:table="2"/>
          <office:change-info>
            <dc:creator>ricardo </dc:creator>
            <dc:date>2013-01-07T11:20:10</dc:date>
          </office:change-info>
          <table:previous>
            <table:change-track-table-cell/>
          </table:previous>
        </table:cell-content-change>
        <table:cell-content-change table:id="ct1323">
          <table:cell-address table:column="4" table:row="49" table:table="2"/>
          <office:change-info>
            <dc:creator>ricardo </dc:creator>
            <dc:date>2013-01-07T11:20:10</dc:date>
          </office:change-info>
          <table:previous>
            <table:change-track-table-cell/>
          </table:previous>
        </table:cell-content-change>
        <table:cell-content-change table:id="ct1324">
          <table:cell-address table:column="4" table:row="50" table:table="2"/>
          <office:change-info>
            <dc:creator>ricardo </dc:creator>
            <dc:date>2013-01-07T11:20:10</dc:date>
          </office:change-info>
          <table:previous>
            <table:change-track-table-cell/>
          </table:previous>
        </table:cell-content-change>
        <table:cell-content-change table:id="ct1325">
          <table:cell-address table:column="4" table:row="51" table:table="2"/>
          <office:change-info>
            <dc:creator>ricardo </dc:creator>
            <dc:date>2013-01-07T11:20:10</dc:date>
          </office:change-info>
          <table:previous>
            <table:change-track-table-cell/>
          </table:previous>
        </table:cell-content-change>
        <table:cell-content-change table:id="ct1326">
          <table:cell-address table:column="2" table:row="39" table:table="2"/>
          <office:change-info>
            <dc:creator>ricardo </dc:creator>
            <dc:date>2013-01-07T11:20:21</dc:date>
          </office:change-info>
          <table:previous>
            <table:change-track-table-cell/>
          </table:previous>
        </table:cell-content-change>
        <table:cell-content-change table:id="ct1327">
          <table:cell-address table:column="2" table:row="40" table:table="2"/>
          <office:change-info>
            <dc:creator>ricardo </dc:creator>
            <dc:date>2013-01-07T11:20:23</dc:date>
          </office:change-info>
          <table:previous>
            <table:change-track-table-cell/>
          </table:previous>
        </table:cell-content-change>
        <table:cell-content-change table:id="ct1328">
          <table:cell-address table:column="2" table:row="41" table:table="2"/>
          <office:change-info>
            <dc:creator>ricardo </dc:creator>
            <dc:date>2013-01-07T11:20:25</dc:date>
          </office:change-info>
          <table:previous>
            <table:change-track-table-cell/>
          </table:previous>
        </table:cell-content-change>
        <table:cell-content-change table:id="ct1329">
          <table:cell-address table:column="2" table:row="42" table:table="2"/>
          <office:change-info>
            <dc:creator>ricardo </dc:creator>
            <dc:date>2013-01-07T11:20:26</dc:date>
          </office:change-info>
          <table:previous>
            <table:change-track-table-cell/>
          </table:previous>
        </table:cell-content-change>
        <table:cell-content-change table:id="ct1330">
          <table:cell-address table:column="2" table:row="43" table:table="2"/>
          <office:change-info>
            <dc:creator>ricardo </dc:creator>
            <dc:date>2013-01-07T11:20:28</dc:date>
          </office:change-info>
          <table:previous>
            <table:change-track-table-cell/>
          </table:previous>
        </table:cell-content-change>
        <table:insertion table:id="ct1331" table:type="row" table:position="90" table:table="2">
          <office:change-info>
            <dc:creator>ricardo </dc:creator>
            <dc:date>2013-01-07T11:20:54</dc:date>
          </office:change-info>
          <table:dependencies>
            <table:dependence table:id="ct1342"/>
            <table:dependence table:id="ct1338"/>
          </table:dependencies>
        </table:insertion>
        <table:insertion table:id="ct1332" table:type="row" table:position="89" table:table="2">
          <office:change-info>
            <dc:creator>ricardo </dc:creator>
            <dc:date>2013-01-07T11:20:57</dc:date>
          </office:change-info>
          <table:dependencies>
            <table:dependence table:id="ct1341"/>
            <table:dependence table:id="ct1337"/>
          </table:dependencies>
        </table:insertion>
        <table:insertion table:id="ct1333" table:type="row" table:position="88" table:table="2">
          <office:change-info>
            <dc:creator>ricardo </dc:creator>
            <dc:date>2013-01-07T11:20:59</dc:date>
          </office:change-info>
          <table:dependencies>
            <table:dependence table:id="ct1340"/>
            <table:dependence table:id="ct1336"/>
          </table:dependencies>
        </table:insertion>
        <table:insertion table:id="ct1334" table:type="row" table:position="87" table:table="2">
          <office:change-info>
            <dc:creator>ricardo </dc:creator>
            <dc:date>2013-01-07T11:21:00</dc:date>
          </office:change-info>
        </table:insertion>
        <table:cell-content-change table:id="ct1335">
          <table:cell-address table:column="1" table:row="86" table:table="2"/>
          <office:change-info>
            <dc:creator>ricardo </dc:creator>
            <dc:date>2013-01-07T11:21:04</dc:date>
          </office:change-info>
          <table:previous table:id="ct1217">
            <table:change-track-table-cell office:value-type="string">
              <text:p>TBC</text:p>
            </table:change-track-table-cell>
          </table:previous>
        </table:cell-content-change>
        <table:cell-content-change table:id="ct1336">
          <table:cell-address table:column="1" table:row="88" table:table="2"/>
          <office:change-info>
            <dc:creator>ricardo </dc:creator>
            <dc:date>2013-01-07T11:21:04</dc:date>
          </office:change-info>
          <table:previous>
            <table:change-track-table-cell/>
          </table:previous>
        </table:cell-content-change>
        <table:cell-content-change table:id="ct1337">
          <table:cell-address table:column="1" table:row="89" table:table="2"/>
          <office:change-info>
            <dc:creator>ricardo </dc:creator>
            <dc:date>2013-01-07T11:21:04</dc:date>
          </office:change-info>
          <table:previous>
            <table:change-track-table-cell/>
          </table:previous>
        </table:cell-content-change>
        <table:cell-content-change table:id="ct1338">
          <table:cell-address table:column="1" table:row="90" table:table="2"/>
          <office:change-info>
            <dc:creator>ricardo </dc:creator>
            <dc:date>2013-01-07T11:21:04</dc:date>
          </office:change-info>
          <table:previous>
            <table:change-track-table-cell/>
          </table:previous>
        </table:cell-content-change>
        <table:cell-content-change table:id="ct1339">
          <table:cell-address table:column="1" table:row="91" table:table="2"/>
          <office:change-info>
            <dc:creator>ricardo </dc:creator>
            <dc:date>2013-01-07T11:21:04</dc:date>
          </office:change-info>
          <table:previous>
            <table:change-track-table-cell/>
          </table:previous>
        </table:cell-content-change>
        <table:cell-content-change table:id="ct1340">
          <table:cell-address table:column="4" table:row="88" table:table="2"/>
          <office:change-info>
            <dc:creator>ricardo </dc:creator>
            <dc:date>2013-01-07T11:21:04</dc:date>
          </office:change-info>
          <table:previous>
            <table:change-track-table-cell/>
          </table:previous>
        </table:cell-content-change>
        <table:cell-content-change table:id="ct1341">
          <table:cell-address table:column="4" table:row="89" table:table="2"/>
          <office:change-info>
            <dc:creator>ricardo </dc:creator>
            <dc:date>2013-01-07T11:21:04</dc:date>
          </office:change-info>
          <table:previous>
            <table:change-track-table-cell/>
          </table:previous>
        </table:cell-content-change>
        <table:cell-content-change table:id="ct1342">
          <table:cell-address table:column="4" table:row="90" table:table="2"/>
          <office:change-info>
            <dc:creator>ricardo </dc:creator>
            <dc:date>2013-01-07T11:21:04</dc:date>
          </office:change-info>
          <table:previous>
            <table:change-track-table-cell/>
          </table:previous>
        </table:cell-content-change>
        <table:cell-content-change table:id="ct1343">
          <table:cell-address table:column="4" table:row="91" table:table="2"/>
          <office:change-info>
            <dc:creator>ricardo </dc:creator>
            <dc:date>2013-01-07T11:21:04</dc:date>
          </office:change-info>
          <table:previous>
            <table:change-track-table-cell/>
          </table:previous>
        </table:cell-content-change>
        <table:insertion table:id="ct1344" table:type="row" table:position="92" table:table="2">
          <office:change-info>
            <dc:creator>ricardo </dc:creator>
            <dc:date>2013-01-07T11:21:16</dc:date>
          </office:change-info>
        </table:insertion>
        <table:cell-content-change table:id="ct1345">
          <table:cell-address table:column="1" table:row="86" table:table="2"/>
          <office:change-info>
            <dc:creator>ricardo </dc:creator>
            <dc:date>2013-01-07T11:21:57</dc:date>
          </office:change-info>
          <table:previous table:id="ct1335">
            <table:change-track-table-cell office:value-type="string">
              <text:p>This measures how well the UI is perceived by an end-user. <text:s/>(Intuitive interface/ navigation/control scheme) </text:p>
            </table:change-track-table-cell>
          </table:previous>
        </table:cell-content-change>
        <table:cell-content-change table:id="ct1346">
          <table:cell-address table:column="2" table:row="78" table:table="2"/>
          <office:change-info>
            <dc:creator>ricardo </dc:creator>
            <dc:date>2013-01-07T11:22:08</dc:date>
          </office:change-info>
          <table:previous table:id="ct61">
            <table:change-track-table-cell office:value-type="float" office:value="0"/>
          </table:previous>
        </table:cell-content-change>
        <table:insertion table:id="ct1347" table:type="row" table:position="103" table:table="2">
          <office:change-info>
            <dc:creator>ricardo </dc:creator>
            <dc:date>2013-01-07T11:22:28</dc:date>
          </office:change-info>
          <table:dependencies>
            <table:dependence table:id="ct1371"/>
            <table:dependence table:id="ct1367"/>
            <table:dependence table:id="ct1359"/>
            <table:dependence table:id="ct1355"/>
          </table:dependencies>
        </table:insertion>
        <table:insertion table:id="ct1348" table:type="row" table:position="103" table:table="2">
          <office:change-info>
            <dc:creator>ricardo </dc:creator>
            <dc:date>2013-01-07T11:22:30</dc:date>
          </office:change-info>
          <table:dependencies>
            <table:dependence table:id="ct1370"/>
            <table:dependence table:id="ct1366"/>
            <table:dependence table:id="ct1363"/>
            <table:dependence table:id="ct1362"/>
            <table:dependence table:id="ct1358"/>
            <table:dependence table:id="ct1354"/>
          </table:dependencies>
        </table:insertion>
        <table:insertion table:id="ct1349" table:type="row" table:position="103" table:table="2">
          <office:change-info>
            <dc:creator>ricardo </dc:creator>
            <dc:date>2013-01-07T11:22:32</dc:date>
          </office:change-info>
          <table:dependencies>
            <table:dependence table:id="ct1369"/>
            <table:dependence table:id="ct1365"/>
            <table:dependence table:id="ct1361"/>
            <table:dependence table:id="ct1360"/>
            <table:dependence table:id="ct1357"/>
            <table:dependence table:id="ct1353"/>
          </table:dependencies>
        </table:insertion>
        <table:insertion table:id="ct1350" table:type="row" table:position="103" table:table="2">
          <office:change-info>
            <dc:creator>ricardo </dc:creator>
            <dc:date>2013-01-07T11:22:34</dc:date>
          </office:change-info>
          <table:dependencies>
            <table:dependence table:id="ct1376"/>
            <table:dependence table:id="ct1375"/>
            <table:dependence table:id="ct1374"/>
            <table:dependence table:id="ct1373"/>
            <table:dependence table:id="ct1372"/>
            <table:dependence table:id="ct1368"/>
            <table:dependence table:id="ct1364"/>
            <table:dependence table:id="ct1356"/>
            <table:dependence table:id="ct1352"/>
          </table:dependencies>
        </table:insertion>
        <table:insertion table:id="ct1351" table:type="row" table:position="102" table:table="2">
          <office:change-info>
            <dc:creator>ricardo </dc:creator>
            <dc:date>2013-01-07T11:22:37</dc:date>
          </office:change-info>
        </table:insertion>
        <table:cell-content-change table:id="ct1352">
          <table:cell-address table:column="1" table:row="103" table:table="2"/>
          <office:change-info>
            <dc:creator>ricardo </dc:creator>
            <dc:date>2013-01-07T11:22:38</dc:date>
          </office:change-info>
          <table:previous>
            <table:change-track-table-cell/>
          </table:previous>
        </table:cell-content-change>
        <table:cell-content-change table:id="ct1353">
          <table:cell-address table:column="1" table:row="103" table:table="2"/>
          <office:change-info>
            <dc:creator>ricardo </dc:creator>
            <dc:date>2013-01-07T11:22:38</dc:date>
          </office:change-info>
          <table:previous>
            <table:change-track-table-cell/>
          </table:previous>
        </table:cell-content-change>
        <table:cell-content-change table:id="ct1354">
          <table:cell-address table:column="1" table:row="103" table:table="2"/>
          <office:change-info>
            <dc:creator>ricardo </dc:creator>
            <dc:date>2013-01-07T11:22:38</dc:date>
          </office:change-info>
          <table:previous>
            <table:change-track-table-cell/>
          </table:previous>
        </table:cell-content-change>
        <table:cell-content-change table:id="ct1355">
          <table:cell-address table:column="1" table:row="103" table:table="2"/>
          <office:change-info>
            <dc:creator>ricardo </dc:creator>
            <dc:date>2013-01-07T11:22:38</dc:date>
          </office:change-info>
          <table:previous>
            <table:change-track-table-cell/>
          </table:previous>
        </table:cell-content-change>
        <table:cell-content-change table:id="ct1356">
          <table:cell-address table:column="4" table:row="103" table:table="2"/>
          <office:change-info>
            <dc:creator>ricardo </dc:creator>
            <dc:date>2013-01-07T11:22:38</dc:date>
          </office:change-info>
          <table:previous>
            <table:change-track-table-cell/>
          </table:previous>
        </table:cell-content-change>
        <table:cell-content-change table:id="ct1357">
          <table:cell-address table:column="4" table:row="103" table:table="2"/>
          <office:change-info>
            <dc:creator>ricardo </dc:creator>
            <dc:date>2013-01-07T11:22:38</dc:date>
          </office:change-info>
          <table:previous>
            <table:change-track-table-cell/>
          </table:previous>
        </table:cell-content-change>
        <table:cell-content-change table:id="ct1358">
          <table:cell-address table:column="4" table:row="103" table:table="2"/>
          <office:change-info>
            <dc:creator>ricardo </dc:creator>
            <dc:date>2013-01-07T11:22:38</dc:date>
          </office:change-info>
          <table:previous>
            <table:change-track-table-cell/>
          </table:previous>
        </table:cell-content-change>
        <table:cell-content-change table:id="ct1359">
          <table:cell-address table:column="4" table:row="103" table:table="2"/>
          <office:change-info>
            <dc:creator>ricardo </dc:creator>
            <dc:date>2013-01-07T11:22:38</dc:date>
          </office:change-info>
          <table:previous>
            <table:change-track-table-cell/>
          </table:previous>
        </table:cell-content-change>
        <table:cell-content-change table:id="ct1360">
          <table:cell-address table:column="1" table:row="103" table:table="2"/>
          <office:change-info>
            <dc:creator>ricardo </dc:creator>
            <dc:date>2013-01-07T11:22:43</dc:date>
          </office:change-info>
          <table:previous table:id="ct1353">
            <table:change-track-table-cell office:value-type="string">
              <text:p>Yes, Extensive</text:p>
            </table:change-track-table-cell>
          </table:previous>
        </table:cell-content-change>
        <table:cell-content-change table:id="ct1361">
          <table:cell-address table:column="1" table:row="103" table:table="2"/>
          <office:change-info>
            <dc:creator>ricardo </dc:creator>
            <dc:date>2013-01-07T11:22:48</dc:date>
          </office:change-info>
          <table:previous table:id="ct1360">
            <table:change-track-table-cell office:value-type="string">
              <text:p>Yes, </text:p>
            </table:change-track-table-cell>
          </table:previous>
        </table:cell-content-change>
        <table:cell-content-change table:id="ct1362">
          <table:cell-address table:column="1" table:row="103" table:table="2"/>
          <office:change-info>
            <dc:creator>ricardo </dc:creator>
            <dc:date>2013-01-07T11:23:18</dc:date>
          </office:change-info>
          <table:previous table:id="ct1354">
            <table:change-track-table-cell office:value-type="string">
              <text:p>Yes, Some</text:p>
            </table:change-track-table-cell>
          </table:previous>
        </table:cell-content-change>
        <table:cell-content-change table:id="ct1363">
          <table:cell-address table:column="1" table:row="103" table:table="2"/>
          <office:change-info>
            <dc:creator>ricardo </dc:creator>
            <dc:date>2013-01-07T11:23:25</dc:date>
          </office:change-info>
          <table:previous table:id="ct1362">
            <table:change-track-table-cell office:value-type="string">
              <text:p>Yes, Various versions</text:p>
            </table:change-track-table-cell>
          </table:previous>
        </table:cell-content-change>
        <table:cell-content-change table:id="ct1364">
          <table:cell-address table:column="1" table:row="103" table:table="2"/>
          <office:change-info>
            <dc:creator>ricardo </dc:creator>
            <dc:date>2013-01-07T11:23:46</dc:date>
          </office:change-info>
          <table:previous table:id="ct1352">
            <table:change-track-table-cell office:value-type="string">
              <text:p>Test Score Specification</text:p>
            </table:change-track-table-cell>
          </table:previous>
        </table:cell-content-change>
        <table:cell-content-change table:id="ct1365">
          <table:cell-address table:column="1" table:row="103" table:table="2"/>
          <office:change-info>
            <dc:creator>ricardo </dc:creator>
            <dc:date>2013-01-07T11:23:46</dc:date>
          </office:change-info>
          <table:previous table:id="ct1361">
            <table:change-track-table-cell office:value-type="string">
              <text:p>Yes, Mature</text:p>
            </table:change-track-table-cell>
          </table:previous>
        </table:cell-content-change>
        <table:cell-content-change table:id="ct1366">
          <table:cell-address table:column="1" table:row="103" table:table="2"/>
          <office:change-info>
            <dc:creator>ricardo </dc:creator>
            <dc:date>2013-01-07T11:23:46</dc:date>
          </office:change-info>
          <table:previous table:id="ct1363">
            <table:change-track-table-cell office:value-type="string">
              <text:p>Yes, more than one version</text:p>
            </table:change-track-table-cell>
          </table:previous>
        </table:cell-content-change>
        <table:cell-content-change table:id="ct1367">
          <table:cell-address table:column="1" table:row="103" table:table="2"/>
          <office:change-info>
            <dc:creator>ricardo </dc:creator>
            <dc:date>2013-01-07T11:23:46</dc:date>
          </office:change-info>
          <table:previous table:id="ct1355">
            <table:change-track-table-cell office:value-type="string">
              <text:p>No</text:p>
            </table:change-track-table-cell>
          </table:previous>
        </table:cell-content-change>
        <table:cell-content-change table:id="ct1368">
          <table:cell-address table:column="4" table:row="103" table:table="2"/>
          <office:change-info>
            <dc:creator>ricardo </dc:creator>
            <dc:date>2013-01-07T11:23:46</dc:date>
          </office:change-info>
          <table:previous table:id="ct1356">
            <table:change-track-table-cell office:value-type="string">
              <text:p>Score</text:p>
            </table:change-track-table-cell>
          </table:previous>
        </table:cell-content-change>
        <table:cell-content-change table:id="ct1369">
          <table:cell-address table:column="4" table:row="103" table:table="2"/>
          <office:change-info>
            <dc:creator>ricardo </dc:creator>
            <dc:date>2013-01-07T11:23:46</dc:date>
          </office:change-info>
          <table:previous table:id="ct1357">
            <table:change-track-table-cell office:value-type="float" office:value="5"/>
          </table:previous>
        </table:cell-content-change>
        <table:cell-content-change table:id="ct1370">
          <table:cell-address table:column="4" table:row="103" table:table="2"/>
          <office:change-info>
            <dc:creator>ricardo </dc:creator>
            <dc:date>2013-01-07T11:23:46</dc:date>
          </office:change-info>
          <table:previous table:id="ct1358">
            <table:change-track-table-cell office:value-type="float" office:value="3"/>
          </table:previous>
        </table:cell-content-change>
        <table:cell-content-change table:id="ct1371">
          <table:cell-address table:column="4" table:row="103" table:table="2"/>
          <office:change-info>
            <dc:creator>ricardo </dc:creator>
            <dc:date>2013-01-07T11:23:46</dc:date>
          </office:change-info>
          <table:previous table:id="ct1359">
            <table:change-track-table-cell office:value-type="float" office:value="1"/>
          </table:previous>
        </table:cell-content-change>
        <table:deletion table:id="ct1372" table:type="row" table:position="103" table:table="2" table:multi-deletion-spanned="4">
          <office:change-info>
            <dc:creator>ricardo </dc:creator>
            <dc:date>2013-01-07T11:23:49</dc:date>
          </office:change-info>
          <table:deletions>
            <table:cell-content-deletion table:id="ct1368">
              <table:change-track-table-cell/>
            </table:cell-content-deletion>
            <table:cell-content-deletion table:id="ct1364">
              <table:change-track-table-cell/>
            </table:cell-content-deletion>
            <table:change-deletion table:id="ct1350"/>
          </table:deletions>
        </table:deletion>
        <table:deletion table:id="ct1373" table:type="row" table:position="103" table:table="2">
          <office:change-info>
            <dc:creator>ricardo </dc:creator>
            <dc:date>2013-01-07T11:23:49</dc:date>
          </office:change-info>
          <table:deletions>
            <table:change-deletion table:id="ct1372"/>
            <table:cell-content-deletion table:id="ct1369">
              <table:change-track-table-cell/>
            </table:cell-content-deletion>
            <table:cell-content-deletion table:id="ct1365">
              <table:change-track-table-cell/>
            </table:cell-content-deletion>
            <table:change-deletion table:id="ct1349"/>
          </table:deletions>
        </table:deletion>
        <table:deletion table:id="ct1374" table:type="row" table:position="103" table:table="2">
          <office:change-info>
            <dc:creator>ricardo </dc:creator>
            <dc:date>2013-01-07T11:23:49</dc:date>
          </office:change-info>
          <table:deletions>
            <table:change-deletion table:id="ct1373"/>
            <table:cell-content-deletion table:id="ct1370">
              <table:change-track-table-cell/>
            </table:cell-content-deletion>
            <table:cell-content-deletion table:id="ct1366">
              <table:change-track-table-cell/>
            </table:cell-content-deletion>
            <table:change-deletion table:id="ct1348"/>
          </table:deletions>
        </table:deletion>
        <table:deletion table:id="ct1375" table:type="row" table:position="103" table:table="2">
          <office:change-info>
            <dc:creator>ricardo </dc:creator>
            <dc:date>2013-01-07T11:23:49</dc:date>
          </office:change-info>
          <table:deletions>
            <table:change-deletion table:id="ct1374"/>
            <table:cell-content-deletion table:id="ct1371">
              <table:change-track-table-cell/>
            </table:cell-content-deletion>
            <table:cell-content-deletion table:id="ct1367">
              <table:change-track-table-cell/>
            </table:cell-content-deletion>
            <table:change-deletion table:id="ct1347"/>
          </table:deletions>
        </table:deletion>
        <table:deletion table:id="ct1376" table:type="row" table:position="103" table:table="2">
          <office:change-info>
            <dc:creator>ricardo </dc:creator>
            <dc:date>2013-01-07T11:23:53</dc:date>
          </office:change-info>
          <table:deletions>
            <table:change-deletion table:id="ct1375"/>
          </table:deletions>
        </table:deletion>
        <table:insertion table:id="ct1377" table:type="row" table:position="114" table:table="2">
          <office:change-info>
            <dc:creator>ricardo </dc:creator>
            <dc:date>2013-01-07T11:23:59</dc:date>
          </office:change-info>
          <table:dependencies>
            <table:dependence table:id="ct1387"/>
            <table:dependence table:id="ct1383"/>
          </table:dependencies>
        </table:insertion>
        <table:insertion table:id="ct1378" table:type="row" table:position="111" table:table="2">
          <office:change-info>
            <dc:creator>ricardo </dc:creator>
            <dc:date>2013-01-07T11:24:01</dc:date>
          </office:change-info>
        </table:insertion>
        <table:insertion table:id="ct1379" table:type="row" table:position="113" table:table="2">
          <office:change-info>
            <dc:creator>ricardo </dc:creator>
            <dc:date>2013-01-07T11:24:03</dc:date>
          </office:change-info>
          <table:dependencies>
            <table:dependence table:id="ct1386"/>
            <table:dependence table:id="ct1382"/>
          </table:dependencies>
        </table:insertion>
        <table:insertion table:id="ct1380" table:type="row" table:position="112" table:table="2">
          <office:change-info>
            <dc:creator>ricardo </dc:creator>
            <dc:date>2013-01-07T11:24:05</dc:date>
          </office:change-info>
          <table:dependencies>
            <table:dependence table:id="ct1385"/>
            <table:dependence table:id="ct1381"/>
          </table:dependencies>
        </table:insertion>
        <table:cell-content-change table:id="ct1381">
          <table:cell-address table:column="1" table:row="112" table:table="2"/>
          <office:change-info>
            <dc:creator>ricardo </dc:creator>
            <dc:date>2013-01-07T11:24:07</dc:date>
          </office:change-info>
          <table:previous>
            <table:change-track-table-cell/>
          </table:previous>
        </table:cell-content-change>
        <table:cell-content-change table:id="ct1382">
          <table:cell-address table:column="1" table:row="113" table:table="2"/>
          <office:change-info>
            <dc:creator>ricardo </dc:creator>
            <dc:date>2013-01-07T11:24:07</dc:date>
          </office:change-info>
          <table:previous>
            <table:change-track-table-cell/>
          </table:previous>
        </table:cell-content-change>
        <table:cell-content-change table:id="ct1383">
          <table:cell-address table:column="1" table:row="114" table:table="2"/>
          <office:change-info>
            <dc:creator>ricardo </dc:creator>
            <dc:date>2013-01-07T11:24:07</dc:date>
          </office:change-info>
          <table:previous>
            <table:change-track-table-cell/>
          </table:previous>
        </table:cell-content-change>
        <table:cell-content-change table:id="ct1384">
          <table:cell-address table:column="1" table:row="115" table:table="2"/>
          <office:change-info>
            <dc:creator>ricardo </dc:creator>
            <dc:date>2013-01-07T11:24:07</dc:date>
          </office:change-info>
          <table:previous>
            <table:change-track-table-cell/>
          </table:previous>
        </table:cell-content-change>
        <table:cell-content-change table:id="ct1385">
          <table:cell-address table:column="4" table:row="112" table:table="2"/>
          <office:change-info>
            <dc:creator>ricardo </dc:creator>
            <dc:date>2013-01-07T11:24:07</dc:date>
          </office:change-info>
          <table:previous>
            <table:change-track-table-cell/>
          </table:previous>
        </table:cell-content-change>
        <table:cell-content-change table:id="ct1386">
          <table:cell-address table:column="4" table:row="113" table:table="2"/>
          <office:change-info>
            <dc:creator>ricardo </dc:creator>
            <dc:date>2013-01-07T11:24:07</dc:date>
          </office:change-info>
          <table:previous>
            <table:change-track-table-cell/>
          </table:previous>
        </table:cell-content-change>
        <table:cell-content-change table:id="ct1387">
          <table:cell-address table:column="4" table:row="114" table:table="2"/>
          <office:change-info>
            <dc:creator>ricardo </dc:creator>
            <dc:date>2013-01-07T11:24:07</dc:date>
          </office:change-info>
          <table:previous>
            <table:change-track-table-cell/>
          </table:previous>
        </table:cell-content-change>
        <table:cell-content-change table:id="ct1388">
          <table:cell-address table:column="4" table:row="115" table:table="2"/>
          <office:change-info>
            <dc:creator>ricardo </dc:creator>
            <dc:date>2013-01-07T11:24:07</dc:date>
          </office:change-info>
          <table:previous>
            <table:change-track-table-cell/>
          </table:previous>
        </table:cell-content-change>
        <table:cell-content-change table:id="ct1389">
          <table:cell-address table:column="2" table:row="107" table:table="2"/>
          <office:change-info>
            <dc:creator>ricardo </dc:creator>
            <dc:date>2013-01-07T11:24:12</dc:date>
          </office:change-info>
          <table:previous table:id="ct72">
            <table:change-track-table-cell office:value-type="string">
              <text:p>Yes</text:p>
            </table:change-track-table-cell>
          </table:previous>
        </table:cell-content-change>
        <table:insertion table:id="ct1390" table:type="row" table:position="144" table:table="2">
          <office:change-info>
            <dc:creator>ricardo </dc:creator>
            <dc:date>2013-01-07T11:24:34</dc:date>
          </office:change-info>
          <table:dependencies>
            <table:dependence table:id="ct1402"/>
            <table:dependence table:id="ct1398"/>
          </table:dependencies>
        </table:insertion>
        <table:insertion table:id="ct1391" table:type="row" table:position="143" table:table="2">
          <office:change-info>
            <dc:creator>ricardo </dc:creator>
            <dc:date>2013-01-07T11:24:36</dc:date>
          </office:change-info>
          <table:dependencies>
            <table:dependence table:id="ct1698"/>
            <table:dependence table:id="ct1697"/>
            <table:dependence table:id="ct1527"/>
            <table:dependence table:id="ct1411"/>
            <table:dependence table:id="ct1404"/>
            <table:dependence table:id="ct1401"/>
            <table:dependence table:id="ct1397"/>
          </table:dependencies>
        </table:insertion>
        <table:insertion table:id="ct1392" table:type="row" table:position="142" table:table="2">
          <office:change-info>
            <dc:creator>ricardo </dc:creator>
            <dc:date>2013-01-07T11:24:38</dc:date>
          </office:change-info>
          <table:dependencies>
            <table:dependence table:id="ct1699"/>
            <table:dependence table:id="ct1409"/>
            <table:dependence table:id="ct1408"/>
            <table:dependence table:id="ct1403"/>
            <table:dependence table:id="ct1400"/>
            <table:dependence table:id="ct1396"/>
          </table:dependencies>
        </table:insertion>
        <table:insertion table:id="ct1393" table:type="row" table:position="141" table:table="2">
          <office:change-info>
            <dc:creator>ricardo </dc:creator>
            <dc:date>2013-01-07T11:24:40</dc:date>
          </office:change-info>
          <table:dependencies>
            <table:dependence table:id="ct1399"/>
            <table:dependence table:id="ct1395"/>
          </table:dependencies>
        </table:insertion>
        <table:insertion table:id="ct1394" table:type="row" table:position="140" table:table="2">
          <office:change-info>
            <dc:creator>ricardo </dc:creator>
            <dc:date>2013-01-07T11:24:42</dc:date>
          </office:change-info>
        </table:insertion>
        <table:cell-content-change table:id="ct1395">
          <table:cell-address table:column="1" table:row="141" table:table="2"/>
          <office:change-info>
            <dc:creator>ricardo </dc:creator>
            <dc:date>2013-01-07T11:24:44</dc:date>
          </office:change-info>
          <table:previous>
            <table:change-track-table-cell/>
          </table:previous>
        </table:cell-content-change>
        <table:cell-content-change table:id="ct1396">
          <table:cell-address table:column="1" table:row="142" table:table="2"/>
          <office:change-info>
            <dc:creator>ricardo </dc:creator>
            <dc:date>2013-01-07T11:24:44</dc:date>
          </office:change-info>
          <table:previous>
            <table:change-track-table-cell/>
          </table:previous>
        </table:cell-content-change>
        <table:cell-content-change table:id="ct1397">
          <table:cell-address table:column="1" table:row="143" table:table="2"/>
          <office:change-info>
            <dc:creator>ricardo </dc:creator>
            <dc:date>2013-01-07T11:24:44</dc:date>
          </office:change-info>
          <table:previous>
            <table:change-track-table-cell/>
          </table:previous>
        </table:cell-content-change>
        <table:cell-content-change table:id="ct1398">
          <table:cell-address table:column="1" table:row="144" table:table="2"/>
          <office:change-info>
            <dc:creator>ricardo </dc:creator>
            <dc:date>2013-01-07T11:24:44</dc:date>
          </office:change-info>
          <table:previous>
            <table:change-track-table-cell/>
          </table:previous>
        </table:cell-content-change>
        <table:cell-content-change table:id="ct1399">
          <table:cell-address table:column="4" table:row="141" table:table="2"/>
          <office:change-info>
            <dc:creator>ricardo </dc:creator>
            <dc:date>2013-01-07T11:24:44</dc:date>
          </office:change-info>
          <table:previous>
            <table:change-track-table-cell/>
          </table:previous>
        </table:cell-content-change>
        <table:cell-content-change table:id="ct1400">
          <table:cell-address table:column="4" table:row="142" table:table="2"/>
          <office:change-info>
            <dc:creator>ricardo </dc:creator>
            <dc:date>2013-01-07T11:24:44</dc:date>
          </office:change-info>
          <table:previous>
            <table:change-track-table-cell/>
          </table:previous>
        </table:cell-content-change>
        <table:cell-content-change table:id="ct1401">
          <table:cell-address table:column="4" table:row="143" table:table="2"/>
          <office:change-info>
            <dc:creator>ricardo </dc:creator>
            <dc:date>2013-01-07T11:24:44</dc:date>
          </office:change-info>
          <table:previous>
            <table:change-track-table-cell/>
          </table:previous>
        </table:cell-content-change>
        <table:cell-content-change table:id="ct1402">
          <table:cell-address table:column="4" table:row="144" table:table="2"/>
          <office:change-info>
            <dc:creator>ricardo </dc:creator>
            <dc:date>2013-01-07T11:24:44</dc:date>
          </office:change-info>
          <table:previous>
            <table:change-track-table-cell/>
          </table:previous>
        </table:cell-content-change>
        <table:cell-content-change table:id="ct1403">
          <table:cell-address table:column="1" table:row="142" table:table="2"/>
          <office:change-info>
            <dc:creator>ricardo </dc:creator>
            <dc:date>2013-01-07T11:24:56</dc:date>
          </office:change-info>
          <table:previous table:id="ct1396">
            <table:change-track-table-cell office:value-type="string">
              <text:p>Yes, Mature</text:p>
            </table:change-track-table-cell>
          </table:previous>
        </table:cell-content-change>
        <table:cell-content-change table:id="ct1404">
          <table:cell-address table:column="1" table:row="143" table:table="2"/>
          <office:change-info>
            <dc:creator>ricardo </dc:creator>
            <dc:date>2013-01-07T11:25:06</dc:date>
          </office:change-info>
          <table:previous table:id="ct1397">
            <table:change-track-table-cell office:value-type="string">
              <text:p>Yes, more than one version</text:p>
            </table:change-track-table-cell>
          </table:previous>
        </table:cell-content-change>
        <table:cell-content-change table:id="ct1405">
          <table:cell-address table:column="2" table:row="132" table:table="2"/>
          <office:change-info>
            <dc:creator>ricardo </dc:creator>
            <dc:date>2013-01-07T11:25:13</dc:date>
          </office:change-info>
          <table:previous table:id="ct1311">
            <table:change-track-table-cell office:value-type="string">
              <text:p>Yes</text:p>
            </table:change-track-table-cell>
          </table:previous>
        </table:cell-content-change>
        <table:cell-content-change table:id="ct1406">
          <table:cell-address table:column="2" table:row="134" table:table="2"/>
          <office:change-info>
            <dc:creator>ricardo </dc:creator>
            <dc:date>2013-01-07T11:25:15</dc:date>
          </office:change-info>
          <table:previous>
            <table:change-track-table-cell/>
          </table:previous>
        </table:cell-content-change>
        <table:cell-content-change table:id="ct1407">
          <table:cell-address table:column="2" table:row="136" table:table="2"/>
          <office:change-info>
            <dc:creator>ricardo </dc:creator>
            <dc:date>2013-01-07T11:25:19</dc:date>
          </office:change-info>
          <table:previous>
            <table:change-track-table-cell/>
          </table:previous>
        </table:cell-content-change>
        <table:cell-content-change table:id="ct1408">
          <table:cell-address table:column="1" table:row="142" table:table="2"/>
          <office:change-info>
            <dc:creator>ricardo </dc:creator>
            <dc:date>2013-01-07T11:25:27</dc:date>
          </office:change-info>
          <table:previous table:id="ct1403">
            <table:change-track-table-cell office:value-type="string">
              <text:p>Yes, Included</text:p>
            </table:change-track-table-cell>
          </table:previous>
        </table:cell-content-change>
        <table:cell-content-change table:id="ct1409">
          <table:cell-address table:column="1" table:row="142" table:table="2"/>
          <office:change-info>
            <dc:creator>ricardo </dc:creator>
            <dc:date>2013-01-07T11:25:36</dc:date>
          </office:change-info>
          <table:previous table:id="ct1408">
            <table:change-track-table-cell office:value-type="string">
              <text:p>Yes, Included, yes is used</text:p>
            </table:change-track-table-cell>
          </table:previous>
        </table:cell-content-change>
        <table:cell-content-change table:id="ct1410">
          <table:cell-address table:column="2" table:row="136" table:table="2"/>
          <office:change-info>
            <dc:creator>ricardo </dc:creator>
            <dc:date>2013-01-07T11:25:40</dc:date>
          </office:change-info>
          <table:previous table:id="ct1407">
            <table:change-track-table-cell office:value-type="string">
              <text:p>Yes, Included</text:p>
            </table:change-track-table-cell>
          </table:previous>
        </table:cell-content-change>
        <table:cell-content-change table:id="ct1411">
          <table:cell-address table:column="1" table:row="143" table:table="2"/>
          <office:change-info>
            <dc:creator>ricardo </dc:creator>
            <dc:date>2013-01-07T11:25:54</dc:date>
          </office:change-info>
          <table:previous table:id="ct1404">
            <table:change-track-table-cell office:value-type="string">
              <text:p>Yes, workaround</text:p>
            </table:change-track-table-cell>
          </table:previous>
        </table:cell-content-change>
        <table:cell-content-change table:id="ct1412">
          <table:cell-address table:column="2" table:row="135" table:table="2"/>
          <office:change-info>
            <dc:creator>ricardo </dc:creator>
            <dc:date>2013-01-07T11:25:59</dc:date>
          </office:change-info>
          <table:previous>
            <table:change-track-table-cell/>
          </table:previous>
        </table:cell-content-change>
        <table:cell-content-change table:id="ct1413">
          <table:cell-address table:column="4" table:row="135" table:table="2"/>
          <office:change-info>
            <dc:creator>ricardo </dc:creator>
            <dc:date>2013-01-07T11:26:03</dc:date>
          </office:change-info>
          <table:previous table:id="ct1269">
            <table:change-track-table-cell office:value-type="float" office:value="4"/>
          </table:previous>
        </table:cell-content-change>
        <table:insertion table:id="ct1414" table:type="row" table:position="162" table:table="2">
          <office:change-info>
            <dc:creator>ricardo </dc:creator>
            <dc:date>2013-01-07T11:26:35</dc:date>
          </office:change-info>
          <table:dependencies>
            <table:dependence table:id="ct1468"/>
            <table:dependence table:id="ct1426"/>
            <table:dependence table:id="ct1422"/>
          </table:dependencies>
        </table:insertion>
        <table:insertion table:id="ct1415" table:type="row" table:position="160" table:table="2">
          <office:change-info>
            <dc:creator>ricardo </dc:creator>
            <dc:date>2013-01-07T11:26:37</dc:date>
          </office:change-info>
          <table:dependencies>
            <table:dependence table:id="ct1428"/>
            <table:dependence table:id="ct1425"/>
            <table:dependence table:id="ct1421"/>
          </table:dependencies>
        </table:insertion>
        <table:insertion table:id="ct1416" table:type="row" table:position="159" table:table="2">
          <office:change-info>
            <dc:creator>ricardo </dc:creator>
            <dc:date>2013-01-07T11:26:38</dc:date>
          </office:change-info>
          <table:dependencies>
            <table:dependence table:id="ct1427"/>
            <table:dependence table:id="ct1424"/>
            <table:dependence table:id="ct1420"/>
          </table:dependencies>
        </table:insertion>
        <table:insertion table:id="ct1417" table:type="row" table:position="157" table:table="2">
          <office:change-info>
            <dc:creator>ricardo </dc:creator>
            <dc:date>2013-01-07T11:26:40</dc:date>
          </office:change-info>
        </table:insertion>
        <table:insertion table:id="ct1418" table:type="row" table:position="158" table:table="2">
          <office:change-info>
            <dc:creator>ricardo </dc:creator>
            <dc:date>2013-01-07T11:26:42</dc:date>
          </office:change-info>
          <table:dependencies>
            <table:dependence table:id="ct1423"/>
            <table:dependence table:id="ct1419"/>
          </table:dependencies>
        </table:insertion>
        <table:cell-content-change table:id="ct1419">
          <table:cell-address table:column="1" table:row="158" table:table="2"/>
          <office:change-info>
            <dc:creator>ricardo </dc:creator>
            <dc:date>2013-01-07T11:26:44</dc:date>
          </office:change-info>
          <table:previous>
            <table:change-track-table-cell/>
          </table:previous>
        </table:cell-content-change>
        <table:cell-content-change table:id="ct1420">
          <table:cell-address table:column="1" table:row="159" table:table="2"/>
          <office:change-info>
            <dc:creator>ricardo </dc:creator>
            <dc:date>2013-01-07T11:26:44</dc:date>
          </office:change-info>
          <table:previous>
            <table:change-track-table-cell/>
          </table:previous>
        </table:cell-content-change>
        <table:cell-content-change table:id="ct1421">
          <table:cell-address table:column="1" table:row="160" table:table="2"/>
          <office:change-info>
            <dc:creator>ricardo </dc:creator>
            <dc:date>2013-01-07T11:26:44</dc:date>
          </office:change-info>
          <table:previous>
            <table:change-track-table-cell/>
          </table:previous>
        </table:cell-content-change>
        <table:cell-content-change table:id="ct1422">
          <table:cell-address table:column="1" table:row="162" table:table="2"/>
          <office:change-info>
            <dc:creator>ricardo </dc:creator>
            <dc:date>2013-01-07T11:26:44</dc:date>
          </office:change-info>
          <table:previous>
            <table:change-track-table-cell/>
          </table:previous>
        </table:cell-content-change>
        <table:cell-content-change table:id="ct1423">
          <table:cell-address table:column="4" table:row="158" table:table="2"/>
          <office:change-info>
            <dc:creator>ricardo </dc:creator>
            <dc:date>2013-01-07T11:26:44</dc:date>
          </office:change-info>
          <table:previous>
            <table:change-track-table-cell/>
          </table:previous>
        </table:cell-content-change>
        <table:cell-content-change table:id="ct1424">
          <table:cell-address table:column="4" table:row="159" table:table="2"/>
          <office:change-info>
            <dc:creator>ricardo </dc:creator>
            <dc:date>2013-01-07T11:26:44</dc:date>
          </office:change-info>
          <table:previous>
            <table:change-track-table-cell/>
          </table:previous>
        </table:cell-content-change>
        <table:cell-content-change table:id="ct1425">
          <table:cell-address table:column="4" table:row="160" table:table="2"/>
          <office:change-info>
            <dc:creator>ricardo </dc:creator>
            <dc:date>2013-01-07T11:26:44</dc:date>
          </office:change-info>
          <table:previous>
            <table:change-track-table-cell/>
          </table:previous>
        </table:cell-content-change>
        <table:cell-content-change table:id="ct1426">
          <table:cell-address table:column="4" table:row="162" table:table="2"/>
          <office:change-info>
            <dc:creator>ricardo </dc:creator>
            <dc:date>2013-01-07T11:26:44</dc:date>
          </office:change-info>
          <table:previous>
            <table:change-track-table-cell/>
          </table:previous>
        </table:cell-content-change>
        <table:cell-content-change table:id="ct1427">
          <table:cell-address table:column="1" table:row="159" table:table="2"/>
          <office:change-info>
            <dc:creator>ricardo </dc:creator>
            <dc:date>2013-01-07T11:26:56</dc:date>
          </office:change-info>
          <table:previous table:id="ct1420">
            <table:change-track-table-cell office:value-type="string">
              <text:p>Yes, Included or yes is used</text:p>
            </table:change-track-table-cell>
          </table:previous>
        </table:cell-content-change>
        <table:cell-content-change table:id="ct1428">
          <table:cell-address table:column="1" table:row="160" table:table="2"/>
          <office:change-info>
            <dc:creator>ricardo </dc:creator>
            <dc:date>2013-01-07T11:27:04</dc:date>
          </office:change-info>
          <table:previous table:id="ct1421">
            <table:change-track-table-cell office:value-type="string">
              <text:p>Yes, workaround or yes have to learn</text:p>
            </table:change-track-table-cell>
          </table:previous>
        </table:cell-content-change>
        <table:insertion table:id="ct1429" table:type="row" table:position="161" table:table="2">
          <office:change-info>
            <dc:creator>ricardo </dc:creator>
            <dc:date>2013-01-07T11:27:21</dc:date>
          </office:change-info>
          <table:dependencies>
            <table:dependence table:id="ct1433"/>
            <table:dependence table:id="ct1432"/>
            <table:dependence table:id="ct1431"/>
            <table:dependence table:id="ct1430"/>
          </table:dependencies>
        </table:insertion>
        <table:cell-content-change table:id="ct1430">
          <table:cell-address table:column="1" table:row="161" table:table="2"/>
          <office:change-info>
            <dc:creator>ricardo </dc:creator>
            <dc:date>2013-01-07T11:27:22</dc:date>
          </office:change-info>
          <table:previous>
            <table:change-track-table-cell/>
          </table:previous>
        </table:cell-content-change>
        <table:cell-content-change table:id="ct1431">
          <table:cell-address table:column="4" table:row="161" table:table="2"/>
          <office:change-info>
            <dc:creator>ricardo </dc:creator>
            <dc:date>2013-01-07T11:27:22</dc:date>
          </office:change-info>
          <table:previous>
            <table:change-track-table-cell/>
          </table:previous>
        </table:cell-content-change>
        <table:cell-content-change table:id="ct1432">
          <table:cell-address table:column="1" table:row="161" table:table="2"/>
          <office:change-info>
            <dc:creator>ricardo </dc:creator>
            <dc:date>2013-01-07T11:27:29</dc:date>
          </office:change-info>
          <table:previous table:id="ct1430">
            <table:change-track-table-cell office:value-type="string">
              <text:p>Yes, not complete</text:p>
            </table:change-track-table-cell>
          </table:previous>
        </table:cell-content-change>
        <table:cell-content-change table:id="ct1433">
          <table:cell-address table:column="4" table:row="161" table:table="2"/>
          <office:change-info>
            <dc:creator>ricardo </dc:creator>
            <dc:date>2013-01-07T11:27:34</dc:date>
          </office:change-info>
          <table:previous table:id="ct1431">
            <table:change-track-table-cell office:value-type="float" office:value="3"/>
          </table:previous>
        </table:cell-content-change>
        <table:cell-content-change table:id="ct1434">
          <table:cell-address table:column="2" table:row="150" table:table="2"/>
          <office:change-info>
            <dc:creator>ricardo </dc:creator>
            <dc:date>2013-01-07T11:27:43</dc:date>
          </office:change-info>
          <table:previous>
            <table:change-track-table-cell/>
          </table:previous>
        </table:cell-content-change>
        <table:cell-content-change table:id="ct1435">
          <table:cell-address table:column="2" table:row="149" table:table="2"/>
          <office:change-info>
            <dc:creator>ricardo </dc:creator>
            <dc:date>2013-01-07T11:27:48</dc:date>
          </office:change-info>
          <table:previous>
            <table:change-track-table-cell/>
          </table:previous>
        </table:cell-content-change>
        <table:cell-content-change table:id="ct1436">
          <table:cell-address table:column="2" table:row="153" table:table="2"/>
          <office:change-info>
            <dc:creator>ricardo </dc:creator>
            <dc:date>2013-01-07T11:27:50</dc:date>
          </office:change-info>
          <table:previous>
            <table:change-track-table-cell/>
          </table:previous>
        </table:cell-content-change>
        <table:cell-content-change table:id="ct1437">
          <table:cell-address table:column="2" table:row="151" table:table="2"/>
          <office:change-info>
            <dc:creator>ricardo </dc:creator>
            <dc:date>2013-01-07T11:27:57</dc:date>
          </office:change-info>
          <table:previous>
            <table:change-track-table-cell/>
          </table:previous>
        </table:cell-content-change>
        <table:cell-content-change table:id="ct1438">
          <table:cell-address table:column="2" table:row="152" table:table="2"/>
          <office:change-info>
            <dc:creator>ricardo </dc:creator>
            <dc:date>2013-01-07T11:27:59</dc:date>
          </office:change-info>
          <table:previous>
            <table:change-track-table-cell/>
          </table:previous>
        </table:cell-content-change>
        <table:cell-content-change table:id="ct1439">
          <table:cell-address table:column="4" table:row="152" table:table="2"/>
          <office:change-info>
            <dc:creator>ricardo </dc:creator>
            <dc:date>2013-01-07T11:28:02</dc:date>
          </office:change-info>
          <table:previous table:id="ct1134">
            <table:change-track-table-cell office:value-type="float" office:value="4"/>
          </table:previous>
        </table:cell-content-change>
        <table:cell-content-change table:id="ct1440">
          <table:cell-address table:column="2" table:row="189" table:table="2"/>
          <office:change-info>
            <dc:creator>ricardo </dc:creator>
            <dc:date>2013-01-07T11:28:20</dc:date>
          </office:change-info>
          <table:previous>
            <table:change-track-table-cell/>
          </table:previous>
        </table:cell-content-change>
        <table:insertion table:id="ct1441" table:type="row" table:position="202" table:table="2">
          <office:change-info>
            <dc:creator>ricardo </dc:creator>
            <dc:date>2013-01-07T11:28:25</dc:date>
          </office:change-info>
          <table:dependencies>
            <table:dependence table:id="ct1463"/>
            <table:dependence table:id="ct1462"/>
            <table:dependence table:id="ct1460"/>
            <table:dependence table:id="ct1459"/>
          </table:dependencies>
        </table:insertion>
        <table:insertion table:id="ct1442" table:type="row" table:position="201" table:table="2">
          <office:change-info>
            <dc:creator>ricardo </dc:creator>
            <dc:date>2013-01-07T11:28:27</dc:date>
          </office:change-info>
          <table:dependencies>
            <table:dependence table:id="ct1461"/>
            <table:dependence table:id="ct1458"/>
            <table:dependence table:id="ct1456"/>
            <table:dependence table:id="ct1451"/>
          </table:dependencies>
        </table:insertion>
        <table:insertion table:id="ct1443" table:type="row" table:position="200" table:table="2">
          <office:change-info>
            <dc:creator>ricardo </dc:creator>
            <dc:date>2013-01-07T11:28:28</dc:date>
          </office:change-info>
          <table:dependencies>
            <table:dependence table:id="ct1455"/>
            <table:dependence table:id="ct1450"/>
          </table:dependencies>
        </table:insertion>
        <table:insertion table:id="ct1444" table:type="row" table:position="199" table:table="2">
          <office:change-info>
            <dc:creator>ricardo </dc:creator>
            <dc:date>2013-01-07T11:28:30</dc:date>
          </office:change-info>
          <table:dependencies>
            <table:dependence table:id="ct1454"/>
            <table:dependence table:id="ct1449"/>
          </table:dependencies>
        </table:insertion>
        <table:insertion table:id="ct1445" table:type="row" table:position="198" table:table="2">
          <office:change-info>
            <dc:creator>ricardo </dc:creator>
            <dc:date>2013-01-07T11:28:32</dc:date>
          </office:change-info>
          <table:dependencies>
            <table:dependence table:id="ct1457"/>
            <table:dependence table:id="ct1453"/>
            <table:dependence table:id="ct1448"/>
          </table:dependencies>
        </table:insertion>
        <table:insertion table:id="ct1446" table:type="row" table:position="197" table:table="2">
          <office:change-info>
            <dc:creator>ricardo </dc:creator>
            <dc:date>2013-01-07T11:28:34</dc:date>
          </office:change-info>
          <table:dependencies>
            <table:dependence table:id="ct1452"/>
            <table:dependence table:id="ct1447"/>
          </table:dependencies>
        </table:insertion>
        <table:cell-content-change table:id="ct1447">
          <table:cell-address table:column="1" table:row="197" table:table="2"/>
          <office:change-info>
            <dc:creator>ricardo </dc:creator>
            <dc:date>2013-01-07T11:28:35</dc:date>
          </office:change-info>
          <table:previous>
            <table:change-track-table-cell/>
          </table:previous>
        </table:cell-content-change>
        <table:cell-content-change table:id="ct1448">
          <table:cell-address table:column="1" table:row="198" table:table="2"/>
          <office:change-info>
            <dc:creator>ricardo </dc:creator>
            <dc:date>2013-01-07T11:28:35</dc:date>
          </office:change-info>
          <table:previous>
            <table:change-track-table-cell/>
          </table:previous>
        </table:cell-content-change>
        <table:cell-content-change table:id="ct1449">
          <table:cell-address table:column="1" table:row="199" table:table="2"/>
          <office:change-info>
            <dc:creator>ricardo </dc:creator>
            <dc:date>2013-01-07T11:28:35</dc:date>
          </office:change-info>
          <table:previous>
            <table:change-track-table-cell/>
          </table:previous>
        </table:cell-content-change>
        <table:cell-content-change table:id="ct1450">
          <table:cell-address table:column="1" table:row="200" table:table="2"/>
          <office:change-info>
            <dc:creator>ricardo </dc:creator>
            <dc:date>2013-01-07T11:28:35</dc:date>
          </office:change-info>
          <table:previous>
            <table:change-track-table-cell/>
          </table:previous>
        </table:cell-content-change>
        <table:cell-content-change table:id="ct1451">
          <table:cell-address table:column="1" table:row="201" table:table="2"/>
          <office:change-info>
            <dc:creator>ricardo </dc:creator>
            <dc:date>2013-01-07T11:28:35</dc:date>
          </office:change-info>
          <table:previous>
            <table:change-track-table-cell/>
          </table:previous>
        </table:cell-content-change>
        <table:cell-content-change table:id="ct1452">
          <table:cell-address table:column="4" table:row="197" table:table="2"/>
          <office:change-info>
            <dc:creator>ricardo </dc:creator>
            <dc:date>2013-01-07T11:28:35</dc:date>
          </office:change-info>
          <table:previous>
            <table:change-track-table-cell/>
          </table:previous>
        </table:cell-content-change>
        <table:cell-content-change table:id="ct1453">
          <table:cell-address table:column="4" table:row="198" table:table="2"/>
          <office:change-info>
            <dc:creator>ricardo </dc:creator>
            <dc:date>2013-01-07T11:28:35</dc:date>
          </office:change-info>
          <table:previous>
            <table:change-track-table-cell/>
          </table:previous>
        </table:cell-content-change>
        <table:cell-content-change table:id="ct1454">
          <table:cell-address table:column="4" table:row="199" table:table="2"/>
          <office:change-info>
            <dc:creator>ricardo </dc:creator>
            <dc:date>2013-01-07T11:28:35</dc:date>
          </office:change-info>
          <table:previous>
            <table:change-track-table-cell/>
          </table:previous>
        </table:cell-content-change>
        <table:cell-content-change table:id="ct1455">
          <table:cell-address table:column="4" table:row="200" table:table="2"/>
          <office:change-info>
            <dc:creator>ricardo </dc:creator>
            <dc:date>2013-01-07T11:28:35</dc:date>
          </office:change-info>
          <table:previous>
            <table:change-track-table-cell/>
          </table:previous>
        </table:cell-content-change>
        <table:cell-content-change table:id="ct1456">
          <table:cell-address table:column="4" table:row="201" table:table="2"/>
          <office:change-info>
            <dc:creator>ricardo </dc:creator>
            <dc:date>2013-01-07T11:28:35</dc:date>
          </office:change-info>
          <table:previous>
            <table:change-track-table-cell/>
          </table:previous>
        </table:cell-content-change>
        <table:cell-content-change table:id="ct1457">
          <table:cell-address table:column="1" table:row="198" table:table="2"/>
          <office:change-info>
            <dc:creator>ricardo </dc:creator>
            <dc:date>2013-01-07T11:28:43</dc:date>
          </office:change-info>
          <table:previous table:id="ct1448">
            <table:change-track-table-cell office:value-type="string">
              <text:p>Yes, Included</text:p>
            </table:change-track-table-cell>
          </table:previous>
        </table:cell-content-change>
        <table:cell-content-change table:id="ct1458">
          <table:cell-address table:column="1" table:row="201" table:table="2"/>
          <office:change-info>
            <dc:creator>ricardo </dc:creator>
            <dc:date>2013-01-07T11:28:54</dc:date>
          </office:change-info>
          <table:previous table:id="ct1451">
            <table:change-track-table-cell office:value-type="string">
              <text:p>No</text:p>
            </table:change-track-table-cell>
          </table:previous>
        </table:cell-content-change>
        <table:cell-content-change table:id="ct1459">
          <table:cell-address table:column="1" table:row="202" table:table="2"/>
          <office:change-info>
            <dc:creator>ricardo </dc:creator>
            <dc:date>2013-01-07T11:28:58</dc:date>
          </office:change-info>
          <table:previous>
            <table:change-track-table-cell/>
          </table:previous>
        </table:cell-content-change>
        <table:cell-content-change table:id="ct1460">
          <table:cell-address table:column="4" table:row="202" table:table="2"/>
          <office:change-info>
            <dc:creator>ricardo </dc:creator>
            <dc:date>2013-01-07T11:28:58</dc:date>
          </office:change-info>
          <table:previous>
            <table:change-track-table-cell/>
          </table:previous>
        </table:cell-content-change>
        <table:cell-content-change table:id="ct1461">
          <table:cell-address table:column="1" table:row="201" table:table="2"/>
          <office:change-info>
            <dc:creator>ricardo </dc:creator>
            <dc:date>2013-01-07T11:29:07</dc:date>
          </office:change-info>
          <table:previous table:id="ct1458">
            <table:change-track-table-cell office:value-type="string">
              <text:p>No but not affects the development</text:p>
            </table:change-track-table-cell>
          </table:previous>
        </table:cell-content-change>
        <table:cell-content-change table:id="ct1462">
          <table:cell-address table:column="4" table:row="202" table:table="2"/>
          <office:change-info>
            <dc:creator>ricardo </dc:creator>
            <dc:date>2013-01-07T11:29:11</dc:date>
          </office:change-info>
          <table:previous table:id="ct1460">
            <table:change-track-table-cell office:value-type="float" office:value="1"/>
          </table:previous>
        </table:cell-content-change>
        <table:cell-content-change table:id="ct1463">
          <table:cell-address table:column="1" table:row="202" table:table="2"/>
          <office:change-info>
            <dc:creator>ricardo </dc:creator>
            <dc:date>2013-01-07T11:29:28</dc:date>
          </office:change-info>
          <table:previous table:id="ct1459">
            <table:change-track-table-cell office:value-type="string">
              <text:p>No but not affects the development</text:p>
            </table:change-track-table-cell>
          </table:previous>
        </table:cell-content-change>
        <table:cell-content-change table:id="ct1464">
          <table:cell-address table:column="2" table:row="189" table:table="2"/>
          <office:change-info>
            <dc:creator>ricardo </dc:creator>
            <dc:date>2013-01-07T11:29:34</dc:date>
          </office:change-info>
          <table:previous table:id="ct1440">
            <table:change-track-table-cell office:value-type="string">
              <text:p>Yes, but inactive</text:p>
            </table:change-track-table-cell>
          </table:previous>
        </table:cell-content-change>
        <table:cell-content-change table:id="ct1465">
          <table:cell-address table:column="2" table:row="191" table:table="2"/>
          <office:change-info>
            <dc:creator>ricardo </dc:creator>
            <dc:date>2013-01-07T11:29:47</dc:date>
          </office:change-info>
          <table:previous>
            <table:change-track-table-cell/>
          </table:previous>
        </table:cell-content-change>
        <table:cell-content-change table:id="ct1466">
          <table:cell-address table:column="4" table:row="191" table:table="2"/>
          <office:change-info>
            <dc:creator>ricardo </dc:creator>
            <dc:date>2013-01-07T11:30:00</dc:date>
          </office:change-info>
          <table:previous table:id="ct1300">
            <table:change-track-table-cell office:value-type="float" office:value="2"/>
          </table:previous>
        </table:cell-content-change>
        <table:cell-content-change table:id="ct1467">
          <table:cell-address table:column="2" table:row="189" table:table="2"/>
          <office:change-info>
            <dc:creator>ricardo </dc:creator>
            <dc:date>2013-01-07T11:30:22</dc:date>
          </office:change-info>
          <table:previous table:id="ct1464">
            <table:change-track-table-cell office:value-type="string">
              <text:p>No, but not affects the development</text:p>
            </table:change-track-table-cell>
          </table:previous>
        </table:cell-content-change>
        <table:cell-content-change table:id="ct1468">
          <table:cell-address table:column="0" table:row="162" table:table="2"/>
          <office:change-info>
            <dc:creator>ricardo </dc:creator>
            <dc:date>2013-01-07T11:30:25</dc:date>
          </office:change-info>
          <table:previous>
            <table:change-track-table-cell office:value-type="string">
              <text:p>No, but not affects the development</text:p>
            </table:change-track-table-cell>
          </table:previous>
        </table:cell-content-change>
        <table:cell-content-change table:id="ct1469">
          <table:cell-address table:column="1" table:row="219" table:table="2"/>
          <office:change-info>
            <dc:creator>ricardo </dc:creator>
            <dc:date>2013-01-07T11:30:34</dc:date>
          </office:change-info>
          <table:previous>
            <table:change-track-table-cell/>
          </table:previous>
        </table:cell-content-change>
        <table:cell-content-change table:id="ct1470">
          <table:cell-address table:column="1" table:row="220" table:table="2"/>
          <office:change-info>
            <dc:creator>ricardo </dc:creator>
            <dc:date>2013-01-07T11:30:34</dc:date>
          </office:change-info>
          <table:previous>
            <table:change-track-table-cell/>
          </table:previous>
        </table:cell-content-change>
        <table:cell-content-change table:id="ct1471">
          <table:cell-address table:column="1" table:row="221" table:table="2"/>
          <office:change-info>
            <dc:creator>ricardo </dc:creator>
            <dc:date>2013-01-07T11:30:34</dc:date>
          </office:change-info>
          <table:previous>
            <table:change-track-table-cell/>
          </table:previous>
        </table:cell-content-change>
        <table:cell-content-change table:id="ct1472">
          <table:cell-address table:column="1" table:row="222" table:table="2"/>
          <office:change-info>
            <dc:creator>ricardo </dc:creator>
            <dc:date>2013-01-07T11:30:34</dc:date>
          </office:change-info>
          <table:previous>
            <table:change-track-table-cell/>
          </table:previous>
        </table:cell-content-change>
        <table:cell-content-change table:id="ct1473">
          <table:cell-address table:column="1" table:row="223" table:table="2"/>
          <office:change-info>
            <dc:creator>ricardo </dc:creator>
            <dc:date>2013-01-07T11:30:34</dc:date>
          </office:change-info>
          <table:previous>
            <table:change-track-table-cell/>
          </table:previous>
        </table:cell-content-change>
        <table:cell-content-change table:id="ct1474">
          <table:cell-address table:column="4" table:row="219" table:table="2"/>
          <office:change-info>
            <dc:creator>ricardo </dc:creator>
            <dc:date>2013-01-07T11:30:34</dc:date>
          </office:change-info>
          <table:previous>
            <table:change-track-table-cell/>
          </table:previous>
        </table:cell-content-change>
        <table:cell-content-change table:id="ct1475">
          <table:cell-address table:column="4" table:row="220" table:table="2"/>
          <office:change-info>
            <dc:creator>ricardo </dc:creator>
            <dc:date>2013-01-07T11:30:34</dc:date>
          </office:change-info>
          <table:previous>
            <table:change-track-table-cell/>
          </table:previous>
        </table:cell-content-change>
        <table:cell-content-change table:id="ct1476">
          <table:cell-address table:column="4" table:row="221" table:table="2"/>
          <office:change-info>
            <dc:creator>ricardo </dc:creator>
            <dc:date>2013-01-07T11:30:34</dc:date>
          </office:change-info>
          <table:previous>
            <table:change-track-table-cell/>
          </table:previous>
        </table:cell-content-change>
        <table:cell-content-change table:id="ct1477">
          <table:cell-address table:column="4" table:row="222" table:table="2"/>
          <office:change-info>
            <dc:creator>ricardo </dc:creator>
            <dc:date>2013-01-07T11:30:34</dc:date>
          </office:change-info>
          <table:previous>
            <table:change-track-table-cell/>
          </table:previous>
        </table:cell-content-change>
        <table:cell-content-change table:id="ct1478">
          <table:cell-address table:column="4" table:row="223" table:table="2"/>
          <office:change-info>
            <dc:creator>ricardo </dc:creator>
            <dc:date>2013-01-07T11:30:34</dc:date>
          </office:change-info>
          <table:previous>
            <table:change-track-table-cell/>
          </table:previous>
        </table:cell-content-change>
        <table:cell-content-change table:id="ct1479">
          <table:cell-address table:column="0" table:row="4" table:table="2"/>
          <office:change-info>
            <dc:creator>ricardo </dc:creator>
            <dc:date>2013-01-07T11:30:51</dc:date>
          </office:change-info>
          <table:previous>
            <table:change-track-table-cell office:value-type="string">
              <text:p>Component type: &lt;Enter a component type&gt;</text:p>
            </table:change-track-table-cell>
          </table:previous>
        </table:cell-content-change>
        <table:cell-content-change table:id="ct1480">
          <table:cell-address table:column="0" table:row="3" table:table="2"/>
          <office:change-info>
            <dc:creator>ricardo </dc:creator>
            <dc:date>2013-01-07T11:30:54</dc:date>
          </office:change-info>
          <table:previous>
            <table:change-track-table-cell office:value-type="string">
              <text:p>&lt;Enter a component Name&gt;</text:p>
            </table:change-track-table-cell>
          </table:previous>
        </table:cell-content-change>
        <table:cell-content-change table:id="ct1481">
          <table:cell-address table:column="0" table:row="5" table:table="2"/>
          <office:change-info>
            <dc:creator>ricardo </dc:creator>
            <dc:date>2013-01-07T11:31:29</dc:date>
          </office:change-info>
          <table:previous>
            <table:change-track-table-cell office:value-type="string">
              <text:p>Usage Setting: &lt;Enter a usage setting&gt;</text:p>
            </table:change-track-table-cell>
          </table:previous>
        </table:cell-content-change>
        <table:cell-content-change table:id="ct1482">
          <table:cell-address table:column="0" table:row="4" table:table="2"/>
          <office:change-info>
            <dc:creator>ricardo </dc:creator>
            <dc:date>2013-01-07T11:31:46</dc:date>
          </office:change-info>
          <table:previous table:id="ct1479">
            <table:change-track-table-cell office:value-type="string">
              <text:p>Component type: SCM</text:p>
            </table:change-track-table-cell>
          </table:previous>
        </table:cell-content-change>
        <table:cell-content-change table:id="ct1483">
          <table:cell-address table:column="0" table:row="3" table:table="2"/>
          <office:change-info>
            <dc:creator> </dc:creator>
            <dc:date>2013-01-08T18:32:43.75</dc:date>
          </office:change-info>
          <table:previous table:id="ct1480">
            <table:change-track-table-cell office:value-type="string">
              <text:p>Subversion</text:p>
            </table:change-track-table-cell>
          </table:previous>
        </table:cell-content-change>
        <table:cell-content-change table:id="ct1484">
          <table:cell-address table:column="2" table:row="11" table:table="2"/>
          <office:change-info>
            <dc:creator> </dc:creator>
            <dc:date>2013-01-08T18:50:17.16</dc:date>
          </office:change-info>
          <table:previous table:id="ct1312">
            <table:change-track-table-cell office:value-type="string">
              <text:p>Apache Version 2.0</text:p>
            </table:change-track-table-cell>
          </table:previous>
        </table:cell-content-change>
        <table:cell-content-change table:id="ct1485">
          <table:cell-address table:column="2" table:row="11" table:table="2"/>
          <office:change-info>
            <dc:creator> </dc:creator>
            <dc:date>2013-01-08T18:52:09.48</dc:date>
          </office:change-info>
          <table:previous table:id="ct1484">
            <table:change-track-table-cell office:value-type="string">
              <text:p>GNU General Public License v2 only </text:p>
            </table:change-track-table-cell>
          </table:previous>
        </table:cell-content-change>
        <table:cell-content-change table:id="ct1486">
          <table:cell-address table:column="4" table:row="18" table:table="2"/>
          <office:change-info>
            <dc:creator> </dc:creator>
            <dc:date>2013-01-08T18:53:18.86</dc:date>
          </office:change-info>
          <table:previous table:id="ct945">
            <table:change-track-table-cell office:value-type="float" office:value="5"/>
          </table:previous>
        </table:cell-content-change>
        <table:cell-content-change table:id="ct1487">
          <table:cell-address table:column="4" table:row="17" table:table="2"/>
          <office:change-info>
            <dc:creator> </dc:creator>
            <dc:date>2013-01-08T18:54:23.26</dc:date>
          </office:change-info>
          <table:previous table:id="ct946">
            <table:change-track-table-cell office:value-type="float" office:value="1"/>
          </table:previous>
        </table:cell-content-change>
        <table:cell-content-change table:id="ct1488">
          <table:cell-address table:column="4" table:row="18" table:table="2"/>
          <office:change-info>
            <dc:creator> </dc:creator>
            <dc:date>2013-01-08T18:54:33.53</dc:date>
          </office:change-info>
          <table:previous table:id="ct1486">
            <table:change-track-table-cell office:value-type="float" office:value="1"/>
          </table:previous>
        </table:cell-content-change>
        <table:cell-content-change table:id="ct1489">
          <table:cell-address table:column="4" table:row="17" table:table="2"/>
          <office:change-info>
            <dc:creator> </dc:creator>
            <dc:date>2013-01-08T18:55:25.51</dc:date>
          </office:change-info>
          <table:previous table:id="ct1487">
            <table:change-track-table-cell office:value-type="float" office:value="0"/>
          </table:previous>
        </table:cell-content-change>
        <table:cell-content-change table:id="ct1490">
          <table:cell-address table:column="4" table:row="18" table:table="2"/>
          <office:change-info>
            <dc:creator> </dc:creator>
            <dc:date>2013-01-08T18:55:26.73</dc:date>
          </office:change-info>
          <table:previous table:id="ct1488">
            <table:change-track-table-cell office:value-type="float" office:value="0"/>
          </table:previous>
        </table:cell-content-change>
        <table:cell-content-change table:id="ct1491">
          <table:cell-address table:column="4" table:row="14" table:table="2"/>
          <office:change-info>
            <dc:creator> </dc:creator>
            <dc:date>2013-01-08T18:56:15.38</dc:date>
          </office:change-info>
          <table:previous table:id="ct939">
            <table:change-track-table-cell office:value-type="float" office:value="1"/>
          </table:previous>
        </table:cell-content-change>
        <table:cell-content-change table:id="ct1492">
          <table:cell-address table:column="4" table:row="15" table:table="2"/>
          <office:change-info>
            <dc:creator> </dc:creator>
            <dc:date>2013-01-08T18:56:16.90</dc:date>
          </office:change-info>
          <table:previous table:id="ct940">
            <table:change-track-table-cell office:value-type="float" office:value="1"/>
          </table:previous>
        </table:cell-content-change>
        <table:cell-content-change table:id="ct1493">
          <table:cell-address table:column="4" table:row="17" table:table="2"/>
          <office:change-info>
            <dc:creator> </dc:creator>
            <dc:date>2013-01-08T18:56:19.39</dc:date>
          </office:change-info>
          <table:previous table:id="ct1489">
            <table:change-track-table-cell office:value-type="float" office:value="1"/>
          </table:previous>
        </table:cell-content-change>
        <table:cell-content-change table:id="ct1494">
          <table:cell-address table:column="4" table:row="14" table:table="2"/>
          <office:change-info>
            <dc:creator>Jesus Urcera</dc:creator>
            <dc:date>2013-01-08T19:04:46.35</dc:date>
          </office:change-info>
          <table:previous table:id="ct1491">
            <table:change-track-table-cell office:value-type="float" office:value="0"/>
          </table:previous>
        </table:cell-content-change>
        <table:cell-content-change table:id="ct1495">
          <table:cell-address table:column="4" table:row="15" table:table="2"/>
          <office:change-info>
            <dc:creator>Jesus Urcera</dc:creator>
            <dc:date>2013-01-08T19:04:48.19</dc:date>
          </office:change-info>
          <table:previous table:id="ct1492">
            <table:change-track-table-cell office:value-type="float" office:value="0"/>
          </table:previous>
        </table:cell-content-change>
        <table:cell-content-change table:id="ct1496">
          <table:cell-address table:column="4" table:row="17" table:table="2"/>
          <office:change-info>
            <dc:creator>Jesus Urcera</dc:creator>
            <dc:date>2013-01-08T19:04:49.55</dc:date>
          </office:change-info>
          <table:previous table:id="ct1493">
            <table:change-track-table-cell office:value-type="float" office:value="0"/>
          </table:previous>
        </table:cell-content-change>
        <table:cell-content-change table:id="ct1497">
          <table:cell-address table:column="1" table:row="5" table:table="1"/>
          <office:change-info>
            <dc:creator>Jesus Urcera</dc:creator>
            <dc:date>2013-01-08T19:05:21.87</dc:date>
          </office:change-info>
          <table:previous>
            <table:change-track-table-cell office:value-type="string">
              <text:p>Component Name: &lt;Enter a component&gt;</text:p>
            </table:change-track-table-cell>
          </table:previous>
        </table:cell-content-change>
        <table:cell-content-change table:id="ct1498">
          <table:cell-address table:column="1" table:row="6" table:table="1"/>
          <office:change-info>
            <dc:creator>Jesus Urcera</dc:creator>
            <dc:date>2013-01-08T19:05:49.54</dc:date>
          </office:change-info>
          <table:previous>
            <table:change-track-table-cell office:value-type="string">
              <text:p>Component type: &lt;Enter a component type&gt;</text:p>
            </table:change-track-table-cell>
          </table:previous>
        </table:cell-content-change>
        <table:cell-content-change table:id="ct1499">
          <table:cell-address table:column="1" table:row="7" table:table="1"/>
          <office:change-info>
            <dc:creator>Jesus Urcera</dc:creator>
            <dc:date>2013-01-08T19:05:54.60</dc:date>
          </office:change-info>
          <table:previous>
            <table:change-track-table-cell office:value-type="string">
              <text:p>Usage Setting: &lt;Enter a usage setting&gt;</text:p>
            </table:change-track-table-cell>
          </table:previous>
        </table:cell-content-change>
        <table:cell-content-change table:id="ct1500">
          <table:cell-address table:column="4" table:row="21" table:table="2"/>
          <office:change-info>
            <dc:creator>Jesus Urcera</dc:creator>
            <dc:date>2013-01-08T19:08:23</dc:date>
          </office:change-info>
          <table:previous table:id="ct935">
            <table:change-track-table-cell office:value-type="float" office:value="4"/>
          </table:previous>
        </table:cell-content-change>
        <table:cell-content-change table:id="ct1501">
          <table:cell-address table:column="1" table:row="21" table:table="2"/>
          <office:change-info>
            <dc:creator>Jesus Urcera</dc:creator>
            <dc:date>2013-01-08T19:53:32.17</dc:date>
          </office:change-info>
          <table:previous table:id="ct154">
            <table:change-track-table-cell office:value-type="string">
              <text:p>Time for setup pre-requisites for installing open source software</text:p>
            </table:change-track-table-cell>
          </table:previous>
        </table:cell-content-change>
        <table:cell-content-change table:id="ct1502">
          <table:cell-address table:column="1" table:row="24" table:table="2"/>
          <office:change-info>
            <dc:creator>Jesus Urcera</dc:creator>
            <dc:date>2013-01-08T23:49:33.71</dc:date>
          </office:change-info>
          <table:previous table:id="ct510">
            <table:change-track-table-cell office:value-type="string">
              <text:p>Time it takes to get instant gratification, shows whether project is thinking about getting users up and running <text:span text:style-name="T3">as</text:span><text:span text:style-name="T2"> quickly as possible. </text:span></text:p>
            </table:change-track-table-cell>
          </table:previous>
        </table:cell-content-change>
        <table:cell-content-change table:id="ct1503">
          <table:cell-address table:column="1" table:row="138" table:table="2"/>
          <office:change-info>
            <dc:creator>Jesus Urcera</dc:creator>
            <dc:date>2013-01-08T23:55:54.08</dc:date>
          </office:change-info>
          <table:previous table:id="ct725">
            <table:change-track-table-cell/>
          </table:previous>
        </table:cell-content-change>
        <table:deletion table:id="ct1504" table:type="row" table:position="39" table:table="2">
          <office:change-info>
            <dc:creator>Jesus Urcera</dc:creator>
            <dc:date>2013-01-08T23:58:52.91</dc:date>
          </office:change-info>
          <table:deletions>
            <table:cell-content-deletion table:id="ct616">
              <table:change-track-table-cell/>
            </table:cell-content-deletion>
            <table:change-deletion table:id="ct593"/>
          </table:deletions>
        </table:deletion>
        <table:insertion table:id="ct1505" table:type="row" table:position="12" table:table="2">
          <office:change-info>
            <dc:creator>Jesus Urcera</dc:creator>
            <dc:date>2013-01-09T00:03:21.03</dc:date>
          </office:change-info>
        </table:insertion>
        <table:cell-content-change table:id="ct1506">
          <table:cell-address table:column="1" table:row="72" table:table="2"/>
          <office:change-info>
            <dc:creator>Jesus Urcera</dc:creator>
            <dc:date>2013-01-09T00:16:21.62</dc:date>
          </office:change-info>
          <table:previous table:id="ct665">
            <table:change-track-table-cell office:value-type="string">
              <text:p>Graphic Inteface tool</text:p>
            </table:change-track-table-cell>
          </table:previous>
        </table:cell-content-change>
        <table:cell-content-change table:id="ct1507">
          <table:cell-address table:column="1" table:row="72" table:table="2"/>
          <office:change-info>
            <dc:creator>Jesus Urcera</dc:creator>
            <dc:date>2013-01-09T00:18:21.57</dc:date>
          </office:change-info>
          <table:previous table:id="ct1506">
            <table:change-track-table-cell office:value-type="string">
              <text:p>Graphic Interface tool</text:p>
            </table:change-track-table-cell>
          </table:previous>
        </table:cell-content-change>
        <table:cell-content-change table:id="ct1508">
          <table:cell-address table:column="1" table:row="16" table:table="2"/>
          <office:change-info>
            <dc:creator>Jesus Urcera</dc:creator>
            <dc:date>2013-01-09T00:18:35.69</dc:date>
          </office:change-info>
          <table:previous table:id="ct582">
            <table:change-track-table-cell office:value-type="string">
              <text:p>Standard (included in list of most used FLOSS Licences)</text:p>
            </table:change-track-table-cell>
          </table:previous>
        </table:cell-content-change>
        <table:cell-content-change table:id="ct1509">
          <table:cell-address table:column="1" table:row="15" table:table="2"/>
          <office:change-info>
            <dc:creator>Jesus Urcera</dc:creator>
            <dc:date>2013-01-09T00:18:53.14</dc:date>
          </office:change-info>
          <table:previous table:id="ct581">
            <table:change-track-table-cell office:value-type="string">
              <text:p>Non standard (My own license)</text:p>
            </table:change-track-table-cell>
          </table:previous>
        </table:cell-content-change>
        <table:cell-content-change table:id="ct1510">
          <table:cell-address table:column="1" table:row="101" table:table="2"/>
          <office:change-info>
            <dc:creator>Jesus Urcera</dc:creator>
            <dc:date>2013-01-09T00:25:03.62</dc:date>
          </office:change-info>
          <table:previous>
            <table:change-track-table-cell office:value-type="string">
              <text:p>Typically, official point/patch releases are fixes for P1 bugs like deadlock, memory, and security vulnerabilities.</text:p>
            </table:change-track-table-cell>
          </table:previous>
        </table:cell-content-change>
        <table:cell-content-change table:id="ct1511">
          <table:cell-address table:column="1" table:row="98" table:table="2"/>
          <office:change-info>
            <dc:creator>Jesus Urcera</dc:creator>
            <dc:date>2013-01-09T00:29:34.52</dc:date>
          </office:change-info>
          <table:previous table:id="ct696">
            <table:change-track-table-cell office:value-type="string">
              <text:p>High learning curve</text:p>
            </table:change-track-table-cell>
          </table:previous>
        </table:cell-content-change>
        <table:cell-content-change table:id="ct1512">
          <table:cell-address table:column="1" table:row="96" table:table="2"/>
          <office:change-info>
            <dc:creator>Jesus Urcera</dc:creator>
            <dc:date>2013-01-09T00:32:56.44</dc:date>
          </office:change-info>
          <table:previous table:id="ct692">
            <table:change-track-table-cell office:value-type="string">
              <text:p>Too technical</text:p>
            </table:change-track-table-cell>
          </table:previous>
        </table:cell-content-change>
        <table:cell-content-change table:id="ct1513">
          <table:cell-address table:column="1" table:row="97" table:table="2"/>
          <office:change-info>
            <dc:creator>Jesus Urcera</dc:creator>
            <dc:date>2013-01-09T00:34:51.61</dc:date>
          </office:change-info>
          <table:previous table:id="ct695">
            <table:change-track-table-cell office:value-type="string">
              <text:p>Early adoption</text:p>
            </table:change-track-table-cell>
          </table:previous>
        </table:cell-content-change>
        <table:cell-content-change table:id="ct1514">
          <table:cell-address table:column="1" table:row="96" table:table="2"/>
          <office:change-info>
            <dc:creator>Jesus Urcera</dc:creator>
            <dc:date>2013-01-09T00:34:57.85</dc:date>
          </office:change-info>
          <table:previous table:id="ct1512">
            <table:change-track-table-cell office:value-type="string">
              <text:p>Too technical (1=Too, 5=Few)</text:p>
            </table:change-track-table-cell>
          </table:previous>
        </table:cell-content-change>
        <table:cell-content-change table:id="ct1515">
          <table:cell-address table:column="1" table:row="98" table:table="2"/>
          <office:change-info>
            <dc:creator>Jesus Urcera</dc:creator>
            <dc:date>2013-01-09T00:35:53.68</dc:date>
          </office:change-info>
          <table:previous table:id="ct1511">
            <table:change-track-table-cell office:value-type="string">
              <text:p>High learning curve (1=High, 5=Low)</text:p>
            </table:change-track-table-cell>
          </table:previous>
        </table:cell-content-change>
        <table:cell-content-change table:id="ct1516">
          <table:cell-address table:column="1" table:row="97" table:table="2"/>
          <office:change-info>
            <dc:creator>Jesus Urcera</dc:creator>
            <dc:date>2013-01-09T00:36:20.06</dc:date>
          </office:change-info>
          <table:previous table:id="ct1513">
            <table:change-track-table-cell office:value-type="string">
              <text:p>Early adoption (1=late, 5=Early)</text:p>
            </table:change-track-table-cell>
          </table:previous>
        </table:cell-content-change>
        <table:cell-content-change table:id="ct1517">
          <table:cell-address table:column="4" table:row="98" table:table="2"/>
          <office:change-info>
            <dc:creator>Jesus Urcera</dc:creator>
            <dc:date>2013-01-09T00:36:28.97</dc:date>
          </office:change-info>
          <table:previous table:id="ct1249">
            <table:change-track-table-cell office:value-type="float" office:value="5"/>
          </table:previous>
        </table:cell-content-change>
        <table:cell-content-change table:id="ct1518">
          <table:cell-address table:column="1" table:row="96" table:table="2"/>
          <office:change-info>
            <dc:creator>Jesus Urcera</dc:creator>
            <dc:date>2013-01-09T00:36:41.14</dc:date>
          </office:change-info>
          <table:previous table:id="ct1514">
            <table:change-track-table-cell office:value-type="string">
              <text:p>Technical (1=Too, 5=Few)</text:p>
            </table:change-track-table-cell>
          </table:previous>
        </table:cell-content-change>
        <table:cell-content-change table:id="ct1519">
          <table:cell-address table:column="1" table:row="97" table:table="2"/>
          <office:change-info>
            <dc:creator>Jesus Urcera</dc:creator>
            <dc:date>2013-01-09T00:36:48.52</dc:date>
          </office:change-info>
          <table:previous table:id="ct1516">
            <table:change-track-table-cell office:value-type="string">
              <text:p>Adoption (1=Late, 5=Early)</text:p>
            </table:change-track-table-cell>
          </table:previous>
        </table:cell-content-change>
        <table:cell-content-change table:id="ct1520">
          <table:cell-address table:column="1" table:row="98" table:table="2"/>
          <office:change-info>
            <dc:creator>Jesus Urcera</dc:creator>
            <dc:date>2013-01-09T00:36:58.96</dc:date>
          </office:change-info>
          <table:previous table:id="ct1515">
            <table:change-track-table-cell office:value-type="string">
              <text:p>Learning curve (1=High, 5=Low)</text:p>
            </table:change-track-table-cell>
          </table:previous>
        </table:cell-content-change>
        <table:cell-content-change table:id="ct1521">
          <table:cell-address table:column="4" table:row="97" table:table="2"/>
          <office:change-info>
            <dc:creator>Jesus Urcera</dc:creator>
            <dc:date>2013-01-09T00:37:27.42</dc:date>
          </office:change-info>
          <table:previous table:id="ct1250">
            <table:change-track-table-cell office:value-type="float" office:value="5"/>
          </table:previous>
        </table:cell-content-change>
        <table:cell-content-change table:id="ct1522">
          <table:cell-address table:column="4" table:row="98" table:table="2"/>
          <office:change-info>
            <dc:creator>Jesus Urcera</dc:creator>
            <dc:date>2013-01-09T00:37:30.67</dc:date>
          </office:change-info>
          <table:previous table:id="ct1517">
            <table:change-track-table-cell office:value-type="float" office:value="3"/>
          </table:previous>
        </table:cell-content-change>
        <table:cell-content-change table:id="ct1523">
          <table:cell-address table:column="1" table:row="86" table:table="2"/>
          <office:change-info>
            <dc:creator>Jesus Urcera</dc:creator>
            <dc:date>2013-01-09T00:52:09.28</dc:date>
          </office:change-info>
          <table:previous table:id="ct1345">
            <table:change-track-table-cell office:value-type="string">
              <text:p>This measures UI Client <text:s/>Tools included in scm.</text:p>
            </table:change-track-table-cell>
          </table:previous>
        </table:cell-content-change>
        <table:cell-content-change table:id="ct1524">
          <table:cell-address table:column="2" table:row="83" table:table="2"/>
          <office:change-info>
            <dc:creator>Jesus Urcera</dc:creator>
            <dc:date>2013-01-09T00:52:25.12</dc:date>
          </office:change-info>
          <table:previous>
            <table:change-track-table-cell/>
          </table:previous>
        </table:cell-content-change>
        <table:cell-content-change table:id="ct1525">
          <table:cell-address table:column="4" table:row="98" table:table="2"/>
          <office:change-info>
            <dc:creator>Jesus Urcera</dc:creator>
            <dc:date>2013-01-09T00:53:57.58</dc:date>
          </office:change-info>
          <table:previous table:id="ct1522">
            <table:change-track-table-cell office:value-type="float" office:value="2"/>
          </table:previous>
        </table:cell-content-change>
        <table:cell-content-change table:id="ct1526">
          <table:cell-address table:column="4" table:row="213" table:table="2"/>
          <office:change-info>
            <dc:creator>Jesus Urcera</dc:creator>
            <dc:date>2013-01-09T13:34:25.39</dc:date>
          </office:change-info>
          <table:previous table:id="ct1031">
            <table:change-track-table-cell office:value-type="float" office:value="4"/>
          </table:previous>
        </table:cell-content-change>
        <table:cell-content-change table:id="ct1527">
          <table:cell-address table:column="1" table:row="143" table:table="2"/>
          <office:change-info>
            <dc:creator>Jesus Urcera</dc:creator>
            <dc:date>2013-01-09T13:42:29.81</dc:date>
          </office:change-info>
          <table:previous table:id="ct1411">
            <table:change-track-table-cell office:value-type="string">
              <text:p>Yes, workaround or yes have to learn</text:p>
            </table:change-track-table-cell>
          </table:previous>
        </table:cell-content-change>
        <table:cell-content-change table:id="ct1528">
          <table:cell-address table:column="2" table:row="37" table:table="2"/>
          <office:change-info>
            <dc:creator>Jesus Urcera</dc:creator>
            <dc:date>2013-01-09T13:42:30.80</dc:date>
          </office:change-info>
          <table:previous table:id="ct53">
            <table:change-track-table-cell office:value-type="float" office:value="0"/>
          </table:previous>
        </table:cell-content-change>
        <table:cell-content-change table:id="ct1529">
          <table:cell-address table:column="2" table:row="37" table:table="2"/>
          <office:change-info>
            <dc:creator>Jesus Urcera</dc:creator>
            <dc:date>2013-01-09T15:51:14.87</dc:date>
          </office:change-info>
          <table:previous table:id="ct1528">
            <table:change-track-table-cell/>
          </table:previous>
        </table:cell-content-change>
        <table:cell-content-change table:id="ct1530">
          <table:cell-address table:column="1" table:row="42" table:table="2"/>
          <office:change-info>
            <dc:creator>Jesus Urcera</dc:creator>
            <dc:date>2013-01-09T15:52:11.69</dc:date>
          </office:change-info>
          <table:previous table:id="ct627">
            <table:change-track-table-cell office:value-type="string">
              <text:p>Specific plugin for tools</text:p>
            </table:change-track-table-cell>
          </table:previous>
        </table:cell-content-change>
        <table:cell-content-change table:id="ct1531">
          <table:cell-address table:column="1" table:row="58" table:table="2"/>
          <office:change-info>
            <dc:creator>Jesus Urcera</dc:creator>
            <dc:date>2013-01-09T15:53:23.11</dc:date>
          </office:change-info>
          <table:previous table:id="ct893">
            <table:change-track-table-cell office:value-type="string">
              <text:p>Extra plugin included</text:p>
            </table:change-track-table-cell>
          </table:previous>
        </table:cell-content-change>
        <table:cell-content-change table:id="ct1532">
          <table:cell-address table:column="4" table:row="57" table:table="2"/>
          <office:change-info>
            <dc:creator>Jesus Urcera</dc:creator>
            <dc:date>2013-01-09T15:53:50.80</dc:date>
          </office:change-info>
          <table:previous table:id="ct983">
            <table:change-track-table-cell office:value-type="float" office:value="5"/>
          </table:previous>
        </table:cell-content-change>
        <table:cell-content-change table:id="ct1533">
          <table:cell-address table:column="4" table:row="58" table:table="2"/>
          <office:change-info>
            <dc:creator>Jesus Urcera</dc:creator>
            <dc:date>2013-01-09T15:53:52.37</dc:date>
          </office:change-info>
          <table:previous table:id="ct984">
            <table:change-track-table-cell office:value-type="float" office:value="5"/>
          </table:previous>
        </table:cell-content-change>
        <table:cell-content-change table:id="ct1534">
          <table:cell-address table:column="4" table:row="59" table:table="2"/>
          <office:change-info>
            <dc:creator>Jesus Urcera</dc:creator>
            <dc:date>2013-01-09T15:53:53.96</dc:date>
          </office:change-info>
          <table:previous table:id="ct985">
            <table:change-track-table-cell office:value-type="float" office:value="5"/>
          </table:previous>
        </table:cell-content-change>
        <table:cell-content-change table:id="ct1535">
          <table:cell-address table:column="4" table:row="60" table:table="2"/>
          <office:change-info>
            <dc:creator>Jesus Urcera</dc:creator>
            <dc:date>2013-01-09T15:54:02.36</dc:date>
          </office:change-info>
          <table:previous table:id="ct986">
            <table:change-track-table-cell office:value-type="float" office:value="5"/>
          </table:previous>
        </table:cell-content-change>
        <table:cell-content-change table:id="ct1536">
          <table:cell-address table:column="4" table:row="57" table:table="2"/>
          <office:change-info>
            <dc:creator>Jesus Urcera</dc:creator>
            <dc:date>2013-01-09T15:54:04.29</dc:date>
          </office:change-info>
          <table:previous table:id="ct1532">
            <table:change-track-table-cell office:value-type="float" office:value="1"/>
          </table:previous>
        </table:cell-content-change>
        <table:cell-content-change table:id="ct1537">
          <table:cell-address table:column="4" table:row="58" table:table="2"/>
          <office:change-info>
            <dc:creator>Jesus Urcera</dc:creator>
            <dc:date>2013-01-09T15:54:05.75</dc:date>
          </office:change-info>
          <table:previous table:id="ct1533">
            <table:change-track-table-cell office:value-type="float" office:value="1"/>
          </table:previous>
        </table:cell-content-change>
        <table:cell-content-change table:id="ct1538">
          <table:cell-address table:column="4" table:row="59" table:table="2"/>
          <office:change-info>
            <dc:creator>Jesus Urcera</dc:creator>
            <dc:date>2013-01-09T15:54:06.80</dc:date>
          </office:change-info>
          <table:previous table:id="ct1534">
            <table:change-track-table-cell office:value-type="float" office:value="1"/>
          </table:previous>
        </table:cell-content-change>
        <table:cell-content-change table:id="ct1539">
          <table:cell-address table:column="4" table:row="60" table:table="2"/>
          <office:change-info>
            <dc:creator>Jesus Urcera</dc:creator>
            <dc:date>2013-01-09T15:54:14.68</dc:date>
          </office:change-info>
          <table:previous table:id="ct1535">
            <table:change-track-table-cell office:value-type="float" office:value="1"/>
          </table:previous>
        </table:cell-content-change>
        <table:cell-content-change table:id="ct1540">
          <table:cell-address table:column="4" table:row="211" table:table="2"/>
          <office:change-info>
            <dc:creator>Jesus Urcera</dc:creator>
            <dc:date>2013-01-09T15:56:15.07</dc:date>
          </office:change-info>
          <table:previous table:id="ct1035">
            <table:change-track-table-cell office:value-type="float" office:value="2"/>
          </table:previous>
        </table:cell-content-change>
        <table:cell-content-change table:id="ct1541">
          <table:cell-address table:column="4" table:row="210" table:table="2"/>
          <office:change-info>
            <dc:creator>Jesus Urcera</dc:creator>
            <dc:date>2013-01-09T15:56:17.47</dc:date>
          </office:change-info>
          <table:previous table:id="ct1028">
            <table:change-track-table-cell office:value-type="float" office:value="5"/>
          </table:previous>
        </table:cell-content-change>
        <table:cell-content-change table:id="ct1542">
          <table:cell-address table:column="4" table:row="210" table:table="2"/>
          <office:change-info>
            <dc:creator>Jesus Urcera</dc:creator>
            <dc:date>2013-01-09T15:56:20.34</dc:date>
          </office:change-info>
          <table:previous table:id="ct1541">
            <table:change-track-table-cell office:value-type="float" office:value="1"/>
          </table:previous>
        </table:cell-content-change>
        <table:cell-content-change table:id="ct1543">
          <table:cell-address table:column="4" table:row="213" table:table="2"/>
          <office:change-info>
            <dc:creator>Jesus Urcera</dc:creator>
            <dc:date>2013-01-09T15:56:26.17</dc:date>
          </office:change-info>
          <table:previous table:id="ct1526">
            <table:change-track-table-cell office:value-type="float" office:value="5"/>
          </table:previous>
        </table:cell-content-change>
        <table:cell-content-change table:id="ct1544">
          <table:cell-address table:column="4" table:row="212" table:table="2"/>
          <office:change-info>
            <dc:creator>Jesus Urcera</dc:creator>
            <dc:date>2013-01-09T15:56:28.89</dc:date>
          </office:change-info>
          <table:previous table:id="ct1030">
            <table:change-track-table-cell office:value-type="float" office:value="5"/>
          </table:previous>
        </table:cell-content-change>
        <table:cell-content-change table:id="ct1545">
          <table:cell-address table:column="4" table:row="213" table:table="2"/>
          <office:change-info>
            <dc:creator>Jesus Urcera</dc:creator>
            <dc:date>2013-01-09T15:56:30.59</dc:date>
          </office:change-info>
          <table:previous table:id="ct1543">
            <table:change-track-table-cell office:value-type="float" office:value="1"/>
          </table:previous>
        </table:cell-content-change>
        <table:cell-content-change table:id="ct1546">
          <table:cell-address table:column="4" table:row="212" table:table="2"/>
          <office:change-info>
            <dc:creator>Jesus Urcera</dc:creator>
            <dc:date>2013-01-09T15:56:32.26</dc:date>
          </office:change-info>
          <table:previous table:id="ct1544">
            <table:change-track-table-cell office:value-type="float" office:value="1"/>
          </table:previous>
        </table:cell-content-change>
        <table:cell-content-change table:id="ct1547">
          <table:cell-address table:column="4" table:row="214" table:table="2"/>
          <office:change-info>
            <dc:creator>Jesus Urcera</dc:creator>
            <dc:date>2013-01-09T15:56:36.30</dc:date>
          </office:change-info>
          <table:previous table:id="ct1032">
            <table:change-track-table-cell office:value-type="float" office:value="5"/>
          </table:previous>
        </table:cell-content-change>
        <table:cell-content-change table:id="ct1548">
          <table:cell-address table:column="4" table:row="214" table:table="2"/>
          <office:change-info>
            <dc:creator>Jesus Urcera</dc:creator>
            <dc:date>2013-01-09T15:56:38.87</dc:date>
          </office:change-info>
          <table:previous table:id="ct1547">
            <table:change-track-table-cell office:value-type="float" office:value="1"/>
          </table:previous>
        </table:cell-content-change>
        <table:cell-content-change table:id="ct1549">
          <table:cell-address table:column="2" table:row="208" table:table="2"/>
          <office:change-info>
            <dc:creator>Jesus Urcera</dc:creator>
            <dc:date>2013-01-09T15:56:56.31</dc:date>
          </office:change-info>
          <table:previous table:id="ct240">
            <table:change-track-table-cell office:value-type="string">
              <text:p>Yes</text:p>
            </table:change-track-table-cell>
          </table:previous>
        </table:cell-content-change>
        <table:cell-content-change table:id="ct1550">
          <table:cell-address table:column="3" table:row="210" table:table="2"/>
          <office:change-info>
            <dc:creator>Jesus Urcera</dc:creator>
            <dc:date>2013-01-09T15:58:12.09</dc:date>
          </office:change-info>
          <table:previous table:id="ct1020">
            <table:change-track-table-cell office:value-type="float" office:value="0.3"/>
          </table:previous>
        </table:cell-content-change>
        <table:cell-content-change table:id="ct1551">
          <table:cell-address table:column="3" table:row="149" table:table="2"/>
          <office:change-info>
            <dc:creator>Jesus Urcera</dc:creator>
            <dc:date>2013-01-09T15:59:43.43</dc:date>
          </office:change-info>
          <table:previous table:id="ct1124">
            <table:change-track-table-cell office:value-type="float" office:value="0.3"/>
          </table:previous>
        </table:cell-content-change>
        <table:cell-content-change table:id="ct1552">
          <table:cell-address table:column="2" table:row="150" table:table="2"/>
          <office:change-info>
            <dc:creator>Jesus Urcera</dc:creator>
            <dc:date>2013-01-09T16:00:11.30</dc:date>
          </office:change-info>
          <table:previous table:id="ct1434">
            <table:change-track-table-cell office:value-type="string">
              <text:p>Yes, could improve</text:p>
            </table:change-track-table-cell>
          </table:previous>
        </table:cell-content-change>
        <table:cell-content-change table:id="ct1553">
          <table:cell-address table:column="4" table:row="150" table:table="2"/>
          <office:change-info>
            <dc:creator>Jesus Urcera</dc:creator>
            <dc:date>2013-01-09T16:00:15.80</dc:date>
          </office:change-info>
          <table:previous table:id="ct1132">
            <table:change-track-table-cell office:value-type="float" office:value="2"/>
          </table:previous>
        </table:cell-content-change>
        <table:cell-content-change table:id="ct1554">
          <table:cell-address table:column="2" table:row="147" table:table="2"/>
          <office:change-info>
            <dc:creator>Jesus Urcera</dc:creator>
            <dc:date>2013-01-09T16:00:29.96</dc:date>
          </office:change-info>
          <table:previous table:id="ct1121">
            <table:change-track-table-cell office:value-type="string">
              <text:p>Yes</text:p>
            </table:change-track-table-cell>
          </table:previous>
        </table:cell-content-change>
        <table:cell-content-change table:id="ct1555">
          <table:cell-address table:column="4" table:row="149" table:table="2"/>
          <office:change-info>
            <dc:creator>Jesus Urcera</dc:creator>
            <dc:date>2013-01-09T16:01:05.64</dc:date>
          </office:change-info>
          <table:previous table:id="ct1131">
            <table:change-track-table-cell office:value-type="float" office:value="5"/>
          </table:previous>
        </table:cell-content-change>
        <table:cell-content-change table:id="ct1556">
          <table:cell-address table:column="4" table:row="150" table:table="2"/>
          <office:change-info>
            <dc:creator>Jesus Urcera</dc:creator>
            <dc:date>2013-01-09T16:01:06.42</dc:date>
          </office:change-info>
          <table:previous table:id="ct1553">
            <table:change-track-table-cell office:value-type="float" office:value="5"/>
          </table:previous>
        </table:cell-content-change>
        <table:cell-content-change table:id="ct1557">
          <table:cell-address table:column="4" table:row="151" table:table="2"/>
          <office:change-info>
            <dc:creator>Jesus Urcera</dc:creator>
            <dc:date>2013-01-09T16:01:07.60</dc:date>
          </office:change-info>
          <table:previous table:id="ct1133">
            <table:change-track-table-cell office:value-type="float" office:value="5"/>
          </table:previous>
        </table:cell-content-change>
        <table:cell-content-change table:id="ct1558">
          <table:cell-address table:column="4" table:row="152" table:table="2"/>
          <office:change-info>
            <dc:creator>Jesus Urcera</dc:creator>
            <dc:date>2013-01-09T16:01:08.81</dc:date>
          </office:change-info>
          <table:previous table:id="ct1439">
            <table:change-track-table-cell office:value-type="float" office:value="5"/>
          </table:previous>
        </table:cell-content-change>
        <table:cell-content-change table:id="ct1559">
          <table:cell-address table:column="4" table:row="153" table:table="2"/>
          <office:change-info>
            <dc:creator>Jesus Urcera</dc:creator>
            <dc:date>2013-01-09T16:01:12.18</dc:date>
          </office:change-info>
          <table:previous table:id="ct1135">
            <table:change-track-table-cell office:value-type="float" office:value="5"/>
          </table:previous>
        </table:cell-content-change>
        <table:cell-content-change table:id="ct1560">
          <table:cell-address table:column="4" table:row="149" table:table="2"/>
          <office:change-info>
            <dc:creator>Jesus Urcera</dc:creator>
            <dc:date>2013-01-09T16:01:15.19</dc:date>
          </office:change-info>
          <table:previous table:id="ct1555">
            <table:change-track-table-cell office:value-type="float" office:value="1"/>
          </table:previous>
        </table:cell-content-change>
        <table:cell-content-change table:id="ct1561">
          <table:cell-address table:column="4" table:row="150" table:table="2"/>
          <office:change-info>
            <dc:creator>Jesus Urcera</dc:creator>
            <dc:date>2013-01-09T16:01:18.20</dc:date>
          </office:change-info>
          <table:previous table:id="ct1556">
            <table:change-track-table-cell office:value-type="float" office:value="1"/>
          </table:previous>
        </table:cell-content-change>
        <table:cell-content-change table:id="ct1562">
          <table:cell-address table:column="4" table:row="151" table:table="2"/>
          <office:change-info>
            <dc:creator>Jesus Urcera</dc:creator>
            <dc:date>2013-01-09T16:01:19.21</dc:date>
          </office:change-info>
          <table:previous table:id="ct1557">
            <table:change-track-table-cell office:value-type="float" office:value="1"/>
          </table:previous>
        </table:cell-content-change>
        <table:cell-content-change table:id="ct1563">
          <table:cell-address table:column="4" table:row="152" table:table="2"/>
          <office:change-info>
            <dc:creator>Jesus Urcera</dc:creator>
            <dc:date>2013-01-09T16:01:20.15</dc:date>
          </office:change-info>
          <table:previous table:id="ct1558">
            <table:change-track-table-cell office:value-type="float" office:value="1"/>
          </table:previous>
        </table:cell-content-change>
        <table:cell-content-change table:id="ct1564">
          <table:cell-address table:column="4" table:row="153" table:table="2"/>
          <office:change-info>
            <dc:creator>Jesus Urcera</dc:creator>
            <dc:date>2013-01-09T16:01:21.53</dc:date>
          </office:change-info>
          <table:previous table:id="ct1559">
            <table:change-track-table-cell office:value-type="float" office:value="1"/>
          </table:previous>
        </table:cell-content-change>
        <table:cell-content-change table:id="ct1565">
          <table:cell-address table:column="4" table:row="136" table:table="2"/>
          <office:change-info>
            <dc:creator>Jesus Urcera</dc:creator>
            <dc:date>2013-01-09T16:02:00.84</dc:date>
          </office:change-info>
          <table:previous table:id="ct1270">
            <table:change-track-table-cell office:value-type="float" office:value="5"/>
          </table:previous>
        </table:cell-content-change>
        <table:cell-content-change table:id="ct1566">
          <table:cell-address table:column="4" table:row="136" table:table="2"/>
          <office:change-info>
            <dc:creator>Jesus Urcera</dc:creator>
            <dc:date>2013-01-09T16:02:05.04</dc:date>
          </office:change-info>
          <table:previous table:id="ct1565">
            <table:change-track-table-cell office:value-type="float" office:value="1"/>
          </table:previous>
        </table:cell-content-change>
        <table:cell-content-change table:id="ct1567">
          <table:cell-address table:column="4" table:row="135" table:table="2"/>
          <office:change-info>
            <dc:creator>Jesus Urcera</dc:creator>
            <dc:date>2013-01-09T16:02:12.52</dc:date>
          </office:change-info>
          <table:previous table:id="ct1413">
            <table:change-track-table-cell office:value-type="float" office:value="3"/>
          </table:previous>
        </table:cell-content-change>
        <table:cell-content-change table:id="ct1568">
          <table:cell-address table:column="4" table:row="134" table:table="2"/>
          <office:change-info>
            <dc:creator>Jesus Urcera</dc:creator>
            <dc:date>2013-01-09T16:02:14.84</dc:date>
          </office:change-info>
          <table:previous table:id="ct1268">
            <table:change-track-table-cell office:value-type="float" office:value="5"/>
          </table:previous>
        </table:cell-content-change>
        <table:cell-content-change table:id="ct1569">
          <table:cell-address table:column="4" table:row="135" table:table="2"/>
          <office:change-info>
            <dc:creator>Jesus Urcera</dc:creator>
            <dc:date>2013-01-09T16:02:17.78</dc:date>
          </office:change-info>
          <table:previous table:id="ct1567">
            <table:change-track-table-cell office:value-type="float" office:value="1"/>
          </table:previous>
        </table:cell-content-change>
        <table:cell-content-change table:id="ct1570">
          <table:cell-address table:column="4" table:row="134" table:table="2"/>
          <office:change-info>
            <dc:creator>Jesus Urcera</dc:creator>
            <dc:date>2013-01-09T16:02:21.02</dc:date>
          </office:change-info>
          <table:previous table:id="ct1568">
            <table:change-track-table-cell office:value-type="float" office:value="1"/>
          </table:previous>
        </table:cell-content-change>
        <table:cell-content-change table:id="ct1571">
          <table:cell-address table:column="4" table:row="18" table:table="2"/>
          <office:change-info>
            <dc:creator>Jesus Urcera</dc:creator>
            <dc:date>2013-01-09T16:04:27.65</dc:date>
          </office:change-info>
          <table:previous table:id="ct1490">
            <table:change-track-table-cell office:value-type="float" office:value="1"/>
          </table:previous>
        </table:cell-content-change>
        <table:cell-content-change table:id="ct1572">
          <table:cell-address table:column="4" table:row="18" table:table="2"/>
          <office:change-info>
            <dc:creator>Jesus Urcera</dc:creator>
            <dc:date>2013-01-09T16:04:31.47</dc:date>
          </office:change-info>
          <table:previous table:id="ct1571">
            <table:change-track-table-cell office:value-type="float" office:value="0"/>
          </table:previous>
        </table:cell-content-change>
        <table:cell-content-change table:id="ct1573">
          <table:cell-address table:column="4" table:row="16" table:table="2"/>
          <office:change-info>
            <dc:creator>Jesus Urcera</dc:creator>
            <dc:date>2013-01-09T16:04:34.58</dc:date>
          </office:change-info>
          <table:previous table:id="ct944">
            <table:change-track-table-cell office:value-type="float" office:value="5"/>
          </table:previous>
        </table:cell-content-change>
        <table:cell-content-change table:id="ct1574">
          <table:cell-address table:column="4" table:row="16" table:table="2"/>
          <office:change-info>
            <dc:creator>Jesus Urcera</dc:creator>
            <dc:date>2013-01-09T16:04:38.69</dc:date>
          </office:change-info>
          <table:previous table:id="ct1573">
            <table:change-track-table-cell office:value-type="float" office:value="1"/>
          </table:previous>
        </table:cell-content-change>
        <table:cell-content-change table:id="ct1575">
          <table:cell-address table:column="4" table:row="39" table:table="2"/>
          <office:change-info>
            <dc:creator>Jesus Urcera</dc:creator>
            <dc:date>2013-01-09T16:05:49.01</dc:date>
          </office:change-info>
          <table:previous table:id="ct972">
            <table:change-track-table-cell office:value-type="float" office:value="5"/>
          </table:previous>
        </table:cell-content-change>
        <table:cell-content-change table:id="ct1576">
          <table:cell-address table:column="4" table:row="40" table:table="2"/>
          <office:change-info>
            <dc:creator>Jesus Urcera</dc:creator>
            <dc:date>2013-01-09T16:05:50.68</dc:date>
          </office:change-info>
          <table:previous table:id="ct973">
            <table:change-track-table-cell office:value-type="float" office:value="5"/>
          </table:previous>
        </table:cell-content-change>
        <table:cell-content-change table:id="ct1577">
          <table:cell-address table:column="4" table:row="41" table:table="2"/>
          <office:change-info>
            <dc:creator>Jesus Urcera</dc:creator>
            <dc:date>2013-01-09T16:05:51.84</dc:date>
          </office:change-info>
          <table:previous table:id="ct974">
            <table:change-track-table-cell office:value-type="float" office:value="5"/>
          </table:previous>
        </table:cell-content-change>
        <table:cell-content-change table:id="ct1578">
          <table:cell-address table:column="4" table:row="42" table:table="2"/>
          <office:change-info>
            <dc:creator>Jesus Urcera</dc:creator>
            <dc:date>2013-01-09T16:05:53.14</dc:date>
          </office:change-info>
          <table:previous table:id="ct975">
            <table:change-track-table-cell office:value-type="float" office:value="5"/>
          </table:previous>
        </table:cell-content-change>
        <table:cell-content-change table:id="ct1579">
          <table:cell-address table:column="4" table:row="43" table:table="2"/>
          <office:change-info>
            <dc:creator>Jesus Urcera</dc:creator>
            <dc:date>2013-01-09T16:05:54.41</dc:date>
          </office:change-info>
          <table:previous table:id="ct976">
            <table:change-track-table-cell office:value-type="float" office:value="5"/>
          </table:previous>
        </table:cell-content-change>
        <table:cell-content-change table:id="ct1580">
          <table:cell-address table:column="4" table:row="39" table:table="2"/>
          <office:change-info>
            <dc:creator>Jesus Urcera</dc:creator>
            <dc:date>2013-01-09T16:05:56.64</dc:date>
          </office:change-info>
          <table:previous table:id="ct1575">
            <table:change-track-table-cell office:value-type="float" office:value="1"/>
          </table:previous>
        </table:cell-content-change>
        <table:cell-content-change table:id="ct1581">
          <table:cell-address table:column="4" table:row="40" table:table="2"/>
          <office:change-info>
            <dc:creator>Jesus Urcera</dc:creator>
            <dc:date>2013-01-09T16:05:57.69</dc:date>
          </office:change-info>
          <table:previous table:id="ct1576">
            <table:change-track-table-cell office:value-type="float" office:value="1"/>
          </table:previous>
        </table:cell-content-change>
        <table:cell-content-change table:id="ct1582">
          <table:cell-address table:column="4" table:row="41" table:table="2"/>
          <office:change-info>
            <dc:creator>Jesus Urcera</dc:creator>
            <dc:date>2013-01-09T16:05:58.77</dc:date>
          </office:change-info>
          <table:previous table:id="ct1577">
            <table:change-track-table-cell office:value-type="float" office:value="1"/>
          </table:previous>
        </table:cell-content-change>
        <table:cell-content-change table:id="ct1583">
          <table:cell-address table:column="4" table:row="42" table:table="2"/>
          <office:change-info>
            <dc:creator>Jesus Urcera</dc:creator>
            <dc:date>2013-01-09T16:05:59.91</dc:date>
          </office:change-info>
          <table:previous table:id="ct1578">
            <table:change-track-table-cell office:value-type="float" office:value="1"/>
          </table:previous>
        </table:cell-content-change>
        <table:cell-content-change table:id="ct1584">
          <table:cell-address table:column="4" table:row="43" table:table="2"/>
          <office:change-info>
            <dc:creator>Jesus Urcera</dc:creator>
            <dc:date>2013-01-09T16:06:02.55</dc:date>
          </office:change-info>
          <table:previous table:id="ct1579">
            <table:change-track-table-cell office:value-type="float" office:value="1"/>
          </table:previous>
        </table:cell-content-change>
        <table:cell-content-change table:id="ct1585">
          <table:cell-address table:column="4" table:row="56" table:table="2"/>
          <office:change-info>
            <dc:creator>Jesus Urcera</dc:creator>
            <dc:date>2013-01-09T16:07:15.88</dc:date>
          </office:change-info>
          <table:previous table:id="ct987">
            <table:change-track-table-cell office:value-type="float" office:value="1"/>
          </table:previous>
        </table:cell-content-change>
        <table:cell-content-change table:id="ct1586">
          <table:cell-address table:column="4" table:row="56" table:table="2"/>
          <office:change-info>
            <dc:creator>Jesus Urcera</dc:creator>
            <dc:date>2013-01-09T16:07:19.27</dc:date>
          </office:change-info>
          <table:previous table:id="ct1585">
            <table:change-track-table-cell office:value-type="float" office:value="2"/>
          </table:previous>
        </table:cell-content-change>
        <table:cell-content-change table:id="ct1587">
          <table:cell-address table:column="4" table:row="72" table:table="2"/>
          <office:change-info>
            <dc:creator>Jesus Urcera</dc:creator>
            <dc:date>2013-01-09T16:08:55.16</dc:date>
          </office:change-info>
          <table:previous table:id="ct1003">
            <table:change-track-table-cell office:value-type="float" office:value="5"/>
          </table:previous>
        </table:cell-content-change>
        <table:cell-content-change table:id="ct1588">
          <table:cell-address table:column="4" table:row="71" table:table="2"/>
          <office:change-info>
            <dc:creator>Jesus Urcera</dc:creator>
            <dc:date>2013-01-09T16:08:57.29</dc:date>
          </office:change-info>
          <table:previous table:id="ct1002">
            <table:change-track-table-cell office:value-type="float" office:value="5"/>
          </table:previous>
        </table:cell-content-change>
        <table:cell-content-change table:id="ct1589">
          <table:cell-address table:column="4" table:row="72" table:table="2"/>
          <office:change-info>
            <dc:creator>Jesus Urcera</dc:creator>
            <dc:date>2013-01-09T16:08:58.93</dc:date>
          </office:change-info>
          <table:previous table:id="ct1587">
            <table:change-track-table-cell office:value-type="float" office:value="4"/>
          </table:previous>
        </table:cell-content-change>
        <table:cell-content-change table:id="ct1590">
          <table:cell-address table:column="4" table:row="71" table:table="2"/>
          <office:change-info>
            <dc:creator>Jesus Urcera</dc:creator>
            <dc:date>2013-01-09T16:09:00.89</dc:date>
          </office:change-info>
          <table:previous table:id="ct1588">
            <table:change-track-table-cell office:value-type="float" office:value="4"/>
          </table:previous>
        </table:cell-content-change>
        <table:cell-content-change table:id="ct1591">
          <table:cell-address table:column="4" table:row="70" table:table="2"/>
          <office:change-info>
            <dc:creator>Jesus Urcera</dc:creator>
            <dc:date>2013-01-09T16:09:08.63</dc:date>
          </office:change-info>
          <table:previous table:id="ct1001">
            <table:change-track-table-cell office:value-type="float" office:value="1"/>
          </table:previous>
        </table:cell-content-change>
        <table:cell-content-change table:id="ct1592">
          <table:cell-address table:column="4" table:row="69" table:table="2"/>
          <office:change-info>
            <dc:creator>Jesus Urcera</dc:creator>
            <dc:date>2013-01-09T16:09:14.16</dc:date>
          </office:change-info>
          <table:previous table:id="ct997">
            <table:change-track-table-cell office:value-type="float" office:value="1"/>
          </table:previous>
        </table:cell-content-change>
        <table:cell-content-change table:id="ct1593">
          <table:cell-address table:column="4" table:row="69" table:table="2"/>
          <office:change-info>
            <dc:creator>Jesus Urcera</dc:creator>
            <dc:date>2013-01-09T16:09:16.77</dc:date>
          </office:change-info>
          <table:previous table:id="ct1592">
            <table:change-track-table-cell office:value-type="float" office:value="2"/>
          </table:previous>
        </table:cell-content-change>
        <table:cell-content-change table:id="ct1594">
          <table:cell-address table:column="4" table:row="68" table:table="2"/>
          <office:change-info>
            <dc:creator>Jesus Urcera</dc:creator>
            <dc:date>2013-01-09T16:09:32.57</dc:date>
          </office:change-info>
          <table:previous table:id="ct998">
            <table:change-track-table-cell office:value-type="float" office:value="4"/>
          </table:previous>
        </table:cell-content-change>
        <table:cell-content-change table:id="ct1595">
          <table:cell-address table:column="4" table:row="68" table:table="2"/>
          <office:change-info>
            <dc:creator>Jesus Urcera</dc:creator>
            <dc:date>2013-01-09T16:09:34.64</dc:date>
          </office:change-info>
          <table:previous table:id="ct1594">
            <table:change-track-table-cell office:value-type="float" office:value="3"/>
          </table:previous>
        </table:cell-content-change>
        <table:cell-content-change table:id="ct1596">
          <table:cell-address table:column="2" table:row="66" table:table="2"/>
          <office:change-info>
            <dc:creator>Jesus Urcera</dc:creator>
            <dc:date>2013-01-09T16:11:44.30</dc:date>
          </office:change-info>
          <table:previous table:id="ct574">
            <table:change-track-table-cell/>
          </table:previous>
        </table:cell-content-change>
        <table:cell-content-change table:id="ct1597">
          <table:cell-address table:column="4" table:row="68" table:table="2"/>
          <office:change-info>
            <dc:creator>Jesus Urcera</dc:creator>
            <dc:date>2013-01-09T16:46:11.83</dc:date>
          </office:change-info>
          <table:previous table:id="ct1595">
            <table:change-track-table-cell office:value-type="float" office:value="4"/>
          </table:previous>
        </table:cell-content-change>
        <table:cell-content-change table:id="ct1598">
          <table:cell-address table:column="2" table:row="66" table:table="2"/>
          <office:change-info>
            <dc:creator>Jesus Urcera</dc:creator>
            <dc:date>2013-01-09T16:54:16.40</dc:date>
          </office:change-info>
          <table:previous table:id="ct1596">
            <table:change-track-table-cell office:value-type="string">
              <text:p><text:a xlink:href="http://silas.sewell.org/blog/2009/03/08/profile-management-with-git-and-github/">http://silas.sewell.org/blog/2009/03/08/profile-management-with-git-and-github/</text:a></text:p>
            </table:change-track-table-cell>
          </table:previous>
        </table:cell-content-change>
        <table:cell-content-change table:id="ct1599">
          <table:cell-address table:column="2" table:row="66" table:table="2"/>
          <office:change-info>
            <dc:creator>Jesus Urcera</dc:creator>
            <dc:date>2013-01-09T16:54:34.92</dc:date>
          </office:change-info>
          <table:previous table:id="ct1598">
            <table:change-track-table-cell/>
          </table:previous>
        </table:cell-content-change>
        <table:cell-content-change table:id="ct1600">
          <table:cell-address table:column="4" table:row="68" table:table="2"/>
          <office:change-info>
            <dc:creator>Jesus Urcera</dc:creator>
            <dc:date>2013-01-09T16:54:57.21</dc:date>
          </office:change-info>
          <table:previous table:id="ct1597">
            <table:change-track-table-cell office:value-type="string">
              <text:p>http://sitaramc.github.com/gitolite/</text:p>
            </table:change-track-table-cell>
          </table:previous>
        </table:cell-content-change>
        <table:cell-content-change table:id="ct1601">
          <table:cell-address table:column="4" table:row="68" table:table="2"/>
          <office:change-info>
            <dc:creator>Jesus Urcera</dc:creator>
            <dc:date>2013-01-09T16:55:25.92</dc:date>
          </office:change-info>
          <table:previous table:id="ct1600">
            <table:change-track-table-cell office:value-type="float" office:value="1"/>
          </table:previous>
        </table:cell-content-change>
        <table:cell-content-change table:id="ct1602">
          <table:cell-address table:column="4" table:row="69" table:table="2"/>
          <office:change-info>
            <dc:creator>Jesus Urcera</dc:creator>
            <dc:date>2013-01-09T16:55:51.12</dc:date>
          </office:change-info>
          <table:previous table:id="ct1593">
            <table:change-track-table-cell office:value-type="float" office:value="1"/>
          </table:previous>
        </table:cell-content-change>
        <table:cell-content-change table:id="ct1603">
          <table:cell-address table:column="2" table:row="54" table:table="2"/>
          <office:change-info>
            <dc:creator>Jesus Urcera</dc:creator>
            <dc:date>2013-01-09T17:15:25.79</dc:date>
          </office:change-info>
          <table:previous table:id="ct573">
            <table:change-track-table-cell/>
          </table:previous>
        </table:cell-content-change>
        <table:cell-content-change table:id="ct1604">
          <table:cell-address table:column="1" table:row="86" table:table="2"/>
          <office:change-info>
            <dc:creator>Jesus Urcera</dc:creator>
            <dc:date>2013-01-09T17:20:22.50</dc:date>
          </office:change-info>
          <table:previous table:id="ct1523">
            <table:change-track-table-cell office:value-type="string">
              <text:p>This measures UI Client <text:s/>Tools included in vcs.</text:p>
            </table:change-track-table-cell>
          </table:previous>
        </table:cell-content-change>
        <table:cell-content-change table:id="ct1605">
          <table:cell-address table:column="4" table:row="82" table:table="2"/>
          <office:change-info>
            <dc:creator>Jesus Urcera</dc:creator>
            <dc:date>2013-01-09T18:08:13.58</dc:date>
          </office:change-info>
          <table:previous table:id="ct1256">
            <table:change-track-table-cell office:value-type="float" office:value="1"/>
          </table:previous>
        </table:cell-content-change>
        <table:cell-content-change table:id="ct1606">
          <table:cell-address table:column="4" table:row="83" table:table="2"/>
          <office:change-info>
            <dc:creator>Jesus Urcera</dc:creator>
            <dc:date>2013-01-09T18:09:01.55</dc:date>
          </office:change-info>
          <table:previous table:id="ct1255">
            <table:change-track-table-cell office:value-type="float" office:value="5"/>
          </table:previous>
        </table:cell-content-change>
        <table:cell-content-change table:id="ct1607">
          <table:cell-address table:column="4" table:row="83" table:table="2"/>
          <office:change-info>
            <dc:creator>Jesus Urcera</dc:creator>
            <dc:date>2013-01-09T18:09:04.46</dc:date>
          </office:change-info>
          <table:previous table:id="ct1606">
            <table:change-track-table-cell office:value-type="float" office:value="4"/>
          </table:previous>
        </table:cell-content-change>
        <table:cell-content-change table:id="ct1608">
          <table:cell-address table:column="2" table:row="82" table:table="2"/>
          <office:change-info>
            <dc:creator>Jesus Urcera</dc:creator>
            <dc:date>2013-01-09T18:09:10.17</dc:date>
          </office:change-info>
          <table:previous>
            <table:change-track-table-cell/>
          </table:previous>
        </table:cell-content-change>
        <table:cell-content-change table:id="ct1609">
          <table:cell-address table:column="2" table:row="81" table:table="2"/>
          <office:change-info>
            <dc:creator>Jesus Urcera</dc:creator>
            <dc:date>2013-01-09T18:09:12.47</dc:date>
          </office:change-info>
          <table:previous>
            <table:change-track-table-cell/>
          </table:previous>
        </table:cell-content-change>
        <table:cell-content-change table:id="ct1610">
          <table:cell-address table:column="2" table:row="80" table:table="2"/>
          <office:change-info>
            <dc:creator>Jesus Urcera</dc:creator>
            <dc:date>2013-01-09T18:09:16.40</dc:date>
          </office:change-info>
          <table:previous>
            <table:change-track-table-cell/>
          </table:previous>
        </table:cell-content-change>
        <table:cell-content-change table:id="ct1611">
          <table:cell-address table:column="4" table:row="81" table:table="2"/>
          <office:change-info>
            <dc:creator>Jesus Urcera</dc:creator>
            <dc:date>2013-01-09T18:09:22.98</dc:date>
          </office:change-info>
          <table:previous table:id="ct1257">
            <table:change-track-table-cell office:value-type="float" office:value="5"/>
          </table:previous>
        </table:cell-content-change>
        <table:cell-content-change table:id="ct1612">
          <table:cell-address table:column="4" table:row="80" table:table="2"/>
          <office:change-info>
            <dc:creator>Jesus Urcera</dc:creator>
            <dc:date>2013-01-09T18:09:24.92</dc:date>
          </office:change-info>
          <table:previous table:id="ct1258">
            <table:change-track-table-cell office:value-type="float" office:value="5"/>
          </table:previous>
        </table:cell-content-change>
        <table:cell-content-change table:id="ct1613">
          <table:cell-address table:column="4" table:row="81" table:table="2"/>
          <office:change-info>
            <dc:creator>Jesus Urcera</dc:creator>
            <dc:date>2013-01-09T18:09:26.25</dc:date>
          </office:change-info>
          <table:previous table:id="ct1611">
            <table:change-track-table-cell office:value-type="float" office:value="4"/>
          </table:previous>
        </table:cell-content-change>
        <table:cell-content-change table:id="ct1614">
          <table:cell-address table:column="4" table:row="80" table:table="2"/>
          <office:change-info>
            <dc:creator>Jesus Urcera</dc:creator>
            <dc:date>2013-01-09T18:09:28.25</dc:date>
          </office:change-info>
          <table:previous table:id="ct1612">
            <table:change-track-table-cell office:value-type="float" office:value="4"/>
          </table:previous>
        </table:cell-content-change>
        <table:cell-content-change table:id="ct1615">
          <table:cell-address table:column="4" table:row="96" table:table="2"/>
          <office:change-info>
            <dc:creator>Jesus Urcera</dc:creator>
            <dc:date>2013-01-09T18:10:14.70</dc:date>
          </office:change-info>
          <table:previous table:id="ct1251">
            <table:change-track-table-cell office:value-type="float" office:value="2"/>
          </table:previous>
        </table:cell-content-change>
        <table:movement table:id="ct1616">
          <table:source-range-address table:start-column="0" table:start-row="126" table:start-table="2" table:end-column="1023" table:end-row="126" table:end-table="2"/>
          <table:target-range-address table:start-column="0" table:start-row="122" table:start-table="2" table:end-column="1023" table:end-row="122" table:end-table="2"/>
          <office:change-info>
            <dc:creator>Jesus Urcera</dc:creator>
            <dc:date>2013-01-09T18:11:51.27</dc:date>
          </office:change-info>
          <table:dependencies>
            <table:dependence table:id="ct-553"/>
            <table:dependence table:id="ct-554"/>
          </table:dependencies>
        </table:movement>
        <table:insertion table:id="ct1617" table:type="row" table:position="123" table:table="2">
          <office:change-info>
            <dc:creator>Jesus Urcera</dc:creator>
            <dc:date>2013-01-09T18:12:06.21</dc:date>
          </office:change-info>
        </table:insertion>
        <table:cell-content-change table:id="ct1618">
          <table:cell-address table:column="3" table:row="122" table:table="2"/>
          <office:change-info>
            <dc:creator>Jesus Urcera</dc:creator>
            <dc:date>2013-01-09T20:24:49.98</dc:date>
          </office:change-info>
          <table:previous>
            <table:change-track-table-cell/>
          </table:previous>
        </table:cell-content-change>
        <table:cell-content-change table:id="ct1619">
          <table:cell-address table:column="5" table:row="122" table:table="2"/>
          <office:change-info>
            <dc:creator>Jesus Urcera</dc:creator>
            <dc:date>2013-01-09T20:25:02.26</dc:date>
          </office:change-info>
          <table:previous>
            <table:change-track-table-cell/>
          </table:previous>
        </table:cell-content-change>
        <table:cell-content-change table:id="ct1620">
          <table:cell-address table:column="4" table:row="118" table:table="2"/>
          <office:change-info>
            <dc:creator>Jesus Urcera</dc:creator>
            <dc:date>2013-01-09T20:25:24.84</dc:date>
          </office:change-info>
          <table:previous table:id="ct1240">
            <table:change-track-table-cell table:cell-address="'Category Rating and Metrics'.E119" table:formula="of:=SUM([.F121:.F122])" office:value-type="float" office:value="3.2"/>
          </table:previous>
        </table:cell-content-change>
        <table:cell-content-change table:id="ct1621">
          <table:cell-address table:column="4" table:row="122" table:table="2"/>
          <office:change-info>
            <dc:creator>Jesus Urcera</dc:creator>
            <dc:date>2013-01-09T20:25:54.65</dc:date>
          </office:change-info>
          <table:previous>
            <table:change-track-table-cell office:value-type="float" office:value="5"/>
          </table:previous>
        </table:cell-content-change>
        <table:cell-content-change table:id="ct1622">
          <table:cell-address table:column="1" table:row="122" table:table="2"/>
          <office:change-info>
            <dc:creator>Jesus Urcera</dc:creator>
            <dc:date>2013-01-09T20:26:03.03</dc:date>
          </office:change-info>
          <table:previous table:id="ct1284">
            <table:change-track-table-cell office:value-type="string">
              <text:p>Has a public roadmap for next versions (http://subversion.apache.org/roadmap.html).</text:p>
            </table:change-track-table-cell>
          </table:previous>
        </table:cell-content-change>
        <table:cell-content-change table:id="ct1623">
          <table:cell-address table:column="1" table:row="122" table:table="2"/>
          <office:change-info>
            <dc:creator>Jesus Urcera</dc:creator>
            <dc:date>2013-01-09T20:26:08.67</dc:date>
          </office:change-info>
          <table:previous table:id="ct1622">
            <table:change-track-table-cell office:value-type="string">
              <text:p>Has a public roadmap for next versions</text:p>
            </table:change-track-table-cell>
          </table:previous>
        </table:cell-content-change>
        <table:cell-content-change table:id="ct1624">
          <table:cell-address table:column="2" table:row="122" table:table="2"/>
          <office:change-info>
            <dc:creator>Jesus Urcera</dc:creator>
            <dc:date>2013-01-10T00:03:14.91</dc:date>
          </office:change-info>
          <table:previous>
            <table:change-track-table-cell/>
          </table:previous>
        </table:cell-content-change>
        <table:cell-content-change table:id="ct1625">
          <table:cell-address table:column="4" table:row="122" table:table="2"/>
          <office:change-info>
            <dc:creator>Jesus Urcera</dc:creator>
            <dc:date>2013-01-10T00:03:36.39</dc:date>
          </office:change-info>
          <table:previous table:id="ct1621">
            <table:change-track-table-cell office:value-type="float" office:value="1"/>
          </table:previous>
        </table:cell-content-change>
        <table:cell-content-change table:id="ct1626">
          <table:cell-address table:column="1" table:row="178" table:table="2"/>
          <office:change-info>
            <dc:creator>Jesus Urcera</dc:creator>
            <dc:date>2013-01-10T00:10:01.62</dc:date>
          </office:change-info>
          <table:previous table:id="ct1305">
            <table:change-track-table-cell office:value-type="string">
              <text:p>The general mailing list is the place where the community members help themselves. Its a comparison with six months before.</text:p>
              <text:p><text:s text:c="5"/>2012<text:tab/>Jan (4.5M)<text:tab/>Feb (2.5M)<text:tab/>Mar (3.5M)<text:tab/>Apr (2.1M)<text:tab/>May (1.8M)<text:tab/>Jun (1.8M) <text:s text:c="12"/></text:p>
              <text:p><text:s text:c="12"/>Jul (1.4M)<text:tab/>Aug (3.3M)<text:tab/>Sep (1.9M)<text:tab/>Oct (1.7M)<text:tab/>Nov (1.7M)<text:tab/>Dec (497K)</text:p>
              <text:p><text:s text:c="9"/>* Decreases (-,+,-,-,-,-).</text:p>
            </table:change-track-table-cell>
          </table:previous>
        </table:cell-content-change>
        <table:cell-content-change table:id="ct1627">
          <table:cell-address table:column="2" table:row="175" table:table="2"/>
          <office:change-info>
            <dc:creator>Jesus Urcera</dc:creator>
            <dc:date>2013-01-10T01:35:18.89</dc:date>
          </office:change-info>
          <table:previous>
            <table:change-track-table-cell/>
          </table:previous>
        </table:cell-content-change>
        <table:cell-content-change table:id="ct1628">
          <table:cell-address table:column="1" table:row="178" table:table="2"/>
          <office:change-info>
            <dc:creator>Jesus Urcera</dc:creator>
            <dc:date>2013-01-10T01:38:46.13</dc:date>
          </office:change-info>
          <table:previous table:id="ct1626">
            <table:change-track-table-cell/>
          </table:previous>
        </table:cell-content-change>
        <table:cell-content-change table:id="ct1629">
          <table:cell-address table:column="4" table:row="175" table:table="2"/>
          <office:change-info>
            <dc:creator>Jesus Urcera</dc:creator>
            <dc:date>2013-01-10T01:42:00.19</dc:date>
          </office:change-info>
          <table:previous table:id="ct1306">
            <table:change-track-table-cell office:value-type="float" office:value="2"/>
          </table:previous>
        </table:cell-content-change>
        <table:cell-content-change table:id="ct1630">
          <table:cell-address table:column="4" table:row="191" table:table="2"/>
          <office:change-info>
            <dc:creator>Jesus Urcera</dc:creator>
            <dc:date>2013-01-10T01:44:39.48</dc:date>
          </office:change-info>
          <table:previous table:id="ct1466">
            <table:change-track-table-cell office:value-type="float" office:value="5"/>
          </table:previous>
        </table:cell-content-change>
        <table:cell-content-change table:id="ct1631">
          <table:cell-address table:column="4" table:row="191" table:table="2"/>
          <office:change-info>
            <dc:creator>Jesus Urcera</dc:creator>
            <dc:date>2013-01-10T01:44:41.77</dc:date>
          </office:change-info>
          <table:previous table:id="ct1630">
            <table:change-track-table-cell office:value-type="float" office:value="4"/>
          </table:previous>
        </table:cell-content-change>
        <table:insertion table:id="ct1632" table:type="table" table:position="4">
          <office:change-info>
            <dc:creator>Jesus Urcera</dc:creator>
            <dc:date>2013-01-10T01:48:06.67</dc:date>
          </office:change-info>
          <table:dependencies>
            <table:dependence table:id="ct2222"/>
            <table:dependence table:id="ct2221"/>
            <table:dependence table:id="ct2220"/>
            <table:dependence table:id="ct2219"/>
            <table:dependence table:id="ct2218"/>
            <table:dependence table:id="ct2217"/>
            <table:dependence table:id="ct2216"/>
            <table:dependence table:id="ct2215"/>
            <table:dependence table:id="ct2214"/>
            <table:dependence table:id="ct2213"/>
            <table:dependence table:id="ct2212"/>
            <table:dependence table:id="ct2211"/>
            <table:dependence table:id="ct2210"/>
            <table:dependence table:id="ct2209"/>
            <table:dependence table:id="ct2208"/>
            <table:dependence table:id="ct2207"/>
            <table:dependence table:id="ct2206"/>
            <table:dependence table:id="ct2205"/>
            <table:dependence table:id="ct2198"/>
            <table:dependence table:id="ct2197"/>
            <table:dependence table:id="ct2196"/>
            <table:dependence table:id="ct2194"/>
            <table:dependence table:id="ct2193"/>
            <table:dependence table:id="ct2192"/>
            <table:dependence table:id="ct2191"/>
            <table:dependence table:id="ct2190"/>
            <table:dependence table:id="ct2189"/>
            <table:dependence table:id="ct2188"/>
            <table:dependence table:id="ct2187"/>
            <table:dependence table:id="ct2186"/>
            <table:dependence table:id="ct2185"/>
            <table:dependence table:id="ct2184"/>
            <table:dependence table:id="ct2183"/>
            <table:dependence table:id="ct2182"/>
            <table:dependence table:id="ct2181"/>
            <table:dependence table:id="ct2180"/>
            <table:dependence table:id="ct2179"/>
            <table:dependence table:id="ct2178"/>
            <table:dependence table:id="ct2177"/>
            <table:dependence table:id="ct2176"/>
            <table:dependence table:id="ct2175"/>
            <table:dependence table:id="ct2174"/>
            <table:dependence table:id="ct2173"/>
            <table:dependence table:id="ct2172"/>
            <table:dependence table:id="ct2171"/>
            <table:dependence table:id="ct2170"/>
            <table:dependence table:id="ct2169"/>
            <table:dependence table:id="ct2168"/>
            <table:dependence table:id="ct2167"/>
            <table:dependence table:id="ct2166"/>
            <table:dependence table:id="ct2165"/>
            <table:dependence table:id="ct2164"/>
            <table:dependence table:id="ct2163"/>
            <table:dependence table:id="ct2162"/>
            <table:dependence table:id="ct2161"/>
            <table:dependence table:id="ct2160"/>
            <table:dependence table:id="ct2159"/>
            <table:dependence table:id="ct2158"/>
            <table:dependence table:id="ct2157"/>
            <table:dependence table:id="ct2156"/>
            <table:dependence table:id="ct2155"/>
            <table:dependence table:id="ct2154"/>
            <table:dependence table:id="ct2153"/>
            <table:dependence table:id="ct2152"/>
            <table:dependence table:id="ct2151"/>
            <table:dependence table:id="ct2150"/>
            <table:dependence table:id="ct2149"/>
            <table:dependence table:id="ct2148"/>
            <table:dependence table:id="ct2147"/>
            <table:dependence table:id="ct2146"/>
            <table:dependence table:id="ct2145"/>
            <table:dependence table:id="ct2144"/>
            <table:dependence table:id="ct2143"/>
            <table:dependence table:id="ct2142"/>
            <table:dependence table:id="ct2141"/>
            <table:dependence table:id="ct2140"/>
            <table:dependence table:id="ct2139"/>
            <table:dependence table:id="ct2138"/>
            <table:dependence table:id="ct2137"/>
            <table:dependence table:id="ct2136"/>
            <table:dependence table:id="ct2135"/>
            <table:dependence table:id="ct2134"/>
            <table:dependence table:id="ct2133"/>
            <table:dependence table:id="ct2132"/>
            <table:dependence table:id="ct2131"/>
            <table:dependence table:id="ct2130"/>
            <table:dependence table:id="ct2129"/>
            <table:dependence table:id="ct2128"/>
            <table:dependence table:id="ct2127"/>
            <table:dependence table:id="ct2126"/>
            <table:dependence table:id="ct2125"/>
            <table:dependence table:id="ct2124"/>
            <table:dependence table:id="ct2123"/>
            <table:dependence table:id="ct2122"/>
            <table:dependence table:id="ct2121"/>
            <table:dependence table:id="ct2120"/>
            <table:dependence table:id="ct2119"/>
            <table:dependence table:id="ct2118"/>
            <table:dependence table:id="ct2117"/>
            <table:dependence table:id="ct2116"/>
            <table:dependence table:id="ct2115"/>
            <table:dependence table:id="ct2114"/>
            <table:dependence table:id="ct2113"/>
            <table:dependence table:id="ct2112"/>
            <table:dependence table:id="ct2111"/>
            <table:dependence table:id="ct2110"/>
            <table:dependence table:id="ct2109"/>
            <table:dependence table:id="ct2108"/>
            <table:dependence table:id="ct2107"/>
            <table:dependence table:id="ct2106"/>
            <table:dependence table:id="ct2105"/>
            <table:dependence table:id="ct2104"/>
            <table:dependence table:id="ct2103"/>
            <table:dependence table:id="ct2102"/>
            <table:dependence table:id="ct2101"/>
            <table:dependence table:id="ct2100"/>
            <table:dependence table:id="ct2099"/>
            <table:dependence table:id="ct2098"/>
            <table:dependence table:id="ct2097"/>
            <table:dependence table:id="ct2096"/>
            <table:dependence table:id="ct2095"/>
            <table:dependence table:id="ct2094"/>
            <table:dependence table:id="ct2093"/>
            <table:dependence table:id="ct2092"/>
            <table:dependence table:id="ct2091"/>
            <table:dependence table:id="ct2090"/>
            <table:dependence table:id="ct2089"/>
            <table:dependence table:id="ct2088"/>
            <table:dependence table:id="ct2087"/>
            <table:dependence table:id="ct2086"/>
            <table:dependence table:id="ct2085"/>
            <table:dependence table:id="ct2084"/>
            <table:dependence table:id="ct2083"/>
            <table:dependence table:id="ct2082"/>
            <table:dependence table:id="ct2081"/>
            <table:dependence table:id="ct2080"/>
            <table:dependence table:id="ct2079"/>
            <table:dependence table:id="ct2078"/>
            <table:dependence table:id="ct2077"/>
            <table:dependence table:id="ct2076"/>
            <table:dependence table:id="ct2075"/>
            <table:dependence table:id="ct2074"/>
            <table:dependence table:id="ct2073"/>
            <table:dependence table:id="ct2072"/>
            <table:dependence table:id="ct2071"/>
            <table:dependence table:id="ct2070"/>
            <table:dependence table:id="ct2069"/>
            <table:dependence table:id="ct2068"/>
            <table:dependence table:id="ct2067"/>
            <table:dependence table:id="ct2066"/>
            <table:dependence table:id="ct2065"/>
            <table:dependence table:id="ct2064"/>
            <table:dependence table:id="ct2063"/>
            <table:dependence table:id="ct2062"/>
            <table:dependence table:id="ct2061"/>
            <table:dependence table:id="ct2060"/>
            <table:dependence table:id="ct2059"/>
            <table:dependence table:id="ct2058"/>
            <table:dependence table:id="ct2057"/>
            <table:dependence table:id="ct2056"/>
            <table:dependence table:id="ct2055"/>
            <table:dependence table:id="ct2054"/>
            <table:dependence table:id="ct2053"/>
            <table:dependence table:id="ct2052"/>
            <table:dependence table:id="ct2051"/>
            <table:dependence table:id="ct2050"/>
            <table:dependence table:id="ct2049"/>
            <table:dependence table:id="ct2048"/>
            <table:dependence table:id="ct2047"/>
            <table:dependence table:id="ct2046"/>
            <table:dependence table:id="ct2045"/>
            <table:dependence table:id="ct2044"/>
            <table:dependence table:id="ct2043"/>
            <table:dependence table:id="ct2042"/>
            <table:dependence table:id="ct2041"/>
            <table:dependence table:id="ct2040"/>
            <table:dependence table:id="ct2039"/>
            <table:dependence table:id="ct2038"/>
            <table:dependence table:id="ct2037"/>
            <table:dependence table:id="ct2036"/>
            <table:dependence table:id="ct2035"/>
            <table:dependence table:id="ct2034"/>
            <table:dependence table:id="ct2033"/>
            <table:dependence table:id="ct2032"/>
            <table:dependence table:id="ct2031"/>
            <table:dependence table:id="ct2030"/>
            <table:dependence table:id="ct2029"/>
            <table:dependence table:id="ct2028"/>
            <table:dependence table:id="ct2027"/>
            <table:dependence table:id="ct2026"/>
            <table:dependence table:id="ct2025"/>
            <table:dependence table:id="ct2024"/>
            <table:dependence table:id="ct2023"/>
            <table:dependence table:id="ct2022"/>
            <table:dependence table:id="ct2021"/>
            <table:dependence table:id="ct2020"/>
            <table:dependence table:id="ct2019"/>
            <table:dependence table:id="ct2018"/>
            <table:dependence table:id="ct2017"/>
            <table:dependence table:id="ct2016"/>
            <table:dependence table:id="ct2015"/>
            <table:dependence table:id="ct2014"/>
            <table:dependence table:id="ct2013"/>
            <table:dependence table:id="ct2012"/>
            <table:dependence table:id="ct2011"/>
            <table:dependence table:id="ct2010"/>
            <table:dependence table:id="ct2009"/>
            <table:dependence table:id="ct2008"/>
            <table:dependence table:id="ct2007"/>
            <table:dependence table:id="ct2006"/>
            <table:dependence table:id="ct2005"/>
            <table:dependence table:id="ct2004"/>
            <table:dependence table:id="ct2003"/>
            <table:dependence table:id="ct2002"/>
            <table:dependence table:id="ct2001"/>
            <table:dependence table:id="ct2000"/>
            <table:dependence table:id="ct1999"/>
            <table:dependence table:id="ct1998"/>
            <table:dependence table:id="ct1997"/>
            <table:dependence table:id="ct1996"/>
            <table:dependence table:id="ct1995"/>
            <table:dependence table:id="ct1994"/>
            <table:dependence table:id="ct1993"/>
            <table:dependence table:id="ct1992"/>
            <table:dependence table:id="ct1991"/>
            <table:dependence table:id="ct1990"/>
            <table:dependence table:id="ct1989"/>
            <table:dependence table:id="ct1988"/>
            <table:dependence table:id="ct1987"/>
            <table:dependence table:id="ct1986"/>
            <table:dependence table:id="ct1985"/>
            <table:dependence table:id="ct1984"/>
            <table:dependence table:id="ct1983"/>
            <table:dependence table:id="ct1982"/>
            <table:dependence table:id="ct1981"/>
            <table:dependence table:id="ct1980"/>
            <table:dependence table:id="ct1979"/>
            <table:dependence table:id="ct1978"/>
            <table:dependence table:id="ct1977"/>
            <table:dependence table:id="ct1976"/>
            <table:dependence table:id="ct1975"/>
            <table:dependence table:id="ct1974"/>
            <table:dependence table:id="ct1973"/>
            <table:dependence table:id="ct1972"/>
            <table:dependence table:id="ct1971"/>
            <table:dependence table:id="ct1970"/>
            <table:dependence table:id="ct1969"/>
            <table:dependence table:id="ct1968"/>
            <table:dependence table:id="ct1967"/>
            <table:dependence table:id="ct1966"/>
            <table:dependence table:id="ct1965"/>
            <table:dependence table:id="ct1964"/>
            <table:dependence table:id="ct1963"/>
            <table:dependence table:id="ct1962"/>
            <table:dependence table:id="ct1961"/>
            <table:dependence table:id="ct1960"/>
            <table:dependence table:id="ct1959"/>
            <table:dependence table:id="ct1958"/>
            <table:dependence table:id="ct1957"/>
            <table:dependence table:id="ct1956"/>
            <table:dependence table:id="ct1955"/>
            <table:dependence table:id="ct1954"/>
            <table:dependence table:id="ct1953"/>
            <table:dependence table:id="ct1952"/>
            <table:dependence table:id="ct1951"/>
            <table:dependence table:id="ct1950"/>
            <table:dependence table:id="ct1949"/>
            <table:dependence table:id="ct1948"/>
            <table:dependence table:id="ct1947"/>
            <table:dependence table:id="ct1946"/>
            <table:dependence table:id="ct1945"/>
            <table:dependence table:id="ct1944"/>
            <table:dependence table:id="ct1943"/>
            <table:dependence table:id="ct1942"/>
            <table:dependence table:id="ct1941"/>
            <table:dependence table:id="ct1940"/>
            <table:dependence table:id="ct1939"/>
            <table:dependence table:id="ct1938"/>
            <table:dependence table:id="ct1937"/>
            <table:dependence table:id="ct1936"/>
            <table:dependence table:id="ct1935"/>
            <table:dependence table:id="ct1934"/>
            <table:dependence table:id="ct1933"/>
            <table:dependence table:id="ct1932"/>
            <table:dependence table:id="ct1931"/>
            <table:dependence table:id="ct1930"/>
            <table:dependence table:id="ct1929"/>
            <table:dependence table:id="ct1928"/>
            <table:dependence table:id="ct1927"/>
            <table:dependence table:id="ct1926"/>
            <table:dependence table:id="ct1925"/>
            <table:dependence table:id="ct1924"/>
            <table:dependence table:id="ct1923"/>
            <table:dependence table:id="ct1922"/>
            <table:dependence table:id="ct1921"/>
            <table:dependence table:id="ct1920"/>
            <table:dependence table:id="ct1919"/>
            <table:dependence table:id="ct1918"/>
            <table:dependence table:id="ct1917"/>
            <table:dependence table:id="ct1916"/>
            <table:dependence table:id="ct1915"/>
            <table:dependence table:id="ct1914"/>
            <table:dependence table:id="ct1913"/>
            <table:dependence table:id="ct1912"/>
            <table:dependence table:id="ct1911"/>
            <table:dependence table:id="ct1910"/>
            <table:dependence table:id="ct1909"/>
            <table:dependence table:id="ct1908"/>
            <table:dependence table:id="ct1907"/>
            <table:dependence table:id="ct1906"/>
            <table:dependence table:id="ct1905"/>
            <table:dependence table:id="ct1904"/>
            <table:dependence table:id="ct1903"/>
            <table:dependence table:id="ct1902"/>
            <table:dependence table:id="ct1901"/>
            <table:dependence table:id="ct1900"/>
            <table:dependence table:id="ct1899"/>
            <table:dependence table:id="ct1898"/>
            <table:dependence table:id="ct1897"/>
            <table:dependence table:id="ct1896"/>
            <table:dependence table:id="ct1895"/>
            <table:dependence table:id="ct1894"/>
            <table:dependence table:id="ct1893"/>
            <table:dependence table:id="ct1892"/>
            <table:dependence table:id="ct1891"/>
            <table:dependence table:id="ct1890"/>
            <table:dependence table:id="ct1889"/>
            <table:dependence table:id="ct1888"/>
            <table:dependence table:id="ct1887"/>
            <table:dependence table:id="ct1886"/>
            <table:dependence table:id="ct1885"/>
            <table:dependence table:id="ct1884"/>
            <table:dependence table:id="ct1883"/>
            <table:dependence table:id="ct1882"/>
            <table:dependence table:id="ct1881"/>
            <table:dependence table:id="ct1880"/>
            <table:dependence table:id="ct1879"/>
            <table:dependence table:id="ct1878"/>
            <table:dependence table:id="ct1877"/>
            <table:dependence table:id="ct1876"/>
            <table:dependence table:id="ct1875"/>
            <table:dependence table:id="ct1874"/>
            <table:dependence table:id="ct1873"/>
            <table:dependence table:id="ct1872"/>
            <table:dependence table:id="ct1871"/>
            <table:dependence table:id="ct1870"/>
            <table:dependence table:id="ct1869"/>
            <table:dependence table:id="ct1868"/>
            <table:dependence table:id="ct1867"/>
            <table:dependence table:id="ct1866"/>
            <table:dependence table:id="ct1865"/>
            <table:dependence table:id="ct1864"/>
            <table:dependence table:id="ct1863"/>
            <table:dependence table:id="ct1862"/>
            <table:dependence table:id="ct1861"/>
            <table:dependence table:id="ct1860"/>
            <table:dependence table:id="ct1859"/>
            <table:dependence table:id="ct1858"/>
            <table:dependence table:id="ct1857"/>
            <table:dependence table:id="ct1856"/>
            <table:dependence table:id="ct1855"/>
            <table:dependence table:id="ct1854"/>
            <table:dependence table:id="ct1853"/>
            <table:dependence table:id="ct1852"/>
            <table:dependence table:id="ct1851"/>
            <table:dependence table:id="ct1850"/>
            <table:dependence table:id="ct1849"/>
            <table:dependence table:id="ct1848"/>
            <table:dependence table:id="ct1847"/>
            <table:dependence table:id="ct1846"/>
            <table:dependence table:id="ct1845"/>
            <table:dependence table:id="ct1844"/>
            <table:dependence table:id="ct1843"/>
            <table:dependence table:id="ct1842"/>
            <table:dependence table:id="ct1841"/>
            <table:dependence table:id="ct1840"/>
            <table:dependence table:id="ct1839"/>
            <table:dependence table:id="ct1838"/>
            <table:dependence table:id="ct1837"/>
            <table:dependence table:id="ct1836"/>
            <table:dependence table:id="ct1835"/>
            <table:dependence table:id="ct1834"/>
            <table:dependence table:id="ct1833"/>
            <table:dependence table:id="ct1832"/>
            <table:dependence table:id="ct1831"/>
            <table:dependence table:id="ct1830"/>
            <table:dependence table:id="ct1829"/>
            <table:dependence table:id="ct1828"/>
            <table:dependence table:id="ct1827"/>
            <table:dependence table:id="ct1826"/>
            <table:dependence table:id="ct1825"/>
            <table:dependence table:id="ct1824"/>
            <table:dependence table:id="ct1823"/>
            <table:dependence table:id="ct1822"/>
            <table:dependence table:id="ct1821"/>
            <table:dependence table:id="ct1820"/>
            <table:dependence table:id="ct1819"/>
            <table:dependence table:id="ct1818"/>
            <table:dependence table:id="ct1817"/>
            <table:dependence table:id="ct1816"/>
            <table:dependence table:id="ct1815"/>
            <table:dependence table:id="ct1814"/>
            <table:dependence table:id="ct1813"/>
            <table:dependence table:id="ct1812"/>
            <table:dependence table:id="ct1811"/>
            <table:dependence table:id="ct1810"/>
            <table:dependence table:id="ct1809"/>
            <table:dependence table:id="ct1808"/>
            <table:dependence table:id="ct1807"/>
            <table:dependence table:id="ct1806"/>
            <table:dependence table:id="ct1805"/>
            <table:dependence table:id="ct1804"/>
            <table:dependence table:id="ct1803"/>
            <table:dependence table:id="ct1802"/>
            <table:dependence table:id="ct1801"/>
            <table:dependence table:id="ct1800"/>
            <table:dependence table:id="ct1799"/>
            <table:dependence table:id="ct1798"/>
            <table:dependence table:id="ct1797"/>
            <table:dependence table:id="ct1796"/>
            <table:dependence table:id="ct1795"/>
            <table:dependence table:id="ct1794"/>
            <table:dependence table:id="ct1793"/>
            <table:dependence table:id="ct1792"/>
            <table:dependence table:id="ct1791"/>
            <table:dependence table:id="ct1790"/>
            <table:dependence table:id="ct1789"/>
            <table:dependence table:id="ct1788"/>
            <table:dependence table:id="ct1787"/>
            <table:dependence table:id="ct1786"/>
            <table:dependence table:id="ct1785"/>
            <table:dependence table:id="ct1784"/>
            <table:dependence table:id="ct1783"/>
            <table:dependence table:id="ct1782"/>
            <table:dependence table:id="ct1781"/>
            <table:dependence table:id="ct1780"/>
            <table:dependence table:id="ct1779"/>
            <table:dependence table:id="ct1778"/>
            <table:dependence table:id="ct1777"/>
            <table:dependence table:id="ct1776"/>
            <table:dependence table:id="ct1775"/>
            <table:dependence table:id="ct1774"/>
            <table:dependence table:id="ct1773"/>
            <table:dependence table:id="ct1772"/>
            <table:dependence table:id="ct1771"/>
            <table:dependence table:id="ct1770"/>
            <table:dependence table:id="ct1769"/>
            <table:dependence table:id="ct1768"/>
            <table:dependence table:id="ct1767"/>
            <table:dependence table:id="ct1766"/>
            <table:dependence table:id="ct1765"/>
            <table:dependence table:id="ct1764"/>
            <table:dependence table:id="ct1763"/>
            <table:dependence table:id="ct1762"/>
            <table:dependence table:id="ct1761"/>
            <table:dependence table:id="ct1760"/>
            <table:dependence table:id="ct1759"/>
            <table:dependence table:id="ct1758"/>
            <table:dependence table:id="ct1757"/>
            <table:dependence table:id="ct1756"/>
            <table:dependence table:id="ct1755"/>
            <table:dependence table:id="ct1754"/>
            <table:dependence table:id="ct1753"/>
            <table:dependence table:id="ct1752"/>
            <table:dependence table:id="ct1750"/>
            <table:dependence table:id="ct1749"/>
            <table:dependence table:id="ct1748"/>
            <table:dependence table:id="ct1747"/>
            <table:dependence table:id="ct1746"/>
            <table:dependence table:id="ct1745"/>
            <table:dependence table:id="ct1744"/>
            <table:dependence table:id="ct1743"/>
            <table:dependence table:id="ct1742"/>
            <table:dependence table:id="ct1741"/>
            <table:dependence table:id="ct1740"/>
            <table:dependence table:id="ct1739"/>
            <table:dependence table:id="ct1738"/>
            <table:dependence table:id="ct1737"/>
            <table:dependence table:id="ct1736"/>
            <table:dependence table:id="ct1735"/>
            <table:dependence table:id="ct1734"/>
            <table:dependence table:id="ct1733"/>
            <table:dependence table:id="ct1732"/>
            <table:dependence table:id="ct1731"/>
            <table:dependence table:id="ct1730"/>
            <table:dependence table:id="ct1729"/>
            <table:dependence table:id="ct1728"/>
            <table:dependence table:id="ct1727"/>
            <table:dependence table:id="ct1726"/>
            <table:dependence table:id="ct1725"/>
            <table:dependence table:id="ct1724"/>
            <table:dependence table:id="ct1723"/>
            <table:dependence table:id="ct1722"/>
            <table:dependence table:id="ct1721"/>
            <table:dependence table:id="ct1720"/>
            <table:dependence table:id="ct1719"/>
            <table:dependence table:id="ct1718"/>
            <table:dependence table:id="ct1717"/>
            <table:dependence table:id="ct1716"/>
            <table:dependence table:id="ct1715"/>
            <table:dependence table:id="ct1714"/>
            <table:dependence table:id="ct1713"/>
            <table:dependence table:id="ct1712"/>
            <table:dependence table:id="ct1711"/>
            <table:dependence table:id="ct1710"/>
            <table:dependence table:id="ct1709"/>
            <table:dependence table:id="ct1708"/>
            <table:dependence table:id="ct1707"/>
            <table:dependence table:id="ct1706"/>
            <table:dependence table:id="ct1705"/>
            <table:dependence table:id="ct1704"/>
            <table:dependence table:id="ct1690"/>
            <table:dependence table:id="ct1689"/>
            <table:dependence table:id="ct1688"/>
            <table:dependence table:id="ct1687"/>
            <table:dependence table:id="ct1686"/>
            <table:dependence table:id="ct1685"/>
            <table:dependence table:id="ct1684"/>
            <table:dependence table:id="ct1683"/>
            <table:dependence table:id="ct1682"/>
            <table:dependence table:id="ct1681"/>
            <table:dependence table:id="ct1680"/>
            <table:dependence table:id="ct1679"/>
            <table:dependence table:id="ct1678"/>
            <table:dependence table:id="ct1677"/>
            <table:dependence table:id="ct1676"/>
            <table:dependence table:id="ct1675"/>
            <table:dependence table:id="ct1674"/>
            <table:dependence table:id="ct1673"/>
            <table:dependence table:id="ct1672"/>
            <table:dependence table:id="ct1671"/>
            <table:dependence table:id="ct1670"/>
            <table:dependence table:id="ct1669"/>
            <table:dependence table:id="ct1668"/>
            <table:dependence table:id="ct1667"/>
            <table:dependence table:id="ct1666"/>
            <table:dependence table:id="ct1665"/>
            <table:dependence table:id="ct1664"/>
            <table:dependence table:id="ct1663"/>
            <table:dependence table:id="ct1662"/>
            <table:dependence table:id="ct1661"/>
            <table:dependence table:id="ct1660"/>
            <table:dependence table:id="ct1659"/>
            <table:dependence table:id="ct1657"/>
            <table:dependence table:id="ct1656"/>
            <table:dependence table:id="ct1655"/>
            <table:dependence table:id="ct1654"/>
            <table:dependence table:id="ct1653"/>
            <table:dependence table:id="ct1652"/>
            <table:dependence table:id="ct1651"/>
            <table:dependence table:id="ct1650"/>
            <table:dependence table:id="ct1649"/>
            <table:dependence table:id="ct1648"/>
            <table:dependence table:id="ct1647"/>
            <table:dependence table:id="ct1646"/>
            <table:dependence table:id="ct1645"/>
            <table:dependence table:id="ct1644"/>
            <table:dependence table:id="ct1643"/>
            <table:dependence table:id="ct1642"/>
            <table:dependence table:id="ct1641"/>
            <table:dependence table:id="ct1640"/>
            <table:dependence table:id="ct1639"/>
            <table:dependence table:id="ct1638"/>
            <table:dependence table:id="ct1637"/>
            <table:dependence table:id="ct1636"/>
            <table:dependence table:id="ct1635"/>
            <table:dependence table:id="ct1634"/>
            <table:dependence table:id="ct1633"/>
          </table:dependencies>
        </table:insertion>
        <table:cell-content-change table:id="ct1633">
          <table:cell-address table:column="1" table:row="0" table:table="4"/>
          <office:change-info>
            <dc:creator>Jesus Urcera</dc:creator>
            <dc:date>2013-01-10T01:48:19.77</dc:date>
          </office:change-info>
          <table:previous>
            <table:change-track-table-cell/>
          </table:previous>
        </table:cell-content-change>
        <table:cell-content-change table:id="ct1634">
          <table:cell-address table:column="1" table:row="1" table:table="4"/>
          <office:change-info>
            <dc:creator>Jesus Urcera</dc:creator>
            <dc:date>2013-01-10T01:48:19.77</dc:date>
          </office:change-info>
          <table:previous>
            <table:change-track-table-cell/>
          </table:previous>
        </table:cell-content-change>
        <table:cell-content-change table:id="ct1635">
          <table:cell-address table:column="1" table:row="2" table:table="4"/>
          <office:change-info>
            <dc:creator>Jesus Urcera</dc:creator>
            <dc:date>2013-01-10T01:48:19.77</dc:date>
          </office:change-info>
          <table:previous>
            <table:change-track-table-cell/>
          </table:previous>
        </table:cell-content-change>
        <table:cell-content-change table:id="ct1636">
          <table:cell-address table:column="1" table:row="3" table:table="4"/>
          <office:change-info>
            <dc:creator>Jesus Urcera</dc:creator>
            <dc:date>2013-01-10T01:48:19.77</dc:date>
          </office:change-info>
          <table:previous>
            <table:change-track-table-cell/>
          </table:previous>
        </table:cell-content-change>
        <table:cell-content-change table:id="ct1637">
          <table:cell-address table:column="1" table:row="4" table:table="4"/>
          <office:change-info>
            <dc:creator>Jesus Urcera</dc:creator>
            <dc:date>2013-01-10T01:48:19.77</dc:date>
          </office:change-info>
          <table:previous>
            <table:change-track-table-cell/>
          </table:previous>
        </table:cell-content-change>
        <table:cell-content-change table:id="ct1638">
          <table:cell-address table:column="1" table:row="5" table:table="4"/>
          <office:change-info>
            <dc:creator>Jesus Urcera</dc:creator>
            <dc:date>2013-01-10T01:48:19.77</dc:date>
          </office:change-info>
          <table:previous>
            <table:change-track-table-cell/>
          </table:previous>
        </table:cell-content-change>
        <table:cell-content-change table:id="ct1639">
          <table:cell-address table:column="1" table:row="6" table:table="4"/>
          <office:change-info>
            <dc:creator>Jesus Urcera</dc:creator>
            <dc:date>2013-01-10T01:48:19.77</dc:date>
          </office:change-info>
          <table:previous>
            <table:change-track-table-cell/>
          </table:previous>
        </table:cell-content-change>
        <table:cell-content-change table:id="ct1640">
          <table:cell-address table:column="1" table:row="7" table:table="4"/>
          <office:change-info>
            <dc:creator>Jesus Urcera</dc:creator>
            <dc:date>2013-01-10T01:48:19.77</dc:date>
          </office:change-info>
          <table:previous>
            <table:change-track-table-cell/>
          </table:previous>
        </table:cell-content-change>
        <table:cell-content-change table:id="ct1641">
          <table:cell-address table:column="1" table:row="8" table:table="4"/>
          <office:change-info>
            <dc:creator>Jesus Urcera</dc:creator>
            <dc:date>2013-01-10T01:48:19.77</dc:date>
          </office:change-info>
          <table:previous>
            <table:change-track-table-cell/>
          </table:previous>
        </table:cell-content-change>
        <table:cell-content-change table:id="ct1642">
          <table:cell-address table:column="1" table:row="9" table:table="4"/>
          <office:change-info>
            <dc:creator>Jesus Urcera</dc:creator>
            <dc:date>2013-01-10T01:48:19.77</dc:date>
          </office:change-info>
          <table:previous>
            <table:change-track-table-cell/>
          </table:previous>
        </table:cell-content-change>
        <table:cell-content-change table:id="ct1643">
          <table:cell-address table:column="1" table:row="10" table:table="4"/>
          <office:change-info>
            <dc:creator>Jesus Urcera</dc:creator>
            <dc:date>2013-01-10T01:48:19.77</dc:date>
          </office:change-info>
          <table:previous>
            <table:change-track-table-cell/>
          </table:previous>
        </table:cell-content-change>
        <table:cell-content-change table:id="ct1644">
          <table:cell-address table:column="1" table:row="11" table:table="4"/>
          <office:change-info>
            <dc:creator>Jesus Urcera</dc:creator>
            <dc:date>2013-01-10T01:48:19.77</dc:date>
          </office:change-info>
          <table:previous>
            <table:change-track-table-cell/>
          </table:previous>
        </table:cell-content-change>
        <table:cell-content-change table:id="ct1645">
          <table:cell-address table:column="1" table:row="12" table:table="4"/>
          <office:change-info>
            <dc:creator>Jesus Urcera</dc:creator>
            <dc:date>2013-01-10T01:48:19.77</dc:date>
          </office:change-info>
          <table:previous>
            <table:change-track-table-cell/>
          </table:previous>
        </table:cell-content-change>
        <table:cell-content-change table:id="ct1646">
          <table:cell-address table:column="1" table:row="13" table:table="4"/>
          <office:change-info>
            <dc:creator>Jesus Urcera</dc:creator>
            <dc:date>2013-01-10T01:48:19.77</dc:date>
          </office:change-info>
          <table:previous>
            <table:change-track-table-cell/>
          </table:previous>
        </table:cell-content-change>
        <table:cell-content-change table:id="ct1647">
          <table:cell-address table:column="1" table:row="14" table:table="4"/>
          <office:change-info>
            <dc:creator>Jesus Urcera</dc:creator>
            <dc:date>2013-01-10T01:48:19.77</dc:date>
          </office:change-info>
          <table:previous>
            <table:change-track-table-cell/>
          </table:previous>
        </table:cell-content-change>
        <table:cell-content-change table:id="ct1648">
          <table:cell-address table:column="1" table:row="15" table:table="4"/>
          <office:change-info>
            <dc:creator>Jesus Urcera</dc:creator>
            <dc:date>2013-01-10T01:48:19.77</dc:date>
          </office:change-info>
          <table:previous>
            <table:change-track-table-cell/>
          </table:previous>
        </table:cell-content-change>
        <table:cell-content-change table:id="ct1649">
          <table:cell-address table:column="1" table:row="16" table:table="4"/>
          <office:change-info>
            <dc:creator>Jesus Urcera</dc:creator>
            <dc:date>2013-01-10T01:48:19.77</dc:date>
          </office:change-info>
          <table:previous>
            <table:change-track-table-cell/>
          </table:previous>
        </table:cell-content-change>
        <table:cell-content-change table:id="ct1650">
          <table:cell-address table:column="1" table:row="17" table:table="4"/>
          <office:change-info>
            <dc:creator>Jesus Urcera</dc:creator>
            <dc:date>2013-01-10T01:48:19.77</dc:date>
          </office:change-info>
          <table:previous>
            <table:change-track-table-cell/>
          </table:previous>
        </table:cell-content-change>
        <table:cell-content-change table:id="ct1651">
          <table:cell-address table:column="1" table:row="18" table:table="4"/>
          <office:change-info>
            <dc:creator>Jesus Urcera</dc:creator>
            <dc:date>2013-01-10T01:48:19.77</dc:date>
          </office:change-info>
          <table:previous>
            <table:change-track-table-cell/>
          </table:previous>
        </table:cell-content-change>
        <table:cell-content-change table:id="ct1652">
          <table:cell-address table:column="1" table:row="19" table:table="4"/>
          <office:change-info>
            <dc:creator>Jesus Urcera</dc:creator>
            <dc:date>2013-01-10T01:48:19.77</dc:date>
          </office:change-info>
          <table:previous>
            <table:change-track-table-cell/>
          </table:previous>
        </table:cell-content-change>
        <table:cell-content-change table:id="ct1653">
          <table:cell-address table:column="1" table:row="20" table:table="4"/>
          <office:change-info>
            <dc:creator>Jesus Urcera</dc:creator>
            <dc:date>2013-01-10T01:48:19.77</dc:date>
          </office:change-info>
          <table:previous>
            <table:change-track-table-cell/>
          </table:previous>
        </table:cell-content-change>
        <table:cell-content-change table:id="ct1654">
          <table:cell-address table:column="1" table:row="21" table:table="4"/>
          <office:change-info>
            <dc:creator>Jesus Urcera</dc:creator>
            <dc:date>2013-01-10T01:48:19.77</dc:date>
          </office:change-info>
          <table:previous>
            <table:change-track-table-cell/>
          </table:previous>
        </table:cell-content-change>
        <table:cell-content-change table:id="ct1655">
          <table:cell-address table:column="1" table:row="22" table:table="4"/>
          <office:change-info>
            <dc:creator>Jesus Urcera</dc:creator>
            <dc:date>2013-01-10T01:48:19.77</dc:date>
          </office:change-info>
          <table:previous>
            <table:change-track-table-cell/>
          </table:previous>
        </table:cell-content-change>
        <table:cell-content-change table:id="ct1656">
          <table:cell-address table:column="1" table:row="23" table:table="4"/>
          <office:change-info>
            <dc:creator>Jesus Urcera</dc:creator>
            <dc:date>2013-01-10T01:48:19.77</dc:date>
          </office:change-info>
          <table:previous>
            <table:change-track-table-cell/>
          </table:previous>
        </table:cell-content-change>
        <table:cell-content-change table:id="ct1657">
          <table:cell-address table:column="1" table:row="24" table:table="4"/>
          <office:change-info>
            <dc:creator>Jesus Urcera</dc:creator>
            <dc:date>2013-01-10T01:48:33.43</dc:date>
          </office:change-info>
          <table:previous>
            <table:change-track-table-cell/>
          </table:previous>
        </table:cell-content-change>
        <table:insertion table:id="ct1658" table:type="column" table:position="0" table:table="4">
          <office:change-info>
            <dc:creator>Jesus Urcera</dc:creator>
            <dc:date>2013-01-10T01:48:49.63</dc:date>
          </office:change-info>
          <table:dependencies>
            <table:dependence table:id="ct1686"/>
            <table:dependence table:id="ct1685"/>
            <table:dependence table:id="ct1684"/>
            <table:dependence table:id="ct1683"/>
            <table:dependence table:id="ct1682"/>
            <table:dependence table:id="ct1681"/>
            <table:dependence table:id="ct1680"/>
            <table:dependence table:id="ct1679"/>
            <table:dependence table:id="ct1678"/>
            <table:dependence table:id="ct1677"/>
            <table:dependence table:id="ct1676"/>
            <table:dependence table:id="ct1675"/>
            <table:dependence table:id="ct1674"/>
            <table:dependence table:id="ct1673"/>
            <table:dependence table:id="ct1672"/>
            <table:dependence table:id="ct1671"/>
            <table:dependence table:id="ct1670"/>
            <table:dependence table:id="ct1669"/>
            <table:dependence table:id="ct1668"/>
            <table:dependence table:id="ct1667"/>
            <table:dependence table:id="ct1666"/>
            <table:dependence table:id="ct1665"/>
            <table:dependence table:id="ct1664"/>
            <table:dependence table:id="ct1663"/>
            <table:dependence table:id="ct1662"/>
            <table:dependence table:id="ct1660"/>
            <table:dependence table:id="ct1659"/>
          </table:dependencies>
        </table:insertion>
        <table:cell-content-change table:id="ct1659">
          <table:cell-address table:column="0" table:row="24" table:table="4"/>
          <office:change-info>
            <dc:creator>Jesus Urcera</dc:creator>
            <dc:date>2013-01-10T01:48:56.50</dc:date>
          </office:change-info>
          <table:previous>
            <table:change-track-table-cell/>
          </table:previous>
        </table:cell-content-change>
        <table:cell-content-change table:id="ct1660">
          <table:cell-address table:column="0" table:row="25" table:table="4"/>
          <office:change-info>
            <dc:creator>Jesus Urcera</dc:creator>
            <dc:date>2013-01-10T01:49:00.48</dc:date>
          </office:change-info>
          <table:previous>
            <table:change-track-table-cell/>
          </table:previous>
        </table:cell-content-change>
        <table:cell-content-change table:id="ct1661">
          <table:cell-address table:column="1" table:row="25" table:table="4"/>
          <office:change-info>
            <dc:creator>Jesus Urcera</dc:creator>
            <dc:date>2013-01-10T01:49:10.68</dc:date>
          </office:change-info>
          <table:previous>
            <table:change-track-table-cell/>
          </table:previous>
        </table:cell-content-change>
        <table:cell-content-change table:id="ct1662">
          <table:cell-address table:column="0" table:row="0" table:table="4"/>
          <office:change-info>
            <dc:creator>Jesus Urcera</dc:creator>
            <dc:date>2013-01-10T01:49:32.76</dc:date>
          </office:change-info>
          <table:previous>
            <table:change-track-table-cell/>
          </table:previous>
        </table:cell-content-change>
        <table:cell-content-change table:id="ct1663">
          <table:cell-address table:column="0" table:row="0" table:table="4"/>
          <office:change-info>
            <dc:creator>Jesus Urcera</dc:creator>
            <dc:date>2013-01-10T01:49:40.57</dc:date>
          </office:change-info>
          <table:previous table:id="ct1662">
            <table:change-track-table-cell office:value-type="float" office:value="122012"/>
          </table:previous>
        </table:cell-content-change>
        <table:cell-content-change table:id="ct1664">
          <table:cell-address table:column="0" table:row="1" table:table="4"/>
          <office:change-info>
            <dc:creator>Jesus Urcera</dc:creator>
            <dc:date>2013-01-10T01:50:06.79</dc:date>
          </office:change-info>
          <table:previous>
            <table:change-track-table-cell/>
          </table:previous>
        </table:cell-content-change>
        <table:cell-content-change table:id="ct1665">
          <table:cell-address table:column="0" table:row="2" table:table="4"/>
          <office:change-info>
            <dc:creator>Jesus Urcera</dc:creator>
            <dc:date>2013-01-10T01:50:18.54</dc:date>
          </office:change-info>
          <table:previous>
            <table:change-track-table-cell/>
          </table:previous>
        </table:cell-content-change>
        <table:cell-content-change table:id="ct1666">
          <table:cell-address table:column="0" table:row="3" table:table="4"/>
          <office:change-info>
            <dc:creator>Jesus Urcera</dc:creator>
            <dc:date>2013-01-10T01:50:18.54</dc:date>
          </office:change-info>
          <table:previous>
            <table:change-track-table-cell/>
          </table:previous>
        </table:cell-content-change>
        <table:cell-content-change table:id="ct1667">
          <table:cell-address table:column="0" table:row="4" table:table="4"/>
          <office:change-info>
            <dc:creator>Jesus Urcera</dc:creator>
            <dc:date>2013-01-10T01:50:18.54</dc:date>
          </office:change-info>
          <table:previous>
            <table:change-track-table-cell/>
          </table:previous>
        </table:cell-content-change>
        <table:cell-content-change table:id="ct1668">
          <table:cell-address table:column="0" table:row="5" table:table="4"/>
          <office:change-info>
            <dc:creator>Jesus Urcera</dc:creator>
            <dc:date>2013-01-10T01:50:18.54</dc:date>
          </office:change-info>
          <table:previous>
            <table:change-track-table-cell/>
          </table:previous>
        </table:cell-content-change>
        <table:cell-content-change table:id="ct1669">
          <table:cell-address table:column="0" table:row="6" table:table="4"/>
          <office:change-info>
            <dc:creator>Jesus Urcera</dc:creator>
            <dc:date>2013-01-10T01:50:18.55</dc:date>
          </office:change-info>
          <table:previous>
            <table:change-track-table-cell/>
          </table:previous>
        </table:cell-content-change>
        <table:cell-content-change table:id="ct1670">
          <table:cell-address table:column="0" table:row="7" table:table="4"/>
          <office:change-info>
            <dc:creator>Jesus Urcera</dc:creator>
            <dc:date>2013-01-10T01:50:18.55</dc:date>
          </office:change-info>
          <table:previous>
            <table:change-track-table-cell/>
          </table:previous>
        </table:cell-content-change>
        <table:cell-content-change table:id="ct1671">
          <table:cell-address table:column="0" table:row="8" table:table="4"/>
          <office:change-info>
            <dc:creator>Jesus Urcera</dc:creator>
            <dc:date>2013-01-10T01:50:18.55</dc:date>
          </office:change-info>
          <table:previous>
            <table:change-track-table-cell/>
          </table:previous>
        </table:cell-content-change>
        <table:cell-content-change table:id="ct1672">
          <table:cell-address table:column="0" table:row="9" table:table="4"/>
          <office:change-info>
            <dc:creator>Jesus Urcera</dc:creator>
            <dc:date>2013-01-10T01:50:18.55</dc:date>
          </office:change-info>
          <table:previous>
            <table:change-track-table-cell/>
          </table:previous>
        </table:cell-content-change>
        <table:cell-content-change table:id="ct1673">
          <table:cell-address table:column="0" table:row="10" table:table="4"/>
          <office:change-info>
            <dc:creator>Jesus Urcera</dc:creator>
            <dc:date>2013-01-10T01:50:18.55</dc:date>
          </office:change-info>
          <table:previous>
            <table:change-track-table-cell/>
          </table:previous>
        </table:cell-content-change>
        <table:cell-content-change table:id="ct1674">
          <table:cell-address table:column="0" table:row="11" table:table="4"/>
          <office:change-info>
            <dc:creator>Jesus Urcera</dc:creator>
            <dc:date>2013-01-10T01:50:18.55</dc:date>
          </office:change-info>
          <table:previous>
            <table:change-track-table-cell/>
          </table:previous>
        </table:cell-content-change>
        <table:cell-content-change table:id="ct1675">
          <table:cell-address table:column="0" table:row="12" table:table="4"/>
          <office:change-info>
            <dc:creator>Jesus Urcera</dc:creator>
            <dc:date>2013-01-10T01:50:18.55</dc:date>
          </office:change-info>
          <table:previous>
            <table:change-track-table-cell/>
          </table:previous>
        </table:cell-content-change>
        <table:cell-content-change table:id="ct1676">
          <table:cell-address table:column="0" table:row="13" table:table="4"/>
          <office:change-info>
            <dc:creator>Jesus Urcera</dc:creator>
            <dc:date>2013-01-10T01:50:18.55</dc:date>
          </office:change-info>
          <table:previous>
            <table:change-track-table-cell/>
          </table:previous>
        </table:cell-content-change>
        <table:cell-content-change table:id="ct1677">
          <table:cell-address table:column="0" table:row="14" table:table="4"/>
          <office:change-info>
            <dc:creator>Jesus Urcera</dc:creator>
            <dc:date>2013-01-10T01:50:18.55</dc:date>
          </office:change-info>
          <table:previous>
            <table:change-track-table-cell/>
          </table:previous>
        </table:cell-content-change>
        <table:cell-content-change table:id="ct1678">
          <table:cell-address table:column="0" table:row="15" table:table="4"/>
          <office:change-info>
            <dc:creator>Jesus Urcera</dc:creator>
            <dc:date>2013-01-10T01:50:18.55</dc:date>
          </office:change-info>
          <table:previous>
            <table:change-track-table-cell/>
          </table:previous>
        </table:cell-content-change>
        <table:cell-content-change table:id="ct1679">
          <table:cell-address table:column="0" table:row="16" table:table="4"/>
          <office:change-info>
            <dc:creator>Jesus Urcera</dc:creator>
            <dc:date>2013-01-10T01:50:18.55</dc:date>
          </office:change-info>
          <table:previous>
            <table:change-track-table-cell/>
          </table:previous>
        </table:cell-content-change>
        <table:cell-content-change table:id="ct1680">
          <table:cell-address table:column="0" table:row="17" table:table="4"/>
          <office:change-info>
            <dc:creator>Jesus Urcera</dc:creator>
            <dc:date>2013-01-10T01:50:18.55</dc:date>
          </office:change-info>
          <table:previous>
            <table:change-track-table-cell/>
          </table:previous>
        </table:cell-content-change>
        <table:cell-content-change table:id="ct1681">
          <table:cell-address table:column="0" table:row="18" table:table="4"/>
          <office:change-info>
            <dc:creator>Jesus Urcera</dc:creator>
            <dc:date>2013-01-10T01:50:18.55</dc:date>
          </office:change-info>
          <table:previous>
            <table:change-track-table-cell/>
          </table:previous>
        </table:cell-content-change>
        <table:cell-content-change table:id="ct1682">
          <table:cell-address table:column="0" table:row="19" table:table="4"/>
          <office:change-info>
            <dc:creator>Jesus Urcera</dc:creator>
            <dc:date>2013-01-10T01:50:18.55</dc:date>
          </office:change-info>
          <table:previous>
            <table:change-track-table-cell/>
          </table:previous>
        </table:cell-content-change>
        <table:cell-content-change table:id="ct1683">
          <table:cell-address table:column="0" table:row="20" table:table="4"/>
          <office:change-info>
            <dc:creator>Jesus Urcera</dc:creator>
            <dc:date>2013-01-10T01:50:18.55</dc:date>
          </office:change-info>
          <table:previous>
            <table:change-track-table-cell/>
          </table:previous>
        </table:cell-content-change>
        <table:cell-content-change table:id="ct1684">
          <table:cell-address table:column="0" table:row="21" table:table="4"/>
          <office:change-info>
            <dc:creator>Jesus Urcera</dc:creator>
            <dc:date>2013-01-10T01:50:18.55</dc:date>
          </office:change-info>
          <table:previous>
            <table:change-track-table-cell/>
          </table:previous>
        </table:cell-content-change>
        <table:cell-content-change table:id="ct1685">
          <table:cell-address table:column="0" table:row="22" table:table="4"/>
          <office:change-info>
            <dc:creator>Jesus Urcera</dc:creator>
            <dc:date>2013-01-10T01:50:18.55</dc:date>
          </office:change-info>
          <table:previous>
            <table:change-track-table-cell/>
          </table:previous>
        </table:cell-content-change>
        <table:cell-content-change table:id="ct1686">
          <table:cell-address table:column="0" table:row="23" table:table="4"/>
          <office:change-info>
            <dc:creator>Jesus Urcera</dc:creator>
            <dc:date>2013-01-10T01:50:18.55</dc:date>
          </office:change-info>
          <table:previous>
            <table:change-track-table-cell/>
          </table:previous>
        </table:cell-content-change>
        <table:cell-content-change table:id="ct1687">
          <table:cell-address table:column="2" table:row="11" table:table="4"/>
          <office:change-info>
            <dc:creator>Jesus Urcera</dc:creator>
            <dc:date>2013-01-10T01:51:13</dc:date>
          </office:change-info>
          <table:previous>
            <table:change-track-table-cell/>
          </table:previous>
        </table:cell-content-change>
        <table:cell-content-change table:id="ct1688">
          <table:cell-address table:column="2" table:row="23" table:table="4"/>
          <office:change-info>
            <dc:creator>Jesus Urcera</dc:creator>
            <dc:date>2013-01-10T01:51:31.33</dc:date>
          </office:change-info>
          <table:previous>
            <table:change-track-table-cell/>
          </table:previous>
        </table:cell-content-change>
        <table:cell-content-change table:id="ct1689">
          <table:cell-address table:column="2" table:row="5" table:table="4"/>
          <office:change-info>
            <dc:creator>Jesus Urcera</dc:creator>
            <dc:date>2013-01-10T01:52:15.26</dc:date>
          </office:change-info>
          <table:previous>
            <table:change-track-table-cell/>
          </table:previous>
        </table:cell-content-change>
        <table:cell-content-change table:id="ct1690">
          <table:cell-address table:column="2" table:row="17" table:table="4"/>
          <office:change-info>
            <dc:creator>Jesus Urcera</dc:creator>
            <dc:date>2013-01-10T01:52:52.52</dc:date>
          </office:change-info>
          <table:previous>
            <table:change-track-table-cell/>
          </table:previous>
        </table:cell-content-change>
        <table:cell-content-change table:id="ct1691">
          <table:cell-address table:column="1" table:row="178" table:table="2"/>
          <office:change-info>
            <dc:creator>Jesus Urcera</dc:creator>
            <dc:date>2013-01-10T01:55:01.97</dc:date>
          </office:change-info>
          <table:previous table:id="ct1628">
            <table:change-track-table-cell office:value-type="string">
              <text:p><text:s text:c="4"/>- 2012-12-01 - 2013-01-01 (1414 messages) </text:p>
              <text:p><text:s text:c="4"/>- 2012-11-01 - 2012-12-01 (2109 messages) </text:p>
              <text:p><text:s text:c="4"/>- 2012-10-01 - 2012-11-01 (2159 messages) </text:p>
              <text:p><text:s text:c="4"/>- 2012-09-01 - 2012-10-01 (2088 messages) </text:p>
              <text:p><text:s text:c="4"/>- 2012-08-01 - 2012-09-01 (1918 messages) </text:p>
              <text:p><text:s text:c="4"/>- 2012-07-01 - 2012-08-01 (1874 messages) </text:p>
              <text:p><text:s text:c="4"/>- 2012-06-01 - 2012-07-01 (1886 messages) </text:p>
              <text:p><text:s text:c="4"/>- 2012-05-01 - 2012-06-01 (2319 messages) </text:p>
              <text:p><text:s text:c="4"/>- 2012-04-01 - 2012-05-01 (2163 messages) </text:p>
              <text:p><text:s text:c="4"/>- 2012-03-01 - 2012-04-01 (2619 messages) </text:p>
              <text:p><text:s text:c="4"/>- 2012-02-01 - 2012-03-01 (2392 messages) </text:p>
              <text:p><text:s text:c="4"/>- 2012-01-01 - 2012-02-01 (1678 messages) </text:p>
              <text:p><text:s text:c="4"/>- 2011-12-01 - 2012-01-01 (1684 messages) </text:p>
              <text:p><text:s text:c="4"/>- 2011-11-01 - 2011-12-01 (1610 messages) </text:p>
              <text:p><text:s text:c="4"/>- 2011-10-01 - 2011-11-01 (1989 messages) </text:p>
              <text:p><text:s text:c="4"/>- 2011-09-01 - 2011-10-01 (2021 messages) </text:p>
              <text:p><text:s text:c="4"/>- 2011-08-01 - 2011-09-01 (2250 messages) </text:p>
              <text:p><text:s text:c="4"/>- 2011-07-01 - 2011-08-01 (1775 messages) </text:p>
              <text:p><text:s text:c="4"/>- 2011-06-01 - 2011-07-01 (1667 messages) </text:p>
              <text:p><text:s text:c="4"/>- 2011-05-01 - 2011-06-01 (2323 messages) </text:p>
              <text:p><text:s text:c="4"/>- 2011-04-01 - 2011-05-01 (1986 messages) </text:p>
              <text:p><text:s text:c="4"/>- 2011-03-01 - 2011-04-01 (2385 messages) </text:p>
              <text:p><text:s text:c="4"/>- 2011-02-01 - 2011-03-01 (2405 messages) </text:p>
              <text:p><text:s text:c="4"/>- 2011-01-01 - 2011-02-01 (1389 messages)</text:p>
            </table:change-track-table-cell>
          </table:previous>
        </table:cell-content-change>
        <table:cell-content-change table:id="ct1692">
          <table:cell-address table:column="1" table:row="178" table:table="2"/>
          <office:change-info>
            <dc:creator>Jesus Urcera</dc:creator>
            <dc:date>2013-01-10T01:56:19.86</dc:date>
          </office:change-info>
          <table:previous table:id="ct1691">
            <table:change-track-table-cell office:value-type="string">
              <text:p>En el segundo semestre de 2012 hay más mensajes que en el mismo periodo del 2011. <text:s text:c="4"/>- 2012-12-01 - 2013-01-01 (1414 messages) </text:p>
              <text:p><text:s text:c="4"/>- 2012-11-01 - 2012-12-01 (2109 messages) </text:p>
              <text:p><text:s text:c="4"/>- 2012-10-01 - 2012-11-01 (2159 messages) </text:p>
              <text:p><text:s text:c="4"/>- 2012-09-01 - 2012-10-01 (2088 messages) </text:p>
              <text:p><text:s text:c="4"/>- 2012-08-01 - 2012-09-01 (1918 messages) </text:p>
              <text:p><text:s text:c="4"/>- 2012-07-01 - 2012-08-01 (1874 messages) </text:p>
              <text:p><text:s text:c="4"/>- 2012-06-01 - 2012-07-01 (1886 messages) </text:p>
              <text:p><text:s text:c="4"/>- 2012-05-01 - 2012-06-01 (2319 messages) </text:p>
              <text:p><text:s text:c="4"/>- 2012-04-01 - 2012-05-01 (2163 messages) </text:p>
              <text:p><text:s text:c="4"/>- 2012-03-01 - 2012-04-01 (2619 messages) </text:p>
              <text:p><text:s text:c="4"/>- 2012-02-01 - 2012-03-01 (2392 messages) </text:p>
              <text:p><text:s text:c="4"/>- 2012-01-01 - 2012-02-01 (1678 messages) </text:p>
              <text:p><text:s text:c="4"/>- 2011-12-01 - 2012-01-01 (1684 messages) </text:p>
              <text:p><text:s text:c="4"/>- 2011-11-01 - 2011-12-01 (1610 messages) </text:p>
              <text:p><text:s text:c="4"/>- 2011-10-01 - 2011-11-01 (1989 messages) </text:p>
              <text:p><text:s text:c="4"/>- 2011-09-01 - 2011-10-01 (2021 messages) </text:p>
              <text:p><text:s text:c="4"/>- 2011-08-01 - 2011-09-01 (2250 messages) </text:p>
              <text:p><text:s text:c="4"/>- 2011-07-01 - 2011-08-01 (1775 messages) </text:p>
              <text:p><text:s text:c="4"/>- 2011-06-01 - 2011-07-01 (1667 messages) </text:p>
              <text:p><text:s text:c="4"/>- 2011-05-01 - 2011-06-01 (2323 messages) </text:p>
              <text:p><text:s text:c="4"/>- 2011-04-01 - 2011-05-01 (1986 messages) </text:p>
              <text:p><text:s text:c="4"/>- 2011-03-01 - 2011-04-01 (2385 messages) </text:p>
              <text:p><text:s text:c="4"/>- 2011-02-01 - 2011-03-01 (2405 messages) </text:p>
              <text:p><text:s text:c="4"/>- 2011-01-01 - 2011-02-01 (1389 messages)</text:p>
            </table:change-track-table-cell>
          </table:previous>
        </table:cell-content-change>
        <table:cell-content-change table:id="ct1693">
          <table:cell-address table:column="1" table:row="178" table:table="2"/>
          <office:change-info>
            <dc:creator>Jesus Urcera</dc:creator>
            <dc:date>2013-01-10T01:56:49.36</dc:date>
          </office:change-info>
          <table:previous table:id="ct1692">
            <table:change-track-table-cell office:value-type="string">
              <text:p>En el segundo semestre de 2012 hay más mensajes( que en el mismo periodo del 2011. <text:s text:c="89"/>- 2012-12-01 - 2013-01-01 (1414 messages) </text:p>
              <text:p><text:s text:c="4"/>- 2012-11-01 - 2012-12-01 (2109 messages) </text:p>
              <text:p><text:s text:c="4"/>- 2012-10-01 - 2012-11-01 (2159 messages) </text:p>
              <text:p><text:s text:c="4"/>- 2012-09-01 - 2012-10-01 (2088 messages) </text:p>
              <text:p><text:s text:c="4"/>- 2012-08-01 - 2012-09-01 (1918 messages) </text:p>
              <text:p><text:s text:c="4"/>- 2012-07-01 - 2012-08-01 (1874 messages) </text:p>
              <text:p><text:s text:c="4"/>- 2012-06-01 - 2012-07-01 (1886 messages) </text:p>
              <text:p><text:s text:c="4"/>- 2012-05-01 - 2012-06-01 (2319 messages) </text:p>
              <text:p><text:s text:c="4"/>- 2012-04-01 - 2012-05-01 (2163 messages) </text:p>
              <text:p><text:s text:c="4"/>- 2012-03-01 - 2012-04-01 (2619 messages) </text:p>
              <text:p><text:s text:c="4"/>- 2012-02-01 - 2012-03-01 (2392 messages) </text:p>
              <text:p><text:s text:c="4"/>- 2012-01-01 - 2012-02-01 (1678 messages) </text:p>
              <text:p><text:s text:c="4"/>- 2011-12-01 - 2012-01-01 (1684 messages) </text:p>
              <text:p><text:s text:c="4"/>- 2011-11-01 - 2011-12-01 (1610 messages) </text:p>
              <text:p><text:s text:c="4"/>- 2011-10-01 - 2011-11-01 (1989 messages) </text:p>
              <text:p><text:s text:c="4"/>- 2011-09-01 - 2011-10-01 (2021 messages) </text:p>
              <text:p><text:s text:c="4"/>- 2011-08-01 - 2011-09-01 (2250 messages) </text:p>
              <text:p><text:s text:c="4"/>- 2011-07-01 - 2011-08-01 (1775 messages) </text:p>
              <text:p><text:s text:c="4"/>- 2011-06-01 - 2011-07-01 (1667 messages) </text:p>
              <text:p><text:s text:c="4"/>- 2011-05-01 - 2011-06-01 (2323 messages) </text:p>
              <text:p><text:s text:c="4"/>- 2011-04-01 - 2011-05-01 (1986 messages) </text:p>
              <text:p><text:s text:c="4"/>- 2011-03-01 - 2011-04-01 (2385 messages) </text:p>
              <text:p><text:s text:c="4"/>- 2011-02-01 - 2011-03-01 (2405 messages) </text:p>
              <text:p><text:s text:c="4"/>- 2011-01-01 - 2011-02-01 (1389 messages)</text:p>
            </table:change-track-table-cell>
          </table:previous>
        </table:cell-content-change>
        <table:cell-content-change table:id="ct1694">
          <table:cell-address table:column="1" table:row="178" table:table="2"/>
          <office:change-info>
            <dc:creator>Jesus Urcera</dc:creator>
            <dc:date>2013-01-10T01:57:29.98</dc:date>
          </office:change-info>
          <table:previous table:id="ct1693">
            <table:change-track-table-cell office:value-type="string">
              <text:p>En el segundo semestre de 2012 hay más mensajes (11.562) que en el mismo periodo del 2011 (11.. <text:s text:c="89"/>- 2012-12-01 - 2013-01-01 (1414 messages) </text:p>
              <text:p><text:s text:c="4"/>- 2012-11-01 - 2012-12-01 (2109 messages) </text:p>
              <text:p><text:s text:c="4"/>- 2012-10-01 - 2012-11-01 (2159 messages) </text:p>
              <text:p><text:s text:c="4"/>- 2012-09-01 - 2012-10-01 (2088 messages) </text:p>
              <text:p><text:s text:c="4"/>- 2012-08-01 - 2012-09-01 (1918 messages) </text:p>
              <text:p><text:s text:c="4"/>- 2012-07-01 - 2012-08-01 (1874 messages) </text:p>
              <text:p><text:s text:c="4"/>- 2012-06-01 - 2012-07-01 (1886 messages) </text:p>
              <text:p><text:s text:c="4"/>- 2012-05-01 - 2012-06-01 (2319 messages) </text:p>
              <text:p><text:s text:c="4"/>- 2012-04-01 - 2012-05-01 (2163 messages) </text:p>
              <text:p><text:s text:c="4"/>- 2012-03-01 - 2012-04-01 (2619 messages) </text:p>
              <text:p><text:s text:c="4"/>- 2012-02-01 - 2012-03-01 (2392 messages) </text:p>
              <text:p><text:s text:c="4"/>- 2012-01-01 - 2012-02-01 (1678 messages) </text:p>
              <text:p><text:s text:c="4"/>- 2011-12-01 - 2012-01-01 (1684 messages) </text:p>
              <text:p><text:s text:c="4"/>- 2011-11-01 - 2011-12-01 (1610 messages) </text:p>
              <text:p><text:s text:c="4"/>- 2011-10-01 - 2011-11-01 (1989 messages) </text:p>
              <text:p><text:s text:c="4"/>- 2011-09-01 - 2011-10-01 (2021 messages) </text:p>
              <text:p><text:s text:c="4"/>- 2011-08-01 - 2011-09-01 (2250 messages) </text:p>
              <text:p><text:s text:c="4"/>- 2011-07-01 - 2011-08-01 (1775 messages) </text:p>
              <text:p><text:s text:c="4"/>- 2011-06-01 - 2011-07-01 (1667 messages) </text:p>
              <text:p><text:s text:c="4"/>- 2011-05-01 - 2011-06-01 (2323 messages) </text:p>
              <text:p><text:s text:c="4"/>- 2011-04-01 - 2011-05-01 (1986 messages) </text:p>
              <text:p><text:s text:c="4"/>- 2011-03-01 - 2011-04-01 (2385 messages) </text:p>
              <text:p><text:s text:c="4"/>- 2011-02-01 - 2011-03-01 (2405 messages) </text:p>
              <text:p><text:s text:c="4"/>- 2011-01-01 - 2011-02-01 (1389 messages)</text:p>
            </table:change-track-table-cell>
          </table:previous>
        </table:cell-content-change>
        <table:cell-content-change table:id="ct1695">
          <table:cell-address table:column="4" table:row="175" table:table="2"/>
          <office:change-info>
            <dc:creator>Jesus Urcera</dc:creator>
            <dc:date>2013-01-10T01:57:33.16</dc:date>
          </office:change-info>
          <table:previous table:id="ct1629">
            <table:change-track-table-cell office:value-type="float" office:value="4"/>
          </table:previous>
        </table:cell-content-change>
        <table:cell-content-change table:id="ct1696">
          <table:cell-address table:column="1" table:row="178" table:table="2"/>
          <office:change-info>
            <dc:creator>Jesus Urcera</dc:creator>
            <dc:date>2013-01-10T02:00:02.62</dc:date>
          </office:change-info>
          <table:previous table:id="ct1694">
            <table:change-track-table-cell office:value-type="string">
              <text:p>En el segundo semestre de 2012 hay más mensajes (11.562) que en el mismo periodo del 2011 (11.329). <text:s text:c="56"/>- 2012-12-01 - 2013-01-01 (1414 messages) </text:p>
              <text:p><text:s text:c="4"/>- 2012-11-01 - 2012-12-01 (2109 messages) </text:p>
              <text:p><text:s text:c="4"/>- 2012-10-01 - 2012-11-01 (2159 messages) </text:p>
              <text:p><text:s text:c="4"/>- 2012-09-01 - 2012-10-01 (2088 messages) </text:p>
              <text:p><text:s text:c="4"/>- 2012-08-01 - 2012-09-01 (1918 messages) </text:p>
              <text:p><text:s text:c="4"/>- 2012-07-01 - 2012-08-01 (1874 messages) </text:p>
              <text:p><text:s text:c="4"/>- 2012-06-01 - 2012-07-01 (1886 messages) </text:p>
              <text:p><text:s text:c="4"/>- 2012-05-01 - 2012-06-01 (2319 messages) </text:p>
              <text:p><text:s text:c="4"/>- 2012-04-01 - 2012-05-01 (2163 messages) </text:p>
              <text:p><text:s text:c="4"/>- 2012-03-01 - 2012-04-01 (2619 messages) </text:p>
              <text:p><text:s text:c="4"/>- 2012-02-01 - 2012-03-01 (2392 messages) </text:p>
              <text:p><text:s text:c="4"/>- 2012-01-01 - 2012-02-01 (1678 messages) </text:p>
              <text:p><text:s text:c="4"/>- 2011-12-01 - 2012-01-01 (1684 messages) </text:p>
              <text:p><text:s text:c="4"/>- 2011-11-01 - 2011-12-01 (1610 messages) </text:p>
              <text:p><text:s text:c="4"/>- 2011-10-01 - 2011-11-01 (1989 messages) </text:p>
              <text:p><text:s text:c="4"/>- 2011-09-01 - 2011-10-01 (2021 messages) </text:p>
              <text:p><text:s text:c="4"/>- 2011-08-01 - 2011-09-01 (2250 messages) </text:p>
              <text:p><text:s text:c="4"/>- 2011-07-01 - 2011-08-01 (1775 messages) </text:p>
              <text:p><text:s text:c="4"/>- 2011-06-01 - 2011-07-01 (1667 messages) </text:p>
              <text:p><text:s text:c="4"/>- 2011-05-01 - 2011-06-01 (2323 messages) </text:p>
              <text:p><text:s text:c="4"/>- 2011-04-01 - 2011-05-01 (1986 messages) </text:p>
              <text:p><text:s text:c="4"/>- 2011-03-01 - 2011-04-01 (2385 messages) </text:p>
              <text:p><text:s text:c="4"/>- 2011-02-01 - 2011-03-01 (2405 messages) </text:p>
              <text:p><text:s text:c="4"/>- 2011-01-01 - 2011-02-01 (1389 messages)</text:p>
            </table:change-track-table-cell>
          </table:previous>
        </table:cell-content-change>
        <table:cell-content-change table:id="ct1697">
          <table:cell-address table:column="1" table:row="143" table:table="2"/>
          <office:change-info>
            <dc:creator>Jesus Urcera</dc:creator>
            <dc:date>2013-01-10T02:03:38.97</dc:date>
          </office:change-info>
          <table:previous table:id="ct1527">
            <table:change-track-table-cell/>
          </table:previous>
        </table:cell-content-change>
        <table:cell-content-change table:id="ct1698">
          <table:cell-address table:column="1" table:row="143" table:table="2"/>
          <office:change-info>
            <dc:creator>Jesus Urcera</dc:creator>
            <dc:date>2013-01-10T02:04:34.27</dc:date>
          </office:change-info>
          <table:previous table:id="ct1697">
            <table:change-track-table-cell office:value-type="string">
              <text:p>Yes, Extensive</text:p>
            </table:change-track-table-cell>
          </table:previous>
        </table:cell-content-change>
        <table:cell-content-change table:id="ct1699">
          <table:cell-address table:column="1" table:row="142" table:table="2"/>
          <office:change-info>
            <dc:creator>Jesus Urcera</dc:creator>
            <dc:date>2013-01-10T02:05:19.55</dc:date>
          </office:change-info>
          <table:previous table:id="ct1409">
            <table:change-track-table-cell office:value-type="string">
              <text:p>Yes, Included or yes is used</text:p>
            </table:change-track-table-cell>
          </table:previous>
        </table:cell-content-change>
        <table:cell-content-change table:id="ct1700">
          <table:cell-address table:column="4" table:row="71" table:table="2"/>
          <office:change-info>
            <dc:creator>Jesus Urcera</dc:creator>
            <dc:date>2013-01-10T02:08:05.35</dc:date>
          </office:change-info>
          <table:previous table:id="ct1590">
            <table:change-track-table-cell office:value-type="float" office:value="5"/>
          </table:previous>
        </table:cell-content-change>
        <table:cell-content-change table:id="ct1701">
          <table:cell-address table:column="4" table:row="70" table:table="2"/>
          <office:change-info>
            <dc:creator>Jesus Urcera</dc:creator>
            <dc:date>2013-01-10T02:08:12.26</dc:date>
          </office:change-info>
          <table:previous table:id="ct1591">
            <table:change-track-table-cell office:value-type="float" office:value="5"/>
          </table:previous>
        </table:cell-content-change>
        <table:cell-content-change table:id="ct1702">
          <table:cell-address table:column="4" table:row="96" table:table="2"/>
          <office:change-info>
            <dc:creator>Jesus Urcera</dc:creator>
            <dc:date>2013-01-10T02:09:10.74</dc:date>
          </office:change-info>
          <table:previous table:id="ct1615">
            <table:change-track-table-cell office:value-type="float" office:value="3"/>
          </table:previous>
        </table:cell-content-change>
        <table:cell-content-change table:id="ct1703">
          <table:cell-address table:column="2" table:row="168" table:table="2"/>
          <office:change-info>
            <dc:creator>Jesus Urcera</dc:creator>
            <dc:date>2013-01-10T02:21:15.12</dc:date>
          </office:change-info>
          <table:previous>
            <table:change-track-table-cell/>
          </table:previous>
        </table:cell-content-change>
        <table:cell-content-change table:id="ct1704">
          <table:cell-address table:column="5" table:row="0" table:table="4"/>
          <office:change-info>
            <dc:creator>Jesus Urcera</dc:creator>
            <dc:date>2013-01-10T02:40:16.74</dc:date>
          </office:change-info>
          <table:previous>
            <table:change-track-table-cell/>
          </table:previous>
        </table:cell-content-change>
        <table:cell-content-change table:id="ct1705">
          <table:cell-address table:column="5" table:row="1" table:table="4"/>
          <office:change-info>
            <dc:creator>Jesus Urcera</dc:creator>
            <dc:date>2013-01-10T02:40:23.66</dc:date>
          </office:change-info>
          <table:previous>
            <table:change-track-table-cell/>
          </table:previous>
        </table:cell-content-change>
        <table:cell-content-change table:id="ct1706">
          <table:cell-address table:column="5" table:row="2" table:table="4"/>
          <office:change-info>
            <dc:creator>Jesus Urcera</dc:creator>
            <dc:date>2013-01-10T02:40:28.76</dc:date>
          </office:change-info>
          <table:previous>
            <table:change-track-table-cell/>
          </table:previous>
        </table:cell-content-change>
        <table:cell-content-change table:id="ct1707">
          <table:cell-address table:column="5" table:row="3" table:table="4"/>
          <office:change-info>
            <dc:creator>Jesus Urcera</dc:creator>
            <dc:date>2013-01-10T02:40:28.76</dc:date>
          </office:change-info>
          <table:previous>
            <table:change-track-table-cell/>
          </table:previous>
        </table:cell-content-change>
        <table:cell-content-change table:id="ct1708">
          <table:cell-address table:column="5" table:row="4" table:table="4"/>
          <office:change-info>
            <dc:creator>Jesus Urcera</dc:creator>
            <dc:date>2013-01-10T02:40:28.76</dc:date>
          </office:change-info>
          <table:previous>
            <table:change-track-table-cell/>
          </table:previous>
        </table:cell-content-change>
        <table:cell-content-change table:id="ct1709">
          <table:cell-address table:column="5" table:row="5" table:table="4"/>
          <office:change-info>
            <dc:creator>Jesus Urcera</dc:creator>
            <dc:date>2013-01-10T02:40:28.76</dc:date>
          </office:change-info>
          <table:previous>
            <table:change-track-table-cell/>
          </table:previous>
        </table:cell-content-change>
        <table:cell-content-change table:id="ct1710">
          <table:cell-address table:column="5" table:row="6" table:table="4"/>
          <office:change-info>
            <dc:creator>Jesus Urcera</dc:creator>
            <dc:date>2013-01-10T02:40:28.76</dc:date>
          </office:change-info>
          <table:previous>
            <table:change-track-table-cell/>
          </table:previous>
        </table:cell-content-change>
        <table:cell-content-change table:id="ct1711">
          <table:cell-address table:column="5" table:row="7" table:table="4"/>
          <office:change-info>
            <dc:creator>Jesus Urcera</dc:creator>
            <dc:date>2013-01-10T02:40:28.76</dc:date>
          </office:change-info>
          <table:previous>
            <table:change-track-table-cell/>
          </table:previous>
        </table:cell-content-change>
        <table:cell-content-change table:id="ct1712">
          <table:cell-address table:column="5" table:row="8" table:table="4"/>
          <office:change-info>
            <dc:creator>Jesus Urcera</dc:creator>
            <dc:date>2013-01-10T02:40:28.76</dc:date>
          </office:change-info>
          <table:previous>
            <table:change-track-table-cell/>
          </table:previous>
        </table:cell-content-change>
        <table:cell-content-change table:id="ct1713">
          <table:cell-address table:column="6" table:row="1" table:table="4"/>
          <office:change-info>
            <dc:creator>Jesus Urcera</dc:creator>
            <dc:date>2013-01-10T02:42:07.66</dc:date>
          </office:change-info>
          <table:previous>
            <table:change-track-table-cell/>
          </table:previous>
        </table:cell-content-change>
        <table:cell-content-change table:id="ct1714">
          <table:cell-address table:column="6" table:row="2" table:table="4"/>
          <office:change-info>
            <dc:creator>Jesus Urcera</dc:creator>
            <dc:date>2013-01-10T02:42:19.20</dc:date>
          </office:change-info>
          <table:previous>
            <table:change-track-table-cell/>
          </table:previous>
        </table:cell-content-change>
        <table:cell-content-change table:id="ct1715">
          <table:cell-address table:column="6" table:row="3" table:table="4"/>
          <office:change-info>
            <dc:creator>Jesus Urcera</dc:creator>
            <dc:date>2013-01-10T02:42:42.27</dc:date>
          </office:change-info>
          <table:previous>
            <table:change-track-table-cell/>
          </table:previous>
        </table:cell-content-change>
        <table:cell-content-change table:id="ct1716">
          <table:cell-address table:column="6" table:row="4" table:table="4"/>
          <office:change-info>
            <dc:creator>Jesus Urcera</dc:creator>
            <dc:date>2013-01-10T02:42:46.52</dc:date>
          </office:change-info>
          <table:previous>
            <table:change-track-table-cell/>
          </table:previous>
        </table:cell-content-change>
        <table:cell-content-change table:id="ct1717">
          <table:cell-address table:column="6" table:row="5" table:table="4"/>
          <office:change-info>
            <dc:creator>Jesus Urcera</dc:creator>
            <dc:date>2013-01-10T02:43:00.87</dc:date>
          </office:change-info>
          <table:previous>
            <table:change-track-table-cell/>
          </table:previous>
        </table:cell-content-change>
        <table:cell-content-change table:id="ct1718">
          <table:cell-address table:column="6" table:row="6" table:table="4"/>
          <office:change-info>
            <dc:creator>Jesus Urcera</dc:creator>
            <dc:date>2013-01-10T02:43:04.23</dc:date>
          </office:change-info>
          <table:previous>
            <table:change-track-table-cell/>
          </table:previous>
        </table:cell-content-change>
        <table:cell-content-change table:id="ct1719">
          <table:cell-address table:column="6" table:row="7" table:table="4"/>
          <office:change-info>
            <dc:creator>Jesus Urcera</dc:creator>
            <dc:date>2013-01-10T02:43:20.71</dc:date>
          </office:change-info>
          <table:previous>
            <table:change-track-table-cell/>
          </table:previous>
        </table:cell-content-change>
        <table:cell-content-change table:id="ct1720">
          <table:cell-address table:column="6" table:row="8" table:table="4"/>
          <office:change-info>
            <dc:creator>Jesus Urcera</dc:creator>
            <dc:date>2013-01-10T02:43:24.63</dc:date>
          </office:change-info>
          <table:previous>
            <table:change-track-table-cell/>
          </table:previous>
        </table:cell-content-change>
        <table:cell-content-change table:id="ct1721">
          <table:cell-address table:column="5" table:row="0" table:table="4"/>
          <office:change-info>
            <dc:creator>Jesus Urcera</dc:creator>
            <dc:date>2013-01-10T02:43:34.15</dc:date>
          </office:change-info>
          <table:previous table:id="ct1704">
            <table:change-track-table-cell office:value-type="string">
              <text:p>Commits</text:p>
            </table:change-track-table-cell>
          </table:previous>
        </table:cell-content-change>
        <table:cell-content-change table:id="ct1722">
          <table:cell-address table:column="6" table:row="0" table:table="4"/>
          <office:change-info>
            <dc:creator>Jesus Urcera</dc:creator>
            <dc:date>2013-01-10T02:43:35.29</dc:date>
          </office:change-info>
          <table:previous>
            <table:change-track-table-cell/>
          </table:previous>
        </table:cell-content-change>
        <table:cell-content-change table:id="ct1723">
          <table:cell-address table:column="5" table:row="0" table:table="4"/>
          <office:change-info>
            <dc:creator>Jesus Urcera</dc:creator>
            <dc:date>2013-01-10T02:43:43.66</dc:date>
          </office:change-info>
          <table:previous table:id="ct1721">
            <table:change-track-table-cell/>
          </table:previous>
        </table:cell-content-change>
        <table:cell-content-change table:id="ct1724">
          <table:cell-address table:column="7" table:row="0" table:table="4"/>
          <office:change-info>
            <dc:creator>Jesus Urcera</dc:creator>
            <dc:date>2013-01-10T02:43:53.17</dc:date>
          </office:change-info>
          <table:previous>
            <table:change-track-table-cell/>
          </table:previous>
        </table:cell-content-change>
        <table:cell-content-change table:id="ct1725">
          <table:cell-address table:column="7" table:row="1" table:table="4"/>
          <office:change-info>
            <dc:creator>Jesus Urcera</dc:creator>
            <dc:date>2013-01-10T02:44:03.01</dc:date>
          </office:change-info>
          <table:previous>
            <table:change-track-table-cell/>
          </table:previous>
        </table:cell-content-change>
        <table:cell-content-change table:id="ct1726">
          <table:cell-address table:column="7" table:row="2" table:table="4"/>
          <office:change-info>
            <dc:creator>Jesus Urcera</dc:creator>
            <dc:date>2013-01-10T02:44:11.15</dc:date>
          </office:change-info>
          <table:previous>
            <table:change-track-table-cell/>
          </table:previous>
        </table:cell-content-change>
        <table:cell-content-change table:id="ct1727">
          <table:cell-address table:column="7" table:row="3" table:table="4"/>
          <office:change-info>
            <dc:creator>Jesus Urcera</dc:creator>
            <dc:date>2013-01-10T02:44:11.15</dc:date>
          </office:change-info>
          <table:previous>
            <table:change-track-table-cell/>
          </table:previous>
        </table:cell-content-change>
        <table:cell-content-change table:id="ct1728">
          <table:cell-address table:column="7" table:row="4" table:table="4"/>
          <office:change-info>
            <dc:creator>Jesus Urcera</dc:creator>
            <dc:date>2013-01-10T02:44:11.15</dc:date>
          </office:change-info>
          <table:previous>
            <table:change-track-table-cell/>
          </table:previous>
        </table:cell-content-change>
        <table:cell-content-change table:id="ct1729">
          <table:cell-address table:column="7" table:row="5" table:table="4"/>
          <office:change-info>
            <dc:creator>Jesus Urcera</dc:creator>
            <dc:date>2013-01-10T02:44:11.15</dc:date>
          </office:change-info>
          <table:previous>
            <table:change-track-table-cell/>
          </table:previous>
        </table:cell-content-change>
        <table:cell-content-change table:id="ct1730">
          <table:cell-address table:column="7" table:row="6" table:table="4"/>
          <office:change-info>
            <dc:creator>Jesus Urcera</dc:creator>
            <dc:date>2013-01-10T02:44:11.15</dc:date>
          </office:change-info>
          <table:previous>
            <table:change-track-table-cell/>
          </table:previous>
        </table:cell-content-change>
        <table:cell-content-change table:id="ct1731">
          <table:cell-address table:column="7" table:row="7" table:table="4"/>
          <office:change-info>
            <dc:creator>Jesus Urcera</dc:creator>
            <dc:date>2013-01-10T02:44:11.15</dc:date>
          </office:change-info>
          <table:previous>
            <table:change-track-table-cell/>
          </table:previous>
        </table:cell-content-change>
        <table:cell-content-change table:id="ct1732">
          <table:cell-address table:column="7" table:row="8" table:table="4"/>
          <office:change-info>
            <dc:creator>Jesus Urcera</dc:creator>
            <dc:date>2013-01-10T02:44:11.15</dc:date>
          </office:change-info>
          <table:previous>
            <table:change-track-table-cell/>
          </table:previous>
        </table:cell-content-change>
        <table:cell-content-change table:id="ct1733">
          <table:cell-address table:column="7" table:row="2" table:table="4"/>
          <office:change-info>
            <dc:creator>Jesus Urcera</dc:creator>
            <dc:date>2013-01-10T02:44:16.59</dc:date>
          </office:change-info>
          <table:previous table:id="ct1726">
            <table:change-track-table-cell table:cell-address="'Cálculos varios'.H3" table:formula="of:=[.G3]*[.H2]" office:value-type="float" office:value="11502500"/>
          </table:previous>
        </table:cell-content-change>
        <table:cell-content-change table:id="ct1734">
          <table:cell-address table:column="7" table:row="4" table:table="4"/>
          <office:change-info>
            <dc:creator>Jesus Urcera</dc:creator>
            <dc:date>2013-01-10T02:45:19.24</dc:date>
          </office:change-info>
          <table:previous table:id="ct1728">
            <table:change-track-table-cell table:cell-address="'Cálculos varios'.H5" table:formula="of:=[.G5]*[.H4]" office:value-type="float" office:value="83346268416"/>
          </table:previous>
        </table:cell-content-change>
        <table:cell-content-change table:id="ct1735">
          <table:cell-address table:column="7" table:row="3" table:table="4"/>
          <office:change-info>
            <dc:creator>Jesus Urcera</dc:creator>
            <dc:date>2013-01-10T02:45:25.72</dc:date>
          </office:change-info>
          <table:previous table:id="ct1727">
            <table:change-track-table-cell table:cell-address="'Cálculos varios'.H4" table:formula="of:=[.G4]*[.H3]" office:value-type="float" office:value="20229676.8"/>
          </table:previous>
        </table:cell-content-change>
        <table:cell-content-change table:id="ct1736">
          <table:cell-address table:column="7" table:row="4" table:table="4"/>
          <office:change-info>
            <dc:creator>Jesus Urcera</dc:creator>
            <dc:date>2013-01-10T02:45:33.81</dc:date>
          </office:change-info>
          <table:previous table:id="ct1734">
            <table:change-track-table-cell table:cell-address="'Cálculos varios'.H5" table:formula="of:=[.G5]*[.H3]" office:value-type="float" office:value="15164896"/>
          </table:previous>
        </table:cell-content-change>
        <table:cell-content-change table:id="ct1737">
          <table:cell-address table:column="7" table:row="5" table:table="4"/>
          <office:change-info>
            <dc:creator>Jesus Urcera</dc:creator>
            <dc:date>2013-01-10T02:45:57.84</dc:date>
          </office:change-info>
          <table:previous table:id="ct1729">
            <table:change-track-table-cell table:cell-address="'Cálculos varios'.H6" table:formula="of:=[.G6]*[.H5]" office:value-type="float" office:value="12640160"/>
          </table:previous>
        </table:cell-content-change>
        <table:cell-content-change table:id="ct1738">
          <table:cell-address table:column="7" table:row="6" table:table="4"/>
          <office:change-info>
            <dc:creator>Jesus Urcera</dc:creator>
            <dc:date>2013-01-10T02:46:03.91</dc:date>
          </office:change-info>
          <table:previous table:id="ct1730">
            <table:change-track-table-cell table:cell-address="'Cálculos varios'.H7" table:formula="of:=[.G7]*[.H6]" office:value-type="float" office:value="11913044"/>
          </table:previous>
        </table:cell-content-change>
        <table:cell-content-change table:id="ct1739">
          <table:cell-address table:column="7" table:row="7" table:table="4"/>
          <office:change-info>
            <dc:creator>Jesus Urcera</dc:creator>
            <dc:date>2013-01-10T02:46:09.37</dc:date>
          </office:change-info>
          <table:previous table:id="ct1731">
            <table:change-track-table-cell table:cell-address="'Cálculos varios'.H8" table:formula="of:=[.G8]*[.H7]" office:value-type="float" office:value="10937634.4"/>
          </table:previous>
        </table:cell-content-change>
        <table:cell-content-change table:id="ct1740">
          <table:cell-address table:column="7" table:row="8" table:table="4"/>
          <office:change-info>
            <dc:creator>Jesus Urcera</dc:creator>
            <dc:date>2013-01-10T02:46:14.29</dc:date>
          </office:change-info>
          <table:previous table:id="ct1732">
            <table:change-track-table-cell table:cell-address="'Cálculos varios'.H9" table:formula="of:=[.G9]*[.H8]" office:value-type="float" office:value="10523564.8"/>
          </table:previous>
        </table:cell-content-change>
        <table:cell-content-change table:id="ct1741">
          <table:cell-address table:column="10" table:row="2" table:table="4"/>
          <office:change-info>
            <dc:creator>Jesus Urcera</dc:creator>
            <dc:date>2013-01-10T02:50:23.22</dc:date>
          </office:change-info>
          <table:previous>
            <table:change-track-table-cell/>
          </table:previous>
        </table:cell-content-change>
        <table:cell-content-change table:id="ct1742">
          <table:cell-address table:column="10" table:row="2" table:table="4"/>
          <office:change-info>
            <dc:creator>Jesus Urcera</dc:creator>
            <dc:date>2013-01-10T02:50:23.22</dc:date>
          </office:change-info>
          <table:previous>
            <table:change-track-table-cell/>
          </table:previous>
        </table:cell-content-change>
        <table:cell-content-change table:id="ct1743">
          <table:cell-address table:column="10" table:row="3" table:table="4"/>
          <office:change-info>
            <dc:creator>Jesus Urcera</dc:creator>
            <dc:date>2013-01-10T02:50:23.22</dc:date>
          </office:change-info>
          <table:previous>
            <table:change-track-table-cell/>
          </table:previous>
        </table:cell-content-change>
        <table:cell-content-change table:id="ct1744">
          <table:cell-address table:column="10" table:row="4" table:table="4"/>
          <office:change-info>
            <dc:creator>Jesus Urcera</dc:creator>
            <dc:date>2013-01-10T02:50:23.22</dc:date>
          </office:change-info>
          <table:previous>
            <table:change-track-table-cell/>
          </table:previous>
        </table:cell-content-change>
        <table:cell-content-change table:id="ct1745">
          <table:cell-address table:column="10" table:row="5" table:table="4"/>
          <office:change-info>
            <dc:creator>Jesus Urcera</dc:creator>
            <dc:date>2013-01-10T02:50:23.22</dc:date>
          </office:change-info>
          <table:previous>
            <table:change-track-table-cell/>
          </table:previous>
        </table:cell-content-change>
        <table:cell-content-change table:id="ct1746">
          <table:cell-address table:column="10" table:row="6" table:table="4"/>
          <office:change-info>
            <dc:creator>Jesus Urcera</dc:creator>
            <dc:date>2013-01-10T02:50:23.22</dc:date>
          </office:change-info>
          <table:previous>
            <table:change-track-table-cell/>
          </table:previous>
        </table:cell-content-change>
        <table:cell-content-change table:id="ct1747">
          <table:cell-address table:column="10" table:row="7" table:table="4"/>
          <office:change-info>
            <dc:creator>Jesus Urcera</dc:creator>
            <dc:date>2013-01-10T02:50:23.22</dc:date>
          </office:change-info>
          <table:previous>
            <table:change-track-table-cell/>
          </table:previous>
        </table:cell-content-change>
        <table:cell-content-change table:id="ct1748">
          <table:cell-address table:column="10" table:row="8" table:table="4"/>
          <office:change-info>
            <dc:creator>Jesus Urcera</dc:creator>
            <dc:date>2013-01-10T02:50:23.22</dc:date>
          </office:change-info>
          <table:previous>
            <table:change-track-table-cell/>
          </table:previous>
        </table:cell-content-change>
        <table:cell-content-change table:id="ct1749">
          <table:cell-address table:column="10" table:row="9" table:table="4"/>
          <office:change-info>
            <dc:creator>Jesus Urcera</dc:creator>
            <dc:date>2013-01-10T02:50:32.34</dc:date>
          </office:change-info>
          <table:previous>
            <table:change-track-table-cell/>
          </table:previous>
        </table:cell-content-change>
        <table:cell-content-change table:id="ct1750">
          <table:cell-address table:column="10" table:row="0" table:table="4"/>
          <office:change-info>
            <dc:creator>Jesus Urcera</dc:creator>
            <dc:date>2013-01-10T02:50:44.05</dc:date>
          </office:change-info>
          <table:previous>
            <table:change-track-table-cell/>
          </table:previous>
        </table:cell-content-change>
        <table:insertion table:id="ct1751" table:type="column" table:position="8" table:table="4">
          <office:change-info>
            <dc:creator>Jesus Urcera</dc:creator>
            <dc:date>2013-01-10T02:52:29.82</dc:date>
          </office:change-info>
          <table:dependencies>
            <table:dependence table:id="ct1780"/>
            <table:dependence table:id="ct1767"/>
          </table:dependencies>
        </table:insertion>
        <table:cell-content-change table:id="ct1752">
          <table:cell-address table:column="9" table:row="0" table:table="4"/>
          <office:change-info>
            <dc:creator>Jesus Urcera</dc:creator>
            <dc:date>2013-01-10T02:52:35.46</dc:date>
          </office:change-info>
          <table:previous>
            <table:change-track-table-cell/>
          </table:previous>
        </table:cell-content-change>
        <table:cell-content-change table:id="ct1753">
          <table:cell-address table:column="9" table:row="0" table:table="4"/>
          <office:change-info>
            <dc:creator>Jesus Urcera</dc:creator>
            <dc:date>2013-01-10T02:52:40.13</dc:date>
          </office:change-info>
          <table:previous table:id="ct1752">
            <table:change-track-table-cell office:value-type="string">
              <text:p>año</text:p>
            </table:change-track-table-cell>
          </table:previous>
        </table:cell-content-change>
        <table:cell-content-change table:id="ct1754">
          <table:cell-address table:column="9" table:row="1" table:table="4"/>
          <office:change-info>
            <dc:creator>Jesus Urcera</dc:creator>
            <dc:date>2013-01-10T02:57:16.85</dc:date>
          </office:change-info>
          <table:previous>
            <table:change-track-table-cell/>
          </table:previous>
        </table:cell-content-change>
        <table:movement table:id="ct1755">
          <table:source-range-address table:start-column="10" table:start-row="1" table:start-table="4" table:end-column="10" table:end-row="9" table:end-table="4"/>
          <table:target-range-address table:start-column="10" table:start-row="2" table:start-table="4" table:end-column="10" table:end-row="10" table:end-table="4"/>
          <office:change-info>
            <dc:creator>Jesus Urcera</dc:creator>
            <dc:date>2013-01-10T02:57:24.46</dc:date>
          </office:change-info>
          <table:dependencies>
            <table:dependence table:id="ct1779"/>
            <table:dependence table:id="ct1778"/>
            <table:dependence table:id="ct1756"/>
          </table:dependencies>
          <table:deletions>
            <table:cell-content-deletion table:id="ct1749">
              <table:change-track-table-cell table:cell-address="'Cálculos varios'.K10" table:formula="of:=SUM([.K2:.K9])" office:value-type="float" office:value="2508"/>
            </table:cell-content-deletion>
            <table:cell-content-deletion table:id="ct1748">
              <table:change-track-table-cell office:value-type="float" office:value="1368"/>
            </table:cell-content-deletion>
            <table:cell-content-deletion table:id="ct1747">
              <table:change-track-table-cell office:value-type="float" office:value="680"/>
            </table:cell-content-deletion>
            <table:cell-content-deletion table:id="ct1746">
              <table:change-track-table-cell office:value-type="float" office:value="139"/>
            </table:cell-content-deletion>
            <table:cell-content-deletion table:id="ct1745">
              <table:change-track-table-cell office:value-type="float" office:value="80"/>
            </table:cell-content-deletion>
            <table:cell-content-deletion table:id="ct1744">
              <table:change-track-table-cell office:value-type="float" office:value="75"/>
            </table:cell-content-deletion>
            <table:cell-content-deletion table:id="ct1743">
              <table:change-track-table-cell office:value-type="float" office:value="71"/>
            </table:cell-content-deletion>
            <table:cell-content-deletion table:id="ct1742">
              <table:change-track-table-cell office:value-type="float" office:value="50"/>
            </table:cell-content-deletion>
          </table:deletions>
        </table:movement>
        <table:cell-content-change table:id="ct1756">
          <table:cell-address table:column="10" table:row="2" table:table="4"/>
          <office:change-info>
            <dc:creator>Jesus Urcera</dc:creator>
            <dc:date>2013-01-10T02:57:43.30</dc:date>
          </office:change-info>
          <table:previous>
            <table:change-track-table-cell/>
          </table:previous>
        </table:cell-content-change>
        <table:cell-content-change table:id="ct1757">
          <table:cell-address table:column="10" table:row="10" table:table="4"/>
          <office:change-info>
            <dc:creator>Jesus Urcera</dc:creator>
            <dc:date>2013-01-10T02:57:51.45</dc:date>
          </office:change-info>
          <table:previous>
            <table:change-track-table-cell table:cell-address="'Cálculos varios'.K11" table:formula="of:=SUM([.K3:.K10])" office:value-type="float" office:value="2508"/>
          </table:previous>
        </table:cell-content-change>
        <table:cell-content-change table:id="ct1758">
          <table:cell-address table:column="9" table:row="1" table:table="4"/>
          <office:change-info>
            <dc:creator>Jesus Urcera</dc:creator>
            <dc:date>2013-01-10T02:58:00.71</dc:date>
          </office:change-info>
          <table:previous table:id="ct1754">
            <table:change-track-table-cell office:value-type="string">
              <text:p>Commiter </text:p>
            </table:change-track-table-cell>
          </table:previous>
        </table:cell-content-change>
        <table:cell-content-change table:id="ct1759">
          <table:cell-address table:column="9" table:row="2" table:table="4"/>
          <office:change-info>
            <dc:creator>Jesus Urcera</dc:creator>
            <dc:date>2013-01-10T02:58:15.95</dc:date>
          </office:change-info>
          <table:previous>
            <table:change-track-table-cell/>
          </table:previous>
        </table:cell-content-change>
        <table:cell-content-change table:id="ct1760">
          <table:cell-address table:column="9" table:row="3" table:table="4"/>
          <office:change-info>
            <dc:creator>Jesus Urcera</dc:creator>
            <dc:date>2013-01-10T02:58:24.72</dc:date>
          </office:change-info>
          <table:previous>
            <table:change-track-table-cell/>
          </table:previous>
        </table:cell-content-change>
        <table:cell-content-change table:id="ct1761">
          <table:cell-address table:column="9" table:row="4" table:table="4"/>
          <office:change-info>
            <dc:creator>Jesus Urcera</dc:creator>
            <dc:date>2013-01-10T02:58:24.72</dc:date>
          </office:change-info>
          <table:previous>
            <table:change-track-table-cell/>
          </table:previous>
        </table:cell-content-change>
        <table:cell-content-change table:id="ct1762">
          <table:cell-address table:column="9" table:row="5" table:table="4"/>
          <office:change-info>
            <dc:creator>Jesus Urcera</dc:creator>
            <dc:date>2013-01-10T02:58:24.72</dc:date>
          </office:change-info>
          <table:previous>
            <table:change-track-table-cell/>
          </table:previous>
        </table:cell-content-change>
        <table:cell-content-change table:id="ct1763">
          <table:cell-address table:column="9" table:row="6" table:table="4"/>
          <office:change-info>
            <dc:creator>Jesus Urcera</dc:creator>
            <dc:date>2013-01-10T02:58:24.72</dc:date>
          </office:change-info>
          <table:previous>
            <table:change-track-table-cell/>
          </table:previous>
        </table:cell-content-change>
        <table:cell-content-change table:id="ct1764">
          <table:cell-address table:column="9" table:row="7" table:table="4"/>
          <office:change-info>
            <dc:creator>Jesus Urcera</dc:creator>
            <dc:date>2013-01-10T02:58:24.72</dc:date>
          </office:change-info>
          <table:previous>
            <table:change-track-table-cell/>
          </table:previous>
        </table:cell-content-change>
        <table:cell-content-change table:id="ct1765">
          <table:cell-address table:column="9" table:row="8" table:table="4"/>
          <office:change-info>
            <dc:creator>Jesus Urcera</dc:creator>
            <dc:date>2013-01-10T02:58:24.72</dc:date>
          </office:change-info>
          <table:previous>
            <table:change-track-table-cell/>
          </table:previous>
        </table:cell-content-change>
        <table:cell-content-change table:id="ct1766">
          <table:cell-address table:column="9" table:row="9" table:table="4"/>
          <office:change-info>
            <dc:creator>Jesus Urcera</dc:creator>
            <dc:date>2013-01-10T02:58:24.72</dc:date>
          </office:change-info>
          <table:previous>
            <table:change-track-table-cell/>
          </table:previous>
        </table:cell-content-change>
        <table:cell-content-change table:id="ct1767">
          <table:cell-address table:column="8" table:row="13" table:table="4"/>
          <office:change-info>
            <dc:creator>Jesus Urcera</dc:creator>
            <dc:date>2013-01-10T02:59:27.39</dc:date>
          </office:change-info>
          <table:previous>
            <table:change-track-table-cell/>
          </table:previous>
        </table:cell-content-change>
        <table:cell-content-change table:id="ct1768">
          <table:cell-address table:column="11" table:row="1" table:table="4"/>
          <office:change-info>
            <dc:creator>Jesus Urcera</dc:creator>
            <dc:date>2013-01-10T03:01:55.15</dc:date>
          </office:change-info>
          <table:previous>
            <table:change-track-table-cell/>
          </table:previous>
        </table:cell-content-change>
        <table:cell-content-change table:id="ct1769">
          <table:cell-address table:column="11" table:row="2" table:table="4"/>
          <office:change-info>
            <dc:creator>Jesus Urcera</dc:creator>
            <dc:date>2013-01-10T03:01:55.15</dc:date>
          </office:change-info>
          <table:previous>
            <table:change-track-table-cell/>
          </table:previous>
        </table:cell-content-change>
        <table:cell-content-change table:id="ct1770">
          <table:cell-address table:column="11" table:row="3" table:table="4"/>
          <office:change-info>
            <dc:creator>Jesus Urcera</dc:creator>
            <dc:date>2013-01-10T03:01:55.15</dc:date>
          </office:change-info>
          <table:previous>
            <table:change-track-table-cell/>
          </table:previous>
        </table:cell-content-change>
        <table:cell-content-change table:id="ct1771">
          <table:cell-address table:column="11" table:row="4" table:table="4"/>
          <office:change-info>
            <dc:creator>Jesus Urcera</dc:creator>
            <dc:date>2013-01-10T03:01:55.15</dc:date>
          </office:change-info>
          <table:previous>
            <table:change-track-table-cell/>
          </table:previous>
        </table:cell-content-change>
        <table:cell-content-change table:id="ct1772">
          <table:cell-address table:column="11" table:row="5" table:table="4"/>
          <office:change-info>
            <dc:creator>Jesus Urcera</dc:creator>
            <dc:date>2013-01-10T03:01:55.15</dc:date>
          </office:change-info>
          <table:previous>
            <table:change-track-table-cell/>
          </table:previous>
        </table:cell-content-change>
        <table:cell-content-change table:id="ct1773">
          <table:cell-address table:column="11" table:row="6" table:table="4"/>
          <office:change-info>
            <dc:creator>Jesus Urcera</dc:creator>
            <dc:date>2013-01-10T03:01:55.15</dc:date>
          </office:change-info>
          <table:previous>
            <table:change-track-table-cell/>
          </table:previous>
        </table:cell-content-change>
        <table:cell-content-change table:id="ct1774">
          <table:cell-address table:column="11" table:row="7" table:table="4"/>
          <office:change-info>
            <dc:creator>Jesus Urcera</dc:creator>
            <dc:date>2013-01-10T03:01:55.15</dc:date>
          </office:change-info>
          <table:previous>
            <table:change-track-table-cell/>
          </table:previous>
        </table:cell-content-change>
        <table:cell-content-change table:id="ct1775">
          <table:cell-address table:column="11" table:row="8" table:table="4"/>
          <office:change-info>
            <dc:creator>Jesus Urcera</dc:creator>
            <dc:date>2013-01-10T03:01:55.15</dc:date>
          </office:change-info>
          <table:previous>
            <table:change-track-table-cell/>
          </table:previous>
        </table:cell-content-change>
        <table:cell-content-change table:id="ct1776">
          <table:cell-address table:column="11" table:row="9" table:table="4"/>
          <office:change-info>
            <dc:creator>Jesus Urcera</dc:creator>
            <dc:date>2013-01-10T03:01:55.15</dc:date>
          </office:change-info>
          <table:previous>
            <table:change-track-table-cell/>
          </table:previous>
        </table:cell-content-change>
        <table:cell-content-change table:id="ct1777">
          <table:cell-address table:column="11" table:row="10" table:table="4"/>
          <office:change-info>
            <dc:creator>Jesus Urcera</dc:creator>
            <dc:date>2013-01-10T03:01:55.15</dc:date>
          </office:change-info>
          <table:previous>
            <table:change-track-table-cell/>
          </table:previous>
        </table:cell-content-change>
        <table:movement table:id="ct1778">
          <table:source-range-address table:start-column="10" table:start-row="1" table:start-table="4" table:end-column="10" table:end-row="10" table:end-table="4"/>
          <table:target-range-address table:start-column="10" table:start-row="2" table:start-table="4" table:end-column="10" table:end-row="11" table:end-table="4"/>
          <office:change-info>
            <dc:creator>Jesus Urcera</dc:creator>
            <dc:date>2013-01-10T03:02:04.09</dc:date>
          </office:change-info>
          <table:dependencies>
            <table:dependence table:id="ct1779"/>
          </table:dependencies>
          <table:deletions>
            <table:cell-content-deletion table:id="ct1757">
              <table:change-track-table-cell table:cell-address="'Cálculos varios'.K11" table:formula="of:=SUM([.K2:.K10])" office:value-type="float" office:value="2547"/>
            </table:cell-content-deletion>
            <table:cell-content-deletion table:id="ct1749">
              <table:change-track-table-cell table:cell-address="'Cálculos varios'.K10" table:formula="of:=SUM([.K2:.K9])" office:value-type="float" office:value="2508"/>
            </table:cell-content-deletion>
            <table:cell-content-deletion table:id="ct1748">
              <table:change-track-table-cell office:value-type="float" office:value="1368"/>
            </table:cell-content-deletion>
            <table:cell-content-deletion table:id="ct1747">
              <table:change-track-table-cell office:value-type="float" office:value="680"/>
            </table:cell-content-deletion>
            <table:cell-content-deletion table:id="ct1746">
              <table:change-track-table-cell office:value-type="float" office:value="139"/>
            </table:cell-content-deletion>
            <table:cell-content-deletion table:id="ct1745">
              <table:change-track-table-cell office:value-type="float" office:value="80"/>
            </table:cell-content-deletion>
            <table:cell-content-deletion table:id="ct1744">
              <table:change-track-table-cell office:value-type="float" office:value="75"/>
            </table:cell-content-deletion>
            <table:cell-content-deletion table:id="ct1743">
              <table:change-track-table-cell office:value-type="float" office:value="71"/>
            </table:cell-content-deletion>
            <table:cell-content-deletion table:id="ct1742">
              <table:change-track-table-cell office:value-type="float" office:value="50"/>
            </table:cell-content-deletion>
            <table:cell-content-deletion table:id="ct1741">
              <table:change-track-table-cell office:value-type="float" office:value="45"/>
            </table:cell-content-deletion>
            <table:cell-content-deletion>
              <table:cell-address table:column="10" table:row="3" table:table="4"/>
              <table:change-track-table-cell office:value-type="float" office:value="50"/>
            </table:cell-content-deletion>
            <table:cell-content-deletion>
              <table:cell-address table:column="10" table:row="4" table:table="4"/>
              <table:change-track-table-cell office:value-type="float" office:value="71"/>
            </table:cell-content-deletion>
            <table:cell-content-deletion>
              <table:cell-address table:column="10" table:row="5" table:table="4"/>
              <table:change-track-table-cell office:value-type="float" office:value="75"/>
            </table:cell-content-deletion>
            <table:cell-content-deletion>
              <table:cell-address table:column="10" table:row="6" table:table="4"/>
              <table:change-track-table-cell office:value-type="float" office:value="80"/>
            </table:cell-content-deletion>
            <table:cell-content-deletion>
              <table:cell-address table:column="10" table:row="7" table:table="4"/>
              <table:change-track-table-cell office:value-type="float" office:value="139"/>
            </table:cell-content-deletion>
            <table:cell-content-deletion>
              <table:cell-address table:column="10" table:row="8" table:table="4"/>
              <table:change-track-table-cell office:value-type="float" office:value="680"/>
            </table:cell-content-deletion>
            <table:cell-content-deletion>
              <table:cell-address table:column="10" table:row="9" table:table="4"/>
              <table:change-track-table-cell office:value-type="float" office:value="1368"/>
            </table:cell-content-deletion>
          </table:deletions>
        </table:movement>
        <table:cell-content-change table:id="ct1779">
          <table:cell-address table:column="10" table:row="1" table:table="4"/>
          <office:change-info>
            <dc:creator>Jesus Urcera</dc:creator>
            <dc:date>2013-01-10T03:02:12.29</dc:date>
          </office:change-info>
          <table:previous>
            <table:change-track-table-cell/>
          </table:previous>
        </table:cell-content-change>
        <table:cell-content-change table:id="ct1780">
          <table:cell-address table:column="8" table:row="13" table:table="4"/>
          <office:change-info>
            <dc:creator>Jesus Urcera</dc:creator>
            <dc:date>2013-01-10T03:02:29.32</dc:date>
          </office:change-info>
          <table:previous table:id="ct1767">
            <table:change-track-table-cell office:value-type="string">
              <text:p>| Fredrik Kuivinen <text:s text:c="14"/>| <text:s/>79 | <text:s text:c="6"/>32 |</text:p>
            </table:change-track-table-cell>
          </table:previous>
        </table:cell-content-change>
        <table:cell-content-change table:id="ct1781">
          <table:cell-address table:column="9" table:row="10" table:table="4"/>
          <office:change-info>
            <dc:creator>Jesus Urcera</dc:creator>
            <dc:date>2013-01-10T03:02:39.72</dc:date>
          </office:change-info>
          <table:previous>
            <table:change-track-table-cell/>
          </table:previous>
        </table:cell-content-change>
        <table:cell-content-change table:id="ct1782">
          <table:cell-address table:column="10" table:row="11" table:table="4"/>
          <office:change-info>
            <dc:creator>Jesus Urcera</dc:creator>
            <dc:date>2013-01-10T03:02:50.35</dc:date>
          </office:change-info>
          <table:previous>
            <table:change-track-table-cell table:cell-address="'Cálculos varios'.K12" table:formula="of:=SUM([.K3:.K11])" office:value-type="float" office:value="2547"/>
          </table:previous>
        </table:cell-content-change>
        <table:cell-content-change table:id="ct1783">
          <table:cell-address table:column="11" table:row="0" table:table="4"/>
          <office:change-info>
            <dc:creator>Jesus Urcera</dc:creator>
            <dc:date>2013-01-10T03:03:00.63</dc:date>
          </office:change-info>
          <table:previous>
            <table:change-track-table-cell/>
          </table:previous>
        </table:cell-content-change>
        <table:cell-content-change table:id="ct1784">
          <table:cell-address table:column="11" table:row="11" table:table="4"/>
          <office:change-info>
            <dc:creator>Jesus Urcera</dc:creator>
            <dc:date>2013-01-10T03:03:09.34</dc:date>
          </office:change-info>
          <table:previous>
            <table:change-track-table-cell/>
          </table:previous>
        </table:cell-content-change>
        <table:cell-content-change table:id="ct1785">
          <table:cell-address table:column="12" table:row="0" table:table="4"/>
          <office:change-info>
            <dc:creator>Jesus Urcera</dc:creator>
            <dc:date>2013-01-10T03:03:45.86</dc:date>
          </office:change-info>
          <table:previous>
            <table:change-track-table-cell/>
          </table:previous>
        </table:cell-content-change>
        <table:cell-content-change table:id="ct1786">
          <table:cell-address table:column="13" table:row="0" table:table="4"/>
          <office:change-info>
            <dc:creator>Jesus Urcera</dc:creator>
            <dc:date>2013-01-10T03:04:01.31</dc:date>
          </office:change-info>
          <table:previous>
            <table:change-track-table-cell/>
          </table:previous>
        </table:cell-content-change>
        <table:cell-content-change table:id="ct1787">
          <table:cell-address table:column="14" table:row="0" table:table="4"/>
          <office:change-info>
            <dc:creator>Jesus Urcera</dc:creator>
            <dc:date>2013-01-10T03:04:01.31</dc:date>
          </office:change-info>
          <table:previous>
            <table:change-track-table-cell/>
          </table:previous>
        </table:cell-content-change>
        <table:cell-content-change table:id="ct1788">
          <table:cell-address table:column="15" table:row="0" table:table="4"/>
          <office:change-info>
            <dc:creator>Jesus Urcera</dc:creator>
            <dc:date>2013-01-10T03:04:01.31</dc:date>
          </office:change-info>
          <table:previous>
            <table:change-track-table-cell/>
          </table:previous>
        </table:cell-content-change>
        <table:cell-content-change table:id="ct1789">
          <table:cell-address table:column="16" table:row="0" table:table="4"/>
          <office:change-info>
            <dc:creator>Jesus Urcera</dc:creator>
            <dc:date>2013-01-10T03:04:01.31</dc:date>
          </office:change-info>
          <table:previous>
            <table:change-track-table-cell/>
          </table:previous>
        </table:cell-content-change>
        <table:cell-content-change table:id="ct1790">
          <table:cell-address table:column="17" table:row="0" table:table="4"/>
          <office:change-info>
            <dc:creator>Jesus Urcera</dc:creator>
            <dc:date>2013-01-10T03:04:01.31</dc:date>
          </office:change-info>
          <table:previous>
            <table:change-track-table-cell/>
          </table:previous>
        </table:cell-content-change>
        <table:cell-content-change table:id="ct1791">
          <table:cell-address table:column="12" table:row="1" table:table="4"/>
          <office:change-info>
            <dc:creator>Jesus Urcera</dc:creator>
            <dc:date>2013-01-10T03:05:49.57</dc:date>
          </office:change-info>
          <table:previous>
            <table:change-track-table-cell/>
          </table:previous>
        </table:cell-content-change>
        <table:cell-content-change table:id="ct1792">
          <table:cell-address table:column="12" table:row="2" table:table="4"/>
          <office:change-info>
            <dc:creator>Jesus Urcera</dc:creator>
            <dc:date>2013-01-10T03:05:49.57</dc:date>
          </office:change-info>
          <table:previous>
            <table:change-track-table-cell/>
          </table:previous>
        </table:cell-content-change>
        <table:cell-content-change table:id="ct1793">
          <table:cell-address table:column="12" table:row="3" table:table="4"/>
          <office:change-info>
            <dc:creator>Jesus Urcera</dc:creator>
            <dc:date>2013-01-10T03:05:49.57</dc:date>
          </office:change-info>
          <table:previous>
            <table:change-track-table-cell/>
          </table:previous>
        </table:cell-content-change>
        <table:cell-content-change table:id="ct1794">
          <table:cell-address table:column="12" table:row="4" table:table="4"/>
          <office:change-info>
            <dc:creator>Jesus Urcera</dc:creator>
            <dc:date>2013-01-10T03:05:49.57</dc:date>
          </office:change-info>
          <table:previous>
            <table:change-track-table-cell/>
          </table:previous>
        </table:cell-content-change>
        <table:cell-content-change table:id="ct1795">
          <table:cell-address table:column="12" table:row="5" table:table="4"/>
          <office:change-info>
            <dc:creator>Jesus Urcera</dc:creator>
            <dc:date>2013-01-10T03:05:49.57</dc:date>
          </office:change-info>
          <table:previous>
            <table:change-track-table-cell/>
          </table:previous>
        </table:cell-content-change>
        <table:cell-content-change table:id="ct1796">
          <table:cell-address table:column="12" table:row="6" table:table="4"/>
          <office:change-info>
            <dc:creator>Jesus Urcera</dc:creator>
            <dc:date>2013-01-10T03:05:49.57</dc:date>
          </office:change-info>
          <table:previous>
            <table:change-track-table-cell/>
          </table:previous>
        </table:cell-content-change>
        <table:cell-content-change table:id="ct1797">
          <table:cell-address table:column="12" table:row="7" table:table="4"/>
          <office:change-info>
            <dc:creator>Jesus Urcera</dc:creator>
            <dc:date>2013-01-10T03:05:49.57</dc:date>
          </office:change-info>
          <table:previous>
            <table:change-track-table-cell/>
          </table:previous>
        </table:cell-content-change>
        <table:cell-content-change table:id="ct1798">
          <table:cell-address table:column="12" table:row="8" table:table="4"/>
          <office:change-info>
            <dc:creator>Jesus Urcera</dc:creator>
            <dc:date>2013-01-10T03:05:49.57</dc:date>
          </office:change-info>
          <table:previous>
            <table:change-track-table-cell/>
          </table:previous>
        </table:cell-content-change>
        <table:cell-content-change table:id="ct1799">
          <table:cell-address table:column="12" table:row="9" table:table="4"/>
          <office:change-info>
            <dc:creator>Jesus Urcera</dc:creator>
            <dc:date>2013-01-10T03:05:49.57</dc:date>
          </office:change-info>
          <table:previous>
            <table:change-track-table-cell/>
          </table:previous>
        </table:cell-content-change>
        <table:cell-content-change table:id="ct1800">
          <table:cell-address table:column="12" table:row="10" table:table="4"/>
          <office:change-info>
            <dc:creator>Jesus Urcera</dc:creator>
            <dc:date>2013-01-10T03:05:49.57</dc:date>
          </office:change-info>
          <table:previous>
            <table:change-track-table-cell/>
          </table:previous>
        </table:cell-content-change>
        <table:cell-content-change table:id="ct1801">
          <table:cell-address table:column="12" table:row="11" table:table="4"/>
          <office:change-info>
            <dc:creator>Jesus Urcera</dc:creator>
            <dc:date>2013-01-10T03:05:53.73</dc:date>
          </office:change-info>
          <table:previous>
            <table:change-track-table-cell/>
          </table:previous>
        </table:cell-content-change>
        <table:cell-content-change table:id="ct1802">
          <table:cell-address table:column="9" table:row="13" table:table="4"/>
          <office:change-info>
            <dc:creator>Jesus Urcera</dc:creator>
            <dc:date>2013-01-10T03:06:43.91</dc:date>
          </office:change-info>
          <table:previous>
            <table:change-track-table-cell/>
          </table:previous>
        </table:cell-content-change>
        <table:cell-content-change table:id="ct1803">
          <table:cell-address table:column="10" table:row="13" table:table="4"/>
          <office:change-info>
            <dc:creator>Jesus Urcera</dc:creator>
            <dc:date>2013-01-10T03:06:57.55</dc:date>
          </office:change-info>
          <table:previous>
            <table:change-track-table-cell/>
          </table:previous>
        </table:cell-content-change>
        <table:cell-content-change table:id="ct1804">
          <table:cell-address table:column="11" table:row="13" table:table="4"/>
          <office:change-info>
            <dc:creator>Jesus Urcera</dc:creator>
            <dc:date>2013-01-10T03:07:14.90</dc:date>
          </office:change-info>
          <table:previous>
            <table:change-track-table-cell/>
          </table:previous>
        </table:cell-content-change>
        <table:cell-content-change table:id="ct1805">
          <table:cell-address table:column="12" table:row="13" table:table="4"/>
          <office:change-info>
            <dc:creator>Jesus Urcera</dc:creator>
            <dc:date>2013-01-10T03:07:17.62</dc:date>
          </office:change-info>
          <table:previous>
            <table:change-track-table-cell/>
          </table:previous>
        </table:cell-content-change>
        <table:cell-content-change table:id="ct1806">
          <table:cell-address table:column="13" table:row="1" table:table="4"/>
          <office:change-info>
            <dc:creator>Jesus Urcera</dc:creator>
            <dc:date>2013-01-10T03:09:04.10</dc:date>
          </office:change-info>
          <table:previous>
            <table:change-track-table-cell/>
          </table:previous>
        </table:cell-content-change>
        <table:cell-content-change table:id="ct1807">
          <table:cell-address table:column="13" table:row="2" table:table="4"/>
          <office:change-info>
            <dc:creator>Jesus Urcera</dc:creator>
            <dc:date>2013-01-10T03:09:04.10</dc:date>
          </office:change-info>
          <table:previous>
            <table:change-track-table-cell/>
          </table:previous>
        </table:cell-content-change>
        <table:cell-content-change table:id="ct1808">
          <table:cell-address table:column="13" table:row="3" table:table="4"/>
          <office:change-info>
            <dc:creator>Jesus Urcera</dc:creator>
            <dc:date>2013-01-10T03:09:04.10</dc:date>
          </office:change-info>
          <table:previous>
            <table:change-track-table-cell/>
          </table:previous>
        </table:cell-content-change>
        <table:cell-content-change table:id="ct1809">
          <table:cell-address table:column="13" table:row="4" table:table="4"/>
          <office:change-info>
            <dc:creator>Jesus Urcera</dc:creator>
            <dc:date>2013-01-10T03:09:04.10</dc:date>
          </office:change-info>
          <table:previous>
            <table:change-track-table-cell/>
          </table:previous>
        </table:cell-content-change>
        <table:cell-content-change table:id="ct1810">
          <table:cell-address table:column="13" table:row="5" table:table="4"/>
          <office:change-info>
            <dc:creator>Jesus Urcera</dc:creator>
            <dc:date>2013-01-10T03:09:04.10</dc:date>
          </office:change-info>
          <table:previous>
            <table:change-track-table-cell/>
          </table:previous>
        </table:cell-content-change>
        <table:cell-content-change table:id="ct1811">
          <table:cell-address table:column="13" table:row="6" table:table="4"/>
          <office:change-info>
            <dc:creator>Jesus Urcera</dc:creator>
            <dc:date>2013-01-10T03:09:04.10</dc:date>
          </office:change-info>
          <table:previous>
            <table:change-track-table-cell/>
          </table:previous>
        </table:cell-content-change>
        <table:cell-content-change table:id="ct1812">
          <table:cell-address table:column="13" table:row="7" table:table="4"/>
          <office:change-info>
            <dc:creator>Jesus Urcera</dc:creator>
            <dc:date>2013-01-10T03:09:04.10</dc:date>
          </office:change-info>
          <table:previous>
            <table:change-track-table-cell/>
          </table:previous>
        </table:cell-content-change>
        <table:cell-content-change table:id="ct1813">
          <table:cell-address table:column="13" table:row="8" table:table="4"/>
          <office:change-info>
            <dc:creator>Jesus Urcera</dc:creator>
            <dc:date>2013-01-10T03:09:04.10</dc:date>
          </office:change-info>
          <table:previous>
            <table:change-track-table-cell/>
          </table:previous>
        </table:cell-content-change>
        <table:cell-content-change table:id="ct1814">
          <table:cell-address table:column="13" table:row="9" table:table="4"/>
          <office:change-info>
            <dc:creator>Jesus Urcera</dc:creator>
            <dc:date>2013-01-10T03:09:04.10</dc:date>
          </office:change-info>
          <table:previous>
            <table:change-track-table-cell/>
          </table:previous>
        </table:cell-content-change>
        <table:cell-content-change table:id="ct1815">
          <table:cell-address table:column="13" table:row="10" table:table="4"/>
          <office:change-info>
            <dc:creator>Jesus Urcera</dc:creator>
            <dc:date>2013-01-10T03:09:04.10</dc:date>
          </office:change-info>
          <table:previous>
            <table:change-track-table-cell/>
          </table:previous>
        </table:cell-content-change>
        <table:cell-content-change table:id="ct1816">
          <table:cell-address table:column="13" table:row="11" table:table="4"/>
          <office:change-info>
            <dc:creator>Jesus Urcera</dc:creator>
            <dc:date>2013-01-10T03:09:10.44</dc:date>
          </office:change-info>
          <table:previous>
            <table:change-track-table-cell/>
          </table:previous>
        </table:cell-content-change>
        <table:cell-content-change table:id="ct1817">
          <table:cell-address table:column="13" table:row="13" table:table="4"/>
          <office:change-info>
            <dc:creator>Jesus Urcera</dc:creator>
            <dc:date>2013-01-10T03:09:41.39</dc:date>
          </office:change-info>
          <table:previous>
            <table:change-track-table-cell/>
          </table:previous>
        </table:cell-content-change>
        <table:movement table:id="ct1818">
          <table:source-range-address table:start-column="9" table:start-row="12" table:start-table="4" table:end-column="13" table:end-row="12" table:end-table="4"/>
          <table:target-range-address table:start-column="9" table:start-row="13" table:start-table="4" table:end-column="13" table:end-row="13" table:end-table="4"/>
          <office:change-info>
            <dc:creator>Jesus Urcera</dc:creator>
            <dc:date>2013-01-10T03:10:00.64</dc:date>
          </office:change-info>
        </table:movement>
        <table:cell-content-change table:id="ct1819">
          <table:cell-address table:column="14" table:row="13" table:table="4"/>
          <office:change-info>
            <dc:creator>Jesus Urcera</dc:creator>
            <dc:date>2013-01-10T03:12:12.02</dc:date>
          </office:change-info>
          <table:previous>
            <table:change-track-table-cell/>
          </table:previous>
        </table:cell-content-change>
        <table:cell-content-change table:id="ct1820">
          <table:cell-address table:column="14" table:row="1" table:table="4"/>
          <office:change-info>
            <dc:creator>Jesus Urcera</dc:creator>
            <dc:date>2013-01-10T03:12:15.24</dc:date>
          </office:change-info>
          <table:previous>
            <table:change-track-table-cell/>
          </table:previous>
        </table:cell-content-change>
        <table:cell-content-change table:id="ct1821">
          <table:cell-address table:column="14" table:row="2" table:table="4"/>
          <office:change-info>
            <dc:creator>Jesus Urcera</dc:creator>
            <dc:date>2013-01-10T03:12:15.24</dc:date>
          </office:change-info>
          <table:previous>
            <table:change-track-table-cell/>
          </table:previous>
        </table:cell-content-change>
        <table:cell-content-change table:id="ct1822">
          <table:cell-address table:column="14" table:row="3" table:table="4"/>
          <office:change-info>
            <dc:creator>Jesus Urcera</dc:creator>
            <dc:date>2013-01-10T03:12:15.24</dc:date>
          </office:change-info>
          <table:previous>
            <table:change-track-table-cell/>
          </table:previous>
        </table:cell-content-change>
        <table:cell-content-change table:id="ct1823">
          <table:cell-address table:column="14" table:row="4" table:table="4"/>
          <office:change-info>
            <dc:creator>Jesus Urcera</dc:creator>
            <dc:date>2013-01-10T03:12:15.24</dc:date>
          </office:change-info>
          <table:previous>
            <table:change-track-table-cell/>
          </table:previous>
        </table:cell-content-change>
        <table:cell-content-change table:id="ct1824">
          <table:cell-address table:column="14" table:row="5" table:table="4"/>
          <office:change-info>
            <dc:creator>Jesus Urcera</dc:creator>
            <dc:date>2013-01-10T03:12:15.24</dc:date>
          </office:change-info>
          <table:previous>
            <table:change-track-table-cell/>
          </table:previous>
        </table:cell-content-change>
        <table:cell-content-change table:id="ct1825">
          <table:cell-address table:column="14" table:row="6" table:table="4"/>
          <office:change-info>
            <dc:creator>Jesus Urcera</dc:creator>
            <dc:date>2013-01-10T03:12:15.24</dc:date>
          </office:change-info>
          <table:previous>
            <table:change-track-table-cell/>
          </table:previous>
        </table:cell-content-change>
        <table:cell-content-change table:id="ct1826">
          <table:cell-address table:column="14" table:row="7" table:table="4"/>
          <office:change-info>
            <dc:creator>Jesus Urcera</dc:creator>
            <dc:date>2013-01-10T03:12:15.24</dc:date>
          </office:change-info>
          <table:previous>
            <table:change-track-table-cell/>
          </table:previous>
        </table:cell-content-change>
        <table:cell-content-change table:id="ct1827">
          <table:cell-address table:column="14" table:row="8" table:table="4"/>
          <office:change-info>
            <dc:creator>Jesus Urcera</dc:creator>
            <dc:date>2013-01-10T03:12:15.24</dc:date>
          </office:change-info>
          <table:previous>
            <table:change-track-table-cell/>
          </table:previous>
        </table:cell-content-change>
        <table:cell-content-change table:id="ct1828">
          <table:cell-address table:column="14" table:row="9" table:table="4"/>
          <office:change-info>
            <dc:creator>Jesus Urcera</dc:creator>
            <dc:date>2013-01-10T03:12:15.24</dc:date>
          </office:change-info>
          <table:previous>
            <table:change-track-table-cell/>
          </table:previous>
        </table:cell-content-change>
        <table:cell-content-change table:id="ct1829">
          <table:cell-address table:column="14" table:row="10" table:table="4"/>
          <office:change-info>
            <dc:creator>Jesus Urcera</dc:creator>
            <dc:date>2013-01-10T03:12:15.24</dc:date>
          </office:change-info>
          <table:previous>
            <table:change-track-table-cell/>
          </table:previous>
        </table:cell-content-change>
        <table:cell-content-change table:id="ct1830">
          <table:cell-address table:column="14" table:row="11" table:table="4"/>
          <office:change-info>
            <dc:creator>Jesus Urcera</dc:creator>
            <dc:date>2013-01-10T03:12:21.74</dc:date>
          </office:change-info>
          <table:previous>
            <table:change-track-table-cell/>
          </table:previous>
        </table:cell-content-change>
        <table:cell-content-change table:id="ct1831">
          <table:cell-address table:column="16" table:row="1" table:table="4"/>
          <office:change-info>
            <dc:creator>Jesus Urcera</dc:creator>
            <dc:date>2013-01-10T03:21:34.08</dc:date>
          </office:change-info>
          <table:previous>
            <table:change-track-table-cell/>
          </table:previous>
        </table:cell-content-change>
        <table:cell-content-change table:id="ct1832">
          <table:cell-address table:column="16" table:row="2" table:table="4"/>
          <office:change-info>
            <dc:creator>Jesus Urcera</dc:creator>
            <dc:date>2013-01-10T03:21:34.08</dc:date>
          </office:change-info>
          <table:previous>
            <table:change-track-table-cell/>
          </table:previous>
        </table:cell-content-change>
        <table:cell-content-change table:id="ct1833">
          <table:cell-address table:column="16" table:row="3" table:table="4"/>
          <office:change-info>
            <dc:creator>Jesus Urcera</dc:creator>
            <dc:date>2013-01-10T03:21:34.08</dc:date>
          </office:change-info>
          <table:previous>
            <table:change-track-table-cell/>
          </table:previous>
        </table:cell-content-change>
        <table:cell-content-change table:id="ct1834">
          <table:cell-address table:column="16" table:row="4" table:table="4"/>
          <office:change-info>
            <dc:creator>Jesus Urcera</dc:creator>
            <dc:date>2013-01-10T03:21:34.08</dc:date>
          </office:change-info>
          <table:previous>
            <table:change-track-table-cell/>
          </table:previous>
        </table:cell-content-change>
        <table:cell-content-change table:id="ct1835">
          <table:cell-address table:column="16" table:row="5" table:table="4"/>
          <office:change-info>
            <dc:creator>Jesus Urcera</dc:creator>
            <dc:date>2013-01-10T03:21:34.08</dc:date>
          </office:change-info>
          <table:previous>
            <table:change-track-table-cell/>
          </table:previous>
        </table:cell-content-change>
        <table:cell-content-change table:id="ct1836">
          <table:cell-address table:column="16" table:row="6" table:table="4"/>
          <office:change-info>
            <dc:creator>Jesus Urcera</dc:creator>
            <dc:date>2013-01-10T03:21:34.08</dc:date>
          </office:change-info>
          <table:previous>
            <table:change-track-table-cell/>
          </table:previous>
        </table:cell-content-change>
        <table:cell-content-change table:id="ct1837">
          <table:cell-address table:column="16" table:row="7" table:table="4"/>
          <office:change-info>
            <dc:creator>Jesus Urcera</dc:creator>
            <dc:date>2013-01-10T03:21:34.08</dc:date>
          </office:change-info>
          <table:previous>
            <table:change-track-table-cell/>
          </table:previous>
        </table:cell-content-change>
        <table:cell-content-change table:id="ct1838">
          <table:cell-address table:column="16" table:row="8" table:table="4"/>
          <office:change-info>
            <dc:creator>Jesus Urcera</dc:creator>
            <dc:date>2013-01-10T03:21:34.08</dc:date>
          </office:change-info>
          <table:previous>
            <table:change-track-table-cell/>
          </table:previous>
        </table:cell-content-change>
        <table:cell-content-change table:id="ct1839">
          <table:cell-address table:column="16" table:row="9" table:table="4"/>
          <office:change-info>
            <dc:creator>Jesus Urcera</dc:creator>
            <dc:date>2013-01-10T03:21:34.08</dc:date>
          </office:change-info>
          <table:previous>
            <table:change-track-table-cell/>
          </table:previous>
        </table:cell-content-change>
        <table:cell-content-change table:id="ct1840">
          <table:cell-address table:column="16" table:row="10" table:table="4"/>
          <office:change-info>
            <dc:creator>Jesus Urcera</dc:creator>
            <dc:date>2013-01-10T03:21:34.08</dc:date>
          </office:change-info>
          <table:previous>
            <table:change-track-table-cell/>
          </table:previous>
        </table:cell-content-change>
        <table:cell-content-change table:id="ct1841">
          <table:cell-address table:column="16" table:row="9" table:table="4"/>
          <office:change-info>
            <dc:creator>Jesus Urcera</dc:creator>
            <dc:date>2013-01-10T03:21:34.08</dc:date>
          </office:change-info>
          <table:previous>
            <table:change-track-table-cell/>
          </table:previous>
        </table:cell-content-change>
        <table:cell-content-change table:id="ct1842">
          <table:cell-address table:column="16" table:row="10" table:table="4"/>
          <office:change-info>
            <dc:creator>Jesus Urcera</dc:creator>
            <dc:date>2013-01-10T03:21:34.08</dc:date>
          </office:change-info>
          <table:previous>
            <table:change-track-table-cell/>
          </table:previous>
        </table:cell-content-change>
        <table:cell-content-change table:id="ct1843">
          <table:cell-address table:column="16" table:row="1" table:table="4"/>
          <office:change-info>
            <dc:creator>Jesus Urcera</dc:creator>
            <dc:date>2013-01-10T03:21:55.04</dc:date>
          </office:change-info>
          <table:previous table:id="ct1831">
            <table:change-track-table-cell office:value-type="float" office:value="40"/>
          </table:previous>
        </table:cell-content-change>
        <table:cell-content-change table:id="ct1844">
          <table:cell-address table:column="16" table:row="2" table:table="4"/>
          <office:change-info>
            <dc:creator>Jesus Urcera</dc:creator>
            <dc:date>2013-01-10T03:21:55.04</dc:date>
          </office:change-info>
          <table:previous table:id="ct1832">
            <table:change-track-table-cell office:value-type="float" office:value="41"/>
          </table:previous>
        </table:cell-content-change>
        <table:movement table:id="ct1845">
          <table:source-range-address table:start-column="15" table:start-row="3" table:start-table="4" table:end-column="15" table:end-row="12" table:end-table="4"/>
          <table:target-range-address table:start-column="15" table:start-row="1" table:start-table="4" table:end-column="15" table:end-row="10" table:end-table="4"/>
          <office:change-info>
            <dc:creator>Jesus Urcera</dc:creator>
            <dc:date>2013-01-10T03:22:00.28</dc:date>
          </office:change-info>
          <table:dependencies>
            <table:dependence table:id="ct1860"/>
            <table:dependence table:id="ct1859"/>
            <table:dependence table:id="ct1858"/>
            <table:dependence table:id="ct1857"/>
            <table:dependence table:id="ct1856"/>
            <table:dependence table:id="ct1855"/>
            <table:dependence table:id="ct1854"/>
            <table:dependence table:id="ct1853"/>
            <table:dependence table:id="ct1852"/>
            <table:dependence table:id="ct1847"/>
            <table:dependence table:id="ct1846"/>
          </table:dependencies>
          <table:deletions>
            <table:cell-content-deletion table:id="ct1840">
              <table:change-track-table-cell office:value-type="float" office:value="190"/>
            </table:cell-content-deletion>
            <table:cell-content-deletion table:id="ct1839">
              <table:change-track-table-cell office:value-type="float" office:value="150"/>
            </table:cell-content-deletion>
            <table:cell-content-deletion table:id="ct1838">
              <table:change-track-table-cell office:value-type="float" office:value="99"/>
            </table:cell-content-deletion>
            <table:cell-content-deletion table:id="ct1837">
              <table:change-track-table-cell office:value-type="float" office:value="83"/>
            </table:cell-content-deletion>
            <table:cell-content-deletion table:id="ct1836">
              <table:change-track-table-cell office:value-type="float" office:value="75"/>
            </table:cell-content-deletion>
            <table:cell-content-deletion table:id="ct1835">
              <table:change-track-table-cell office:value-type="float" office:value="60"/>
            </table:cell-content-deletion>
            <table:cell-content-deletion table:id="ct1834">
              <table:change-track-table-cell office:value-type="float" office:value="55"/>
            </table:cell-content-deletion>
            <table:cell-content-deletion table:id="ct1833">
              <table:change-track-table-cell office:value-type="float" office:value="54"/>
            </table:cell-content-deletion>
            <table:cell-content-deletion table:id="ct1844">
              <table:change-track-table-cell/>
            </table:cell-content-deletion>
            <table:cell-content-deletion table:id="ct1843">
              <table:change-track-table-cell/>
            </table:cell-content-deletion>
          </table:deletions>
        </table:movement>
        <table:cell-content-change table:id="ct1846">
          <table:cell-address table:column="16" table:row="11" table:table="4"/>
          <office:change-info>
            <dc:creator>Jesus Urcera</dc:creator>
            <dc:date>2013-01-10T03:22:08.70</dc:date>
          </office:change-info>
          <table:previous>
            <table:change-track-table-cell/>
          </table:previous>
        </table:cell-content-change>
        <table:movement table:id="ct1847">
          <table:source-range-address table:start-column="15" table:start-row="1" table:start-table="4" table:end-column="15" table:end-row="11" table:end-table="4"/>
          <table:target-range-address table:start-column="16" table:start-row="1" table:start-table="4" table:end-column="16" table:end-row="11" table:end-table="4"/>
          <office:change-info>
            <dc:creator>Jesus Urcera</dc:creator>
            <dc:date>2013-01-10T03:23:12.50</dc:date>
          </office:change-info>
          <table:dependencies>
            <table:dependence table:id="ct1860"/>
            <table:dependence table:id="ct1859"/>
            <table:dependence table:id="ct1858"/>
            <table:dependence table:id="ct1857"/>
            <table:dependence table:id="ct1856"/>
            <table:dependence table:id="ct1855"/>
            <table:dependence table:id="ct1854"/>
            <table:dependence table:id="ct1853"/>
            <table:dependence table:id="ct1852"/>
            <table:dependence table:id="ct1851"/>
            <table:dependence table:id="ct1850"/>
            <table:dependence table:id="ct-562"/>
            <table:dependence table:id="ct-563"/>
            <table:dependence table:id="ct-564"/>
            <table:dependence table:id="ct-565"/>
            <table:dependence table:id="ct-566"/>
            <table:dependence table:id="ct-567"/>
            <table:dependence table:id="ct-568"/>
            <table:dependence table:id="ct-569"/>
          </table:dependencies>
        </table:movement>
        <table:cell-content-change table:id="ct1848">
          <table:cell-address table:column="15" table:row="13" table:table="4"/>
          <office:change-info>
            <dc:creator>Jesus Urcera</dc:creator>
            <dc:date>2013-01-10T03:23:37.71</dc:date>
          </office:change-info>
          <table:previous>
            <table:change-track-table-cell/>
          </table:previous>
        </table:cell-content-change>
        <table:cell-content-change table:id="ct1849">
          <table:cell-address table:column="16" table:row="13" table:table="4"/>
          <office:change-info>
            <dc:creator>Jesus Urcera</dc:creator>
            <dc:date>2013-01-10T03:23:41.08</dc:date>
          </office:change-info>
          <table:previous>
            <table:change-track-table-cell/>
          </table:previous>
        </table:cell-content-change>
        <table:cell-content-change table:id="ct1850">
          <table:cell-address table:column="15" table:row="1" table:table="4"/>
          <office:change-info>
            <dc:creator>Jesus Urcera</dc:creator>
            <dc:date>2013-01-10T03:24:04.02</dc:date>
          </office:change-info>
          <table:previous>
            <table:change-track-table-cell/>
          </table:previous>
        </table:cell-content-change>
        <table:cell-content-change table:id="ct1851">
          <table:cell-address table:column="15" table:row="2" table:table="4"/>
          <office:change-info>
            <dc:creator>Jesus Urcera</dc:creator>
            <dc:date>2013-01-10T03:24:04.02</dc:date>
          </office:change-info>
          <table:previous>
            <table:change-track-table-cell/>
          </table:previous>
        </table:cell-content-change>
        <table:cell-content-change table:id="ct1852">
          <table:cell-address table:column="15" table:row="3" table:table="4"/>
          <office:change-info>
            <dc:creator>Jesus Urcera</dc:creator>
            <dc:date>2013-01-10T03:24:04.02</dc:date>
          </office:change-info>
          <table:previous>
            <table:change-track-table-cell/>
          </table:previous>
        </table:cell-content-change>
        <table:cell-content-change table:id="ct1853">
          <table:cell-address table:column="15" table:row="4" table:table="4"/>
          <office:change-info>
            <dc:creator>Jesus Urcera</dc:creator>
            <dc:date>2013-01-10T03:24:04.02</dc:date>
          </office:change-info>
          <table:previous>
            <table:change-track-table-cell/>
          </table:previous>
        </table:cell-content-change>
        <table:cell-content-change table:id="ct1854">
          <table:cell-address table:column="15" table:row="5" table:table="4"/>
          <office:change-info>
            <dc:creator>Jesus Urcera</dc:creator>
            <dc:date>2013-01-10T03:24:04.02</dc:date>
          </office:change-info>
          <table:previous>
            <table:change-track-table-cell/>
          </table:previous>
        </table:cell-content-change>
        <table:cell-content-change table:id="ct1855">
          <table:cell-address table:column="15" table:row="6" table:table="4"/>
          <office:change-info>
            <dc:creator>Jesus Urcera</dc:creator>
            <dc:date>2013-01-10T03:24:04.02</dc:date>
          </office:change-info>
          <table:previous>
            <table:change-track-table-cell/>
          </table:previous>
        </table:cell-content-change>
        <table:cell-content-change table:id="ct1856">
          <table:cell-address table:column="15" table:row="7" table:table="4"/>
          <office:change-info>
            <dc:creator>Jesus Urcera</dc:creator>
            <dc:date>2013-01-10T03:24:04.02</dc:date>
          </office:change-info>
          <table:previous>
            <table:change-track-table-cell/>
          </table:previous>
        </table:cell-content-change>
        <table:cell-content-change table:id="ct1857">
          <table:cell-address table:column="15" table:row="8" table:table="4"/>
          <office:change-info>
            <dc:creator>Jesus Urcera</dc:creator>
            <dc:date>2013-01-10T03:24:04.02</dc:date>
          </office:change-info>
          <table:previous>
            <table:change-track-table-cell/>
          </table:previous>
        </table:cell-content-change>
        <table:cell-content-change table:id="ct1858">
          <table:cell-address table:column="15" table:row="9" table:table="4"/>
          <office:change-info>
            <dc:creator>Jesus Urcera</dc:creator>
            <dc:date>2013-01-10T03:24:04.02</dc:date>
          </office:change-info>
          <table:previous>
            <table:change-track-table-cell/>
          </table:previous>
        </table:cell-content-change>
        <table:cell-content-change table:id="ct1859">
          <table:cell-address table:column="15" table:row="10" table:table="4"/>
          <office:change-info>
            <dc:creator>Jesus Urcera</dc:creator>
            <dc:date>2013-01-10T03:24:04.02</dc:date>
          </office:change-info>
          <table:previous>
            <table:change-track-table-cell/>
          </table:previous>
        </table:cell-content-change>
        <table:cell-content-change table:id="ct1860">
          <table:cell-address table:column="15" table:row="11" table:table="4"/>
          <office:change-info>
            <dc:creator>Jesus Urcera</dc:creator>
            <dc:date>2013-01-10T03:24:12.10</dc:date>
          </office:change-info>
          <table:previous>
            <table:change-track-table-cell/>
          </table:previous>
        </table:cell-content-change>
        <table:cell-content-change table:id="ct1861">
          <table:cell-address table:column="14" table:row="17" table:table="4"/>
          <office:change-info>
            <dc:creator>Jesus Urcera</dc:creator>
            <dc:date>2013-01-10T03:25:46.91</dc:date>
          </office:change-info>
          <table:previous>
            <table:change-track-table-cell/>
          </table:previous>
        </table:cell-content-change>
        <table:cell-content-change table:id="ct1862">
          <table:cell-address table:column="14" table:row="18" table:table="4"/>
          <office:change-info>
            <dc:creator>Jesus Urcera</dc:creator>
            <dc:date>2013-01-10T03:25:46.91</dc:date>
          </office:change-info>
          <table:previous>
            <table:change-track-table-cell/>
          </table:previous>
        </table:cell-content-change>
        <table:cell-content-change table:id="ct1863">
          <table:cell-address table:column="14" table:row="19" table:table="4"/>
          <office:change-info>
            <dc:creator>Jesus Urcera</dc:creator>
            <dc:date>2013-01-10T03:25:46.91</dc:date>
          </office:change-info>
          <table:previous>
            <table:change-track-table-cell/>
          </table:previous>
        </table:cell-content-change>
        <table:cell-content-change table:id="ct1864">
          <table:cell-address table:column="14" table:row="20" table:table="4"/>
          <office:change-info>
            <dc:creator>Jesus Urcera</dc:creator>
            <dc:date>2013-01-10T03:25:46.91</dc:date>
          </office:change-info>
          <table:previous>
            <table:change-track-table-cell/>
          </table:previous>
        </table:cell-content-change>
        <table:cell-content-change table:id="ct1865">
          <table:cell-address table:column="14" table:row="21" table:table="4"/>
          <office:change-info>
            <dc:creator>Jesus Urcera</dc:creator>
            <dc:date>2013-01-10T03:25:46.91</dc:date>
          </office:change-info>
          <table:previous>
            <table:change-track-table-cell/>
          </table:previous>
        </table:cell-content-change>
        <table:cell-content-change table:id="ct1866">
          <table:cell-address table:column="14" table:row="22" table:table="4"/>
          <office:change-info>
            <dc:creator>Jesus Urcera</dc:creator>
            <dc:date>2013-01-10T03:25:46.91</dc:date>
          </office:change-info>
          <table:previous>
            <table:change-track-table-cell/>
          </table:previous>
        </table:cell-content-change>
        <table:cell-content-change table:id="ct1867">
          <table:cell-address table:column="14" table:row="23" table:table="4"/>
          <office:change-info>
            <dc:creator>Jesus Urcera</dc:creator>
            <dc:date>2013-01-10T03:25:46.91</dc:date>
          </office:change-info>
          <table:previous>
            <table:change-track-table-cell/>
          </table:previous>
        </table:cell-content-change>
        <table:cell-content-change table:id="ct1868">
          <table:cell-address table:column="14" table:row="24" table:table="4"/>
          <office:change-info>
            <dc:creator>Jesus Urcera</dc:creator>
            <dc:date>2013-01-10T03:25:46.91</dc:date>
          </office:change-info>
          <table:previous>
            <table:change-track-table-cell/>
          </table:previous>
        </table:cell-content-change>
        <table:cell-content-change table:id="ct1869">
          <table:cell-address table:column="14" table:row="25" table:table="4"/>
          <office:change-info>
            <dc:creator>Jesus Urcera</dc:creator>
            <dc:date>2013-01-10T03:25:46.91</dc:date>
          </office:change-info>
          <table:previous>
            <table:change-track-table-cell/>
          </table:previous>
        </table:cell-content-change>
        <table:cell-content-change table:id="ct1870">
          <table:cell-address table:column="14" table:row="26" table:table="4"/>
          <office:change-info>
            <dc:creator>Jesus Urcera</dc:creator>
            <dc:date>2013-01-10T03:25:46.91</dc:date>
          </office:change-info>
          <table:previous>
            <table:change-track-table-cell/>
          </table:previous>
        </table:cell-content-change>
        <table:cell-content-change table:id="ct1871">
          <table:cell-address table:column="14" table:row="27" table:table="4"/>
          <office:change-info>
            <dc:creator>Jesus Urcera</dc:creator>
            <dc:date>2013-01-10T03:25:46.91</dc:date>
          </office:change-info>
          <table:previous>
            <table:change-track-table-cell/>
          </table:previous>
        </table:cell-content-change>
        <table:cell-content-change table:id="ct1872">
          <table:cell-address table:column="14" table:row="28" table:table="4"/>
          <office:change-info>
            <dc:creator>Jesus Urcera</dc:creator>
            <dc:date>2013-01-10T03:25:46.91</dc:date>
          </office:change-info>
          <table:previous>
            <table:change-track-table-cell/>
          </table:previous>
        </table:cell-content-change>
        <table:cell-content-change table:id="ct1873">
          <table:cell-address table:column="14" table:row="29" table:table="4"/>
          <office:change-info>
            <dc:creator>Jesus Urcera</dc:creator>
            <dc:date>2013-01-10T03:25:46.91</dc:date>
          </office:change-info>
          <table:previous>
            <table:change-track-table-cell/>
          </table:previous>
        </table:cell-content-change>
        <table:cell-content-change table:id="ct1874">
          <table:cell-address table:column="14" table:row="30" table:table="4"/>
          <office:change-info>
            <dc:creator>Jesus Urcera</dc:creator>
            <dc:date>2013-01-10T03:25:46.91</dc:date>
          </office:change-info>
          <table:previous>
            <table:change-track-table-cell/>
          </table:previous>
        </table:cell-content-change>
        <table:cell-content-change table:id="ct1875">
          <table:cell-address table:column="14" table:row="31" table:table="4"/>
          <office:change-info>
            <dc:creator>Jesus Urcera</dc:creator>
            <dc:date>2013-01-10T03:25:46.91</dc:date>
          </office:change-info>
          <table:previous>
            <table:change-track-table-cell/>
          </table:previous>
        </table:cell-content-change>
        <table:cell-content-change table:id="ct1876">
          <table:cell-address table:column="14" table:row="32" table:table="4"/>
          <office:change-info>
            <dc:creator>Jesus Urcera</dc:creator>
            <dc:date>2013-01-10T03:25:46.91</dc:date>
          </office:change-info>
          <table:previous>
            <table:change-track-table-cell/>
          </table:previous>
        </table:cell-content-change>
        <table:cell-content-change table:id="ct1877">
          <table:cell-address table:column="14" table:row="33" table:table="4"/>
          <office:change-info>
            <dc:creator>Jesus Urcera</dc:creator>
            <dc:date>2013-01-10T03:25:46.91</dc:date>
          </office:change-info>
          <table:previous>
            <table:change-track-table-cell/>
          </table:previous>
        </table:cell-content-change>
        <table:cell-content-change table:id="ct1878">
          <table:cell-address table:column="14" table:row="34" table:table="4"/>
          <office:change-info>
            <dc:creator>Jesus Urcera</dc:creator>
            <dc:date>2013-01-10T03:25:46.91</dc:date>
          </office:change-info>
          <table:previous>
            <table:change-track-table-cell/>
          </table:previous>
        </table:cell-content-change>
        <table:cell-content-change table:id="ct1879">
          <table:cell-address table:column="14" table:row="35" table:table="4"/>
          <office:change-info>
            <dc:creator>Jesus Urcera</dc:creator>
            <dc:date>2013-01-10T03:25:46.91</dc:date>
          </office:change-info>
          <table:previous>
            <table:change-track-table-cell/>
          </table:previous>
        </table:cell-content-change>
        <table:cell-content-change table:id="ct1880">
          <table:cell-address table:column="14" table:row="36" table:table="4"/>
          <office:change-info>
            <dc:creator>Jesus Urcera</dc:creator>
            <dc:date>2013-01-10T03:25:46.91</dc:date>
          </office:change-info>
          <table:previous>
            <table:change-track-table-cell/>
          </table:previous>
        </table:cell-content-change>
        <table:cell-content-change table:id="ct1881">
          <table:cell-address table:column="14" table:row="37" table:table="4"/>
          <office:change-info>
            <dc:creator>Jesus Urcera</dc:creator>
            <dc:date>2013-01-10T03:25:46.91</dc:date>
          </office:change-info>
          <table:previous>
            <table:change-track-table-cell/>
          </table:previous>
        </table:cell-content-change>
        <table:cell-content-change table:id="ct1882">
          <table:cell-address table:column="14" table:row="38" table:table="4"/>
          <office:change-info>
            <dc:creator>Jesus Urcera</dc:creator>
            <dc:date>2013-01-10T03:25:46.91</dc:date>
          </office:change-info>
          <table:previous>
            <table:change-track-table-cell/>
          </table:previous>
        </table:cell-content-change>
        <table:cell-content-change table:id="ct1883">
          <table:cell-address table:column="14" table:row="39" table:table="4"/>
          <office:change-info>
            <dc:creator>Jesus Urcera</dc:creator>
            <dc:date>2013-01-10T03:25:46.91</dc:date>
          </office:change-info>
          <table:previous>
            <table:change-track-table-cell/>
          </table:previous>
        </table:cell-content-change>
        <table:cell-content-change table:id="ct1884">
          <table:cell-address table:column="14" table:row="40" table:table="4"/>
          <office:change-info>
            <dc:creator>Jesus Urcera</dc:creator>
            <dc:date>2013-01-10T03:25:46.91</dc:date>
          </office:change-info>
          <table:previous>
            <table:change-track-table-cell/>
          </table:previous>
        </table:cell-content-change>
        <table:cell-content-change table:id="ct1885">
          <table:cell-address table:column="14" table:row="41" table:table="4"/>
          <office:change-info>
            <dc:creator>Jesus Urcera</dc:creator>
            <dc:date>2013-01-10T03:25:46.91</dc:date>
          </office:change-info>
          <table:previous>
            <table:change-track-table-cell/>
          </table:previous>
        </table:cell-content-change>
        <table:cell-content-change table:id="ct1886">
          <table:cell-address table:column="14" table:row="42" table:table="4"/>
          <office:change-info>
            <dc:creator>Jesus Urcera</dc:creator>
            <dc:date>2013-01-10T03:25:46.91</dc:date>
          </office:change-info>
          <table:previous>
            <table:change-track-table-cell/>
          </table:previous>
        </table:cell-content-change>
        <table:cell-content-change table:id="ct1887">
          <table:cell-address table:column="14" table:row="43" table:table="4"/>
          <office:change-info>
            <dc:creator>Jesus Urcera</dc:creator>
            <dc:date>2013-01-10T03:25:46.91</dc:date>
          </office:change-info>
          <table:previous>
            <table:change-track-table-cell/>
          </table:previous>
        </table:cell-content-change>
        <table:cell-content-change table:id="ct1888">
          <table:cell-address table:column="14" table:row="44" table:table="4"/>
          <office:change-info>
            <dc:creator>Jesus Urcera</dc:creator>
            <dc:date>2013-01-10T03:25:46.91</dc:date>
          </office:change-info>
          <table:previous>
            <table:change-track-table-cell/>
          </table:previous>
        </table:cell-content-change>
        <table:cell-content-change table:id="ct1889">
          <table:cell-address table:column="14" table:row="45" table:table="4"/>
          <office:change-info>
            <dc:creator>Jesus Urcera</dc:creator>
            <dc:date>2013-01-10T03:25:46.91</dc:date>
          </office:change-info>
          <table:previous>
            <table:change-track-table-cell/>
          </table:previous>
        </table:cell-content-change>
        <table:cell-content-change table:id="ct1890">
          <table:cell-address table:column="14" table:row="46" table:table="4"/>
          <office:change-info>
            <dc:creator>Jesus Urcera</dc:creator>
            <dc:date>2013-01-10T03:25:46.91</dc:date>
          </office:change-info>
          <table:previous>
            <table:change-track-table-cell/>
          </table:previous>
        </table:cell-content-change>
        <table:cell-content-change table:id="ct1891">
          <table:cell-address table:column="14" table:row="47" table:table="4"/>
          <office:change-info>
            <dc:creator>Jesus Urcera</dc:creator>
            <dc:date>2013-01-10T03:25:46.91</dc:date>
          </office:change-info>
          <table:previous>
            <table:change-track-table-cell/>
          </table:previous>
        </table:cell-content-change>
        <table:cell-content-change table:id="ct1892">
          <table:cell-address table:column="14" table:row="48" table:table="4"/>
          <office:change-info>
            <dc:creator>Jesus Urcera</dc:creator>
            <dc:date>2013-01-10T03:25:46.91</dc:date>
          </office:change-info>
          <table:previous>
            <table:change-track-table-cell/>
          </table:previous>
        </table:cell-content-change>
        <table:cell-content-change table:id="ct1893">
          <table:cell-address table:column="14" table:row="49" table:table="4"/>
          <office:change-info>
            <dc:creator>Jesus Urcera</dc:creator>
            <dc:date>2013-01-10T03:25:46.92</dc:date>
          </office:change-info>
          <table:previous>
            <table:change-track-table-cell/>
          </table:previous>
        </table:cell-content-change>
        <table:cell-content-change table:id="ct1894">
          <table:cell-address table:column="14" table:row="50" table:table="4"/>
          <office:change-info>
            <dc:creator>Jesus Urcera</dc:creator>
            <dc:date>2013-01-10T03:25:46.92</dc:date>
          </office:change-info>
          <table:previous>
            <table:change-track-table-cell/>
          </table:previous>
        </table:cell-content-change>
        <table:cell-content-change table:id="ct1895">
          <table:cell-address table:column="14" table:row="51" table:table="4"/>
          <office:change-info>
            <dc:creator>Jesus Urcera</dc:creator>
            <dc:date>2013-01-10T03:25:46.92</dc:date>
          </office:change-info>
          <table:previous>
            <table:change-track-table-cell/>
          </table:previous>
        </table:cell-content-change>
        <table:cell-content-change table:id="ct1896">
          <table:cell-address table:column="14" table:row="52" table:table="4"/>
          <office:change-info>
            <dc:creator>Jesus Urcera</dc:creator>
            <dc:date>2013-01-10T03:25:46.92</dc:date>
          </office:change-info>
          <table:previous>
            <table:change-track-table-cell/>
          </table:previous>
        </table:cell-content-change>
        <table:cell-content-change table:id="ct1897">
          <table:cell-address table:column="14" table:row="53" table:table="4"/>
          <office:change-info>
            <dc:creator>Jesus Urcera</dc:creator>
            <dc:date>2013-01-10T03:25:46.92</dc:date>
          </office:change-info>
          <table:previous>
            <table:change-track-table-cell/>
          </table:previous>
        </table:cell-content-change>
        <table:cell-content-change table:id="ct1898">
          <table:cell-address table:column="14" table:row="54" table:table="4"/>
          <office:change-info>
            <dc:creator>Jesus Urcera</dc:creator>
            <dc:date>2013-01-10T03:25:46.92</dc:date>
          </office:change-info>
          <table:previous>
            <table:change-track-table-cell/>
          </table:previous>
        </table:cell-content-change>
        <table:cell-content-change table:id="ct1899">
          <table:cell-address table:column="14" table:row="55" table:table="4"/>
          <office:change-info>
            <dc:creator>Jesus Urcera</dc:creator>
            <dc:date>2013-01-10T03:25:46.92</dc:date>
          </office:change-info>
          <table:previous>
            <table:change-track-table-cell/>
          </table:previous>
        </table:cell-content-change>
        <table:cell-content-change table:id="ct1900">
          <table:cell-address table:column="14" table:row="56" table:table="4"/>
          <office:change-info>
            <dc:creator>Jesus Urcera</dc:creator>
            <dc:date>2013-01-10T03:25:46.92</dc:date>
          </office:change-info>
          <table:previous>
            <table:change-track-table-cell/>
          </table:previous>
        </table:cell-content-change>
        <table:cell-content-change table:id="ct1901">
          <table:cell-address table:column="14" table:row="57" table:table="4"/>
          <office:change-info>
            <dc:creator>Jesus Urcera</dc:creator>
            <dc:date>2013-01-10T03:25:46.92</dc:date>
          </office:change-info>
          <table:previous>
            <table:change-track-table-cell/>
          </table:previous>
        </table:cell-content-change>
        <table:cell-content-change table:id="ct1902">
          <table:cell-address table:column="14" table:row="58" table:table="4"/>
          <office:change-info>
            <dc:creator>Jesus Urcera</dc:creator>
            <dc:date>2013-01-10T03:25:46.92</dc:date>
          </office:change-info>
          <table:previous>
            <table:change-track-table-cell/>
          </table:previous>
        </table:cell-content-change>
        <table:cell-content-change table:id="ct1903">
          <table:cell-address table:column="14" table:row="59" table:table="4"/>
          <office:change-info>
            <dc:creator>Jesus Urcera</dc:creator>
            <dc:date>2013-01-10T03:25:46.92</dc:date>
          </office:change-info>
          <table:previous>
            <table:change-track-table-cell/>
          </table:previous>
        </table:cell-content-change>
        <table:cell-content-change table:id="ct1904">
          <table:cell-address table:column="14" table:row="60" table:table="4"/>
          <office:change-info>
            <dc:creator>Jesus Urcera</dc:creator>
            <dc:date>2013-01-10T03:25:46.92</dc:date>
          </office:change-info>
          <table:previous>
            <table:change-track-table-cell/>
          </table:previous>
        </table:cell-content-change>
        <table:cell-content-change table:id="ct1905">
          <table:cell-address table:column="14" table:row="61" table:table="4"/>
          <office:change-info>
            <dc:creator>Jesus Urcera</dc:creator>
            <dc:date>2013-01-10T03:25:46.92</dc:date>
          </office:change-info>
          <table:previous>
            <table:change-track-table-cell/>
          </table:previous>
        </table:cell-content-change>
        <table:cell-content-change table:id="ct1906">
          <table:cell-address table:column="14" table:row="62" table:table="4"/>
          <office:change-info>
            <dc:creator>Jesus Urcera</dc:creator>
            <dc:date>2013-01-10T03:25:46.92</dc:date>
          </office:change-info>
          <table:previous>
            <table:change-track-table-cell/>
          </table:previous>
        </table:cell-content-change>
        <table:cell-content-change table:id="ct1907">
          <table:cell-address table:column="14" table:row="63" table:table="4"/>
          <office:change-info>
            <dc:creator>Jesus Urcera</dc:creator>
            <dc:date>2013-01-10T03:25:46.92</dc:date>
          </office:change-info>
          <table:previous>
            <table:change-track-table-cell/>
          </table:previous>
        </table:cell-content-change>
        <table:cell-content-change table:id="ct1908">
          <table:cell-address table:column="14" table:row="64" table:table="4"/>
          <office:change-info>
            <dc:creator>Jesus Urcera</dc:creator>
            <dc:date>2013-01-10T03:25:46.92</dc:date>
          </office:change-info>
          <table:previous>
            <table:change-track-table-cell/>
          </table:previous>
        </table:cell-content-change>
        <table:cell-content-change table:id="ct1909">
          <table:cell-address table:column="14" table:row="65" table:table="4"/>
          <office:change-info>
            <dc:creator>Jesus Urcera</dc:creator>
            <dc:date>2013-01-10T03:25:46.92</dc:date>
          </office:change-info>
          <table:previous>
            <table:change-track-table-cell/>
          </table:previous>
        </table:cell-content-change>
        <table:cell-content-change table:id="ct1910">
          <table:cell-address table:column="14" table:row="66" table:table="4"/>
          <office:change-info>
            <dc:creator>Jesus Urcera</dc:creator>
            <dc:date>2013-01-10T03:25:46.92</dc:date>
          </office:change-info>
          <table:previous>
            <table:change-track-table-cell/>
          </table:previous>
        </table:cell-content-change>
        <table:cell-content-change table:id="ct1911">
          <table:cell-address table:column="14" table:row="67" table:table="4"/>
          <office:change-info>
            <dc:creator>Jesus Urcera</dc:creator>
            <dc:date>2013-01-10T03:25:46.92</dc:date>
          </office:change-info>
          <table:previous>
            <table:change-track-table-cell/>
          </table:previous>
        </table:cell-content-change>
        <table:cell-content-change table:id="ct1912">
          <table:cell-address table:column="14" table:row="68" table:table="4"/>
          <office:change-info>
            <dc:creator>Jesus Urcera</dc:creator>
            <dc:date>2013-01-10T03:25:46.92</dc:date>
          </office:change-info>
          <table:previous>
            <table:change-track-table-cell/>
          </table:previous>
        </table:cell-content-change>
        <table:cell-content-change table:id="ct1913">
          <table:cell-address table:column="14" table:row="69" table:table="4"/>
          <office:change-info>
            <dc:creator>Jesus Urcera</dc:creator>
            <dc:date>2013-01-10T03:25:46.92</dc:date>
          </office:change-info>
          <table:previous>
            <table:change-track-table-cell/>
          </table:previous>
        </table:cell-content-change>
        <table:cell-content-change table:id="ct1914">
          <table:cell-address table:column="14" table:row="70" table:table="4"/>
          <office:change-info>
            <dc:creator>Jesus Urcera</dc:creator>
            <dc:date>2013-01-10T03:25:46.92</dc:date>
          </office:change-info>
          <table:previous>
            <table:change-track-table-cell/>
          </table:previous>
        </table:cell-content-change>
        <table:cell-content-change table:id="ct1915">
          <table:cell-address table:column="14" table:row="71" table:table="4"/>
          <office:change-info>
            <dc:creator>Jesus Urcera</dc:creator>
            <dc:date>2013-01-10T03:25:46.92</dc:date>
          </office:change-info>
          <table:previous>
            <table:change-track-table-cell/>
          </table:previous>
        </table:cell-content-change>
        <table:cell-content-change table:id="ct1916">
          <table:cell-address table:column="14" table:row="72" table:table="4"/>
          <office:change-info>
            <dc:creator>Jesus Urcera</dc:creator>
            <dc:date>2013-01-10T03:25:46.92</dc:date>
          </office:change-info>
          <table:previous>
            <table:change-track-table-cell/>
          </table:previous>
        </table:cell-content-change>
        <table:cell-content-change table:id="ct1917">
          <table:cell-address table:column="14" table:row="73" table:table="4"/>
          <office:change-info>
            <dc:creator>Jesus Urcera</dc:creator>
            <dc:date>2013-01-10T03:25:46.92</dc:date>
          </office:change-info>
          <table:previous>
            <table:change-track-table-cell/>
          </table:previous>
        </table:cell-content-change>
        <table:cell-content-change table:id="ct1918">
          <table:cell-address table:column="14" table:row="74" table:table="4"/>
          <office:change-info>
            <dc:creator>Jesus Urcera</dc:creator>
            <dc:date>2013-01-10T03:25:46.92</dc:date>
          </office:change-info>
          <table:previous>
            <table:change-track-table-cell/>
          </table:previous>
        </table:cell-content-change>
        <table:cell-content-change table:id="ct1919">
          <table:cell-address table:column="14" table:row="75" table:table="4"/>
          <office:change-info>
            <dc:creator>Jesus Urcera</dc:creator>
            <dc:date>2013-01-10T03:25:46.92</dc:date>
          </office:change-info>
          <table:previous>
            <table:change-track-table-cell/>
          </table:previous>
        </table:cell-content-change>
        <table:cell-content-change table:id="ct1920">
          <table:cell-address table:column="14" table:row="76" table:table="4"/>
          <office:change-info>
            <dc:creator>Jesus Urcera</dc:creator>
            <dc:date>2013-01-10T03:25:46.92</dc:date>
          </office:change-info>
          <table:previous>
            <table:change-track-table-cell/>
          </table:previous>
        </table:cell-content-change>
        <table:cell-content-change table:id="ct1921">
          <table:cell-address table:column="14" table:row="77" table:table="4"/>
          <office:change-info>
            <dc:creator>Jesus Urcera</dc:creator>
            <dc:date>2013-01-10T03:25:46.92</dc:date>
          </office:change-info>
          <table:previous>
            <table:change-track-table-cell/>
          </table:previous>
        </table:cell-content-change>
        <table:cell-content-change table:id="ct1922">
          <table:cell-address table:column="14" table:row="78" table:table="4"/>
          <office:change-info>
            <dc:creator>Jesus Urcera</dc:creator>
            <dc:date>2013-01-10T03:25:46.92</dc:date>
          </office:change-info>
          <table:previous>
            <table:change-track-table-cell/>
          </table:previous>
        </table:cell-content-change>
        <table:cell-content-change table:id="ct1923">
          <table:cell-address table:column="14" table:row="79" table:table="4"/>
          <office:change-info>
            <dc:creator>Jesus Urcera</dc:creator>
            <dc:date>2013-01-10T03:25:46.92</dc:date>
          </office:change-info>
          <table:previous>
            <table:change-track-table-cell/>
          </table:previous>
        </table:cell-content-change>
        <table:cell-content-change table:id="ct1924">
          <table:cell-address table:column="14" table:row="80" table:table="4"/>
          <office:change-info>
            <dc:creator>Jesus Urcera</dc:creator>
            <dc:date>2013-01-10T03:25:46.92</dc:date>
          </office:change-info>
          <table:previous>
            <table:change-track-table-cell/>
          </table:previous>
        </table:cell-content-change>
        <table:cell-content-change table:id="ct1925">
          <table:cell-address table:column="14" table:row="81" table:table="4"/>
          <office:change-info>
            <dc:creator>Jesus Urcera</dc:creator>
            <dc:date>2013-01-10T03:25:46.92</dc:date>
          </office:change-info>
          <table:previous>
            <table:change-track-table-cell/>
          </table:previous>
        </table:cell-content-change>
        <table:cell-content-change table:id="ct1926">
          <table:cell-address table:column="14" table:row="82" table:table="4"/>
          <office:change-info>
            <dc:creator>Jesus Urcera</dc:creator>
            <dc:date>2013-01-10T03:25:46.92</dc:date>
          </office:change-info>
          <table:previous>
            <table:change-track-table-cell/>
          </table:previous>
        </table:cell-content-change>
        <table:cell-content-change table:id="ct1927">
          <table:cell-address table:column="14" table:row="83" table:table="4"/>
          <office:change-info>
            <dc:creator>Jesus Urcera</dc:creator>
            <dc:date>2013-01-10T03:25:46.92</dc:date>
          </office:change-info>
          <table:previous>
            <table:change-track-table-cell/>
          </table:previous>
        </table:cell-content-change>
        <table:cell-content-change table:id="ct1928">
          <table:cell-address table:column="14" table:row="84" table:table="4"/>
          <office:change-info>
            <dc:creator>Jesus Urcera</dc:creator>
            <dc:date>2013-01-10T03:25:46.92</dc:date>
          </office:change-info>
          <table:previous>
            <table:change-track-table-cell/>
          </table:previous>
        </table:cell-content-change>
        <table:cell-content-change table:id="ct1929">
          <table:cell-address table:column="14" table:row="85" table:table="4"/>
          <office:change-info>
            <dc:creator>Jesus Urcera</dc:creator>
            <dc:date>2013-01-10T03:25:46.92</dc:date>
          </office:change-info>
          <table:previous>
            <table:change-track-table-cell/>
          </table:previous>
        </table:cell-content-change>
        <table:cell-content-change table:id="ct1930">
          <table:cell-address table:column="14" table:row="86" table:table="4"/>
          <office:change-info>
            <dc:creator>Jesus Urcera</dc:creator>
            <dc:date>2013-01-10T03:25:46.92</dc:date>
          </office:change-info>
          <table:previous>
            <table:change-track-table-cell/>
          </table:previous>
        </table:cell-content-change>
        <table:cell-content-change table:id="ct1931">
          <table:cell-address table:column="14" table:row="87" table:table="4"/>
          <office:change-info>
            <dc:creator>Jesus Urcera</dc:creator>
            <dc:date>2013-01-10T03:25:46.92</dc:date>
          </office:change-info>
          <table:previous>
            <table:change-track-table-cell/>
          </table:previous>
        </table:cell-content-change>
        <table:cell-content-change table:id="ct1932">
          <table:cell-address table:column="14" table:row="88" table:table="4"/>
          <office:change-info>
            <dc:creator>Jesus Urcera</dc:creator>
            <dc:date>2013-01-10T03:25:46.92</dc:date>
          </office:change-info>
          <table:previous>
            <table:change-track-table-cell/>
          </table:previous>
        </table:cell-content-change>
        <table:cell-content-change table:id="ct1933">
          <table:cell-address table:column="13" table:row="86" table:table="4"/>
          <office:change-info>
            <dc:creator>Jesus Urcera</dc:creator>
            <dc:date>2013-01-10T03:25:57.48</dc:date>
          </office:change-info>
          <table:previous>
            <table:change-track-table-cell/>
          </table:previous>
        </table:cell-content-change>
        <table:cell-content-change table:id="ct1934">
          <table:cell-address table:column="13" table:row="85" table:table="4"/>
          <office:change-info>
            <dc:creator>Jesus Urcera</dc:creator>
            <dc:date>2013-01-10T03:25:58.68</dc:date>
          </office:change-info>
          <table:previous>
            <table:change-track-table-cell/>
          </table:previous>
        </table:cell-content-change>
        <table:cell-content-change table:id="ct1935">
          <table:cell-address table:column="13" table:row="17" table:table="4"/>
          <office:change-info>
            <dc:creator>Jesus Urcera</dc:creator>
            <dc:date>2013-01-10T03:26:31.77</dc:date>
          </office:change-info>
          <table:previous>
            <table:change-track-table-cell/>
          </table:previous>
        </table:cell-content-change>
        <table:cell-content-change table:id="ct1936">
          <table:cell-address table:column="13" table:row="18" table:table="4"/>
          <office:change-info>
            <dc:creator>Jesus Urcera</dc:creator>
            <dc:date>2013-01-10T03:26:31.77</dc:date>
          </office:change-info>
          <table:previous>
            <table:change-track-table-cell/>
          </table:previous>
        </table:cell-content-change>
        <table:cell-content-change table:id="ct1937">
          <table:cell-address table:column="13" table:row="19" table:table="4"/>
          <office:change-info>
            <dc:creator>Jesus Urcera</dc:creator>
            <dc:date>2013-01-10T03:26:31.77</dc:date>
          </office:change-info>
          <table:previous>
            <table:change-track-table-cell/>
          </table:previous>
        </table:cell-content-change>
        <table:cell-content-change table:id="ct1938">
          <table:cell-address table:column="13" table:row="20" table:table="4"/>
          <office:change-info>
            <dc:creator>Jesus Urcera</dc:creator>
            <dc:date>2013-01-10T03:26:31.77</dc:date>
          </office:change-info>
          <table:previous>
            <table:change-track-table-cell/>
          </table:previous>
        </table:cell-content-change>
        <table:cell-content-change table:id="ct1939">
          <table:cell-address table:column="13" table:row="21" table:table="4"/>
          <office:change-info>
            <dc:creator>Jesus Urcera</dc:creator>
            <dc:date>2013-01-10T03:26:31.77</dc:date>
          </office:change-info>
          <table:previous>
            <table:change-track-table-cell/>
          </table:previous>
        </table:cell-content-change>
        <table:cell-content-change table:id="ct1940">
          <table:cell-address table:column="13" table:row="22" table:table="4"/>
          <office:change-info>
            <dc:creator>Jesus Urcera</dc:creator>
            <dc:date>2013-01-10T03:26:31.77</dc:date>
          </office:change-info>
          <table:previous>
            <table:change-track-table-cell/>
          </table:previous>
        </table:cell-content-change>
        <table:cell-content-change table:id="ct1941">
          <table:cell-address table:column="13" table:row="23" table:table="4"/>
          <office:change-info>
            <dc:creator>Jesus Urcera</dc:creator>
            <dc:date>2013-01-10T03:26:31.77</dc:date>
          </office:change-info>
          <table:previous>
            <table:change-track-table-cell/>
          </table:previous>
        </table:cell-content-change>
        <table:cell-content-change table:id="ct1942">
          <table:cell-address table:column="13" table:row="24" table:table="4"/>
          <office:change-info>
            <dc:creator>Jesus Urcera</dc:creator>
            <dc:date>2013-01-10T03:26:31.77</dc:date>
          </office:change-info>
          <table:previous>
            <table:change-track-table-cell/>
          </table:previous>
        </table:cell-content-change>
        <table:cell-content-change table:id="ct1943">
          <table:cell-address table:column="13" table:row="25" table:table="4"/>
          <office:change-info>
            <dc:creator>Jesus Urcera</dc:creator>
            <dc:date>2013-01-10T03:26:31.77</dc:date>
          </office:change-info>
          <table:previous>
            <table:change-track-table-cell/>
          </table:previous>
        </table:cell-content-change>
        <table:cell-content-change table:id="ct1944">
          <table:cell-address table:column="13" table:row="26" table:table="4"/>
          <office:change-info>
            <dc:creator>Jesus Urcera</dc:creator>
            <dc:date>2013-01-10T03:26:31.77</dc:date>
          </office:change-info>
          <table:previous>
            <table:change-track-table-cell/>
          </table:previous>
        </table:cell-content-change>
        <table:cell-content-change table:id="ct1945">
          <table:cell-address table:column="13" table:row="27" table:table="4"/>
          <office:change-info>
            <dc:creator>Jesus Urcera</dc:creator>
            <dc:date>2013-01-10T03:26:31.77</dc:date>
          </office:change-info>
          <table:previous>
            <table:change-track-table-cell/>
          </table:previous>
        </table:cell-content-change>
        <table:cell-content-change table:id="ct1946">
          <table:cell-address table:column="13" table:row="28" table:table="4"/>
          <office:change-info>
            <dc:creator>Jesus Urcera</dc:creator>
            <dc:date>2013-01-10T03:26:31.77</dc:date>
          </office:change-info>
          <table:previous>
            <table:change-track-table-cell/>
          </table:previous>
        </table:cell-content-change>
        <table:cell-content-change table:id="ct1947">
          <table:cell-address table:column="13" table:row="29" table:table="4"/>
          <office:change-info>
            <dc:creator>Jesus Urcera</dc:creator>
            <dc:date>2013-01-10T03:26:31.77</dc:date>
          </office:change-info>
          <table:previous>
            <table:change-track-table-cell/>
          </table:previous>
        </table:cell-content-change>
        <table:cell-content-change table:id="ct1948">
          <table:cell-address table:column="13" table:row="30" table:table="4"/>
          <office:change-info>
            <dc:creator>Jesus Urcera</dc:creator>
            <dc:date>2013-01-10T03:26:31.77</dc:date>
          </office:change-info>
          <table:previous>
            <table:change-track-table-cell/>
          </table:previous>
        </table:cell-content-change>
        <table:cell-content-change table:id="ct1949">
          <table:cell-address table:column="13" table:row="31" table:table="4"/>
          <office:change-info>
            <dc:creator>Jesus Urcera</dc:creator>
            <dc:date>2013-01-10T03:26:31.77</dc:date>
          </office:change-info>
          <table:previous>
            <table:change-track-table-cell/>
          </table:previous>
        </table:cell-content-change>
        <table:cell-content-change table:id="ct1950">
          <table:cell-address table:column="13" table:row="32" table:table="4"/>
          <office:change-info>
            <dc:creator>Jesus Urcera</dc:creator>
            <dc:date>2013-01-10T03:26:31.77</dc:date>
          </office:change-info>
          <table:previous>
            <table:change-track-table-cell/>
          </table:previous>
        </table:cell-content-change>
        <table:cell-content-change table:id="ct1951">
          <table:cell-address table:column="13" table:row="33" table:table="4"/>
          <office:change-info>
            <dc:creator>Jesus Urcera</dc:creator>
            <dc:date>2013-01-10T03:26:31.77</dc:date>
          </office:change-info>
          <table:previous>
            <table:change-track-table-cell/>
          </table:previous>
        </table:cell-content-change>
        <table:cell-content-change table:id="ct1952">
          <table:cell-address table:column="13" table:row="34" table:table="4"/>
          <office:change-info>
            <dc:creator>Jesus Urcera</dc:creator>
            <dc:date>2013-01-10T03:26:31.77</dc:date>
          </office:change-info>
          <table:previous>
            <table:change-track-table-cell/>
          </table:previous>
        </table:cell-content-change>
        <table:cell-content-change table:id="ct1953">
          <table:cell-address table:column="13" table:row="35" table:table="4"/>
          <office:change-info>
            <dc:creator>Jesus Urcera</dc:creator>
            <dc:date>2013-01-10T03:26:31.77</dc:date>
          </office:change-info>
          <table:previous>
            <table:change-track-table-cell/>
          </table:previous>
        </table:cell-content-change>
        <table:cell-content-change table:id="ct1954">
          <table:cell-address table:column="13" table:row="36" table:table="4"/>
          <office:change-info>
            <dc:creator>Jesus Urcera</dc:creator>
            <dc:date>2013-01-10T03:26:31.77</dc:date>
          </office:change-info>
          <table:previous>
            <table:change-track-table-cell/>
          </table:previous>
        </table:cell-content-change>
        <table:cell-content-change table:id="ct1955">
          <table:cell-address table:column="13" table:row="37" table:table="4"/>
          <office:change-info>
            <dc:creator>Jesus Urcera</dc:creator>
            <dc:date>2013-01-10T03:26:31.77</dc:date>
          </office:change-info>
          <table:previous>
            <table:change-track-table-cell/>
          </table:previous>
        </table:cell-content-change>
        <table:cell-content-change table:id="ct1956">
          <table:cell-address table:column="13" table:row="38" table:table="4"/>
          <office:change-info>
            <dc:creator>Jesus Urcera</dc:creator>
            <dc:date>2013-01-10T03:26:31.77</dc:date>
          </office:change-info>
          <table:previous>
            <table:change-track-table-cell/>
          </table:previous>
        </table:cell-content-change>
        <table:cell-content-change table:id="ct1957">
          <table:cell-address table:column="13" table:row="39" table:table="4"/>
          <office:change-info>
            <dc:creator>Jesus Urcera</dc:creator>
            <dc:date>2013-01-10T03:26:31.77</dc:date>
          </office:change-info>
          <table:previous>
            <table:change-track-table-cell/>
          </table:previous>
        </table:cell-content-change>
        <table:cell-content-change table:id="ct1958">
          <table:cell-address table:column="13" table:row="40" table:table="4"/>
          <office:change-info>
            <dc:creator>Jesus Urcera</dc:creator>
            <dc:date>2013-01-10T03:26:31.77</dc:date>
          </office:change-info>
          <table:previous>
            <table:change-track-table-cell/>
          </table:previous>
        </table:cell-content-change>
        <table:cell-content-change table:id="ct1959">
          <table:cell-address table:column="13" table:row="41" table:table="4"/>
          <office:change-info>
            <dc:creator>Jesus Urcera</dc:creator>
            <dc:date>2013-01-10T03:26:31.77</dc:date>
          </office:change-info>
          <table:previous>
            <table:change-track-table-cell/>
          </table:previous>
        </table:cell-content-change>
        <table:cell-content-change table:id="ct1960">
          <table:cell-address table:column="13" table:row="42" table:table="4"/>
          <office:change-info>
            <dc:creator>Jesus Urcera</dc:creator>
            <dc:date>2013-01-10T03:26:31.77</dc:date>
          </office:change-info>
          <table:previous>
            <table:change-track-table-cell/>
          </table:previous>
        </table:cell-content-change>
        <table:cell-content-change table:id="ct1961">
          <table:cell-address table:column="13" table:row="43" table:table="4"/>
          <office:change-info>
            <dc:creator>Jesus Urcera</dc:creator>
            <dc:date>2013-01-10T03:26:31.77</dc:date>
          </office:change-info>
          <table:previous>
            <table:change-track-table-cell/>
          </table:previous>
        </table:cell-content-change>
        <table:cell-content-change table:id="ct1962">
          <table:cell-address table:column="13" table:row="44" table:table="4"/>
          <office:change-info>
            <dc:creator>Jesus Urcera</dc:creator>
            <dc:date>2013-01-10T03:26:31.77</dc:date>
          </office:change-info>
          <table:previous>
            <table:change-track-table-cell/>
          </table:previous>
        </table:cell-content-change>
        <table:cell-content-change table:id="ct1963">
          <table:cell-address table:column="13" table:row="45" table:table="4"/>
          <office:change-info>
            <dc:creator>Jesus Urcera</dc:creator>
            <dc:date>2013-01-10T03:26:31.77</dc:date>
          </office:change-info>
          <table:previous>
            <table:change-track-table-cell/>
          </table:previous>
        </table:cell-content-change>
        <table:cell-content-change table:id="ct1964">
          <table:cell-address table:column="13" table:row="46" table:table="4"/>
          <office:change-info>
            <dc:creator>Jesus Urcera</dc:creator>
            <dc:date>2013-01-10T03:26:31.77</dc:date>
          </office:change-info>
          <table:previous>
            <table:change-track-table-cell/>
          </table:previous>
        </table:cell-content-change>
        <table:cell-content-change table:id="ct1965">
          <table:cell-address table:column="13" table:row="47" table:table="4"/>
          <office:change-info>
            <dc:creator>Jesus Urcera</dc:creator>
            <dc:date>2013-01-10T03:26:31.77</dc:date>
          </office:change-info>
          <table:previous>
            <table:change-track-table-cell/>
          </table:previous>
        </table:cell-content-change>
        <table:cell-content-change table:id="ct1966">
          <table:cell-address table:column="13" table:row="48" table:table="4"/>
          <office:change-info>
            <dc:creator>Jesus Urcera</dc:creator>
            <dc:date>2013-01-10T03:26:31.77</dc:date>
          </office:change-info>
          <table:previous>
            <table:change-track-table-cell/>
          </table:previous>
        </table:cell-content-change>
        <table:cell-content-change table:id="ct1967">
          <table:cell-address table:column="13" table:row="49" table:table="4"/>
          <office:change-info>
            <dc:creator>Jesus Urcera</dc:creator>
            <dc:date>2013-01-10T03:26:31.77</dc:date>
          </office:change-info>
          <table:previous>
            <table:change-track-table-cell/>
          </table:previous>
        </table:cell-content-change>
        <table:cell-content-change table:id="ct1968">
          <table:cell-address table:column="13" table:row="50" table:table="4"/>
          <office:change-info>
            <dc:creator>Jesus Urcera</dc:creator>
            <dc:date>2013-01-10T03:26:31.77</dc:date>
          </office:change-info>
          <table:previous>
            <table:change-track-table-cell/>
          </table:previous>
        </table:cell-content-change>
        <table:cell-content-change table:id="ct1969">
          <table:cell-address table:column="13" table:row="51" table:table="4"/>
          <office:change-info>
            <dc:creator>Jesus Urcera</dc:creator>
            <dc:date>2013-01-10T03:26:31.77</dc:date>
          </office:change-info>
          <table:previous>
            <table:change-track-table-cell/>
          </table:previous>
        </table:cell-content-change>
        <table:cell-content-change table:id="ct1970">
          <table:cell-address table:column="13" table:row="52" table:table="4"/>
          <office:change-info>
            <dc:creator>Jesus Urcera</dc:creator>
            <dc:date>2013-01-10T03:26:31.77</dc:date>
          </office:change-info>
          <table:previous>
            <table:change-track-table-cell/>
          </table:previous>
        </table:cell-content-change>
        <table:cell-content-change table:id="ct1971">
          <table:cell-address table:column="13" table:row="53" table:table="4"/>
          <office:change-info>
            <dc:creator>Jesus Urcera</dc:creator>
            <dc:date>2013-01-10T03:26:31.77</dc:date>
          </office:change-info>
          <table:previous>
            <table:change-track-table-cell/>
          </table:previous>
        </table:cell-content-change>
        <table:cell-content-change table:id="ct1972">
          <table:cell-address table:column="13" table:row="54" table:table="4"/>
          <office:change-info>
            <dc:creator>Jesus Urcera</dc:creator>
            <dc:date>2013-01-10T03:26:31.77</dc:date>
          </office:change-info>
          <table:previous>
            <table:change-track-table-cell/>
          </table:previous>
        </table:cell-content-change>
        <table:cell-content-change table:id="ct1973">
          <table:cell-address table:column="13" table:row="55" table:table="4"/>
          <office:change-info>
            <dc:creator>Jesus Urcera</dc:creator>
            <dc:date>2013-01-10T03:26:31.77</dc:date>
          </office:change-info>
          <table:previous>
            <table:change-track-table-cell/>
          </table:previous>
        </table:cell-content-change>
        <table:cell-content-change table:id="ct1974">
          <table:cell-address table:column="13" table:row="56" table:table="4"/>
          <office:change-info>
            <dc:creator>Jesus Urcera</dc:creator>
            <dc:date>2013-01-10T03:26:31.77</dc:date>
          </office:change-info>
          <table:previous>
            <table:change-track-table-cell/>
          </table:previous>
        </table:cell-content-change>
        <table:cell-content-change table:id="ct1975">
          <table:cell-address table:column="13" table:row="57" table:table="4"/>
          <office:change-info>
            <dc:creator>Jesus Urcera</dc:creator>
            <dc:date>2013-01-10T03:26:31.77</dc:date>
          </office:change-info>
          <table:previous>
            <table:change-track-table-cell/>
          </table:previous>
        </table:cell-content-change>
        <table:cell-content-change table:id="ct1976">
          <table:cell-address table:column="13" table:row="58" table:table="4"/>
          <office:change-info>
            <dc:creator>Jesus Urcera</dc:creator>
            <dc:date>2013-01-10T03:26:31.77</dc:date>
          </office:change-info>
          <table:previous>
            <table:change-track-table-cell/>
          </table:previous>
        </table:cell-content-change>
        <table:cell-content-change table:id="ct1977">
          <table:cell-address table:column="13" table:row="59" table:table="4"/>
          <office:change-info>
            <dc:creator>Jesus Urcera</dc:creator>
            <dc:date>2013-01-10T03:26:31.77</dc:date>
          </office:change-info>
          <table:previous>
            <table:change-track-table-cell/>
          </table:previous>
        </table:cell-content-change>
        <table:cell-content-change table:id="ct1978">
          <table:cell-address table:column="13" table:row="60" table:table="4"/>
          <office:change-info>
            <dc:creator>Jesus Urcera</dc:creator>
            <dc:date>2013-01-10T03:26:31.77</dc:date>
          </office:change-info>
          <table:previous>
            <table:change-track-table-cell/>
          </table:previous>
        </table:cell-content-change>
        <table:cell-content-change table:id="ct1979">
          <table:cell-address table:column="13" table:row="61" table:table="4"/>
          <office:change-info>
            <dc:creator>Jesus Urcera</dc:creator>
            <dc:date>2013-01-10T03:26:31.77</dc:date>
          </office:change-info>
          <table:previous>
            <table:change-track-table-cell/>
          </table:previous>
        </table:cell-content-change>
        <table:cell-content-change table:id="ct1980">
          <table:cell-address table:column="13" table:row="62" table:table="4"/>
          <office:change-info>
            <dc:creator>Jesus Urcera</dc:creator>
            <dc:date>2013-01-10T03:26:31.77</dc:date>
          </office:change-info>
          <table:previous>
            <table:change-track-table-cell/>
          </table:previous>
        </table:cell-content-change>
        <table:cell-content-change table:id="ct1981">
          <table:cell-address table:column="13" table:row="63" table:table="4"/>
          <office:change-info>
            <dc:creator>Jesus Urcera</dc:creator>
            <dc:date>2013-01-10T03:26:31.77</dc:date>
          </office:change-info>
          <table:previous>
            <table:change-track-table-cell/>
          </table:previous>
        </table:cell-content-change>
        <table:cell-content-change table:id="ct1982">
          <table:cell-address table:column="13" table:row="64" table:table="4"/>
          <office:change-info>
            <dc:creator>Jesus Urcera</dc:creator>
            <dc:date>2013-01-10T03:26:31.77</dc:date>
          </office:change-info>
          <table:previous>
            <table:change-track-table-cell/>
          </table:previous>
        </table:cell-content-change>
        <table:cell-content-change table:id="ct1983">
          <table:cell-address table:column="13" table:row="65" table:table="4"/>
          <office:change-info>
            <dc:creator>Jesus Urcera</dc:creator>
            <dc:date>2013-01-10T03:26:31.77</dc:date>
          </office:change-info>
          <table:previous>
            <table:change-track-table-cell/>
          </table:previous>
        </table:cell-content-change>
        <table:cell-content-change table:id="ct1984">
          <table:cell-address table:column="13" table:row="66" table:table="4"/>
          <office:change-info>
            <dc:creator>Jesus Urcera</dc:creator>
            <dc:date>2013-01-10T03:26:31.77</dc:date>
          </office:change-info>
          <table:previous>
            <table:change-track-table-cell/>
          </table:previous>
        </table:cell-content-change>
        <table:cell-content-change table:id="ct1985">
          <table:cell-address table:column="13" table:row="67" table:table="4"/>
          <office:change-info>
            <dc:creator>Jesus Urcera</dc:creator>
            <dc:date>2013-01-10T03:26:31.77</dc:date>
          </office:change-info>
          <table:previous>
            <table:change-track-table-cell/>
          </table:previous>
        </table:cell-content-change>
        <table:cell-content-change table:id="ct1986">
          <table:cell-address table:column="13" table:row="68" table:table="4"/>
          <office:change-info>
            <dc:creator>Jesus Urcera</dc:creator>
            <dc:date>2013-01-10T03:26:31.77</dc:date>
          </office:change-info>
          <table:previous>
            <table:change-track-table-cell/>
          </table:previous>
        </table:cell-content-change>
        <table:cell-content-change table:id="ct1987">
          <table:cell-address table:column="13" table:row="69" table:table="4"/>
          <office:change-info>
            <dc:creator>Jesus Urcera</dc:creator>
            <dc:date>2013-01-10T03:26:31.77</dc:date>
          </office:change-info>
          <table:previous>
            <table:change-track-table-cell/>
          </table:previous>
        </table:cell-content-change>
        <table:cell-content-change table:id="ct1988">
          <table:cell-address table:column="13" table:row="70" table:table="4"/>
          <office:change-info>
            <dc:creator>Jesus Urcera</dc:creator>
            <dc:date>2013-01-10T03:26:31.77</dc:date>
          </office:change-info>
          <table:previous>
            <table:change-track-table-cell/>
          </table:previous>
        </table:cell-content-change>
        <table:cell-content-change table:id="ct1989">
          <table:cell-address table:column="13" table:row="71" table:table="4"/>
          <office:change-info>
            <dc:creator>Jesus Urcera</dc:creator>
            <dc:date>2013-01-10T03:26:31.77</dc:date>
          </office:change-info>
          <table:previous>
            <table:change-track-table-cell/>
          </table:previous>
        </table:cell-content-change>
        <table:cell-content-change table:id="ct1990">
          <table:cell-address table:column="13" table:row="72" table:table="4"/>
          <office:change-info>
            <dc:creator>Jesus Urcera</dc:creator>
            <dc:date>2013-01-10T03:26:31.77</dc:date>
          </office:change-info>
          <table:previous>
            <table:change-track-table-cell/>
          </table:previous>
        </table:cell-content-change>
        <table:cell-content-change table:id="ct1991">
          <table:cell-address table:column="13" table:row="73" table:table="4"/>
          <office:change-info>
            <dc:creator>Jesus Urcera</dc:creator>
            <dc:date>2013-01-10T03:26:31.77</dc:date>
          </office:change-info>
          <table:previous>
            <table:change-track-table-cell/>
          </table:previous>
        </table:cell-content-change>
        <table:cell-content-change table:id="ct1992">
          <table:cell-address table:column="13" table:row="74" table:table="4"/>
          <office:change-info>
            <dc:creator>Jesus Urcera</dc:creator>
            <dc:date>2013-01-10T03:26:31.77</dc:date>
          </office:change-info>
          <table:previous>
            <table:change-track-table-cell/>
          </table:previous>
        </table:cell-content-change>
        <table:cell-content-change table:id="ct1993">
          <table:cell-address table:column="13" table:row="75" table:table="4"/>
          <office:change-info>
            <dc:creator>Jesus Urcera</dc:creator>
            <dc:date>2013-01-10T03:26:31.77</dc:date>
          </office:change-info>
          <table:previous>
            <table:change-track-table-cell/>
          </table:previous>
        </table:cell-content-change>
        <table:cell-content-change table:id="ct1994">
          <table:cell-address table:column="13" table:row="76" table:table="4"/>
          <office:change-info>
            <dc:creator>Jesus Urcera</dc:creator>
            <dc:date>2013-01-10T03:26:31.77</dc:date>
          </office:change-info>
          <table:previous>
            <table:change-track-table-cell/>
          </table:previous>
        </table:cell-content-change>
        <table:cell-content-change table:id="ct1995">
          <table:cell-address table:column="13" table:row="77" table:table="4"/>
          <office:change-info>
            <dc:creator>Jesus Urcera</dc:creator>
            <dc:date>2013-01-10T03:26:31.77</dc:date>
          </office:change-info>
          <table:previous>
            <table:change-track-table-cell/>
          </table:previous>
        </table:cell-content-change>
        <table:cell-content-change table:id="ct1996">
          <table:cell-address table:column="13" table:row="78" table:table="4"/>
          <office:change-info>
            <dc:creator>Jesus Urcera</dc:creator>
            <dc:date>2013-01-10T03:26:31.77</dc:date>
          </office:change-info>
          <table:previous>
            <table:change-track-table-cell/>
          </table:previous>
        </table:cell-content-change>
        <table:cell-content-change table:id="ct1997">
          <table:cell-address table:column="13" table:row="79" table:table="4"/>
          <office:change-info>
            <dc:creator>Jesus Urcera</dc:creator>
            <dc:date>2013-01-10T03:26:31.77</dc:date>
          </office:change-info>
          <table:previous>
            <table:change-track-table-cell/>
          </table:previous>
        </table:cell-content-change>
        <table:cell-content-change table:id="ct1998">
          <table:cell-address table:column="13" table:row="80" table:table="4"/>
          <office:change-info>
            <dc:creator>Jesus Urcera</dc:creator>
            <dc:date>2013-01-10T03:26:31.77</dc:date>
          </office:change-info>
          <table:previous>
            <table:change-track-table-cell/>
          </table:previous>
        </table:cell-content-change>
        <table:cell-content-change table:id="ct1999">
          <table:cell-address table:column="13" table:row="81" table:table="4"/>
          <office:change-info>
            <dc:creator>Jesus Urcera</dc:creator>
            <dc:date>2013-01-10T03:26:31.77</dc:date>
          </office:change-info>
          <table:previous>
            <table:change-track-table-cell/>
          </table:previous>
        </table:cell-content-change>
        <table:cell-content-change table:id="ct2000">
          <table:cell-address table:column="13" table:row="82" table:table="4"/>
          <office:change-info>
            <dc:creator>Jesus Urcera</dc:creator>
            <dc:date>2013-01-10T03:26:31.77</dc:date>
          </office:change-info>
          <table:previous>
            <table:change-track-table-cell/>
          </table:previous>
        </table:cell-content-change>
        <table:cell-content-change table:id="ct2001">
          <table:cell-address table:column="13" table:row="83" table:table="4"/>
          <office:change-info>
            <dc:creator>Jesus Urcera</dc:creator>
            <dc:date>2013-01-10T03:26:31.77</dc:date>
          </office:change-info>
          <table:previous>
            <table:change-track-table-cell/>
          </table:previous>
        </table:cell-content-change>
        <table:cell-content-change table:id="ct2002">
          <table:cell-address table:column="13" table:row="84" table:table="4"/>
          <office:change-info>
            <dc:creator>Jesus Urcera</dc:creator>
            <dc:date>2013-01-10T03:26:31.77</dc:date>
          </office:change-info>
          <table:previous>
            <table:change-track-table-cell/>
          </table:previous>
        </table:cell-content-change>
        <table:cell-content-change table:id="ct2003">
          <table:cell-address table:column="17" table:row="13" table:table="4"/>
          <office:change-info>
            <dc:creator>Jesus Urcera</dc:creator>
            <dc:date>2013-01-10T03:28:13.47</dc:date>
          </office:change-info>
          <table:previous>
            <table:change-track-table-cell/>
          </table:previous>
        </table:cell-content-change>
        <table:cell-content-change table:id="ct2004">
          <table:cell-address table:column="13" table:row="17" table:table="4"/>
          <office:change-info>
            <dc:creator>Jesus Urcera</dc:creator>
            <dc:date>2013-01-10T03:28:25.20</dc:date>
          </office:change-info>
          <table:previous table:id="ct1935">
            <table:change-track-table-cell office:value-type="float" office:value="70"/>
          </table:previous>
        </table:cell-content-change>
        <table:cell-content-change table:id="ct2005">
          <table:cell-address table:column="13" table:row="18" table:table="4"/>
          <office:change-info>
            <dc:creator>Jesus Urcera</dc:creator>
            <dc:date>2013-01-10T03:28:25.20</dc:date>
          </office:change-info>
          <table:previous table:id="ct1936">
            <table:change-track-table-cell office:value-type="float" office:value="69"/>
          </table:previous>
        </table:cell-content-change>
        <table:cell-content-change table:id="ct2006">
          <table:cell-address table:column="13" table:row="19" table:table="4"/>
          <office:change-info>
            <dc:creator>Jesus Urcera</dc:creator>
            <dc:date>2013-01-10T03:28:25.20</dc:date>
          </office:change-info>
          <table:previous table:id="ct1937">
            <table:change-track-table-cell office:value-type="float" office:value="68"/>
          </table:previous>
        </table:cell-content-change>
        <table:cell-content-change table:id="ct2007">
          <table:cell-address table:column="13" table:row="20" table:table="4"/>
          <office:change-info>
            <dc:creator>Jesus Urcera</dc:creator>
            <dc:date>2013-01-10T03:28:25.20</dc:date>
          </office:change-info>
          <table:previous table:id="ct1938">
            <table:change-track-table-cell office:value-type="float" office:value="67"/>
          </table:previous>
        </table:cell-content-change>
        <table:cell-content-change table:id="ct2008">
          <table:cell-address table:column="13" table:row="21" table:table="4"/>
          <office:change-info>
            <dc:creator>Jesus Urcera</dc:creator>
            <dc:date>2013-01-10T03:28:25.20</dc:date>
          </office:change-info>
          <table:previous table:id="ct1939">
            <table:change-track-table-cell office:value-type="float" office:value="66"/>
          </table:previous>
        </table:cell-content-change>
        <table:cell-content-change table:id="ct2009">
          <table:cell-address table:column="13" table:row="22" table:table="4"/>
          <office:change-info>
            <dc:creator>Jesus Urcera</dc:creator>
            <dc:date>2013-01-10T03:28:25.21</dc:date>
          </office:change-info>
          <table:previous table:id="ct1940">
            <table:change-track-table-cell office:value-type="float" office:value="65"/>
          </table:previous>
        </table:cell-content-change>
        <table:cell-content-change table:id="ct2010">
          <table:cell-address table:column="13" table:row="23" table:table="4"/>
          <office:change-info>
            <dc:creator>Jesus Urcera</dc:creator>
            <dc:date>2013-01-10T03:28:25.21</dc:date>
          </office:change-info>
          <table:previous table:id="ct1941">
            <table:change-track-table-cell office:value-type="float" office:value="64"/>
          </table:previous>
        </table:cell-content-change>
        <table:cell-content-change table:id="ct2011">
          <table:cell-address table:column="13" table:row="24" table:table="4"/>
          <office:change-info>
            <dc:creator>Jesus Urcera</dc:creator>
            <dc:date>2013-01-10T03:28:25.21</dc:date>
          </office:change-info>
          <table:previous table:id="ct1942">
            <table:change-track-table-cell office:value-type="float" office:value="63"/>
          </table:previous>
        </table:cell-content-change>
        <table:cell-content-change table:id="ct2012">
          <table:cell-address table:column="13" table:row="25" table:table="4"/>
          <office:change-info>
            <dc:creator>Jesus Urcera</dc:creator>
            <dc:date>2013-01-10T03:28:25.21</dc:date>
          </office:change-info>
          <table:previous table:id="ct1943">
            <table:change-track-table-cell office:value-type="float" office:value="62"/>
          </table:previous>
        </table:cell-content-change>
        <table:cell-content-change table:id="ct2013">
          <table:cell-address table:column="13" table:row="26" table:table="4"/>
          <office:change-info>
            <dc:creator>Jesus Urcera</dc:creator>
            <dc:date>2013-01-10T03:28:25.21</dc:date>
          </office:change-info>
          <table:previous table:id="ct1944">
            <table:change-track-table-cell office:value-type="float" office:value="61"/>
          </table:previous>
        </table:cell-content-change>
        <table:cell-content-change table:id="ct2014">
          <table:cell-address table:column="13" table:row="27" table:table="4"/>
          <office:change-info>
            <dc:creator>Jesus Urcera</dc:creator>
            <dc:date>2013-01-10T03:28:25.21</dc:date>
          </office:change-info>
          <table:previous table:id="ct1945">
            <table:change-track-table-cell office:value-type="float" office:value="60"/>
          </table:previous>
        </table:cell-content-change>
        <table:cell-content-change table:id="ct2015">
          <table:cell-address table:column="13" table:row="28" table:table="4"/>
          <office:change-info>
            <dc:creator>Jesus Urcera</dc:creator>
            <dc:date>2013-01-10T03:28:25.21</dc:date>
          </office:change-info>
          <table:previous table:id="ct1946">
            <table:change-track-table-cell office:value-type="float" office:value="59"/>
          </table:previous>
        </table:cell-content-change>
        <table:cell-content-change table:id="ct2016">
          <table:cell-address table:column="13" table:row="29" table:table="4"/>
          <office:change-info>
            <dc:creator>Jesus Urcera</dc:creator>
            <dc:date>2013-01-10T03:28:25.21</dc:date>
          </office:change-info>
          <table:previous table:id="ct1947">
            <table:change-track-table-cell office:value-type="float" office:value="58"/>
          </table:previous>
        </table:cell-content-change>
        <table:cell-content-change table:id="ct2017">
          <table:cell-address table:column="13" table:row="30" table:table="4"/>
          <office:change-info>
            <dc:creator>Jesus Urcera</dc:creator>
            <dc:date>2013-01-10T03:28:25.21</dc:date>
          </office:change-info>
          <table:previous table:id="ct1948">
            <table:change-track-table-cell office:value-type="float" office:value="57"/>
          </table:previous>
        </table:cell-content-change>
        <table:cell-content-change table:id="ct2018">
          <table:cell-address table:column="13" table:row="31" table:table="4"/>
          <office:change-info>
            <dc:creator>Jesus Urcera</dc:creator>
            <dc:date>2013-01-10T03:28:25.21</dc:date>
          </office:change-info>
          <table:previous table:id="ct1949">
            <table:change-track-table-cell office:value-type="float" office:value="56"/>
          </table:previous>
        </table:cell-content-change>
        <table:cell-content-change table:id="ct2019">
          <table:cell-address table:column="13" table:row="32" table:table="4"/>
          <office:change-info>
            <dc:creator>Jesus Urcera</dc:creator>
            <dc:date>2013-01-10T03:28:25.21</dc:date>
          </office:change-info>
          <table:previous table:id="ct1950">
            <table:change-track-table-cell office:value-type="float" office:value="55"/>
          </table:previous>
        </table:cell-content-change>
        <table:cell-content-change table:id="ct2020">
          <table:cell-address table:column="13" table:row="33" table:table="4"/>
          <office:change-info>
            <dc:creator>Jesus Urcera</dc:creator>
            <dc:date>2013-01-10T03:28:25.21</dc:date>
          </office:change-info>
          <table:previous table:id="ct1951">
            <table:change-track-table-cell office:value-type="float" office:value="54"/>
          </table:previous>
        </table:cell-content-change>
        <table:cell-content-change table:id="ct2021">
          <table:cell-address table:column="13" table:row="34" table:table="4"/>
          <office:change-info>
            <dc:creator>Jesus Urcera</dc:creator>
            <dc:date>2013-01-10T03:28:25.21</dc:date>
          </office:change-info>
          <table:previous table:id="ct1952">
            <table:change-track-table-cell office:value-type="float" office:value="53"/>
          </table:previous>
        </table:cell-content-change>
        <table:cell-content-change table:id="ct2022">
          <table:cell-address table:column="13" table:row="35" table:table="4"/>
          <office:change-info>
            <dc:creator>Jesus Urcera</dc:creator>
            <dc:date>2013-01-10T03:28:25.21</dc:date>
          </office:change-info>
          <table:previous table:id="ct1953">
            <table:change-track-table-cell office:value-type="float" office:value="52"/>
          </table:previous>
        </table:cell-content-change>
        <table:cell-content-change table:id="ct2023">
          <table:cell-address table:column="13" table:row="36" table:table="4"/>
          <office:change-info>
            <dc:creator>Jesus Urcera</dc:creator>
            <dc:date>2013-01-10T03:28:25.21</dc:date>
          </office:change-info>
          <table:previous table:id="ct1954">
            <table:change-track-table-cell office:value-type="float" office:value="51"/>
          </table:previous>
        </table:cell-content-change>
        <table:cell-content-change table:id="ct2024">
          <table:cell-address table:column="13" table:row="37" table:table="4"/>
          <office:change-info>
            <dc:creator>Jesus Urcera</dc:creator>
            <dc:date>2013-01-10T03:28:25.21</dc:date>
          </office:change-info>
          <table:previous table:id="ct1955">
            <table:change-track-table-cell office:value-type="float" office:value="50"/>
          </table:previous>
        </table:cell-content-change>
        <table:cell-content-change table:id="ct2025">
          <table:cell-address table:column="13" table:row="38" table:table="4"/>
          <office:change-info>
            <dc:creator>Jesus Urcera</dc:creator>
            <dc:date>2013-01-10T03:28:25.21</dc:date>
          </office:change-info>
          <table:previous table:id="ct1956">
            <table:change-track-table-cell office:value-type="float" office:value="49"/>
          </table:previous>
        </table:cell-content-change>
        <table:cell-content-change table:id="ct2026">
          <table:cell-address table:column="13" table:row="39" table:table="4"/>
          <office:change-info>
            <dc:creator>Jesus Urcera</dc:creator>
            <dc:date>2013-01-10T03:28:25.21</dc:date>
          </office:change-info>
          <table:previous table:id="ct1957">
            <table:change-track-table-cell office:value-type="float" office:value="48"/>
          </table:previous>
        </table:cell-content-change>
        <table:cell-content-change table:id="ct2027">
          <table:cell-address table:column="13" table:row="40" table:table="4"/>
          <office:change-info>
            <dc:creator>Jesus Urcera</dc:creator>
            <dc:date>2013-01-10T03:28:25.21</dc:date>
          </office:change-info>
          <table:previous table:id="ct1958">
            <table:change-track-table-cell office:value-type="float" office:value="47"/>
          </table:previous>
        </table:cell-content-change>
        <table:cell-content-change table:id="ct2028">
          <table:cell-address table:column="13" table:row="41" table:table="4"/>
          <office:change-info>
            <dc:creator>Jesus Urcera</dc:creator>
            <dc:date>2013-01-10T03:28:25.21</dc:date>
          </office:change-info>
          <table:previous table:id="ct1959">
            <table:change-track-table-cell office:value-type="float" office:value="46"/>
          </table:previous>
        </table:cell-content-change>
        <table:cell-content-change table:id="ct2029">
          <table:cell-address table:column="13" table:row="42" table:table="4"/>
          <office:change-info>
            <dc:creator>Jesus Urcera</dc:creator>
            <dc:date>2013-01-10T03:28:25.21</dc:date>
          </office:change-info>
          <table:previous table:id="ct1960">
            <table:change-track-table-cell office:value-type="float" office:value="45"/>
          </table:previous>
        </table:cell-content-change>
        <table:cell-content-change table:id="ct2030">
          <table:cell-address table:column="13" table:row="43" table:table="4"/>
          <office:change-info>
            <dc:creator>Jesus Urcera</dc:creator>
            <dc:date>2013-01-10T03:28:25.21</dc:date>
          </office:change-info>
          <table:previous table:id="ct1961">
            <table:change-track-table-cell office:value-type="float" office:value="44"/>
          </table:previous>
        </table:cell-content-change>
        <table:cell-content-change table:id="ct2031">
          <table:cell-address table:column="13" table:row="44" table:table="4"/>
          <office:change-info>
            <dc:creator>Jesus Urcera</dc:creator>
            <dc:date>2013-01-10T03:28:25.21</dc:date>
          </office:change-info>
          <table:previous table:id="ct1962">
            <table:change-track-table-cell office:value-type="float" office:value="43"/>
          </table:previous>
        </table:cell-content-change>
        <table:cell-content-change table:id="ct2032">
          <table:cell-address table:column="13" table:row="45" table:table="4"/>
          <office:change-info>
            <dc:creator>Jesus Urcera</dc:creator>
            <dc:date>2013-01-10T03:28:25.21</dc:date>
          </office:change-info>
          <table:previous table:id="ct1963">
            <table:change-track-table-cell office:value-type="float" office:value="42"/>
          </table:previous>
        </table:cell-content-change>
        <table:cell-content-change table:id="ct2033">
          <table:cell-address table:column="13" table:row="46" table:table="4"/>
          <office:change-info>
            <dc:creator>Jesus Urcera</dc:creator>
            <dc:date>2013-01-10T03:28:25.21</dc:date>
          </office:change-info>
          <table:previous table:id="ct1964">
            <table:change-track-table-cell office:value-type="float" office:value="41"/>
          </table:previous>
        </table:cell-content-change>
        <table:cell-content-change table:id="ct2034">
          <table:cell-address table:column="13" table:row="47" table:table="4"/>
          <office:change-info>
            <dc:creator>Jesus Urcera</dc:creator>
            <dc:date>2013-01-10T03:28:25.21</dc:date>
          </office:change-info>
          <table:previous table:id="ct1965">
            <table:change-track-table-cell office:value-type="float" office:value="40"/>
          </table:previous>
        </table:cell-content-change>
        <table:cell-content-change table:id="ct2035">
          <table:cell-address table:column="13" table:row="48" table:table="4"/>
          <office:change-info>
            <dc:creator>Jesus Urcera</dc:creator>
            <dc:date>2013-01-10T03:28:25.21</dc:date>
          </office:change-info>
          <table:previous table:id="ct1966">
            <table:change-track-table-cell office:value-type="float" office:value="39"/>
          </table:previous>
        </table:cell-content-change>
        <table:cell-content-change table:id="ct2036">
          <table:cell-address table:column="13" table:row="49" table:table="4"/>
          <office:change-info>
            <dc:creator>Jesus Urcera</dc:creator>
            <dc:date>2013-01-10T03:28:25.21</dc:date>
          </office:change-info>
          <table:previous table:id="ct1967">
            <table:change-track-table-cell office:value-type="float" office:value="38"/>
          </table:previous>
        </table:cell-content-change>
        <table:cell-content-change table:id="ct2037">
          <table:cell-address table:column="13" table:row="50" table:table="4"/>
          <office:change-info>
            <dc:creator>Jesus Urcera</dc:creator>
            <dc:date>2013-01-10T03:28:25.21</dc:date>
          </office:change-info>
          <table:previous table:id="ct1968">
            <table:change-track-table-cell office:value-type="float" office:value="37"/>
          </table:previous>
        </table:cell-content-change>
        <table:cell-content-change table:id="ct2038">
          <table:cell-address table:column="13" table:row="51" table:table="4"/>
          <office:change-info>
            <dc:creator>Jesus Urcera</dc:creator>
            <dc:date>2013-01-10T03:28:25.21</dc:date>
          </office:change-info>
          <table:previous table:id="ct1969">
            <table:change-track-table-cell office:value-type="float" office:value="36"/>
          </table:previous>
        </table:cell-content-change>
        <table:cell-content-change table:id="ct2039">
          <table:cell-address table:column="13" table:row="52" table:table="4"/>
          <office:change-info>
            <dc:creator>Jesus Urcera</dc:creator>
            <dc:date>2013-01-10T03:28:25.21</dc:date>
          </office:change-info>
          <table:previous table:id="ct1970">
            <table:change-track-table-cell office:value-type="float" office:value="35"/>
          </table:previous>
        </table:cell-content-change>
        <table:cell-content-change table:id="ct2040">
          <table:cell-address table:column="13" table:row="53" table:table="4"/>
          <office:change-info>
            <dc:creator>Jesus Urcera</dc:creator>
            <dc:date>2013-01-10T03:28:25.21</dc:date>
          </office:change-info>
          <table:previous table:id="ct1971">
            <table:change-track-table-cell office:value-type="float" office:value="34"/>
          </table:previous>
        </table:cell-content-change>
        <table:cell-content-change table:id="ct2041">
          <table:cell-address table:column="13" table:row="54" table:table="4"/>
          <office:change-info>
            <dc:creator>Jesus Urcera</dc:creator>
            <dc:date>2013-01-10T03:28:25.21</dc:date>
          </office:change-info>
          <table:previous table:id="ct1972">
            <table:change-track-table-cell office:value-type="float" office:value="33"/>
          </table:previous>
        </table:cell-content-change>
        <table:cell-content-change table:id="ct2042">
          <table:cell-address table:column="13" table:row="55" table:table="4"/>
          <office:change-info>
            <dc:creator>Jesus Urcera</dc:creator>
            <dc:date>2013-01-10T03:28:25.21</dc:date>
          </office:change-info>
          <table:previous table:id="ct1973">
            <table:change-track-table-cell office:value-type="float" office:value="32"/>
          </table:previous>
        </table:cell-content-change>
        <table:cell-content-change table:id="ct2043">
          <table:cell-address table:column="13" table:row="56" table:table="4"/>
          <office:change-info>
            <dc:creator>Jesus Urcera</dc:creator>
            <dc:date>2013-01-10T03:28:25.21</dc:date>
          </office:change-info>
          <table:previous table:id="ct1974">
            <table:change-track-table-cell office:value-type="float" office:value="31"/>
          </table:previous>
        </table:cell-content-change>
        <table:cell-content-change table:id="ct2044">
          <table:cell-address table:column="13" table:row="57" table:table="4"/>
          <office:change-info>
            <dc:creator>Jesus Urcera</dc:creator>
            <dc:date>2013-01-10T03:28:25.21</dc:date>
          </office:change-info>
          <table:previous table:id="ct1975">
            <table:change-track-table-cell office:value-type="float" office:value="30"/>
          </table:previous>
        </table:cell-content-change>
        <table:cell-content-change table:id="ct2045">
          <table:cell-address table:column="13" table:row="58" table:table="4"/>
          <office:change-info>
            <dc:creator>Jesus Urcera</dc:creator>
            <dc:date>2013-01-10T03:28:25.21</dc:date>
          </office:change-info>
          <table:previous table:id="ct1976">
            <table:change-track-table-cell office:value-type="float" office:value="29"/>
          </table:previous>
        </table:cell-content-change>
        <table:cell-content-change table:id="ct2046">
          <table:cell-address table:column="13" table:row="59" table:table="4"/>
          <office:change-info>
            <dc:creator>Jesus Urcera</dc:creator>
            <dc:date>2013-01-10T03:28:25.21</dc:date>
          </office:change-info>
          <table:previous table:id="ct1977">
            <table:change-track-table-cell office:value-type="float" office:value="28"/>
          </table:previous>
        </table:cell-content-change>
        <table:cell-content-change table:id="ct2047">
          <table:cell-address table:column="13" table:row="60" table:table="4"/>
          <office:change-info>
            <dc:creator>Jesus Urcera</dc:creator>
            <dc:date>2013-01-10T03:28:25.21</dc:date>
          </office:change-info>
          <table:previous table:id="ct1978">
            <table:change-track-table-cell office:value-type="float" office:value="27"/>
          </table:previous>
        </table:cell-content-change>
        <table:cell-content-change table:id="ct2048">
          <table:cell-address table:column="13" table:row="61" table:table="4"/>
          <office:change-info>
            <dc:creator>Jesus Urcera</dc:creator>
            <dc:date>2013-01-10T03:28:25.21</dc:date>
          </office:change-info>
          <table:previous table:id="ct1979">
            <table:change-track-table-cell office:value-type="float" office:value="26"/>
          </table:previous>
        </table:cell-content-change>
        <table:cell-content-change table:id="ct2049">
          <table:cell-address table:column="13" table:row="62" table:table="4"/>
          <office:change-info>
            <dc:creator>Jesus Urcera</dc:creator>
            <dc:date>2013-01-10T03:28:25.21</dc:date>
          </office:change-info>
          <table:previous table:id="ct1980">
            <table:change-track-table-cell office:value-type="float" office:value="25"/>
          </table:previous>
        </table:cell-content-change>
        <table:cell-content-change table:id="ct2050">
          <table:cell-address table:column="13" table:row="63" table:table="4"/>
          <office:change-info>
            <dc:creator>Jesus Urcera</dc:creator>
            <dc:date>2013-01-10T03:28:25.21</dc:date>
          </office:change-info>
          <table:previous table:id="ct1981">
            <table:change-track-table-cell office:value-type="float" office:value="24"/>
          </table:previous>
        </table:cell-content-change>
        <table:cell-content-change table:id="ct2051">
          <table:cell-address table:column="13" table:row="64" table:table="4"/>
          <office:change-info>
            <dc:creator>Jesus Urcera</dc:creator>
            <dc:date>2013-01-10T03:28:25.21</dc:date>
          </office:change-info>
          <table:previous table:id="ct1982">
            <table:change-track-table-cell office:value-type="float" office:value="23"/>
          </table:previous>
        </table:cell-content-change>
        <table:cell-content-change table:id="ct2052">
          <table:cell-address table:column="13" table:row="65" table:table="4"/>
          <office:change-info>
            <dc:creator>Jesus Urcera</dc:creator>
            <dc:date>2013-01-10T03:28:25.21</dc:date>
          </office:change-info>
          <table:previous table:id="ct1983">
            <table:change-track-table-cell office:value-type="float" office:value="22"/>
          </table:previous>
        </table:cell-content-change>
        <table:cell-content-change table:id="ct2053">
          <table:cell-address table:column="13" table:row="66" table:table="4"/>
          <office:change-info>
            <dc:creator>Jesus Urcera</dc:creator>
            <dc:date>2013-01-10T03:28:25.21</dc:date>
          </office:change-info>
          <table:previous table:id="ct1984">
            <table:change-track-table-cell office:value-type="float" office:value="21"/>
          </table:previous>
        </table:cell-content-change>
        <table:cell-content-change table:id="ct2054">
          <table:cell-address table:column="13" table:row="67" table:table="4"/>
          <office:change-info>
            <dc:creator>Jesus Urcera</dc:creator>
            <dc:date>2013-01-10T03:28:25.21</dc:date>
          </office:change-info>
          <table:previous table:id="ct1985">
            <table:change-track-table-cell office:value-type="float" office:value="20"/>
          </table:previous>
        </table:cell-content-change>
        <table:cell-content-change table:id="ct2055">
          <table:cell-address table:column="13" table:row="68" table:table="4"/>
          <office:change-info>
            <dc:creator>Jesus Urcera</dc:creator>
            <dc:date>2013-01-10T03:28:25.21</dc:date>
          </office:change-info>
          <table:previous table:id="ct1986">
            <table:change-track-table-cell office:value-type="float" office:value="19"/>
          </table:previous>
        </table:cell-content-change>
        <table:cell-content-change table:id="ct2056">
          <table:cell-address table:column="13" table:row="69" table:table="4"/>
          <office:change-info>
            <dc:creator>Jesus Urcera</dc:creator>
            <dc:date>2013-01-10T03:28:25.21</dc:date>
          </office:change-info>
          <table:previous table:id="ct1987">
            <table:change-track-table-cell office:value-type="float" office:value="18"/>
          </table:previous>
        </table:cell-content-change>
        <table:cell-content-change table:id="ct2057">
          <table:cell-address table:column="13" table:row="70" table:table="4"/>
          <office:change-info>
            <dc:creator>Jesus Urcera</dc:creator>
            <dc:date>2013-01-10T03:28:25.21</dc:date>
          </office:change-info>
          <table:previous table:id="ct1988">
            <table:change-track-table-cell office:value-type="float" office:value="17"/>
          </table:previous>
        </table:cell-content-change>
        <table:cell-content-change table:id="ct2058">
          <table:cell-address table:column="13" table:row="71" table:table="4"/>
          <office:change-info>
            <dc:creator>Jesus Urcera</dc:creator>
            <dc:date>2013-01-10T03:28:25.21</dc:date>
          </office:change-info>
          <table:previous table:id="ct1989">
            <table:change-track-table-cell office:value-type="float" office:value="16"/>
          </table:previous>
        </table:cell-content-change>
        <table:cell-content-change table:id="ct2059">
          <table:cell-address table:column="13" table:row="72" table:table="4"/>
          <office:change-info>
            <dc:creator>Jesus Urcera</dc:creator>
            <dc:date>2013-01-10T03:28:25.21</dc:date>
          </office:change-info>
          <table:previous table:id="ct1990">
            <table:change-track-table-cell office:value-type="float" office:value="15"/>
          </table:previous>
        </table:cell-content-change>
        <table:cell-content-change table:id="ct2060">
          <table:cell-address table:column="13" table:row="73" table:table="4"/>
          <office:change-info>
            <dc:creator>Jesus Urcera</dc:creator>
            <dc:date>2013-01-10T03:28:25.21</dc:date>
          </office:change-info>
          <table:previous table:id="ct1991">
            <table:change-track-table-cell office:value-type="float" office:value="14"/>
          </table:previous>
        </table:cell-content-change>
        <table:cell-content-change table:id="ct2061">
          <table:cell-address table:column="13" table:row="74" table:table="4"/>
          <office:change-info>
            <dc:creator>Jesus Urcera</dc:creator>
            <dc:date>2013-01-10T03:28:25.21</dc:date>
          </office:change-info>
          <table:previous table:id="ct1992">
            <table:change-track-table-cell office:value-type="float" office:value="13"/>
          </table:previous>
        </table:cell-content-change>
        <table:cell-content-change table:id="ct2062">
          <table:cell-address table:column="13" table:row="75" table:table="4"/>
          <office:change-info>
            <dc:creator>Jesus Urcera</dc:creator>
            <dc:date>2013-01-10T03:28:25.21</dc:date>
          </office:change-info>
          <table:previous table:id="ct1993">
            <table:change-track-table-cell office:value-type="float" office:value="12"/>
          </table:previous>
        </table:cell-content-change>
        <table:cell-content-change table:id="ct2063">
          <table:cell-address table:column="13" table:row="76" table:table="4"/>
          <office:change-info>
            <dc:creator>Jesus Urcera</dc:creator>
            <dc:date>2013-01-10T03:28:25.21</dc:date>
          </office:change-info>
          <table:previous table:id="ct1994">
            <table:change-track-table-cell office:value-type="float" office:value="11"/>
          </table:previous>
        </table:cell-content-change>
        <table:cell-content-change table:id="ct2064">
          <table:cell-address table:column="13" table:row="77" table:table="4"/>
          <office:change-info>
            <dc:creator>Jesus Urcera</dc:creator>
            <dc:date>2013-01-10T03:28:25.21</dc:date>
          </office:change-info>
          <table:previous table:id="ct1995">
            <table:change-track-table-cell office:value-type="float" office:value="10"/>
          </table:previous>
        </table:cell-content-change>
        <table:cell-content-change table:id="ct2065">
          <table:cell-address table:column="13" table:row="78" table:table="4"/>
          <office:change-info>
            <dc:creator>Jesus Urcera</dc:creator>
            <dc:date>2013-01-10T03:28:25.21</dc:date>
          </office:change-info>
          <table:previous table:id="ct1996">
            <table:change-track-table-cell office:value-type="float" office:value="9"/>
          </table:previous>
        </table:cell-content-change>
        <table:cell-content-change table:id="ct2066">
          <table:cell-address table:column="13" table:row="79" table:table="4"/>
          <office:change-info>
            <dc:creator>Jesus Urcera</dc:creator>
            <dc:date>2013-01-10T03:28:25.21</dc:date>
          </office:change-info>
          <table:previous table:id="ct1997">
            <table:change-track-table-cell office:value-type="float" office:value="8"/>
          </table:previous>
        </table:cell-content-change>
        <table:cell-content-change table:id="ct2067">
          <table:cell-address table:column="13" table:row="80" table:table="4"/>
          <office:change-info>
            <dc:creator>Jesus Urcera</dc:creator>
            <dc:date>2013-01-10T03:28:25.21</dc:date>
          </office:change-info>
          <table:previous table:id="ct1998">
            <table:change-track-table-cell office:value-type="float" office:value="7"/>
          </table:previous>
        </table:cell-content-change>
        <table:cell-content-change table:id="ct2068">
          <table:cell-address table:column="13" table:row="81" table:table="4"/>
          <office:change-info>
            <dc:creator>Jesus Urcera</dc:creator>
            <dc:date>2013-01-10T03:28:25.21</dc:date>
          </office:change-info>
          <table:previous table:id="ct1999">
            <table:change-track-table-cell office:value-type="float" office:value="6"/>
          </table:previous>
        </table:cell-content-change>
        <table:cell-content-change table:id="ct2069">
          <table:cell-address table:column="13" table:row="82" table:table="4"/>
          <office:change-info>
            <dc:creator>Jesus Urcera</dc:creator>
            <dc:date>2013-01-10T03:28:25.21</dc:date>
          </office:change-info>
          <table:previous table:id="ct2000">
            <table:change-track-table-cell office:value-type="float" office:value="5"/>
          </table:previous>
        </table:cell-content-change>
        <table:cell-content-change table:id="ct2070">
          <table:cell-address table:column="13" table:row="83" table:table="4"/>
          <office:change-info>
            <dc:creator>Jesus Urcera</dc:creator>
            <dc:date>2013-01-10T03:28:25.21</dc:date>
          </office:change-info>
          <table:previous table:id="ct2001">
            <table:change-track-table-cell office:value-type="float" office:value="4"/>
          </table:previous>
        </table:cell-content-change>
        <table:cell-content-change table:id="ct2071">
          <table:cell-address table:column="13" table:row="84" table:table="4"/>
          <office:change-info>
            <dc:creator>Jesus Urcera</dc:creator>
            <dc:date>2013-01-10T03:28:25.21</dc:date>
          </office:change-info>
          <table:previous table:id="ct2002">
            <table:change-track-table-cell office:value-type="float" office:value="3"/>
          </table:previous>
        </table:cell-content-change>
        <table:cell-content-change table:id="ct2072">
          <table:cell-address table:column="13" table:row="85" table:table="4"/>
          <office:change-info>
            <dc:creator>Jesus Urcera</dc:creator>
            <dc:date>2013-01-10T03:28:25.21</dc:date>
          </office:change-info>
          <table:previous table:id="ct1934">
            <table:change-track-table-cell office:value-type="float" office:value="2"/>
          </table:previous>
        </table:cell-content-change>
        <table:cell-content-change table:id="ct2073">
          <table:cell-address table:column="13" table:row="86" table:table="4"/>
          <office:change-info>
            <dc:creator>Jesus Urcera</dc:creator>
            <dc:date>2013-01-10T03:28:25.21</dc:date>
          </office:change-info>
          <table:previous table:id="ct1933">
            <table:change-track-table-cell office:value-type="float" office:value="1"/>
          </table:previous>
        </table:cell-content-change>
        <table:cell-content-change table:id="ct2074">
          <table:cell-address table:column="14" table:row="17" table:table="4"/>
          <office:change-info>
            <dc:creator>Jesus Urcera</dc:creator>
            <dc:date>2013-01-10T03:28:25.21</dc:date>
          </office:change-info>
          <table:previous table:id="ct1861">
            <table:change-track-table-cell office:value-type="string">
              <text:p>| Linus Torvalds <text:s text:c="13"/>| <text:s text:c="3"/>1 | <text:s text:c="7"/>5 |</text:p>
            </table:change-track-table-cell>
          </table:previous>
        </table:cell-content-change>
        <table:cell-content-change table:id="ct2075">
          <table:cell-address table:column="14" table:row="18" table:table="4"/>
          <office:change-info>
            <dc:creator>Jesus Urcera</dc:creator>
            <dc:date>2013-01-10T03:28:25.21</dc:date>
          </office:change-info>
          <table:previous table:id="ct1862">
            <table:change-track-table-cell office:value-type="string">
              <text:p>| Neil Horman <text:s text:c="16"/>| 1010 | <text:s text:c="7"/>5 |</text:p>
            </table:change-track-table-cell>
          </table:previous>
        </table:cell-content-change>
        <table:cell-content-change table:id="ct2076">
          <table:cell-address table:column="14" table:row="19" table:table="4"/>
          <office:change-info>
            <dc:creator>Jesus Urcera</dc:creator>
            <dc:date>2013-01-10T03:28:25.21</dc:date>
          </office:change-info>
          <table:previous table:id="ct1863">
            <table:change-track-table-cell office:value-type="string">
              <text:p>| Philip J�genstedt <text:s text:c="10"/>| <text:s/>971 | <text:s text:c="7"/>5 |</text:p>
            </table:change-track-table-cell>
          </table:previous>
        </table:cell-content-change>
        <table:cell-content-change table:id="ct2077">
          <table:cell-address table:column="14" table:row="20" table:table="4"/>
          <office:change-info>
            <dc:creator>Jesus Urcera</dc:creator>
            <dc:date>2013-01-10T03:28:25.21</dc:date>
          </office:change-info>
          <table:previous table:id="ct1864">
            <table:change-track-table-cell office:value-type="string">
              <text:p>| Vitor Antunes <text:s text:c="14"/>| <text:s/>876 | <text:s text:c="7"/>5 |</text:p>
            </table:change-track-table-cell>
          </table:previous>
        </table:cell-content-change>
        <table:cell-content-change table:id="ct2078">
          <table:cell-address table:column="14" table:row="21" table:table="4"/>
          <office:change-info>
            <dc:creator>Jesus Urcera</dc:creator>
            <dc:date>2013-01-10T03:28:25.21</dc:date>
          </office:change-info>
          <table:previous table:id="ct1865">
            <table:change-track-table-cell office:value-type="string">
              <text:p>| Jim Meyering <text:s text:c="15"/>| <text:s/>181 | <text:s text:c="7"/>5 |</text:p>
            </table:change-track-table-cell>
          </table:previous>
        </table:cell-content-change>
        <table:cell-content-change table:id="ct2079">
          <table:cell-address table:column="14" table:row="22" table:table="4"/>
          <office:change-info>
            <dc:creator>Jesus Urcera</dc:creator>
            <dc:date>2013-01-10T03:28:25.21</dc:date>
          </office:change-info>
          <table:previous table:id="ct1866">
            <table:change-track-table-cell office:value-type="string">
              <text:p>| Namhyung Kim <text:s text:c="15"/>| <text:s/>895 | <text:s text:c="7"/>5 |</text:p>
            </table:change-track-table-cell>
          </table:previous>
        </table:cell-content-change>
        <table:cell-content-change table:id="ct2080">
          <table:cell-address table:column="14" table:row="23" table:table="4"/>
          <office:change-info>
            <dc:creator>Jesus Urcera</dc:creator>
            <dc:date>2013-01-10T03:28:25.21</dc:date>
          </office:change-info>
          <table:previous table:id="ct1867">
            <table:change-track-table-cell office:value-type="string">
              <text:p>| Gary Gibbons <text:s text:c="15"/>| <text:s/>954 | <text:s text:c="7"/>5 |</text:p>
            </table:change-track-table-cell>
          </table:previous>
        </table:cell-content-change>
        <table:cell-content-change table:id="ct2081">
          <table:cell-address table:column="14" table:row="24" table:table="4"/>
          <office:change-info>
            <dc:creator>Jesus Urcera</dc:creator>
            <dc:date>2013-01-10T03:28:25.21</dc:date>
          </office:change-info>
          <table:previous table:id="ct1868">
            <table:change-track-table-cell office:value-type="string">
              <text:p>| Lucien Kong <text:s text:c="16"/>| 1024 | <text:s text:c="7"/>5 |</text:p>
            </table:change-track-table-cell>
          </table:previous>
        </table:cell-content-change>
        <table:cell-content-change table:id="ct2082">
          <table:cell-address table:column="14" table:row="25" table:table="4"/>
          <office:change-info>
            <dc:creator>Jesus Urcera</dc:creator>
            <dc:date>2013-01-10T03:28:25.21</dc:date>
          </office:change-info>
          <table:previous table:id="ct1869">
            <table:change-track-table-cell office:value-type="string">
              <text:p>| Erik Faye-Lund <text:s text:c="13"/>| <text:s/>650 | <text:s text:c="7"/>5 |</text:p>
            </table:change-track-table-cell>
          </table:previous>
        </table:cell-content-change>
        <table:cell-content-change table:id="ct2083">
          <table:cell-address table:column="14" table:row="26" table:table="4"/>
          <office:change-info>
            <dc:creator>Jesus Urcera</dc:creator>
            <dc:date>2013-01-10T03:28:25.21</dc:date>
          </office:change-info>
          <table:previous table:id="ct1870">
            <table:change-track-table-cell office:value-type="string">
              <text:p>| Johan Herland <text:s text:c="14"/>| <text:s/>296 | <text:s text:c="7"/>6 |</text:p>
            </table:change-track-table-cell>
          </table:previous>
        </table:cell-content-change>
        <table:cell-content-change table:id="ct2084">
          <table:cell-address table:column="14" table:row="27" table:table="4"/>
          <office:change-info>
            <dc:creator>Jesus Urcera</dc:creator>
            <dc:date>2013-01-10T03:28:25.21</dc:date>
          </office:change-info>
          <table:previous table:id="ct1871">
            <table:change-track-table-cell office:value-type="string">
              <text:p>| W. Trevor King <text:s text:c="13"/>| 1001 | <text:s text:c="7"/>6 |</text:p>
            </table:change-track-table-cell>
          </table:previous>
        </table:cell-content-change>
        <table:cell-content-change table:id="ct2085">
          <table:cell-address table:column="14" table:row="28" table:table="4"/>
          <office:change-info>
            <dc:creator>Jesus Urcera</dc:creator>
            <dc:date>2013-01-10T03:28:25.21</dc:date>
          </office:change-info>
          <table:previous table:id="ct1872">
            <table:change-track-table-cell office:value-type="string">
              <text:p>| Jon Seymour <text:s text:c="16"/>| <text:s text:c="2"/>38 | <text:s text:c="7"/>6 |</text:p>
            </table:change-track-table-cell>
          </table:previous>
        </table:cell-content-change>
        <table:cell-content-change table:id="ct2086">
          <table:cell-address table:column="14" table:row="29" table:table="4"/>
          <office:change-info>
            <dc:creator>Jesus Urcera</dc:creator>
            <dc:date>2013-01-10T03:28:25.21</dc:date>
          </office:change-info>
          <table:previous table:id="ct1873">
            <table:change-track-table-cell office:value-type="string">
              <text:p>| Bernhard R. Link <text:s text:c="11"/>| <text:s/>965 | <text:s text:c="7"/>6 |</text:p>
            </table:change-track-table-cell>
          </table:previous>
        </table:cell-content-change>
        <table:cell-content-change table:id="ct2087">
          <table:cell-address table:column="14" table:row="30" table:table="4"/>
          <office:change-info>
            <dc:creator>Jesus Urcera</dc:creator>
            <dc:date>2013-01-10T03:28:25.21</dc:date>
          </office:change-info>
          <table:previous table:id="ct1874">
            <table:change-track-table-cell office:value-type="string">
              <text:p>| Eric S. Raymond <text:s text:c="12"/>| 1038 | <text:s text:c="7"/>6 |</text:p>
            </table:change-track-table-cell>
          </table:previous>
        </table:cell-content-change>
        <table:cell-content-change table:id="ct2088">
          <table:cell-address table:column="14" table:row="31" table:table="4"/>
          <office:change-info>
            <dc:creator>Jesus Urcera</dc:creator>
            <dc:date>2013-01-10T03:28:25.21</dc:date>
          </office:change-info>
          <table:previous table:id="ct1875">
            <table:change-track-table-cell office:value-type="string">
              <text:p>| Jan H. Sch�nherr <text:s text:c="11"/>| 1066 | <text:s text:c="7"/>7 |</text:p>
            </table:change-track-table-cell>
          </table:previous>
        </table:cell-content-change>
        <table:cell-content-change table:id="ct2089">
          <table:cell-address table:column="14" table:row="32" table:table="4"/>
          <office:change-info>
            <dc:creator>Jesus Urcera</dc:creator>
            <dc:date>2013-01-10T03:28:25.21</dc:date>
          </office:change-info>
          <table:previous table:id="ct1876">
            <table:change-track-table-cell office:value-type="string">
              <text:p>| Thomas Ackermann <text:s text:c="11"/>| 1061 | <text:s text:c="7"/>7 |</text:p>
            </table:change-track-table-cell>
          </table:previous>
        </table:cell-content-change>
        <table:cell-content-change table:id="ct2090">
          <table:cell-address table:column="14" table:row="33" table:table="4"/>
          <office:change-info>
            <dc:creator>Jesus Urcera</dc:creator>
            <dc:date>2013-01-10T03:28:25.21</dc:date>
          </office:change-info>
          <table:previous table:id="ct1877">
            <table:change-track-table-cell office:value-type="string">
              <text:p>| Andrew Wong <text:s text:c="16"/>| <text:s/>902 | <text:s text:c="7"/>7 |</text:p>
            </table:change-track-table-cell>
          </table:previous>
        </table:cell-content-change>
        <table:cell-content-change table:id="ct2091">
          <table:cell-address table:column="14" table:row="34" table:table="4"/>
          <office:change-info>
            <dc:creator>Jesus Urcera</dc:creator>
            <dc:date>2013-01-10T03:28:25.21</dc:date>
          </office:change-info>
          <table:previous table:id="ct1878">
            <table:change-track-table-cell office:value-type="string">
              <text:p>| David Barr <text:s text:c="17"/>| <text:s/>833 | <text:s text:c="7"/>7 |</text:p>
            </table:change-track-table-cell>
          </table:previous>
        </table:cell-content-change>
        <table:cell-content-change table:id="ct2092">
          <table:cell-address table:column="14" table:row="35" table:table="4"/>
          <office:change-info>
            <dc:creator>Jesus Urcera</dc:creator>
            <dc:date>2013-01-10T03:28:25.21</dc:date>
          </office:change-info>
          <table:previous table:id="ct1879">
            <table:change-track-table-cell office:value-type="string">
              <text:p>| Pat Thoyts <text:s text:c="17"/>| <text:s/>684 | <text:s text:c="7"/>8 |</text:p>
            </table:change-track-table-cell>
          </table:previous>
        </table:cell-content-change>
        <table:cell-content-change table:id="ct2093">
          <table:cell-address table:column="14" table:row="36" table:table="4"/>
          <office:change-info>
            <dc:creator>Jesus Urcera</dc:creator>
            <dc:date>2013-01-10T03:28:25.21</dc:date>
          </office:change-info>
          <table:previous table:id="ct1880">
            <table:change-track-table-cell office:value-type="string">
              <text:p>| Chris Rorvick <text:s text:c="14"/>| 1071 | <text:s text:c="7"/>8 |</text:p>
            </table:change-track-table-cell>
          </table:previous>
        </table:cell-content-change>
        <table:cell-content-change table:id="ct2094">
          <table:cell-address table:column="14" table:row="37" table:table="4"/>
          <office:change-info>
            <dc:creator>Jesus Urcera</dc:creator>
            <dc:date>2013-01-10T03:28:25.21</dc:date>
          </office:change-info>
          <table:previous table:id="ct1881">
            <table:change-track-table-cell office:value-type="string">
              <text:p>| Chris Webb <text:s text:c="17"/>| <text:s/>791 | <text:s text:c="7"/>8 |</text:p>
            </table:change-track-table-cell>
          </table:previous>
        </table:cell-content-change>
        <table:cell-content-change table:id="ct2095">
          <table:cell-address table:column="14" table:row="38" table:table="4"/>
          <office:change-info>
            <dc:creator>Jesus Urcera</dc:creator>
            <dc:date>2013-01-10T03:28:25.21</dc:date>
          </office:change-info>
          <table:previous table:id="ct1882">
            <table:change-track-table-cell office:value-type="string">
              <text:p>| Alexander Strasser <text:s text:c="9"/>| 1019 | <text:s text:c="7"/>8 |</text:p>
            </table:change-track-table-cell>
          </table:previous>
        </table:cell-content-change>
        <table:cell-content-change table:id="ct2096">
          <table:cell-address table:column="14" table:row="39" table:table="4"/>
          <office:change-info>
            <dc:creator>Jesus Urcera</dc:creator>
            <dc:date>2013-01-10T03:28:25.21</dc:date>
          </office:change-info>
          <table:previous table:id="ct1883">
            <table:change-track-table-cell office:value-type="string">
              <text:p>| Lucian Poston <text:s text:c="14"/>| 1006 | <text:s text:c="7"/>8 |</text:p>
            </table:change-track-table-cell>
          </table:previous>
        </table:cell-content-change>
        <table:cell-content-change table:id="ct2097">
          <table:cell-address table:column="14" table:row="40" table:table="4"/>
          <office:change-info>
            <dc:creator>Jesus Urcera</dc:creator>
            <dc:date>2013-01-10T03:28:25.21</dc:date>
          </office:change-info>
          <table:previous table:id="ct1884">
            <table:change-track-table-cell office:value-type="string">
              <text:p>| Phil Hord <text:s text:c="18"/>| <text:s/>946 | <text:s text:c="7"/>8 |</text:p>
            </table:change-track-table-cell>
          </table:previous>
        </table:cell-content-change>
        <table:cell-content-change table:id="ct2098">
          <table:cell-address table:column="14" table:row="41" table:table="4"/>
          <office:change-info>
            <dc:creator>Jesus Urcera</dc:creator>
            <dc:date>2013-01-10T03:28:25.21</dc:date>
          </office:change-info>
          <table:previous table:id="ct1885">
            <table:change-track-table-cell office:value-type="string">
              <text:p>| Vincent van Ravesteijn <text:s text:c="5"/>| <text:s/>898 | <text:s text:c="7"/>8 |</text:p>
            </table:change-track-table-cell>
          </table:previous>
        </table:cell-content-change>
        <table:cell-content-change table:id="ct2099">
          <table:cell-address table:column="14" table:row="42" table:table="4"/>
          <office:change-info>
            <dc:creator>Jesus Urcera</dc:creator>
            <dc:date>2013-01-10T03:28:25.21</dc:date>
          </office:change-info>
          <table:previous table:id="ct1886">
            <table:change-track-table-cell office:value-type="string">
              <text:p>| SZEDER G�bor <text:s text:c="15"/>| <text:s/>458 | <text:s text:c="7"/>8 |</text:p>
            </table:change-track-table-cell>
          </table:previous>
        </table:cell-content-change>
        <table:cell-content-change table:id="ct2100">
          <table:cell-address table:column="14" table:row="43" table:table="4"/>
          <office:change-info>
            <dc:creator>Jesus Urcera</dc:creator>
            <dc:date>2013-01-10T03:28:25.21</dc:date>
          </office:change-info>
          <table:previous table:id="ct1887">
            <table:change-track-table-cell office:value-type="string">
              <text:p>| Ben Walton <text:s text:c="17"/>| <text:s/>641 | <text:s text:c="7"/>8 |</text:p>
            </table:change-track-table-cell>
          </table:previous>
        </table:cell-content-change>
        <table:cell-content-change table:id="ct2101">
          <table:cell-address table:column="14" table:row="44" table:table="4"/>
          <office:change-info>
            <dc:creator>Jesus Urcera</dc:creator>
            <dc:date>2013-01-10T03:28:25.21</dc:date>
          </office:change-info>
          <table:previous table:id="ct1888">
            <table:change-track-table-cell office:value-type="string">
              <text:p>| Max Horn <text:s text:c="19"/>| 1034 | <text:s text:c="7"/>8 |</text:p>
            </table:change-track-table-cell>
          </table:previous>
        </table:cell-content-change>
        <table:cell-content-change table:id="ct2102">
          <table:cell-address table:column="14" table:row="45" table:table="4"/>
          <office:change-info>
            <dc:creator>Jesus Urcera</dc:creator>
            <dc:date>2013-01-10T03:28:25.21</dc:date>
          </office:change-info>
          <table:previous table:id="ct1889">
            <table:change-track-table-cell office:value-type="string">
              <text:p>| Marc Branchaud <text:s text:c="13"/>| <text:s/>642 | <text:s text:c="7"/>8 |</text:p>
            </table:change-track-table-cell>
          </table:previous>
        </table:cell-content-change>
        <table:cell-content-change table:id="ct2103">
          <table:cell-address table:column="14" table:row="46" table:table="4"/>
          <office:change-info>
            <dc:creator>Jesus Urcera</dc:creator>
            <dc:date>2013-01-10T03:28:25.21</dc:date>
          </office:change-info>
          <table:previous table:id="ct1890">
            <table:change-track-table-cell office:value-type="string">
              <text:p>| Thynson <text:s text:c="20"/>| <text:s/>980 | <text:s text:c="7"/>9 |</text:p>
            </table:change-track-table-cell>
          </table:previous>
        </table:cell-content-change>
        <table:cell-content-change table:id="ct2104">
          <table:cell-address table:column="14" table:row="47" table:table="4"/>
          <office:change-info>
            <dc:creator>Jesus Urcera</dc:creator>
            <dc:date>2013-01-10T03:28:25.21</dc:date>
          </office:change-info>
          <table:previous table:id="ct1891">
            <table:change-track-table-cell office:value-type="string">
              <text:p>| �var Arnfj�r� Bjarmason <text:s text:c="4"/>| <text:s/>798 | <text:s text:c="6"/>10 |</text:p>
            </table:change-track-table-cell>
          </table:previous>
        </table:cell-content-change>
        <table:cell-content-change table:id="ct2105">
          <table:cell-address table:column="14" table:row="48" table:table="4"/>
          <office:change-info>
            <dc:creator>Jesus Urcera</dc:creator>
            <dc:date>2013-01-10T03:28:25.21</dc:date>
          </office:change-info>
          <table:previous table:id="ct1892">
            <table:change-track-table-cell office:value-type="string">
              <text:p>| Philip Oakley <text:s text:c="14"/>| 1050 | <text:s text:c="6"/>11 |</text:p>
            </table:change-track-table-cell>
          </table:previous>
        </table:cell-content-change>
        <table:cell-content-change table:id="ct2106">
          <table:cell-address table:column="14" table:row="49" table:table="4"/>
          <office:change-info>
            <dc:creator>Jesus Urcera</dc:creator>
            <dc:date>2013-01-10T03:28:25.21</dc:date>
          </office:change-info>
          <table:previous table:id="ct1893">
            <table:change-track-table-cell office:value-type="string">
              <text:p>| Joachim Schmitz <text:s text:c="12"/>| 1042 | <text:s text:c="6"/>11 |</text:p>
            </table:change-track-table-cell>
          </table:previous>
        </table:cell-content-change>
        <table:cell-content-change table:id="ct2107">
          <table:cell-address table:column="14" table:row="50" table:table="4"/>
          <office:change-info>
            <dc:creator>Jesus Urcera</dc:creator>
            <dc:date>2013-01-10T03:28:25.21</dc:date>
          </office:change-info>
          <table:previous table:id="ct1894">
            <table:change-track-table-cell office:value-type="string">
              <text:p>| Brandon Casey <text:s text:c="14"/>| <text:s/>274 | <text:s text:c="6"/>11 |</text:p>
            </table:change-track-table-cell>
          </table:previous>
        </table:cell-content-change>
        <table:cell-content-change table:id="ct2108">
          <table:cell-address table:column="14" table:row="51" table:table="4"/>
          <office:change-info>
            <dc:creator>Jesus Urcera</dc:creator>
            <dc:date>2013-01-10T03:28:25.21</dc:date>
          </office:change-info>
          <table:previous table:id="ct1895">
            <table:change-track-table-cell office:value-type="string">
              <text:p>| Krzysztof Mazur <text:s text:c="12"/>| 1064 | <text:s text:c="6"/>11 |</text:p>
            </table:change-track-table-cell>
          </table:previous>
        </table:cell-content-change>
        <table:cell-content-change table:id="ct2109">
          <table:cell-address table:column="14" table:row="52" table:table="4"/>
          <office:change-info>
            <dc:creator>Jesus Urcera</dc:creator>
            <dc:date>2013-01-10T03:28:25.21</dc:date>
          </office:change-info>
          <table:previous table:id="ct1896">
            <table:change-track-table-cell office:value-type="string">
              <text:p>| David A. Greene <text:s text:c="12"/>| 1000 | <text:s text:c="6"/>12 |</text:p>
            </table:change-track-table-cell>
          </table:previous>
        </table:cell-content-change>
        <table:cell-content-change table:id="ct2110">
          <table:cell-address table:column="14" table:row="53" table:table="4"/>
          <office:change-info>
            <dc:creator>Jesus Urcera</dc:creator>
            <dc:date>2013-01-10T03:28:25.21</dc:date>
          </office:change-info>
          <table:previous table:id="ct1897">
            <table:change-track-table-cell office:value-type="string">
              <text:p>| Tran Ngoc Quan <text:s text:c="13"/>| 1017 | <text:s text:c="6"/>12 |</text:p>
            </table:change-track-table-cell>
          </table:previous>
        </table:cell-content-change>
        <table:cell-content-change table:id="ct2111">
          <table:cell-address table:column="14" table:row="54" table:table="4"/>
          <office:change-info>
            <dc:creator>Jesus Urcera</dc:creator>
            <dc:date>2013-01-10T03:28:25.21</dc:date>
          </office:change-info>
          <table:previous table:id="ct1898">
            <table:change-track-table-cell office:value-type="string">
              <text:p>| Carlos Mart�n Nieto <text:s text:c="8"/>| <text:s/>886 | <text:s text:c="6"/>12 |</text:p>
            </table:change-track-table-cell>
          </table:previous>
        </table:cell-content-change>
        <table:cell-content-change table:id="ct2112">
          <table:cell-address table:column="14" table:row="55" table:table="4"/>
          <office:change-info>
            <dc:creator>Jesus Urcera</dc:creator>
            <dc:date>2013-01-10T03:28:25.21</dc:date>
          </office:change-info>
          <table:previous table:id="ct1899">
            <table:change-track-table-cell office:value-type="string">
              <text:p>| Heiko Voigt <text:s text:c="16"/>| <text:s/>659 | <text:s text:c="6"/>13 |</text:p>
            </table:change-track-table-cell>
          </table:previous>
        </table:cell-content-change>
        <table:cell-content-change table:id="ct2113">
          <table:cell-address table:column="14" table:row="56" table:table="4"/>
          <office:change-info>
            <dc:creator>Jesus Urcera</dc:creator>
            <dc:date>2013-01-10T03:28:25.21</dc:date>
          </office:change-info>
          <table:previous table:id="ct1900">
            <table:change-track-table-cell office:value-type="string">
              <text:p>| Peter Krefting <text:s text:c="13"/>| <text:s/>602 | <text:s text:c="6"/>13 |</text:p>
            </table:change-track-table-cell>
          </table:previous>
        </table:cell-content-change>
        <table:cell-content-change table:id="ct2114">
          <table:cell-address table:column="14" table:row="57" table:table="4"/>
          <office:change-info>
            <dc:creator>Jesus Urcera</dc:creator>
            <dc:date>2013-01-10T03:28:25.21</dc:date>
          </office:change-info>
          <table:previous table:id="ct1901">
            <table:change-track-table-cell office:value-type="string">
              <text:p>| Martin von Zweigbergk <text:s text:c="6"/>| <text:s/>852 | <text:s text:c="6"/>13 |</text:p>
            </table:change-track-table-cell>
          </table:previous>
        </table:cell-content-change>
        <table:cell-content-change table:id="ct2115">
          <table:cell-address table:column="14" table:row="58" table:table="4"/>
          <office:change-info>
            <dc:creator>Jesus Urcera</dc:creator>
            <dc:date>2013-01-10T03:28:25.21</dc:date>
          </office:change-info>
          <table:previous table:id="ct1902">
            <table:change-track-table-cell office:value-type="string">
              <text:p>| Micha? Kiedrowicz <text:s text:c="10"/>| <text:s/>680 | <text:s text:c="6"/>13 |</text:p>
            </table:change-track-table-cell>
          </table:previous>
        </table:cell-content-change>
        <table:cell-content-change table:id="ct2116">
          <table:cell-address table:column="14" table:row="59" table:table="4"/>
          <office:change-info>
            <dc:creator>Jesus Urcera</dc:creator>
            <dc:date>2013-01-10T03:28:25.21</dc:date>
          </office:change-info>
          <table:previous table:id="ct1903">
            <table:change-track-table-cell office:value-type="string">
              <text:p>| Jens Lehmann <text:s text:c="15"/>| <text:s/>663 | <text:s text:c="6"/>16 |</text:p>
            </table:change-track-table-cell>
          </table:previous>
        </table:cell-content-change>
        <table:cell-content-change table:id="ct2117">
          <table:cell-address table:column="14" table:row="60" table:table="4"/>
          <office:change-info>
            <dc:creator>Jesus Urcera</dc:creator>
            <dc:date>2013-01-10T03:28:25.21</dc:date>
          </office:change-info>
          <table:previous table:id="ct1904">
            <table:change-track-table-cell office:value-type="string">
              <text:p>| Luke Diamand <text:s text:c="15"/>| <text:s/>726 | <text:s text:c="6"/>16 |</text:p>
            </table:change-track-table-cell>
          </table:previous>
        </table:cell-content-change>
        <table:cell-content-change table:id="ct2118">
          <table:cell-address table:column="14" table:row="61" table:table="4"/>
          <office:change-info>
            <dc:creator>Jesus Urcera</dc:creator>
            <dc:date>2013-01-10T03:28:25.21</dc:date>
          </office:change-info>
          <table:previous table:id="ct1905">
            <table:change-track-table-cell office:value-type="string">
              <text:p>| Stefano Lattarini <text:s text:c="10"/>| <text:s/>977 | <text:s text:c="6"/>17 |</text:p>
            </table:change-track-table-cell>
          </table:previous>
        </table:cell-content-change>
        <table:cell-content-change table:id="ct2119">
          <table:cell-address table:column="14" table:row="62" table:table="4"/>
          <office:change-info>
            <dc:creator>Jesus Urcera</dc:creator>
            <dc:date>2013-01-10T03:28:25.21</dc:date>
          </office:change-info>
          <table:previous table:id="ct1906">
            <table:change-track-table-cell office:value-type="string">
              <text:p>| David Aguilar <text:s text:c="14"/>| <text:s/>467 | <text:s text:c="6"/>17 |</text:p>
            </table:change-track-table-cell>
          </table:previous>
        </table:cell-content-change>
        <table:cell-content-change table:id="ct2120">
          <table:cell-address table:column="14" table:row="63" table:table="4"/>
          <office:change-info>
            <dc:creator>Jesus Urcera</dc:creator>
            <dc:date>2013-01-10T03:28:25.21</dc:date>
          </office:change-info>
          <table:previous table:id="ct1907">
            <table:change-track-table-cell office:value-type="string">
              <text:p>| Florian Achleitner <text:s text:c="9"/>| 1013 | <text:s text:c="6"/>17 |</text:p>
            </table:change-track-table-cell>
          </table:previous>
        </table:cell-content-change>
        <table:cell-content-change table:id="ct2121">
          <table:cell-address table:column="14" table:row="64" table:table="4"/>
          <office:change-info>
            <dc:creator>Jesus Urcera</dc:creator>
            <dc:date>2013-01-10T03:28:25.21</dc:date>
          </office:change-info>
          <table:previous table:id="ct1908">
            <table:change-track-table-cell office:value-type="string">
              <text:p>| Ramkumar Ramachandra <text:s text:c="7"/>| <text:s/>764 | <text:s text:c="6"/>18 |</text:p>
            </table:change-track-table-cell>
          </table:previous>
        </table:cell-content-change>
        <table:cell-content-change table:id="ct2122">
          <table:cell-address table:column="14" table:row="65" table:table="4"/>
          <office:change-info>
            <dc:creator>Jesus Urcera</dc:creator>
            <dc:date>2013-01-10T03:28:25.21</dc:date>
          </office:change-info>
          <table:previous table:id="ct1909">
            <table:change-track-table-cell office:value-type="string">
              <text:p>| Clemens Buchacher <text:s text:c="10"/>| <text:s/>455 | <text:s text:c="6"/>19 |</text:p>
            </table:change-track-table-cell>
          </table:previous>
        </table:cell-content-change>
        <table:cell-content-change table:id="ct2123">
          <table:cell-address table:column="14" table:row="66" table:table="4"/>
          <office:change-info>
            <dc:creator>Jesus Urcera</dc:creator>
            <dc:date>2013-01-10T03:28:25.21</dc:date>
          </office:change-info>
          <table:previous table:id="ct1910">
            <table:change-track-table-cell office:value-type="string">
              <text:p>| Adam Spiers <text:s text:c="16"/>| 1049 | <text:s text:c="6"/>19 |</text:p>
            </table:change-track-table-cell>
          </table:previous>
        </table:cell-content-change>
        <table:cell-content-change table:id="ct2124">
          <table:cell-address table:column="14" table:row="67" table:table="4"/>
          <office:change-info>
            <dc:creator>Jesus Urcera</dc:creator>
            <dc:date>2013-01-10T03:28:25.21</dc:date>
          </office:change-info>
          <table:previous table:id="ct1911">
            <table:change-track-table-cell office:value-type="string">
              <text:p>| Michael J Gruber <text:s text:c="11"/>| <text:s/>573 | <text:s text:c="6"/>19 |</text:p>
            </table:change-track-table-cell>
          </table:previous>
        </table:cell-content-change>
        <table:cell-content-change table:id="ct2125">
          <table:cell-address table:column="14" table:row="68" table:table="4"/>
          <office:change-info>
            <dc:creator>Jesus Urcera</dc:creator>
            <dc:date>2013-01-10T03:28:25.21</dc:date>
          </office:change-info>
          <table:previous table:id="ct1912">
            <table:change-track-table-cell office:value-type="string">
              <text:p>| Matthew Ogilvie <text:s text:c="12"/>| <text:s/>479 | <text:s text:c="6"/>20 |</text:p>
            </table:change-track-table-cell>
          </table:previous>
        </table:cell-content-change>
        <table:cell-content-change table:id="ct2126">
          <table:cell-address table:column="14" table:row="69" table:table="4"/>
          <office:change-info>
            <dc:creator>Jesus Urcera</dc:creator>
            <dc:date>2013-01-10T03:28:25.21</dc:date>
          </office:change-info>
          <table:previous table:id="ct1913">
            <table:change-track-table-cell office:value-type="string">
              <text:p>| Johannes Sixt <text:s text:c="14"/>| <text:s/>227 | <text:s text:c="6"/>20 |</text:p>
            </table:change-track-table-cell>
          </table:previous>
        </table:cell-content-change>
        <table:cell-content-change table:id="ct2127">
          <table:cell-address table:column="14" table:row="70" table:table="4"/>
          <office:change-info>
            <dc:creator>Jesus Urcera</dc:creator>
            <dc:date>2013-01-10T03:28:25.21</dc:date>
          </office:change-info>
          <table:previous table:id="ct1914">
            <table:change-track-table-cell office:value-type="string">
              <text:p>| Jakub Narebski <text:s text:c="13"/>| <text:s/>189 | <text:s text:c="6"/>21 |</text:p>
            </table:change-track-table-cell>
          </table:previous>
        </table:cell-content-change>
        <table:cell-content-change table:id="ct2128">
          <table:cell-address table:column="14" table:row="71" table:table="4"/>
          <office:change-info>
            <dc:creator>Jesus Urcera</dc:creator>
            <dc:date>2013-01-10T03:28:25.21</dc:date>
          </office:change-info>
          <table:previous table:id="ct1915">
            <table:change-track-table-cell office:value-type="string">
              <text:p>| Tim Henigan <text:s text:c="16"/>| <text:s/>752 | <text:s text:c="6"/>21 |</text:p>
            </table:change-track-table-cell>
          </table:previous>
        </table:cell-content-change>
        <table:cell-content-change table:id="ct2129">
          <table:cell-address table:column="14" table:row="72" table:table="4"/>
          <office:change-info>
            <dc:creator>Jesus Urcera</dc:creator>
            <dc:date>2013-01-10T03:28:25.21</dc:date>
          </office:change-info>
          <table:previous table:id="ct1916">
            <table:change-track-table-cell office:value-type="string">
              <text:p>| Ramsay Jones <text:s text:c="15"/>| <text:s/>206 | <text:s text:c="6"/>29 |</text:p>
            </table:change-track-table-cell>
          </table:previous>
        </table:cell-content-change>
        <table:cell-content-change table:id="ct2130">
          <table:cell-address table:column="14" table:row="73" table:table="4"/>
          <office:change-info>
            <dc:creator>Jesus Urcera</dc:creator>
            <dc:date>2013-01-10T03:28:25.21</dc:date>
          </office:change-info>
          <table:previous table:id="ct1917">
            <table:change-track-table-cell office:value-type="string">
              <text:p>| Ralf Thielow <text:s text:c="15"/>| <text:s/>822 | <text:s text:c="6"/>32 |</text:p>
            </table:change-track-table-cell>
          </table:previous>
        </table:cell-content-change>
        <table:cell-content-change table:id="ct2131">
          <table:cell-address table:column="14" table:row="74" table:table="4"/>
          <office:change-info>
            <dc:creator>Jesus Urcera</dc:creator>
            <dc:date>2013-01-10T03:28:25.21</dc:date>
          </office:change-info>
          <table:previous table:id="ct1918">
            <table:change-track-table-cell office:value-type="string">
              <text:p>| Zbigniew J?drzejewski-Szmek | <text:s/>940 | <text:s text:c="6"/>32 |</text:p>
            </table:change-track-table-cell>
          </table:previous>
        </table:cell-content-change>
        <table:cell-content-change table:id="ct2132">
          <table:cell-address table:column="14" table:row="75" table:table="4"/>
          <office:change-info>
            <dc:creator>Jesus Urcera</dc:creator>
            <dc:date>2013-01-10T03:28:25.21</dc:date>
          </office:change-info>
          <table:previous table:id="ct1919">
            <table:change-track-table-cell office:value-type="string">
              <text:p>| Michael G. Schwern <text:s text:c="9"/>| 1036 | <text:s text:c="6"/>34 |</text:p>
            </table:change-track-table-cell>
          </table:previous>
        </table:cell-content-change>
        <table:cell-content-change table:id="ct2133">
          <table:cell-address table:column="14" table:row="76" table:table="4"/>
          <office:change-info>
            <dc:creator>Jesus Urcera</dc:creator>
            <dc:date>2013-01-10T03:28:25.21</dc:date>
          </office:change-info>
          <table:previous table:id="ct1920">
            <table:change-track-table-cell office:value-type="string">
              <text:p>| Thomas Rast <text:s text:c="16"/>| <text:s/>529 | <text:s text:c="6"/>38 |</text:p>
            </table:change-track-table-cell>
          </table:previous>
        </table:cell-content-change>
        <table:cell-content-change table:id="ct2134">
          <table:cell-address table:column="14" table:row="77" table:table="4"/>
          <office:change-info>
            <dc:creator>Jesus Urcera</dc:creator>
            <dc:date>2013-01-10T03:28:25.21</dc:date>
          </office:change-info>
          <table:previous table:id="ct1921">
            <table:change-track-table-cell office:value-type="string">
              <text:p>| Matthieu Moy <text:s text:c="15"/>| <text:s/>289 | <text:s text:c="6"/>47 |</text:p>
            </table:change-track-table-cell>
          </table:previous>
        </table:cell-content-change>
        <table:cell-content-change table:id="ct2135">
          <table:cell-address table:column="14" table:row="78" table:table="4"/>
          <office:change-info>
            <dc:creator>Jesus Urcera</dc:creator>
            <dc:date>2013-01-10T03:28:25.21</dc:date>
          </office:change-info>
          <table:previous table:id="ct1922">
            <table:change-track-table-cell office:value-type="string">
              <text:p>| Jonathan Nieder <text:s text:c="12"/>| <text:s/>530 | <text:s text:c="6"/>52 |</text:p>
            </table:change-track-table-cell>
          </table:previous>
        </table:cell-content-change>
        <table:cell-content-change table:id="ct2136">
          <table:cell-address table:column="14" table:row="79" table:table="4"/>
          <office:change-info>
            <dc:creator>Jesus Urcera</dc:creator>
            <dc:date>2013-01-10T03:28:25.21</dc:date>
          </office:change-info>
          <table:previous table:id="ct1923">
            <table:change-track-table-cell office:value-type="string">
              <text:p>| Rene Scharfe <text:s text:c="15"/>| <text:s text:c="2"/>17 | <text:s text:c="6"/>55 |</text:p>
            </table:change-track-table-cell>
          </table:previous>
        </table:cell-content-change>
        <table:cell-content-change table:id="ct2137">
          <table:cell-address table:column="14" table:row="80" table:table="4"/>
          <office:change-info>
            <dc:creator>Jesus Urcera</dc:creator>
            <dc:date>2013-01-10T03:28:25.21</dc:date>
          </office:change-info>
          <table:previous table:id="ct1924">
            <table:change-track-table-cell office:value-type="string">
              <text:p>| Pete Wyckoff <text:s text:c="15"/>| <text:s/>601 | <text:s text:c="6"/>62 |</text:p>
            </table:change-track-table-cell>
          </table:previous>
        </table:cell-content-change>
        <table:cell-content-change table:id="ct2138">
          <table:cell-address table:column="14" table:row="81" table:table="4"/>
          <office:change-info>
            <dc:creator>Jesus Urcera</dc:creator>
            <dc:date>2013-01-10T03:28:25.21</dc:date>
          </office:change-info>
          <table:previous table:id="ct1925">
            <table:change-track-table-cell office:value-type="string">
              <text:p>| Jiang Xin <text:s text:c="18"/>| <text:s/>867 | <text:s text:c="6"/>86 |</text:p>
            </table:change-track-table-cell>
          </table:previous>
        </table:cell-content-change>
        <table:cell-content-change table:id="ct2139">
          <table:cell-address table:column="14" table:row="82" table:table="4"/>
          <office:change-info>
            <dc:creator>Jesus Urcera</dc:creator>
            <dc:date>2013-01-10T03:28:25.21</dc:date>
          </office:change-info>
          <table:previous table:id="ct1926">
            <table:change-track-table-cell office:value-type="string">
              <text:p>| Felipe Contreras <text:s text:c="11"/>| <text:s/>617 | <text:s text:c="6"/>90 |</text:p>
            </table:change-track-table-cell>
          </table:previous>
        </table:cell-content-change>
        <table:cell-content-change table:id="ct2140">
          <table:cell-address table:column="14" table:row="83" table:table="4"/>
          <office:change-info>
            <dc:creator>Jesus Urcera</dc:creator>
            <dc:date>2013-01-10T03:28:25.21</dc:date>
          </office:change-info>
          <table:previous table:id="ct1927">
            <table:change-track-table-cell office:value-type="string">
              <text:p>| Michael Haggerty <text:s text:c="11"/>| <text:s/>715 | <text:s text:c="5"/>114 |</text:p>
            </table:change-track-table-cell>
          </table:previous>
        </table:cell-content-change>
        <table:cell-content-change table:id="ct2141">
          <table:cell-address table:column="14" table:row="84" table:table="4"/>
          <office:change-info>
            <dc:creator>Jesus Urcera</dc:creator>
            <dc:date>2013-01-10T03:28:25.21</dc:date>
          </office:change-info>
          <table:previous table:id="ct1928">
            <table:change-track-table-cell office:value-type="string">
              <text:p>| Nguyen Thai Ngoc Duy <text:s text:c="7"/>| <text:s/>300 | <text:s text:c="5"/>205 |</text:p>
            </table:change-track-table-cell>
          </table:previous>
        </table:cell-content-change>
        <table:cell-content-change table:id="ct2142">
          <table:cell-address table:column="14" table:row="85" table:table="4"/>
          <office:change-info>
            <dc:creator>Jesus Urcera</dc:creator>
            <dc:date>2013-01-10T03:28:25.21</dc:date>
          </office:change-info>
          <table:previous table:id="ct1929">
            <table:change-track-table-cell office:value-type="string">
              <text:p>| Jeff King <text:s text:c="18"/>| <text:s/>179 | <text:s text:c="5"/>361 |</text:p>
            </table:change-track-table-cell>
          </table:previous>
        </table:cell-content-change>
        <table:cell-content-change table:id="ct2143">
          <table:cell-address table:column="14" table:row="86" table:table="4"/>
          <office:change-info>
            <dc:creator>Jesus Urcera</dc:creator>
            <dc:date>2013-01-10T03:28:25.21</dc:date>
          </office:change-info>
          <table:previous table:id="ct1930">
            <table:change-track-table-cell office:value-type="string">
              <text:p>| Junio C Hamano <text:s text:c="13"/>| <text:s text:c="3"/>5 | <text:s text:c="4"/>1721 |</text:p>
            </table:change-track-table-cell>
          </table:previous>
        </table:cell-content-change>
        <table:cell-content-change table:id="ct2144">
          <table:cell-address table:column="14" table:row="87" table:table="4"/>
          <office:change-info>
            <dc:creator>Jesus Urcera</dc:creator>
            <dc:date>2013-01-10T03:28:25.21</dc:date>
          </office:change-info>
          <table:previous table:id="ct1931">
            <table:change-track-table-cell office:value-type="string">
              <text:p>+-----------------------------+------+----------+</text:p>
            </table:change-track-table-cell>
          </table:previous>
        </table:cell-content-change>
        <table:cell-content-change table:id="ct2145">
          <table:cell-address table:column="14" table:row="88" table:table="4"/>
          <office:change-info>
            <dc:creator>Jesus Urcera</dc:creator>
            <dc:date>2013-01-10T03:28:25.21</dc:date>
          </office:change-info>
          <table:previous table:id="ct1932">
            <table:change-track-table-cell office:value-type="string">
              <text:p>199 rows in set (0.00 sec)</text:p>
            </table:change-track-table-cell>
          </table:previous>
        </table:cell-content-change>
        <table:cell-content-change table:id="ct2146">
          <table:cell-address table:column="17" table:row="1" table:table="4"/>
          <office:change-info>
            <dc:creator>Jesus Urcera</dc:creator>
            <dc:date>2013-01-10T03:28:53.08</dc:date>
          </office:change-info>
          <table:previous>
            <table:change-track-table-cell/>
          </table:previous>
        </table:cell-content-change>
        <table:cell-content-change table:id="ct2147">
          <table:cell-address table:column="17" table:row="2" table:table="4"/>
          <office:change-info>
            <dc:creator>Jesus Urcera</dc:creator>
            <dc:date>2013-01-10T03:28:53.08</dc:date>
          </office:change-info>
          <table:previous>
            <table:change-track-table-cell/>
          </table:previous>
        </table:cell-content-change>
        <table:cell-content-change table:id="ct2148">
          <table:cell-address table:column="17" table:row="3" table:table="4"/>
          <office:change-info>
            <dc:creator>Jesus Urcera</dc:creator>
            <dc:date>2013-01-10T03:28:53.08</dc:date>
          </office:change-info>
          <table:previous>
            <table:change-track-table-cell/>
          </table:previous>
        </table:cell-content-change>
        <table:cell-content-change table:id="ct2149">
          <table:cell-address table:column="17" table:row="4" table:table="4"/>
          <office:change-info>
            <dc:creator>Jesus Urcera</dc:creator>
            <dc:date>2013-01-10T03:28:53.08</dc:date>
          </office:change-info>
          <table:previous>
            <table:change-track-table-cell/>
          </table:previous>
        </table:cell-content-change>
        <table:cell-content-change table:id="ct2150">
          <table:cell-address table:column="17" table:row="5" table:table="4"/>
          <office:change-info>
            <dc:creator>Jesus Urcera</dc:creator>
            <dc:date>2013-01-10T03:28:53.08</dc:date>
          </office:change-info>
          <table:previous>
            <table:change-track-table-cell/>
          </table:previous>
        </table:cell-content-change>
        <table:cell-content-change table:id="ct2151">
          <table:cell-address table:column="17" table:row="6" table:table="4"/>
          <office:change-info>
            <dc:creator>Jesus Urcera</dc:creator>
            <dc:date>2013-01-10T03:28:53.08</dc:date>
          </office:change-info>
          <table:previous>
            <table:change-track-table-cell/>
          </table:previous>
        </table:cell-content-change>
        <table:cell-content-change table:id="ct2152">
          <table:cell-address table:column="17" table:row="7" table:table="4"/>
          <office:change-info>
            <dc:creator>Jesus Urcera</dc:creator>
            <dc:date>2013-01-10T03:28:53.08</dc:date>
          </office:change-info>
          <table:previous>
            <table:change-track-table-cell/>
          </table:previous>
        </table:cell-content-change>
        <table:cell-content-change table:id="ct2153">
          <table:cell-address table:column="17" table:row="8" table:table="4"/>
          <office:change-info>
            <dc:creator>Jesus Urcera</dc:creator>
            <dc:date>2013-01-10T03:28:53.08</dc:date>
          </office:change-info>
          <table:previous>
            <table:change-track-table-cell/>
          </table:previous>
        </table:cell-content-change>
        <table:cell-content-change table:id="ct2154">
          <table:cell-address table:column="17" table:row="9" table:table="4"/>
          <office:change-info>
            <dc:creator>Jesus Urcera</dc:creator>
            <dc:date>2013-01-10T03:28:53.08</dc:date>
          </office:change-info>
          <table:previous>
            <table:change-track-table-cell/>
          </table:previous>
        </table:cell-content-change>
        <table:cell-content-change table:id="ct2155">
          <table:cell-address table:column="17" table:row="10" table:table="4"/>
          <office:change-info>
            <dc:creator>Jesus Urcera</dc:creator>
            <dc:date>2013-01-10T03:28:53.08</dc:date>
          </office:change-info>
          <table:previous>
            <table:change-track-table-cell/>
          </table:previous>
        </table:cell-content-change>
        <table:cell-content-change table:id="ct2156">
          <table:cell-address table:column="17" table:row="9" table:table="4"/>
          <office:change-info>
            <dc:creator>Jesus Urcera</dc:creator>
            <dc:date>2013-01-10T03:28:53.08</dc:date>
          </office:change-info>
          <table:previous>
            <table:change-track-table-cell/>
          </table:previous>
        </table:cell-content-change>
        <table:cell-content-change table:id="ct2157">
          <table:cell-address table:column="17" table:row="10" table:table="4"/>
          <office:change-info>
            <dc:creator>Jesus Urcera</dc:creator>
            <dc:date>2013-01-10T03:28:53.08</dc:date>
          </office:change-info>
          <table:previous>
            <table:change-track-table-cell/>
          </table:previous>
        </table:cell-content-change>
        <table:movement table:id="ct2158">
          <table:source-range-address table:start-column="17" table:start-row="3" table:start-table="4" table:end-column="17" table:end-row="12" table:end-table="4"/>
          <table:target-range-address table:start-column="17" table:start-row="1" table:start-table="4" table:end-column="17" table:end-row="10" table:end-table="4"/>
          <office:change-info>
            <dc:creator>Jesus Urcera</dc:creator>
            <dc:date>2013-01-10T03:29:00.73</dc:date>
          </office:change-info>
          <table:dependencies>
            <table:dependence table:id="ct2159"/>
          </table:dependencies>
          <table:deletions>
            <table:cell-content-deletion table:id="ct2155">
              <table:change-track-table-cell office:value-type="float" office:value="205"/>
            </table:cell-content-deletion>
            <table:cell-content-deletion table:id="ct2154">
              <table:change-track-table-cell office:value-type="float" office:value="114"/>
            </table:cell-content-deletion>
            <table:cell-content-deletion table:id="ct2153">
              <table:change-track-table-cell office:value-type="float" office:value="90"/>
            </table:cell-content-deletion>
            <table:cell-content-deletion table:id="ct2152">
              <table:change-track-table-cell office:value-type="float" office:value="86"/>
            </table:cell-content-deletion>
            <table:cell-content-deletion table:id="ct2151">
              <table:change-track-table-cell office:value-type="float" office:value="62"/>
            </table:cell-content-deletion>
            <table:cell-content-deletion table:id="ct2150">
              <table:change-track-table-cell office:value-type="float" office:value="55"/>
            </table:cell-content-deletion>
            <table:cell-content-deletion table:id="ct2149">
              <table:change-track-table-cell office:value-type="float" office:value="52"/>
            </table:cell-content-deletion>
            <table:cell-content-deletion table:id="ct2148">
              <table:change-track-table-cell office:value-type="float" office:value="47"/>
            </table:cell-content-deletion>
            <table:cell-content-deletion table:id="ct2147">
              <table:change-track-table-cell office:value-type="float" office:value="38"/>
            </table:cell-content-deletion>
            <table:cell-content-deletion table:id="ct2146">
              <table:change-track-table-cell office:value-type="float" office:value="34"/>
            </table:cell-content-deletion>
          </table:deletions>
        </table:movement>
        <table:cell-content-change table:id="ct2159">
          <table:cell-address table:column="17" table:row="11" table:table="4"/>
          <office:change-info>
            <dc:creator>Jesus Urcera</dc:creator>
            <dc:date>2013-01-10T03:29:10.58</dc:date>
          </office:change-info>
          <table:previous>
            <table:change-track-table-cell/>
          </table:previous>
        </table:cell-content-change>
        <table:cell-content-change table:id="ct2160">
          <table:cell-address table:column="9" table:row="11" table:table="4"/>
          <office:change-info>
            <dc:creator>Jesus Urcera</dc:creator>
            <dc:date>2013-01-10T03:29:28.52</dc:date>
          </office:change-info>
          <table:previous>
            <table:change-track-table-cell/>
          </table:previous>
        </table:cell-content-change>
        <table:cell-content-change table:id="ct2161">
          <table:cell-address table:column="14" table:row="16" table:table="4"/>
          <office:change-info>
            <dc:creator>Jesus Urcera</dc:creator>
            <dc:date>2013-01-10T03:39:53.95</dc:date>
          </office:change-info>
          <table:previous>
            <table:change-track-table-cell/>
          </table:previous>
        </table:cell-content-change>
        <table:cell-content-change table:id="ct2162">
          <table:cell-address table:column="14" table:row="16" table:table="4"/>
          <office:change-info>
            <dc:creator>Jesus Urcera</dc:creator>
            <dc:date>2013-01-10T03:40:11.49</dc:date>
          </office:change-info>
          <table:previous table:id="ct2161">
            <table:change-track-table-cell office:value-type="string">
              <text:p>Commits 2012 mes</text:p>
            </table:change-track-table-cell>
          </table:previous>
        </table:cell-content-change>
        <table:cell-content-change table:id="ct2163">
          <table:cell-address table:column="14" table:row="16" table:table="4"/>
          <office:change-info>
            <dc:creator>Jesus Urcera</dc:creator>
            <dc:date>2013-01-10T03:40:13.78</dc:date>
          </office:change-info>
          <table:previous>
            <table:change-track-table-cell/>
          </table:previous>
        </table:cell-content-change>
        <table:movement table:id="ct2164">
          <table:source-range-address table:column="13" table:row="16" table:table="4"/>
          <table:target-range-address table:column="15" table:row="16" table:table="4"/>
          <office:change-info>
            <dc:creator>Jesus Urcera</dc:creator>
            <dc:date>2013-01-10T03:40:23.81</dc:date>
          </office:change-info>
          <table:dependencies>
            <table:dependence table:id="ct2166"/>
          </table:dependencies>
        </table:movement>
        <table:cell-content-change table:id="ct2165">
          <table:cell-address table:column="14" table:row="16" table:table="4"/>
          <office:change-info>
            <dc:creator>Jesus Urcera</dc:creator>
            <dc:date>2013-01-10T03:40:34.70</dc:date>
          </office:change-info>
          <table:previous table:id="ct2163">
            <table:change-track-table-cell office:value-type="string">
              <text:p><text:s/>mes</text:p>
            </table:change-track-table-cell>
          </table:previous>
        </table:cell-content-change>
        <table:movement table:id="ct2166">
          <table:source-range-address table:start-column="14" table:start-row="16" table:start-table="4" table:end-column="15" table:end-row="16" table:end-table="4"/>
          <table:target-range-address table:start-column="13" table:start-row="16" table:start-table="4" table:end-column="14" table:end-row="16" table:end-table="4"/>
          <office:change-info>
            <dc:creator>Jesus Urcera</dc:creator>
            <dc:date>2013-01-10T03:40:43.61</dc:date>
          </office:change-info>
          <table:deletions>
            <table:cell-content-deletion table:id="ct2165">
              <table:change-track-table-cell office:value-type="string">
                <text:p><text:s/>Mes</text:p>
              </table:change-track-table-cell>
            </table:cell-content-deletion>
          </table:deletions>
        </table:movement>
        <table:cell-content-change table:id="ct2167">
          <table:cell-address table:column="13" table:row="17" table:table="4"/>
          <office:change-info>
            <dc:creator>Jesus Urcera</dc:creator>
            <dc:date>2013-01-10T03:40:49.91</dc:date>
          </office:change-info>
          <table:previous table:id="ct2004">
            <table:change-track-table-cell/>
          </table:previous>
        </table:cell-content-change>
        <table:cell-content-change table:id="ct2168">
          <table:cell-address table:column="13" table:row="18" table:table="4"/>
          <office:change-info>
            <dc:creator>Jesus Urcera</dc:creator>
            <dc:date>2013-01-10T03:40:52.19</dc:date>
          </office:change-info>
          <table:previous table:id="ct2005">
            <table:change-track-table-cell/>
          </table:previous>
        </table:cell-content-change>
        <table:cell-content-change table:id="ct2169">
          <table:cell-address table:column="13" table:row="19" table:table="4"/>
          <office:change-info>
            <dc:creator>Jesus Urcera</dc:creator>
            <dc:date>2013-01-10T03:40:58.11</dc:date>
          </office:change-info>
          <table:previous table:id="ct2006">
            <table:change-track-table-cell/>
          </table:previous>
        </table:cell-content-change>
        <table:cell-content-change table:id="ct2170">
          <table:cell-address table:column="13" table:row="20" table:table="4"/>
          <office:change-info>
            <dc:creator>Jesus Urcera</dc:creator>
            <dc:date>2013-01-10T03:40:58.11</dc:date>
          </office:change-info>
          <table:previous table:id="ct2007">
            <table:change-track-table-cell/>
          </table:previous>
        </table:cell-content-change>
        <table:cell-content-change table:id="ct2171">
          <table:cell-address table:column="13" table:row="21" table:table="4"/>
          <office:change-info>
            <dc:creator>Jesus Urcera</dc:creator>
            <dc:date>2013-01-10T03:40:58.11</dc:date>
          </office:change-info>
          <table:previous table:id="ct2008">
            <table:change-track-table-cell/>
          </table:previous>
        </table:cell-content-change>
        <table:cell-content-change table:id="ct2172">
          <table:cell-address table:column="13" table:row="22" table:table="4"/>
          <office:change-info>
            <dc:creator>Jesus Urcera</dc:creator>
            <dc:date>2013-01-10T03:40:58.11</dc:date>
          </office:change-info>
          <table:previous table:id="ct2009">
            <table:change-track-table-cell/>
          </table:previous>
        </table:cell-content-change>
        <table:cell-content-change table:id="ct2173">
          <table:cell-address table:column="13" table:row="23" table:table="4"/>
          <office:change-info>
            <dc:creator>Jesus Urcera</dc:creator>
            <dc:date>2013-01-10T03:40:58.11</dc:date>
          </office:change-info>
          <table:previous table:id="ct2010">
            <table:change-track-table-cell/>
          </table:previous>
        </table:cell-content-change>
        <table:cell-content-change table:id="ct2174">
          <table:cell-address table:column="13" table:row="24" table:table="4"/>
          <office:change-info>
            <dc:creator>Jesus Urcera</dc:creator>
            <dc:date>2013-01-10T03:40:58.11</dc:date>
          </office:change-info>
          <table:previous table:id="ct2011">
            <table:change-track-table-cell/>
          </table:previous>
        </table:cell-content-change>
        <table:cell-content-change table:id="ct2175">
          <table:cell-address table:column="13" table:row="25" table:table="4"/>
          <office:change-info>
            <dc:creator>Jesus Urcera</dc:creator>
            <dc:date>2013-01-10T03:40:58.11</dc:date>
          </office:change-info>
          <table:previous table:id="ct2012">
            <table:change-track-table-cell/>
          </table:previous>
        </table:cell-content-change>
        <table:cell-content-change table:id="ct2176">
          <table:cell-address table:column="13" table:row="26" table:table="4"/>
          <office:change-info>
            <dc:creator>Jesus Urcera</dc:creator>
            <dc:date>2013-01-10T03:40:58.11</dc:date>
          </office:change-info>
          <table:previous table:id="ct2013">
            <table:change-track-table-cell/>
          </table:previous>
        </table:cell-content-change>
        <table:cell-content-change table:id="ct2177">
          <table:cell-address table:column="13" table:row="27" table:table="4"/>
          <office:change-info>
            <dc:creator>Jesus Urcera</dc:creator>
            <dc:date>2013-01-10T03:40:58.11</dc:date>
          </office:change-info>
          <table:previous table:id="ct2014">
            <table:change-track-table-cell/>
          </table:previous>
        </table:cell-content-change>
        <table:cell-content-change table:id="ct2178">
          <table:cell-address table:column="13" table:row="28" table:table="4"/>
          <office:change-info>
            <dc:creator>Jesus Urcera</dc:creator>
            <dc:date>2013-01-10T03:40:58.11</dc:date>
          </office:change-info>
          <table:previous table:id="ct2015">
            <table:change-track-table-cell/>
          </table:previous>
        </table:cell-content-change>
        <table:cell-content-change table:id="ct2179">
          <table:cell-address table:column="14" table:row="28" table:table="4"/>
          <office:change-info>
            <dc:creator>Jesus Urcera</dc:creator>
            <dc:date>2013-01-10T03:41:00.96</dc:date>
          </office:change-info>
          <table:previous table:id="ct2085">
            <table:change-track-table-cell/>
          </table:previous>
        </table:cell-content-change>
        <table:cell-content-change table:id="ct2180">
          <table:cell-address table:column="14" table:row="17" table:table="4"/>
          <office:change-info>
            <dc:creator>Jesus Urcera</dc:creator>
            <dc:date>2013-01-10T03:41:16.90</dc:date>
          </office:change-info>
          <table:previous table:id="ct2074">
            <table:change-track-table-cell/>
          </table:previous>
        </table:cell-content-change>
        <table:cell-content-change table:id="ct2181">
          <table:cell-address table:column="14" table:row="18" table:table="4"/>
          <office:change-info>
            <dc:creator>Jesus Urcera</dc:creator>
            <dc:date>2013-01-10T03:41:23.48</dc:date>
          </office:change-info>
          <table:previous table:id="ct2075">
            <table:change-track-table-cell/>
          </table:previous>
        </table:cell-content-change>
        <table:cell-content-change table:id="ct2182">
          <table:cell-address table:column="14" table:row="19" table:table="4"/>
          <office:change-info>
            <dc:creator>Jesus Urcera</dc:creator>
            <dc:date>2013-01-10T03:41:50.75</dc:date>
          </office:change-info>
          <table:previous table:id="ct2076">
            <table:change-track-table-cell/>
          </table:previous>
        </table:cell-content-change>
        <table:cell-content-change table:id="ct2183">
          <table:cell-address table:column="14" table:row="20" table:table="4"/>
          <office:change-info>
            <dc:creator>Jesus Urcera</dc:creator>
            <dc:date>2013-01-10T03:41:53.80</dc:date>
          </office:change-info>
          <table:previous table:id="ct2077">
            <table:change-track-table-cell/>
          </table:previous>
        </table:cell-content-change>
        <table:cell-content-change table:id="ct2184">
          <table:cell-address table:column="14" table:row="21" table:table="4"/>
          <office:change-info>
            <dc:creator>Jesus Urcera</dc:creator>
            <dc:date>2013-01-10T03:41:56.19</dc:date>
          </office:change-info>
          <table:previous table:id="ct2078">
            <table:change-track-table-cell/>
          </table:previous>
        </table:cell-content-change>
        <table:cell-content-change table:id="ct2185">
          <table:cell-address table:column="14" table:row="22" table:table="4"/>
          <office:change-info>
            <dc:creator>Jesus Urcera</dc:creator>
            <dc:date>2013-01-10T03:42:22.39</dc:date>
          </office:change-info>
          <table:previous table:id="ct2079">
            <table:change-track-table-cell/>
          </table:previous>
        </table:cell-content-change>
        <table:cell-content-change table:id="ct2186">
          <table:cell-address table:column="14" table:row="23" table:table="4"/>
          <office:change-info>
            <dc:creator>Jesus Urcera</dc:creator>
            <dc:date>2013-01-10T03:42:27.72</dc:date>
          </office:change-info>
          <table:previous table:id="ct2080">
            <table:change-track-table-cell/>
          </table:previous>
        </table:cell-content-change>
        <table:cell-content-change table:id="ct2187">
          <table:cell-address table:column="14" table:row="24" table:table="4"/>
          <office:change-info>
            <dc:creator>Jesus Urcera</dc:creator>
            <dc:date>2013-01-10T03:42:59.63</dc:date>
          </office:change-info>
          <table:previous table:id="ct2081">
            <table:change-track-table-cell/>
          </table:previous>
        </table:cell-content-change>
        <table:cell-content-change table:id="ct2188">
          <table:cell-address table:column="14" table:row="25" table:table="4"/>
          <office:change-info>
            <dc:creator>Jesus Urcera</dc:creator>
            <dc:date>2013-01-10T03:43:02.38</dc:date>
          </office:change-info>
          <table:previous table:id="ct2082">
            <table:change-track-table-cell/>
          </table:previous>
        </table:cell-content-change>
        <table:cell-content-change table:id="ct2189">
          <table:cell-address table:column="14" table:row="26" table:table="4"/>
          <office:change-info>
            <dc:creator>Jesus Urcera</dc:creator>
            <dc:date>2013-01-10T03:43:05.03</dc:date>
          </office:change-info>
          <table:previous table:id="ct2083">
            <table:change-track-table-cell/>
          </table:previous>
        </table:cell-content-change>
        <table:cell-content-change table:id="ct2190">
          <table:cell-address table:column="14" table:row="27" table:table="4"/>
          <office:change-info>
            <dc:creator>Jesus Urcera</dc:creator>
            <dc:date>2013-01-10T03:43:36.94</dc:date>
          </office:change-info>
          <table:previous table:id="ct2084">
            <table:change-track-table-cell/>
          </table:previous>
        </table:cell-content-change>
        <table:cell-content-change table:id="ct2191">
          <table:cell-address table:column="15" table:row="22" table:table="4"/>
          <office:change-info>
            <dc:creator>Jesus Urcera</dc:creator>
            <dc:date>2013-01-10T03:43:41.64</dc:date>
          </office:change-info>
          <table:previous>
            <table:change-track-table-cell/>
          </table:previous>
        </table:cell-content-change>
        <table:cell-content-change table:id="ct2192">
          <table:cell-address table:column="15" table:row="22" table:table="4"/>
          <office:change-info>
            <dc:creator>Jesus Urcera</dc:creator>
            <dc:date>2013-01-10T03:43:58.37</dc:date>
          </office:change-info>
          <table:previous table:id="ct2191">
            <table:change-track-table-cell office:value-type="string">
              <text:p>sum</text:p>
            </table:change-track-table-cell>
          </table:previous>
        </table:cell-content-change>
        <table:cell-content-change table:id="ct2193">
          <table:cell-address table:column="15" table:row="22" table:table="4"/>
          <office:change-info>
            <dc:creator>Jesus Urcera</dc:creator>
            <dc:date>2013-01-10T03:44:22.96</dc:date>
          </office:change-info>
          <table:previous table:id="ct2192">
            <table:change-track-table-cell table:cell-address="'Cálculos varios'.P23" table:formula="of:=sum([.O18:.O23])" office:value-type="float" office:value="0"/>
          </table:previous>
        </table:cell-content-change>
        <table:cell-content-change table:id="ct2194">
          <table:cell-address table:column="15" table:row="28" table:table="4"/>
          <office:change-info>
            <dc:creator>Jesus Urcera</dc:creator>
            <dc:date>2013-01-10T03:44:52.14</dc:date>
          </office:change-info>
          <table:previous>
            <table:change-track-table-cell/>
          </table:previous>
        </table:cell-content-change>
        <table:cell-content-change table:id="ct2195">
          <table:cell-address table:column="1" table:row="171" table:table="2"/>
          <office:change-info>
            <dc:creator>Jesus Urcera</dc:creator>
            <dc:date>2013-01-10T03:48:34.68</dc:date>
          </office:change-info>
          <table:previous table:id="ct1310">
            <table:change-track-table-cell office:value-type="string">
              <text:p>Commits per month as raw results. Its a comparison with six months before. </text:p>
              <text:p>Less work than a year before on total commits (-,-,-,-,-,+)</text:p>
            </table:change-track-table-cell>
          </table:previous>
        </table:cell-content-change>
        <table:cell-content-change table:id="ct2196">
          <table:cell-address table:column="16" table:row="21" table:table="4"/>
          <office:change-info>
            <dc:creator>Jesus Urcera</dc:creator>
            <dc:date>2013-01-10T03:48:46.39</dc:date>
          </office:change-info>
          <table:previous>
            <table:change-track-table-cell/>
          </table:previous>
        </table:cell-content-change>
        <table:cell-content-change table:id="ct2197">
          <table:cell-address table:column="16" table:row="22" table:table="4"/>
          <office:change-info>
            <dc:creator>Jesus Urcera</dc:creator>
            <dc:date>2013-01-10T03:48:54.15</dc:date>
          </office:change-info>
          <table:previous>
            <table:change-track-table-cell/>
          </table:previous>
        </table:cell-content-change>
        <table:cell-content-change table:id="ct2198">
          <table:cell-address table:column="16" table:row="28" table:table="4"/>
          <office:change-info>
            <dc:creator>Jesus Urcera</dc:creator>
            <dc:date>2013-01-10T03:49:05.04</dc:date>
          </office:change-info>
          <table:previous>
            <table:change-track-table-cell/>
          </table:previous>
        </table:cell-content-change>
        <table:cell-content-change table:id="ct2199">
          <table:cell-address table:column="1" table:row="171" table:table="2"/>
          <office:change-info>
            <dc:creator>Jesus Urcera</dc:creator>
            <dc:date>2013-01-10T03:56:23.75</dc:date>
          </office:change-info>
          <table:previous table:id="ct2195">
            <table:change-track-table-cell office:value-type="string">
              <text:p>Commits per month as raw results. Its a comparison with six months before. </text:p>
              <text:p>Last 5 months </text:p>
            </table:change-track-table-cell>
          </table:previous>
        </table:cell-content-change>
        <table:cell-content-change table:id="ct2200">
          <table:cell-address table:column="3" table:row="168" table:table="2"/>
          <office:change-info>
            <dc:creator>Jesus Urcera</dc:creator>
            <dc:date>2013-01-10T03:57:40.76</dc:date>
          </office:change-info>
          <table:previous>
            <table:change-track-table-cell office:value-type="float" office:value="0"/>
          </table:previous>
        </table:cell-content-change>
        <table:cell-content-change table:id="ct2201">
          <table:cell-address table:column="3" table:row="189" table:table="2"/>
          <office:change-info>
            <dc:creator>Jesus Urcera</dc:creator>
            <dc:date>2013-01-10T03:58:09.42</dc:date>
          </office:change-info>
          <table:previous table:id="ct1296">
            <table:change-track-table-cell office:value-type="float" office:value="0.4"/>
          </table:previous>
        </table:cell-content-change>
        <table:cell-content-change table:id="ct2202">
          <table:cell-address table:column="2" table:row="168" table:table="2"/>
          <office:change-info>
            <dc:creator>Jesus Urcera</dc:creator>
            <dc:date>2013-01-10T04:00:15.05</dc:date>
          </office:change-info>
          <table:previous table:id="ct1703">
            <table:change-track-table-cell office:value-type="string">
              <text:p>https://github.com/git/git/graphs/commit-activity</text:p>
            </table:change-track-table-cell>
          </table:previous>
        </table:cell-content-change>
        <table:cell-content-change table:id="ct2203">
          <table:cell-address table:column="4" table:row="168" table:table="2"/>
          <office:change-info>
            <dc:creator>Jesus Urcera</dc:creator>
            <dc:date>2013-01-10T04:00:22.87</dc:date>
          </office:change-info>
          <table:previous>
            <table:change-track-table-cell office:value-type="float" office:value="0"/>
          </table:previous>
        </table:cell-content-change>
        <table:cell-content-change table:id="ct2204">
          <table:cell-address table:column="1" table:row="183" table:table="2"/>
          <office:change-info>
            <dc:creator>Jesus Urcera</dc:creator>
            <dc:date>2013-01-10T04:00:53.08</dc:date>
          </office:change-info>
          <table:previous table:id="ct1308">
            <table:change-track-table-cell office:value-type="string">
              <text:p>Started to participate las year: 6. 3 times more than the las year with a total of 170.</text:p>
            </table:change-track-table-cell>
          </table:previous>
        </table:cell-content-change>
        <table:cell-content-change table:id="ct2205">
          <table:cell-address table:column="9" table:row="16" table:table="4"/>
          <office:change-info>
            <dc:creator>Jesus Urcera</dc:creator>
            <dc:date>2013-01-10T04:02:04.27</dc:date>
          </office:change-info>
          <table:previous>
            <table:change-track-table-cell/>
          </table:previous>
        </table:cell-content-change>
        <table:cell-content-change table:id="ct2206">
          <table:cell-address table:column="10" table:row="16" table:table="4"/>
          <office:change-info>
            <dc:creator>Jesus Urcera</dc:creator>
            <dc:date>2013-01-10T04:02:10.77</dc:date>
          </office:change-info>
          <table:previous>
            <table:change-track-table-cell/>
          </table:previous>
        </table:cell-content-change>
        <table:cell-content-change table:id="ct2207">
          <table:cell-address table:column="9" table:row="17" table:table="4"/>
          <office:change-info>
            <dc:creator>Jesus Urcera</dc:creator>
            <dc:date>2013-01-10T04:02:30.04</dc:date>
          </office:change-info>
          <table:previous>
            <table:change-track-table-cell/>
          </table:previous>
        </table:cell-content-change>
        <table:cell-content-change table:id="ct2208">
          <table:cell-address table:column="9" table:row="18" table:table="4"/>
          <office:change-info>
            <dc:creator>Jesus Urcera</dc:creator>
            <dc:date>2013-01-10T04:02:36.59</dc:date>
          </office:change-info>
          <table:previous>
            <table:change-track-table-cell/>
          </table:previous>
        </table:cell-content-change>
        <table:cell-content-change table:id="ct2209">
          <table:cell-address table:column="9" table:row="19" table:table="4"/>
          <office:change-info>
            <dc:creator>Jesus Urcera</dc:creator>
            <dc:date>2013-01-10T04:02:36.59</dc:date>
          </office:change-info>
          <table:previous>
            <table:change-track-table-cell/>
          </table:previous>
        </table:cell-content-change>
        <table:cell-content-change table:id="ct2210">
          <table:cell-address table:column="9" table:row="20" table:table="4"/>
          <office:change-info>
            <dc:creator>Jesus Urcera</dc:creator>
            <dc:date>2013-01-10T04:02:36.59</dc:date>
          </office:change-info>
          <table:previous>
            <table:change-track-table-cell/>
          </table:previous>
        </table:cell-content-change>
        <table:cell-content-change table:id="ct2211">
          <table:cell-address table:column="9" table:row="21" table:table="4"/>
          <office:change-info>
            <dc:creator>Jesus Urcera</dc:creator>
            <dc:date>2013-01-10T04:02:36.59</dc:date>
          </office:change-info>
          <table:previous>
            <table:change-track-table-cell/>
          </table:previous>
        </table:cell-content-change>
        <table:cell-content-change table:id="ct2212">
          <table:cell-address table:column="9" table:row="22" table:table="4"/>
          <office:change-info>
            <dc:creator>Jesus Urcera</dc:creator>
            <dc:date>2013-01-10T04:02:36.59</dc:date>
          </office:change-info>
          <table:previous>
            <table:change-track-table-cell/>
          </table:previous>
        </table:cell-content-change>
        <table:cell-content-change table:id="ct2213">
          <table:cell-address table:column="9" table:row="23" table:table="4"/>
          <office:change-info>
            <dc:creator>Jesus Urcera</dc:creator>
            <dc:date>2013-01-10T04:02:36.59</dc:date>
          </office:change-info>
          <table:previous>
            <table:change-track-table-cell/>
          </table:previous>
        </table:cell-content-change>
        <table:cell-content-change table:id="ct2214">
          <table:cell-address table:column="9" table:row="24" table:table="4"/>
          <office:change-info>
            <dc:creator>Jesus Urcera</dc:creator>
            <dc:date>2013-01-10T04:02:36.59</dc:date>
          </office:change-info>
          <table:previous>
            <table:change-track-table-cell/>
          </table:previous>
        </table:cell-content-change>
        <table:cell-content-change table:id="ct2215">
          <table:cell-address table:column="10" table:row="17" table:table="4"/>
          <office:change-info>
            <dc:creator>Jesus Urcera</dc:creator>
            <dc:date>2013-01-10T04:02:45.30</dc:date>
          </office:change-info>
          <table:previous>
            <table:change-track-table-cell/>
          </table:previous>
        </table:cell-content-change>
        <table:cell-content-change table:id="ct2216">
          <table:cell-address table:column="10" table:row="18" table:table="4"/>
          <office:change-info>
            <dc:creator>Jesus Urcera</dc:creator>
            <dc:date>2013-01-10T04:02:48.33</dc:date>
          </office:change-info>
          <table:previous>
            <table:change-track-table-cell/>
          </table:previous>
        </table:cell-content-change>
        <table:cell-content-change table:id="ct2217">
          <table:cell-address table:column="10" table:row="19" table:table="4"/>
          <office:change-info>
            <dc:creator>Jesus Urcera</dc:creator>
            <dc:date>2013-01-10T04:02:51.93</dc:date>
          </office:change-info>
          <table:previous>
            <table:change-track-table-cell/>
          </table:previous>
        </table:cell-content-change>
        <table:cell-content-change table:id="ct2218">
          <table:cell-address table:column="10" table:row="20" table:table="4"/>
          <office:change-info>
            <dc:creator>Jesus Urcera</dc:creator>
            <dc:date>2013-01-10T04:02:55.62</dc:date>
          </office:change-info>
          <table:previous>
            <table:change-track-table-cell/>
          </table:previous>
        </table:cell-content-change>
        <table:cell-content-change table:id="ct2219">
          <table:cell-address table:column="10" table:row="21" table:table="4"/>
          <office:change-info>
            <dc:creator>Jesus Urcera</dc:creator>
            <dc:date>2013-01-10T04:03:00.12</dc:date>
          </office:change-info>
          <table:previous>
            <table:change-track-table-cell/>
          </table:previous>
        </table:cell-content-change>
        <table:cell-content-change table:id="ct2220">
          <table:cell-address table:column="10" table:row="22" table:table="4"/>
          <office:change-info>
            <dc:creator>Jesus Urcera</dc:creator>
            <dc:date>2013-01-10T04:03:04.48</dc:date>
          </office:change-info>
          <table:previous>
            <table:change-track-table-cell/>
          </table:previous>
        </table:cell-content-change>
        <table:cell-content-change table:id="ct2221">
          <table:cell-address table:column="10" table:row="23" table:table="4"/>
          <office:change-info>
            <dc:creator>Jesus Urcera</dc:creator>
            <dc:date>2013-01-10T04:03:08.40</dc:date>
          </office:change-info>
          <table:previous>
            <table:change-track-table-cell/>
          </table:previous>
        </table:cell-content-change>
        <table:cell-content-change table:id="ct2222">
          <table:cell-address table:column="10" table:row="24" table:table="4"/>
          <office:change-info>
            <dc:creator>Jesus Urcera</dc:creator>
            <dc:date>2013-01-10T04:03:13.32</dc:date>
          </office:change-info>
          <table:previous>
            <table:change-track-table-cell/>
          </table:previous>
        </table:cell-content-change>
        <table:cell-content-change table:id="ct2223">
          <table:cell-address table:column="1" table:row="183" table:table="2"/>
          <office:change-info>
            <dc:creator>Jesus Urcera</dc:creator>
            <dc:date>2013-01-10T04:09:34.05</dc:date>
          </office:change-info>
          <table:previous table:id="ct2204">
            <table:change-track-table-cell/>
          </table:previous>
        </table:cell-content-change>
        <table:cell-content-change table:id="ct2224">
          <table:cell-address table:column="1" table:row="183" table:table="2"/>
          <office:change-info>
            <dc:creator>Jesus Urcera</dc:creator>
            <dc:date>2013-01-10T04:09:50.40</dc:date>
          </office:change-info>
          <table:previous table:id="ct2223">
            <table:change-track-table-cell office:value-type="string">
              <text:p>In 2011 have been involved 190 committers and in 2012 have been involved 199 committers.</text:p>
            </table:change-track-table-cell>
          </table:previous>
        </table:cell-content-change>
        <table:cell-content-change table:id="ct2225">
          <table:cell-address table:column="4" table:row="181" table:table="2"/>
          <office:change-info>
            <dc:creator>Jesus Urcera</dc:creator>
            <dc:date>2013-01-10T04:10:19.80</dc:date>
          </office:change-info>
          <table:previous table:id="ct204">
            <table:change-track-table-cell office:value-type="float" office:value="0"/>
          </table:previous>
        </table:cell-content-change>
        <table:cell-content-change table:id="ct2226">
          <table:cell-address table:column="2" table:row="191" table:table="2"/>
          <office:change-info>
            <dc:creator>Jesus Urcera</dc:creator>
            <dc:date>2013-01-10T04:12:27.79</dc:date>
          </office:change-info>
          <table:previous table:id="ct1465">
            <table:change-track-table-cell office:value-type="string">
              <text:p>No, but not affects the development</text:p>
            </table:change-track-table-cell>
          </table:previous>
        </table:cell-content-change>
        <table:cell-content-change table:id="ct2227">
          <table:cell-address table:column="4" table:row="189" table:table="2"/>
          <office:change-info>
            <dc:creator>Jesus Urcera</dc:creator>
            <dc:date>2013-01-10T04:12:36.97</dc:date>
          </office:change-info>
          <table:previous table:id="ct1301">
            <table:change-track-table-cell table:cell-address="'Category Rating and Metrics'.E190" table:formula="of:=SUM([.F192:.F193])" office:value-type="float" office:value="5"/>
          </table:previous>
        </table:cell-content-change>
        <table:cell-content-change table:id="ct2228">
          <table:cell-address table:column="2" table:row="191" table:table="2"/>
          <office:change-info>
            <dc:creator>Jesus Urcera</dc:creator>
            <dc:date>2013-01-10T04:12:53.21</dc:date>
          </office:change-info>
          <table:previous table:id="ct2226">
            <table:change-track-table-cell office:value-type="string">
              <text:p>Not, <text:s/>complete but not affects the development</text:p>
            </table:change-track-table-cell>
          </table:previous>
        </table:cell-content-change>
        <table:cell-content-change table:id="ct2229">
          <table:cell-address table:column="4" table:row="192" table:table="2"/>
          <office:change-info>
            <dc:creator>Jesus Urcera</dc:creator>
            <dc:date>2013-01-10T04:12:59.98</dc:date>
          </office:change-info>
          <table:previous table:id="ct1299">
            <table:change-track-table-cell office:value-type="float" office:value="5"/>
          </table:previous>
        </table:cell-content-change>
        <table:cell-content-change table:id="ct2230">
          <table:cell-address table:column="4" table:row="192" table:table="2"/>
          <office:change-info>
            <dc:creator>Jesus Urcera</dc:creator>
            <dc:date>2013-01-10T04:13:03.10</dc:date>
          </office:change-info>
          <table:previous table:id="ct2229">
            <table:change-track-table-cell office:value-type="float" office:value="15"/>
          </table:previous>
        </table:cell-content-change>
        <table:cell-content-change table:id="ct2231">
          <table:cell-address table:column="2" table:row="120" table:table="2"/>
          <office:change-info>
            <dc:creator>Jesus Urcera</dc:creator>
            <dc:date>2013-01-10T04:23:26.80</dc:date>
          </office:change-info>
          <table:previous>
            <table:change-track-table-cell/>
          </table:previous>
        </table:cell-content-change>
        <table:cell-content-change table:id="ct2232">
          <table:cell-address table:column="4" table:row="186" table:table="2"/>
          <office:change-info>
            <dc:creator>Jesus Urcera</dc:creator>
            <dc:date>2013-01-10T04:25:25.31</dc:date>
          </office:change-info>
          <table:previous table:id="ct215">
            <table:change-track-table-cell office:value-type="float" office:value="0"/>
          </table:previous>
        </table:cell-content-change>
        <table:cell-content-change table:id="ct2233">
          <table:cell-address table:column="4" table:row="186" table:table="2"/>
          <office:change-info>
            <dc:creator>Jesus Urcera</dc:creator>
            <dc:date>2013-01-10T04:25:37.54</dc:date>
          </office:change-info>
          <table:previous table:id="ct2232">
            <table:change-track-table-cell office:value-type="float" office:value="2"/>
          </table:previous>
        </table:cell-content-change>
        <table:cell-content-change table:id="ct2234">
          <table:cell-address table:column="1" table:row="186" table:table="2"/>
          <office:change-info>
            <dc:creator>Jesus Urcera</dc:creator>
            <dc:date>2013-01-10T04:26:48.43</dc:date>
          </office:change-info>
          <table:previous table:id="ct221">
            <table:change-track-table-cell office:value-type="string">
              <text:p>Knowledge concentration (territoriality)</text:p>
            </table:change-track-table-cell>
          </table:previous>
        </table:cell-content-change>
        <table:cell-content-change table:id="ct2235">
          <table:cell-address table:column="1" table:row="171" table:table="2"/>
          <office:change-info>
            <dc:creator>Jesus Urcera</dc:creator>
            <dc:date>2013-01-10T04:30:57.43</dc:date>
          </office:change-info>
          <table:previous table:id="ct2199">
            <table:change-track-table-cell office:value-type="string">
              <text:p>Commits per month as raw results. Its a comparison with six months before. </text:p>
              <text:p>In the first half of 2012 the average was 306 commits / month and in the second half of 380 commits / month</text:p>
            </table:change-track-table-cell>
          </table:previous>
        </table:cell-content-change>
        <table:cell-content-change table:id="ct2236">
          <table:cell-address table:column="2" table:row="186" table:table="2"/>
          <office:change-info>
            <dc:creator>Jesus Urcera</dc:creator>
            <dc:date>2013-01-10T04:33:48.57</dc:date>
          </office:change-info>
          <table:previous>
            <table:change-track-table-cell/>
          </table:previous>
        </table:cell-content-change>
        <table:cell-content-change table:id="ct2237">
          <table:cell-address table:column="2" table:row="186" table:table="2"/>
          <office:change-info>
            <dc:creator>Jesus Urcera</dc:creator>
            <dc:date>2013-01-10T04:34:24.46</dc:date>
          </office:change-info>
          <table:previous table:id="ct2236">
            <table:change-track-table-cell office:value-type="string">
              <text:p>Juno </text:p>
            </table:change-track-table-cell>
          </table:previous>
        </table:cell-content-change>
        <table:cell-content-change table:id="ct2238">
          <table:cell-address table:column="2" table:row="186" table:table="2"/>
          <office:change-info>
            <dc:creator>Jesus Urcera</dc:creator>
            <dc:date>2013-01-10T04:38:26.89</dc:date>
          </office:change-info>
          <table:previous table:id="ct2237">
            <table:change-track-table-cell office:value-type="string">
              <text:p>Junio C Hamano makes </text:p>
            </table:change-track-table-cell>
          </table:previous>
        </table:cell-content-change>
        <table:cell-content-change table:id="ct2239">
          <table:cell-address table:column="2" table:row="192" table:table="2"/>
          <office:change-info>
            <dc:creator>Jesus Urcera</dc:creator>
            <dc:date>2013-01-10T04:39:00.27</dc:date>
          </office:change-info>
          <table:previous>
            <table:change-track-table-cell/>
          </table:previous>
        </table:cell-content-change>
        <table:cell-content-change table:id="ct2240">
          <table:cell-address table:column="2" table:row="192" table:table="2"/>
          <office:change-info>
            <dc:creator>Jesus Urcera</dc:creator>
            <dc:date>2013-01-10T04:39:38.92</dc:date>
          </office:change-info>
          <table:previous table:id="ct2239">
            <table:change-track-table-cell office:value-type="string">
              <text:p>No, but not affects the development</text:p>
            </table:change-track-table-cell>
          </table:previous>
        </table:cell-content-change>
        <table:cell-content-change table:id="ct2241">
          <table:cell-address table:column="2" table:row="192" table:table="2"/>
          <office:change-info>
            <dc:creator>Jesus Urcera</dc:creator>
            <dc:date>2013-01-10T04:41:38.38</dc:date>
          </office:change-info>
          <table:previous table:id="ct2240">
            <table:change-track-table-cell/>
          </table:previous>
        </table:cell-content-change>
        <table:cell-content-change table:id="ct2242">
          <table:cell-address table:column="2" table:row="191" table:table="2"/>
          <office:change-info>
            <dc:creator>Jesus Urcera</dc:creator>
            <dc:date>2013-01-10T04:42:50.97</dc:date>
          </office:change-info>
          <table:previous table:id="ct2228">
            <table:change-track-table-cell office:value-type="string">
              <text:p>Not, complete but not affects the development</text:p>
            </table:change-track-table-cell>
          </table:previous>
        </table:cell-content-change>
        <table:cell-content-change table:id="ct2243">
          <table:cell-address table:column="4" table:row="120" table:table="2"/>
          <office:change-info>
            <dc:creator>Jesus Urcera</dc:creator>
            <dc:date>2013-01-10T04:45:33.60</dc:date>
          </office:change-info>
          <table:previous table:id="ct1280">
            <table:change-track-table-cell office:value-type="float" office:value="3"/>
          </table:previous>
        </table:cell-content-change>
        <table:cell-content-change table:id="ct2244">
          <table:cell-address table:column="4" table:row="121" table:table="2"/>
          <office:change-info>
            <dc:creator>Jesus Urcera</dc:creator>
            <dc:date>2013-01-10T04:45:51.66</dc:date>
          </office:change-info>
          <table:previous table:id="ct1279">
            <table:change-track-table-cell office:value-type="float" office:value="4"/>
          </table:previous>
        </table:cell-content-change>
        <table:cell-content-change table:id="ct2245">
          <table:cell-address table:column="4" table:row="121" table:table="2"/>
          <office:change-info>
            <dc:creator>Jesus Urcera</dc:creator>
            <dc:date>2013-01-10T04:45:56.25</dc:date>
          </office:change-info>
          <table:previous table:id="ct2244">
            <table:change-track-table-cell office:value-type="float" office:value="3"/>
          </table:previous>
        </table:cell-content-change>
        <table:cell-content-change table:id="ct2246">
          <table:cell-address table:column="1" table:row="125" table:table="2"/>
          <office:change-info>
            <dc:creator>Jesus Urcera</dc:creator>
            <dc:date>2013-01-10T05:11:59.31</dc:date>
          </office:change-info>
          <table:previous table:id="ct1291">
            <table:change-track-table-cell office:value-type="string">
              <text:p>Patches in last year is constant ? Average: two months - (http://subversion.apache.org/docs/release-notes/release-history.html)</text:p>
              <text:p><text:s text:c="11"/>* Subversion 1.7.8 (Thursday, 20 December 2012): Bugfix release.</text:p>
              <text:p><text:s text:c="11"/>* Subversion 1.7.7 (Tuesday, 9 October 2012): Bugfix release.</text:p>
              <text:p><text:s text:c="11"/>* Subversion 1.7.6 (Wednesday, 15 August 2012): Bugfix release.</text:p>
              <text:p><text:s text:c="11"/>* Subversion 1.7.5 (Thursday, 17 May 2012): Bugfix/security release.</text:p>
              <text:p><text:s text:c="11"/>* Subversion 1.7.4 (Thursday, 8 March 2012): Bugfix release.</text:p>
              <text:p><text:s text:c="11"/>* Subversion 1.7.3 (Monday, 13 February 2012): Bugfix release.</text:p>
            </table:change-track-table-cell>
          </table:previous>
        </table:cell-content-change>
        <table:cell-content-change table:id="ct2247">
          <table:cell-address table:column="1" table:row="125" table:table="2"/>
          <office:change-info>
            <dc:creator>Jesus Urcera</dc:creator>
            <dc:date>2013-01-10T05:13:53.98</dc:date>
          </office:change-info>
          <table:previous table:id="ct2246">
            <table:change-track-table-cell office:value-type="string">
              <text:p><text:tab/>git-1.8.1.tar.gz <text:tab/><text:tab/>Git 1.8.1 Featu Dec 31<text:tab/> <text:s text:c="2"/></text:p>
              <text:p><text:tab/>git-1.8.1.rc3.tar.gz <text:tab/>Git 1.8.1.rc3 <text:tab/>Dec 22 <text:tab/><text:tab/> <text:s text:c="30"/></text:p>
              <text:p><text:s text:c="3"/><text:tab/>git-1.8.1.rc2.tar.gz <text:tab/>Git 1.8.1.rc2 <text:tab/>Dec 15 <text:tab/><text:tab/> <text:s text:c="30"/></text:p>
              <text:p><text:s text:c="4"/>git-1.8.1.rc1.tar.gz <text:tab/>Git 1.8.1.rc1 <text:tab/>Dec 7 <text:tab/><text:tab/> <text:s text:c="31"/></text:p>
              <text:p><text:s text:c="4"/>git-1.8.1.rc0.tar.gz <text:tab/>Git 1.8.1.rc0 <text:tab/>Dec 3 </text:p>
              <text:p><text:s text:c="4"/><text:tab/><text:tab/> <text:s text:c="31"/></text:p>
              <text:p><text:tab/>git-1.8.0.3.tar.gz <text:tab/><text:tab/>Git 1.8.0.3 Fea<text:tab/>Dec 27 <text:tab/><text:tab/> <text:s text:c="22"/><text:tab/> <text:s text:c="56"/></text:p>
              <text:p><text:tab/>git-1.8.0.2.tar.gz <text:tab/><text:tab/>Git 1.8.0.2 <text:tab/>Dec 10 <text:tab/><text:tab/> <text:s text:c="32"/></text:p>
              <text:p><text:tab/>git-1.8.0.1.tar.gz <text:tab/><text:tab/>Git 1.8.0.1 <text:tab/>Nov 25 </text:p>
              <text:p><text:tab/><text:tab/><text:tab/> <text:s text:c="32"/></text:p>
              <text:p><text:tab/>git-1.8.0.tar.gz <text:tab/><text:tab/>Git 1.8.0 <text:tab/><text:tab/>Oct 21 </text:p>
              <text:p><text:tab/>git-1.8.0.rc3.tar.gz <text:tab/>Git 1.8.0.rc3 <text:tab/>Oct 17 <text:tab/><text:tab/> <text:s text:c="30"/></text:p>
              <text:p><text:s/><text:tab/>git-1.8.0.rc2.tar.gz <text:tab/>Git 1.8.0.rc2 <text:tab/>Oct 11 <text:tab/><text:tab/> <text:s text:c="30"/></text:p>
              <text:p><text:tab/>git-1.8.0.rc1.tar.gz <text:tab/>Git 1.8.0.rc1 <text:tab/>Oct 8 <text:tab/><text:tab/> <text:s text:c="31"/></text:p>
              <text:p><text:s text:c="2"/><text:tab/>git-1.8.0.rc0.tar.gz <text:tab/>Git 1.8.0.rc0 <text:tab/>Oct 1 </text:p>
              <text:p><text:s text:c="2"/><text:tab/><text:tab/><text:tab/> <text:s text:c="36"/></text:p>
              <text:p><text:tab/>git-1.7.9.7.tar.gz <text:tab/><text:tab/>Git 1.7.9.7 <text:tab/>Apr 2012 <text:tab/> <text:s text:c="36"/></text:p>
              <text:p><text:tab/>git-1.7.9.6.tar.gz <text:tab/><text:tab/>Git 1.7.9.6 <text:tab/>Apr 2012 <text:tab/> <text:s text:c="34"/></text:p>
              <text:p><text:tab/>git-1.7.9.5.tar.gz <text:tab/><text:tab/>Git 1.7.9.5 <text:tab/>Mar 2012 <text:tab/> <text:s text:c="34"/></text:p>
              <text:p><text:tab/>git-1.7.9.4.tar.gz <text:tab/><text:tab/>Git 1.7.9.4 <text:tab/>Mar 2012 <text:tab/> <text:s text:c="34"/></text:p>
              <text:p><text:tab/>git-1.7.9.3.tar.gz <text:tab/><text:tab/>Git 1.7.9.3 <text:tab/>Mar 2012 <text:tab/> <text:s text:c="34"/></text:p>
              <text:p><text:tab/>git-1.7.9.2.tar.gz <text:tab/><text:tab/>Git 1.7.9.2 <text:tab/>Feb 2012 <text:tab/> <text:s text:c="34"/></text:p>
              <text:p><text:tab/>git-1.7.9.1.tar.gz <text:tab/><text:tab/>Git 1.7.9.1 <text:tab/>Feb 2012 </text:p>
              <text:p><text:tab/></text:p>
              <text:p><text:tab/>git-1.7.9.tar.gz <text:tab/><text:tab/>Git 1.7.9 <text:tab/><text:tab/>Jan 2012<text:tab/><text:tab/> <text:s text:c="34"/></text:p>
              <text:p><text:tab/>git-1.7.9.rc2.tar.gz <text:tab/>Git 1.7.9-rc2 <text:tab/>Jan 2012 <text:tab/> <text:s text:c="32"/></text:p>
              <text:p><text:tab/>git-1.7.9.rc1.tar.gz <text:tab/>Git 1.7.9-rc1 <text:tab/>Jan 2012 <text:tab/> <text:s text:c="29"/></text:p>
              <text:p><text:tab/>git-1.7.9.rc0.tar.gz <text:tab/>Git 1.7.9-rc0 <text:tab/>Jan 2012 <text:tab/> <text:s text:c="29"/></text:p>
              <text:p><text:s/><text:tab/> <text:s text:c="38"/></text:p>
              <text:p><text:tab/>git-1.7.8.6.tar.gz <text:tab/><text:tab/>Git 1.7.8.6 <text:tab/>Apr 2012 <text:tab/> <text:s text:c="36"/></text:p>
              <text:p><text:tab/>git-1.7.8.5.tar.gz <text:tab/><text:tab/>Git 1.7.8.5 <text:tab/>Feb 2012 <text:tab/> <text:s text:c="36"/></text:p>
              <text:p><text:tab/>git-1.7.8.4.tar.gz <text:tab/><text:tab/>Git 1.7.8.4 <text:tab/>Jan 2012 <text:tab/> <text:s text:c="34"/></text:p>
              <text:p><text:tab/>git-1.7.8.3.tar.gz <text:tab/><text:tab/>Git 1.7.8.3 <text:tab/>Jan 2012 <text:tab/> <text:s text:c="34"/></text:p>
              <text:p><text:tab/>git-1.7.8.2.tar.gz <text:tab/><text:tab/>Git 1.7.8.2 <text:tab/>Dec 2011 <text:tab/> <text:s text:c="34"/></text:p>
              <text:p><text:tab/>git-1.7.8.1.tar.gz <text:tab/><text:tab/>Git 1.7.8.1 <text:tab/>Dec 2011 <text:tab/> <text:s text:c="34"/></text:p>
              <text:p><text:tab/>git-1.7.8.tar.gz <text:tab/><text:tab/> <text:s text:c="8"/>Git 1.7.8 <text:tab/><text:tab/>Dec 2011 </text:p>
              <text:p><text:tab/><text:tab/> <text:s text:c="38"/></text:p>
              <text:p><text:tab/>git-1.7.7.7.tar.gz <text:tab/><text:tab/>Git 1.7.7.7 <text:tab/>Apr 2012 <text:tab/> <text:s text:c="36"/></text:p>
              <text:p><text:tab/>git-1.7.7.6.tar.gz <text:tab/><text:tab/>Git 1.7.7.6 <text:tab/>Jan 2012 </text:p>
            </table:change-track-table-cell>
          </table:previous>
        </table:cell-content-change>
        <table:cell-content-change table:id="ct2248">
          <table:cell-address table:column="1" table:row="125" table:table="2"/>
          <office:change-info>
            <dc:creator>Jesus Urcera</dc:creator>
            <dc:date>2013-01-10T05:14:47.59</dc:date>
          </office:change-info>
          <table:previous table:id="ct2247">
            <table:change-track-table-cell office:value-type="string">
              <text:p>git-1.8.1.tar.gz <text:tab/><text:tab/>Git 1.8.1 Featu Dec 31<text:tab/> <text:s text:c="2"/></text:p>
              <text:p>git-1.8.1.rc3.tar.gz <text:tab/>Git 1.8.1.rc3 <text:tab/>Dec 22 <text:tab/><text:tab/> <text:s text:c="30"/></text:p>
              <text:p>git-1.8.1.rc2.tar.gz <text:tab/>Git 1.8.1.rc2 <text:tab/>Dec 15 <text:tab/><text:tab/> <text:s text:c="30"/></text:p>
              <text:p>git-1.8.1.rc1.tar.gz <text:tab/>Git 1.8.1.rc1 <text:tab/>Dec 7 <text:tab/><text:tab/> <text:s text:c="31"/></text:p>
              <text:p>git-1.8.1.rc0.tar.gz <text:tab/>Git 1.8.1.rc0 <text:tab/>Dec 3 </text:p>
              <text:p><text:s text:c="4"/><text:tab/><text:tab/> <text:s text:c="31"/></text:p>
              <text:p>git-1.8.0.3.tar.gz <text:tab/><text:tab/>Git 1.8.0.3 Fea<text:tab/>Dec 27 <text:tab/><text:tab/> <text:s text:c="22"/><text:tab/> <text:s text:c="56"/></text:p>
              <text:p>git-1.8.0.2.tar.gz <text:tab/><text:tab/>Git 1.8.0.2 <text:tab/>Dec 10 <text:tab/><text:tab/> <text:s text:c="32"/></text:p>
              <text:p>git-1.8.0.1.tar.gz <text:tab/><text:tab/>Git 1.8.0.1 <text:tab/>Nov 25 </text:p>
              <text:p><text:tab/><text:tab/><text:tab/> <text:s text:c="32"/></text:p>
              <text:p>git-1.8.0.tar.gz <text:tab/><text:tab/>Git 1.8.0 <text:tab/><text:tab/>Oct 21 </text:p>
              <text:p>git-1.8.0.rc3.tar.gz <text:tab/>Git 1.8.0.rc3 <text:tab/>Oct 17 <text:tab/><text:tab/> <text:s text:c="30"/></text:p>
              <text:p>git-1.8.0.rc2.tar.gz <text:tab/>Git 1.8.0.rc2 <text:tab/>Oct 11 <text:tab/><text:tab/> <text:s text:c="30"/></text:p>
              <text:p>git-1.8.0.rc1.tar.gz <text:tab/>Git 1.8.0.rc1 <text:tab/>Oct 8 <text:tab/><text:tab/> <text:s text:c="31"/></text:p>
              <text:p>git-1.8.0.rc0.tar.gz <text:tab/>Git 1.8.0.rc0 <text:tab/>Oct 1 </text:p>
              <text:p><text:s text:c="2"/><text:tab/><text:tab/><text:tab/> <text:s text:c="36"/></text:p>
              <text:p>git-1.7.9.7.tar.gz <text:tab/><text:tab/>Git 1.7.9.7 <text:tab/>Apr 2012 <text:tab/> <text:s text:c="36"/></text:p>
              <text:p>git-1.7.9.6.tar.gz <text:tab/><text:tab/>Git 1.7.9.6 <text:tab/>Apr 2012 <text:tab/> <text:s text:c="34"/></text:p>
              <text:p>git-1.7.9.5.tar.gz <text:tab/><text:tab/>Git 1.7.9.5 <text:tab/>Mar 2012 <text:tab/> <text:s text:c="34"/></text:p>
              <text:p>git-1.7.9.4.tar.gz <text:tab/><text:tab/>Git 1.7.9.4 <text:tab/>Mar 2012 <text:tab/> <text:s text:c="34"/></text:p>
              <text:p>git-1.7.9.3.tar.gz <text:tab/><text:tab/>Git 1.7.9.3 <text:tab/>Mar 2012 <text:tab/> <text:s text:c="34"/></text:p>
              <text:p>git-1.7.9.2.tar.gz <text:tab/><text:tab/>Git 1.7.9.2 <text:tab/>Feb 2012 <text:tab/> <text:s text:c="34"/></text:p>
              <text:p>git-1.7.9.1.tar.gz <text:tab/><text:tab/>Git 1.7.9.1 <text:tab/>Feb 2012 </text:p>
              <text:p><text:tab/></text:p>
              <text:p>git-1.7.9.tar.gz <text:tab/><text:tab/>Git 1.7.9 <text:tab/><text:tab/>Jan 2012<text:tab/><text:tab/> <text:s text:c="34"/></text:p>
              <text:p>git-1.7.9.rc2.tar.gz <text:tab/>Git 1.7.9-rc2 <text:tab/>Jan 2012 <text:tab/> <text:s text:c="32"/></text:p>
              <text:p>git-1.7.9.rc1.tar.gz <text:tab/>Git 1.7.9-rc1 <text:tab/>Jan 2012 <text:tab/> <text:s text:c="29"/></text:p>
              <text:p>git-1.7.9.rc0.tar.gz <text:tab/>Git 1.7.9-rc0 <text:tab/>Jan 2012 <text:tab/> <text:s text:c="29"/></text:p>
              <text:p><text:tab/> <text:s text:c="38"/></text:p>
              <text:p>git-1.7.8.6.tar.gz <text:tab/><text:tab/>Git 1.7.8.6 <text:tab/>Apr 2012 <text:tab/> <text:s text:c="36"/></text:p>
              <text:p>git-1.7.8.5.tar.gz <text:tab/><text:tab/>Git 1.7.8.5 <text:tab/>Feb 2012 <text:tab/> <text:s text:c="36"/></text:p>
              <text:p>git-1.7.8.4.tar.gz <text:tab/><text:tab/>Git 1.7.8.4 <text:tab/>Jan 2012 <text:tab/> <text:s text:c="34"/></text:p>
              <text:p>git-1.7.8.3.tar.gz <text:tab/><text:tab/>Git 1.7.8.3 <text:tab/>Jan 2012 <text:tab/> <text:s text:c="34"/></text:p>
              <text:p>git-1.7.8.2.tar.gz <text:tab/><text:tab/>Git 1.7.8.2 <text:tab/>Dec 2011 <text:tab/> <text:s text:c="34"/></text:p>
              <text:p>git-1.7.8.1.tar.gz <text:tab/><text:tab/>Git 1.7.8.1 <text:tab/>Dec 2011 <text:tab/> <text:s text:c="34"/></text:p>
              <text:p>git-1.7.8.tar.gz <text:tab/><text:tab/> <text:s text:c="8"/>Git 1.7.8 <text:tab/><text:tab/>Dec 2011 </text:p>
              <text:p><text:tab/> <text:s text:c="38"/></text:p>
              <text:p>git-1.7.7.7.tar.gz <text:tab/><text:tab/>Git 1.7.7.7 <text:tab/>Apr 2012 <text:tab/> <text:s text:c="36"/></text:p>
              <text:p>Git-1.7.7.6.tar.gz <text:tab/><text:tab/>Git 1.7.7.6 <text:tab/>Jan 2012 </text:p>
            </table:change-track-table-cell>
          </table:previous>
        </table:cell-content-change>
        <table:cell-content-change table:id="ct2249">
          <table:cell-address table:column="1" table:row="125" table:table="2"/>
          <office:change-info>
            <dc:creator>Jesus Urcera</dc:creator>
            <dc:date>2013-01-10T05:16:21.30</dc:date>
          </office:change-info>
          <table:previous table:id="ct2248">
            <table:change-track-table-cell office:value-type="string">
              <text:p>Datos obtenidos de: <text:a xlink:href="http://code.google.com/p/git-core/downloads/list?can=2&amp;q=&amp;sort=-summary&amp;colspec=Filename%20Summary%20Uploaded%20ReleaseDate%20Size%20DownloadCountgit">http://code.google.com/p/git-core/downloads/list?can=2&amp;q=&amp;sort=-summary&amp;colspec=Filename%20Summary%20Uploaded%20ReleaseDate%20Size%20DownloadCountgit</text:a>-1.8.1.tar.gz <text:tab/><text:tab/>Git 1.8.1 Featu Dec 31<text:tab/> <text:s text:c="2"/></text:p>
              <text:p>git-1.8.1.rc3.tar.gz <text:tab/>Git 1.8.1.rc3 <text:tab/>Dec 22 <text:tab/><text:tab/> <text:s text:c="30"/></text:p>
              <text:p>git-1.8.1.rc2.tar.gz <text:tab/>Git 1.8.1.rc2 <text:tab/>Dec 15 <text:tab/><text:tab/> <text:s text:c="30"/></text:p>
              <text:p>git-1.8.1.rc1.tar.gz <text:tab/>Git 1.8.1.rc1 <text:tab/>Dec 7 <text:tab/><text:tab/> <text:s text:c="31"/></text:p>
              <text:p>git-1.8.1.rc0.tar.gz <text:tab/>Git 1.8.1.rc0 <text:tab/>Dec 3 </text:p>
              <text:p><text:s text:c="4"/><text:tab/><text:tab/> <text:s text:c="31"/></text:p>
              <text:p>git-1.8.0.3.tar.gz <text:tab/><text:tab/>Git 1.8.0.3 Fea<text:tab/>Dec 27 <text:tab/><text:tab/> <text:s text:c="22"/><text:tab/> <text:s text:c="56"/></text:p>
              <text:p>git-1.8.0.2.tar.gz <text:tab/><text:tab/>Git 1.8.0.2 <text:tab/>Dec 10 <text:tab/><text:tab/> <text:s text:c="32"/></text:p>
              <text:p>git-1.8.0.1.tar.gz <text:tab/><text:tab/>Git 1.8.0.1 <text:tab/>Nov 25 </text:p>
              <text:p><text:tab/><text:tab/><text:tab/> <text:s text:c="32"/></text:p>
              <text:p>git-1.8.0.tar.gz <text:tab/><text:tab/>Git 1.8.0 <text:tab/><text:tab/>Oct 21 </text:p>
              <text:p>git-1.8.0.rc3.tar.gz <text:tab/>Git 1.8.0.rc3 <text:tab/>Oct 17 <text:tab/><text:tab/> <text:s text:c="30"/></text:p>
              <text:p>git-1.8.0.rc2.tar.gz <text:tab/>Git 1.8.0.rc2 <text:tab/>Oct 11 <text:tab/><text:tab/> <text:s text:c="30"/></text:p>
              <text:p>git-1.8.0.rc1.tar.gz <text:tab/>Git 1.8.0.rc1 <text:tab/>Oct 8 <text:tab/><text:tab/> <text:s text:c="31"/></text:p>
              <text:p>git-1.8.0.rc0.tar.gz <text:tab/>Git 1.8.0.rc0 <text:tab/>Oct 1 </text:p>
              <text:p><text:s text:c="2"/><text:tab/><text:tab/><text:tab/> <text:s text:c="36"/></text:p>
              <text:p>git-1.7.9.7.tar.gz <text:tab/><text:tab/>Git 1.7.9.7 <text:tab/>Apr 2012 <text:tab/> <text:s text:c="36"/></text:p>
              <text:p>git-1.7.9.6.tar.gz <text:tab/><text:tab/>Git 1.7.9.6 <text:tab/>Apr 2012 <text:tab/> <text:s text:c="34"/></text:p>
              <text:p>git-1.7.9.5.tar.gz <text:tab/><text:tab/>Git 1.7.9.5 <text:tab/>Mar 2012 <text:tab/> <text:s text:c="34"/></text:p>
              <text:p>git-1.7.9.4.tar.gz <text:tab/><text:tab/>Git 1.7.9.4 <text:tab/>Mar 2012 <text:tab/> <text:s text:c="34"/></text:p>
              <text:p>git-1.7.9.3.tar.gz <text:tab/><text:tab/>Git 1.7.9.3 <text:tab/>Mar 2012 <text:tab/> <text:s text:c="34"/></text:p>
              <text:p>git-1.7.9.2.tar.gz <text:tab/><text:tab/>Git 1.7.9.2 <text:tab/>Feb 2012 <text:tab/> <text:s text:c="34"/></text:p>
              <text:p>git-1.7.9.1.tar.gz <text:tab/><text:tab/>Git 1.7.9.1 <text:tab/>Feb 2012 </text:p>
              <text:p><text:tab/></text:p>
              <text:p>git-1.7.9.tar.gz <text:tab/><text:tab/>Git 1.7.9 <text:tab/><text:tab/>Jan 2012<text:tab/><text:tab/> <text:s text:c="34"/></text:p>
              <text:p>git-1.7.9.rc2.tar.gz <text:tab/>Git 1.7.9-rc2 <text:tab/>Jan 2012 <text:tab/> <text:s text:c="32"/></text:p>
              <text:p>git-1.7.9.rc1.tar.gz <text:tab/>Git 1.7.9-rc1 <text:tab/>Jan 2012 <text:tab/> <text:s text:c="29"/></text:p>
              <text:p>git-1.7.9.rc0.tar.gz <text:tab/>Git 1.7.9-rc0 <text:tab/>Jan 2012 <text:tab/> <text:s text:c="29"/></text:p>
              <text:p><text:tab/> <text:s text:c="38"/></text:p>
              <text:p>git-1.7.8.6.tar.gz <text:tab/><text:tab/>Git 1.7.8.6 <text:tab/>Apr 2012 <text:tab/> <text:s text:c="36"/></text:p>
              <text:p>git-1.7.8.5.tar.gz <text:tab/><text:tab/>Git 1.7.8.5 <text:tab/>Feb 2012 <text:tab/> <text:s text:c="36"/></text:p>
              <text:p>git-1.7.8.4.tar.gz <text:tab/><text:tab/>Git 1.7.8.4 <text:tab/>Jan 2012 <text:tab/> <text:s text:c="34"/></text:p>
              <text:p>git-1.7.8.3.tar.gz <text:tab/><text:tab/>Git 1.7.8.3 <text:tab/>Jan 2012 <text:tab/> <text:s text:c="34"/></text:p>
              <text:p>git-1.7.8.2.tar.gz <text:tab/><text:tab/>Git 1.7.8.2 <text:tab/>Dec 2011 <text:tab/> <text:s text:c="34"/></text:p>
              <text:p>git-1.7.8.1.tar.gz <text:tab/><text:tab/>Git 1.7.8.1 <text:tab/>Dec 2011 <text:tab/> <text:s text:c="34"/></text:p>
              <text:p>git-1.7.8.tar.gz <text:tab/><text:tab/> <text:s text:c="8"/>Git 1.7.8 <text:tab/><text:tab/>Dec 2011 </text:p>
              <text:p><text:tab/> <text:s text:c="38"/></text:p>
              <text:p>git-1.7.7.7.tar.gz <text:tab/><text:tab/>Git 1.7.7.7 <text:tab/>Apr 2012 <text:tab/> <text:s text:c="36"/></text:p>
              <text:p>Git-1.7.7.6.tar.gz <text:tab/><text:tab/>Git 1.7.7.6 <text:tab/>Jan 2012 </text:p>
            </table:change-track-table-cell>
          </table:previous>
        </table:cell-content-change>
        <table:cell-content-change table:id="ct2250">
          <table:cell-address table:column="4" table:row="120" table:table="2"/>
          <office:change-info>
            <dc:creator>Jesus Urcera</dc:creator>
            <dc:date>2013-01-10T05:16:57.79</dc:date>
          </office:change-info>
          <table:previous table:id="ct2243">
            <table:change-track-table-cell office:value-type="float" office:value="5"/>
          </table:previous>
        </table:cell-content-change>
        <table:cell-content-change table:id="ct2251">
          <table:cell-address table:column="4" table:row="121" table:table="2"/>
          <office:change-info>
            <dc:creator>Jesus Urcera</dc:creator>
            <dc:date>2013-01-10T05:16:59.23</dc:date>
          </office:change-info>
          <table:previous table:id="ct2245">
            <table:change-track-table-cell office:value-type="float" office:value="5"/>
          </table:previous>
        </table:cell-content-change>
      </table:tracked-changes>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1">
          <table:table-cell/>
          <table:table-cell table:style-name="ce4" office:value-type="string">
            <text:p><text:span text:style-name="T1"><text:a xlink:href="http://creativecommons.org/licenses/by-nc-sa/2.5/">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
      <table:table table:name="Category Ranking" table:style-name="ta2">
        <office:forms form:automatic-focus="false" form:apply-design-mode="false"/>
        <table:table-column table:style-name="co5" table:default-cell-style-name="Default"/>
        <table:table-column table:style-name="co6" table:default-cell-style-name="ce12"/>
        <table:table-column table:style-name="co7" table:default-cell-style-name="Default"/>
        <table:table-column table:style-name="co8" table:default-cell-style-name="ce17"/>
        <table:table-column table:style-name="co2" table:number-columns-repeated="252" table:default-cell-style-name="Default"/>
        <table:table-row table:style-name="ro1" table:number-rows-repeated="4">
          <table:table-cell/>
          <table:table-cell table:style-name="Default"/>
          <table:table-cell/>
          <table:table-cell table:style-name="Default"/>
          <table:table-cell table:number-columns-repeated="252"/>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6">
          <table:table-cell/>
          <table:table-cell table:style-name="ce8" office:value-type="string" table:number-columns-spanned="3" table:number-rows-spanned="1">
            <text:p>Component Name: GIT</text:p>
          </table:table-cell>
          <table:covered-table-cell table:number-columns-repeated="2" table:style-name="ce14"/>
          <table:table-cell table:number-columns-repeated="252"/>
        </table:table-row>
        <table:table-row table:style-name="ro4">
          <table:table-cell table:style-name="ce6"/>
          <table:table-cell table:style-name="ce9" office:value-type="string" table:number-columns-spanned="3" table:number-rows-spanned="1">
            <text:p>Component type: Version Control System</text:p>
          </table:table-cell>
          <table:covered-table-cell table:number-columns-repeated="2" table:style-name="ce9"/>
          <table:table-cell table:number-columns-repeated="252"/>
        </table:table-row>
        <table:table-row table:style-name="ro4">
          <table:table-cell table:style-name="ce6"/>
          <table:table-cell table:style-name="ce9" office:value-type="string" table:number-columns-spanned="3" table:number-rows-spanned="1">
            <text:p>Usage Setting: Version Control System</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1">
          <table:table-cell/>
          <table:table-cell office:value-type="float" office:value="1">
            <text:p>1</text:p>
          </table:table-cell>
          <table:table-cell office:value-type="string">
            <text:p>Initial Analysis</text:p>
          </table:table-cell>
          <table:table-cell office:value-type="percentage" office:value="0.13">
            <text:p>13,00%</text:p>
          </table:table-cell>
          <table:table-cell table:number-columns-repeated="252"/>
        </table:table-row>
        <table:table-row table:style-name="ro1">
          <table:table-cell/>
          <table:table-cell office:value-type="float" office:value="2">
            <text:p>2</text:p>
          </table:table-cell>
          <table:table-cell office:value-type="string">
            <text:p>Functionality</text:p>
          </table:table-cell>
          <table:table-cell office:value-type="percentage" office:value="0.12">
            <text:p>12,00%</text:p>
          </table:table-cell>
          <table:table-cell table:number-columns-repeated="252"/>
        </table:table-row>
        <table:table-row table:style-name="ro1">
          <table:table-cell/>
          <table:table-cell office:value-type="float" office:value="3">
            <text:p>3</text:p>
          </table:table-cell>
          <table:table-cell table:style-name="ce15" office:value-type="string">
            <text:p>Usability</text:p>
          </table:table-cell>
          <table:table-cell office:value-type="percentage" office:value="0.14">
            <text:p>14,00%</text:p>
          </table:table-cell>
          <table:table-cell table:number-columns-repeated="252"/>
        </table:table-row>
        <table:table-row table:style-name="ro1">
          <table:table-cell/>
          <table:table-cell office:value-type="float" office:value="4">
            <text:p>4</text:p>
          </table:table-cell>
          <table:table-cell table:style-name="ce16" office:value-type="string">
            <text:p>Robustness</text:p>
          </table:table-cell>
          <table:table-cell office:value-type="percentage" office:value="0.17">
            <text:p>17,00%</text:p>
          </table:table-cell>
          <table:table-cell table:number-columns-repeated="252"/>
        </table:table-row>
        <table:table-row table:style-name="ro1">
          <table:table-cell/>
          <table:table-cell office:value-type="float" office:value="5">
            <text:p>5</text:p>
          </table:table-cell>
          <table:table-cell office:value-type="string">
            <text:p>Development</text:p>
          </table:table-cell>
          <table:table-cell office:value-type="percentage" office:value="0.15">
            <text:p>15,00%</text:p>
          </table:table-cell>
          <table:table-cell table:number-columns-repeated="252"/>
        </table:table-row>
        <table:table-row table:style-name="ro1">
          <table:table-cell/>
          <table:table-cell office:value-type="float" office:value="6">
            <text:p>6</text:p>
          </table:table-cell>
          <table:table-cell office:value-type="string">
            <text:p>Community</text:p>
          </table:table-cell>
          <table:table-cell office:value-type="percentage" office:value="0.19">
            <text:p>19,00%</text:p>
          </table:table-cell>
          <table:table-cell table:number-columns-repeated="252"/>
        </table:table-row>
        <table:table-row table:style-name="ro1">
          <table:table-cell/>
          <table:table-cell office:value-type="float" office:value="7">
            <text:p>7</text:p>
          </table:table-cell>
          <table:table-cell office:value-type="string">
            <text:p>Documentation</text:p>
          </table:table-cell>
          <table:table-cell office:value-type="percentage" office:value="0.1">
            <text:p>10,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covered-table-cell table:style-name="Default"/>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table-cell table:style-name="Default"/>
          <table:table-cell/>
          <table:table-cell table:style-name="ce18" table:formula="of:=SUM([.D12:.D18])" office:value-type="percentage" office:value="1">
            <text:p>100,00%</text:p>
          </table:table-cell>
          <table:table-cell table:number-columns-repeated="252"/>
        </table:table-row>
      </table:table>
      <table:table table:name="Category Rating and Metrics" table:style-name="ta3" table:print-ranges="'Category Rating and Metrics'.A1:'Category Rating and Metrics'.G221">
        <office:forms form:automatic-focus="false" form:apply-design-mode="false"/>
        <table:table-column table:style-name="co9" table:default-cell-style-name="ce19"/>
        <table:table-column table:style-name="co10" table:default-cell-style-name="ce25"/>
        <table:table-column table:style-name="co11" table:default-cell-style-name="ce12"/>
        <table:table-column table:style-name="co12" table:default-cell-style-name="ce50"/>
        <table:table-column table:style-name="co13" table:default-cell-style-name="ce51"/>
        <table:table-column table:style-name="co14" table:default-cell-style-name="ce55"/>
        <table:table-column table:style-name="co8" table:default-cell-style-name="ce19"/>
        <table:table-column table:style-name="co2" table:number-columns-repeated="249" table:default-cell-style-name="Default"/>
        <table:table-row table:style-name="ro7">
          <table:table-cell/>
          <table:table-cell table:style-name="ce19" table:number-columns-repeated="5"/>
          <table:table-cell table:number-columns-repeated="250"/>
        </table:table-row>
        <table:table-row table:style-name="ro1">
          <table:table-cell/>
          <table:table-cell table:style-name="ce19" table:number-columns-repeated="5"/>
          <table:table-cell table:number-columns-repeated="250"/>
        </table:table-row>
        <table:table-row table:style-name="ro1">
          <table:table-cell table:style-name="ce20" office:value-type="string" table:number-columns-spanned="6" table:number-rows-spanned="1">
            <text:p>Evaluated Technology And Functional Orientation</text:p>
          </table:table-cell>
          <table:covered-table-cell table:number-columns-repeated="5" table:style-name="ce20"/>
          <table:table-cell table:style-name="ce61" office:value-type="string">
            <text:p>BRR</text:p>
          </table:table-cell>
          <table:table-cell table:number-columns-repeated="249"/>
        </table:table-row>
        <table:table-row table:style-name="ro8">
          <table:table-cell table:style-name="ce21" office:value-type="string" table:number-columns-spanned="6" table:number-rows-spanned="1">
            <text:p>GIT</text:p>
          </table:table-cell>
          <table:covered-table-cell table:number-columns-repeated="5" table:style-name="ce21"/>
          <table:table-cell table:style-name="ce62" table:formula="of:=SUM([.G12:.G206])" office:value-type="float" office:value="4.6855">
            <text:p>4,69</text:p>
          </table:table-cell>
          <table:table-cell table:number-columns-repeated="249"/>
        </table:table-row>
        <table:table-row table:style-name="ro9">
          <table:table-cell table:style-name="ce9" office:value-type="string" table:number-columns-spanned="6" table:number-rows-spanned="1">
            <text:p>Component type: Version Control System</text:p>
          </table:table-cell>
          <table:covered-table-cell table:number-columns-repeated="5" table:style-name="ce9"/>
          <table:table-cell table:number-columns-repeated="250"/>
        </table:table-row>
        <table:table-row table:style-name="ro1">
          <table:table-cell table:style-name="ce9" office:value-type="string" table:number-columns-spanned="6" table:number-rows-spanned="1">
            <text:p>Usage Setting: Version Control System</text:p>
          </table:table-cell>
          <table:covered-table-cell table:number-columns-repeated="5" table:style-name="ce9"/>
          <table:table-cell table:number-columns-repeated="250"/>
        </table:table-row>
        <table:table-row table:style-name="ro4">
          <table:table-cell table:style-name="ce22" table:number-columns-repeated="6"/>
          <table:table-cell table:number-columns-repeated="250"/>
        </table:table-row>
        <table:table-row-group>
          <table:table-row table:style-name="ro1">
            <table:table-cell table:style-name="ce23" office:value-type="string">
              <text:p>Rank</text:p>
            </table:table-cell>
            <table:table-cell table:style-name="ce26" office:value-type="string" table:number-columns-spanned="3" table:number-rows-spanned="1">
              <text:p>Category Title</text:p>
            </table:table-cell>
            <table:covered-table-cell table:number-columns-repeated="2" table:style-name="ce26"/>
            <table:table-cell table:style-name="ce23" office:value-type="string">
              <text:p>Weight</text:p>
            </table:table-cell>
            <table:table-cell table:style-name="ce23" office:value-type="string">
              <text:p>Unweighted Rating</text:p>
            </table:table-cell>
            <table:table-cell table:style-name="ce61" office:value-type="string">
              <text:p>Weighted Rating</text:p>
            </table:table-cell>
            <table:table-cell table:number-columns-repeated="249"/>
          </table:table-row>
          <table:table-row table:style-name="ro1">
            <table:table-cell table:style-name="ce24" table:formula="of:=[$'Category Ranking'.B12]" office:value-type="float" office:value="1">
              <text:p>1</text:p>
            </table:table-cell>
            <table:table-cell table:style-name="ce27" office:value-type="string" table:number-columns-spanned="3" table:number-rows-spanned="1">
              <text:p>Functionality</text:p>
            </table:table-cell>
            <table:covered-table-cell table:number-columns-repeated="2" table:style-name="ce27"/>
            <table:table-cell table:style-name="ce17" table:formula="of:=[$'Category Ranking'.D12]" office:value-type="percentage" office:value="0.13">
              <text:p>13,00%</text:p>
            </table:table-cell>
            <table:table-cell table:style-name="ce24" table:formula="of:=SUM([.F12];[.F22])" office:value-type="float" office:value="3.28">
              <text:p>3,28</text:p>
            </table:table-cell>
            <table:table-cell table:style-name="ce24" table:formula="of:=[.F9]*[.E9]" office:value-type="float" office:value="0.4264">
              <text:p>0,43</text:p>
            </table:table-cell>
            <table:table-cell table:number-columns-repeated="249"/>
          </table:table-row>
          <table:table-row table:style-name="ro1">
            <table:table-cell table:style-name="ce24"/>
            <table:table-cell table:style-name="ce27" table:number-columns-repeated="3"/>
            <table:table-cell table:style-name="ce17"/>
            <table:table-cell table:style-name="ce24" table:number-columns-repeated="2"/>
            <table:table-cell table:number-columns-repeated="249"/>
          </table:table-row>
          <table:table-row table:style-name="ro1">
            <table:table-cell table:style-name="ce25"/>
            <table:table-cell table:style-name="ce28" office:value-type="string">
              <text:p>Metric Name</text:p>
            </table:table-cell>
            <table:table-cell table:style-name="ce28"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group>
        <table:table-row table:style-name="ro1">
          <table:table-cell table:style-name="ce25"/>
          <table:table-cell table:style-name="ce29" office:value-type="string">
            <text:p>License</text:p>
          </table:table-cell>
          <table:table-cell table:style-name="ce46" office:value-type="string">
            <text:p>GNU GPL v2 only </text:p>
          </table:table-cell>
          <table:table-cell office:value-type="percentage" office:value="0.7">
            <text:p>70,00%</text:p>
          </table:table-cell>
          <table:table-cell table:formula="of:=SUM([.F15:.F19])" office:value-type="float" office:value="3.4">
            <text:p>3,4</text:p>
          </table:table-cell>
          <table:table-cell table:style-name="ce19" table:formula="of:=[.D12]*[.E12]" office:value-type="float" office:value="2.38">
            <text:p>2,38</text:p>
          </table:table-cell>
          <table:table-cell table:number-columns-repeated="250"/>
        </table:table-row>
        <table:table-row table:style-name="ro1">
          <table:table-cell table:style-name="ce25"/>
          <table:table-cell table:style-name="ce29"/>
          <table:table-cell table:style-name="ce46"/>
          <table:table-cell table:number-columns-repeated="2"/>
          <table:table-cell table:style-name="ce19"/>
          <table:table-cell table:number-columns-repeated="250"/>
        </table:table-row>
        <table:table-row table:style-name="ro1">
          <table:table-cell/>
          <table:table-cell table:style-name="ce30" office:value-type="string" table:number-columns-spanned="4" table:number-rows-spanned="1">
            <text:p>Test Description</text:p>
          </table:table-cell>
          <table:covered-table-cell table:number-columns-repeated="3" table:style-name="ce30"/>
          <table:table-cell table:style-name="Default"/>
          <table:table-cell table:number-columns-repeated="250"/>
        </table:table-row>
        <table:table-row table:style-name="ro10">
          <table:table-cell/>
          <table:table-cell table:style-name="ce31" office:value-type="string">
            <text:p>Private</text:p>
          </table:table-cell>
          <table:table-cell table:style-name="ce31"/>
          <table:table-cell office:value-type="percentage" office:value="0">
            <text:p>0,00%</text:p>
          </table:table-cell>
          <table:table-cell table:style-name="Default" office:value-type="float" office:value="1">
            <text:p>1</text:p>
          </table:table-cell>
          <table:table-cell table:formula="of:=[.D15]*[.E15]" office:value-type="float" office:value="0">
            <text:p>0</text:p>
          </table:table-cell>
          <table:table-cell table:number-columns-repeated="250"/>
        </table:table-row>
        <table:table-row table:style-name="ro10">
          <table:table-cell/>
          <table:table-cell table:style-name="ce31" office:value-type="string">
            <text:p>Non standard (my own license)</text:p>
          </table:table-cell>
          <table:table-cell table:style-name="ce31"/>
          <table:table-cell office:value-type="percentage" office:value="0">
            <text:p>0,00%</text:p>
          </table:table-cell>
          <table:table-cell table:style-name="Default" office:value-type="float" office:value="1">
            <text:p>1</text:p>
          </table:table-cell>
          <table:table-cell table:style-name="ce56" table:formula="of:=[.D16]*[.E16]" office:value-type="float" office:value="0">
            <text:p>0</text:p>
          </table:table-cell>
          <table:table-cell table:number-columns-repeated="250"/>
        </table:table-row>
        <table:table-row table:style-name="ro10">
          <table:table-cell/>
          <table:table-cell table:style-name="ce31" office:value-type="string">
            <text:p>Standard (included in list of most used FLOSS Licenses)</text:p>
          </table:table-cell>
          <table:table-cell table:style-name="ce31"/>
          <table:table-cell office:value-type="percentage" office:value="0.6">
            <text:p>60,00%</text:p>
          </table:table-cell>
          <table:table-cell table:style-name="Default" office:value-type="float" office:value="5">
            <text:p>5</text:p>
          </table:table-cell>
          <table:table-cell table:style-name="ce56" table:formula="of:=[.D17]*[.E17]" office:value-type="float" office:value="3">
            <text:p>3</text:p>
          </table:table-cell>
          <table:table-cell table:number-columns-repeated="250"/>
        </table:table-row>
        <table:table-row table:style-name="ro10">
          <table:table-cell/>
          <table:table-cell table:style-name="ce31" office:value-type="string">
            <text:p>Dual Licensing</text:p>
          </table:table-cell>
          <table:table-cell table:style-name="ce31"/>
          <table:table-cell office:value-type="percentage" office:value="0.2">
            <text:p>20,00%</text:p>
          </table:table-cell>
          <table:table-cell table:style-name="Default" office:value-type="float" office:value="1">
            <office:annotation draw:style-name="gr1" draw:text-style-name="P1" svg:width="7.223cm" svg:height="1.386cm" svg:x="22.822cm" svg:y="6.864cm" draw:caption-point-x="-0.61cm" draw:caption-point-y="1.51cm">
              <dc:creator>JU</dc:creator>
              <dc:date>2013-01-09T00:00:00</dc:date>
              <text:p text:style-name="P1">Supongo valores de 1 a 5, por lo tanto no entiendo porque sumo valor de una cualidad de la que no dispongo. ¿Debería ser 0?</text:p>
            </office:annotation>
            <text:p>1</text:p>
          </table:table-cell>
          <table:table-cell table:style-name="ce56" table:formula="of:=[.D18]*[.E18]" office:value-type="float" office:value="0.2">
            <text:p>0,2</text:p>
          </table:table-cell>
          <table:table-cell table:number-columns-repeated="250"/>
        </table:table-row>
        <table:table-row table:style-name="ro1">
          <table:table-cell table:style-name="Default"/>
          <table:table-cell table:style-name="Default" office:value-type="string">
            <text:p>Compatible with others</text:p>
          </table:table-cell>
          <table:table-cell table:style-name="Default"/>
          <table:table-cell office:value-type="percentage" office:value="0.2">
            <text:p>20,00%</text:p>
          </table:table-cell>
          <table:table-cell table:style-name="Default" office:value-type="float" office:value="1">
            <text:p>1</text:p>
          </table:table-cell>
          <table:table-cell table:style-name="ce57" table:formula="of:=[.D19]*[.E19]" office:value-type="float" office:value="0.2">
            <text:p>0,2</text:p>
          </table:table-cell>
          <table:table-cell table:style-name="Default"/>
          <table:table-cell table:number-columns-repeated="249"/>
        </table:table-row>
        <table:table-row table:style-name="ro1">
          <table:table-cell table:style-name="Default" table:number-columns-repeated="3"/>
          <table:table-cell/>
          <table:table-cell table:style-name="Default" table:number-columns-repeated="3"/>
          <table:table-cell table:number-columns-repeated="249"/>
        </table:table-row>
        <table:table-row table:style-name="ro1">
          <table:table-cell table:style-name="ce25"/>
          <table:table-cell table:style-name="ce28" office:value-type="string">
            <text:p>Metric Name</text:p>
          </table:table-cell>
          <table:table-cell table:style-name="ce28"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10">
          <table:table-cell/>
          <table:table-cell table:style-name="ce31" office:value-type="string">
            <text:p>Time for setup prerequisites for installing open source software</text:p>
          </table:table-cell>
          <table:table-cell table:style-name="ce31"/>
          <table:table-cell office:value-type="percentage" office:value="0.3">
            <text:p>30,00%</text:p>
          </table:table-cell>
          <table:table-cell table:style-name="Default" office:value-type="float" office:value="3">
            <text:p>3</text:p>
          </table:table-cell>
          <table:table-cell table:formula="of:=[.D22]*[.E22]" office:value-type="float" office:value="0.9">
            <text:p>0,9</text:p>
          </table:table-cell>
          <table:table-cell table:number-columns-repeated="250"/>
        </table:table-row>
        <table:table-row table:style-name="ro1">
          <table:table-cell table:style-name="ce25"/>
          <table:table-cell table:style-name="ce29"/>
          <table:table-cell table:number-columns-repeated="3"/>
          <table:table-cell table:style-name="ce19"/>
          <table:table-cell table:number-columns-repeated="250"/>
        </table:table-row>
        <table:table-row table:style-name="ro1">
          <table:table-cell/>
          <table:table-cell table:style-name="ce30" office:value-type="string" table:number-columns-spanned="4" table:number-rows-spanned="1">
            <text:p>Test Description</text:p>
          </table:table-cell>
          <table:covered-table-cell table:number-columns-repeated="3" table:style-name="ce30"/>
          <table:table-cell table:style-name="Default"/>
          <table:table-cell table:number-columns-repeated="250"/>
        </table:table-row>
        <table:table-row table:style-name="ro9">
          <table:table-cell/>
          <table:table-cell table:style-name="ce31" office:value-type="string" table:number-columns-spanned="4" table:number-rows-spanned="1">
            <text:p>Time it takes to get instant gratification, shows whether project is thinking about getting users up and running as soon<text:span text:style-name="T2"> as </text:span><text:span text:style-name="T2">possible. </text:span></text:p>
          </table:table-cell>
          <table:covered-table-cell table:number-columns-repeated="3" table:style-name="ce31"/>
          <table:table-cell table:number-columns-repeated="251"/>
        </table:table-row>
        <table:table-row table:style-name="ro1">
          <table:table-cell/>
          <table:table-cell table:style-name="ce32" table:number-columns-spanned="4" table:number-rows-spanned="1"/>
          <table:covered-table-cell table:number-columns-repeated="3" table:style-name="ce47"/>
          <table:table-cell table:style-name="ce29"/>
          <table:table-cell table:number-columns-repeated="250"/>
        </table:table-row>
        <table:table-row table:style-name="ro1">
          <table:table-cell/>
          <table:table-cell table:style-name="ce33" office:value-type="string" table:number-columns-spanned="3" table:number-rows-spanned="1">
            <text:p>Test Score Specification</text:p>
          </table:table-cell>
          <table:covered-table-cell table:number-columns-repeated="2" table:style-name="ce33"/>
          <table:table-cell table:style-name="ce30" office:value-type="string">
            <text:p>Score</text:p>
          </table:table-cell>
          <table:table-cell table:style-name="Default"/>
          <table:table-cell table:number-columns-repeated="250"/>
        </table:table-row>
        <table:table-row table:style-name="ro1">
          <table:table-cell table:style-name="Default"/>
          <table:table-cell table:style-name="ce34" office:value-type="string" table:number-columns-spanned="3" table:number-rows-spanned="1">
            <text:p>&lt; 10 minutes</text:p>
          </table:table-cell>
          <table:covered-table-cell table:number-columns-repeated="2" table:style-name="ce34"/>
          <table:table-cell table:style-name="ce52" office:value-type="float" office:value="5">
            <text:p>5</text:p>
          </table:table-cell>
          <table:table-cell table:style-name="ce58"/>
          <table:table-cell table:style-name="Default"/>
          <table:table-cell table:number-columns-repeated="249"/>
        </table:table-row>
        <table:table-row table:style-name="ro1">
          <table:table-cell table:style-name="Default"/>
          <table:table-cell table:style-name="ce34" office:value-type="string" table:number-columns-spanned="3" table:number-rows-spanned="1">
            <text:p>10 - 30 <text:s/>minutes</text:p>
          </table:table-cell>
          <table:covered-table-cell table:number-columns-repeated="2" table:style-name="ce34"/>
          <table:table-cell table:style-name="ce52" office:value-type="float" office:value="4">
            <text:p>4</text:p>
          </table:table-cell>
          <table:table-cell table:style-name="ce58"/>
          <table:table-cell table:style-name="Default"/>
          <table:table-cell table:number-columns-repeated="249"/>
        </table:table-row>
        <table:table-row table:style-name="ro1">
          <table:table-cell table:style-name="Default"/>
          <table:table-cell table:style-name="ce34" office:value-type="string" table:number-columns-spanned="3" table:number-rows-spanned="1">
            <text:p>30 min - 1 <text:s/>hour</text:p>
          </table:table-cell>
          <table:covered-table-cell table:number-columns-repeated="2" table:style-name="ce34"/>
          <table:table-cell table:style-name="ce52" office:value-type="float" office:value="3">
            <text:p>3</text:p>
          </table:table-cell>
          <table:table-cell table:style-name="ce58"/>
          <table:table-cell table:style-name="Default"/>
          <table:table-cell table:number-columns-repeated="249"/>
        </table:table-row>
        <table:table-row table:style-name="ro1">
          <table:table-cell table:style-name="Default"/>
          <table:table-cell table:style-name="ce34" office:value-type="string" table:number-columns-spanned="3" table:number-rows-spanned="1">
            <text:p>1 - 4 hours</text:p>
          </table:table-cell>
          <table:covered-table-cell table:number-columns-repeated="2" table:style-name="ce34"/>
          <table:table-cell table:style-name="ce52" office:value-type="float" office:value="2">
            <text:p>2</text:p>
          </table:table-cell>
          <table:table-cell table:style-name="ce58"/>
          <table:table-cell table:style-name="Default"/>
          <table:table-cell table:number-columns-repeated="249"/>
        </table:table-row>
        <table:table-row table:style-name="ro1">
          <table:table-cell table:style-name="Default"/>
          <table:table-cell table:style-name="ce34" office:value-type="string" table:number-columns-spanned="3" table:number-rows-spanned="1">
            <text:p>&gt; 4 hours</text:p>
          </table:table-cell>
          <table:covered-table-cell table:number-columns-repeated="2" table:style-name="ce34"/>
          <table:table-cell table:style-name="ce52" office:value-type="float" office:value="1">
            <text:p>1</text:p>
          </table:table-cell>
          <table:table-cell table:style-name="ce58"/>
          <table:table-cell table:style-name="Default"/>
          <table:table-cell table:number-columns-repeated="249"/>
        </table:table-row>
        <table:table-row table:style-name="ro1">
          <table:table-cell table:style-name="ce25"/>
          <table:table-cell table:style-name="ce29"/>
          <table:table-cell table:number-columns-repeated="3"/>
          <table:table-cell table:style-name="ce19"/>
          <table:table-cell table:number-columns-repeated="250"/>
        </table:table-row>
        <table:table-row-group>
          <table:table-row table:style-name="ro1">
            <table:table-cell table:style-name="ce23" office:value-type="string">
              <text:p>Rank</text:p>
            </table:table-cell>
            <table:table-cell table:style-name="ce26" office:value-type="string" table:number-columns-spanned="3" table:number-rows-spanned="1">
              <text:p>Category Title</text:p>
            </table:table-cell>
            <table:covered-table-cell table:number-columns-repeated="2" table:style-name="ce26"/>
            <table:table-cell table:style-name="ce23" office:value-type="string">
              <text:p>Weight</text:p>
            </table:table-cell>
            <table:table-cell table:style-name="ce23" office:value-type="string">
              <text:p>Unweighted Rating</text:p>
            </table:table-cell>
            <table:table-cell table:style-name="ce61" office:value-type="string">
              <text:p>Weighted Rating</text:p>
            </table:table-cell>
            <table:table-cell table:number-columns-repeated="249"/>
          </table:table-row>
          <table:table-row table:style-name="ro1">
            <table:table-cell table:style-name="ce24" table:formula="of:=[$'Category Ranking'.B13]" office:value-type="float" office:value="2">
              <text:p>2</text:p>
            </table:table-cell>
            <table:table-cell table:style-name="ce35" office:value-type="string" table:number-columns-spanned="3" table:number-rows-spanned="1">
              <text:p>Functionality</text:p>
            </table:table-cell>
            <table:covered-table-cell table:number-columns-repeated="2" table:style-name="ce27"/>
            <table:table-cell table:style-name="ce17" table:formula="of:=[$'Category Ranking'.D13]" office:value-type="percentage" office:value="0.12">
              <text:p>12,00%</text:p>
            </table:table-cell>
            <table:table-cell table:style-name="ce24" table:formula="of:=SUM([.F38];[.F55];[.F67])" office:value-type="float" office:value="4.685">
              <text:p>4,69</text:p>
            </table:table-cell>
            <table:table-cell table:style-name="ce24" table:formula="of:=[.F35]*[.E35]" office:value-type="float" office:value="0.5622">
              <text:p>0,56</text:p>
            </table:table-cell>
            <table:table-cell table:number-columns-repeated="249"/>
          </table:table-row>
          <table:table-row-group>
            <table:table-row table:style-name="ro1">
              <table:table-cell table:style-name="ce25"/>
              <table:table-cell table:style-name="ce36" table:number-columns-spanned="5" table:number-rows-spanned="1"/>
              <table:covered-table-cell table:number-columns-repeated="4" table:style-name="ce37"/>
              <table:table-cell table:number-columns-repeated="250"/>
            </table:table-row>
            <table:table-row table:style-name="ro1">
              <table:table-cell/>
              <table:table-cell table:style-name="ce28" office:value-type="string">
                <text:p>Metric Name</text:p>
              </table:table-cell>
              <table:table-cell table:style-name="ce28"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11">
              <table:table-cell/>
              <table:table-cell office:value-type="string">
                <text:p>End user UI experience</text:p>
              </table:table-cell>
              <table:table-cell table:style-name="Editable_20_Cell" office:value-type="string">
                <text:p><text:a xlink:href="http://git-scm.com/downloads/guis">http://git-scm.com/downloads/guis</text:a></text:p>
              </table:table-cell>
              <table:table-cell office:value-type="percentage" office:value="0.4">
                <text:p>40,00%</text:p>
              </table:table-cell>
              <table:table-cell table:formula="of:=SUM([.F40:.F44])" office:value-type="float" office:value="5">
                <text:p>5</text:p>
              </table:table-cell>
              <table:table-cell table:style-name="ce19" table:formula="of:=[.D38]*[.E38]" office:value-type="float" office:value="2">
                <text:p>2</text:p>
              </table:table-cell>
              <table:table-cell table:number-columns-repeated="250"/>
            </table:table-row>
            <table:table-row table:style-name="ro11">
              <table:table-cell table:number-columns-repeated="5"/>
              <table:table-cell table:style-name="ce19"/>
              <table:table-cell table:number-columns-repeated="250"/>
            </table:table-row>
            <table:table-row table:style-name="ro11">
              <table:table-cell/>
              <table:table-cell office:value-type="string">
                <text:p>Console Client</text:p>
              </table:table-cell>
              <table:table-cell table:style-name="ce48" office:value-type="string">
                <text:p>Yes, Extensive</text:p>
              </table:table-cell>
              <table:table-cell office:value-type="percentage" office:value="0.2">
                <text:p>20,00%</text:p>
              </table:table-cell>
              <table:table-cell office:value-type="float" office:value="5">
                <text:p>5</text:p>
              </table:table-cell>
              <table:table-cell table:style-name="ce59" table:formula="of:=[.D40]*[.E40]" office:value-type="float" office:value="1">
                <text:p>1</text:p>
              </table:table-cell>
              <table:table-cell table:number-columns-repeated="250"/>
            </table:table-row>
            <table:table-row table:style-name="ro11">
              <table:table-cell/>
              <table:table-cell office:value-type="string">
                <text:p>OS file explorer integration</text:p>
              </table:table-cell>
              <table:table-cell table:style-name="ce48" office:value-type="string">
                <text:p>Yes, Extensive</text:p>
              </table:table-cell>
              <table:table-cell office:value-type="percentage" office:value="0.3">
                <text:p>30,00%</text:p>
              </table:table-cell>
              <table:table-cell office:value-type="float" office:value="5">
                <text:p>5</text:p>
              </table:table-cell>
              <table:table-cell table:style-name="ce59" table:formula="of:=[.D41]*[.E41]" office:value-type="float" office:value="1.5">
                <text:p>1,5</text:p>
              </table:table-cell>
              <table:table-cell table:number-columns-repeated="250"/>
            </table:table-row>
            <table:table-row table:style-name="ro11">
              <table:table-cell/>
              <table:table-cell office:value-type="string">
                <text:p>Graphic client</text:p>
              </table:table-cell>
              <table:table-cell table:style-name="ce48" office:value-type="string">
                <text:p>Yes, Extensive</text:p>
              </table:table-cell>
              <table:table-cell office:value-type="percentage" office:value="0.15">
                <text:p>15,00%</text:p>
              </table:table-cell>
              <table:table-cell office:value-type="float" office:value="5">
                <text:p>5</text:p>
              </table:table-cell>
              <table:table-cell table:style-name="ce59" table:formula="of:=[.D42]*[.E42]" office:value-type="float" office:value="0.75">
                <text:p>0,75</text:p>
              </table:table-cell>
              <table:table-cell table:number-columns-repeated="250"/>
            </table:table-row>
            <table:table-row table:style-name="ro11">
              <table:table-cell/>
              <table:table-cell office:value-type="string">
                <text:p>Specific plug-in for tools</text:p>
              </table:table-cell>
              <table:table-cell table:style-name="ce48" office:value-type="string">
                <text:p>Yes, Extensive</text:p>
              </table:table-cell>
              <table:table-cell office:value-type="percentage" office:value="0.15">
                <text:p>15,00%</text:p>
              </table:table-cell>
              <table:table-cell office:value-type="float" office:value="5">
                <text:p>5</text:p>
              </table:table-cell>
              <table:table-cell table:style-name="ce59" table:formula="of:=[.D43]*[.E43]" office:value-type="float" office:value="0.75">
                <text:p>0,75</text:p>
              </table:table-cell>
              <table:table-cell table:number-columns-repeated="250"/>
            </table:table-row>
            <table:table-row table:style-name="ro11">
              <table:table-cell/>
              <table:table-cell office:value-type="string">
                <text:p>Solution from the same company</text:p>
              </table:table-cell>
              <table:table-cell table:style-name="ce48" office:value-type="string">
                <text:p>Yes, Extensive</text:p>
              </table:table-cell>
              <table:table-cell office:value-type="percentage" office:value="0.2">
                <text:p>20,00%</text:p>
              </table:table-cell>
              <table:table-cell office:value-type="float" office:value="5">
                <text:p>5</text:p>
              </table:table-cell>
              <table:table-cell table:style-name="ce59" table:formula="of:=[.D44]*[.E44]" office:value-type="float" office:value="1">
                <text:p>1</text:p>
              </table:table-cell>
              <table:table-cell table:number-columns-repeated="250"/>
            </table:table-row>
            <table:table-row table:style-name="ro11">
              <table:table-cell table:number-columns-repeated="5"/>
              <table:table-cell table:style-name="ce19"/>
              <table:table-cell table:number-columns-repeated="250"/>
            </table:table-row>
            <table:table-row-group>
              <table:table-row table:style-name="ro11">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2">
                <table:table-cell/>
                <table:table-cell table:style-name="ce31" office:value-type="string" table:number-columns-spanned="4" table:number-rows-spanned="1">
                  <text:p>This measures how well the UI is perceived by an end-user. <text:s/>(Intuitive interface/ navigation/control scheme) </text:p>
                </table:table-cell>
                <table:covered-table-cell table:number-columns-repeated="3" table:style-name="ce31"/>
                <table:table-cell table:number-columns-repeated="251"/>
              </table:table-row>
              <table:table-row table:style-name="ro12">
                <table:table-cell/>
                <table:table-cell table:style-name="ce31" table:number-columns-repeated="4"/>
                <table:table-cell table:number-columns-repeated="251"/>
              </table:table-row>
              <table:table-row table:style-name="ro12">
                <table:table-cell/>
                <table:table-cell table:style-name="ce33" office:value-type="string" table:number-columns-spanned="3" table:number-rows-spanned="1">
                  <text:p>Test Score Specification</text:p>
                </table:table-cell>
                <table:covered-table-cell table:number-columns-repeated="2" table:style-name="ce33"/>
                <table:table-cell table:style-name="ce30" office:value-type="string">
                  <text:p>Score</text:p>
                </table:table-cell>
                <table:table-cell table:number-columns-repeated="251"/>
              </table:table-row>
              <table:table-row table:style-name="ro12">
                <table:table-cell table:style-name="Default"/>
                <table:table-cell table:style-name="ce34" office:value-type="string" table:number-columns-spanned="3" table:number-rows-spanned="1">
                  <text:p>Yes, Extensive</text:p>
                </table:table-cell>
                <table:covered-table-cell table:number-columns-repeated="2" table:style-name="ce34"/>
                <table:table-cell table:style-name="ce52" office:value-type="float" office:value="5">
                  <text:p>5</text:p>
                </table:table-cell>
                <table:table-cell table:number-columns-repeated="251"/>
              </table:table-row>
              <table:table-row table:style-name="ro12">
                <table:table-cell table:style-name="Default"/>
                <table:table-cell table:style-name="ce34" office:value-type="string" table:number-columns-spanned="3" table:number-rows-spanned="1">
                  <text:p>Yes, Some</text:p>
                </table:table-cell>
                <table:covered-table-cell table:number-columns-repeated="2" table:style-name="ce34"/>
                <table:table-cell table:style-name="ce52" office:value-type="float" office:value="3">
                  <text:p>3</text:p>
                </table:table-cell>
                <table:table-cell table:number-columns-repeated="251"/>
              </table:table-row>
              <table:table-row table:style-name="ro12">
                <table:table-cell table:style-name="Default"/>
                <table:table-cell table:style-name="ce34" office:value-type="string" table:number-columns-spanned="3" table:number-rows-spanned="1">
                  <text:p>No</text:p>
                </table:table-cell>
                <table:covered-table-cell table:number-columns-repeated="2" table:style-name="ce34"/>
                <table:table-cell table:style-name="ce52" office:value-type="float" office:value="1">
                  <text:p>1</text:p>
                </table:table-cell>
                <table:table-cell table:number-columns-repeated="251"/>
              </table:table-row>
            </table:table-row-group>
            <table:table-row table:style-name="ro1">
              <table:table-cell table:style-name="ce25"/>
              <table:table-cell table:style-name="ce37" table:number-columns-repeated="4"/>
              <table:table-cell table:style-name="ce25"/>
              <table:table-cell table:number-columns-repeated="250"/>
            </table:table-row>
            <table:table-row table:style-name="ro1">
              <table:table-cell/>
              <table:table-cell table:style-name="ce28" office:value-type="string">
                <text:p>Metric Name</text:p>
              </table:table-cell>
              <table:table-cell table:style-name="ce28"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13">
              <table:table-cell/>
              <table:table-cell table:style-name="ce29" office:value-type="string">
                <text:p>Backup and restore</text:p>
              </table:table-cell>
              <table:table-cell table:style-name="Editable_20_Cell" office:value-type="string">
                <text:p>http://stackoverflow.com/questions/2129214/backup-a-local-git-repository</text:p>
              </table:table-cell>
              <table:table-cell office:value-type="percentage" office:value="0.3">
                <text:p>30,00%</text:p>
              </table:table-cell>
              <table:table-cell table:formula="of:=SUM([.F57:.F61])" office:value-type="float" office:value="5">
                <text:p>5</text:p>
              </table:table-cell>
              <table:table-cell table:style-name="ce19" table:formula="of:=[.D55]*[.E55]" office:value-type="float" office:value="1.5">
                <text:p>1,5</text:p>
              </table:table-cell>
              <table:table-cell table:number-columns-repeated="250"/>
            </table:table-row>
            <table:table-row table:style-name="ro1">
              <table:table-cell/>
              <table:table-cell table:style-name="ce29"/>
              <table:table-cell table:number-columns-repeated="3"/>
              <table:table-cell table:style-name="ce59"/>
              <table:table-cell table:number-columns-repeated="250"/>
            </table:table-row>
            <table:table-row table:style-name="ro1">
              <table:table-cell/>
              <table:table-cell table:style-name="ce29" office:value-type="string">
                <text:p>Nothing</text:p>
              </table:table-cell>
              <table:table-cell/>
              <table:table-cell office:value-type="percentage" office:value="0">
                <text:p>0,00%</text:p>
              </table:table-cell>
              <table:table-cell office:value-type="float" office:value="1">
                <text:p>1</text:p>
              </table:table-cell>
              <table:table-cell table:style-name="ce19" table:formula="of:=[.D57]*[.E57]" office:value-type="float" office:value="0">
                <text:p>0</text:p>
              </table:table-cell>
              <table:table-cell table:number-columns-repeated="250"/>
            </table:table-row>
            <table:table-row table:style-name="ro1">
              <table:table-cell/>
              <table:table-cell table:style-name="ce29" office:value-type="string">
                <text:p>Included</text:p>
              </table:table-cell>
              <table:table-cell/>
              <table:table-cell office:value-type="percentage" office:value="0.5">
                <text:p>50,00%</text:p>
              </table:table-cell>
              <table:table-cell office:value-type="float" office:value="5">
                <text:p>5</text:p>
              </table:table-cell>
              <table:table-cell table:style-name="ce19" table:formula="of:=[.D58]*[.E58]" office:value-type="float" office:value="2.5">
                <text:p>2,5</text:p>
              </table:table-cell>
              <table:table-cell table:number-columns-repeated="250"/>
            </table:table-row>
            <table:table-row table:style-name="ro1">
              <table:table-cell/>
              <table:table-cell table:style-name="ce29" office:value-type="string">
                <text:p>Extra plug-in included</text:p>
              </table:table-cell>
              <table:table-cell/>
              <table:table-cell office:value-type="percentage" office:value="0.2">
                <text:p>20,00%</text:p>
              </table:table-cell>
              <table:table-cell office:value-type="float" office:value="5">
                <text:p>5</text:p>
              </table:table-cell>
              <table:table-cell table:style-name="ce60" table:formula="of:=[.D59]*[.E59]" office:value-type="float" office:value="1">
                <text:p>1</text:p>
              </table:table-cell>
              <table:table-cell table:number-columns-repeated="250"/>
            </table:table-row>
            <table:table-row table:style-name="ro1">
              <table:table-cell/>
              <table:table-cell table:style-name="ce29" office:value-type="string">
                <text:p>Workaround solution</text:p>
              </table:table-cell>
              <table:table-cell/>
              <table:table-cell office:value-type="percentage" office:value="0.1">
                <text:p>10,00%</text:p>
              </table:table-cell>
              <table:table-cell office:value-type="float" office:value="5">
                <text:p>5</text:p>
              </table:table-cell>
              <table:table-cell table:style-name="ce19" table:formula="of:=[.D60]*[.E60]" office:value-type="float" office:value="0.5">
                <text:p>0,5</text:p>
              </table:table-cell>
              <table:table-cell table:number-columns-repeated="250"/>
            </table:table-row>
            <table:table-row table:style-name="ro1">
              <table:table-cell/>
              <table:table-cell table:style-name="ce29" office:value-type="string">
                <text:p>Easily Configurable </text:p>
              </table:table-cell>
              <table:table-cell/>
              <table:table-cell office:value-type="percentage" office:value="0.2">
                <text:p>20,00%</text:p>
              </table:table-cell>
              <table:table-cell office:value-type="float" office:value="5">
                <text:p>5</text:p>
              </table:table-cell>
              <table:table-cell table:style-name="ce19" table:formula="of:=[.D61]*[.E61]" office:value-type="float" office:value="1">
                <text:p>1</text:p>
              </table:table-cell>
              <table:table-cell table:number-columns-repeated="250"/>
            </table:table-row>
            <table:table-row table:style-name="ro1">
              <table:table-cell/>
              <table:table-cell table:style-name="ce29"/>
              <table:table-cell table:number-columns-repeated="3"/>
              <table:table-cell table:style-name="ce19"/>
              <table:table-cell table:number-columns-repeated="250"/>
            </table:table-row>
            <table:table-row table:style-name="ro11">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2">
              <table:table-cell/>
              <table:table-cell table:style-name="ce31" office:value-type="string" table:number-columns-spanned="4" table:number-rows-spanned="1">
                <text:p>Scores the capability to backup and restore information from repository database.</text:p>
              </table:table-cell>
              <table:covered-table-cell table:number-columns-repeated="3" table:style-name="ce31"/>
              <table:table-cell table:number-columns-repeated="251"/>
            </table:table-row>
            <table:table-row table:style-name="ro1">
              <table:table-cell table:style-name="Default" table:number-columns-repeated="7"/>
              <table:table-cell table:number-columns-repeated="249"/>
            </table:table-row>
            <table:table-row table:style-name="ro1">
              <table:table-cell/>
              <table:table-cell table:style-name="ce28" office:value-type="string">
                <text:p>Metric Name</text:p>
              </table:table-cell>
              <table:table-cell table:style-name="ce28"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13">
              <table:table-cell/>
              <table:table-cell table:style-name="ce29" office:value-type="string">
                <text:p>Profile management</text:p>
              </table:table-cell>
              <table:table-cell office:value-type="string">
                <text:p>http://git-scm.com/book/en/Git-on-the-Server-Gitolite</text:p>
              </table:table-cell>
              <table:table-cell office:value-type="percentage" office:value="0.3">
                <text:p>30,00%</text:p>
              </table:table-cell>
              <table:table-cell table:formula="of:=SUM([.F69:.F73])" office:value-type="float" office:value="3.95">
                <text:p>3,95</text:p>
              </table:table-cell>
              <table:table-cell table:style-name="ce19" table:formula="of:=[.D67]*[.E67]" office:value-type="float" office:value="1.185">
                <text:p>1,19</text:p>
              </table:table-cell>
              <table:table-cell table:number-columns-repeated="250"/>
            </table:table-row>
            <table:table-row table:style-name="ro1">
              <table:table-cell/>
              <table:table-cell table:style-name="ce29"/>
              <table:table-cell table:number-columns-repeated="3"/>
              <table:table-cell table:style-name="ce59"/>
              <table:table-cell table:number-columns-repeated="250"/>
            </table:table-row>
            <table:table-row table:style-name="ro1">
              <table:table-cell/>
              <table:table-cell table:style-name="ce29" office:value-type="string">
                <text:p>Workaround solution</text:p>
              </table:table-cell>
              <table:table-cell/>
              <table:table-cell office:value-type="percentage" office:value="0.1">
                <text:p>10,00%</text:p>
              </table:table-cell>
              <table:table-cell office:value-type="float" office:value="5">
                <text:p>5</text:p>
              </table:table-cell>
              <table:table-cell table:style-name="ce60" table:formula="of:=[.D69]*[.E69]" office:value-type="float" office:value="0.5">
                <text:p>0,5</text:p>
              </table:table-cell>
              <table:table-cell table:number-columns-repeated="250"/>
            </table:table-row>
            <table:table-row table:style-name="ro1">
              <table:table-cell/>
              <table:table-cell table:style-name="ce29" office:value-type="string">
                <text:p>Integrated profile management</text:p>
              </table:table-cell>
              <table:table-cell/>
              <table:table-cell office:value-type="percentage" office:value="0.3">
                <text:p>30,00%</text:p>
              </table:table-cell>
              <table:table-cell office:value-type="float" office:value="3">
                <text:p>3</text:p>
              </table:table-cell>
              <table:table-cell table:style-name="ce19" table:formula="of:=[.D70]*[.E70]" office:value-type="float" office:value="0.9">
                <text:p>0,9</text:p>
              </table:table-cell>
              <table:table-cell table:number-columns-repeated="250"/>
            </table:table-row>
            <table:table-row table:style-name="ro1">
              <table:table-cell/>
              <table:table-cell table:style-name="ce29" office:value-type="string">
                <text:p>Directories</text:p>
              </table:table-cell>
              <table:table-cell/>
              <table:table-cell office:value-type="percentage" office:value="0.2">
                <text:p>20,00%</text:p>
              </table:table-cell>
              <table:table-cell office:value-type="float" office:value="4">
                <text:p>4</text:p>
              </table:table-cell>
              <table:table-cell table:style-name="ce19" table:formula="of:=[.D71]*[.E71]" office:value-type="float" office:value="0.8">
                <text:p>0,8</text:p>
              </table:table-cell>
              <table:table-cell table:number-columns-repeated="250"/>
            </table:table-row>
            <table:table-row table:style-name="ro1">
              <table:table-cell/>
              <table:table-cell table:style-name="ce29" office:value-type="string">
                <text:p>Groups/users/directories</text:p>
              </table:table-cell>
              <table:table-cell/>
              <table:table-cell office:value-type="percentage" office:value="0.25">
                <text:p>25,00%</text:p>
              </table:table-cell>
              <table:table-cell office:value-type="float" office:value="4">
                <text:p>4</text:p>
              </table:table-cell>
              <table:table-cell table:style-name="ce60" table:formula="of:=[.D72]*[.E72]" office:value-type="float" office:value="1">
                <text:p>1</text:p>
              </table:table-cell>
              <table:table-cell table:number-columns-repeated="250"/>
            </table:table-row>
            <table:table-row table:style-name="ro1">
              <table:table-cell/>
              <table:table-cell table:style-name="ce29" office:value-type="string">
                <text:p>Graphic Interface Tool</text:p>
              </table:table-cell>
              <table:table-cell/>
              <table:table-cell office:value-type="percentage" office:value="0.15">
                <text:p>15,00%</text:p>
              </table:table-cell>
              <table:table-cell office:value-type="float" office:value="5">
                <text:p>5</text:p>
              </table:table-cell>
              <table:table-cell table:style-name="ce60" table:formula="of:=[.D73]*[.E73]" office:value-type="float" office:value="0.75">
                <text:p>0,75</text:p>
              </table:table-cell>
              <table:table-cell table:number-columns-repeated="250"/>
            </table:table-row>
            <table:table-row table:style-name="ro1">
              <table:table-cell table:style-name="Default" table:number-columns-repeated="7"/>
              <table:table-cell table:number-columns-repeated="249"/>
            </table:table-row>
          </table:table-row-group>
        </table:table-row-group>
        <table:table-row-group>
          <table:table-row table:style-name="ro1">
            <table:table-cell table:style-name="ce23" office:value-type="string">
              <text:p>Rank</text:p>
            </table:table-cell>
            <table:table-cell table:style-name="ce26" office:value-type="string" table:number-columns-spanned="3" table:number-rows-spanned="1">
              <text:p>Category Title</text:p>
            </table:table-cell>
            <table:covered-table-cell table:number-columns-repeated="2" table:style-name="ce26"/>
            <table:table-cell table:style-name="ce23" office:value-type="string">
              <text:p>Weight</text:p>
            </table:table-cell>
            <table:table-cell table:style-name="ce23" office:value-type="string">
              <text:p>Unweighted Rating</text:p>
            </table:table-cell>
            <table:table-cell table:style-name="ce61" office:value-type="string">
              <text:p>Weighted Rating</text:p>
            </table:table-cell>
            <table:table-cell table:number-columns-repeated="249"/>
          </table:table-row>
          <table:table-row table:style-name="ro1">
            <table:table-cell table:style-name="ce24" table:formula="of:=[$'Category Ranking'.B14]" office:value-type="float" office:value="3">
              <text:p>3</text:p>
            </table:table-cell>
            <table:table-cell table:style-name="ce27" office:value-type="string" table:number-columns-spanned="3" table:number-rows-spanned="1">
              <text:p>Usability</text:p>
            </table:table-cell>
            <table:covered-table-cell table:number-columns-repeated="2" table:style-name="ce27"/>
            <table:table-cell table:style-name="ce17" table:formula="of:=[$'Category Ranking'.D14]" office:value-type="percentage" office:value="0.14">
              <text:p>14,00%</text:p>
            </table:table-cell>
            <table:table-cell table:style-name="ce24" table:formula="of:=SUM([.F79];[.F95])" office:value-type="float" office:value="3.53">
              <text:p>3,53</text:p>
            </table:table-cell>
            <table:table-cell table:style-name="ce24" table:formula="of:=[.F76]*[.E76]" office:value-type="float" office:value="0.4942">
              <text:p>0,49</text:p>
            </table:table-cell>
            <table:table-cell table:number-columns-repeated="249"/>
          </table:table-row>
          <table:table-row-group>
            <table:table-row table:style-name="ro1">
              <table:table-cell table:style-name="ce25"/>
              <table:table-cell table:style-name="ce36" table:number-columns-spanned="5" table:number-rows-spanned="1"/>
              <table:covered-table-cell table:number-columns-repeated="4" table:style-name="ce37"/>
              <table:table-cell table:number-columns-repeated="250"/>
            </table:table-row>
            <table:table-row table:style-name="ro1">
              <table:table-cell/>
              <table:table-cell table:style-name="ce28" office:value-type="string">
                <text:p>Metric Name</text:p>
              </table:table-cell>
              <table:table-cell table:style-name="ce28"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1">
              <table:table-cell/>
              <table:table-cell office:value-type="string">
                <text:p>UI client</text:p>
              </table:table-cell>
              <table:table-cell table:style-name="ce48" office:value-type="string">
                <text:p>Yes, Extensive</text:p>
              </table:table-cell>
              <table:table-cell office:value-type="percentage" office:value="0.3">
                <text:p>30,00%</text:p>
              </table:table-cell>
              <table:table-cell table:formula="of:=SUM([.F81:.F84])" office:value-type="float" office:value="5">
                <text:p>5</text:p>
              </table:table-cell>
              <table:table-cell table:style-name="ce19" table:formula="of:=[.D79]*[.E79]" office:value-type="float" office:value="1.5">
                <text:p>1,5</text:p>
              </table:table-cell>
              <table:table-cell table:number-columns-repeated="250"/>
            </table:table-row>
            <table:table-row table:style-name="ro1">
              <table:table-cell table:number-columns-repeated="5"/>
              <table:table-cell table:style-name="ce19"/>
              <table:table-cell table:number-columns-repeated="250"/>
            </table:table-row>
            <table:table-row table:style-name="ro1">
              <table:table-cell/>
              <table:table-cell table:style-name="ce38" office:value-type="string">
                <office:annotation draw:style-name="gr1" draw:text-style-name="P1" svg:width="2.899cm" svg:height="1.781cm" svg:x="13.858cm" svg:y="35.742cm" draw:caption-point-x="-0.61cm" draw:caption-point-y="1.51cm">
                  <dc:creator>JU</dc:creator>
                  <dc:date>2013-01-09T00:00:00</dc:date>
                  <text:p text:style-name="P1">No entiendo la diferencia entre internal e included.</text:p>
                </office:annotation>
                <text:p>Internal (server management)</text:p>
              </table:table-cell>
              <table:table-cell office:value-type="string">
                <text:p>Yes, Extensive</text:p>
              </table:table-cell>
              <table:table-cell office:value-type="percentage" office:value="0.4">
                <text:p>40,00%</text:p>
              </table:table-cell>
              <table:table-cell office:value-type="float" office:value="5">
                <text:p>5</text:p>
              </table:table-cell>
              <table:table-cell table:style-name="ce60" table:formula="of:=[.D81]*[.E81]" office:value-type="float" office:value="2">
                <text:p>2</text:p>
              </table:table-cell>
              <table:table-cell table:number-columns-repeated="250"/>
            </table:table-row>
            <table:table-row table:style-name="ro1">
              <table:table-cell/>
              <table:table-cell table:style-name="ce38" office:value-type="string">
                <text:p>Included</text:p>
              </table:table-cell>
              <table:table-cell office:value-type="string">
                <text:p>Yes, Extensive</text:p>
              </table:table-cell>
              <table:table-cell office:value-type="percentage" office:value="0.2">
                <text:p>20,00%</text:p>
              </table:table-cell>
              <table:table-cell office:value-type="float" office:value="5">
                <text:p>5</text:p>
              </table:table-cell>
              <table:table-cell table:style-name="ce19" table:formula="of:=[.D82]*[.E82]" office:value-type="float" office:value="1">
                <text:p>1</text:p>
              </table:table-cell>
              <table:table-cell table:number-columns-repeated="250"/>
            </table:table-row>
            <table:table-row table:style-name="ro9">
              <table:table-cell/>
              <table:table-cell office:value-type="string">
                <text:p>Extra plugin (depends on other software)</text:p>
              </table:table-cell>
              <table:table-cell office:value-type="string">
                <text:p>Yes, Extensive</text:p>
              </table:table-cell>
              <table:table-cell office:value-type="percentage" office:value="0.1">
                <text:p>10,00%</text:p>
              </table:table-cell>
              <table:table-cell office:value-type="float" office:value="5">
                <text:p>5</text:p>
              </table:table-cell>
              <table:table-cell table:style-name="ce60" table:formula="of:=[.D83]*[.E83]" office:value-type="float" office:value="0.5">
                <text:p>0,5</text:p>
              </table:table-cell>
              <table:table-cell table:number-columns-repeated="250"/>
            </table:table-row>
            <table:table-row table:style-name="ro1">
              <table:table-cell/>
              <table:table-cell office:value-type="string">
                <text:p>Web client</text:p>
              </table:table-cell>
              <table:table-cell office:value-type="string">
                <text:p>Yes, Extensive</text:p>
              </table:table-cell>
              <table:table-cell office:value-type="percentage" office:value="0.3">
                <text:p>30,00%</text:p>
              </table:table-cell>
              <table:table-cell office:value-type="float" office:value="5">
                <text:p>5</text:p>
              </table:table-cell>
              <table:table-cell table:style-name="ce60" table:formula="of:=[.D84]*[.E84]" office:value-type="float" office:value="1.5">
                <text:p>1,5</text:p>
              </table:table-cell>
              <table:table-cell table:number-columns-repeated="250"/>
            </table:table-row>
            <table:table-row-group>
              <table:table-row table:style-name="ro1">
                <table:table-cell table:number-columns-repeated="2"/>
                <table:table-cell table:style-name="ce25" table:number-columns-repeated="4"/>
                <table:table-cell table:number-columns-repeated="250"/>
              </table:table-row>
              <table:table-row table:style-name="ro11">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2">
                <table:table-cell/>
                <table:table-cell table:style-name="ce31" office:value-type="string" table:number-columns-spanned="4" table:number-rows-spanned="1">
                  <text:p>This measures UI Client <text:s/>Tools included in scm.</text:p>
                </table:table-cell>
                <table:covered-table-cell table:number-columns-repeated="3" table:style-name="ce31"/>
                <table:table-cell table:number-columns-repeated="251"/>
              </table:table-row>
              <table:table-row table:style-name="ro12">
                <table:table-cell/>
                <table:table-cell table:style-name="ce31" table:number-columns-repeated="4"/>
                <table:table-cell table:number-columns-repeated="251"/>
              </table:table-row>
              <table:table-row table:style-name="ro12">
                <table:table-cell/>
                <table:table-cell table:style-name="ce33" office:value-type="string" table:number-columns-spanned="3" table:number-rows-spanned="1">
                  <text:p>Test Score Specification</text:p>
                </table:table-cell>
                <table:covered-table-cell table:number-columns-repeated="2" table:style-name="ce33"/>
                <table:table-cell table:style-name="ce30" office:value-type="string">
                  <text:p>Score</text:p>
                </table:table-cell>
                <table:table-cell table:number-columns-repeated="251"/>
              </table:table-row>
              <table:table-row table:style-name="ro12">
                <table:table-cell table:style-name="Default"/>
                <table:table-cell table:style-name="ce34" office:value-type="string" table:number-columns-spanned="3" table:number-rows-spanned="1">
                  <text:p>Yes, Extensive</text:p>
                </table:table-cell>
                <table:covered-table-cell table:number-columns-repeated="2" table:style-name="ce34"/>
                <table:table-cell table:style-name="ce52" office:value-type="float" office:value="5">
                  <text:p>5</text:p>
                </table:table-cell>
                <table:table-cell table:number-columns-repeated="251"/>
              </table:table-row>
              <table:table-row table:style-name="ro12">
                <table:table-cell table:style-name="Default"/>
                <table:table-cell table:style-name="ce34" office:value-type="string" table:number-columns-spanned="3" table:number-rows-spanned="1">
                  <text:p>Yes, Some</text:p>
                </table:table-cell>
                <table:covered-table-cell table:number-columns-repeated="2" table:style-name="ce34"/>
                <table:table-cell table:style-name="ce52" office:value-type="float" office:value="3">
                  <text:p>3</text:p>
                </table:table-cell>
                <table:table-cell table:number-columns-repeated="251"/>
              </table:table-row>
              <table:table-row table:style-name="ro12">
                <table:table-cell table:style-name="Default"/>
                <table:table-cell table:style-name="ce34" office:value-type="string" table:number-columns-spanned="3" table:number-rows-spanned="1">
                  <text:p>No</text:p>
                </table:table-cell>
                <table:covered-table-cell table:number-columns-repeated="2" table:style-name="ce34"/>
                <table:table-cell table:style-name="ce52" office:value-type="float" office:value="1">
                  <text:p>1</text:p>
                </table:table-cell>
                <table:table-cell table:number-columns-repeated="251"/>
              </table:table-row>
              <table:table-row table:style-name="ro12">
                <table:table-cell table:style-name="Default"/>
                <table:table-cell table:style-name="ce34" table:number-columns-repeated="3"/>
                <table:table-cell table:style-name="ce52"/>
                <table:table-cell table:number-columns-repeated="251"/>
              </table:table-row>
            </table:table-row-group>
            <table:table-row table:style-name="ro1">
              <table:table-cell table:style-name="ce25"/>
              <table:table-cell table:style-name="ce28" office:value-type="string">
                <text:p>Metric Name</text:p>
              </table:table-cell>
              <table:table-cell table:style-name="ce28"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1">
              <table:table-cell table:style-name="ce25"/>
              <table:table-cell office:value-type="string">
                <text:p>Easy learning</text:p>
              </table:table-cell>
              <table:table-cell/>
              <table:table-cell office:value-type="percentage" office:value="0.7">
                <text:p>70,00%</text:p>
              </table:table-cell>
              <table:table-cell table:formula="of:=SUM([.F97:.F99])" office:value-type="float" office:value="2.9">
                <text:p>2,9</text:p>
              </table:table-cell>
              <table:table-cell table:style-name="ce19" table:formula="of:=[.D95]*[.E95]" office:value-type="float" office:value="2.03">
                <text:p>2,03</text:p>
              </table:table-cell>
              <table:table-cell table:number-columns-repeated="250"/>
            </table:table-row>
            <table:table-row table:style-name="ro1">
              <table:table-cell table:style-name="ce25"/>
              <table:table-cell table:number-columns-repeated="4"/>
              <table:table-cell table:style-name="ce19"/>
              <table:table-cell table:number-columns-repeated="250"/>
            </table:table-row>
            <table:table-row table:style-name="ro1">
              <table:table-cell table:style-name="ce25"/>
              <table:table-cell table:style-name="ce38" office:value-type="string">
                <text:p>Technical (1=Too, …, 5=Few)</text:p>
              </table:table-cell>
              <table:table-cell/>
              <table:table-cell office:value-type="percentage" office:value="0.1">
                <text:p>10,00%</text:p>
              </table:table-cell>
              <table:table-cell office:value-type="float" office:value="2">
                <text:p>2</text:p>
              </table:table-cell>
              <table:table-cell table:style-name="ce60" table:formula="of:=[.D97]*[.E97]" office:value-type="float" office:value="0.2">
                <text:p>0,2</text:p>
              </table:table-cell>
              <table:table-cell table:number-columns-repeated="250"/>
            </table:table-row>
            <table:table-row table:style-name="ro1">
              <table:table-cell table:style-name="ce25"/>
              <table:table-cell table:style-name="ce38" office:value-type="string">
                <text:p>Adoption (1=Late, …, 5=Early)</text:p>
              </table:table-cell>
              <table:table-cell/>
              <table:table-cell office:value-type="percentage" office:value="0.4">
                <text:p>40,00%</text:p>
              </table:table-cell>
              <table:table-cell office:value-type="float" office:value="3">
                <text:p>3</text:p>
              </table:table-cell>
              <table:table-cell table:style-name="ce60" table:formula="of:=[.D98]*[.E98]" office:value-type="float" office:value="1.2">
                <text:p>1,2</text:p>
              </table:table-cell>
              <table:table-cell table:number-columns-repeated="250"/>
            </table:table-row>
            <table:table-row table:style-name="ro1">
              <table:table-cell table:style-name="ce25"/>
              <table:table-cell table:style-name="ce38" office:value-type="string">
                <text:p>Learning curve (1=High, …, 5=Low)</text:p>
              </table:table-cell>
              <table:table-cell/>
              <table:table-cell office:value-type="percentage" office:value="0.5">
                <text:p>50,00%</text:p>
              </table:table-cell>
              <table:table-cell office:value-type="float" office:value="3">
                <text:p>3</text:p>
              </table:table-cell>
              <table:table-cell table:style-name="ce60" table:formula="of:=[.D99]*[.E99]" office:value-type="float" office:value="1.5">
                <text:p>1,5</text:p>
              </table:table-cell>
              <table:table-cell table:number-columns-repeated="250"/>
            </table:table-row>
            <table:table-row-group>
              <table:table-row table:style-name="ro1">
                <table:table-cell table:style-name="ce25"/>
                <table:table-cell/>
                <table:table-cell table:style-name="ce25" table:number-columns-repeated="4"/>
                <table:table-cell table:number-columns-repeated="250"/>
              </table:table-row>
              <table:table-row table:style-name="ro1">
                <table:table-cell table:style-name="ce25"/>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4">
                <table:table-cell table:style-name="ce25"/>
                <table:table-cell table:style-name="ce39" office:value-type="string" table:number-columns-spanned="4" table:number-rows-spanned="1">
                  <text:p>How easy is learn to use the product?</text:p>
                </table:table-cell>
                <table:covered-table-cell table:number-columns-repeated="3" table:style-name="ce31"/>
                <table:table-cell table:number-columns-repeated="251"/>
              </table:table-row>
              <table:table-row table:style-name="ro14">
                <table:table-cell table:style-name="ce25"/>
                <table:table-cell table:style-name="ce31" table:number-columns-repeated="4"/>
                <table:table-cell table:number-columns-repeated="251"/>
              </table:table-row>
            </table:table-row-group>
          </table:table-row-group>
        </table:table-row-group>
        <table:table-row-group>
          <table:table-row table:style-name="ro1">
            <table:table-cell table:style-name="ce23" office:value-type="string">
              <text:p>Rank</text:p>
            </table:table-cell>
            <table:table-cell table:style-name="ce26" office:value-type="string" table:number-columns-spanned="3" table:number-rows-spanned="1">
              <text:p>Category Title</text:p>
            </table:table-cell>
            <table:covered-table-cell table:number-columns-repeated="2" table:style-name="ce26"/>
            <table:table-cell table:style-name="ce23" office:value-type="string">
              <text:p>Weight</text:p>
            </table:table-cell>
            <table:table-cell table:style-name="ce23" office:value-type="string">
              <text:p>Unweighted Rating</text:p>
            </table:table-cell>
            <table:table-cell table:style-name="ce61" office:value-type="string">
              <text:p>Weighted Rating</text:p>
            </table:table-cell>
            <table:table-cell table:number-columns-repeated="249"/>
          </table:table-row>
          <table:table-row table:style-name="ro1">
            <table:table-cell table:style-name="ce24" table:formula="of:=[$'Category Ranking'.B15]" office:value-type="float" office:value="4">
              <text:p>4</text:p>
            </table:table-cell>
            <table:table-cell table:style-name="ce27" office:value-type="string" table:number-columns-spanned="3" table:number-rows-spanned="1">
              <text:p>Robustness</text:p>
            </table:table-cell>
            <table:covered-table-cell table:number-columns-repeated="2" table:style-name="ce27"/>
            <table:table-cell table:style-name="ce17" table:formula="of:=[$'Category Ranking'.D15]" office:value-type="percentage" office:value="0.17">
              <text:p>17,00%</text:p>
            </table:table-cell>
            <table:table-cell table:style-name="ce24" table:formula="of:=SUM([.F108];[.F119])" office:value-type="float" office:value="4.73">
              <text:p>4,73</text:p>
            </table:table-cell>
            <table:table-cell table:style-name="ce24" table:formula="of:=[.F105]*[.E105]" office:value-type="float" office:value="0.8041">
              <text:p>0,8</text:p>
            </table:table-cell>
            <table:table-cell table:number-columns-repeated="249"/>
          </table:table-row>
          <table:table-row-group>
            <table:table-row table:style-name="ro1">
              <table:table-cell table:style-name="ce25"/>
              <table:table-cell table:style-name="ce36" table:number-columns-spanned="5" table:number-rows-spanned="1"/>
              <table:covered-table-cell table:number-columns-repeated="4" table:style-name="ce37"/>
              <table:table-cell table:number-columns-repeated="250"/>
            </table:table-row>
            <table:table-row table:style-name="ro1">
              <table:table-cell/>
              <table:table-cell table:style-name="ce28" office:value-type="string">
                <text:p>Metric Name</text:p>
              </table:table-cell>
              <table:table-cell table:style-name="ce28"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1">
              <table:table-cell/>
              <table:table-cell office:value-type="string">
                <text:p>Mature and stable version</text:p>
              </table:table-cell>
              <table:table-cell table:style-name="ce48" office:value-type="string">
                <text:p>Yes, Mature</text:p>
              </table:table-cell>
              <table:table-cell office:value-type="percentage" office:value="0.7">
                <text:p>70,00%</text:p>
              </table:table-cell>
              <table:table-cell office:value-type="float" office:value="5">
                <text:p>5</text:p>
              </table:table-cell>
              <table:table-cell table:style-name="ce19" table:formula="of:=[.D108]*[.E108]" office:value-type="float" office:value="3.5">
                <text:p>3,5</text:p>
              </table:table-cell>
              <table:table-cell table:number-columns-repeated="250"/>
            </table:table-row>
            <table:table-row-group>
              <table:table-row table:style-name="ro1">
                <table:table-cell table:number-columns-repeated="2"/>
                <table:table-cell table:style-name="ce25" table:number-columns-repeated="4"/>
                <table:table-cell table:number-columns-repeated="250"/>
              </table:table-row>
              <table:table-row table:style-name="ro1">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0">
                <table:table-cell/>
                <table:table-cell table:style-name="ce31" office:value-type="string" table:number-columns-spanned="4" table:number-rows-spanned="1">
                  <text:p>Describes the fiability of the product related to published versions.</text:p>
                </table:table-cell>
                <table:covered-table-cell table:number-columns-repeated="3" table:style-name="ce31"/>
                <table:table-cell table:number-columns-repeated="251"/>
              </table:table-row>
              <table:table-row table:style-name="ro10">
                <table:table-cell/>
                <table:table-cell table:style-name="ce31" table:number-columns-repeated="4"/>
                <table:table-cell table:number-columns-repeated="251"/>
              </table:table-row>
              <table:table-row table:style-name="ro12">
                <table:table-cell/>
                <table:table-cell table:style-name="ce33" office:value-type="string" table:number-columns-spanned="3" table:number-rows-spanned="1">
                  <text:p>Test Score Specification</text:p>
                </table:table-cell>
                <table:covered-table-cell table:number-columns-repeated="2" table:style-name="ce33"/>
                <table:table-cell table:style-name="ce30" office:value-type="string">
                  <text:p>Score</text:p>
                </table:table-cell>
                <table:table-cell table:number-columns-repeated="251"/>
              </table:table-row>
              <table:table-row table:style-name="ro12">
                <table:table-cell table:style-name="Default"/>
                <table:table-cell table:style-name="ce34" office:value-type="string" table:number-columns-spanned="3" table:number-rows-spanned="1">
                  <text:p>Yes, Mature</text:p>
                </table:table-cell>
                <table:covered-table-cell table:number-columns-repeated="2" table:style-name="ce34"/>
                <table:table-cell table:style-name="ce52" office:value-type="float" office:value="5">
                  <text:p>5</text:p>
                </table:table-cell>
                <table:table-cell table:number-columns-repeated="251"/>
              </table:table-row>
              <table:table-row table:style-name="ro12">
                <table:table-cell table:style-name="Default"/>
                <table:table-cell table:style-name="ce34" office:value-type="string" table:number-columns-spanned="3" table:number-rows-spanned="1">
                  <text:p>Yes, more than one version</text:p>
                </table:table-cell>
                <table:covered-table-cell table:number-columns-repeated="2" table:style-name="ce34"/>
                <table:table-cell table:style-name="ce52" office:value-type="float" office:value="3">
                  <text:p>3</text:p>
                </table:table-cell>
                <table:table-cell table:number-columns-repeated="251"/>
              </table:table-row>
              <table:table-row table:style-name="ro12">
                <table:table-cell table:style-name="Default"/>
                <table:table-cell table:style-name="ce34" office:value-type="string" table:number-columns-spanned="3" table:number-rows-spanned="1">
                  <text:p>No</text:p>
                </table:table-cell>
                <table:covered-table-cell table:number-columns-repeated="2" table:style-name="ce34"/>
                <table:table-cell table:style-name="ce52" office:value-type="float" office:value="1">
                  <text:p>1</text:p>
                </table:table-cell>
                <table:table-cell table:number-columns-repeated="251"/>
              </table:table-row>
            </table:table-row-group>
            <table:table-row table:style-name="ro1">
              <table:table-cell table:style-name="ce25"/>
              <table:table-cell table:style-name="ce36" table:number-columns-spanned="4" table:number-rows-spanned="1"/>
              <table:covered-table-cell table:number-columns-repeated="3" table:style-name="ce37"/>
              <table:table-cell table:style-name="ce25"/>
              <table:table-cell table:number-columns-repeated="250"/>
            </table:table-row>
            <table:table-row table:style-name="ro1">
              <table:table-cell/>
              <table:table-cell table:style-name="ce28" office:value-type="string">
                <text:p>Metric Name</text:p>
              </table:table-cell>
              <table:table-cell table:style-name="ce28"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9">
              <table:table-cell/>
              <table:table-cell office:value-type="string">
                <text:p>Num. point/patch releases last year</text:p>
              </table:table-cell>
              <table:table-cell/>
              <table:table-cell office:value-type="percentage" office:value="0.3">
                <text:p>30,00%</text:p>
              </table:table-cell>
              <table:table-cell table:formula="of:=SUM([.F121:.F123])" office:value-type="float" office:value="4.1">
                <text:p>4,1</text:p>
              </table:table-cell>
              <table:table-cell table:style-name="ce19" table:formula="of:=[.D119]*[.E119]" office:value-type="float" office:value="1.23">
                <text:p>1,23</text:p>
              </table:table-cell>
              <table:table-cell table:number-columns-repeated="250"/>
            </table:table-row>
            <table:table-row table:style-name="ro1">
              <table:table-cell table:style-name="Default" table:number-columns-repeated="7"/>
              <table:table-cell table:number-columns-repeated="249"/>
            </table:table-row>
            <table:table-row table:style-name="ro13">
              <table:table-cell/>
              <table:table-cell table:style-name="ce40" office:value-type="string">
                <text:p>Number of releases is constant ? depends of the year ?</text:p>
              </table:table-cell>
              <table:table-cell office:value-type="string">
                <text:p>Development cycle of a stable version every 8 weeks or so</text:p>
              </table:table-cell>
              <table:table-cell office:value-type="percentage" office:value="0.4">
                <text:p>40,00%</text:p>
              </table:table-cell>
              <table:table-cell office:value-type="float" office:value="4">
                <text:p>4</text:p>
              </table:table-cell>
              <table:table-cell table:style-name="ce60" table:formula="of:=[.D121]*[.E121]" office:value-type="float" office:value="1.6">
                <text:p>1,6</text:p>
              </table:table-cell>
              <table:table-cell table:number-columns-repeated="250"/>
            </table:table-row>
            <table:table-row table:style-name="ro1">
              <table:table-cell/>
              <table:table-cell table:style-name="ce40" office:value-type="string">
                <text:p>Patches in last year is constant ?</text:p>
              </table:table-cell>
              <table:table-cell/>
              <table:table-cell office:value-type="percentage" office:value="0.5">
                <text:p>50,00%</text:p>
              </table:table-cell>
              <table:table-cell office:value-type="float" office:value="4">
                <text:p>4</text:p>
              </table:table-cell>
              <table:table-cell table:style-name="ce60" table:formula="of:=[.D122]*[.E122]" office:value-type="float" office:value="2">
                <text:p>2</text:p>
              </table:table-cell>
              <table:table-cell table:number-columns-repeated="250"/>
            </table:table-row>
            <table:table-row-group>
              <table:table-row table:style-name="ro15">
                <table:table-cell table:style-name="Default"/>
                <table:table-cell table:style-name="ce40" office:value-type="string">
                  <text:p>Has a public roadmap for next versions?</text:p>
                </table:table-cell>
                <table:table-cell office:value-type="string">
                  <text:p><text:a xlink:href="http://blog.gitfr.net/post">http://blog.gitfr.net/post</text:a>/6473206363/cycle-de-release-raccourci#disqus_thread</text:p>
                </table:table-cell>
                <table:table-cell office:value-type="percentage" office:value="0.1">
                  <text:p>10,00%</text:p>
                </table:table-cell>
                <table:table-cell table:style-name="ce52" office:value-type="float" office:value="5">
                  <text:p>5</text:p>
                </table:table-cell>
                <table:table-cell table:style-name="ce60" table:formula="of:=[.D123]*[.E123]" office:value-type="float" office:value="0.5">
                  <text:p>0,5</text:p>
                </table:table-cell>
                <table:table-cell table:style-name="Default"/>
                <table:table-cell table:number-columns-repeated="249"/>
              </table:table-row>
              <table:table-row table:style-name="ro1">
                <table:table-cell table:style-name="Default"/>
                <table:table-cell table:style-name="ce34" table:number-columns-repeated="3"/>
                <table:table-cell table:style-name="ce52"/>
                <table:table-cell table:style-name="ce58"/>
                <table:table-cell table:style-name="Default"/>
                <table:table-cell table:number-columns-repeated="249"/>
              </table:table-row>
              <table:table-row table:style-name="ro1">
                <table:table-cell/>
                <table:table-cell table:style-name="ce30" office:value-type="string" table:number-columns-spanned="4" table:number-rows-spanned="1">
                  <text:p>Test Description</text:p>
                </table:table-cell>
                <table:covered-table-cell table:number-columns-repeated="3" table:style-name="ce30"/>
                <table:table-cell table:style-name="Default"/>
                <table:table-cell table:number-columns-repeated="250"/>
              </table:table-row>
              <table:table-row table:style-name="ro16">
                <table:table-cell/>
                <table:table-cell table:style-name="ce31" office:value-type="string" table:number-columns-spanned="4" table:number-rows-spanned="1">
                  <text:p>Datos obtenidos de: http://code.google.com/p/git-core/downloads/list?can=2&amp;q=&amp;sort=-summary&amp;colspec=Filename%20Summary%20Uploaded%20ReleaseDate%20Size%20DownloadCount <text:s text:c="10"/><text:s text:c="44"/><text:s text:c="44"/><text:s text:c="31"/>git-1.8.1.tar.gz <text:tab/><text:tab/>Git 1.8.1 Featu Dec 31<text:tab/> <text:s text:c="2"/></text:p>
                  <text:p>git-1.8.1.rc3.tar.gz <text:tab/>Git 1.8.1.rc3 <text:tab/>Dec 22 <text:tab/><text:tab/> <text:s text:c="2"/><text:s text:c="28"/></text:p>
                  <text:p>git-1.8.1.rc2.tar.gz <text:tab/>Git 1.8.1.rc2 <text:tab/>Dec 15 <text:tab/><text:tab/> <text:s text:c="2"/><text:s text:c="28"/></text:p>
                  <text:p>git-1.8.1.rc1.tar.gz <text:tab/>Git 1.8.1.rc1 <text:tab/>Dec 7 <text:tab/><text:tab/> <text:s text:c="2"/><text:s text:c="29"/></text:p>
                  <text:p>git-1.8.1.rc0.tar.gz <text:tab/>Git 1.8.1.rc0 <text:tab/>Dec 3 </text:p>
                  <text:p><text:s text:c="4"/><text:tab/><text:tab/> <text:s text:c="26"/><text:s text:c="5"/></text:p>
                  <text:p>git-1.8.0.3.tar.gz <text:tab/><text:tab/>Git 1.8.0.3 Fea<text:tab/>Dec 27 <text:tab/><text:tab/> <text:s text:c="22"/><text:tab/> <text:s text:c="10"/><text:s text:c="44"/><text:s text:c="2"/></text:p>
                  <text:p>git-1.8.0.2.tar.gz <text:tab/><text:tab/>Git 1.8.0.2 <text:tab/>Dec 10 <text:tab/><text:tab/> <text:s text:c="32"/></text:p>
                  <text:p>git-1.8.0.1.tar.gz <text:tab/><text:tab/>Git 1.8.0.1 <text:tab/>Nov 25 </text:p>
                  <text:p><text:tab/><text:tab/><text:tab/> <text:s text:c="18"/><text:s text:c="14"/></text:p>
                  <text:p>git-1.8.0.tar.gz <text:tab/><text:tab/>Git 1.8.0 <text:tab/><text:tab/>Oct 21 </text:p>
                  <text:p>git-1.8.0.rc3.tar.gz <text:tab/>Git 1.8.0.rc3 <text:tab/>Oct 17 <text:tab/><text:tab/> <text:s text:c="2"/><text:s text:c="28"/></text:p>
                  <text:p>git-1.8.0.rc2.tar.gz <text:tab/>Git 1.8.0.rc2 <text:tab/>Oct 11 <text:tab/><text:tab/> <text:s text:c="2"/><text:s text:c="28"/></text:p>
                  <text:p>git-1.8.0.rc1.tar.gz <text:tab/>Git 1.8.0.rc1 <text:tab/>Oct 8 <text:tab/><text:tab/> <text:s text:c="2"/><text:s text:c="29"/></text:p>
                  <text:p>git-1.8.0.rc0.tar.gz <text:tab/>Git 1.8.0.rc0 <text:tab/>Oct 1 </text:p>
                  <text:p><text:s text:c="2"/><text:tab/><text:tab/><text:tab/> <text:s text:c="18"/><text:s text:c="18"/></text:p>
                  <text:p>git-1.7.9.7.tar.gz <text:tab/><text:tab/>Git 1.7.9.7 <text:tab/>Apr 2012 <text:tab/> <text:s text:c="2"/><text:s text:c="34"/></text:p>
                  <text:p>git-1.7.9.6.tar.gz <text:tab/><text:tab/>Git 1.7.9.6 <text:tab/>Apr 2012 <text:tab/> <text:s text:c="2"/><text:s text:c="32"/></text:p>
                  <text:p>git-1.7.9.5.tar.gz <text:tab/><text:tab/>Git 1.7.9.5 <text:tab/>Mar 2012 <text:tab/> <text:s text:c="2"/><text:s text:c="32"/></text:p>
                  <text:p>git-1.7.9.4.tar.gz <text:tab/><text:tab/>Git 1.7.9.4 <text:tab/>Mar 2012 <text:tab/> <text:s text:c="2"/><text:s text:c="32"/></text:p>
                  <text:p>git-1.7.9.3.tar.gz <text:tab/><text:tab/>Git 1.7.9.3 <text:tab/>Mar 2012 <text:tab/> <text:s text:c="2"/><text:s text:c="32"/></text:p>
                  <text:p>git-1.7.9.2.tar.gz <text:tab/><text:tab/>Git 1.7.9.2 <text:tab/>Feb 2012 <text:tab/> <text:s text:c="2"/><text:s text:c="32"/></text:p>
                  <text:p>git-1.7.9.1.tar.gz <text:tab/><text:tab/>Git 1.7.9.1 <text:tab/>Feb 2012 </text:p>
                  <text:p><text:tab/></text:p>
                  <text:p>git-1.7.9.tar.gz <text:tab/><text:tab/>Git 1.7.9 <text:tab/><text:tab/>Jan 2012<text:tab/><text:tab/> <text:s text:c="34"/></text:p>
                  <text:p>git-1.7.9.rc2.tar.gz <text:tab/>Git 1.7.9-rc2 <text:tab/>Jan 2012 <text:tab/> <text:s text:c="10"/><text:s text:c="22"/></text:p>
                  <text:p>git-1.7.9.rc1.tar.gz <text:tab/>Git 1.7.9-rc1 <text:tab/>Jan 2012 <text:tab/> <text:s text:c="10"/><text:s text:c="19"/></text:p>
                  <text:p>git-1.7.9.rc0.tar.gz <text:tab/>Git 1.7.9-rc0 <text:tab/>Jan 2012 <text:tab/> <text:s text:c="10"/><text:s text:c="19"/></text:p>
                  <text:p><text:tab/> <text:s text:c="34"/><text:s text:c="4"/></text:p>
                  <text:p>git-1.7.8.6.tar.gz <text:tab/><text:tab/>Git 1.7.8.6 <text:tab/>Apr 2012 <text:tab/> <text:s text:c="2"/><text:s text:c="34"/></text:p>
                  <text:p>git-1.7.8.5.tar.gz <text:tab/><text:tab/>Git 1.7.8.5 <text:tab/>Feb 2012 <text:tab/> <text:s text:c="2"/><text:s text:c="34"/></text:p>
                  <text:p>git-1.7.8.4.tar.gz <text:tab/><text:tab/>Git 1.7.8.4 <text:tab/>Jan 2012 <text:tab/> <text:s text:c="2"/><text:s text:c="32"/></text:p>
                  <text:p>git-1.7.8.3.tar.gz <text:tab/><text:tab/>Git 1.7.8.3 <text:tab/>Jan 2012 <text:tab/> <text:s text:c="2"/><text:s text:c="32"/></text:p>
                  <text:p>git-1.7.8.2.tar.gz <text:tab/><text:tab/>Git 1.7.8.2 <text:tab/>Dec 2011 <text:tab/> <text:s text:c="34"/></text:p>
                  <text:p>git-1.7.8.1.tar.gz <text:tab/><text:tab/>Git 1.7.8.1 <text:tab/>Dec 2011 <text:tab/> <text:s text:c="34"/></text:p>
                  <text:p>git-1.7.8.tar.gz <text:tab/><text:tab/> <text:s text:c="8"/>Git 1.7.8 <text:tab/><text:tab/>Dec 2011 </text:p>
                  <text:p><text:tab/> <text:s text:c="34"/><text:s text:c="4"/></text:p>
                  <text:p>git-1.7.7.7.tar.gz <text:tab/><text:tab/>Git 1.7.7.7 <text:tab/>Apr 2012 <text:tab/> <text:s text:c="2"/><text:s text:c="34"/></text:p>
                  <text:p>Git-1.7.7.6.tar.gz <text:tab/><text:tab/>Git 1.7.7.6 <text:tab/>Jan 2012 </text:p>
                </table:table-cell>
                <table:covered-table-cell table:number-columns-repeated="3" table:style-name="ce31"/>
                <table:table-cell table:number-columns-repeated="251"/>
              </table:table-row>
              <table:table-row table:style-name="ro1">
                <table:table-cell table:style-name="Default" table:number-columns-repeated="7"/>
                <table:table-cell table:number-columns-repeated="249"/>
              </table:table-row>
            </table:table-row-group>
          </table:table-row-group>
        </table:table-row-group>
        <table:table-row table:style-name="ro1">
          <table:table-cell table:style-name="Default" table:number-columns-repeated="7"/>
          <table:table-cell table:number-columns-repeated="249"/>
        </table:table-row>
        <table:table-row-group>
          <table:table-row table:style-name="ro1">
            <table:table-cell table:style-name="ce23" office:value-type="string">
              <text:p>Rank</text:p>
            </table:table-cell>
            <table:table-cell table:style-name="ce26" office:value-type="string" table:number-columns-spanned="3" table:number-rows-spanned="1">
              <text:p>Category Title</text:p>
            </table:table-cell>
            <table:covered-table-cell table:number-columns-repeated="2" table:style-name="ce26"/>
            <table:table-cell table:style-name="ce23" office:value-type="string">
              <text:p>Weight</text:p>
            </table:table-cell>
            <table:table-cell table:style-name="ce23" office:value-type="string">
              <text:p>Unweighted Rating</text:p>
            </table:table-cell>
            <table:table-cell table:style-name="ce61" office:value-type="string">
              <text:p>Weighted Rating</text:p>
            </table:table-cell>
            <table:table-cell table:number-columns-repeated="249"/>
          </table:table-row>
          <table:table-row table:style-name="ro1">
            <table:table-cell table:style-name="ce24" table:formula="of:=[$'Category Ranking'.B16]" office:value-type="float" office:value="5">
              <text:p>5</text:p>
            </table:table-cell>
            <table:table-cell table:style-name="ce27" office:value-type="string" table:number-columns-spanned="3" table:number-rows-spanned="1">
              <text:p>Development</text:p>
            </table:table-cell>
            <table:covered-table-cell table:number-columns-repeated="2" table:style-name="ce27"/>
            <table:table-cell table:style-name="ce53" table:formula="of:=[$'Category Ranking'.D16]" office:value-type="percentage" office:value="0.15">
              <text:p>15,00%</text:p>
            </table:table-cell>
            <table:table-cell table:style-name="ce24" table:formula="of:=SUM([.F133];[.F148])" office:value-type="float" office:value="4.67">
              <text:p>4,67</text:p>
            </table:table-cell>
            <table:table-cell table:style-name="ce24" table:formula="of:=[.F130]*[.E130]" office:value-type="float" office:value="0.7005">
              <text:p>0,7</text:p>
            </table:table-cell>
            <table:table-cell table:number-columns-repeated="249"/>
          </table:table-row>
          <table:table-row-group>
            <table:table-row table:style-name="ro1">
              <table:table-cell table:style-name="ce25"/>
              <table:table-cell table:style-name="ce36" table:number-columns-spanned="5" table:number-rows-spanned="1"/>
              <table:covered-table-cell table:number-columns-repeated="4" table:style-name="ce37"/>
              <table:table-cell table:number-columns-repeated="250"/>
            </table:table-row>
            <table:table-row table:style-name="ro1">
              <table:table-cell/>
              <table:table-cell table:style-name="ce28" office:value-type="string">
                <text:p>Metric Name</text:p>
              </table:table-cell>
              <table:table-cell table:style-name="ce28"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17">
              <table:table-cell/>
              <table:table-cell table:style-name="ce29" office:value-type="string">
                <text:p>API</text:p>
              </table:table-cell>
              <table:table-cell/>
              <table:table-cell office:value-type="percentage" office:value="0.55">
                <text:p>55,00%</text:p>
              </table:table-cell>
              <table:table-cell table:formula="of:=SUM([.F135:.F137])" office:value-type="float" office:value="4.4">
                <text:p>4,4</text:p>
              </table:table-cell>
              <table:table-cell table:style-name="ce19" table:formula="of:=[.D133]*[.E133]" office:value-type="float" office:value="2.42">
                <text:p>2,42</text:p>
              </table:table-cell>
              <table:table-cell table:number-columns-repeated="250"/>
            </table:table-row>
            <table:table-row table:style-name="ro17">
              <table:table-cell/>
              <table:table-cell table:style-name="ce29"/>
              <table:table-cell table:number-columns-repeated="3"/>
              <table:table-cell table:style-name="ce19"/>
              <table:table-cell table:number-columns-repeated="250"/>
            </table:table-row>
            <table:table-row table:style-name="ro17">
              <table:table-cell/>
              <table:table-cell table:style-name="ce40" office:value-type="string">
                <text:p>Project API in the same web</text:p>
              </table:table-cell>
              <table:table-cell table:style-name="ce48" office:value-type="string">
                <text:p>Yes, Included</text:p>
              </table:table-cell>
              <table:table-cell office:value-type="percentage" office:value="0.4">
                <text:p>40,00%</text:p>
              </table:table-cell>
              <table:table-cell office:value-type="float" office:value="5">
                <text:p>5</text:p>
              </table:table-cell>
              <table:table-cell table:style-name="ce60" table:formula="of:=[.D135]*[.E135]" office:value-type="float" office:value="2">
                <text:p>2</text:p>
              </table:table-cell>
              <table:table-cell table:number-columns-repeated="250"/>
            </table:table-row>
            <table:table-row table:style-name="ro17">
              <table:table-cell/>
              <table:table-cell table:style-name="ce40" office:value-type="string">
                <text:p>Easy understanding</text:p>
              </table:table-cell>
              <table:table-cell table:style-name="ce48" office:value-type="string">
                <text:p>Yes, workaround or yes have to learn</text:p>
              </table:table-cell>
              <table:table-cell office:value-type="percentage" office:value="0.3">
                <text:p>30,00%</text:p>
              </table:table-cell>
              <table:table-cell office:value-type="float" office:value="3">
                <text:p>3</text:p>
              </table:table-cell>
              <table:table-cell table:style-name="ce60" table:formula="of:=[.D136]*[.E136]" office:value-type="float" office:value="0.9">
                <text:p>0,9</text:p>
              </table:table-cell>
              <table:table-cell table:number-columns-repeated="250"/>
            </table:table-row>
            <table:table-row table:style-name="ro17">
              <table:table-cell/>
              <table:table-cell table:style-name="ce40" office:value-type="string">
                <text:p>Is it used in other projects not directly related?</text:p>
              </table:table-cell>
              <table:table-cell table:style-name="ce48" office:value-type="string">
                <text:p>Yes, is used</text:p>
              </table:table-cell>
              <table:table-cell office:value-type="percentage" office:value="0.3">
                <text:p>30,00%</text:p>
              </table:table-cell>
              <table:table-cell office:value-type="float" office:value="5">
                <text:p>5</text:p>
              </table:table-cell>
              <table:table-cell table:style-name="ce60" table:formula="of:=[.D137]*[.E137]" office:value-type="float" office:value="1.5">
                <text:p>1,5</text:p>
              </table:table-cell>
              <table:table-cell table:number-columns-repeated="250"/>
            </table:table-row>
            <table:table-row table:style-name="ro17">
              <table:table-cell/>
              <table:table-cell table:style-name="ce41"/>
              <table:table-cell table:number-columns-repeated="3"/>
              <table:table-cell table:style-name="ce60"/>
              <table:table-cell table:number-columns-repeated="250"/>
            </table:table-row>
            <table:table-row-group>
              <table:table-row table:style-name="ro1">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8">
                <table:table-cell/>
                <table:table-cell table:style-name="ce31" office:value-type="string" table:number-columns-spanned="4" table:number-rows-spanned="1">
                  <text:p>The availability of API project and its use in other projects.</text:p>
                </table:table-cell>
                <table:covered-table-cell table:number-columns-repeated="3" table:style-name="ce31"/>
                <table:table-cell table:number-columns-repeated="251"/>
              </table:table-row>
              <table:table-row table:style-name="ro18">
                <table:table-cell/>
                <table:table-cell table:style-name="ce31" table:number-columns-repeated="4"/>
                <table:table-cell table:number-columns-repeated="251"/>
              </table:table-row>
              <table:table-row table:style-name="ro12">
                <table:table-cell/>
                <table:table-cell table:style-name="ce33" office:value-type="string" table:number-columns-spanned="3" table:number-rows-spanned="1">
                  <text:p>Test Score Specification</text:p>
                </table:table-cell>
                <table:covered-table-cell table:number-columns-repeated="2" table:style-name="ce33"/>
                <table:table-cell table:style-name="ce30" office:value-type="string">
                  <text:p>Score</text:p>
                </table:table-cell>
                <table:table-cell table:number-columns-repeated="251"/>
              </table:table-row>
              <table:table-row table:style-name="ro12">
                <table:table-cell table:style-name="Default"/>
                <table:table-cell table:style-name="ce34" office:value-type="string" table:number-columns-spanned="3" table:number-rows-spanned="1">
                  <text:p>Yes, included or yes is used</text:p>
                </table:table-cell>
                <table:covered-table-cell table:number-columns-repeated="2" table:style-name="ce34"/>
                <table:table-cell table:style-name="ce52" office:value-type="float" office:value="5">
                  <text:p>5</text:p>
                </table:table-cell>
                <table:table-cell table:number-columns-repeated="251"/>
              </table:table-row>
              <table:table-row table:style-name="ro12">
                <table:table-cell table:style-name="Default"/>
                <table:table-cell table:style-name="ce34" office:value-type="string" table:number-columns-spanned="3" table:number-rows-spanned="1">
                  <text:p>Yes, workaround or yes have to learn</text:p>
                </table:table-cell>
                <table:covered-table-cell table:number-columns-repeated="2" table:style-name="ce34"/>
                <table:table-cell table:style-name="ce52" office:value-type="float" office:value="3">
                  <text:p>3</text:p>
                </table:table-cell>
                <table:table-cell table:number-columns-repeated="251"/>
              </table:table-row>
              <table:table-row table:style-name="ro12">
                <table:table-cell table:style-name="Default"/>
                <table:table-cell table:style-name="ce34" office:value-type="string" table:number-columns-spanned="3" table:number-rows-spanned="1">
                  <text:p>No</text:p>
                </table:table-cell>
                <table:covered-table-cell table:number-columns-repeated="2" table:style-name="ce34"/>
                <table:table-cell table:style-name="ce52" office:value-type="float" office:value="1">
                  <text:p>1</text:p>
                </table:table-cell>
                <table:table-cell table:number-columns-repeated="251"/>
              </table:table-row>
              <table:table-row table:style-name="ro1">
                <table:table-cell/>
                <table:table-cell table:style-name="ce10" table:number-columns-spanned="4" table:number-rows-spanned="1"/>
                <table:covered-table-cell table:number-columns-repeated="3" table:style-name="Default"/>
                <table:table-cell table:style-name="ce29"/>
                <table:table-cell table:number-columns-repeated="250"/>
              </table:table-row>
            </table:table-row-group>
            <table:table-row table:style-name="ro1">
              <table:table-cell/>
              <table:table-cell table:style-name="ce28" office:value-type="string">
                <text:p>Metric Name</text:p>
              </table:table-cell>
              <table:table-cell table:style-name="ce28"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9">
              <table:table-cell/>
              <table:table-cell office:value-type="string">
                <text:p>Several levels of documentation</text:p>
              </table:table-cell>
              <table:table-cell office:value-type="string">
                <text:p>http://git-scm.com/doc</text:p>
              </table:table-cell>
              <table:table-cell office:value-type="percentage" office:value="0.45">
                <text:p>45,00%</text:p>
              </table:table-cell>
              <table:table-cell table:formula="of:=SUM([.F150:.F154])" office:value-type="float" office:value="5">
                <text:p>5</text:p>
              </table:table-cell>
              <table:table-cell table:style-name="ce19" table:formula="of:=[.D148]*[.E148]" office:value-type="float" office:value="2.25">
                <text:p>2,25</text:p>
              </table:table-cell>
              <table:table-cell table:number-columns-repeated="250"/>
            </table:table-row>
            <table:table-row table:style-name="ro1">
              <table:table-cell table:number-columns-repeated="5"/>
              <table:table-cell table:style-name="ce19"/>
              <table:table-cell table:number-columns-repeated="250"/>
            </table:table-row>
            <table:table-row table:style-name="ro1">
              <table:table-cell/>
              <table:table-cell table:style-name="ce40" office:value-type="string">
                <text:p>Online tutorials</text:p>
              </table:table-cell>
              <table:table-cell office:value-type="string">
                <text:p>Yes, Included</text:p>
              </table:table-cell>
              <table:table-cell office:value-type="percentage" office:value="0.35">
                <text:p>35,00%</text:p>
              </table:table-cell>
              <table:table-cell office:value-type="float" office:value="5">
                <text:p>5</text:p>
              </table:table-cell>
              <table:table-cell table:style-name="ce60" table:formula="of:=[.D150]*[.E150]" office:value-type="float" office:value="1.75">
                <text:p>1,75</text:p>
              </table:table-cell>
              <table:table-cell table:number-columns-repeated="250"/>
            </table:table-row>
            <table:table-row table:style-name="ro1">
              <table:table-cell/>
              <table:table-cell table:style-name="ce40" office:value-type="string">
                <text:p>Offline tutorials</text:p>
              </table:table-cell>
              <table:table-cell office:value-type="string">
                <text:p>Yes, Included</text:p>
              </table:table-cell>
              <table:table-cell office:value-type="percentage" office:value="0.15">
                <text:p>15,00%</text:p>
              </table:table-cell>
              <table:table-cell office:value-type="float" office:value="5">
                <text:p>5</text:p>
              </table:table-cell>
              <table:table-cell table:style-name="ce60" table:formula="of:=[.D151]*[.E151]" office:value-type="float" office:value="0.75">
                <text:p>0,75</text:p>
              </table:table-cell>
              <table:table-cell table:number-columns-repeated="250"/>
            </table:table-row>
            <table:table-row table:style-name="ro1">
              <table:table-cell/>
              <table:table-cell table:style-name="ce40" office:value-type="string">
                <text:p>Hello World</text:p>
              </table:table-cell>
              <table:table-cell office:value-type="string">
                <text:p>Yes, Included</text:p>
              </table:table-cell>
              <table:table-cell office:value-type="percentage" office:value="0.25">
                <text:p>25,00%</text:p>
              </table:table-cell>
              <table:table-cell office:value-type="float" office:value="5">
                <text:p>5</text:p>
              </table:table-cell>
              <table:table-cell table:style-name="ce60" table:formula="of:=[.D152]*[.E152]" office:value-type="float" office:value="1.25">
                <text:p>1,25</text:p>
              </table:table-cell>
              <table:table-cell table:number-columns-repeated="250"/>
            </table:table-row>
            <table:table-row table:style-name="ro1">
              <table:table-cell/>
              <table:table-cell table:style-name="ce40" office:value-type="string">
                <text:p>Books from the author, authors or company.</text:p>
              </table:table-cell>
              <table:table-cell office:value-type="string">
                <text:p>Yes, Included</text:p>
              </table:table-cell>
              <table:table-cell office:value-type="percentage" office:value="0.15">
                <text:p>15,00%</text:p>
              </table:table-cell>
              <table:table-cell office:value-type="float" office:value="5">
                <text:p>5</text:p>
              </table:table-cell>
              <table:table-cell table:style-name="ce60" table:formula="of:=[.D153]*[.E153]" office:value-type="float" office:value="0.75">
                <text:p>0,75</text:p>
              </table:table-cell>
              <table:table-cell table:number-columns-repeated="250"/>
            </table:table-row>
            <table:table-row-group>
              <table:table-row table:style-name="ro1">
                <table:table-cell/>
                <table:table-cell table:style-name="ce40" office:value-type="string">
                  <text:p>Languages</text:p>
                </table:table-cell>
                <table:table-cell office:value-type="string">
                  <text:p>Yes, Included</text:p>
                </table:table-cell>
                <table:table-cell office:value-type="percentage" office:value="0.1">
                  <text:p>10,00%</text:p>
                </table:table-cell>
                <table:table-cell office:value-type="float" office:value="5">
                  <text:p>5</text:p>
                </table:table-cell>
                <table:table-cell table:style-name="ce60" table:formula="of:=[.D154]*[.E154]" office:value-type="float" office:value="0.5">
                  <text:p>0,5</text:p>
                </table:table-cell>
                <table:table-cell table:number-columns-repeated="250"/>
              </table:table-row>
              <table:table-row table:style-name="ro1">
                <table:table-cell table:number-columns-repeated="5"/>
                <table:table-cell table:style-name="ce19"/>
                <table:table-cell table:number-columns-repeated="250"/>
              </table:table-row>
              <table:table-row table:style-name="ro1">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
                <table:table-cell/>
                <table:table-cell table:style-name="ce42" office:value-type="string" table:number-columns-spanned="4" table:number-rows-spanned="1">
                  <text:p>Documentation for user, development, translator, languages.</text:p>
                </table:table-cell>
                <table:covered-table-cell table:number-columns-repeated="3" table:style-name="ce31"/>
                <table:table-cell table:number-columns-repeated="251"/>
              </table:table-row>
              <table:table-row table:style-name="ro1">
                <table:table-cell/>
                <table:table-cell table:style-name="ce42"/>
                <table:table-cell table:style-name="ce31" table:number-columns-repeated="3"/>
                <table:table-cell table:number-columns-repeated="251"/>
              </table:table-row>
              <table:table-row table:style-name="ro12">
                <table:table-cell/>
                <table:table-cell table:style-name="ce33" office:value-type="string" table:number-columns-spanned="3" table:number-rows-spanned="1">
                  <text:p>Test Score Specification</text:p>
                </table:table-cell>
                <table:covered-table-cell table:number-columns-repeated="2" table:style-name="ce33"/>
                <table:table-cell table:style-name="ce30" office:value-type="string">
                  <text:p>Score</text:p>
                </table:table-cell>
                <table:table-cell table:number-columns-repeated="251"/>
              </table:table-row>
              <table:table-row table:style-name="ro12">
                <table:table-cell table:style-name="Default"/>
                <table:table-cell table:style-name="ce34" office:value-type="string" table:number-columns-spanned="3" table:number-rows-spanned="1">
                  <text:p>Yes, Included</text:p>
                </table:table-cell>
                <table:covered-table-cell table:number-columns-repeated="2" table:style-name="ce34"/>
                <table:table-cell table:style-name="ce52" office:value-type="float" office:value="5">
                  <text:p>5</text:p>
                </table:table-cell>
                <table:table-cell table:number-columns-repeated="251"/>
              </table:table-row>
              <table:table-row table:style-name="ro12">
                <table:table-cell table:style-name="Default"/>
                <table:table-cell table:style-name="ce34" office:value-type="string" table:number-columns-spanned="3" table:number-rows-spanned="1">
                  <text:p>Yes, not complete</text:p>
                </table:table-cell>
                <table:covered-table-cell table:number-columns-repeated="2" table:style-name="ce34"/>
                <table:table-cell table:style-name="ce52" office:value-type="float" office:value="3">
                  <text:p>3</text:p>
                </table:table-cell>
                <table:table-cell table:number-columns-repeated="251"/>
              </table:table-row>
              <table:table-row table:style-name="ro12">
                <table:table-cell table:style-name="Default"/>
                <table:table-cell table:style-name="ce34" office:value-type="string" table:number-columns-spanned="3" table:number-rows-spanned="1">
                  <text:p>Yes, could improve</text:p>
                </table:table-cell>
                <table:covered-table-cell table:number-columns-repeated="2" table:style-name="ce34"/>
                <table:table-cell table:style-name="ce52" office:value-type="float" office:value="2">
                  <text:p>2</text:p>
                </table:table-cell>
                <table:table-cell table:number-columns-repeated="251"/>
              </table:table-row>
              <table:table-row table:style-name="ro12">
                <table:table-cell table:style-name="Default"/>
                <table:table-cell table:style-name="ce34" office:value-type="string" table:number-columns-spanned="3" table:number-rows-spanned="1">
                  <text:p>No</text:p>
                </table:table-cell>
                <table:covered-table-cell table:number-columns-repeated="2" table:style-name="ce34"/>
                <table:table-cell table:style-name="ce52" office:value-type="float" office:value="1">
                  <text:p>1</text:p>
                </table:table-cell>
                <table:table-cell table:number-columns-repeated="251"/>
              </table:table-row>
            </table:table-row-group>
          </table:table-row-group>
        </table:table-row-group>
        <table:table-row table:style-name="ro1">
          <table:table-cell table:style-name="Default" table:number-columns-repeated="7"/>
          <table:table-cell table:number-columns-repeated="249"/>
        </table:table-row>
        <table:table-row-group>
          <table:table-row table:style-name="ro1">
            <table:table-cell table:style-name="ce23" office:value-type="string">
              <text:p>Rank</text:p>
            </table:table-cell>
            <table:table-cell table:style-name="ce26" office:value-type="string" table:number-columns-spanned="3" table:number-rows-spanned="1">
              <text:p>Category Title</text:p>
            </table:table-cell>
            <table:covered-table-cell table:number-columns-repeated="2" table:style-name="ce26"/>
            <table:table-cell table:style-name="ce23" office:value-type="string">
              <text:p>Weight</text:p>
            </table:table-cell>
            <table:table-cell table:style-name="ce23" office:value-type="string">
              <text:p>Unweighted Rating</text:p>
            </table:table-cell>
            <table:table-cell table:style-name="ce61" office:value-type="string">
              <text:p>Weighted Rating</text:p>
            </table:table-cell>
            <table:table-cell table:number-columns-repeated="249"/>
          </table:table-row>
          <table:table-row table:style-name="ro1">
            <table:table-cell table:style-name="ce24" table:formula="of:=[$'Category Ranking'.B17]" office:value-type="float" office:value="6">
              <text:p>6</text:p>
            </table:table-cell>
            <table:table-cell table:style-name="ce27" office:value-type="string" table:number-columns-spanned="3" table:number-rows-spanned="1">
              <text:p>Community</text:p>
            </table:table-cell>
            <table:covered-table-cell table:number-columns-repeated="2" table:style-name="ce27"/>
            <table:table-cell table:style-name="ce54" table:formula="of:=[$'Category Ranking'.D17]" office:value-type="percentage" office:value="0.19">
              <text:p>19,00%</text:p>
            </table:table-cell>
            <table:table-cell table:style-name="ce24" table:formula="of:=SUM([.F169:.F197])" office:value-type="float" office:value="8.55">
              <text:p>8,55</text:p>
            </table:table-cell>
            <table:table-cell table:style-name="ce24" table:formula="of:=[.F166]*[.E166]" office:value-type="float" office:value="1.6245">
              <text:p>1,62</text:p>
            </table:table-cell>
            <table:table-cell table:number-columns-repeated="249"/>
          </table:table-row>
          <table:table-row-group>
            <table:table-row table:style-name="ro1">
              <table:table-cell table:style-name="ce25"/>
              <table:table-cell table:style-name="ce36" table:number-columns-spanned="5" table:number-rows-spanned="1"/>
              <table:covered-table-cell table:number-columns-repeated="4" table:style-name="ce37"/>
              <table:table-cell table:number-columns-repeated="250"/>
            </table:table-row>
            <table:table-row table:style-name="ro1">
              <table:table-cell/>
              <table:table-cell table:style-name="ce28" office:value-type="string">
                <text:p>Metric Name</text:p>
              </table:table-cell>
              <table:table-cell table:style-name="ce28"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15">
              <table:table-cell/>
              <table:table-cell office:value-type="string">
                <text:p>Avg commits per month, last six months</text:p>
              </table:table-cell>
              <table:table-cell office:value-type="string">
                <text:p>CVSAnalY and web reference at: https://github.com/git/git/graphs/commit-activity</text:p>
              </table:table-cell>
              <table:table-cell office:value-type="percentage" office:value="0.15">
                <text:p>15,00%</text:p>
              </table:table-cell>
              <table:table-cell office:value-type="float" office:value="4">
                <text:p>4</text:p>
              </table:table-cell>
              <table:table-cell table:style-name="ce19" table:formula="of:=[.D169]*[.E169]" office:value-type="float" office:value="0.6">
                <text:p>0,6</text:p>
              </table:table-cell>
              <table:table-cell table:number-columns-repeated="250"/>
            </table:table-row>
            <table:table-row-group>
              <table:table-row table:style-name="ro1">
                <table:table-cell table:number-columns-repeated="2"/>
                <table:table-cell table:style-name="ce25" table:number-columns-repeated="4"/>
                <table:table-cell table:number-columns-repeated="250"/>
              </table:table-row>
              <table:table-row table:style-name="ro1">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9">
                <table:table-cell/>
                <table:table-cell table:style-name="ce31" office:value-type="string" table:number-columns-spanned="4" table:number-rows-spanned="1">
                  <text:p>Commits per month as raw results. Its a comparison with six months before. </text:p>
                  <text:p>In the first half of 2012 the average was 306 commits / month and in the second half of 380 commits / month (1or 2 = Less, 3= Equal, 4 or 5= Higher)</text:p>
                </table:table-cell>
                <table:covered-table-cell table:number-columns-repeated="3" table:style-name="ce31"/>
                <table:table-cell table:number-columns-repeated="251"/>
              </table:table-row>
              <table:table-row table:style-name="ro1">
                <table:table-cell/>
                <table:table-cell table:style-name="ce10" table:number-columns-spanned="4" table:number-rows-spanned="1"/>
                <table:covered-table-cell table:number-columns-repeated="3" table:style-name="Default"/>
                <table:table-cell table:style-name="ce29"/>
                <table:table-cell table:number-columns-repeated="250"/>
              </table:table-row>
            </table:table-row-group>
            <table:table-row table:style-name="ro1">
              <table:table-cell/>
              <table:table-cell table:style-name="ce43" table:number-columns-repeated="3"/>
              <table:table-cell table:style-name="ce29" table:number-columns-repeated="2"/>
              <table:table-cell table:number-columns-repeated="250"/>
            </table:table-row>
            <table:table-row table:style-name="ro1">
              <table:table-cell/>
              <table:table-cell table:style-name="ce28" office:value-type="string">
                <text:p>Metric Name</text:p>
              </table:table-cell>
              <table:table-cell table:style-name="ce28"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9">
              <table:table-cell/>
              <table:table-cell office:value-type="string">
                <text:p>Avg monthly volume of general mailing lists during the last six months</text:p>
              </table:table-cell>
              <table:table-cell office:value-type="string">
                <text:p>http://marc.info/?l=git</text:p>
              </table:table-cell>
              <table:table-cell office:value-type="percentage" office:value="0.3">
                <text:p>30,00%</text:p>
              </table:table-cell>
              <table:table-cell office:value-type="float" office:value="5">
                <text:p>5</text:p>
              </table:table-cell>
              <table:table-cell table:style-name="ce19" table:formula="of:=[.D176]*[.E176]" office:value-type="float" office:value="1.5">
                <text:p>1,5</text:p>
              </table:table-cell>
              <table:table-cell table:number-columns-repeated="250"/>
            </table:table-row>
            <table:table-row table:style-name="ro1">
              <table:table-cell table:style-name="Default" table:number-columns-repeated="7"/>
              <table:table-cell table:number-columns-repeated="249"/>
            </table:table-row>
            <table:table-row table:style-name="ro1">
              <table:table-cell/>
              <table:table-cell table:style-name="ce33" office:value-type="string" table:number-columns-spanned="4" table:number-rows-spanned="1">
                <text:p>Test Description</text:p>
              </table:table-cell>
              <table:covered-table-cell table:number-columns-repeated="3" table:style-name="ce33"/>
              <table:table-cell table:style-name="ce60"/>
              <table:table-cell table:number-columns-repeated="250"/>
            </table:table-row>
            <table:table-row table:style-name="ro20">
              <table:table-cell/>
              <table:table-cell table:style-name="ce31" office:value-type="string" table:number-columns-spanned="4" table:number-rows-spanned="1">
                <text:p>In the second half of 2012 there are more messages (11,562) than in the same period of 2011 (11,329).</text:p>
                <text:p><text:s text:c="4"/>- 2012-12-01 - 2013-01-01 (1414 messages) </text:p>
                <text:p><text:s text:c="4"/>- 2012-11-01 - 2012-12-01 (2109 messages) </text:p>
                <text:p><text:s text:c="4"/>- 2012-10-01 - 2012-11-01 (2159 messages) </text:p>
                <text:p><text:s text:c="4"/>- 2012-09-01 - 2012-10-01 (2088 messages) </text:p>
                <text:p><text:s text:c="4"/>- 2012-08-01 - 2012-09-01 (1918 messages) </text:p>
                <text:p><text:s text:c="4"/>- 2012-07-01 - 2012-08-01 (1874 messages) </text:p>
                <text:p><text:s text:c="4"/>- 2012-06-01 - 2012-07-01 (1886 messages) </text:p>
                <text:p><text:s text:c="4"/>- 2012-05-01 - 2012-06-01 (2319 messages) </text:p>
                <text:p><text:s text:c="4"/>- 2012-04-01 - 2012-05-01 (2163 messages) </text:p>
                <text:p><text:s text:c="4"/>- 2012-03-01 - 2012-04-01 (2619 messages) </text:p>
                <text:p><text:s text:c="4"/>- 2012-02-01 - 2012-03-01 (2392 messages) </text:p>
                <text:p><text:s text:c="4"/>- 2012-01-01 - 2012-02-01 (1678 messages) </text:p>
                <text:p><text:s text:c="4"/>- 2011-12-01 - 2012-01-01 (1684 messages) </text:p>
                <text:p><text:s text:c="4"/>- 2011-11-01 - 2011-12-01 (1610 messages) </text:p>
                <text:p><text:s text:c="4"/>- 2011-10-01 - 2011-11-01 (1989 messages) </text:p>
                <text:p><text:s text:c="4"/>- 2011-09-01 - 2011-10-01 (2021 messages) </text:p>
                <text:p><text:s text:c="4"/>- 2011-08-01 - 2011-09-01 (2250 messages) </text:p>
                <text:p><text:s text:c="4"/>- 2011-07-01 - 2011-08-01 (1775 messages) </text:p>
                <text:p><text:s text:c="4"/>- 2011-06-01 - 2011-07-01 (1667 messages) </text:p>
                <text:p><text:s text:c="4"/>- 2011-05-01 - 2011-06-01 (2323 messages) </text:p>
                <text:p><text:s text:c="4"/>- 2011-04-01 - 2011-05-01 (1986 messages) </text:p>
                <text:p><text:s text:c="4"/>- 2011-03-01 - 2011-04-01 (2385 messages) </text:p>
                <text:p><text:s text:c="4"/>- 2011-02-01 - 2011-03-01 (2405 messages) </text:p>
                <text:p><text:s text:c="4"/>- 2011-01-01 - 2011-02-01 (1389 messages)</text:p>
              </table:table-cell>
              <table:covered-table-cell table:number-columns-repeated="3" table:style-name="ce31"/>
              <table:table-cell table:style-name="ce60"/>
              <table:table-cell table:number-columns-repeated="250"/>
            </table:table-row>
            <table:table-row table:style-name="ro1">
              <table:table-cell table:style-name="Default" table:number-columns-repeated="7"/>
              <table:table-cell table:number-columns-repeated="249"/>
            </table:table-row>
            <table:table-row table:style-name="ro1">
              <table:table-cell/>
              <table:table-cell table:style-name="ce28" office:value-type="string">
                <text:p>Metric Name</text:p>
              </table:table-cell>
              <table:table-cell table:style-name="ce28"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1">
              <table:table-cell/>
              <table:table-cell office:value-type="string">
                <text:p>Developers that left the project and those that started to participate (last year) (and also for the <text:s/>core team)</text:p>
              </table:table-cell>
              <table:table-cell/>
              <table:table-cell office:value-type="percentage" office:value="0.15">
                <text:p>15,00%</text:p>
              </table:table-cell>
              <table:table-cell office:value-type="float" office:value="3">
                <text:p>3</text:p>
              </table:table-cell>
              <table:table-cell table:style-name="ce19" table:formula="of:=[.D182]*[.E182]" office:value-type="float" office:value="0.45">
                <text:p>0,45</text:p>
              </table:table-cell>
              <table:table-cell table:number-columns-repeated="250"/>
            </table:table-row>
            <table:table-row table:style-name="ro1">
              <table:table-cell table:style-name="Default" table:number-columns-repeated="7"/>
              <table:table-cell table:number-columns-repeated="249"/>
            </table:table-row>
            <table:table-row table:style-name="ro21">
              <table:table-cell table:style-name="Default"/>
              <table:table-cell table:style-name="Default" office:value-type="string">
                <text:p>In 2011 have been involved 190 commiters and in 2012 have been involved 199 commiters.</text:p>
              </table:table-cell>
              <table:table-cell table:style-name="Default" table:number-columns-repeated="5"/>
              <table:table-cell table:number-columns-repeated="249"/>
            </table:table-row>
            <table:table-row table:style-name="ro1">
              <table:table-cell table:style-name="Default" table:number-columns-repeated="7"/>
              <table:table-cell table:number-columns-repeated="249"/>
            </table:table-row>
            <table:table-row table:style-name="ro1">
              <table:table-cell/>
              <table:table-cell table:style-name="ce28" office:value-type="string">
                <text:p>Metric Name</text:p>
              </table:table-cell>
              <table:table-cell table:style-name="ce28"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13">
              <table:table-cell/>
              <table:table-cell office:value-type="string">
                <text:p>Knowledge concentration (territoriality) (1=High, …, 5=Low)</text:p>
              </table:table-cell>
              <table:table-cell office:value-type="string">
                <text:p>Junio C Hamano makes himself about 50% of contributions </text:p>
              </table:table-cell>
              <table:table-cell office:value-type="percentage" office:value="0.1">
                <text:p>10,00%</text:p>
              </table:table-cell>
              <table:table-cell office:value-type="float" office:value="1">
                <text:p>1</text:p>
              </table:table-cell>
              <table:table-cell table:style-name="ce19" table:formula="of:=[.D187]*[.E187]" office:value-type="float" office:value="0.1">
                <text:p>0,1</text:p>
              </table:table-cell>
              <table:table-cell table:number-columns-repeated="250"/>
            </table:table-row>
            <table:table-row table:style-name="ro1">
              <table:table-cell table:style-name="ce25"/>
              <table:table-cell table:style-name="ce36" table:number-columns-spanned="4" table:number-rows-spanned="1"/>
              <table:covered-table-cell table:number-columns-repeated="3" table:style-name="ce37"/>
              <table:table-cell table:style-name="ce25"/>
              <table:table-cell table:number-columns-repeated="250"/>
            </table:table-row>
            <table:table-row table:style-name="ro1">
              <table:table-cell/>
              <table:table-cell table:style-name="ce28" office:value-type="string">
                <text:p>Metric Name</text:p>
              </table:table-cell>
              <table:table-cell table:style-name="ce28"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1">
              <table:table-cell/>
              <table:table-cell office:value-type="string">
                <text:p>Original developer/team</text:p>
              </table:table-cell>
              <table:table-cell table:style-name="ce48"/>
              <table:table-cell office:value-type="percentage" office:value="0.3">
                <text:p>30,00%</text:p>
              </table:table-cell>
              <table:table-cell office:value-type="float" office:value="3">
                <text:p>3</text:p>
              </table:table-cell>
              <table:table-cell table:style-name="ce19" table:formula="of:=[.D190]*[.E190]" office:value-type="float" office:value="0.9">
                <text:p>0,9</text:p>
              </table:table-cell>
              <table:table-cell table:number-columns-repeated="250"/>
            </table:table-row>
            <table:table-row table:style-name="ro1">
              <table:table-cell table:style-name="Default" table:number-columns-repeated="7"/>
              <table:table-cell table:number-columns-repeated="249"/>
            </table:table-row>
            <table:table-row table:style-name="ro22">
              <table:table-cell/>
              <table:table-cell office:value-type="string">
                <text:p>Is still the original developer/team active nowadays? </text:p>
              </table:table-cell>
              <table:table-cell table:style-name="ce48" office:value-type="string">
                <text:p>Not complete but not affects the development</text:p>
              </table:table-cell>
              <table:table-cell office:value-type="percentage" office:value="0.3">
                <text:p>30,00%</text:p>
              </table:table-cell>
              <table:table-cell office:value-type="float" office:value="5">
                <text:p>5</text:p>
              </table:table-cell>
              <table:table-cell table:style-name="ce19" table:formula="of:=[.D192]*[.E192]" office:value-type="float" office:value="1.5">
                <text:p>1,5</text:p>
              </table:table-cell>
              <table:table-cell table:number-columns-repeated="250"/>
            </table:table-row>
            <table:table-row table:style-name="ro22">
              <table:table-cell/>
              <table:table-cell office:value-type="string">
                <text:p>How did affect the project ? commits avg continued normal ?</text:p>
              </table:table-cell>
              <table:table-cell table:style-name="ce48" office:value-type="string">
                <text:p>No, but not affects the development.</text:p>
              </table:table-cell>
              <table:table-cell office:value-type="percentage" office:value="0.7">
                <text:p>70,00%</text:p>
              </table:table-cell>
              <table:table-cell office:value-type="float" office:value="5">
                <text:p>5</text:p>
              </table:table-cell>
              <table:table-cell table:style-name="ce60" table:formula="of:=[.D193]*[.E193]" office:value-type="float" office:value="3.5">
                <text:p>3,5</text:p>
              </table:table-cell>
              <table:table-cell table:number-columns-repeated="250"/>
            </table:table-row>
            <table:table-row-group>
              <table:table-row table:style-name="ro1">
                <table:table-cell/>
                <table:table-cell table:style-name="ce44" table:number-columns-spanned="5" table:number-rows-spanned="1"/>
                <table:covered-table-cell table:number-columns-repeated="4" table:style-name="ce19"/>
                <table:table-cell table:number-columns-repeated="250"/>
              </table:table-row>
              <table:table-row table:style-name="ro1">
                <table:table-cell/>
                <table:table-cell table:style-name="ce30" office:value-type="string" table:number-columns-spanned="4" table:number-rows-spanned="1">
                  <text:p>Test Description</text:p>
                </table:table-cell>
                <table:covered-table-cell table:number-columns-repeated="3" table:style-name="ce30"/>
                <table:table-cell table:style-name="Default"/>
                <table:table-cell table:number-columns-repeated="250"/>
              </table:table-row>
              <table:table-row table:style-name="ro23">
                <table:table-cell/>
                <table:table-cell table:style-name="ce45" office:value-type="string" table:number-columns-spanned="4" table:number-rows-spanned="1">
                  <text:p>Usually code contributors promote community building surrounding the project. The more code contributors, the better the community support. Thus if the original developer/team left: How did affect the project ? commits avg continued normal ? If the project continues with its grown there is no problem.</text:p>
                </table:table-cell>
                <table:covered-table-cell table:number-columns-repeated="3" table:style-name="ce31"/>
                <table:table-cell table:number-columns-repeated="251"/>
              </table:table-row>
              <table:table-row table:style-name="ro1">
                <table:table-cell/>
                <table:table-cell table:style-name="ce32" table:number-columns-spanned="4" table:number-rows-spanned="1"/>
                <table:covered-table-cell table:number-columns-repeated="3" table:style-name="ce47"/>
                <table:table-cell table:style-name="ce29"/>
                <table:table-cell table:number-columns-repeated="250"/>
              </table:table-row>
              <table:table-row table:style-name="ro12">
                <table:table-cell/>
                <table:table-cell table:style-name="ce33" office:value-type="string" table:number-columns-spanned="3" table:number-rows-spanned="1">
                  <text:p>Test Score Specification</text:p>
                </table:table-cell>
                <table:covered-table-cell table:number-columns-repeated="2" table:style-name="ce33"/>
                <table:table-cell table:style-name="ce30" office:value-type="string">
                  <text:p>Score</text:p>
                </table:table-cell>
                <table:table-cell table:number-columns-repeated="251"/>
              </table:table-row>
              <table:table-row table:style-name="ro12">
                <table:table-cell table:style-name="Default"/>
                <table:table-cell table:style-name="ce34" office:value-type="string" table:number-columns-spanned="3" table:number-rows-spanned="1">
                  <text:p>Yes, continues</text:p>
                </table:table-cell>
                <table:covered-table-cell table:number-columns-repeated="2" table:style-name="ce34"/>
                <table:table-cell table:style-name="ce52" office:value-type="float" office:value="5">
                  <text:p>5</text:p>
                </table:table-cell>
                <table:table-cell table:number-columns-repeated="251"/>
              </table:table-row>
              <table:table-row table:style-name="ro12">
                <table:table-cell table:style-name="Default"/>
                <table:table-cell table:style-name="ce34" office:value-type="string" table:number-columns-spanned="3" table:number-rows-spanned="1">
                  <text:p>Yes, not complete</text:p>
                </table:table-cell>
                <table:covered-table-cell table:number-columns-repeated="2" table:style-name="ce34"/>
                <table:table-cell table:style-name="ce52" office:value-type="float" office:value="3">
                  <text:p>3</text:p>
                </table:table-cell>
                <table:table-cell table:number-columns-repeated="251"/>
              </table:table-row>
              <table:table-row table:style-name="ro12">
                <table:table-cell table:style-name="Default"/>
                <table:table-cell table:style-name="ce34" office:value-type="string" table:number-columns-spanned="3" table:number-rows-spanned="1">
                  <text:p>Yes, could improve</text:p>
                </table:table-cell>
                <table:covered-table-cell table:number-columns-repeated="2" table:style-name="ce34"/>
                <table:table-cell table:style-name="ce52" office:value-type="float" office:value="2">
                  <text:p>2</text:p>
                </table:table-cell>
                <table:table-cell table:number-columns-repeated="251"/>
              </table:table-row>
              <table:table-row table:style-name="ro12">
                <table:table-cell table:style-name="Default"/>
                <table:table-cell table:style-name="ce34" office:value-type="string" table:number-columns-spanned="3" table:number-rows-spanned="1">
                  <text:p>No</text:p>
                </table:table-cell>
                <table:covered-table-cell table:number-columns-repeated="2" table:style-name="ce34"/>
                <table:table-cell table:style-name="ce52" office:value-type="float" office:value="1">
                  <text:p>1</text:p>
                </table:table-cell>
                <table:table-cell table:number-columns-repeated="251"/>
              </table:table-row>
              <table:table-row table:style-name="ro12">
                <table:table-cell table:style-name="Default"/>
                <table:table-cell table:style-name="ce34" office:value-type="string" table:number-columns-spanned="3" table:number-rows-spanned="1">
                  <text:p>No, but not affects the development</text:p>
                </table:table-cell>
                <table:covered-table-cell table:number-columns-repeated="2" table:style-name="ce34"/>
                <table:table-cell table:style-name="ce52" office:value-type="float" office:value="5">
                  <text:p>5</text:p>
                </table:table-cell>
                <table:table-cell table:number-columns-repeated="251"/>
              </table:table-row>
            </table:table-row-group>
          </table:table-row-group>
        </table:table-row-group>
        <table:table-row table:style-name="ro1">
          <table:table-cell table:style-name="Default" table:number-columns-repeated="7"/>
          <table:table-cell table:number-columns-repeated="249"/>
        </table:table-row>
        <table:table-row-group>
          <table:table-row table:style-name="ro1">
            <table:table-cell table:style-name="ce23" office:value-type="string">
              <text:p>Rank</text:p>
            </table:table-cell>
            <table:table-cell table:style-name="ce26" office:value-type="string" table:number-columns-spanned="3" table:number-rows-spanned="1">
              <text:p>Category Title</text:p>
            </table:table-cell>
            <table:covered-table-cell table:number-columns-repeated="2" table:style-name="ce26"/>
            <table:table-cell table:style-name="ce23" office:value-type="string">
              <text:p>Weight</text:p>
            </table:table-cell>
            <table:table-cell table:style-name="ce23" office:value-type="string">
              <text:p>Unweighted Rating</text:p>
            </table:table-cell>
            <table:table-cell table:style-name="ce61" office:value-type="string">
              <text:p>Weighted Rating</text:p>
            </table:table-cell>
            <table:table-cell table:number-columns-repeated="249"/>
          </table:table-row>
          <table:table-row table:style-name="ro1">
            <table:table-cell table:style-name="ce24" table:formula="of:=[$'Category Ranking'.B18]" office:value-type="float" office:value="7">
              <text:p>7</text:p>
            </table:table-cell>
            <table:table-cell table:style-name="ce27" office:value-type="string" table:number-columns-spanned="3" table:number-rows-spanned="1">
              <text:p>Documentation</text:p>
            </table:table-cell>
            <table:covered-table-cell table:number-columns-repeated="2" table:style-name="ce27"/>
            <table:table-cell table:style-name="ce53" table:formula="of:=[$'Category Ranking'.D18]" office:value-type="percentage" office:value="0.1">
              <text:p>10,00%</text:p>
            </table:table-cell>
            <table:table-cell table:style-name="ce24" table:formula="of:=SUM([.F209])" office:value-type="float" office:value="5">
              <text:p>5</text:p>
            </table:table-cell>
            <table:table-cell table:style-name="ce24" table:formula="of:=[.F206]*[.E206]" office:value-type="float" office:value="0.5">
              <text:p>0,5</text:p>
            </table:table-cell>
            <table:table-cell table:number-columns-repeated="249"/>
          </table:table-row>
          <table:table-row-group>
            <table:table-row table:style-name="ro1">
              <table:table-cell table:style-name="ce25"/>
              <table:table-cell table:style-name="ce36" table:number-columns-spanned="5" table:number-rows-spanned="1"/>
              <table:covered-table-cell table:number-columns-repeated="4" table:style-name="ce37"/>
              <table:table-cell table:number-columns-repeated="250"/>
            </table:table-row>
            <table:table-row table:style-name="ro1">
              <table:table-cell/>
              <table:table-cell table:style-name="ce28" office:value-type="string">
                <text:p>Metric Name</text:p>
              </table:table-cell>
              <table:table-cell table:style-name="ce28"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1">
              <table:table-cell/>
              <table:table-cell office:value-type="string">
                <text:p>Several levels of documentation</text:p>
              </table:table-cell>
              <table:table-cell office:value-type="string">
                <text:p>http://git-scm.com/doc</text:p>
              </table:table-cell>
              <table:table-cell office:value-type="percentage" office:value="1">
                <text:p>100,00%</text:p>
              </table:table-cell>
              <table:table-cell table:formula="of:=SUM([.F211:.F215])" office:value-type="float" office:value="5">
                <text:p>5</text:p>
              </table:table-cell>
              <table:table-cell table:style-name="ce19" table:formula="of:=[.D209]*[.E209]" office:value-type="float" office:value="5">
                <text:p>5</text:p>
              </table:table-cell>
              <table:table-cell table:number-columns-repeated="250"/>
            </table:table-row>
            <table:table-row table:style-name="ro1">
              <table:table-cell table:number-columns-repeated="5"/>
              <table:table-cell table:style-name="ce19"/>
              <table:table-cell table:number-columns-repeated="250"/>
            </table:table-row>
            <table:table-row table:style-name="ro1">
              <table:table-cell/>
              <table:table-cell table:style-name="ce40" office:value-type="string">
                <text:p>Online tutorials</text:p>
              </table:table-cell>
              <table:table-cell/>
              <table:table-cell office:value-type="percentage" office:value="0.35">
                <text:p>35,00%</text:p>
              </table:table-cell>
              <table:table-cell office:value-type="float" office:value="5">
                <text:p>5</text:p>
              </table:table-cell>
              <table:table-cell table:style-name="ce60" table:formula="of:=[.D211]*[.E211]" office:value-type="float" office:value="1.75">
                <text:p>1,75</text:p>
              </table:table-cell>
              <table:table-cell table:number-columns-repeated="250"/>
            </table:table-row>
            <table:table-row table:style-name="ro1">
              <table:table-cell/>
              <table:table-cell table:style-name="ce40" office:value-type="string">
                <text:p>Offline tutorials</text:p>
              </table:table-cell>
              <table:table-cell/>
              <table:table-cell office:value-type="percentage" office:value="0.15">
                <text:p>15,00%</text:p>
              </table:table-cell>
              <table:table-cell office:value-type="float" office:value="5">
                <text:p>5</text:p>
              </table:table-cell>
              <table:table-cell table:style-name="ce60" table:formula="of:=[.D212]*[.E212]" office:value-type="float" office:value="0.75">
                <text:p>0,75</text:p>
              </table:table-cell>
              <table:table-cell table:number-columns-repeated="250"/>
            </table:table-row>
            <table:table-row table:style-name="ro1">
              <table:table-cell/>
              <table:table-cell table:style-name="ce40" office:value-type="string">
                <text:p>Hello World</text:p>
              </table:table-cell>
              <table:table-cell/>
              <table:table-cell office:value-type="percentage" office:value="0.25">
                <text:p>25,00%</text:p>
              </table:table-cell>
              <table:table-cell office:value-type="float" office:value="5">
                <text:p>5</text:p>
              </table:table-cell>
              <table:table-cell table:style-name="ce60" table:formula="of:=[.D213]*[.E213]" office:value-type="float" office:value="1.25">
                <text:p>1,25</text:p>
              </table:table-cell>
              <table:table-cell table:number-columns-repeated="250"/>
            </table:table-row>
            <table:table-row table:style-name="ro1">
              <table:table-cell/>
              <table:table-cell table:style-name="ce40" office:value-type="string">
                <text:p>Books from the author, authors or company.</text:p>
              </table:table-cell>
              <table:table-cell/>
              <table:table-cell office:value-type="percentage" office:value="0.15">
                <text:p>15,00%</text:p>
              </table:table-cell>
              <table:table-cell office:value-type="float" office:value="5">
                <text:p>5</text:p>
              </table:table-cell>
              <table:table-cell table:style-name="ce60" table:formula="of:=[.D214]*[.E214]" office:value-type="float" office:value="0.75">
                <text:p>0,75</text:p>
              </table:table-cell>
              <table:table-cell table:number-columns-repeated="250"/>
            </table:table-row>
            <table:table-row table:style-name="ro1">
              <table:table-cell/>
              <table:table-cell table:style-name="ce40" office:value-type="string">
                <text:p>Languages</text:p>
              </table:table-cell>
              <table:table-cell/>
              <table:table-cell office:value-type="percentage" office:value="0.1">
                <text:p>10,00%</text:p>
              </table:table-cell>
              <table:table-cell office:value-type="float" office:value="5">
                <text:p>5</text:p>
              </table:table-cell>
              <table:table-cell table:style-name="ce60" table:formula="of:=[.D215]*[.E215]" office:value-type="float" office:value="0.5">
                <text:p>0,5</text:p>
              </table:table-cell>
              <table:table-cell table:number-columns-repeated="250"/>
            </table:table-row>
            <table:table-row table:style-name="ro1">
              <table:table-cell table:number-columns-repeated="5"/>
              <table:table-cell table:style-name="ce19"/>
              <table:table-cell table:number-columns-repeated="250"/>
            </table:table-row>
            <table:table-row-group>
              <table:table-row table:style-name="ro1">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
                <table:table-cell/>
                <table:table-cell table:style-name="ce42" office:value-type="string" table:number-columns-spanned="4" table:number-rows-spanned="1">
                  <text:p>Documentation for user, development, translator, languages.</text:p>
                </table:table-cell>
                <table:covered-table-cell table:number-columns-repeated="3" table:style-name="ce31"/>
                <table:table-cell table:number-columns-repeated="251"/>
              </table:table-row>
              <table:table-row table:style-name="ro1">
                <table:table-cell/>
                <table:table-cell table:style-name="ce10" table:number-columns-spanned="4" table:number-rows-spanned="1"/>
                <table:covered-table-cell table:number-columns-repeated="3" table:style-name="Default"/>
                <table:table-cell table:style-name="ce29"/>
                <table:table-cell table:number-columns-repeated="250"/>
              </table:table-row>
            </table:table-row-group>
            <table:table-row table:style-name="ro12">
              <table:table-cell/>
              <table:table-cell table:style-name="ce33" office:value-type="string" table:number-columns-spanned="3" table:number-rows-spanned="1">
                <text:p>Test Score Specification</text:p>
              </table:table-cell>
              <table:covered-table-cell table:number-columns-repeated="2" table:style-name="ce33"/>
              <table:table-cell table:style-name="ce30" office:value-type="string">
                <text:p>Score</text:p>
              </table:table-cell>
              <table:table-cell table:number-columns-repeated="251"/>
            </table:table-row>
          </table:table-row-group>
        </table:table-row-group>
        <table:table-row table:style-name="ro12">
          <table:table-cell table:style-name="Default"/>
          <table:table-cell table:style-name="ce34" office:value-type="string" table:number-columns-spanned="3" table:number-rows-spanned="1">
            <text:p>Yes, Included</text:p>
          </table:table-cell>
          <table:covered-table-cell table:number-columns-repeated="2" table:style-name="ce34"/>
          <table:table-cell table:style-name="ce52" office:value-type="float" office:value="5">
            <text:p>5</text:p>
          </table:table-cell>
          <table:table-cell table:number-columns-repeated="251"/>
        </table:table-row>
        <table:table-row table:style-name="ro12">
          <table:table-cell table:style-name="Default"/>
          <table:table-cell table:style-name="ce34" office:value-type="string" table:number-columns-spanned="3" table:number-rows-spanned="1">
            <text:p>Yes, not complete</text:p>
          </table:table-cell>
          <table:covered-table-cell table:number-columns-repeated="2" table:style-name="ce34"/>
          <table:table-cell table:style-name="ce52" office:value-type="float" office:value="3">
            <text:p>3</text:p>
          </table:table-cell>
          <table:table-cell table:number-columns-repeated="251"/>
        </table:table-row>
        <table:table-row table:style-name="ro12">
          <table:table-cell table:style-name="Default"/>
          <table:table-cell table:style-name="ce34" office:value-type="string" table:number-columns-spanned="3" table:number-rows-spanned="1">
            <text:p>Yes, could improve</text:p>
          </table:table-cell>
          <table:covered-table-cell table:number-columns-repeated="2" table:style-name="ce34"/>
          <table:table-cell table:style-name="ce52" office:value-type="float" office:value="2">
            <text:p>2</text:p>
          </table:table-cell>
          <table:table-cell table:number-columns-repeated="251"/>
        </table:table-row>
        <table:table-row table:style-name="ro12">
          <table:table-cell table:style-name="Default"/>
          <table:table-cell table:style-name="ce34" office:value-type="string" table:number-columns-spanned="3" table:number-rows-spanned="1">
            <text:p>No</text:p>
          </table:table-cell>
          <table:covered-table-cell table:number-columns-repeated="2" table:style-name="ce34"/>
          <table:table-cell table:style-name="ce52" office:value-type="float" office:value="1">
            <text:p>1</text:p>
          </table:table-cell>
          <table:table-cell table:number-columns-repeated="251"/>
        </table:table-row>
      </table:table>
      <table:table table:name="Functionality Rating" table:style-name="ta4">
        <office:forms form:automatic-focus="false" form:apply-design-mode="false"/>
        <table:table-column table:style-name="co15" table:default-cell-style-name="Default"/>
        <table:table-column table:style-name="co16" table:default-cell-style-name="Default"/>
        <table:table-column table:style-name="co17" table:default-cell-style-name="ce70"/>
        <table:table-column table:style-name="co18" table:default-cell-style-name="ce70"/>
        <table:table-column table:style-name="co19" table:default-cell-style-name="Default"/>
        <table:table-column table:style-name="co2" table:number-columns-repeated="251" table:default-cell-style-name="Default"/>
        <table:table-row table:style-name="ro1" table:number-rows-repeated="7">
          <table:table-cell table:number-columns-repeated="2"/>
          <table:table-cell table:style-name="Default" table:number-columns-repeated="2"/>
          <table:table-cell table:number-columns-repeated="252"/>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8">
          <table:table-cell/>
          <table:table-cell table:style-name="ce14" table:formula="of:=[$'Category Ranking'.B6:.D6]" office:value-type="string" office:string-value="Component Name: GIT" table:number-columns-spanned="3" table:number-rows-spanned="1">
            <text:p>Component Name: GIT</text:p>
          </table:table-cell>
          <table:covered-table-cell table:number-columns-repeated="2" table:style-name="ce14"/>
          <table:table-cell table:number-columns-repeated="252"/>
        </table:table-row>
        <table:table-row table:style-name="ro1" table:number-rows-repeated="2">
          <table:table-cell table:number-columns-repeated="2"/>
          <table:table-cell table:style-name="Default" table:number-columns-repeated="2"/>
          <table:table-cell table:number-columns-repeated="252"/>
        </table:table-row>
        <table:table-row table:style-name="ro1">
          <table:table-cell table:style-name="ce19"/>
          <table:table-cell table:style-name="ce11" office:value-type="string" table:number-columns-spanned="3" table:number-rows-spanned="1">
            <text:p>Category Title</text:p>
          </table:table-cell>
          <table:covered-table-cell table:number-columns-repeated="2" table:style-name="ce11"/>
          <table:table-cell table:style-name="ce77" office:value-type="string">
            <text:p>Rating</text:p>
          </table:table-cell>
          <table:table-cell table:number-columns-repeated="251"/>
        </table:table-row>
        <table:table-row table:style-name="ro8">
          <table:table-cell table:style-name="ce19"/>
          <table:table-cell table:style-name="ce63" office:value-type="string" table:number-columns-spanned="3" table:number-rows-spanned="1">
            <text:p>Functionality</text:p>
          </table:table-cell>
          <table:covered-table-cell table:number-columns-repeated="2" table:style-name="ce63"/>
          <table:table-cell table:style-name="ce78" table:formula="of:=IF(([.E71]&gt;=[.C78]);[.D78];IF(([.E71]&gt;=[.C77]);[.D77];IF(([.E71]&gt;=[.C76]);[.D76];IF(([.E71]&gt;=[.C75]);[.D75];[.D74]))))" office:value-type="float" office:value="5">
            <text:p>5</text:p>
          </table:table-cell>
          <table:table-cell table:number-columns-repeated="251"/>
        </table:table-row>
        <table:table-row table:style-name="ro1">
          <table:table-cell table:style-name="ce19"/>
          <table:table-cell table:style-name="ce63" table:number-columns-repeated="3"/>
          <table:table-cell table:number-columns-repeated="252"/>
        </table:table-row>
        <table:table-row table:style-name="ro1">
          <table:table-cell table:style-name="ce19"/>
          <table:table-cell table:style-name="ce24" office:value-type="string">
            <text:p>Source</text:p>
          </table:table-cell>
          <table:table-cell table:style-name="ce63" table:number-columns-repeated="2"/>
          <table:table-cell table:number-columns-repeated="252"/>
        </table:table-row>
        <table:table-row table:style-name="ro1">
          <table:table-cell table:style-name="ce19"/>
          <table:table-cell table:style-name="ce64" office:value-type="string">
            <text:p>&lt;fill-in source of feature set&gt;</text:p>
          </table:table-cell>
          <table:table-cell table:style-name="ce63" table:number-columns-repeated="2"/>
          <table:table-cell table:number-columns-repeated="252"/>
        </table:table-row>
        <table:table-row table:style-name="ro1">
          <table:table-cell table:style-name="ce19"/>
          <table:table-cell table:style-name="ce64"/>
          <table:table-cell table:style-name="ce63" table:number-columns-repeated="2"/>
          <table:table-cell table:number-columns-repeated="252"/>
        </table:table-row>
        <table:table-row table:style-name="ro1">
          <table:table-cell table:style-name="ce19"/>
          <table:table-cell table:style-name="ce65" office:value-type="string">
            <text:p>Standard Functionality</text:p>
          </table:table-cell>
          <table:table-cell table:style-name="ce67"/>
          <table:table-cell table:style-name="ce75"/>
          <table:table-cell table:number-columns-repeated="252"/>
        </table:table-row>
        <table:table-row table:style-name="ro1">
          <table:table-cell/>
          <table:table-cell table:style-name="ce33" office:value-type="string" table:number-columns-spanned="3" table:number-rows-spanned="1">
            <text:p>Weight &amp; Test Description</text:p>
          </table:table-cell>
          <table:covered-table-cell table:number-columns-repeated="2" table:style-name="ce33"/>
          <table:table-cell table:number-columns-repeated="252"/>
        </table:table-row>
        <table:table-row table:style-name="ro14">
          <table:table-cell/>
          <table:table-cell table:style-name="ce31"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31"/>
          <table:table-cell table:number-columns-repeated="252"/>
        </table:table-row>
        <table:table-row table:style-name="ro1">
          <table:table-cell/>
          <table:covered-table-cell table:number-columns-repeated="3" table:style-name="ce31"/>
          <table:table-cell table:number-columns-repeated="252"/>
        </table:table-row>
        <table:table-row table:style-name="ro1">
          <table:table-cell/>
          <table:table-cell table:style-name="ce33" office:value-type="string">
            <text:p>Weight &amp; Test Score Specification</text:p>
          </table:table-cell>
          <table:table-cell table:style-name="ce33" office:value-type="string" table:number-columns-spanned="2" table:number-rows-spanned="1">
            <text:p>Score</text:p>
          </table:table-cell>
          <table:covered-table-cell table:style-name="ce33"/>
          <table:table-cell table:style-name="ce19"/>
          <table:table-cell table:number-columns-repeated="251"/>
        </table:table-row>
        <table:table-row table:style-name="ro1">
          <table:table-cell/>
          <table:table-cell table:style-name="ce34" office:value-type="string">
            <text:p>Very important</text:p>
          </table:table-cell>
          <table:table-cell table:style-name="ce68" office:value-type="float" office:value="3" table:number-columns-spanned="2" table:number-rows-spanned="1">
            <text:p>3</text:p>
          </table:table-cell>
          <table:covered-table-cell table:style-name="ce76"/>
          <table:table-cell table:style-name="ce19"/>
          <table:table-cell table:number-columns-repeated="251"/>
        </table:table-row>
        <table:table-row table:style-name="ro1">
          <table:table-cell/>
          <table:table-cell table:style-name="ce34" office:value-type="string">
            <text:p>Somewhat important</text:p>
          </table:table-cell>
          <table:table-cell table:style-name="ce68" office:value-type="float" office:value="2" table:number-columns-spanned="2" table:number-rows-spanned="1">
            <text:p>2</text:p>
          </table:table-cell>
          <table:covered-table-cell table:style-name="ce76"/>
          <table:table-cell table:style-name="ce19"/>
          <table:table-cell table:number-columns-repeated="251"/>
        </table:table-row>
        <table:table-row table:style-name="ro1">
          <table:table-cell/>
          <table:table-cell table:style-name="ce34" office:value-type="string">
            <text:p>Not important</text:p>
          </table:table-cell>
          <table:table-cell table:style-name="ce68" office:value-type="float" office:value="1" table:number-columns-spanned="2" table:number-rows-spanned="1">
            <text:p>1</text:p>
          </table:table-cell>
          <table:covered-table-cell table:style-name="ce76"/>
          <table:table-cell table:number-columns-repeated="252"/>
        </table:table-row>
        <table:table-row table:style-name="ro1">
          <table:table-cell/>
          <table:table-cell table:style-name="ce10" table:number-columns-spanned="3" table:number-rows-spanned="1"/>
          <table:covered-table-cell table:number-columns-repeated="2" table:style-name="Default"/>
          <table:table-cell table:number-columns-repeated="252"/>
        </table:table-row>
        <table:table-row table:style-name="ro1">
          <table:table-cell table:style-name="ce19"/>
          <table:table-cell table:style-name="ce49" office:value-type="string">
            <text:p>Standard Functionality</text:p>
          </table:table-cell>
          <table:table-cell table:style-name="ce69" office:value-type="string">
            <text:p>Weight</text:p>
          </table:table-cell>
          <table:table-cell table:style-name="ce69" office:value-type="string">
            <text:p>Score</text:p>
          </table:table-cell>
          <table:table-cell table:number-columns-repeated="252"/>
        </table:table-row>
        <table:table-row table:style-name="ro1">
          <table:table-cell table:style-name="ce19"/>
          <table:table-cell table:style-name="ce66" office:value-type="string">
            <text:p>Functionality group</text:p>
          </table:table-cell>
          <table:table-cell table:style-name="ce66" table:number-columns-repeated="2"/>
          <table:table-cell table:number-columns-repeated="252"/>
        </table:table-row>
        <table:table-row table:style-name="ro1">
          <table:table-cell table:style-name="ce19"/>
          <table:table-cell office:value-type="string">
            <text:p>Feature item</text:p>
          </table:table-cell>
          <table:table-cell table:number-columns-repeated="2"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office:value-type="float" office:value="1">
            <text:p>1</text:p>
          </table:table-cell>
          <table:table-cell table:number-columns-repeated="252"/>
        </table:table-row>
        <table:table-row table:style-name="ro1">
          <table:table-cell/>
          <table:table-cell table:style-name="ce66" office:value-type="string">
            <text:p>Functionality group</text:p>
          </table:table-cell>
          <table:table-cell table:style-name="ce66" table:number-columns-repeated="2"/>
          <table:table-cell table:number-columns-repeated="252"/>
        </table:table-row>
        <table:table-row table:style-name="ro1">
          <table:table-cell/>
          <table:table-cell office:value-type="string">
            <text:p>Feature item</text:p>
          </table:table-cell>
          <table:table-cell office:value-type="float" office:value="3">
            <text:p>3</text:p>
          </table:table-cell>
          <table:table-cell office:value-type="float" office:value="-3">
            <text:p>-3</text:p>
          </table:table-cell>
          <table:table-cell table:number-columns-repeated="252"/>
        </table:table-row>
        <table:table-row table:style-name="ro1">
          <table:table-cell/>
          <table:table-cell office:value-type="string">
            <text:p>Feature item</text:p>
          </table:table-cell>
          <table:table-cell office:value-type="float" office:value="2">
            <text:p>2</text:p>
          </table:table-cell>
          <table:table-cell office:value-type="float" office:value="-2">
            <text:p>-2</text:p>
          </table:table-cell>
          <table:table-cell table:number-columns-repeated="252"/>
        </table:table-row>
        <table:table-row table:style-name="ro1">
          <table:table-cell/>
          <table:table-cell office:value-type="string">
            <text:p>Feature item</text:p>
          </table:table-cell>
          <table:table-cell office:value-type="float" office:value="1">
            <text:p>1</text:p>
          </table:table-cell>
          <table:table-cell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office:value-type="float" office:value="2">
            <text:p>2</text:p>
          </table:table-cell>
          <table:table-cell table:number-columns-repeated="252"/>
        </table:table-row>
        <table:table-row table:style-name="ro1">
          <table:table-cell/>
          <table:table-cell table:style-name="ce66" office:value-type="string">
            <text:p>Functionality group</text:p>
          </table:table-cell>
          <table:table-cell table:number-columns-repeated="254"/>
        </table:table-row>
        <table:table-row table:style-name="ro1">
          <table:table-cell/>
          <table:table-cell office:value-type="string">
            <text:p>Feature item</text:p>
          </table:table-cell>
          <table:table-cell table:number-columns-repeated="2"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office:value-type="float" office:value="3">
            <text:p>3</text:p>
          </table:table-cell>
          <table:table-cell table:number-columns-repeated="252"/>
        </table:table-row>
        <table:table-row table:style-name="ro1">
          <table:table-cell/>
          <table:table-cell table:style-name="ce66" office:value-type="string">
            <text:p>Functionality group</text:p>
          </table:table-cell>
          <table:table-cell table:style-name="ce66" table:number-columns-repeated="2"/>
          <table:table-cell table:number-columns-repeated="252"/>
        </table:table-row>
        <table:table-row table:style-name="ro1">
          <table:table-cell/>
          <table:table-cell office:value-type="string">
            <text:p>Feature item</text:p>
          </table:table-cell>
          <table:table-cell table:number-columns-repeated="2"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office:value-type="float" office:value="1">
            <text:p>1</text:p>
          </table:table-cell>
          <table:table-cell table:number-columns-repeated="252"/>
        </table:table-row>
        <table:table-row table:style-name="ro1">
          <table:table-cell table:number-columns-repeated="2"/>
          <table:table-cell table:style-name="Default" table:number-columns-repeated="2"/>
          <table:table-cell table:number-columns-repeated="252"/>
        </table:table-row>
        <table:table-row table:style-name="ro1">
          <table:table-cell/>
          <table:table-cell table:style-name="ce65" office:value-type="string">
            <text:p>Extended Functionality</text:p>
          </table:table-cell>
          <table:table-cell table:style-name="ce67"/>
          <table:table-cell table:style-name="ce75"/>
          <table:table-cell table:number-columns-repeated="252"/>
        </table:table-row>
        <table:table-row table:style-name="ro1">
          <table:table-cell/>
          <table:table-cell table:style-name="ce33" office:value-type="string" table:number-columns-spanned="3" table:number-rows-spanned="1">
            <text:p>Weight &amp; Test Description</text:p>
          </table:table-cell>
          <table:covered-table-cell table:number-columns-repeated="2" table:style-name="ce33"/>
          <table:table-cell table:number-columns-repeated="252"/>
        </table:table-row>
        <table:table-row table:style-name="ro24">
          <table:table-cell/>
          <table:table-cell table:style-name="ce55" office:value-type="string" table:number-columns-spanned="3" table:number-rows-spanned="1">
            <text:p>Rank each feature with importance as follows. Enter in a 0 if the evaluated technology is missing functionality.</text:p>
          </table:table-cell>
          <table:covered-table-cell table:number-columns-repeated="2" table:style-name="ce55"/>
          <table:table-cell table:number-columns-repeated="252"/>
        </table:table-row>
        <table:table-row table:style-name="ro1">
          <table:table-cell/>
          <table:table-cell table:style-name="ce10" table:number-columns-spanned="3" table:number-rows-spanned="1"/>
          <table:covered-table-cell table:number-columns-repeated="2" table:style-name="Default"/>
          <table:table-cell table:number-columns-repeated="252"/>
        </table:table-row>
        <table:table-row table:style-name="ro1">
          <table:table-cell/>
          <table:table-cell table:style-name="ce33" office:value-type="string">
            <text:p>Weight &amp; Test Score Specification</text:p>
          </table:table-cell>
          <table:table-cell table:style-name="ce33" office:value-type="string" table:number-columns-spanned="2" table:number-rows-spanned="1">
            <text:p>Score</text:p>
          </table:table-cell>
          <table:covered-table-cell table:style-name="ce33"/>
          <table:table-cell table:number-columns-repeated="252"/>
        </table:table-row>
        <table:table-row table:style-name="ro1">
          <table:table-cell/>
          <table:table-cell table:style-name="ce34" office:value-type="string">
            <text:p>Very important</text:p>
          </table:table-cell>
          <table:table-cell table:style-name="ce68" office:value-type="float" office:value="3" table:number-columns-spanned="2" table:number-rows-spanned="1">
            <text:p>3</text:p>
          </table:table-cell>
          <table:covered-table-cell table:style-name="ce76"/>
          <table:table-cell table:number-columns-repeated="252"/>
        </table:table-row>
        <table:table-row table:style-name="ro1">
          <table:table-cell/>
          <table:table-cell table:style-name="ce34" office:value-type="string">
            <text:p>Somewhat important</text:p>
          </table:table-cell>
          <table:table-cell table:style-name="ce68" office:value-type="float" office:value="2" table:number-columns-spanned="2" table:number-rows-spanned="1">
            <text:p>2</text:p>
          </table:table-cell>
          <table:covered-table-cell table:style-name="ce76"/>
          <table:table-cell table:number-columns-repeated="252"/>
        </table:table-row>
        <table:table-row table:style-name="ro1">
          <table:table-cell/>
          <table:table-cell table:style-name="ce34" office:value-type="string">
            <text:p>Not important</text:p>
          </table:table-cell>
          <table:table-cell table:style-name="ce68" office:value-type="float" office:value="1" table:number-columns-spanned="2" table:number-rows-spanned="1">
            <text:p>1</text:p>
          </table:table-cell>
          <table:covered-table-cell table:style-name="ce76"/>
          <table:table-cell table:number-columns-repeated="252"/>
        </table:table-row>
        <table:table-row table:style-name="ro1">
          <table:table-cell/>
          <table:table-cell table:style-name="ce10" table:number-columns-spanned="3" table:number-rows-spanned="1"/>
          <table:covered-table-cell table:number-columns-repeated="2" table:style-name="Default"/>
          <table:table-cell table:number-columns-repeated="252"/>
        </table:table-row>
        <table:table-row table:style-name="ro1">
          <table:table-cell/>
          <table:table-cell table:style-name="ce49" office:value-type="string">
            <text:p>Extra Functionality</text:p>
          </table:table-cell>
          <table:table-cell table:style-name="ce69" office:value-type="string">
            <text:p>Weight</text:p>
          </table:table-cell>
          <table:table-cell table:style-name="ce69" office:value-type="string">
            <text:p>Score</text:p>
          </table:table-cell>
          <table:table-cell table:number-columns-repeated="252"/>
        </table:table-row>
        <table:table-row table:style-name="ro1">
          <table:table-cell/>
          <table:table-cell office:value-type="string">
            <text:p>Feature item</text:p>
          </table:table-cell>
          <table:table-cell table:number-columns-repeated="2"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office:value-type="float" office:value="2">
            <text:p>2</text:p>
          </table:table-cell>
          <table:table-cell table:number-columns-repeated="252"/>
        </table:table-row>
        <table:table-row table:style-name="ro1">
          <table:table-cell/>
          <table:table-cell office:value-type="string">
            <text:p>Feature item</text:p>
          </table:table-cell>
          <table:table-cell office:value-type="float" office:value="1">
            <text:p>1</text:p>
          </table:table-cell>
          <table:table-cell office:value-type="float" office:value="0">
            <text:p>0</text:p>
          </table:table-cell>
          <table:table-cell table:number-columns-repeated="252"/>
        </table:table-row>
        <table:table-row table:style-name="ro1">
          <table:table-cell/>
          <table:table-cell table:style-name="ce66" office:value-type="string">
            <text:p>Functionality group</text:p>
          </table:table-cell>
          <table:table-cell table:style-name="Default" table:number-columns-repeated="2"/>
          <table:table-cell table:number-columns-repeated="252"/>
        </table:table-row>
        <table:table-row table:style-name="ro1">
          <table:table-cell/>
          <table:table-cell office:value-type="string">
            <text:p>Feature item</text:p>
          </table:table-cell>
          <table:table-cell table:number-columns-repeated="2"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office:value-type="float" office:value="1">
            <text:p>1</text:p>
          </table:table-cell>
          <table:table-cell table:number-columns-repeated="252"/>
        </table:table-row>
        <table:table-row table:style-name="ro1">
          <table:table-cell/>
          <table:table-cell office:value-type="string">
            <text:p>Feature item</text:p>
          </table:table-cell>
          <table:table-cell office:value-type="float" office:value="1">
            <text:p>1</text:p>
          </table:table-cell>
          <table:table-cell office:value-type="float" office:value="0">
            <text:p>0</text:p>
          </table:table-cell>
          <table:table-cell table:number-columns-repeated="252"/>
        </table:table-row>
        <table:table-row table:style-name="ro1">
          <table:table-cell/>
          <table:table-cell office:value-type="string">
            <text:p>Feature item</text:p>
          </table:table-cell>
          <table:table-cell office:value-type="float" office:value="1">
            <text:p>1</text:p>
          </table:table-cell>
          <table:table-cell office:value-type="float" office:value="0">
            <text:p>0</text:p>
          </table:table-cell>
          <table:table-cell table:number-columns-repeated="252"/>
        </table:table-row>
        <table:table-row table:style-name="ro1">
          <table:table-cell/>
          <table:table-cell table:style-name="ce10" table:number-columns-spanned="3" table:number-rows-spanned="1"/>
          <table:covered-table-cell table:number-columns-repeated="2" table:style-name="Default"/>
          <table:table-cell table:number-columns-repeated="252"/>
        </table:table-row>
        <table:table-row table:style-name="ro1">
          <table:table-cell/>
          <table:table-cell table:style-name="ce13"/>
          <table:table-cell table:style-name="ce71" office:value-type="string">
            <text:p>Total Weight</text:p>
          </table:table-cell>
          <table:table-cell table:style-name="ce71" office:value-type="string">
            <text:p>Total Score</text:p>
          </table:table-cell>
          <table:table-cell table:style-name="ce71" office:value-type="string">
            <text:p>Percentage</text:p>
          </table:table-cell>
          <table:table-cell table:number-columns-repeated="251"/>
        </table:table-row>
        <table:table-row table:style-name="ro1">
          <table:table-cell/>
          <table:table-cell table:style-name="ce63"/>
          <table:table-cell table:style-name="ce72" table:formula="of:=SUM([.C28:.C46])" office:value-type="float" office:value="30">
            <text:p>30</text:p>
          </table:table-cell>
          <table:table-cell table:style-name="ce72" table:formula="of:=SUM([.D28:.D46])+SUM([.D58:.D68])" office:value-type="float" office:value="29">
            <text:p>29</text:p>
          </table:table-cell>
          <table:table-cell table:style-name="ce79" table:formula="of:=[.D71]/[.C71]" office:value-type="percentage" office:value="0.966666666666667">
            <text:p>96,67%</text:p>
          </table:table-cell>
          <table:table-cell table:style-name="ce74"/>
          <table:table-cell table:number-columns-repeated="250"/>
        </table:table-row>
        <table:table-row table:style-name="ro1">
          <table:table-cell table:number-columns-repeated="2"/>
          <table:table-cell table:style-name="Default" table:number-columns-repeated="2"/>
          <table:table-cell table:number-columns-repeated="252"/>
        </table:table-row>
        <table:table-row table:style-name="ro1">
          <table:table-cell/>
          <table:table-cell table:style-name="ce33" office:value-type="string">
            <text:p>Rating Score Table</text:p>
          </table:table-cell>
          <table:table-cell table:style-name="ce73" office:value-type="string">
            <text:p>Percentage Cutoff</text:p>
          </table:table-cell>
          <table:table-cell table:style-name="ce33" office:value-type="string">
            <text:p>Score</text:p>
          </table:table-cell>
          <table:table-cell table:number-columns-repeated="252"/>
        </table:table-row>
        <table:table-row table:style-name="ro1">
          <table:table-cell/>
          <table:table-cell office:value-type="string">
            <text:p>Unacceptable</text:p>
          </table:table-cell>
          <table:table-cell table:style-name="ce74" office:value-type="percentage" office:value="0">
            <text:p>0%</text:p>
          </table:table-cell>
          <table:table-cell table:style-name="Default" office:value-type="float" office:value="1">
            <text:p>1</text:p>
          </table:table-cell>
          <table:table-cell table:number-columns-repeated="252"/>
        </table:table-row>
        <table:table-row table:style-name="ro1">
          <table:table-cell/>
          <table:table-cell office:value-type="string">
            <text:p>Poor</text:p>
          </table:table-cell>
          <table:table-cell table:style-name="ce74" office:value-type="percentage" office:value="0.65">
            <text:p>65%</text:p>
          </table:table-cell>
          <table:table-cell table:style-name="Default" office:value-type="float" office:value="2">
            <text:p>2</text:p>
          </table:table-cell>
          <table:table-cell table:number-columns-repeated="252"/>
        </table:table-row>
        <table:table-row table:style-name="ro1">
          <table:table-cell/>
          <table:table-cell office:value-type="string">
            <text:p>Acceptable</text:p>
          </table:table-cell>
          <table:table-cell table:style-name="ce74" office:value-type="percentage" office:value="0.8">
            <text:p>80%</text:p>
          </table:table-cell>
          <table:table-cell table:style-name="Default" office:value-type="float" office:value="3">
            <text:p>3</text:p>
          </table:table-cell>
          <table:table-cell table:number-columns-repeated="252"/>
        </table:table-row>
        <table:table-row table:style-name="ro1">
          <table:table-cell/>
          <table:table-cell office:value-type="string">
            <text:p>Good</text:p>
          </table:table-cell>
          <table:table-cell table:style-name="ce74" office:value-type="percentage" office:value="0.9">
            <text:p>90%</text:p>
          </table:table-cell>
          <table:table-cell table:style-name="Default" office:value-type="float" office:value="4">
            <text:p>4</text:p>
          </table:table-cell>
          <table:table-cell table:number-columns-repeated="252"/>
        </table:table-row>
        <table:table-row table:style-name="ro1">
          <table:table-cell/>
          <table:table-cell office:value-type="string">
            <text:p>Excellent</text:p>
          </table:table-cell>
          <table:table-cell table:style-name="ce74" office:value-type="percentage" office:value="0.96">
            <text:p>96%</text:p>
          </table:table-cell>
          <table:table-cell table:style-name="Default" office:value-type="float" office:value="5">
            <text:p>5</text:p>
          </table:table-cell>
          <table:table-cell table:number-columns-repeated="252"/>
        </table:table-row>
      </table:table>
      <table:table table:name="Cálculos varios" table:style-name="ta5">
        <office:forms form:automatic-focus="false" form:apply-design-mode="false"/>
        <table:table-column table:style-name="co4" table:default-cell-style-name="ce80"/>
        <table:table-column table:style-name="co4" table:number-columns-repeated="14" table:default-cell-style-name="Default"/>
        <table:table-column table:style-name="co20" table:default-cell-style-name="Default"/>
        <table:table-column table:style-name="co4" table:number-columns-repeated="2" table:default-cell-style-name="Default"/>
        <table:table-row table:style-name="ro1">
          <table:table-cell office:value-type="date" office:date-value="2012-12-01">
            <text:p>01/12/12</text:p>
          </table:table-cell>
          <table:table-cell office:value-type="float" office:value="1414">
            <text:p>1414</text:p>
          </table:table-cell>
          <table:table-cell table:number-columns-repeated="3"/>
          <table:table-cell office:value-type="string">
            <text:p>Año</text:p>
          </table:table-cell>
          <table:table-cell office:value-type="string">
            <text:p>Commits</text:p>
          </table:table-cell>
          <table:table-cell table:style-name="ce81" office:value-type="percentage" office:value="0.8">
            <text:p>80,00%</text:p>
          </table:table-cell>
          <table:table-cell table:style-name="ce81"/>
          <table:table-cell office:value-type="string">
            <text:p>Año</text:p>
          </table:table-cell>
          <table:table-cell office:value-type="float" office:value="2005">
            <text:p>2005</text:p>
          </table:table-cell>
          <table:table-cell office:value-type="float" office:value="2006">
            <text:p>2006</text:p>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office:value-type="float" office:value="2011">
            <text:p>2011</text:p>
          </table:table-cell>
          <table:table-cell office:value-type="float" office:value="2012">
            <text:p>2012</text:p>
          </table:table-cell>
        </table:table-row>
        <table:table-row table:style-name="ro21">
          <table:table-cell office:value-type="date" office:date-value="2012-11-01">
            <text:p>01/11/12</text:p>
          </table:table-cell>
          <table:table-cell office:value-type="float" office:value="2109">
            <text:p>2109</text:p>
          </table:table-cell>
          <table:table-cell table:number-columns-repeated="3"/>
          <table:table-cell office:value-type="float" office:value="2005">
            <text:p>2005</text:p>
          </table:table-cell>
          <table:table-cell office:value-type="float" office:value="3125">
            <text:p>3125</text:p>
          </table:table-cell>
          <table:table-cell table:formula="of:=[.G2]*[.H1]" office:value-type="float" office:value="2500">
            <text:p>2500</text:p>
          </table:table-cell>
          <table:table-cell/>
          <table:table-cell office:value-type="string">
            <text:p>Commiter 10</text:p>
          </table:table-cell>
          <table:table-cell office:value-type="float" office:value="32">
            <text:p>32</text:p>
          </table:table-cell>
          <table:table-cell office:value-type="float" office:value="67">
            <text:p>67</text:p>
          </table:table-cell>
          <table:table-cell office:value-type="float" office:value="95">
            <text:p>95</text:p>
          </table:table-cell>
          <table:table-cell office:value-type="float" office:value="81">
            <text:p>81</text:p>
          </table:table-cell>
          <table:table-cell office:value-type="float" office:value="63">
            <text:p>63</text:p>
          </table:table-cell>
          <table:table-cell office:value-type="float" office:value="64">
            <text:p>64</text:p>
          </table:table-cell>
          <table:table-cell office:value-type="float" office:value="54">
            <text:p>54</text:p>
          </table:table-cell>
          <table:table-cell office:value-type="float" office:value="47">
            <text:p>47</text:p>
          </table:table-cell>
        </table:table-row>
        <table:table-row table:style-name="ro21">
          <table:table-cell office:value-type="date" office:date-value="2012-10-01">
            <text:p>01/10/12</text:p>
          </table:table-cell>
          <table:table-cell office:value-type="float" office:value="2159">
            <text:p>2159</text:p>
          </table:table-cell>
          <table:table-cell table:number-columns-repeated="3"/>
          <table:table-cell office:value-type="float" office:value="2006">
            <text:p>2006</text:p>
          </table:table-cell>
          <table:table-cell office:value-type="float" office:value="4601">
            <text:p>4601</text:p>
          </table:table-cell>
          <table:table-cell table:style-name="ce82" table:formula="of:=[.G3]*[.H1]" office:value-type="float" office:value="3680.8">
            <text:p>3681</text:p>
          </table:table-cell>
          <table:table-cell table:style-name="ce82"/>
          <table:table-cell office:value-type="string">
            <text:p>Commiter 9</text:p>
          </table:table-cell>
          <table:table-cell office:value-type="float" office:value="39">
            <text:p>39</text:p>
          </table:table-cell>
          <table:table-cell office:value-type="float" office:value="74">
            <text:p>74</text:p>
          </table:table-cell>
          <table:table-cell office:value-type="float" office:value="100">
            <text:p>100</text:p>
          </table:table-cell>
          <table:table-cell office:value-type="float" office:value="83">
            <text:p>83</text:p>
          </table:table-cell>
          <table:table-cell office:value-type="float" office:value="63">
            <text:p>63</text:p>
          </table:table-cell>
          <table:table-cell office:value-type="float" office:value="65">
            <text:p>65</text:p>
          </table:table-cell>
          <table:table-cell office:value-type="float" office:value="55">
            <text:p>55</text:p>
          </table:table-cell>
          <table:table-cell office:value-type="float" office:value="52">
            <text:p>52</text:p>
          </table:table-cell>
        </table:table-row>
        <table:table-row table:style-name="ro21">
          <table:table-cell office:value-type="date" office:date-value="2012-09-01">
            <text:p>01/09/12</text:p>
          </table:table-cell>
          <table:table-cell office:value-type="float" office:value="2088">
            <text:p>2088</text:p>
          </table:table-cell>
          <table:table-cell table:number-columns-repeated="3"/>
          <table:table-cell office:value-type="float" office:value="2007">
            <text:p>2007</text:p>
          </table:table-cell>
          <table:table-cell office:value-type="float" office:value="5496">
            <text:p>5496</text:p>
          </table:table-cell>
          <table:table-cell table:style-name="ce82" table:formula="of:=[.G4]*[.H1]" office:value-type="float" office:value="4396.8">
            <text:p>4397</text:p>
          </table:table-cell>
          <table:table-cell table:style-name="ce82"/>
          <table:table-cell office:value-type="string">
            <text:p>Commiter 8</text:p>
          </table:table-cell>
          <table:table-cell office:value-type="float" office:value="45">
            <text:p>45</text:p>
          </table:table-cell>
          <table:table-cell office:value-type="float" office:value="75">
            <text:p>75</text:p>
          </table:table-cell>
          <table:table-cell office:value-type="float" office:value="110">
            <text:p>110</text:p>
          </table:table-cell>
          <table:table-cell office:value-type="float" office:value="86">
            <text:p>86</text:p>
          </table:table-cell>
          <table:table-cell office:value-type="float" office:value="67">
            <text:p>67</text:p>
          </table:table-cell>
          <table:table-cell office:value-type="float" office:value="68">
            <text:p>68</text:p>
          </table:table-cell>
          <table:table-cell office:value-type="float" office:value="60">
            <text:p>60</text:p>
          </table:table-cell>
          <table:table-cell office:value-type="float" office:value="55">
            <text:p>55</text:p>
          </table:table-cell>
        </table:table-row>
        <table:table-row table:style-name="ro21">
          <table:table-cell office:value-type="date" office:date-value="2012-08-01">
            <text:p>01/08/12</text:p>
          </table:table-cell>
          <table:table-cell office:value-type="float" office:value="1918">
            <text:p>1918</text:p>
          </table:table-cell>
          <table:table-cell table:number-columns-repeated="3"/>
          <table:table-cell office:value-type="float" office:value="2008">
            <text:p>2008</text:p>
          </table:table-cell>
          <table:table-cell office:value-type="float" office:value="4120">
            <text:p>4120</text:p>
          </table:table-cell>
          <table:table-cell table:style-name="ce82" table:formula="of:=[.G5]*[.H1]" office:value-type="float" office:value="3296">
            <text:p>3296</text:p>
          </table:table-cell>
          <table:table-cell table:style-name="ce82"/>
          <table:table-cell office:value-type="string">
            <text:p>Commiter 7</text:p>
          </table:table-cell>
          <table:table-cell office:value-type="float" office:value="50">
            <text:p>50</text:p>
          </table:table-cell>
          <table:table-cell office:value-type="float" office:value="95">
            <text:p>95</text:p>
          </table:table-cell>
          <table:table-cell office:value-type="float" office:value="134">
            <text:p>134</text:p>
          </table:table-cell>
          <table:table-cell office:value-type="float" office:value="93">
            <text:p>93</text:p>
          </table:table-cell>
          <table:table-cell office:value-type="float" office:value="85">
            <text:p>85</text:p>
          </table:table-cell>
          <table:table-cell office:value-type="float" office:value="72">
            <text:p>72</text:p>
          </table:table-cell>
          <table:table-cell office:value-type="float" office:value="75">
            <text:p>75</text:p>
          </table:table-cell>
          <table:table-cell office:value-type="float" office:value="62">
            <text:p>62</text:p>
          </table:table-cell>
        </table:table-row>
        <table:table-row table:style-name="ro21">
          <table:table-cell office:value-type="date" office:date-value="2012-07-01">
            <text:p>01/07/12</text:p>
          </table:table-cell>
          <table:table-cell office:value-type="float" office:value="1874">
            <text:p>1874</text:p>
          </table:table-cell>
          <table:table-cell table:formula="of:=SUM([.B1:.B6])" office:value-type="float" office:value="11562">
            <text:p>11562</text:p>
          </table:table-cell>
          <table:table-cell table:number-columns-repeated="2"/>
          <table:table-cell office:value-type="float" office:value="2009">
            <text:p>2009</text:p>
          </table:table-cell>
          <table:table-cell office:value-type="float" office:value="3835">
            <text:p>3835</text:p>
          </table:table-cell>
          <table:table-cell table:formula="of:=[.G6]*[.H1]" office:value-type="float" office:value="3068">
            <text:p>3068</text:p>
          </table:table-cell>
          <table:table-cell/>
          <table:table-cell office:value-type="string">
            <text:p>Commiter 6</text:p>
          </table:table-cell>
          <table:table-cell office:value-type="float" office:value="71">
            <text:p>71</text:p>
          </table:table-cell>
          <table:table-cell office:value-type="float" office:value="162">
            <text:p>162</text:p>
          </table:table-cell>
          <table:table-cell office:value-type="float" office:value="146">
            <text:p>146</text:p>
          </table:table-cell>
          <table:table-cell office:value-type="float" office:value="100">
            <text:p>100</text:p>
          </table:table-cell>
          <table:table-cell office:value-type="float" office:value="86">
            <text:p>86</text:p>
          </table:table-cell>
          <table:table-cell office:value-type="float" office:value="74">
            <text:p>74</text:p>
          </table:table-cell>
          <table:table-cell office:value-type="float" office:value="83">
            <text:p>83</text:p>
          </table:table-cell>
          <table:table-cell office:value-type="float" office:value="86">
            <text:p>86</text:p>
          </table:table-cell>
        </table:table-row>
        <table:table-row table:style-name="ro21">
          <table:table-cell office:value-type="date" office:date-value="2012-06-01">
            <text:p>01/06/12</text:p>
          </table:table-cell>
          <table:table-cell office:value-type="float" office:value="1886">
            <text:p>1886</text:p>
          </table:table-cell>
          <table:table-cell table:number-columns-repeated="3"/>
          <table:table-cell office:value-type="float" office:value="2010">
            <text:p>2010</text:p>
          </table:table-cell>
          <table:table-cell office:value-type="float" office:value="3883">
            <text:p>3883</text:p>
          </table:table-cell>
          <table:table-cell table:style-name="ce82" table:formula="of:=[.G7]*[.H1]" office:value-type="float" office:value="3106.4">
            <text:p>3106</text:p>
          </table:table-cell>
          <table:table-cell table:style-name="ce82"/>
          <table:table-cell office:value-type="string">
            <text:p>Commiter 5</text:p>
          </table:table-cell>
          <table:table-cell office:value-type="float" office:value="75">
            <text:p>75</text:p>
          </table:table-cell>
          <table:table-cell office:value-type="float" office:value="180">
            <text:p>180</text:p>
          </table:table-cell>
          <table:table-cell office:value-type="float" office:value="181">
            <text:p>181</text:p>
          </table:table-cell>
          <table:table-cell office:value-type="float" office:value="101">
            <text:p>101</text:p>
          </table:table-cell>
          <table:table-cell office:value-type="float" office:value="87">
            <text:p>87</text:p>
          </table:table-cell>
          <table:table-cell office:value-type="float" office:value="89">
            <text:p>89</text:p>
          </table:table-cell>
          <table:table-cell office:value-type="float" office:value="99">
            <text:p>99</text:p>
          </table:table-cell>
          <table:table-cell office:value-type="float" office:value="90">
            <text:p>90</text:p>
          </table:table-cell>
        </table:table-row>
        <table:table-row table:style-name="ro21">
          <table:table-cell office:value-type="date" office:date-value="2012-05-01">
            <text:p>01/05/12</text:p>
          </table:table-cell>
          <table:table-cell office:value-type="float" office:value="2319">
            <text:p>2319</text:p>
          </table:table-cell>
          <table:table-cell table:number-columns-repeated="3"/>
          <table:table-cell office:value-type="float" office:value="2011">
            <text:p>2011</text:p>
          </table:table-cell>
          <table:table-cell office:value-type="float" office:value="3521">
            <text:p>3521</text:p>
          </table:table-cell>
          <table:table-cell table:style-name="ce82" table:formula="of:=[.G8]*[.H1]" office:value-type="float" office:value="2816.8">
            <text:p>2817</text:p>
          </table:table-cell>
          <table:table-cell table:style-name="ce82"/>
          <table:table-cell office:value-type="string">
            <text:p>Commiter 4</text:p>
          </table:table-cell>
          <table:table-cell office:value-type="float" office:value="80">
            <text:p>80</text:p>
          </table:table-cell>
          <table:table-cell office:value-type="float" office:value="196">
            <text:p>196</text:p>
          </table:table-cell>
          <table:table-cell office:value-type="float" office:value="243">
            <text:p>243</text:p>
          </table:table-cell>
          <table:table-cell office:value-type="float" office:value="130">
            <text:p>130</text:p>
          </table:table-cell>
          <table:table-cell office:value-type="float" office:value="89">
            <text:p>89</text:p>
          </table:table-cell>
          <table:table-cell office:value-type="float" office:value="103">
            <text:p>103</text:p>
          </table:table-cell>
          <table:table-cell office:value-type="float" office:value="150">
            <text:p>150</text:p>
          </table:table-cell>
          <table:table-cell office:value-type="float" office:value="114">
            <text:p>114</text:p>
          </table:table-cell>
        </table:table-row>
        <table:table-row table:style-name="ro21">
          <table:table-cell office:value-type="date" office:date-value="2012-04-01">
            <text:p>01/04/12</text:p>
          </table:table-cell>
          <table:table-cell office:value-type="float" office:value="2163">
            <text:p>2163</text:p>
          </table:table-cell>
          <table:table-cell table:number-columns-repeated="3"/>
          <table:table-cell office:value-type="float" office:value="2012">
            <text:p>2012</text:p>
          </table:table-cell>
          <table:table-cell office:value-type="float" office:value="3736">
            <text:p>3736</text:p>
          </table:table-cell>
          <table:table-cell table:style-name="ce82" table:formula="of:=[.G9]*[.H1]" office:value-type="float" office:value="2988.8">
            <text:p>2989</text:p>
          </table:table-cell>
          <table:table-cell table:style-name="ce82"/>
          <table:table-cell office:value-type="string">
            <text:p>Commiter 3</text:p>
          </table:table-cell>
          <table:table-cell office:value-type="float" office:value="139">
            <text:p>139</text:p>
          </table:table-cell>
          <table:table-cell office:value-type="float" office:value="220">
            <text:p>220</text:p>
          </table:table-cell>
          <table:table-cell office:value-type="float" office:value="244">
            <text:p>244</text:p>
          </table:table-cell>
          <table:table-cell office:value-type="float" office:value="152">
            <text:p>152</text:p>
          </table:table-cell>
          <table:table-cell office:value-type="float" office:value="104">
            <text:p>104</text:p>
          </table:table-cell>
          <table:table-cell office:value-type="float" office:value="121">
            <text:p>121</text:p>
          </table:table-cell>
          <table:table-cell office:value-type="float" office:value="190">
            <text:p>190</text:p>
          </table:table-cell>
          <table:table-cell office:value-type="float" office:value="205">
            <text:p>205</text:p>
          </table:table-cell>
        </table:table-row>
        <table:table-row table:style-name="ro21">
          <table:table-cell office:value-type="date" office:date-value="2012-03-01">
            <text:p>01/03/12</text:p>
          </table:table-cell>
          <table:table-cell office:value-type="float" office:value="2619">
            <text:p>2619</text:p>
          </table:table-cell>
          <table:table-cell table:number-columns-repeated="7"/>
          <table:table-cell office:value-type="string">
            <text:p>Commiter 2</text:p>
          </table:table-cell>
          <table:table-cell office:value-type="float" office:value="680">
            <text:p>680</text:p>
          </table:table-cell>
          <table:table-cell office:value-type="float" office:value="243">
            <text:p>243</text:p>
          </table:table-cell>
          <table:table-cell office:value-type="float" office:value="841">
            <text:p>841</text:p>
          </table:table-cell>
          <table:table-cell office:value-type="float" office:value="163">
            <text:p>163</text:p>
          </table:table-cell>
          <table:table-cell office:value-type="float" office:value="134">
            <text:p>134</text:p>
          </table:table-cell>
          <table:table-cell office:value-type="float" office:value="333">
            <text:p>333</text:p>
          </table:table-cell>
          <table:table-cell office:value-type="float" office:value="237">
            <text:p>237</text:p>
          </table:table-cell>
          <table:table-cell office:value-type="float" office:value="361">
            <text:p>361</text:p>
          </table:table-cell>
        </table:table-row>
        <table:table-row table:style-name="ro21">
          <table:table-cell office:value-type="date" office:date-value="2012-02-01">
            <text:p>01/02/12</text:p>
          </table:table-cell>
          <table:table-cell office:value-type="float" office:value="2392">
            <text:p>2392</text:p>
          </table:table-cell>
          <table:table-cell table:number-columns-repeated="7"/>
          <table:table-cell office:value-type="string">
            <text:p>Commiter 1</text:p>
          </table:table-cell>
          <table:table-cell office:value-type="float" office:value="1368">
            <text:p>1368</text:p>
          </table:table-cell>
          <table:table-cell office:value-type="float" office:value="2202">
            <text:p>2202</text:p>
          </table:table-cell>
          <table:table-cell office:value-type="float" office:value="1606">
            <text:p>1606</text:p>
          </table:table-cell>
          <table:table-cell office:value-type="float" office:value="1365">
            <text:p>1365</text:p>
          </table:table-cell>
          <table:table-cell office:value-type="float" office:value="1439">
            <text:p>1439</text:p>
          </table:table-cell>
          <table:table-cell office:value-type="float" office:value="1537">
            <text:p>1537</text:p>
          </table:table-cell>
          <table:table-cell office:value-type="float" office:value="1588">
            <text:p>1588</text:p>
          </table:table-cell>
          <table:table-cell office:value-type="float" office:value="1721">
            <text:p>1721</text:p>
          </table:table-cell>
        </table:table-row>
        <table:table-row table:style-name="ro1">
          <table:table-cell office:value-type="date" office:date-value="2012-01-01">
            <text:p>01/01/12</text:p>
          </table:table-cell>
          <table:table-cell office:value-type="float" office:value="1678">
            <text:p>1678</text:p>
          </table:table-cell>
          <table:table-cell table:formula="of:=SUM([.B1:.B12])" office:value-type="float" office:value="24619">
            <text:p>24619</text:p>
          </table:table-cell>
          <table:table-cell table:number-columns-repeated="6"/>
          <table:table-cell office:value-type="string">
            <text:p>Total</text:p>
          </table:table-cell>
          <table:table-cell table:style-name="ce84" table:formula="of:=SUM([.K2:.K11])" office:value-type="float" office:value="2579">
            <text:p>2579</text:p>
          </table:table-cell>
          <table:table-cell table:style-name="ce84" table:formula="of:=SUM([.L2:.L11])" office:value-type="float" office:value="3514">
            <text:p>3514</text:p>
          </table:table-cell>
          <table:table-cell table:style-name="ce84" table:formula="of:=SUM([.M2:.M11])" office:value-type="float" office:value="3700">
            <text:p>3700</text:p>
          </table:table-cell>
          <table:table-cell table:style-name="ce84" table:formula="of:=SUM([.N2:.N11])" office:value-type="float" office:value="2354">
            <text:p>2354</text:p>
          </table:table-cell>
          <table:table-cell table:style-name="ce84" table:formula="of:=SUM([.O2:.O11])" office:value-type="float" office:value="2217">
            <text:p>2217</text:p>
          </table:table-cell>
          <table:table-cell table:style-name="ce84" table:formula="of:=SUM([.P2:.P11])" office:value-type="float" office:value="2526">
            <text:p>2526</text:p>
          </table:table-cell>
          <table:table-cell table:style-name="ce84" table:formula="of:=SUM([.Q2:.Q11])" office:value-type="float" office:value="2591">
            <text:p>2591</text:p>
          </table:table-cell>
          <table:table-cell table:style-name="ce84" table:formula="of:=SUM([.R2:.R11])" office:value-type="float" office:value="2793">
            <text:p>2793</text:p>
          </table:table-cell>
        </table:table-row>
        <table:table-row table:style-name="ro1">
          <table:table-cell office:value-type="date" office:date-value="2011-12-01">
            <text:p>01/12/11</text:p>
          </table:table-cell>
          <table:table-cell office:value-type="float" office:value="1684">
            <text:p>1684</text:p>
          </table:table-cell>
          <table:table-cell table:number-columns-repeated="16"/>
        </table:table-row>
        <table:table-row table:style-name="ro21">
          <table:table-cell office:value-type="date" office:date-value="2011-11-01">
            <text:p>01/11/11</text:p>
          </table:table-cell>
          <table:table-cell office:value-type="float" office:value="1610">
            <text:p>1610</text:p>
          </table:table-cell>
          <table:table-cell table:number-columns-repeated="7"/>
          <table:table-cell office:value-type="string">
            <text:p>Commiters</text:p>
          </table:table-cell>
          <table:table-cell office:value-type="float" office:value="131">
            <text:p>131</text:p>
          </table:table-cell>
          <table:table-cell office:value-type="float" office:value="161">
            <text:p>161</text:p>
          </table:table-cell>
          <table:table-cell office:value-type="float" office:value="282">
            <text:p>282</text:p>
          </table:table-cell>
          <table:table-cell office:value-type="float" office:value="310">
            <text:p>310</text:p>
          </table:table-cell>
          <table:table-cell office:value-type="float" office:value="295">
            <text:p>295</text:p>
          </table:table-cell>
          <table:table-cell office:value-type="float" office:value="254">
            <text:p>254</text:p>
          </table:table-cell>
          <table:table-cell office:value-type="float" office:value="190">
            <text:p>190</text:p>
          </table:table-cell>
          <table:table-cell office:value-type="float" office:value="199">
            <text:p>199</text:p>
          </table:table-cell>
        </table:table-row>
        <table:table-row table:style-name="ro1">
          <table:table-cell office:value-type="date" office:date-value="2011-10-01">
            <text:p>01/10/11</text:p>
          </table:table-cell>
          <table:table-cell office:value-type="float" office:value="1989">
            <text:p>1989</text:p>
          </table:table-cell>
          <table:table-cell table:number-columns-repeated="16"/>
        </table:table-row>
        <table:table-row table:style-name="ro1">
          <table:table-cell office:value-type="date" office:date-value="2011-09-01">
            <text:p>01/09/11</text:p>
          </table:table-cell>
          <table:table-cell office:value-type="float" office:value="2021">
            <text:p>2021</text:p>
          </table:table-cell>
          <table:table-cell table:number-columns-repeated="16"/>
        </table:table-row>
        <table:table-row table:style-name="ro21">
          <table:table-cell office:value-type="date" office:date-value="2011-08-01">
            <text:p>01/08/11</text:p>
          </table:table-cell>
          <table:table-cell office:value-type="float" office:value="2250">
            <text:p>2250</text:p>
          </table:table-cell>
          <table:table-cell table:number-columns-repeated="7"/>
          <table:table-cell table:style-name="ce83" office:value-type="string">
            <text:p>Año</text:p>
          </table:table-cell>
          <table:table-cell table:style-name="ce83" office:value-type="string">
            <text:p>Commiters</text:p>
          </table:table-cell>
          <table:table-cell table:number-columns-repeated="2"/>
          <table:table-cell table:style-name="ce85" office:value-type="string">
            <text:p><text:s/>Mes</text:p>
          </table:table-cell>
          <table:table-cell table:style-name="ce85" office:value-type="string">
            <text:p>Commits 2012</text:p>
          </table:table-cell>
          <table:table-cell table:number-columns-repeated="3"/>
        </table:table-row>
        <table:table-row table:style-name="ro1">
          <table:table-cell office:value-type="date" office:date-value="2011-07-01">
            <text:p>01/07/11</text:p>
          </table:table-cell>
          <table:table-cell office:value-type="float" office:value="1775">
            <text:p>1775</text:p>
          </table:table-cell>
          <table:table-cell table:formula="of:=SUM([.B13:.B18])" office:value-type="float" office:value="11329">
            <text:p>11329</text:p>
          </table:table-cell>
          <table:table-cell table:number-columns-repeated="6"/>
          <table:table-cell office:value-type="float" office:value="2005">
            <text:p>2005</text:p>
          </table:table-cell>
          <table:table-cell office:value-type="float" office:value="131">
            <text:p>131</text:p>
          </table:table-cell>
          <table:table-cell table:number-columns-repeated="2"/>
          <table:table-cell office:value-type="float" office:value="1">
            <text:p>1</text:p>
          </table:table-cell>
          <table:table-cell office:value-type="float" office:value="221">
            <text:p>221</text:p>
          </table:table-cell>
          <table:table-cell table:number-columns-repeated="3"/>
        </table:table-row>
        <table:table-row table:style-name="ro1">
          <table:table-cell office:value-type="date" office:date-value="2011-06-01">
            <text:p>01/06/11</text:p>
          </table:table-cell>
          <table:table-cell office:value-type="float" office:value="1667">
            <text:p>1667</text:p>
          </table:table-cell>
          <table:table-cell table:number-columns-repeated="7"/>
          <table:table-cell office:value-type="float" office:value="2006">
            <text:p>2006</text:p>
          </table:table-cell>
          <table:table-cell office:value-type="float" office:value="161">
            <text:p>161</text:p>
          </table:table-cell>
          <table:table-cell table:number-columns-repeated="2"/>
          <table:table-cell office:value-type="float" office:value="2">
            <text:p>2</text:p>
          </table:table-cell>
          <table:table-cell office:value-type="float" office:value="358">
            <text:p>358</text:p>
          </table:table-cell>
          <table:table-cell table:number-columns-repeated="3"/>
        </table:table-row>
        <table:table-row table:style-name="ro1">
          <table:table-cell office:value-type="date" office:date-value="2011-05-01">
            <text:p>01/05/11</text:p>
          </table:table-cell>
          <table:table-cell office:value-type="float" office:value="2323">
            <text:p>2323</text:p>
          </table:table-cell>
          <table:table-cell table:number-columns-repeated="7"/>
          <table:table-cell office:value-type="float" office:value="2007">
            <text:p>2007</text:p>
          </table:table-cell>
          <table:table-cell office:value-type="float" office:value="282">
            <text:p>282</text:p>
          </table:table-cell>
          <table:table-cell table:number-columns-repeated="2"/>
          <table:table-cell office:value-type="float" office:value="3">
            <text:p>3</text:p>
          </table:table-cell>
          <table:table-cell office:value-type="float" office:value="287">
            <text:p>287</text:p>
          </table:table-cell>
          <table:table-cell table:number-columns-repeated="3"/>
        </table:table-row>
        <table:table-row table:style-name="ro1">
          <table:table-cell office:value-type="date" office:date-value="2011-04-01">
            <text:p>01/04/11</text:p>
          </table:table-cell>
          <table:table-cell office:value-type="float" office:value="1986">
            <text:p>1986</text:p>
          </table:table-cell>
          <table:table-cell table:number-columns-repeated="7"/>
          <table:table-cell office:value-type="float" office:value="2008">
            <text:p>2008</text:p>
          </table:table-cell>
          <table:table-cell office:value-type="float" office:value="310">
            <text:p>310</text:p>
          </table:table-cell>
          <table:table-cell table:number-columns-repeated="2"/>
          <table:table-cell office:value-type="float" office:value="4">
            <text:p>4</text:p>
          </table:table-cell>
          <table:table-cell office:value-type="float" office:value="360">
            <text:p>360</text:p>
          </table:table-cell>
          <table:table-cell table:number-columns-repeated="3"/>
        </table:table-row>
        <table:table-row table:style-name="ro1">
          <table:table-cell office:value-type="date" office:date-value="2011-03-01">
            <text:p>01/03/11</text:p>
          </table:table-cell>
          <table:table-cell office:value-type="float" office:value="2385">
            <text:p>2385</text:p>
          </table:table-cell>
          <table:table-cell table:number-columns-repeated="7"/>
          <table:table-cell office:value-type="float" office:value="2009">
            <text:p>2009</text:p>
          </table:table-cell>
          <table:table-cell office:value-type="float" office:value="295">
            <text:p>295</text:p>
          </table:table-cell>
          <table:table-cell table:number-columns-repeated="2"/>
          <table:table-cell office:value-type="float" office:value="5">
            <text:p>5</text:p>
          </table:table-cell>
          <table:table-cell office:value-type="float" office:value="368">
            <text:p>368</text:p>
          </table:table-cell>
          <table:table-cell/>
          <table:table-cell office:value-type="string">
            <text:p>Media</text:p>
          </table:table-cell>
          <table:table-cell/>
        </table:table-row>
        <table:table-row table:style-name="ro1">
          <table:table-cell office:value-type="date" office:date-value="2011-02-01">
            <text:p>01/02/11</text:p>
          </table:table-cell>
          <table:table-cell office:value-type="float" office:value="2405">
            <text:p>2405</text:p>
          </table:table-cell>
          <table:table-cell table:number-columns-repeated="7"/>
          <table:table-cell office:value-type="float" office:value="2010">
            <text:p>2010</text:p>
          </table:table-cell>
          <table:table-cell office:value-type="float" office:value="254">
            <text:p>254</text:p>
          </table:table-cell>
          <table:table-cell table:number-columns-repeated="2"/>
          <table:table-cell office:value-type="float" office:value="6">
            <text:p>6</text:p>
          </table:table-cell>
          <table:table-cell office:value-type="float" office:value="245">
            <text:p>245</text:p>
          </table:table-cell>
          <table:table-cell table:formula="of:=SUM([.O18:.O23])" office:value-type="float" office:value="1839">
            <text:p>1839</text:p>
          </table:table-cell>
          <table:table-cell table:formula="of:=[.P23]/6" office:value-type="float" office:value="306.5">
            <text:p>306,5</text:p>
          </table:table-cell>
          <table:table-cell/>
        </table:table-row>
        <table:table-row table:style-name="ro1">
          <table:table-cell office:value-type="date" office:date-value="2011-01-01">
            <text:p>01/01/11</text:p>
          </table:table-cell>
          <table:table-cell office:value-type="float" office:value="1389">
            <text:p>1389</text:p>
          </table:table-cell>
          <table:table-cell table:formula="of:=SUM([.B13:.B24])" office:value-type="float" office:value="23484">
            <text:p>23484</text:p>
          </table:table-cell>
          <table:table-cell table:number-columns-repeated="6"/>
          <table:table-cell office:value-type="float" office:value="2011">
            <text:p>2011</text:p>
          </table:table-cell>
          <table:table-cell office:value-type="float" office:value="190">
            <text:p>190</text:p>
          </table:table-cell>
          <table:table-cell table:number-columns-repeated="2"/>
          <table:table-cell office:value-type="float" office:value="7">
            <text:p>7</text:p>
          </table:table-cell>
          <table:table-cell office:value-type="float" office:value="381">
            <text:p>381</text:p>
          </table:table-cell>
          <table:table-cell table:number-columns-repeated="3"/>
        </table:table-row>
        <table:table-row table:style-name="ro1">
          <table:table-cell table:style-name="Default" office:value-type="string">
            <text:p>Total</text:p>
          </table:table-cell>
          <table:table-cell table:formula="of:=SUM([.B1:.B24])" office:value-type="float" office:value="48103">
            <text:p>48103</text:p>
          </table:table-cell>
          <table:table-cell table:number-columns-repeated="7"/>
          <table:table-cell office:value-type="float" office:value="2012">
            <text:p>2012</text:p>
          </table:table-cell>
          <table:table-cell office:value-type="float" office:value="199">
            <text:p>199</text:p>
          </table:table-cell>
          <table:table-cell table:number-columns-repeated="2"/>
          <table:table-cell office:value-type="float" office:value="8">
            <text:p>8</text:p>
          </table:table-cell>
          <table:table-cell office:value-type="float" office:value="319">
            <text:p>319</text:p>
          </table:table-cell>
          <table:table-cell table:number-columns-repeated="3"/>
        </table:table-row>
        <table:table-row table:style-name="ro1">
          <table:table-cell table:style-name="Default" office:value-type="string">
            <text:p>Media</text:p>
          </table:table-cell>
          <table:table-cell table:formula="of:=[.B25]/24" office:value-type="float" office:value="2004.29166666667">
            <text:p>2004,29</text:p>
          </table:table-cell>
          <table:table-cell table:number-columns-repeated="11"/>
          <table:table-cell office:value-type="float" office:value="9">
            <text:p>9</text:p>
          </table:table-cell>
          <table:table-cell office:value-type="float" office:value="414">
            <text:p>414</text:p>
          </table:table-cell>
          <table:table-cell table:number-columns-repeated="3"/>
        </table:table-row>
        <table:table-row table:style-name="ro1">
          <table:table-cell table:style-name="Default"/>
          <table:table-cell table:number-columns-repeated="12"/>
          <table:table-cell office:value-type="float" office:value="10">
            <text:p>10</text:p>
          </table:table-cell>
          <table:table-cell office:value-type="float" office:value="358">
            <text:p>358</text:p>
          </table:table-cell>
          <table:table-cell table:number-columns-repeated="3"/>
        </table:table-row>
        <table:table-row table:style-name="ro1">
          <table:table-cell table:style-name="Default"/>
          <table:table-cell table:number-columns-repeated="12"/>
          <table:table-cell office:value-type="float" office:value="11">
            <text:p>11</text:p>
          </table:table-cell>
          <table:table-cell office:value-type="float" office:value="425">
            <text:p>425</text:p>
          </table:table-cell>
          <table:table-cell table:number-columns-repeated="3"/>
        </table:table-row>
        <table:table-row table:style-name="ro1">
          <table:table-cell table:style-name="Default"/>
          <table:table-cell table:number-columns-repeated="12"/>
          <table:table-cell office:value-type="float" office:value="12">
            <text:p>12</text:p>
          </table:table-cell>
          <table:table-cell office:value-type="float" office:value="0">
            <text:p>0</text:p>
          </table:table-cell>
          <table:table-cell table:formula="of:=SUM([.O24:.O29])" office:value-type="float" office:value="1897">
            <text:p>1897</text:p>
          </table:table-cell>
          <table:table-cell table:formula="of:=[.P29]/5" office:value-type="float" office:value="379.4">
            <text:p>379,4</text:p>
          </table:table-cell>
          <table:table-cell/>
        </table:table-row>
      </table:table>
      <table:named-expressions>
        <table:named-range table:name="Excel_BuiltIn_Print_Area_3" table:base-cell-address="$'Title and License'.$A$1" table:cell-range-address="$'Category Rating and Metrics'.$A$1:.$G$221"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Times New Roman" svg:font-family="'Times New Roman'" style:font-family-generic="roman" style:font-pitch="variable"/>
    <style:font-face style:name="Arial2" svg:font-family="Arial" style:font-family-generic="swiss"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US">$</number:currency-symbol>
      <number:number number:decimal-places="2" number:min-integer-digits="1" number:grouping="true"/>
    </number:currency-style>
    <number:currency-style style:name="N106">
      <style:text-properties fo:color="#ff0000"/>
      <number:text>-</number:text>
      <number:currency-symbol number:language="en" number:country="US">$</number:currency-symbol>
      <number:number number:decimal-places="2" number:min-integer-digits="1" number:grouping="true"/>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3P0" style:volatile="true">
      <number:text>$</number:text>
      <number:number number:decimal-places="2" number:min-integer-digits="1" number:grouping="true"/>
      <number:text> </number:text>
    </number:number-style>
    <number:number-style style:name="N113">
      <number:text>($</number:text>
      <number:number number:decimal-places="2" number:min-integer-digits="1" number:grouping="true"/>
      <number:text>)</number:text>
      <style:map style:condition="value()&gt;=0" style:apply-style-name="N113P0"/>
    </number:number-style>
    <number:number-style style:name="N114P0" style:volatile="true">
      <number:text>$</number:text>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number:text>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1" number:min-exponent-digits="1"/>
    </number:number-style>
    <number:number-style style:name="N136P0" style:volatile="true">
      <number:text>Yes</number:text>
    </number:number-style>
    <number:number-style style:name="N136P1" style:volatile="true">
      <number:text>Yes</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True</number:text>
    </number:number-style>
    <number:number-style style:name="N138P1" style:volatile="true">
      <number:text>True</number:text>
    </number:number-style>
    <number:number-style style:name="N138">
      <number:text>False</number:text>
      <style:map style:condition="value()&gt;0" style:apply-style-name="N138P0"/>
      <style:map style:condition="value()&lt;0" style:apply-style-name="N138P1"/>
    </number:number-style>
    <number:number-style style:name="N140P0" style:volatile="true">
      <number:text>On</number:text>
    </number:number-style>
    <number:number-style style:name="N140P1" style:volatile="true">
      <number:text>On</number:text>
    </number:number-style>
    <number:number-style style:name="N140">
      <number:text>Off</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draw:marker draw:name="Fin_20_de_20_línea_20_1" draw:display-name="Fin de línea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7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0">10/01/2013</text:date>, <text:time>06:17:09</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502</meta:generator>
    <meta:creation-date>2013-01-08T19:51:11.08</meta:creation-date>
    <dc:language>en-US</dc:language>
    <meta:editing-cycles>22</meta:editing-cycles>
    <meta:editing-duration>P1DT10H46M14S</meta:editing-duration>
    <dc:date>2013-01-10T06:17:09.04</dc:date>
    <dc:creator>Jesus Urcera</dc:creator>
    <meta:document-statistic meta:table-count="5" meta:cell-count="973" meta:object-count="0"/>
    <meta:user-defined meta:name="Info 1"/>
    <meta:user-defined meta:name="Info 2"/>
    <meta:user-defined meta:name="Info 3"/>
    <meta:user-defined meta:name="Info 4"/>
  </office:meta>
</office:document-meta>
</file>